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font-size="1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2.24pt solid #000000" fo:border-top="none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fo:border-bottom="none" style:text-align-source="fix" style:repeat-content="false" fo:border-left="none" fo:border-right="2.24pt solid #000000" fo:border-top="0.74pt solid #000000"/>
      <style:paragraph-properties fo:text-align="center" fo:margin-left="0in"/>
      <style:text-properties fo:font-size="10pt"/>
    </style:style>
    <style:style style:name="ce55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in"/>
      <style:text-properties fo:font-size="10pt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none" fo:border-right="2.24pt solid #000000" fo:border-top="2.24pt solid #000000"/>
      <style:paragraph-properties fo:text-align="center" fo:margin-left="0in"/>
      <style:text-properties fo:font-size="10pt" fo:font-weight="normal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font-size="10pt" fo:font-weight="bold" style:font-weight-asian="bold" style:font-weight-complex="bold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font-size="10pt" fo:font-weight="normal"/>
    </style:style>
    <style:style style:name="ce17" style:family="table-cell" style:parent-style-name="Default" style:data-style-name="N1">
      <style:table-cell-properties fo:border-bottom="0.74pt dashed #000000" style:text-align-source="fix" style:repeat-content="false" fo:border-left="none" fo:border-right="2.24pt solid #000000" fo:border-top="none"/>
      <style:paragraph-properties fo:text-align="center" fo:margin-left="0in"/>
      <style:text-properties fo:font-size="10pt" fo:font-weight="normal"/>
    </style:style>
    <style:style style:name="ce23" style:family="table-cell" style:parent-style-name="Default" style:data-style-name="N1">
      <style:table-cell-properties fo:border-bottom="0.74pt dashed #000000" style:text-align-source="fix" style:repeat-content="false" fo:border-left="none" fo:border-right="2.24pt solid #000000" fo:border-top="0.74pt dashed #000000"/>
      <style:paragraph-properties fo:text-align="center" fo:margin-left="0in"/>
      <style:text-properties fo:font-size="10pt" fo:font-weight="normal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2.24pt solid #000000" fo:border-top="0.74pt dashed #000000"/>
      <style:paragraph-properties fo:text-align="center" fo:margin-left="0in"/>
      <style:text-properties fo:font-size="10pt" fo:font-weight="normal"/>
    </style:style>
    <style:style style:name="ce25" style:family="table-cell" style:parent-style-name="Default" style:data-style-name="N1">
      <style:table-cell-properties fo:border-bottom="0.74pt solid #000000" style:text-align-source="fix" style:repeat-content="false" fo:border-left="none" fo:border-right="2.24pt solid #000000" fo:border-top="none"/>
      <style:paragraph-properties fo:text-align="center" fo:margin-left="0in"/>
      <style:text-properties fo:font-size="10pt" fo:font-weight="normal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2.24pt solid #000000" fo:border-top="0.74pt solid #000000"/>
      <style:paragraph-properties fo:text-align="center" fo:margin-left="0in"/>
      <style:text-properties fo:font-size="10pt" fo:font-weight="normal"/>
    </style:style>
    <style:style style:name="ce61" style:family="table-cell" style:parent-style-name="Default">
      <style:table-cell-properties fo:border-bottom="none" style:text-align-source="value-type" style:repeat-content="false" fo:border-left="2.24pt solid #000000" fo:border-right="none" fo:border-top="none" style:vertical-align="middle"/>
      <style:paragraph-properties fo:margin-left="0in"/>
      <style:text-properties fo:font-size="10pt"/>
    </style:style>
    <style:style style:name="ce62" style:family="table-cell" style:parent-style-name="Default">
      <style:table-cell-properties fo:border-bottom="0.74pt solid #000000" style:text-align-source="value-type" style:repeat-content="false" fo:border-left="2.24pt solid #000000" fo:border-right="none" fo:border-top="none" style:vertical-align="middle"/>
      <style:paragraph-properties fo:margin-left="0in"/>
      <style:text-properties fo:font-size="10pt"/>
    </style:style>
    <style:style style:name="ce63" style:family="table-cell" style:parent-style-name="Default">
      <style:table-cell-properties fo:border-bottom="none" style:text-align-source="value-type" style:repeat-content="false" fo:border-left="2.24pt solid #000000" fo:border-right="none" fo:border-top="0.74pt solid #000000" style:vertical-align="middle"/>
      <style:paragraph-properties fo:margin-left="0in"/>
      <style:text-properties fo:font-size="10pt"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fo:font-size="10pt"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fo:font-size="10pt"/>
    </style:style>
    <style:style style:name="ce18" style:family="table-cell" style:parent-style-name="Default">
      <style:table-cell-properties fo:border-bottom="none" style:text-align-source="value-type" style:repeat-content="false" fo:border-left="2.24pt solid #000000" fo:border-right="none" fo:border-top="none"/>
      <style:paragraph-properties fo:margin-left="0in"/>
      <style:text-properties fo:font-size="10pt"/>
    </style:style>
    <style:style style:name="ce67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fo:font-size="10pt" fo:font-weight="bold" style:font-weight-asian="bold" style:font-weight-complex="bold"/>
    </style:style>
    <style:style style:name="ce68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end" fo:margin-left="0in"/>
      <style:text-properties fo:font-size="10pt"/>
    </style:style>
    <style:style style:name="ce69" style:family="table-cell" style:parent-style-name="Default" style:data-style-name="N121">
      <style:table-cell-properties fo:border-bottom="none" style:text-align-source="fix" style:repeat-content="false" fo:border-left="2.24pt solid #000000" fo:border-right="none" fo:border-top="2.24pt solid #000000"/>
      <style:paragraph-properties fo:text-align="end" fo:margin-left="0in"/>
      <style:text-properties fo:font-size="10pt" fo:font-weight="normal"/>
    </style:style>
    <style:style style:name="ce70" style:family="table-cell" style:parent-style-name="Default" style:data-style-name="N121">
      <style:table-cell-properties fo:border-bottom="none" style:text-align-source="fix" style:repeat-content="false" fo:border-left="2.24pt solid #000000" fo:border-right="none" fo:border-top="none"/>
      <style:paragraph-properties fo:text-align="end" fo:margin-left="0in"/>
      <style:text-properties fo:font-size="10pt" fo:font-weight="normal"/>
    </style:style>
    <style:style style:name="ce71" style:family="table-cell" style:parent-style-name="Default" style:data-style-name="N121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size="10pt" fo:font-weight="bold" style:font-weight-asian="bold" style:font-weight-complex="bold"/>
    </style:style>
    <style:style style:name="ce43" style:family="table-cell" style:parent-style-name="Default" style:data-style-name="N121">
      <style:table-cell-properties fo:border-bottom="0.74pt dashed #000000" style:text-align-source="fix" style:repeat-content="false" fo:border-left="2.24pt solid #000000" fo:border-right="none" fo:border-top="none"/>
      <style:paragraph-properties fo:text-align="end" fo:margin-left="0in"/>
      <style:text-properties fo:font-size="10pt" fo:font-weight="normal"/>
    </style:style>
    <style:style style:name="ce44" style:family="table-cell" style:parent-style-name="Default" style:data-style-name="N121">
      <style:table-cell-properties fo:border-bottom="0.74pt dashed #000000" style:text-align-source="fix" style:repeat-content="false" fo:border-left="2.24pt solid #000000" fo:border-right="none" fo:border-top="0.74pt dashed #000000"/>
      <style:paragraph-properties fo:text-align="end" fo:margin-left="0in"/>
      <style:text-properties fo:font-size="10pt" fo:font-weight="normal"/>
    </style:style>
    <style:style style:name="ce45" style:family="table-cell" style:parent-style-name="Default" style:data-style-name="N121">
      <style:table-cell-properties fo:border-bottom="none" style:text-align-source="fix" style:repeat-content="false" fo:border-left="2.24pt solid #000000" fo:border-right="none" fo:border-top="0.74pt dashed #000000"/>
      <style:paragraph-properties fo:text-align="end" fo:margin-left="0in"/>
      <style:text-properties fo:font-size="10pt" fo:font-weight="normal"/>
    </style:style>
    <style:style style:name="ce46" style:family="table-cell" style:parent-style-name="Default" style:data-style-name="N121">
      <style:table-cell-properties fo:border-bottom="0.74pt dashed #000000" fo:border-left="2.24pt solid #000000" fo:border-right="none" fo:border-top="none"/>
      <style:text-properties fo:font-size="10pt" fo:font-weight="normal"/>
    </style:style>
    <style:style style:name="ce47" style:family="table-cell" style:parent-style-name="Default" style:data-style-name="N121">
      <style:table-cell-properties fo:border-bottom="0.74pt dashed #000000" fo:border-left="2.24pt solid #000000" fo:border-right="none" fo:border-top="0.74pt dashed #000000"/>
      <style:text-properties fo:font-size="10pt" fo:font-weight="normal"/>
    </style:style>
    <style:style style:name="ce48" style:family="table-cell" style:parent-style-name="Default" style:data-style-name="N121">
      <style:table-cell-properties fo:border-bottom="none" fo:border-left="2.24pt solid #000000" fo:border-right="none" fo:border-top="0.74pt dashed #000000"/>
      <style:text-properties fo:font-size="10pt" fo:font-weight="normal"/>
    </style:style>
    <style:style style:name="ce73" style:family="table-cell" style:parent-style-name="Default" style:data-style-name="N121">
      <style:table-cell-properties fo:border-bottom="0.74pt solid #000000" fo:border-left="2.24pt solid #000000" fo:border-right="none" fo:border-top="none"/>
      <style:text-properties fo:font-size="10pt" fo:font-weight="normal"/>
    </style:style>
    <style:style style:name="ce74" style:family="table-cell" style:parent-style-name="Default" style:data-style-name="N121">
      <style:table-cell-properties fo:border-bottom="none" fo:border-left="2.24pt solid #000000" fo:border-right="none" fo:border-top="0.74pt solid #000000"/>
      <style:text-properties fo:font-size="10pt" fo:font-weight="normal"/>
    </style:style>
    <style:style style:name="ce72" style:family="table-cell" style:parent-style-name="Default" style:data-style-name="N121">
      <style:table-cell-properties fo:border-bottom="none" fo:border-left="2.24pt solid #000000" fo:border-right="none" fo:border-top="none"/>
      <style:text-properties fo:font-size="10pt" fo:font-weight="normal"/>
    </style:style>
    <style:style style:name="ce75" style:family="table-cell" style:parent-style-name="Default" style:data-style-name="N121">
      <style:table-cell-properties fo:border-bottom="none" fo:border-left="2.24pt solid #000000" fo:border-right="none" fo:border-top="none"/>
      <style:text-properties fo:font-size="10pt" fo:font-weight="bold" style:font-weight-asian="bold" style:font-weight-complex="bold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0pt"/>
    </style:style>
    <style:style style:name="ce2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  <style:text-properties fo:font-size="10pt"/>
    </style:style>
    <style:style style:name="ce3" style:family="table-cell" style:parent-style-name="Default">
      <style:table-cell-properties fo:border-bottom="none" style:text-align-source="value-type" style:repeat-content="false" fo:border-left="none" fo:border-right="none" fo:border-top="0.74pt solid #000000"/>
      <style:paragraph-properties fo:margin-left="0in"/>
      <style:text-properties fo:font-size="10pt"/>
    </style:style>
    <style:style style:name="ce79" style:family="table-cell" style:parent-style-name="Default">
      <style:text-properties fo:font-size="10pt"/>
    </style:style>
    <style:style style:name="ce4" style:family="table-cell" style:parent-style-name="Default">
      <style:text-properties fo:font-size="10pt"/>
    </style:style>
    <style:style style:name="ce81" style:family="table-cell" style:parent-style-name="Default">
      <style:text-properties fo:font-size="10pt" fo:font-weight="bold" style:font-weight-asian="bold" style:font-weight-complex="bold"/>
    </style:style>
    <style:style style:name="ce31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end" fo:margin-left="0in"/>
      <style:text-properties fo:font-size="10pt"/>
    </style:style>
    <style:style style:name="ce83" style:family="table-cell" style:parent-style-name="Default" style:data-style-name="N121">
      <style:table-cell-properties fo:border-bottom="none" style:text-align-source="fix" style:repeat-content="false" fo:border-left="none" fo:border-right="none" fo:border-top="2.24pt solid #000000"/>
      <style:paragraph-properties fo:text-align="end" fo:margin-left="0in"/>
      <style:text-properties fo:font-size="10pt" fo:font-weight="normal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0pt" fo:font-weight="normal"/>
    </style:style>
    <style:style style:name="ce92" style:family="table-cell" style:parent-style-name="Default" style:data-style-name="N121">
      <style:table-cell-properties fo:border-bottom="0.74pt dashe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normal"/>
    </style:style>
    <style:style style:name="ce105" style:family="table-cell" style:parent-style-name="Default" style:data-style-name="N121">
      <style:table-cell-properties fo:border-bottom="0.74pt dashed #000000" style:text-align-source="fix" style:repeat-content="false" fo:border-left="none" fo:border-right="none" fo:border-top="0.74pt dashed #000000"/>
      <style:paragraph-properties fo:text-align="end" fo:margin-left="0in"/>
      <style:text-properties fo:font-size="10pt" fo:font-weight="normal"/>
    </style:style>
    <style:style style:name="ce115" style:family="table-cell" style:parent-style-name="Default" style:data-style-name="N121">
      <style:table-cell-properties fo:border-bottom="none" style:text-align-source="fix" style:repeat-content="false" fo:border-left="none" fo:border-right="none" fo:border-top="0.74pt dashed #000000"/>
      <style:paragraph-properties fo:text-align="end" fo:margin-left="0in"/>
      <style:text-properties fo:font-size="10pt" fo:font-weight="normal"/>
    </style:style>
    <style:style style:name="ce125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</style:style>
    <style:style style:name="ce142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</style:style>
    <style:style style:name="ce144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</style:style>
    <style:style style:name="ce86" style:family="table-cell" style:parent-style-name="Default" style:data-style-name="N121">
      <style:table-cell-properties fo:border-bottom="0.74pt solid #000000" fo:border-left="none" fo:border-right="none" fo:border-top="none"/>
      <style:text-properties fo:font-size="10pt" fo:font-weight="normal"/>
    </style:style>
    <style:style style:name="ce87" style:family="table-cell" style:parent-style-name="Default" style:data-style-name="N121">
      <style:table-cell-properties fo:border-bottom="none" fo:border-left="none" fo:border-right="none" fo:border-top="0.74pt solid #000000"/>
      <style:text-properties fo:font-size="10pt" fo:font-weight="normal"/>
    </style:style>
    <style:style style:name="ce85" style:family="table-cell" style:parent-style-name="Default" style:data-style-name="N121">
      <style:text-properties fo:font-size="10pt" fo:font-weight="normal"/>
    </style:style>
    <style:style style:name="ce89" style:family="table-cell" style:parent-style-name="Default">
      <style:table-cell-properties fo:border-bottom="none" style:text-align-source="value-type" style:repeat-content="false" fo:border-left="none" fo:border-right="0.74pt dashed #000000" fo:border-top="none"/>
      <style:paragraph-properties fo:margin-left="0in"/>
      <style:text-properties fo:font-size="10pt"/>
    </style:style>
    <style:style style:name="ce90" style:family="table-cell" style:parent-style-name="Default">
      <style:table-cell-properties fo:border-bottom="0.74pt solid #000000" style:text-align-source="value-type" style:repeat-content="false" fo:border-left="none" fo:border-right="0.74pt dashed #000000" fo:border-top="none"/>
      <style:paragraph-properties fo:margin-left="0in"/>
      <style:text-properties fo:font-size="10pt"/>
    </style:style>
    <style:style style:name="ce91" style:family="table-cell" style:parent-style-name="Default">
      <style:table-cell-properties fo:border-bottom="none" style:text-align-source="value-type" style:repeat-content="false" fo:border-left="none" fo:border-right="0.74pt dashed #000000" fo:border-top="0.74pt solid #000000"/>
      <style:paragraph-properties fo:margin-left="0in"/>
      <style:text-properties fo:font-size="10pt"/>
    </style:style>
    <style:style style:name="ce207" style:family="table-cell" style:parent-style-name="Default">
      <style:table-cell-properties fo:border-bottom="none" fo:border-left="none" fo:border-right="0.74pt dashed #000000" fo:border-top="none"/>
      <style:text-properties fo:font-size="10pt"/>
    </style:style>
    <style:style style:name="ce93" style:family="table-cell" style:parent-style-name="Default">
      <style:table-cell-properties fo:border-bottom="none" fo:border-left="none" fo:border-right="0.74pt dashed #000000" fo:border-top="none"/>
      <style:text-properties fo:font-size="10pt" fo:font-weight="bold" style:font-weight-asian="bold" style:font-weight-complex="bold"/>
    </style:style>
    <style:style style:name="ce94" style:family="table-cell" style:parent-style-name="Default">
      <style:table-cell-properties fo:border-bottom="2.24pt solid #000000" style:text-align-source="fix" style:repeat-content="false" fo:border-left="none" fo:border-right="0.74pt dashed #000000" fo:border-top="none"/>
      <style:paragraph-properties fo:text-align="end" fo:margin-left="0in"/>
      <style:text-properties fo:font-size="10pt"/>
    </style:style>
    <style:style style:name="ce95" style:family="table-cell" style:parent-style-name="Default" style:data-style-name="N121">
      <style:table-cell-properties fo:border-bottom="none" style:text-align-source="fix" style:repeat-content="false" fo:border-left="none" fo:border-right="0.74pt dashed #000000" fo:border-top="2.24pt solid #000000"/>
      <style:paragraph-properties fo:text-align="end" fo:margin-left="0in"/>
      <style:text-properties fo:font-size="10pt" fo:font-weight="normal"/>
    </style:style>
    <style:style style:name="ce96" style:family="table-cell" style:parent-style-name="Default" style:data-style-name="N121">
      <style:table-cell-properties fo:border-bottom="none" style:text-align-source="fix" style:repeat-content="false" fo:border-left="none" fo:border-right="0.74pt dashed #000000" fo:border-top="none"/>
      <style:paragraph-properties fo:text-align="end" fo:margin-left="0in"/>
      <style:text-properties fo:font-size="10pt" fo:font-weight="normal"/>
    </style:style>
    <style:style style:name="ce184" style:family="table-cell" style:parent-style-name="Default" style:data-style-name="N121">
      <style:table-cell-properties fo:border-bottom="0.74pt dashed #000000" style:text-align-source="fix" style:repeat-content="false" fo:border-left="none" fo:border-right="0.74pt dashed #000000" fo:border-top="none"/>
      <style:paragraph-properties fo:text-align="end" fo:margin-left="0in"/>
      <style:text-properties fo:font-size="10pt" fo:font-weight="normal"/>
    </style:style>
    <style:style style:name="ce193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normal"/>
    </style:style>
    <style:style style:name="ce234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normal"/>
    </style:style>
    <style:style style:name="ce235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normal"/>
    </style:style>
    <style:style style:name="ce98" style:family="table-cell" style:parent-style-name="Default" style:data-style-name="N121">
      <style:table-cell-properties fo:border-bottom="0.74pt solid #000000" fo:border-left="none" fo:border-right="0.74pt dashed #000000" fo:border-top="none"/>
      <style:text-properties fo:font-size="10pt" fo:font-weight="normal"/>
    </style:style>
    <style:style style:name="ce99" style:family="table-cell" style:parent-style-name="Default" style:data-style-name="N121">
      <style:table-cell-properties fo:border-bottom="none" fo:border-left="none" fo:border-right="0.74pt dashed #000000" fo:border-top="0.74pt solid #000000"/>
      <style:text-properties fo:font-size="10pt" fo:font-weight="normal"/>
    </style:style>
    <style:style style:name="ce97" style:family="table-cell" style:parent-style-name="Default" style:data-style-name="N121">
      <style:table-cell-properties fo:border-bottom="none" fo:border-left="none" fo:border-right="0.74pt dashed #000000" fo:border-top="none"/>
      <style:text-properties fo:font-size="10pt" fo:font-weight="normal"/>
    </style:style>
    <style:style style:name="ce100" style:family="table-cell" style:parent-style-name="Default">
      <style:table-cell-properties fo:border-bottom="none" style:text-align-source="value-type" style:repeat-content="false" fo:border-left="0.74pt dashed #000000" fo:border-right="none" fo:border-top="none"/>
      <style:paragraph-properties fo:margin-left="0in"/>
      <style:text-properties fo:font-size="10pt"/>
    </style:style>
    <style:style style:name="ce101" style:family="table-cell" style:parent-style-name="Default">
      <style:table-cell-properties fo:border-bottom="0.74pt solid #000000" style:text-align-source="value-type" style:repeat-content="false" fo:border-left="0.74pt dashed #000000" fo:border-right="none" fo:border-top="none"/>
      <style:paragraph-properties fo:margin-left="0in"/>
      <style:text-properties fo:font-size="10pt"/>
    </style:style>
    <style:style style:name="ce102" style:family="table-cell" style:parent-style-name="Default">
      <style:table-cell-properties fo:border-bottom="none" style:text-align-source="value-type" style:repeat-content="false" fo:border-left="0.74pt dashed #000000" fo:border-right="none" fo:border-top="0.74pt solid #000000"/>
      <style:paragraph-properties fo:margin-left="0in"/>
      <style:text-properties fo:font-size="10pt"/>
    </style:style>
    <style:style style:name="ce103" style:family="table-cell" style:parent-style-name="Default">
      <style:table-cell-properties fo:border-bottom="none" style:text-align-source="fix" style:repeat-content="false" fo:border-left="0.74pt dashed #000000" fo:border-right="none" fo:border-top="none" style:vertical-align="middle"/>
      <style:paragraph-properties fo:text-align="center"/>
      <style:text-properties fo:font-size="10pt" fo:font-style="normal" fo:font-weight="bold" style:font-style-asian="normal" style:font-weight-asian="bold" style:font-style-complex="normal" style:font-weight-complex="bold"/>
    </style:style>
    <style:style style:name="ce104" style:family="table-cell" style:parent-style-name="Default">
      <style:table-cell-properties fo:border-bottom="none" fo:border-left="0.74pt dashed #000000" fo:border-right="none" fo:border-top="none"/>
      <style:text-properties fo:font-size="10pt"/>
    </style:style>
    <style:style style:name="ce292" style:family="table-cell" style:parent-style-name="Default">
      <style:table-cell-properties fo:border-bottom="none" style:text-align-source="fix" style:repeat-content="false" fo:border-left="0.74pt dashed #000000" fo:border-right="none" fo:border-top="none" style:vertical-align="middle"/>
      <style:paragraph-properties fo:text-align="center"/>
      <style:text-properties fo:font-size="10pt"/>
    </style:style>
    <style:style style:name="ce106" style:family="table-cell" style:parent-style-name="Default">
      <style:table-cell-properties fo:border-bottom="2.24pt solid #000000" style:text-align-source="fix" style:repeat-content="false" fo:border-left="0.74pt dashed #000000" fo:border-right="none" fo:border-top="none"/>
      <style:paragraph-properties fo:text-align="end" fo:margin-left="0in"/>
      <style:text-properties fo:font-size="10pt"/>
    </style:style>
    <style:style style:name="ce107" style:family="table-cell" style:parent-style-name="Default" style:data-style-name="N121">
      <style:table-cell-properties fo:border-bottom="none" style:text-align-source="fix" style:repeat-content="false" fo:border-left="0.74pt dashed #000000" fo:border-right="none" fo:border-top="2.24pt solid #000000"/>
      <style:paragraph-properties fo:text-align="end" fo:margin-left="0in"/>
      <style:text-properties fo:font-size="10pt" fo:font-weight="normal"/>
    </style:style>
    <style:style style:name="ce108" style:family="table-cell" style:parent-style-name="Default" style:data-style-name="N121">
      <style:table-cell-properties fo:border-bottom="none" style:text-align-source="fix" style:repeat-content="false" fo:border-left="0.74pt dashed #000000" fo:border-right="none" fo:border-top="none"/>
      <style:paragraph-properties fo:text-align="end" fo:margin-left="0in"/>
      <style:text-properties fo:font-size="10pt" fo:font-weight="normal"/>
    </style:style>
    <style:style style:name="ce409" style:family="table-cell" style:parent-style-name="Default" style:data-style-name="N121">
      <style:table-cell-properties fo:border-bottom="0.74pt dashed #000000" style:text-align-source="fix" style:repeat-content="false" fo:border-left="0.74pt dashed #000000" fo:border-right="none" fo:border-top="none"/>
      <style:paragraph-properties fo:text-align="end" fo:margin-left="0in"/>
      <style:text-properties fo:font-size="10pt" fo:font-weight="normal"/>
    </style:style>
    <style:style style:name="ce410" style:family="table-cell" style:parent-style-name="Default" style:data-style-name="N121">
      <style:table-cell-properties fo:border-bottom="0.74pt dashed #000000" style:text-align-source="fix" style:repeat-content="false" fo:border-left="0.74pt dashed #000000" fo:border-right="none" fo:border-top="0.74pt dashed #000000"/>
      <style:paragraph-properties fo:text-align="end" fo:margin-left="0in"/>
      <style:text-properties fo:font-size="10pt" fo:font-weight="normal"/>
    </style:style>
    <style:style style:name="ce411" style:family="table-cell" style:parent-style-name="Default" style:data-style-name="N121">
      <style:table-cell-properties fo:border-bottom="none" style:text-align-source="fix" style:repeat-content="false" fo:border-left="0.74pt dashed #000000" fo:border-right="none" fo:border-top="0.74pt dashed #000000"/>
      <style:paragraph-properties fo:text-align="end" fo:margin-left="0in"/>
      <style:text-properties fo:font-size="10pt" fo:font-weight="normal"/>
    </style:style>
    <style:style style:name="ce412" style:family="table-cell" style:parent-style-name="Default" style:data-style-name="N121">
      <style:table-cell-properties fo:border-bottom="0.74pt dashed #000000" fo:border-left="0.74pt dashed #000000" fo:border-right="none" fo:border-top="none"/>
      <style:text-properties fo:font-size="10pt" fo:font-weight="normal"/>
    </style:style>
    <style:style style:name="ce413" style:family="table-cell" style:parent-style-name="Default" style:data-style-name="N121">
      <style:table-cell-properties fo:border-bottom="0.74pt dashed #000000" fo:border-left="0.74pt dashed #000000" fo:border-right="none" fo:border-top="0.74pt dashed #000000"/>
      <style:text-properties fo:font-size="10pt" fo:font-weight="normal"/>
    </style:style>
    <style:style style:name="ce414" style:family="table-cell" style:parent-style-name="Default" style:data-style-name="N121">
      <style:table-cell-properties fo:border-bottom="none" fo:border-left="0.74pt dashed #000000" fo:border-right="none" fo:border-top="0.74pt dashed #000000"/>
      <style:text-properties fo:font-size="10pt" fo:font-weight="normal"/>
    </style:style>
    <style:style style:name="ce110" style:family="table-cell" style:parent-style-name="Default" style:data-style-name="N121">
      <style:table-cell-properties fo:border-bottom="0.74pt solid #000000" fo:border-left="0.74pt dashed #000000" fo:border-right="none" fo:border-top="none"/>
      <style:text-properties fo:font-size="10pt" fo:font-weight="normal"/>
    </style:style>
    <style:style style:name="ce111" style:family="table-cell" style:parent-style-name="Default" style:data-style-name="N121">
      <style:table-cell-properties fo:border-bottom="none" fo:border-left="0.74pt dashed #000000" fo:border-right="none" fo:border-top="0.74pt solid #000000"/>
      <style:text-properties fo:font-size="10pt" fo:font-weight="normal"/>
    </style:style>
    <style:style style:name="ce109" style:family="table-cell" style:parent-style-name="Default" style:data-style-name="N121">
      <style:table-cell-properties fo:border-bottom="none" fo:border-left="0.74pt dashed #000000" fo:border-right="none" fo:border-top="none"/>
      <style:text-properties fo:font-size="10pt" fo:font-weight="normal"/>
    </style:style>
    <style:style style:name="ce112" style:family="table-cell" style:parent-style-name="Default">
      <style:table-cell-properties fo:border-bottom="none" style:text-align-source="value-type" style:repeat-content="false" fo:border-left="none" fo:border-right="0.74pt dotted #000000" fo:border-top="none"/>
      <style:paragraph-properties fo:margin-left="0in"/>
      <style:text-properties fo:font-size="10pt"/>
    </style:style>
    <style:style style:name="ce113" style:family="table-cell" style:parent-style-name="Default">
      <style:table-cell-properties fo:border-bottom="0.74pt solid #000000" style:text-align-source="value-type" style:repeat-content="false" fo:border-left="none" fo:border-right="0.74pt dotted #000000" fo:border-top="none"/>
      <style:paragraph-properties fo:margin-left="0in"/>
      <style:text-properties fo:font-size="10pt"/>
    </style:style>
    <style:style style:name="ce114" style:family="table-cell" style:parent-style-name="Default">
      <style:table-cell-properties fo:border-bottom="none" style:text-align-source="value-type" style:repeat-content="false" fo:border-left="none" fo:border-right="0.74pt dotted #000000" fo:border-top="0.74pt solid #000000"/>
      <style:paragraph-properties fo:margin-left="0in"/>
      <style:text-properties fo:font-size="10pt"/>
    </style:style>
    <style:style style:name="ce344" style:family="table-cell" style:parent-style-name="Default">
      <style:table-cell-properties fo:border-bottom="none" fo:border-left="none" fo:border-right="0.74pt dotted #000000" fo:border-top="none"/>
      <style:text-properties fo:font-size="10pt"/>
    </style:style>
    <style:style style:name="ce116" style:family="table-cell" style:parent-style-name="Default">
      <style:table-cell-properties fo:border-bottom="2.24pt solid #000000" style:text-align-source="fix" style:repeat-content="false" fo:border-left="none" fo:border-right="0.74pt dotted #000000" fo:border-top="none"/>
      <style:paragraph-properties fo:text-align="end" fo:margin-left="0in"/>
      <style:text-properties fo:font-size="10pt"/>
    </style:style>
    <style:style style:name="ce117" style:family="table-cell" style:parent-style-name="Default" style:data-style-name="N121">
      <style:table-cell-properties fo:border-bottom="none" style:text-align-source="fix" style:repeat-content="false" fo:border-left="none" fo:border-right="0.74pt dotted #000000" fo:border-top="2.24pt solid #000000"/>
      <style:paragraph-properties fo:text-align="end" fo:margin-left="0in"/>
      <style:text-properties fo:font-size="10pt" fo:font-weight="normal"/>
    </style:style>
    <style:style style:name="ce118" style:family="table-cell" style:parent-style-name="Default" style:data-style-name="N121">
      <style:table-cell-properties fo:border-bottom="none" style:text-align-source="fix" style:repeat-content="false" fo:border-left="none" fo:border-right="0.74pt dotted #000000" fo:border-top="none"/>
      <style:paragraph-properties fo:text-align="end" fo:margin-left="0in"/>
      <style:text-properties fo:font-size="10pt" fo:font-weight="normal"/>
    </style:style>
    <style:style style:name="ce425" style:family="table-cell" style:parent-style-name="Default" style:data-style-name="N121">
      <style:table-cell-properties fo:border-bottom="0.74pt dashed #000000" style:text-align-source="fix" style:repeat-content="false" fo:border-left="none" fo:border-right="0.74pt dotted #000000" fo:border-top="none"/>
      <style:paragraph-properties fo:text-align="end" fo:margin-left="0in"/>
      <style:text-properties fo:font-size="10pt" fo:font-weight="normal"/>
    </style:style>
    <style:style style:name="ce426" style:family="table-cell" style:parent-style-name="Default" style:data-style-name="N121">
      <style:table-cell-properties fo:border-bottom="0.74pt dashed #000000" style:text-align-source="fix" style:repeat-content="false" fo:border-left="none" fo:border-right="0.74pt dotted #000000" fo:border-top="0.74pt dashed #000000"/>
      <style:paragraph-properties fo:text-align="end" fo:margin-left="0in"/>
      <style:text-properties fo:font-size="10pt" fo:font-weight="normal"/>
    </style:style>
    <style:style style:name="ce427" style:family="table-cell" style:parent-style-name="Default" style:data-style-name="N121">
      <style:table-cell-properties fo:border-bottom="none" style:text-align-source="fix" style:repeat-content="false" fo:border-left="none" fo:border-right="0.74pt dotted #000000" fo:border-top="0.74pt dashed #000000"/>
      <style:paragraph-properties fo:text-align="end" fo:margin-left="0in"/>
      <style:text-properties fo:font-size="10pt" fo:font-weight="normal"/>
    </style:style>
    <style:style style:name="ce428" style:family="table-cell" style:parent-style-name="Default" style:data-style-name="N121">
      <style:table-cell-properties fo:border-bottom="0.74pt dashed #000000" fo:border-left="none" fo:border-right="0.74pt dotted #000000" fo:border-top="none"/>
      <style:text-properties fo:font-size="10pt" fo:font-weight="normal"/>
    </style:style>
    <style:style style:name="ce429" style:family="table-cell" style:parent-style-name="Default" style:data-style-name="N121">
      <style:table-cell-properties fo:border-bottom="0.74pt dashed #000000" fo:border-left="none" fo:border-right="0.74pt dotted #000000" fo:border-top="0.74pt dashed #000000"/>
      <style:text-properties fo:font-size="10pt" fo:font-weight="normal"/>
    </style:style>
    <style:style style:name="ce430" style:family="table-cell" style:parent-style-name="Default" style:data-style-name="N121">
      <style:table-cell-properties fo:border-bottom="none" fo:border-left="none" fo:border-right="0.74pt dotted #000000" fo:border-top="0.74pt dashed #000000"/>
      <style:text-properties fo:font-size="10pt" fo:font-weight="normal"/>
    </style:style>
    <style:style style:name="ce120" style:family="table-cell" style:parent-style-name="Default" style:data-style-name="N121">
      <style:table-cell-properties fo:border-bottom="0.74pt solid #000000" fo:border-left="none" fo:border-right="0.74pt dotted #000000" fo:border-top="none"/>
      <style:text-properties fo:font-size="10pt" fo:font-weight="normal"/>
    </style:style>
    <style:style style:name="ce121" style:family="table-cell" style:parent-style-name="Default" style:data-style-name="N121">
      <style:table-cell-properties fo:border-bottom="none" fo:border-left="none" fo:border-right="0.74pt dotted #000000" fo:border-top="0.74pt solid #000000"/>
      <style:text-properties fo:font-size="10pt" fo:font-weight="normal"/>
    </style:style>
    <style:style style:name="ce119" style:family="table-cell" style:parent-style-name="Default" style:data-style-name="N121">
      <style:table-cell-properties fo:border-bottom="none" fo:border-left="none" fo:border-right="0.74pt dotted #000000" fo:border-top="none"/>
      <style:text-properties fo:font-size="10pt" fo:font-weight="normal"/>
    </style:style>
    <style:style style:name="ce122" style:family="table-cell" style:parent-style-name="Default">
      <style:table-cell-properties fo:border-bottom="none" style:text-align-source="value-type" style:repeat-content="false" fo:border-left="0.74pt dotted #000000" fo:border-right="none" fo:border-top="none" style:vertical-align="middle"/>
      <style:paragraph-properties fo:margin-left="0in"/>
      <style:text-properties fo:font-size="10pt"/>
    </style:style>
    <style:style style:name="ce123" style:family="table-cell" style:parent-style-name="Default">
      <style:table-cell-properties fo:border-bottom="0.74pt solid #000000" style:text-align-source="value-type" style:repeat-content="false" fo:border-left="0.74pt dotted #000000" fo:border-right="none" fo:border-top="none" style:vertical-align="middle"/>
      <style:paragraph-properties fo:margin-left="0in"/>
      <style:text-properties fo:font-size="10pt"/>
    </style:style>
    <style:style style:name="ce124" style:family="table-cell" style:parent-style-name="Default">
      <style:table-cell-properties fo:border-bottom="none" style:text-align-source="value-type" style:repeat-content="false" fo:border-left="0.74pt dotted #000000" fo:border-right="none" fo:border-top="0.74pt solid #000000" style:vertical-align="middle"/>
      <style:paragraph-properties fo:margin-left="0in"/>
      <style:text-properties fo:font-size="10pt"/>
    </style:style>
    <style:style style:name="ce374" style:family="table-cell" style:parent-style-name="Default">
      <style:table-cell-properties fo:border-bottom="none" style:text-align-source="fix" style:repeat-content="false" fo:border-left="0.74pt dotted #000000" fo:border-right="none" fo:border-top="none" style:vertical-align="middle"/>
      <style:paragraph-properties fo:text-align="center"/>
      <style:text-properties fo:font-size="10pt"/>
    </style:style>
    <style:style style:name="ce126" style:family="table-cell" style:parent-style-name="Default">
      <style:table-cell-properties fo:border-bottom="none" style:text-align-source="value-type" style:repeat-content="false" fo:border-left="0.74pt dotted #000000" fo:border-right="none" fo:border-top="none"/>
      <style:paragraph-properties fo:margin-left="0in"/>
      <style:text-properties fo:font-size="10pt"/>
    </style:style>
    <style:style style:name="ce127" style:family="table-cell" style:parent-style-name="Default">
      <style:table-cell-properties fo:border-bottom="none" style:text-align-source="fix" style:repeat-content="false" fo:border-left="0.74pt dotted #000000" fo:border-right="none" fo:border-top="none" style:vertical-align="middle"/>
      <style:paragraph-properties fo:text-align="center"/>
      <style:text-properties fo:font-size="10pt" fo:font-weight="bold" style:font-weight-asian="bold" style:font-weight-complex="bold"/>
    </style:style>
    <style:style style:name="ce128" style:family="table-cell" style:parent-style-name="Default">
      <style:table-cell-properties fo:border-bottom="2.24pt solid #000000" style:text-align-source="fix" style:repeat-content="false" fo:border-left="0.74pt dotted #000000" fo:border-right="none" fo:border-top="none"/>
      <style:paragraph-properties fo:text-align="end" fo:margin-left="0in"/>
      <style:text-properties fo:font-size="10pt"/>
    </style:style>
    <style:style style:name="ce129" style:family="table-cell" style:parent-style-name="Default" style:data-style-name="N121">
      <style:table-cell-properties fo:border-bottom="none" style:text-align-source="fix" style:repeat-content="false" fo:border-left="0.74pt dotted #000000" fo:border-right="none" fo:border-top="2.24pt solid #000000"/>
      <style:paragraph-properties fo:text-align="end" fo:margin-left="0in"/>
      <style:text-properties fo:font-size="10pt" fo:font-weight="normal"/>
    </style:style>
    <style:style style:name="ce130" style:family="table-cell" style:parent-style-name="Default" style:data-style-name="N121">
      <style:table-cell-properties fo:border-bottom="none" style:text-align-source="fix" style:repeat-content="false" fo:border-left="0.74pt dotted #000000" fo:border-right="none" fo:border-top="none"/>
      <style:paragraph-properties fo:text-align="end" fo:margin-left="0in"/>
      <style:text-properties fo:font-size="10pt" fo:font-weight="normal"/>
    </style:style>
    <style:style style:name="ce443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normal"/>
      <style:map style:condition="cell-content()&gt;=[.B21]" style:apply-style-name="Bad" style:base-cell-address="Sheet1.H21"/>
    </style:style>
    <style:style style:name="ce444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normal"/>
      <style:map style:condition="cell-content()&gt;=[.B21]" style:apply-style-name="Bad" style:base-cell-address="Sheet1.H21"/>
    </style:style>
    <style:style style:name="ce445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normal"/>
      <style:map style:condition="cell-content()&gt;=[.B21]" style:apply-style-name="Bad" style:base-cell-address="Sheet1.H21"/>
    </style:style>
    <style:style style:name="ce132" style:family="table-cell" style:parent-style-name="Default" style:data-style-name="N121">
      <style:text-properties fo:font-weight="normal"/>
    </style:style>
    <style:style style:name="ce133" style:family="table-cell" style:parent-style-name="Default" style:data-style-name="N121">
      <style:table-cell-properties fo:border-bottom="0.74pt solid #000000" fo:border-left="0.74pt dotted #000000" fo:border-right="none" fo:border-top="none"/>
      <style:text-properties fo:font-size="10pt" fo:font-weight="normal"/>
    </style:style>
    <style:style style:name="ce134" style:family="table-cell" style:parent-style-name="Default" style:data-style-name="N121">
      <style:table-cell-properties fo:border-bottom="none" fo:border-left="0.74pt dotted #000000" fo:border-right="none" fo:border-top="0.74pt solid #000000"/>
      <style:text-properties fo:font-size="10pt" fo:font-weight="normal"/>
    </style:style>
    <style:style style:name="ce135" style:family="table-cell" style:parent-style-name="Default" style:data-style-name="N121">
      <style:table-cell-properties fo:border-bottom="none" fo:border-left="0.74pt dotted #000000" fo:border-right="none" fo:border-top="none"/>
      <style:text-properties fo:font-size="10pt" fo:font-weight="normal"/>
    </style:style>
    <style:style style:name="ce450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&gt;=[.B21]" style:apply-style-name="Bad" style:base-cell-address="Sheet1.H21"/>
    </style:style>
    <style:style style:name="ce451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&gt;=[.B21]" style:apply-style-name="Bad" style:base-cell-address="Sheet1.H21"/>
    </style:style>
    <style:style style:name="ce452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&gt;=[.B21]" style:apply-style-name="Bad" style:base-cell-address="Sheet1.H21"/>
    </style:style>
    <style:style style:name="ce137" style:family="table-cell" style:parent-style-name="Default">
      <style:table-cell-properties fo:border-bottom="none" style:text-align-source="value-type" style:repeat-content="false" fo:border-left="0.74pt dashed #000000" fo:border-right="none" fo:border-top="none" style:vertical-align="middle"/>
      <style:paragraph-properties fo:margin-left="0in"/>
      <style:text-properties fo:font-size="10pt"/>
    </style:style>
    <style:style style:name="ce138" style:family="table-cell" style:parent-style-name="Default">
      <style:table-cell-properties fo:border-bottom="0.74pt solid #000000" style:text-align-source="value-type" style:repeat-content="false" fo:border-left="0.74pt dashed #000000" fo:border-right="none" fo:border-top="none" style:vertical-align="middle"/>
      <style:paragraph-properties fo:margin-left="0in"/>
      <style:text-properties fo:font-size="10pt"/>
    </style:style>
    <style:style style:name="ce139" style:family="table-cell" style:parent-style-name="Default">
      <style:table-cell-properties fo:border-bottom="none" style:text-align-source="value-type" style:repeat-content="false" fo:border-left="0.74pt dashed #000000" fo:border-right="none" fo:border-top="0.74pt solid #000000" style:vertical-align="middle"/>
      <style:paragraph-properties fo:margin-left="0in"/>
      <style:text-properties fo:font-size="10pt"/>
    </style:style>
    <style:style style:name="ce140" style:family="table-cell" style:parent-style-name="Default">
      <style:table-cell-properties fo:border-bottom="none" style:text-align-source="fix" style:repeat-content="false" fo:border-left="0.74pt dashed #000000" fo:border-right="none" fo:border-top="none" style:vertical-align="middle"/>
      <style:paragraph-properties fo:text-align="center"/>
      <style:text-properties fo:font-size="10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bottom="2.24pt solid #000000" style:text-align-source="fix" style:repeat-content="false" fo:border-left="0.74pt dashed #000000" fo:border-right="none" fo:border-top="none"/>
      <style:paragraph-properties fo:text-align="end" fo:margin-left="0in"/>
      <style:text-properties fo:font-size="10pt"/>
    </style:style>
    <style:style style:name="ce35" style:family="table-cell" style:parent-style-name="Default" style:data-style-name="N0">
      <style:table-cell-properties fo:border-bottom="2.24pt solid #000000" style:text-align-source="fix" style:repeat-content="false" fo:border-left="none" fo:border-right="none" fo:border-top="none"/>
      <style:paragraph-properties fo:text-align="end" fo:margin-left="0in"/>
      <style:text-properties fo:font-size="10pt"/>
    </style:style>
    <style:style style:name="ce143" style:family="table-cell" style:parent-style-name="Default" style:data-style-name="N0">
      <style:table-cell-properties fo:border-bottom="2.24pt solid #000000" style:text-align-source="fix" style:repeat-content="false" fo:border-left="none" fo:border-right="0.74pt dashed #000000" fo:border-top="none"/>
      <style:paragraph-properties fo:text-align="end" fo:margin-left="0in"/>
      <style:text-properties fo:font-size="10pt"/>
    </style:style>
    <style:style style:name="ce465" style:family="table-cell" style:parent-style-name="Default" style:data-style-name="N121">
      <style:table-cell-properties fo:border-bottom="0.74pt dashed #000000" style:text-align-source="fix" style:repeat-content="false" fo:border-left="none" fo:border-right="0.74pt dashed #000000" fo:border-top="0.74pt dashed #000000"/>
      <style:paragraph-properties fo:text-align="end" fo:margin-left="0in"/>
      <style:text-properties fo:font-size="10pt" fo:font-weight="normal"/>
    </style:style>
    <style:style style:name="ce466" style:family="table-cell" style:parent-style-name="Default" style:data-style-name="N121">
      <style:table-cell-properties fo:border-bottom="none" style:text-align-source="fix" style:repeat-content="false" fo:border-left="none" fo:border-right="0.74pt dashed #000000" fo:border-top="0.74pt dashed #000000"/>
      <style:paragraph-properties fo:text-align="end" fo:margin-left="0in"/>
      <style:text-properties fo:font-size="10pt" fo:font-weight="normal"/>
    </style:style>
    <style:style style:name="ce407" style:family="table-cell" style:parent-style-name="Default">
      <style:table-cell-properties fo:border-bottom="none" style:text-align-source="fix" style:repeat-content="false" fo:border-left="0.74pt dashed #000000" fo:border-right="none" fo:border-top="none" style:vertical-align="middle"/>
      <style:paragraph-properties fo:text-align="center" fo:margin-left="0in"/>
      <style:text-properties fo:font-size="10pt"/>
    </style:style>
    <style:style style:name="ce145" style:family="table-cell" style:parent-style-name="Default">
      <style:table-cell-properties fo:border-bottom="none" style:text-align-source="fix" style:repeat-content="false" fo:wrap-option="wrap" fo:border-left="0.74pt dashe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wrap-option="wrap" fo:border-left="0.74pt dotte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normal"/>
      <style:map style:condition="cell-content()&gt;=[.B21] / 2" style:apply-style-name="Bad" style:base-cell-address="Sheet1.T21"/>
    </style:style>
    <style:style style:name="ce471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normal"/>
      <style:map style:condition="cell-content()&gt;=[.B21] / 2" style:apply-style-name="Bad" style:base-cell-address="Sheet1.T21"/>
    </style:style>
    <style:style style:name="ce473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normal"/>
      <style:map style:condition="cell-content()&gt;=[.B21] / 2" style:apply-style-name="Bad" style:base-cell-address="Sheet1.T21"/>
    </style:style>
    <style:style style:name="ce474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&gt;=[.B21] / 2" style:apply-style-name="Bad" style:base-cell-address="Sheet1.T21"/>
    </style:style>
    <style:style style:name="ce475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&gt;=[.B21] / 2" style:apply-style-name="Bad" style:base-cell-address="Sheet1.T21"/>
    </style:style>
    <style:style style:name="ce476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&gt;=[.B21] / 2" style:apply-style-name="Bad" style:base-cell-address="Sheet1.T21"/>
    </style:style>
    <style:style style:name="ce10" style:family="table-cell" style:parent-style-name="Default">
      <style:table-cell-properties fo:border-bottom="none" style:text-align-source="value-type" style:repeat-content="false" fo:border-left="none" fo:border-right="2.24pt solid #000000" fo:border-top="none"/>
      <style:paragraph-properties fo:margin-left="0in"/>
      <style:text-properties fo:font-size="10pt"/>
    </style:style>
    <style:style style:name="ce11" style:family="table-cell" style:parent-style-name="Default">
      <style:table-cell-properties fo:border-bottom="0.74pt solid #000000" style:text-align-source="value-type" style:repeat-content="false" fo:border-left="none" fo:border-right="2.24pt solid #000000" fo:border-top="none"/>
      <style:paragraph-properties fo:margin-left="0in"/>
      <style:text-properties fo:font-size="10pt"/>
    </style:style>
    <style:style style:name="ce12" style:family="table-cell" style:parent-style-name="Default">
      <style:table-cell-properties fo:border-bottom="none" style:text-align-source="value-type" style:repeat-content="false" fo:border-left="none" fo:border-right="2.24pt solid #000000" fo:border-top="0.74pt solid #000000"/>
      <style:paragraph-properties fo:margin-left="0in"/>
      <style:text-properties fo:font-size="10pt"/>
    </style:style>
    <style:style style:name="ce152" style:family="table-cell" style:parent-style-name="Default">
      <style:table-cell-properties fo:border-bottom="none" fo:border-left="none" fo:border-right="2.24pt solid #000000" fo:border-top="none"/>
      <style:text-properties fo:font-size="10pt"/>
    </style:style>
    <style:style style:name="ce13" style:family="table-cell" style:parent-style-name="Default">
      <style:table-cell-properties fo:border-bottom="none" fo:border-left="none" fo:border-right="2.24pt solid #000000" fo:border-top="none"/>
      <style:text-properties fo:font-size="10pt"/>
    </style:style>
    <style:style style:name="ce154" style:family="table-cell" style:parent-style-name="Default">
      <style:table-cell-properties fo:border-bottom="none" fo:border-left="none" fo:border-right="2.24pt solid #000000" fo:border-top="none"/>
      <style:text-properties fo:font-size="10pt" fo:font-weight="bold" style:font-weight-asian="bold" style:font-weight-complex="bold"/>
    </style:style>
    <style:style style:name="ce155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end" fo:margin-left="0in"/>
      <style:text-properties fo:font-size="10pt"/>
    </style:style>
    <style:style style:name="ce156" style:family="table-cell" style:parent-style-name="Default" style:data-style-name="N121">
      <style:table-cell-properties fo:border-bottom="none" style:text-align-source="fix" style:repeat-content="false" fo:border-left="none" fo:border-right="2.24pt solid #000000" fo:border-top="2.24pt solid #000000"/>
      <style:paragraph-properties fo:text-align="end" fo:margin-left="0in"/>
      <style:text-properties fo:font-size="10pt" fo:font-weight="normal"/>
    </style:style>
    <style:style style:name="ce157" style:family="table-cell" style:parent-style-name="Default" style:data-style-name="N121">
      <style:table-cell-properties fo:border-bottom="none" style:text-align-source="fix" style:repeat-content="false" fo:border-left="none" fo:border-right="2.24pt solid #000000" fo:border-top="none"/>
      <style:paragraph-properties fo:text-align="end" fo:margin-left="0in"/>
      <style:text-properties fo:font-size="10pt" fo:font-weight="normal"/>
    </style:style>
    <style:style style:name="ce486" style:family="table-cell" style:parent-style-name="Default" style:data-style-name="N121">
      <style:table-cell-properties fo:border-bottom="0.74pt dashed #000000" fo:border-left="none" fo:border-right="2.24pt solid #000000" fo:border-top="none"/>
      <style:text-properties fo:font-size="10pt" fo:font-weight="normal"/>
      <style:map style:condition="cell-content()&gt;=[.B21] / 2" style:apply-style-name="Bad" style:base-cell-address="Sheet1.T21"/>
    </style:style>
    <style:style style:name="ce487" style:family="table-cell" style:parent-style-name="Default" style:data-style-name="N121">
      <style:table-cell-properties fo:border-bottom="0.74pt dashed #000000" fo:border-left="none" fo:border-right="2.24pt solid #000000" fo:border-top="0.74pt dashed #000000"/>
      <style:text-properties fo:font-size="10pt" fo:font-weight="normal"/>
      <style:map style:condition="cell-content()&gt;=[.B21] / 2" style:apply-style-name="Bad" style:base-cell-address="Sheet1.T21"/>
    </style:style>
    <style:style style:name="ce488" style:family="table-cell" style:parent-style-name="Default" style:data-style-name="N121">
      <style:table-cell-properties fo:border-bottom="none" fo:border-left="none" fo:border-right="2.24pt solid #000000" fo:border-top="0.74pt dashed #000000"/>
      <style:text-properties fo:font-size="10pt" fo:font-weight="normal"/>
      <style:map style:condition="cell-content()&gt;=[.B21] / 2" style:apply-style-name="Bad" style:base-cell-address="Sheet1.T21"/>
    </style:style>
    <style:style style:name="ce159" style:family="table-cell" style:parent-style-name="Default" style:data-style-name="N121">
      <style:table-cell-properties fo:border-bottom="none" fo:border-left="none" fo:border-right="2.24pt solid #000000" fo:border-top="none"/>
      <style:text-properties fo:font-weight="normal"/>
    </style:style>
    <style:style style:name="ce490" style:family="table-cell" style:parent-style-name="Default" style:data-style-name="N121">
      <style:table-cell-properties fo:border-bottom="none" fo:border-left="0.74pt dotted #000000" fo:border-right="2.24pt solid #000000" fo:border-top="0.74pt dashed #000000"/>
      <style:text-properties fo:font-size="10pt" fo:font-weight="normal"/>
      <style:map style:condition="cell-content()&gt;=[.B21] / 2" style:apply-style-name="Bad" style:base-cell-address="Sheet1.T21"/>
    </style:style>
    <style:style style:name="ce161" style:family="table-cell" style:parent-style-name="Default" style:data-style-name="N121">
      <style:table-cell-properties fo:border-bottom="0.74pt solid #000000" fo:border-left="none" fo:border-right="2.24pt solid #000000" fo:border-top="none"/>
      <style:text-properties fo:font-size="10pt" fo:font-weight="normal"/>
    </style:style>
    <style:style style:name="ce162" style:family="table-cell" style:parent-style-name="Default" style:data-style-name="N121">
      <style:table-cell-properties fo:border-bottom="none" fo:border-left="none" fo:border-right="2.24pt solid #000000" fo:border-top="0.74pt solid #000000"/>
      <style:text-properties fo:font-size="10pt" fo:font-weight="normal"/>
    </style:style>
    <style:style style:name="ce163" style:family="table-cell" style:parent-style-name="Default" style:data-style-name="N121">
      <style:table-cell-properties fo:border-bottom="none" fo:border-left="none" fo:border-right="2.24pt solid #000000" fo:border-top="none"/>
      <style:text-properties fo:font-size="10pt" fo:font-weight="normal"/>
    </style:style>
    <style:style style:name="ce19" style:family="table-cell" style:parent-style-name="Default">
      <style:table-cell-properties fo:border-bottom="0.74pt solid #000000" style:text-align-source="value-type" style:repeat-content="false" fo:border-left="2.24pt solid #000000" fo:border-right="none" fo:border-top="none"/>
      <style:paragraph-properties fo:margin-left="0in"/>
      <style:text-properties fo:font-size="10pt"/>
    </style:style>
    <style:style style:name="ce165" style:family="table-cell" style:parent-style-name="Default">
      <style:table-cell-properties fo:border-bottom="none" style:text-align-source="value-type" style:repeat-content="false" fo:border-left="2.24pt solid #000000" fo:border-right="none" fo:border-top="0.74pt solid #000000"/>
      <style:paragraph-properties fo:margin-left="0in"/>
      <style:text-properties fo:font-size="10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bottom="2.24pt solid #000000" style:text-align-source="fix" style:repeat-content="false" fo:border-left="2.24pt solid #000000" fo:border-right="none" fo:border-top="none"/>
      <style:paragraph-properties fo:text-align="end" fo:margin-left="0in"/>
      <style:text-properties fo:font-size="10pt"/>
    </style:style>
    <style:style style:name="ce497" style:family="table-cell" style:parent-style-name="Default" style:data-style-name="N121">
      <style:table-cell-properties fo:border-bottom="0.74pt dashed #000000" fo:border-left="2.24pt solid #000000" fo:border-right="none" fo:border-top="none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498" style:family="table-cell" style:parent-style-name="Default" style:data-style-name="N121">
      <style:table-cell-properties fo:border-bottom="0.74pt dashed #000000" fo:border-left="2.24pt solid #000000" fo:border-right="none" fo:border-top="0.74pt dashed #000000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499" style:family="table-cell" style:parent-style-name="Default" style:data-style-name="N121">
      <style:table-cell-properties fo:border-bottom="none" fo:border-left="2.24pt solid #000000" fo:border-right="none" fo:border-top="0.74pt dashed #000000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168" style:family="table-cell" style:parent-style-name="Default" style:data-style-name="N121">
      <style:table-cell-properties fo:border-bottom="none" fo:border-left="2.24pt solid #000000" fo:border-right="none" fo:border-top="none"/>
      <style:text-properties fo:font-weight="normal"/>
    </style:style>
    <style:style style:name="ce501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502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503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88" style:family="table-cell" style:parent-style-name="Default" style:data-style-name="N121">
      <style:table-cell-properties fo:border="none"/>
      <style:text-properties fo:font-size="10pt" fo:font-weight="normal"/>
    </style:style>
    <style:style style:name="ce505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506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507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normal"/>
      <style:map style:condition="cell-content()=[.B21]" style:apply-style-name="Good" style:base-cell-address="Sheet1.W21"/>
      <style:map style:condition="cell-content()!=[.B21]" style:apply-style-name="Bad" style:base-cell-address="Sheet1.W21"/>
    </style:style>
    <style:style style:name="ce171" style:family="table-cell" style:parent-style-name="Default" style:data-style-name="N121">
      <style:table-cell-properties fo:border-bottom="none" fo:border-left="none" fo:border-right="0.74pt dashed #000000" fo:border-top="none"/>
      <style:text-properties fo:font-weight="normal"/>
    </style:style>
    <style:style style:name="ce172" style:family="table-cell" style:parent-style-name="Default">
      <style:table-cell-properties fo:border-bottom="none" style:text-align-source="fix" style:repeat-content="false" fo:wrap-option="wrap" fo:border-left="0.74pt dashe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0" style:family="table-cell" style:parent-style-name="Default" style:data-style-name="N121">
      <style:table-cell-properties fo:border-bottom="0.74pt dashed #000000" fo:border-left="0.74pt dashed #000000" fo:border-right="none" fo:border-top="none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511" style:family="table-cell" style:parent-style-name="Default" style:data-style-name="N121">
      <style:table-cell-properties fo:border-bottom="0.74pt dashed #000000" fo:border-left="0.74pt dashed #000000" fo:border-right="none" fo:border-top="0.74pt dashed #000000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512" style:family="table-cell" style:parent-style-name="Default" style:data-style-name="N121">
      <style:table-cell-properties fo:border-bottom="none" fo:border-left="0.74pt dashed #000000" fo:border-right="none" fo:border-top="0.74pt dashed #000000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174" style:family="table-cell" style:parent-style-name="Default" style:data-style-name="N121">
      <style:table-cell-properties fo:border-bottom="none" fo:border-left="0.74pt dashed #000000" fo:border-right="none" fo:border-top="none"/>
      <style:text-properties fo:font-weight="normal"/>
    </style:style>
    <style:style style:name="ce514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515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516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176" style:family="table-cell" style:parent-style-name="Default">
      <style:table-cell-properties fo:border-bottom="none" style:text-align-source="value-type" style:repeat-content="false" fo:border-left="none" fo:border-right="1.5pt solid #000000" fo:border-top="none"/>
      <style:paragraph-properties fo:margin-left="0in"/>
      <style:text-properties fo:font-size="10pt"/>
    </style:style>
    <style:style style:name="ce177" style:family="table-cell" style:parent-style-name="Default">
      <style:table-cell-properties fo:border-bottom="0.74pt solid #000000" style:text-align-source="value-type" style:repeat-content="false" fo:border-left="none" fo:border-right="1.5pt solid #000000" fo:border-top="none"/>
      <style:paragraph-properties fo:margin-left="0in"/>
      <style:text-properties fo:font-size="10pt"/>
    </style:style>
    <style:style style:name="ce178" style:family="table-cell" style:parent-style-name="Default">
      <style:table-cell-properties fo:border-bottom="none" style:text-align-source="value-type" style:repeat-content="false" fo:border-left="none" fo:border-right="1.5pt solid #000000" fo:border-top="0.74pt solid #000000"/>
      <style:paragraph-properties fo:margin-left="0in"/>
      <style:text-properties fo:font-size="10pt"/>
    </style:style>
    <style:style style:name="ce485" style:family="table-cell" style:parent-style-name="Default">
      <style:table-cell-properties fo:border-bottom="none" fo:border-left="none" fo:border-right="1.5pt solid #000000" fo:border-top="none"/>
      <style:text-properties fo:font-size="10pt"/>
    </style:style>
    <style:style style:name="ce180" style:family="table-cell" style:parent-style-name="Default">
      <style:table-cell-properties fo:border-bottom="none" fo:border-left="none" fo:border-right="1.5pt solid #000000" fo:border-top="none"/>
      <style:text-properties fo:font-size="10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bottom="2.24pt solid #000000" style:text-align-source="fix" style:repeat-content="false" fo:border-left="none" fo:border-right="1.5pt solid #000000" fo:border-top="none"/>
      <style:paragraph-properties fo:text-align="end" fo:margin-left="0in"/>
      <style:text-properties fo:font-size="10pt"/>
    </style:style>
    <style:style style:name="ce182" style:family="table-cell" style:parent-style-name="Default" style:data-style-name="N121">
      <style:table-cell-properties fo:border-bottom="none" style:text-align-source="fix" style:repeat-content="false" fo:border-left="none" fo:border-right="1.5pt solid #000000" fo:border-top="2.24pt solid #000000"/>
      <style:paragraph-properties fo:text-align="end" fo:margin-left="0in"/>
      <style:text-properties fo:font-size="10pt" fo:font-weight="normal"/>
    </style:style>
    <style:style style:name="ce183" style:family="table-cell" style:parent-style-name="Default" style:data-style-name="N121">
      <style:table-cell-properties fo:border-bottom="none" style:text-align-source="fix" style:repeat-content="false" fo:border-left="none" fo:border-right="1.5pt solid #000000" fo:border-top="none"/>
      <style:paragraph-properties fo:text-align="end" fo:margin-left="0in"/>
      <style:text-properties fo:font-size="10pt" fo:font-weight="normal"/>
    </style:style>
    <style:style style:name="ce525" style:family="table-cell" style:parent-style-name="Default" style:data-style-name="N121">
      <style:table-cell-properties fo:border-bottom="0.74pt dashed #000000" fo:border-left="none" fo:border-right="1.5pt solid #000000" fo:border-top="none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526" style:family="table-cell" style:parent-style-name="Default" style:data-style-name="N121">
      <style:table-cell-properties fo:border-bottom="0.74pt dashed #000000" fo:border-left="none" fo:border-right="1.5pt solid #000000" fo:border-top="0.74pt dashed #000000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527" style:family="table-cell" style:parent-style-name="Default" style:data-style-name="N121">
      <style:table-cell-properties fo:border-bottom="none" fo:border-left="none" fo:border-right="1.5pt solid #000000" fo:border-top="0.74pt dashed #000000"/>
      <style:text-properties fo:font-size="10pt" fo:font-weight="normal"/>
      <style:map style:condition="cell-content()=1" style:apply-style-name="Good" style:base-cell-address="Sheet1.Z21"/>
      <style:map style:condition="cell-content()!=1" style:apply-style-name="Bad" style:base-cell-address="Sheet1.Z21"/>
    </style:style>
    <style:style style:name="ce185" style:family="table-cell" style:parent-style-name="Default" style:data-style-name="N121">
      <style:table-cell-properties fo:border-bottom="none" fo:border-left="none" fo:border-right="1.5pt solid #000000" fo:border-top="none"/>
      <style:text-properties fo:font-weight="normal"/>
    </style:style>
    <style:style style:name="ce186" style:family="table-cell" style:parent-style-name="Default" style:data-style-name="N121">
      <style:table-cell-properties fo:border-bottom="0.74pt solid #000000" fo:border-left="none" fo:border-right="1.5pt solid #000000" fo:border-top="none"/>
      <style:text-properties fo:font-size="10pt" fo:font-weight="normal"/>
    </style:style>
    <style:style style:name="ce187" style:family="table-cell" style:parent-style-name="Default" style:data-style-name="N121">
      <style:table-cell-properties fo:border-bottom="none" fo:border-left="none" fo:border-right="1.5pt solid #000000" fo:border-top="0.74pt solid #000000"/>
      <style:text-properties fo:font-size="10pt" fo:font-weight="normal"/>
    </style:style>
    <style:style style:name="ce188" style:family="table-cell" style:parent-style-name="Default" style:data-style-name="N121">
      <style:table-cell-properties fo:border-bottom="none" fo:border-left="none" fo:border-right="1.5pt solid #000000" fo:border-top="none"/>
      <style:text-properties fo:font-size="10pt" fo:font-weight="normal"/>
    </style:style>
    <style:style style:name="ce189" style:family="table-cell" style:parent-style-name="Default">
      <style:table-cell-properties fo:border-bottom="none" style:text-align-source="value-type" style:repeat-content="false" fo:border-left="1.5pt solid #000000" fo:border-right="none" fo:border-top="none"/>
      <style:paragraph-properties fo:margin-left="0in"/>
      <style:text-properties fo:font-size="10pt"/>
    </style:style>
    <style:style style:name="ce190" style:family="table-cell" style:parent-style-name="Default">
      <style:table-cell-properties fo:border-bottom="0.74pt solid #000000" style:text-align-source="value-type" style:repeat-content="false" fo:border-left="1.5pt solid #000000" fo:border-right="none" fo:border-top="none"/>
      <style:paragraph-properties fo:margin-left="0in"/>
      <style:text-properties fo:font-size="10pt"/>
    </style:style>
    <style:style style:name="ce191" style:family="table-cell" style:parent-style-name="Default">
      <style:table-cell-properties fo:border-bottom="none" style:text-align-source="value-type" style:repeat-content="false" fo:border-left="1.5pt solid #000000" fo:border-right="none" fo:border-top="0.74pt solid #000000"/>
      <style:paragraph-properties fo:margin-left="0in"/>
      <style:text-properties fo:font-size="10pt"/>
    </style:style>
    <style:style style:name="ce192" style:family="table-cell" style:parent-style-name="Default">
      <style:table-cell-properties fo:border-bottom="none" style:text-align-source="value-type" style:repeat-content="false" fo:border-left="1.5pt solid #000000" fo:border-right="none" fo:border-top="none"/>
      <style:paragraph-properties fo:margin-left="0in"/>
      <style:text-properties fo:font-size="10pt" fo:font-weight="bold" style:font-weight-asian="bold" style:font-weight-complex="bold"/>
    </style:style>
    <style:style style:name="ce520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0pt"/>
    </style:style>
    <style:style style:name="ce19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0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bottom="2.24pt solid #000000" style:text-align-source="fix" style:repeat-content="false" fo:border-left="1.5pt solid #000000" fo:border-right="none" fo:border-top="none"/>
      <style:paragraph-properties fo:text-align="end" fo:margin-left="0in"/>
      <style:text-properties fo:font-size="10pt"/>
    </style:style>
    <style:style style:name="ce196" style:family="table-cell" style:parent-style-name="Default" style:data-style-name="N121">
      <style:table-cell-properties fo:border-bottom="none" style:text-align-source="fix" style:repeat-content="false" fo:border-left="1.5pt solid #000000" fo:border-right="none" fo:border-top="2.24pt solid #000000"/>
      <style:paragraph-properties fo:text-align="end" fo:margin-left="0in"/>
      <style:text-properties fo:font-size="10pt" fo:font-weight="normal"/>
    </style:style>
    <style:style style:name="ce197" style:family="table-cell" style:parent-style-name="Default" style:data-style-name="N121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  <style:text-properties fo:font-size="10pt" fo:font-weight="normal"/>
    </style:style>
    <style:style style:name="ce541" style:family="table-cell" style:parent-style-name="Default" style:data-style-name="N121">
      <style:table-cell-properties fo:border-bottom="0.74pt dashed #000000" fo:border-left="1.5pt solid #000000" fo:border-right="none" fo:border-top="none"/>
      <style:text-properties fo:font-size="10pt" fo:font-weight="normal"/>
      <style:map style:condition="cell-content()&gt;=[.W21]" style:apply-style-name="Bad" style:base-cell-address="Sheet1.AC21"/>
    </style:style>
    <style:style style:name="ce542" style:family="table-cell" style:parent-style-name="Default" style:data-style-name="N121">
      <style:table-cell-properties fo:border-bottom="0.74pt dashed #000000" fo:border-left="1.5pt solid #000000" fo:border-right="none" fo:border-top="0.74pt dashed #000000"/>
      <style:text-properties fo:font-size="10pt" fo:font-weight="normal"/>
      <style:map style:condition="cell-content()&gt;=[.W21]" style:apply-style-name="Bad" style:base-cell-address="Sheet1.AC21"/>
    </style:style>
    <style:style style:name="ce543" style:family="table-cell" style:parent-style-name="Default" style:data-style-name="N121">
      <style:table-cell-properties fo:border-bottom="none" fo:border-left="1.5pt solid #000000" fo:border-right="none" fo:border-top="0.74pt dashed #000000"/>
      <style:text-properties fo:font-size="10pt" fo:font-weight="normal"/>
      <style:map style:condition="cell-content()&gt;=[.W21]" style:apply-style-name="Bad" style:base-cell-address="Sheet1.AC21"/>
    </style:style>
    <style:style style:name="ce199" style:family="table-cell" style:parent-style-name="Default" style:data-style-name="N121">
      <style:table-cell-properties fo:border-bottom="none" fo:border-left="1.5pt solid #000000" fo:border-right="none" fo:border-top="none"/>
      <style:text-properties fo:font-weight="normal"/>
    </style:style>
    <style:style style:name="ce200" style:family="table-cell" style:parent-style-name="Default" style:data-style-name="N121">
      <style:table-cell-properties fo:border-bottom="0.74pt solid #000000" fo:border-left="1.5pt solid #000000" fo:border-right="none" fo:border-top="none"/>
      <style:text-properties fo:font-size="10pt" fo:font-weight="normal"/>
    </style:style>
    <style:style style:name="ce201" style:family="table-cell" style:parent-style-name="Default" style:data-style-name="N121">
      <style:table-cell-properties fo:border-bottom="none" fo:border-left="1.5pt solid #000000" fo:border-right="none" fo:border-top="0.74pt solid #000000"/>
      <style:text-properties fo:font-size="10pt" fo:font-weight="normal"/>
    </style:style>
    <style:style style:name="ce202" style:family="table-cell" style:parent-style-name="Default" style:data-style-name="N121">
      <style:table-cell-properties fo:border-bottom="none" fo:border-left="1.5pt solid #000000" fo:border-right="none" fo:border-top="none"/>
      <style:text-properties fo:font-size="10pt" fo:font-weight="normal"/>
    </style:style>
    <style:style style:name="ce548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&gt;=[.W21]" style:apply-style-name="Bad" style:base-cell-address="Sheet1.AC21"/>
    </style:style>
    <style:style style:name="ce549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&gt;=[.W21]" style:apply-style-name="Bad" style:base-cell-address="Sheet1.AC21"/>
    </style:style>
    <style:style style:name="ce550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&gt;=[.W21]" style:apply-style-name="Bad" style:base-cell-address="Sheet1.AC21"/>
    </style:style>
    <style:style style:name="ce551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normal"/>
      <style:map style:condition="cell-content()&gt;=[.W21]" style:apply-style-name="Bad" style:base-cell-address="Sheet1.AC21"/>
    </style:style>
    <style:style style:name="ce552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normal"/>
      <style:map style:condition="cell-content()&gt;=[.W21]" style:apply-style-name="Bad" style:base-cell-address="Sheet1.AC21"/>
    </style:style>
    <style:style style:name="ce553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normal"/>
      <style:map style:condition="cell-content()&gt;=[.W21]" style:apply-style-name="Bad" style:base-cell-address="Sheet1.AC21"/>
    </style:style>
    <style:style style:name="ce205" style:family="table-cell" style:parent-style-name="Default">
      <style:table-cell-properties fo:border-bottom="none" style:text-align-source="fix" style:repeat-content="false" fo:border-left="0.74pt dashed #000000" fo:border-right="none" fo:border-top="none" style:vertical-align="middle"/>
      <style:paragraph-properties fo:text-align="center" fo:margin-left="0in"/>
      <style:text-properties fo:font-size="10pt" fo:font-weight="normal" style:font-weight-asian="normal" style:font-weight-complex="normal"/>
    </style:style>
    <style:style style:name="ce555" style:family="table-cell" style:parent-style-name="Default" style:data-style-name="N121">
      <style:table-cell-properties fo:border-bottom="0.74pt dashed #000000" fo:border-left="0.74pt dashed #000000" fo:border-right="none" fo:border-top="none"/>
      <style:text-properties fo:font-size="10pt" fo:font-weight="normal"/>
      <style:map style:condition="cell-content()&gt;=MIN([.B21]; [.W21]) / 2" style:apply-style-name="Bad" style:base-cell-address="Sheet1.AF21"/>
    </style:style>
    <style:style style:name="ce556" style:family="table-cell" style:parent-style-name="Default" style:data-style-name="N121">
      <style:table-cell-properties fo:border-bottom="0.74pt dashed #000000" fo:border-left="0.74pt dashed #000000" fo:border-right="none" fo:border-top="0.74pt dashed #000000"/>
      <style:text-properties fo:font-size="10pt" fo:font-weight="normal"/>
      <style:map style:condition="cell-content()&gt;=MIN([.B21]; [.W21]) / 2" style:apply-style-name="Bad" style:base-cell-address="Sheet1.AF21"/>
    </style:style>
    <style:style style:name="ce557" style:family="table-cell" style:parent-style-name="Default" style:data-style-name="N121">
      <style:table-cell-properties fo:border-bottom="none" fo:border-left="0.74pt dashed #000000" fo:border-right="none" fo:border-top="0.74pt dashed #000000"/>
      <style:text-properties fo:font-size="10pt" fo:font-weight="normal"/>
      <style:map style:condition="cell-content()&gt;=MIN([.B21]; [.W21]) / 2" style:apply-style-name="Bad" style:base-cell-address="Sheet1.AF21"/>
    </style:style>
    <style:style style:name="ce558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&gt;=MIN([.B21]; [.W21]) / 2" style:apply-style-name="Bad" style:base-cell-address="Sheet1.AF21"/>
    </style:style>
    <style:style style:name="ce559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&gt;=MIN([.B21]; [.W21]) / 2" style:apply-style-name="Bad" style:base-cell-address="Sheet1.AF21"/>
    </style:style>
    <style:style style:name="ce560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&gt;=MIN([.B21]; [.W21]) / 2" style:apply-style-name="Bad" style:base-cell-address="Sheet1.AF21"/>
    </style:style>
    <style:style style:name="ce208" style:family="table-cell" style:parent-style-name="Default" style:data-style-name="N0">
      <style:table-cell-properties fo:border-bottom="2.24pt solid #000000" style:text-align-source="fix" style:repeat-content="false" fo:border-left="0.74pt dashed #000000" fo:border-right="0.74pt dashed #000000" fo:border-top="none"/>
      <style:paragraph-properties fo:text-align="end" fo:margin-left="0in"/>
      <style:text-properties fo:font-size="10pt"/>
    </style:style>
    <style:style style:name="ce562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normal"/>
      <style:map style:condition="cell-content()&gt;=MIN([.B21]; [.W21]) / 2" style:apply-style-name="Bad" style:base-cell-address="Sheet1.AF21"/>
    </style:style>
    <style:style style:name="ce563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normal"/>
      <style:map style:condition="cell-content()&gt;=MIN([.B21]; [.W21]) / 2" style:apply-style-name="Bad" style:base-cell-address="Sheet1.AF21"/>
    </style:style>
    <style:style style:name="ce564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normal"/>
      <style:map style:condition="cell-content()&gt;=MIN([.B21]; [.W21]) / 2" style:apply-style-name="Bad" style:base-cell-address="Sheet1.AF21"/>
    </style:style>
    <style:style style:name="ce210" style:family="table-cell" style:parent-style-name="Default" style:data-style-name="N121">
      <style:table-cell-properties fo:border-bottom="none" style:text-align-source="fix" style:repeat-content="false" fo:border-left="0.74pt dashed #000000" fo:border-right="none" fo:border-top="2.24pt solid #000000"/>
      <style:paragraph-properties fo:text-align="end" fo:margin-left="0in"/>
      <style:text-properties fo:font-size="10pt" fo:font-weight="bold" style:font-weight-asian="bold" style:font-weight-complex="bold"/>
    </style:style>
    <style:style style:name="ce211" style:family="table-cell" style:parent-style-name="Default" style:data-style-name="N121">
      <style:table-cell-properties fo:border-bottom="none" style:text-align-source="fix" style:repeat-content="false" fo:border-left="0.74pt dashed #000000" fo:border-right="none" fo:border-top="none"/>
      <style:paragraph-properties fo:text-align="end" fo:margin-left="0in"/>
      <style:text-properties fo:font-size="10pt" fo:font-weight="bold" style:font-weight-asian="bold" style:font-weight-complex="bold"/>
    </style:style>
    <style:style style:name="ce567" style:family="table-cell" style:parent-style-name="Neutral" style:data-style-name="N121">
      <style:table-cell-properties fo:border-bottom="0.74pt dashed #000000" fo:border-left="0.74pt dashed #000000" fo:border-right="none" fo:border-top="none"/>
      <style:text-properties fo:font-size="10pt" fo:font-weight="bold" style:font-weight-asian="bold" style:font-weight-complex="bold"/>
    </style:style>
    <style:style style:name="ce568" style:family="table-cell" style:parent-style-name="Neutral" style:data-style-name="N121">
      <style:table-cell-properties fo:border-bottom="0.74pt dashed #000000" fo:border-left="0.74pt dashed #000000" fo:border-right="none" fo:border-top="0.74pt dashed #000000"/>
      <style:text-properties fo:font-size="10pt" fo:font-weight="bold" style:font-weight-asian="bold" style:font-weight-complex="bold"/>
    </style:style>
    <style:style style:name="ce569" style:family="table-cell" style:parent-style-name="Neutral" style:data-style-name="N121">
      <style:table-cell-properties fo:border-bottom="none" fo:border-left="0.74pt dashed #000000" fo:border-right="none" fo:border-top="0.74pt dashed #000000"/>
      <style:text-properties fo:font-size="10pt" fo:font-weight="bold" style:font-weight-asian="bold" style:font-weight-complex="bold"/>
    </style:style>
    <style:style style:name="ce213" style:family="table-cell" style:parent-style-name="Default" style:data-style-name="N121">
      <style:table-cell-properties fo:border-bottom="none" fo:border-left="0.74pt dashed #000000" fo:border-right="none" fo:border-top="none"/>
      <style:text-properties fo:font-weight="bold" style:font-weight-asian="bold" style:font-weight-complex="bold"/>
    </style:style>
    <style:style style:name="ce214" style:family="table-cell" style:parent-style-name="Default" style:data-style-name="N121">
      <style:table-cell-properties fo:border-bottom="0.74pt solid #000000" fo:border-left="0.74pt dashed #000000" fo:border-right="none" fo:border-top="none"/>
      <style:text-properties fo:font-size="10pt" fo:font-weight="bold" style:font-weight-asian="bold" style:font-weight-complex="bold"/>
    </style:style>
    <style:style style:name="ce215" style:family="table-cell" style:parent-style-name="Default" style:data-style-name="N121">
      <style:table-cell-properties fo:border-bottom="none" fo:border-left="0.74pt dashed #000000" fo:border-right="none" fo:border-top="0.74pt solid #000000"/>
      <style:text-properties fo:font-size="10pt" fo:font-weight="bold" style:font-weight-asian="bold" style:font-weight-complex="bold"/>
    </style:style>
    <style:style style:name="ce216" style:family="table-cell" style:parent-style-name="Default" style:data-style-name="N121">
      <style:table-cell-properties fo:border-bottom="none" fo:border-left="0.74pt dashed #000000" fo:border-right="none" fo:border-top="none"/>
      <style:text-properties fo:font-size="10pt" fo:font-weight="bold" style:font-weight-asian="bold" style:font-weight-complex="bold"/>
    </style:style>
    <style:style style:name="ce217" style:family="table-cell" style:parent-style-name="Default" style:data-style-name="N121">
      <style:table-cell-properties fo:border-bottom="none" style:text-align-source="fix" style:repeat-content="false" fo:border-left="none" fo:border-right="none" fo:border-top="2.24pt solid #000000"/>
      <style:paragraph-properties fo:text-align="end" fo:margin-left="0in"/>
      <style:text-properties fo:font-size="10pt" fo:font-weight="bold" style:font-weight-asian="bold" style:font-weight-complex="bold"/>
    </style:style>
    <style:style style:name="ce21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0pt" fo:font-weight="bold" style:font-weight-asian="bold" style:font-weight-complex="bold"/>
    </style:style>
    <style:style style:name="ce576" style:family="table-cell" style:parent-style-name="Neutral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</style:style>
    <style:style style:name="ce577" style:family="table-cell" style:parent-style-name="Neutral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</style:style>
    <style:style style:name="ce578" style:family="table-cell" style:parent-style-name="Neutral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</style:style>
    <style:style style:name="ce220" style:family="table-cell" style:parent-style-name="Default" style:data-style-name="N121">
      <style:text-properties fo:font-weight="bold" style:font-weight-asian="bold" style:font-weight-complex="bold"/>
    </style:style>
    <style:style style:name="ce221" style:family="table-cell" style:parent-style-name="Default" style:data-style-name="N121">
      <style:table-cell-properties fo:border-bottom="0.74pt solid #000000" fo:border-left="none" fo:border-right="none" fo:border-top="none"/>
      <style:text-properties fo:font-size="10pt" fo:font-weight="bold" style:font-weight-asian="bold" style:font-weight-complex="bold"/>
    </style:style>
    <style:style style:name="ce222" style:family="table-cell" style:parent-style-name="Default" style:data-style-name="N121">
      <style:table-cell-properties fo:border-bottom="none" fo:border-left="none" fo:border-right="none" fo:border-top="0.74pt solid #000000"/>
      <style:text-properties fo:font-size="10pt" fo:font-weight="bold" style:font-weight-asian="bold" style:font-weight-complex="bold"/>
    </style:style>
    <style:style style:name="ce223" style:family="table-cell" style:parent-style-name="Default" style:data-style-name="N121">
      <style:text-properties fo:font-size="10pt" fo:font-weight="bold" style:font-weight-asian="bold" style:font-weight-complex="bold"/>
    </style:style>
    <style:style style:name="ce224" style:family="table-cell" style:parent-style-name="Default" style:data-style-name="N121">
      <style:table-cell-properties fo:border-bottom="none" style:text-align-source="fix" style:repeat-content="false" fo:border-left="none" fo:border-right="0.74pt dashed #000000" fo:border-top="2.24pt solid #000000"/>
      <style:paragraph-properties fo:text-align="end" fo:margin-left="0in"/>
      <style:text-properties fo:font-size="10pt" fo:font-weight="bold" style:font-weight-asian="bold" style:font-weight-complex="bold"/>
    </style:style>
    <style:style style:name="ce225" style:family="table-cell" style:parent-style-name="Default" style:data-style-name="N121">
      <style:table-cell-properties fo:border-bottom="none" style:text-align-source="fix" style:repeat-content="false" fo:border-left="none" fo:border-right="0.74pt dashed #000000" fo:border-top="none"/>
      <style:paragraph-properties fo:text-align="end" fo:margin-left="0in"/>
      <style:text-properties fo:font-size="10pt" fo:font-weight="bold" style:font-weight-asian="bold" style:font-weight-complex="bold"/>
    </style:style>
    <style:style style:name="ce585" style:family="table-cell" style:parent-style-name="Neutral" style:data-style-name="N121">
      <style:table-cell-properties fo:border-bottom="0.74pt dashed #000000" fo:border-left="none" fo:border-right="0.74pt dashed #000000" fo:border-top="none"/>
      <style:text-properties fo:font-size="10pt" fo:font-weight="bold" style:font-weight-asian="bold" style:font-weight-complex="bold"/>
    </style:style>
    <style:style style:name="ce586" style:family="table-cell" style:parent-style-name="Neutral" style:data-style-name="N121">
      <style:table-cell-properties fo:border-bottom="0.74pt dashed #000000" fo:border-left="none" fo:border-right="0.74pt dashed #000000" fo:border-top="0.74pt dashed #000000"/>
      <style:text-properties fo:font-size="10pt" fo:font-weight="bold" style:font-weight-asian="bold" style:font-weight-complex="bold"/>
    </style:style>
    <style:style style:name="ce587" style:family="table-cell" style:parent-style-name="Neutral" style:data-style-name="N121">
      <style:table-cell-properties fo:border-bottom="none" fo:border-left="none" fo:border-right="0.74pt dashed #000000" fo:border-top="0.74pt dashed #000000"/>
      <style:text-properties fo:font-size="10pt" fo:font-weight="bold" style:font-weight-asian="bold" style:font-weight-complex="bold"/>
    </style:style>
    <style:style style:name="ce227" style:family="table-cell" style:parent-style-name="Default" style:data-style-name="N121">
      <style:table-cell-properties fo:border-bottom="none" fo:border-left="none" fo:border-right="0.74pt dashed #000000" fo:border-top="none"/>
      <style:text-properties fo:font-weight="bold" style:font-weight-asian="bold" style:font-weight-complex="bold"/>
    </style:style>
    <style:style style:name="ce228" style:family="table-cell" style:parent-style-name="Default" style:data-style-name="N121">
      <style:table-cell-properties fo:border-bottom="0.74pt solid #000000" fo:border-left="none" fo:border-right="0.74pt dashed #000000" fo:border-top="none"/>
      <style:text-properties fo:font-size="10pt" fo:font-weight="bold" style:font-weight-asian="bold" style:font-weight-complex="bold"/>
    </style:style>
    <style:style style:name="ce229" style:family="table-cell" style:parent-style-name="Default" style:data-style-name="N121">
      <style:table-cell-properties fo:border-bottom="none" fo:border-left="none" fo:border-right="0.74pt dashed #000000" fo:border-top="0.74pt solid #000000"/>
      <style:text-properties fo:font-size="10pt" fo:font-weight="bold" style:font-weight-asian="bold" style:font-weight-complex="bold"/>
    </style:style>
    <style:style style:name="ce230" style:family="table-cell" style:parent-style-name="Default" style:data-style-name="N121">
      <style:table-cell-properties fo:border-bottom="none" fo:border-left="none" fo:border-right="0.74pt dashed #000000" fo:border-top="none"/>
      <style:text-properties fo:font-size="10pt" fo:font-weight="bold" style:font-weight-asian="bold" style:font-weight-complex="bold"/>
    </style:style>
    <style:style style:name="ce231" style:family="table-cell" style:parent-style-name="Default">
      <style:table-cell-properties fo:border-bottom="none" style:text-align-source="fix" style:repeat-content="false" fo:border-left="0.74pt dashed #000000" fo:border-right="none" fo:border-top="none" style:vertical-align="middle"/>
      <style:paragraph-properties fo:text-align="center"/>
      <style:text-properties fo:font-size="10pt" fo:font-weight="normal" style:font-weight-asian="normal" style:font-weight-complex="normal"/>
    </style:style>
    <style:style style:name="ce593" style:family="table-cell" style:parent-style-name="Neutral" style:data-style-name="N121">
      <style:table-cell-properties fo:border-bottom="0.74pt dashed #000000" fo:border-left="0.74pt dashed #000000" fo:border-right="none" fo:border-top="none"/>
      <style:text-properties fo:font-size="10pt" fo:font-weight="normal"/>
      <style:map style:condition="cell-content()&lt;-0.5" style:apply-style-name="Bad" style:base-cell-address="Sheet1.AL21"/>
      <style:map style:condition="cell-content()&gt;=0.5" style:apply-style-name="Bad" style:base-cell-address="Sheet1.AL21"/>
      <style:map style:condition="cell-content-is-between(-0.5,0.5)" style:apply-style-name="Good" style:base-cell-address="Sheet1.AL21"/>
    </style:style>
    <style:style style:name="ce594" style:family="table-cell" style:parent-style-name="Neutral" style:data-style-name="N121">
      <style:table-cell-properties fo:border-bottom="0.74pt dashed #000000" fo:border-left="0.74pt dashed #000000" fo:border-right="none" fo:border-top="0.74pt dashed #000000"/>
      <style:text-properties fo:font-size="10pt" fo:font-weight="normal"/>
      <style:map style:condition="cell-content()&lt;-0.5" style:apply-style-name="Bad" style:base-cell-address="Sheet1.AL21"/>
      <style:map style:condition="cell-content()&gt;=0.5" style:apply-style-name="Bad" style:base-cell-address="Sheet1.AL21"/>
      <style:map style:condition="cell-content-is-between(-0.5,0.5)" style:apply-style-name="Good" style:base-cell-address="Sheet1.AL21"/>
    </style:style>
    <style:style style:name="ce595" style:family="table-cell" style:parent-style-name="Neutral" style:data-style-name="N121">
      <style:table-cell-properties fo:border-bottom="none" fo:border-left="0.74pt dashed #000000" fo:border-right="none" fo:border-top="0.74pt dashed #000000"/>
      <style:text-properties fo:font-size="10pt" fo:font-weight="normal"/>
      <style:map style:condition="cell-content()&lt;-0.5" style:apply-style-name="Bad" style:base-cell-address="Sheet1.AL21"/>
      <style:map style:condition="cell-content()&gt;=0.5" style:apply-style-name="Bad" style:base-cell-address="Sheet1.AL21"/>
      <style:map style:condition="cell-content-is-between(-0.5,0.5)" style:apply-style-name="Good" style:base-cell-address="Sheet1.AL21"/>
    </style:style>
    <style:style style:name="ce233" style:family="table-cell" style:parent-style-name="Default">
      <style:table-cell-properties style:text-align-source="value-type" style:repeat-content="false" fo:border="none"/>
      <style:paragraph-properties fo:margin-left="0in"/>
      <style:text-properties fo:font-size="10pt"/>
    </style:style>
    <style:style style:name="ce623" style:family="table-cell" style:parent-style-name="Default">
      <style:table-cell-properties fo:border="none"/>
      <style:text-properties fo:font-size="10pt"/>
    </style:style>
    <style:style style:name="ce624" style:family="table-cell" style:parent-style-name="Default">
      <style:table-cell-properties fo:border="none"/>
      <style:text-properties fo:font-size="10pt" fo:font-weight="normal" style:font-weight-asian="normal" style:font-weight-complex="normal"/>
    </style:style>
    <style:style style:name="ce236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  <style:text-properties fo:font-size="10pt" fo:font-weight="normal"/>
    </style:style>
    <style:style style:name="ce600" style:family="table-cell" style:parent-style-name="Neutral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&lt;-0.5" style:apply-style-name="Bad" style:base-cell-address="Sheet1.AL21"/>
      <style:map style:condition="cell-content()&gt;=0.5" style:apply-style-name="Bad" style:base-cell-address="Sheet1.AL21"/>
      <style:map style:condition="cell-content-is-between(-0.5,0.5)" style:apply-style-name="Good" style:base-cell-address="Sheet1.AL21"/>
    </style:style>
    <style:style style:name="ce601" style:family="table-cell" style:parent-style-name="Neutral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&lt;-0.5" style:apply-style-name="Bad" style:base-cell-address="Sheet1.AL21"/>
      <style:map style:condition="cell-content()&gt;=0.5" style:apply-style-name="Bad" style:base-cell-address="Sheet1.AL21"/>
      <style:map style:condition="cell-content-is-between(-0.5,0.5)" style:apply-style-name="Good" style:base-cell-address="Sheet1.AL21"/>
    </style:style>
    <style:style style:name="ce602" style:family="table-cell" style:parent-style-name="Neutral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&lt;-0.5" style:apply-style-name="Bad" style:base-cell-address="Sheet1.AL21"/>
      <style:map style:condition="cell-content()&gt;=0.5" style:apply-style-name="Bad" style:base-cell-address="Sheet1.AL21"/>
      <style:map style:condition="cell-content-is-between(-0.5,0.5)" style:apply-style-name="Good" style:base-cell-address="Sheet1.AL21"/>
    </style:style>
    <style:style style:name="ce238" style:family="table-cell" style:parent-style-name="Default" style:data-style-name="N121">
      <style:table-cell-properties fo:border="none"/>
      <style:text-properties fo:font-weight="normal"/>
    </style:style>
    <style:style style:name="ce636" style:family="table-cell" style:parent-style-name="Default">
      <style:table-cell-properties fo:border-bottom="none" fo:border-left="none" fo:border-right="0.74pt dotted #000000" fo:border-top="none"/>
      <style:text-properties fo:font-size="10pt" fo:font-weight="normal" style:font-weight-asian="normal" style:font-weight-complex="normal"/>
    </style:style>
    <style:style style:name="ce240" style:family="table-cell" style:parent-style-name="Default" style:data-style-name="N0">
      <style:table-cell-properties fo:border-bottom="2.24pt solid #000000" style:text-align-source="fix" style:repeat-content="false" fo:border-left="none" fo:border-right="0.74pt dotted #000000" fo:border-top="none"/>
      <style:paragraph-properties fo:text-align="end" fo:margin-left="0in"/>
      <style:text-properties fo:font-size="10pt"/>
    </style:style>
    <style:style style:name="ce241" style:family="table-cell" style:parent-style-name="Default" style:data-style-name="N121">
      <style:table-cell-properties fo:border-bottom="none" fo:border-left="none" fo:border-right="0.74pt dotted #000000" fo:border-top="none"/>
      <style:text-properties fo:font-weight="normal"/>
    </style:style>
    <style:style style:name="ce242" style:family="table-cell" style:parent-style-name="Default">
      <style:table-cell-properties fo:border-bottom="0.74pt solid #000000" style:text-align-source="value-type" style:repeat-content="false" fo:border-left="0.74pt dotted #000000" fo:border-right="none" fo:border-top="none"/>
      <style:paragraph-properties fo:margin-left="0in"/>
      <style:text-properties fo:font-size="10pt"/>
    </style:style>
    <style:style style:name="ce243" style:family="table-cell" style:parent-style-name="Default">
      <style:table-cell-properties fo:border-bottom="none" style:text-align-source="value-type" style:repeat-content="false" fo:border-left="0.74pt dotted #000000" fo:border-right="none" fo:border-top="0.74pt solid #000000"/>
      <style:paragraph-properties fo:margin-left="0in"/>
      <style:text-properties fo:font-size="10pt"/>
    </style:style>
    <style:style style:name="ce244" style:family="table-cell" style:parent-style-name="Default">
      <style:table-cell-properties fo:border-bottom="none" fo:border-left="0.74pt dotted #000000" fo:border-right="none" fo:border-top="none"/>
      <style:text-properties fo:font-size="10pt"/>
    </style:style>
    <style:style style:name="ce245" style:family="table-cell" style:parent-style-name="Default" style:data-style-name="N121">
      <style:table-cell-properties fo:border-bottom="none" fo:border-left="0.74pt dotted #000000" fo:border-right="none" fo:border-top="2.24pt solid #000000"/>
      <style:text-properties fo:font-size="10pt" fo:font-weight="bold" style:font-weight-asian="bold" style:font-weight-complex="bold"/>
    </style:style>
    <style:style style:name="ce246" style:family="table-cell" style:parent-style-name="Default" style:data-style-name="N121">
      <style:table-cell-properties fo:border-bottom="none" fo:border-left="0.74pt dotted #000000" fo:border-right="none" fo:border-top="none"/>
      <style:text-properties fo:font-size="10pt" fo:font-weight="bold" style:font-weight-asian="bold" style:font-weight-complex="bold"/>
    </style:style>
    <style:style style:name="ce612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613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614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248" style:family="table-cell" style:parent-style-name="Default" style:data-style-name="N121">
      <style:table-cell-properties fo:border-bottom="none" fo:border-left="0.74pt dotted #000000" fo:border-right="none" fo:border-top="none"/>
      <style:text-properties fo:font-weight="bold" style:font-weight-asian="bold" style:font-weight-complex="bold"/>
    </style:style>
    <style:style style:name="ce249" style:family="table-cell" style:parent-style-name="Default" style:data-style-name="N121">
      <style:table-cell-properties fo:border-bottom="0.74pt solid #000000" fo:border-left="0.74pt dotted #000000" fo:border-right="none" fo:border-top="none"/>
      <style:text-properties fo:font-size="10pt" fo:font-weight="bold" style:font-weight-asian="bold" style:font-weight-complex="bold"/>
    </style:style>
    <style:style style:name="ce250" style:family="table-cell" style:parent-style-name="Default" style:data-style-name="N121">
      <style:table-cell-properties fo:border-bottom="none" fo:border-left="0.74pt dotted #000000" fo:border-right="none" fo:border-top="0.74pt solid #000000"/>
      <style:text-properties fo:font-size="10pt" fo:font-weight="bold" style:font-weight-asian="bold" style:font-weight-complex="bold"/>
    </style:style>
    <style:style style:name="ce251" style:family="table-cell" style:parent-style-name="Default" style:data-style-name="N121">
      <style:table-cell-properties fo:border-bottom="none" fo:border-left="none" fo:border-right="none" fo:border-top="2.24pt solid #000000"/>
      <style:text-properties fo:font-size="10pt" fo:font-weight="bold" style:font-weight-asian="bold" style:font-weight-complex="bold"/>
    </style:style>
    <style:style style:name="ce619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620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621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253" style:family="table-cell" style:parent-style-name="Default">
      <style:table-cell-properties fo:border-bottom="none" fo:border-left="none" fo:border-right="0.74pt dotted #000000" fo:border-top="none"/>
      <style:text-properties fo:font-size="10pt" fo:font-weight="bold" style:font-weight-asian="bold" style:font-weight-complex="bold"/>
    </style:style>
    <style:style style:name="ce254" style:family="table-cell" style:parent-style-name="Default">
      <style:table-cell-properties fo:border-bottom="2.24pt solid #000000" style:text-align-source="fix" style:repeat-content="false" fo:border-left="0.74pt dotted #000000" fo:border-right="0.74pt dotted #000000" fo:border-top="none"/>
      <style:paragraph-properties fo:text-align="end" fo:margin-left="0in"/>
      <style:text-properties fo:font-size="10pt"/>
    </style:style>
    <style:style style:name="ce255" style:family="table-cell" style:parent-style-name="Default" style:data-style-name="N121">
      <style:table-cell-properties fo:border-bottom="none" fo:border-left="none" fo:border-right="0.74pt dotted #000000" fo:border-top="2.24pt solid #000000"/>
      <style:text-properties fo:font-size="10pt" fo:font-weight="bold" style:font-weight-asian="bold" style:font-weight-complex="bold"/>
    </style:style>
    <style:style style:name="ce256" style:family="table-cell" style:parent-style-name="Default" style:data-style-name="N121">
      <style:table-cell-properties fo:border-bottom="none" fo:border-left="none" fo:border-right="0.74pt dotted #000000" fo:border-top="none"/>
      <style:text-properties fo:font-size="10pt" fo:font-weight="bold" style:font-weight-asian="bold" style:font-weight-complex="bold"/>
    </style:style>
    <style:style style:name="ce626" style:family="table-cell" style:parent-style-name="Default" style:data-style-name="N121">
      <style:table-cell-properties fo:border-bottom="0.74pt dashed #000000" fo:border-left="none" fo:border-right="0.74pt dotted #000000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627" style:family="table-cell" style:parent-style-name="Default" style:data-style-name="N121">
      <style:table-cell-properties fo:border-bottom="0.74pt dashed #000000" fo:border-left="none" fo:border-right="0.74pt dotte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628" style:family="table-cell" style:parent-style-name="Default" style:data-style-name="N121">
      <style:table-cell-properties fo:border-bottom="none" fo:border-left="none" fo:border-right="0.74pt dotte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O21"/>
      <style:map style:condition="cell-content()!=[.AI21]" style:apply-style-name="Bad" style:base-cell-address="Sheet1.AO21"/>
    </style:style>
    <style:style style:name="ce258" style:family="table-cell" style:parent-style-name="Default" style:data-style-name="N121">
      <style:table-cell-properties fo:border-bottom="none" fo:border-left="none" fo:border-right="0.74pt dotted #000000" fo:border-top="none"/>
      <style:text-properties fo:font-weight="bold" style:font-weight-asian="bold" style:font-weight-complex="bold"/>
    </style:style>
    <style:style style:name="ce259" style:family="table-cell" style:parent-style-name="Default" style:data-style-name="N121">
      <style:table-cell-properties fo:border-bottom="0.74pt solid #000000" fo:border-left="none" fo:border-right="0.74pt dotted #000000" fo:border-top="none"/>
      <style:text-properties fo:font-size="10pt" fo:font-weight="bold" style:font-weight-asian="bold" style:font-weight-complex="bold"/>
    </style:style>
    <style:style style:name="ce260" style:family="table-cell" style:parent-style-name="Default" style:data-style-name="N121">
      <style:table-cell-properties fo:border-bottom="none" fo:border-left="none" fo:border-right="0.74pt dotted #000000" fo:border-top="0.74pt solid #000000"/>
      <style:text-properties fo:font-size="10pt" fo:font-weight="bold" style:font-weight-asian="bold" style:font-weight-complex="bold"/>
    </style:style>
    <style:style style:name="ce632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633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634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262" style:family="table-cell" style:parent-style-name="Default" style:data-style-name="N121">
      <style:table-cell-properties fo:border-bottom="0.74pt solid #000000" fo:border-left="0.74pt dotted #000000" fo:border-right="none" fo:border-top="none"/>
      <style:text-properties fo:font-weight="bold" style:font-weight-asian="bold" style:font-weight-complex="bold"/>
    </style:style>
    <style:style style:name="ce263" style:family="table-cell" style:parent-style-name="Default" style:data-style-name="N121">
      <style:table-cell-properties fo:border-bottom="none" fo:border-left="0.74pt dotted #000000" fo:border-right="none" fo:border-top="0.74pt solid #000000"/>
      <style:text-properties fo:font-weight="bold" style:font-weight-asian="bold" style:font-weight-complex="bold"/>
    </style:style>
    <style:style style:name="ce637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638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639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265" style:family="table-cell" style:parent-style-name="Default" style:data-style-name="N121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66" style:family="table-cell" style:parent-style-name="Default" style:data-style-name="N121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42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643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644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weight="bold" style:font-weight-asian="bold" style:font-weight-complex="bold"/>
      <style:map style:condition="cell-content()=[.AI21]" style:apply-style-name="Good" style:base-cell-address="Sheet1.AR21"/>
      <style:map style:condition="cell-content()!=[.AI21]" style:apply-style-name="Bad" style:base-cell-address="Sheet1.AR21"/>
    </style:style>
    <style:style style:name="ce268" style:family="table-cell" style:parent-style-name="Default" style:data-style-name="N121">
      <style:table-cell-properties fo:border-bottom="0.74pt solid #000000" fo:border-left="none" fo:border-right="0.74pt dashed #000000" fo:border-top="none"/>
      <style:text-properties fo:font-weight="bold" style:font-weight-asian="bold" style:font-weight-complex="bold"/>
    </style:style>
    <style:style style:name="ce269" style:family="table-cell" style:parent-style-name="Default" style:data-style-name="N121">
      <style:table-cell-properties fo:border-bottom="none" fo:border-left="none" fo:border-right="0.74pt dashed #000000" fo:border-top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value-type" style:repeat-content="false" fo:border-left="0.74pt dashed #000000" fo:border-right="none" fo:border-top="none"/>
      <style:paragraph-properties fo:margin-left="0in"/>
      <style:text-properties fo:font-size="10pt" fo:font-weight="normal" style:font-weight-asian="normal" style:font-weight-complex="normal"/>
    </style:style>
    <style:style style:name="ce271" style:family="table-cell" style:parent-style-name="Default">
      <style:table-cell-properties fo:border-bottom="0.74pt solid #000000" style:text-align-source="value-type" style:repeat-content="false" fo:border-left="0.74pt dashed #000000" fo:border-right="none" fo:border-top="none"/>
      <style:paragraph-properties fo:margin-left="0in"/>
      <style:text-properties fo:font-size="10pt" fo:font-weight="normal" style:font-weight-asian="normal" style:font-weight-complex="normal"/>
    </style:style>
    <style:style style:name="ce272" style:family="table-cell" style:parent-style-name="Default">
      <style:table-cell-properties fo:border-bottom="none" style:text-align-source="value-type" style:repeat-content="false" fo:border-left="0.74pt dashed #000000" fo:border-right="none" fo:border-top="0.74pt solid #000000"/>
      <style:paragraph-properties fo:margin-left="0in"/>
      <style:text-properties fo:font-size="10pt" fo:font-weight="normal" style:font-weight-asian="normal" style:font-weight-complex="normal"/>
    </style:style>
    <style:style style:name="ce273" style:family="table-cell" style:parent-style-name="Default">
      <style:table-cell-properties fo:border-bottom="none" fo:border-left="0.74pt dashed #000000" fo:border-right="none" fo:border-top="none"/>
      <style:text-properties fo:font-size="10pt" fo:font-weight="normal" style:font-weight-asian="normal" style:font-weight-complex="normal"/>
    </style:style>
    <style:style style:name="ce274" style:family="table-cell" style:parent-style-name="Default">
      <style:table-cell-properties fo:border-bottom="2.24pt solid #000000" style:text-align-source="fix" style:repeat-content="false" fo:border-left="0.74pt dashed #000000" fo:border-right="none" fo:border-top="none"/>
      <style:paragraph-properties fo:text-align="end" fo:margin-left="0in"/>
      <style:text-properties fo:font-size="10pt" fo:font-weight="normal" style:font-weight-asian="normal" style:font-weight-complex="normal"/>
    </style:style>
    <style:style style:name="ce275" style:family="table-cell" style:parent-style-name="Default" style:data-style-name="N121">
      <style:table-cell-properties fo:border-bottom="none" fo:border-left="0.74pt dashed #000000" fo:border-right="none" fo:border-top="2.24pt solid #000000"/>
      <style:text-properties fo:font-size="10pt" fo:font-weight="normal" style:font-weight-asian="normal" style:font-weight-complex="normal"/>
    </style:style>
    <style:style style:name="ce276" style:family="table-cell" style:parent-style-name="Default" style:data-style-name="N121">
      <style:table-cell-properties fo:border-bottom="none" fo:border-left="0.74pt dashed #000000" fo:border-right="none" fo:border-top="none"/>
      <style:text-properties fo:font-size="10pt" fo:font-weight="normal" style:font-weight-asian="normal" style:font-weight-complex="normal"/>
    </style:style>
    <style:style style:name="ce654" style:family="table-cell" style:parent-style-name="Default" style:data-style-name="N121">
      <style:table-cell-properties fo:border-bottom="0.74pt dashed #000000" fo:border-left="0.74pt dashed #000000" fo:border-right="none" fo:border-top="none"/>
      <style:text-properties fo:font-weight="normal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655" style:family="table-cell" style:parent-style-name="Default" style:data-style-name="N121">
      <style:table-cell-properties fo:border-bottom="0.74pt dashed #000000" fo:border-left="0.74pt dashed #000000" fo:border-right="none" fo:border-top="0.74pt dashed #000000"/>
      <style:text-properties fo:font-weight="normal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656" style:family="table-cell" style:parent-style-name="Default" style:data-style-name="N121">
      <style:table-cell-properties fo:border-bottom="none" fo:border-left="0.74pt dashed #000000" fo:border-right="none" fo:border-top="0.74pt dashed #000000"/>
      <style:text-properties fo:font-weight="normal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278" style:family="table-cell" style:parent-style-name="Default" style:data-style-name="N121">
      <style:table-cell-properties fo:border-bottom="none" fo:border-left="0.74pt dashed #000000" fo:border-right="none" fo:border-top="none"/>
      <style:text-properties fo:font-weight="normal" style:font-weight-asian="normal" style:font-weight-complex="normal"/>
    </style:style>
    <style:style style:name="ce279" style:family="table-cell" style:parent-style-name="Default" style:data-style-name="N121">
      <style:table-cell-properties fo:border-bottom="0.74pt solid #000000" fo:border-left="0.74pt dashed #000000" fo:border-right="none" fo:border-top="none"/>
      <style:text-properties fo:font-size="10pt" fo:font-weight="normal" style:font-weight-asian="normal" style:font-weight-complex="normal"/>
    </style:style>
    <style:style style:name="ce280" style:family="table-cell" style:parent-style-name="Default" style:data-style-name="N121">
      <style:table-cell-properties fo:border-bottom="none" fo:border-left="0.74pt dashed #000000" fo:border-right="none" fo:border-top="0.74pt solid #000000"/>
      <style:text-properties fo:font-size="10pt" fo:font-weight="normal" style:font-weight-asian="normal" style:font-weight-complex="normal"/>
    </style:style>
    <style:style style:name="ce734" style:family="table-cell" style:parent-style-name="Default">
      <style:table-cell-properties style:text-align-source="value-type" style:repeat-content="false" fo:border="none"/>
      <style:paragraph-properties fo:margin-left="0in"/>
      <style:text-properties fo:font-size="10pt" fo:font-weight="normal" style:font-weight-asian="normal" style:font-weight-complex="normal"/>
    </style:style>
    <style:style style:name="ce282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  <style:text-properties fo:font-size="10pt" fo:font-weight="normal" style:font-weight-asian="normal" style:font-weight-complex="normal"/>
    </style:style>
    <style:style style:name="ce283" style:family="table-cell" style:parent-style-name="Default">
      <style:table-cell-properties fo:border-bottom="none" style:text-align-source="value-type" style:repeat-content="false" fo:border-left="none" fo:border-right="none" fo:border-top="0.74pt solid #000000"/>
      <style:paragraph-properties fo:margin-left="0in"/>
      <style:text-properties fo:font-size="10pt" fo:font-weight="normal" style:font-weight-asian="normal" style:font-weight-complex="normal"/>
    </style:style>
    <style:style style:name="ce284" style:family="table-cell" style:parent-style-name="Default">
      <style:text-properties fo:font-size="10pt" fo:font-weight="normal" style:font-weight-asian="normal" style:font-weight-complex="normal"/>
    </style:style>
    <style:style style:name="ce285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normal" style:font-weight-asian="normal" style:font-weight-complex="normal"/>
    </style:style>
    <style:style style:name="ce286" style:family="table-cell" style:parent-style-name="Default" style:data-style-name="N121">
      <style:table-cell-properties fo:border-bottom="none" fo:border-left="none" fo:border-right="none" fo:border-top="2.24pt solid #000000"/>
      <style:text-properties fo:font-size="10pt" fo:font-weight="normal" style:font-weight-asian="normal" style:font-weight-complex="normal"/>
    </style:style>
    <style:style style:name="ce287" style:family="table-cell" style:parent-style-name="Default" style:data-style-name="N121">
      <style:table-cell-properties fo:border="none"/>
      <style:text-properties fo:font-size="10pt" fo:font-weight="normal" style:font-weight-asian="normal" style:font-weight-complex="normal"/>
    </style:style>
    <style:style style:name="ce667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668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669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289" style:family="table-cell" style:parent-style-name="Default" style:data-style-name="N121">
      <style:table-cell-properties fo:border="none"/>
      <style:text-properties fo:font-weight="normal" style:font-weight-asian="normal" style:font-weight-complex="normal"/>
    </style:style>
    <style:style style:name="ce290" style:family="table-cell" style:parent-style-name="Default" style:data-style-name="N121">
      <style:table-cell-properties fo:border-bottom="0.74pt solid #000000" fo:border-left="none" fo:border-right="none" fo:border-top="none"/>
      <style:text-properties fo:font-size="10pt" fo:font-weight="normal" style:font-weight-asian="normal" style:font-weight-complex="normal"/>
    </style:style>
    <style:style style:name="ce291" style:family="table-cell" style:parent-style-name="Default" style:data-style-name="N121">
      <style:table-cell-properties fo:border-bottom="none" fo:border-left="none" fo:border-right="none" fo:border-top="0.74pt solid #000000"/>
      <style:text-properties fo:font-size="10pt" fo:font-weight="normal" style:font-weight-asian="normal" style:font-weight-complex="normal"/>
    </style:style>
    <style:style style:name="ce774" style:family="table-cell" style:parent-style-name="Default">
      <style:table-cell-properties fo:border-bottom="none" style:text-align-source="value-type" style:repeat-content="false" fo:border-left="none" fo:border-right="0.74pt dotted #000000" fo:border-top="none"/>
      <style:paragraph-properties fo:margin-left="0in"/>
      <style:text-properties fo:font-size="10pt" fo:font-weight="normal" style:font-weight-asian="normal" style:font-weight-complex="normal"/>
    </style:style>
    <style:style style:name="ce293" style:family="table-cell" style:parent-style-name="Default">
      <style:table-cell-properties fo:border-bottom="0.74pt solid #000000" style:text-align-source="value-type" style:repeat-content="false" fo:border-left="none" fo:border-right="0.74pt dotted #000000" fo:border-top="none"/>
      <style:paragraph-properties fo:margin-left="0in"/>
      <style:text-properties fo:font-size="10pt" fo:font-weight="normal" style:font-weight-asian="normal" style:font-weight-complex="normal"/>
    </style:style>
    <style:style style:name="ce294" style:family="table-cell" style:parent-style-name="Default">
      <style:table-cell-properties fo:border-bottom="none" style:text-align-source="value-type" style:repeat-content="false" fo:border-left="none" fo:border-right="0.74pt dotted #000000" fo:border-top="0.74pt solid #000000"/>
      <style:paragraph-properties fo:margin-left="0in"/>
      <style:text-properties fo:font-size="10pt" fo:font-weight="normal" style:font-weight-asian="normal" style:font-weight-complex="normal"/>
    </style:style>
    <style:style style:name="ce295" style:family="table-cell" style:parent-style-name="Default">
      <style:table-cell-properties fo:border-bottom="none" fo:border-left="none" fo:border-right="0.74pt dashed #000000" fo:border-top="none"/>
      <style:text-properties fo:font-size="10pt" fo:font-weight="normal" style:font-weight-asian="normal" style:font-weight-complex="normal"/>
    </style:style>
    <style:style style:name="ce296" style:family="table-cell" style:parent-style-name="Default" style:data-style-name="N121">
      <style:table-cell-properties fo:border-bottom="none" fo:border-left="none" fo:border-right="0.74pt dotted #000000" fo:border-top="2.24pt solid #000000"/>
      <style:text-properties fo:font-size="10pt" fo:font-weight="normal" style:font-weight-asian="normal" style:font-weight-complex="normal"/>
    </style:style>
    <style:style style:name="ce297" style:family="table-cell" style:parent-style-name="Default" style:data-style-name="N121">
      <style:table-cell-properties fo:border-bottom="none" fo:border-left="none" fo:border-right="0.74pt dotted #000000" fo:border-top="none"/>
      <style:text-properties fo:font-size="10pt" fo:font-weight="normal" style:font-weight-asian="normal" style:font-weight-complex="normal"/>
    </style:style>
    <style:style style:name="ce298" style:family="table-cell" style:parent-style-name="Default" style:data-style-name="N121">
      <style:table-cell-properties fo:border-bottom="none" fo:border-left="none" fo:border-right="0.74pt dotted #000000" fo:border-top="none"/>
      <style:text-properties fo:font-weight="normal" style:font-weight-asian="normal" style:font-weight-complex="normal"/>
    </style:style>
    <style:style style:name="ce299" style:family="table-cell" style:parent-style-name="Default" style:data-style-name="N121">
      <style:table-cell-properties fo:border-bottom="0.74pt solid #000000" fo:border-left="none" fo:border-right="0.74pt dotted #000000" fo:border-top="none"/>
      <style:text-properties fo:font-size="10pt" fo:font-weight="normal" style:font-weight-asian="normal" style:font-weight-complex="normal"/>
    </style:style>
    <style:style style:name="ce300" style:family="table-cell" style:parent-style-name="Default" style:data-style-name="N121">
      <style:table-cell-properties fo:border-bottom="none" fo:border-left="none" fo:border-right="0.74pt dotted #000000" fo:border-top="0.74pt solid #000000"/>
      <style:text-properties fo:font-size="10pt" fo:font-weight="normal" style:font-weight-asian="normal" style:font-weight-complex="normal"/>
    </style:style>
    <style:style style:name="ce682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683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684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685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686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687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303" style:family="table-cell" style:parent-style-name="Default" style:data-style-name="N121">
      <style:table-cell-properties fo:border-bottom="none" fo:border-left="none" fo:border-right="0.74pt dashed #000000" fo:border-top="2.24pt solid #000000"/>
      <style:text-properties fo:font-size="10pt" fo:font-weight="bold" style:font-weight-asian="bold" style:font-weight-complex="bold"/>
    </style:style>
    <style:style style:name="ce689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690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691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AX21"/>
      <style:map style:condition="cell-content()!=[.AI21]" style:apply-style-name="Bad" style:base-cell-address="Sheet1.AX21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6" style:family="table-cell" style:parent-style-name="Default" style:data-style-name="N121">
      <style:table-cell-properties fo:border-bottom="none" fo:border-left="0.74pt dashed #000000" fo:border-right="none" fo:border-top="2.24pt solid #000000"/>
      <style:text-properties fo:font-size="10pt" fo:font-weight="normal" style:font-weight-asian="bold" style:font-weight-complex="bold"/>
    </style:style>
    <style:style style:name="ce307" style:family="table-cell" style:parent-style-name="Default" style:data-style-name="N121">
      <style:table-cell-properties fo:border-bottom="none" fo:border-left="0.74pt dashed #000000" fo:border-right="none" fo:border-top="none"/>
      <style:text-properties fo:font-size="10pt" fo:font-weight="normal" style:font-weight-asian="bold" style:font-weight-complex="bold"/>
    </style:style>
    <style:style style:name="ce695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 style:font-weight-asian="bold" style:font-weight-complex="bold"/>
      <style:map style:condition="cell-content()&lt;-0.5" style:apply-style-name="Bad" style:base-cell-address="Sheet1.BA21"/>
      <style:map style:condition="cell-content()&gt;=0.5" style:apply-style-name="Bad" style:base-cell-address="Sheet1.BA21"/>
      <style:map style:condition="cell-content-is-between(-0.5,0.5)" style:apply-style-name="Good" style:base-cell-address="Sheet1.BA21"/>
    </style:style>
    <style:style style:name="ce696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 style:font-weight-asian="bold" style:font-weight-complex="bold"/>
      <style:map style:condition="cell-content()&lt;-0.5" style:apply-style-name="Bad" style:base-cell-address="Sheet1.BA21"/>
      <style:map style:condition="cell-content()&gt;=0.5" style:apply-style-name="Bad" style:base-cell-address="Sheet1.BA21"/>
      <style:map style:condition="cell-content-is-between(-0.5,0.5)" style:apply-style-name="Good" style:base-cell-address="Sheet1.BA21"/>
    </style:style>
    <style:style style:name="ce697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 style:font-weight-asian="bold" style:font-weight-complex="bold"/>
      <style:map style:condition="cell-content()&lt;-0.5" style:apply-style-name="Bad" style:base-cell-address="Sheet1.BA21"/>
      <style:map style:condition="cell-content()&gt;=0.5" style:apply-style-name="Bad" style:base-cell-address="Sheet1.BA21"/>
      <style:map style:condition="cell-content-is-between(-0.5,0.5)" style:apply-style-name="Good" style:base-cell-address="Sheet1.BA21"/>
    </style:style>
    <style:style style:name="ce309" style:family="table-cell" style:parent-style-name="Default" style:data-style-name="N121">
      <style:text-properties fo:font-weight="normal" style:font-weight-asian="bold" style:font-weight-complex="bold"/>
    </style:style>
    <style:style style:name="ce310" style:family="table-cell" style:parent-style-name="Default" style:data-style-name="N121">
      <style:table-cell-properties fo:border-bottom="0.74pt solid #000000" fo:border-left="none" fo:border-right="none" fo:border-top="none"/>
      <style:text-properties fo:font-weight="normal" style:font-weight-asian="bold" style:font-weight-complex="bold"/>
    </style:style>
    <style:style style:name="ce311" style:family="table-cell" style:parent-style-name="Default" style:data-style-name="N121">
      <style:table-cell-properties fo:border-bottom="none" fo:border-left="none" fo:border-right="none" fo:border-top="0.74pt solid #000000"/>
      <style:text-properties fo:font-weight="normal" style:font-weight-asian="bold" style:font-weight-complex="bold"/>
    </style:style>
    <style:style style:name="ce312" style:family="table-cell" style:parent-style-name="Default" style:data-style-name="N121">
      <style:table-cell-properties fo:border-bottom="none" fo:border-left="none" fo:border-right="none" fo:border-top="2.24pt solid #000000"/>
      <style:text-properties fo:font-size="10pt" fo:font-weight="normal" style:font-weight-asian="bold" style:font-weight-complex="bold"/>
    </style:style>
    <style:style style:name="ce313" style:family="table-cell" style:parent-style-name="Default" style:data-style-name="N121">
      <style:table-cell-properties fo:border="none"/>
      <style:text-properties fo:font-size="10pt" fo:font-weight="normal" style:font-weight-asian="bold" style:font-weight-complex="bold"/>
    </style:style>
    <style:style style:name="ce314" style:family="table-cell" style:parent-style-name="Default" style:data-style-name="N121">
      <style:table-cell-properties fo:border-bottom="none" fo:border-left="none" fo:border-right="0.74pt dotted #000000" fo:border-top="2.24pt solid #000000"/>
      <style:text-properties fo:font-size="10pt" fo:font-weight="normal" style:font-weight-asian="bold" style:font-weight-complex="bold"/>
    </style:style>
    <style:style style:name="ce315" style:family="table-cell" style:parent-style-name="Default" style:data-style-name="N121">
      <style:table-cell-properties fo:border-bottom="none" fo:border-left="none" fo:border-right="0.74pt dotted #000000" fo:border-top="none"/>
      <style:text-properties fo:font-size="10pt" fo:font-weight="normal" style:font-weight-asian="bold" style:font-weight-complex="bold"/>
    </style:style>
    <style:style style:name="ce705" style:family="table-cell" style:parent-style-name="Default" style:data-style-name="N121">
      <style:table-cell-properties fo:border-bottom="0.74pt dashed #000000" fo:border-left="none" fo:border-right="0.74pt dotted #000000" fo:border-top="none"/>
      <style:text-properties fo:font-weight="normal" style:font-weight-asian="bold" style:font-weight-complex="bold"/>
      <style:map style:condition="cell-content()&lt;-0.5" style:apply-style-name="Bad" style:base-cell-address="Sheet1.BA21"/>
      <style:map style:condition="cell-content()&gt;=0.5" style:apply-style-name="Bad" style:base-cell-address="Sheet1.BA21"/>
      <style:map style:condition="cell-content-is-between(-0.5,0.5)" style:apply-style-name="Good" style:base-cell-address="Sheet1.BA21"/>
    </style:style>
    <style:style style:name="ce706" style:family="table-cell" style:parent-style-name="Default" style:data-style-name="N121">
      <style:table-cell-properties fo:border-bottom="0.74pt dashed #000000" fo:border-left="none" fo:border-right="0.74pt dotted #000000" fo:border-top="0.74pt dashed #000000"/>
      <style:text-properties fo:font-weight="normal" style:font-weight-asian="bold" style:font-weight-complex="bold"/>
      <style:map style:condition="cell-content()&lt;-0.5" style:apply-style-name="Bad" style:base-cell-address="Sheet1.BA21"/>
      <style:map style:condition="cell-content()&gt;=0.5" style:apply-style-name="Bad" style:base-cell-address="Sheet1.BA21"/>
      <style:map style:condition="cell-content-is-between(-0.5,0.5)" style:apply-style-name="Good" style:base-cell-address="Sheet1.BA21"/>
    </style:style>
    <style:style style:name="ce707" style:family="table-cell" style:parent-style-name="Default" style:data-style-name="N121">
      <style:table-cell-properties fo:border-bottom="none" fo:border-left="none" fo:border-right="0.74pt dotted #000000" fo:border-top="0.74pt dashed #000000"/>
      <style:text-properties fo:font-weight="normal" style:font-weight-asian="bold" style:font-weight-complex="bold"/>
      <style:map style:condition="cell-content()&lt;-0.5" style:apply-style-name="Bad" style:base-cell-address="Sheet1.BA21"/>
      <style:map style:condition="cell-content()&gt;=0.5" style:apply-style-name="Bad" style:base-cell-address="Sheet1.BA21"/>
      <style:map style:condition="cell-content-is-between(-0.5,0.5)" style:apply-style-name="Good" style:base-cell-address="Sheet1.BA21"/>
    </style:style>
    <style:style style:name="ce317" style:family="table-cell" style:parent-style-name="Default" style:data-style-name="N121">
      <style:table-cell-properties fo:border-bottom="none" fo:border-left="none" fo:border-right="0.74pt dotted #000000" fo:border-top="none"/>
      <style:text-properties fo:font-weight="normal" style:font-weight-asian="bold" style:font-weight-complex="bold"/>
    </style:style>
    <style:style style:name="ce318" style:family="table-cell" style:parent-style-name="Default" style:data-style-name="N121">
      <style:table-cell-properties fo:border-bottom="0.74pt solid #000000" fo:border-left="none" fo:border-right="0.74pt dotted #000000" fo:border-top="none"/>
      <style:text-properties fo:font-weight="normal" style:font-weight-asian="bold" style:font-weight-complex="bold"/>
    </style:style>
    <style:style style:name="ce319" style:family="table-cell" style:parent-style-name="Default" style:data-style-name="N121">
      <style:table-cell-properties fo:border-bottom="none" fo:border-left="none" fo:border-right="0.74pt dotted #000000" fo:border-top="0.74pt solid #000000"/>
      <style:text-properties fo:font-weight="normal" style:font-weight-asian="bold" style:font-weight-complex="bold"/>
    </style:style>
    <style:style style:name="ce711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712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713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714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715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716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717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718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719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D21"/>
      <style:map style:condition="cell-content()!=[.AI21]" style:apply-style-name="Bad" style:base-cell-address="Sheet1.BD21"/>
    </style:style>
    <style:style style:name="ce323" style:family="table-cell" style:parent-style-name="Default">
      <style:table-cell-properties fo:border-bottom="none" style:text-align-source="fix" style:repeat-content="false" fo:border-left="0.74pt dashed #000000" fo:border-right="none" fo:border-top="none" style:vertical-align="middle"/>
      <style:paragraph-properties fo:text-align="start" fo:margin-left="0in"/>
      <style:text-properties fo:font-size="10pt" fo:font-weight="normal" style:font-weight-asian="normal" style:font-weight-complex="normal"/>
    </style:style>
    <style:style style:name="ce721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/>
      <style:map style:condition="cell-content()&lt;=-0.5" style:apply-style-name="Bad" style:base-cell-address="Sheet1.BG21"/>
      <style:map style:condition="cell-content()&gt;0.5" style:apply-style-name="Bad" style:base-cell-address="Sheet1.BG21"/>
      <style:map style:condition="cell-content-is-between(-0.5,0.5)" style:apply-style-name="Good" style:base-cell-address="Sheet1.BG21"/>
    </style:style>
    <style:style style:name="ce722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/>
      <style:map style:condition="cell-content()&lt;=-0.5" style:apply-style-name="Bad" style:base-cell-address="Sheet1.BG21"/>
      <style:map style:condition="cell-content()&gt;0.5" style:apply-style-name="Bad" style:base-cell-address="Sheet1.BG21"/>
      <style:map style:condition="cell-content-is-between(-0.5,0.5)" style:apply-style-name="Good" style:base-cell-address="Sheet1.BG21"/>
    </style:style>
    <style:style style:name="ce723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/>
      <style:map style:condition="cell-content()&lt;=-0.5" style:apply-style-name="Bad" style:base-cell-address="Sheet1.BG21"/>
      <style:map style:condition="cell-content()&gt;0.5" style:apply-style-name="Bad" style:base-cell-address="Sheet1.BG21"/>
      <style:map style:condition="cell-content-is-between(-0.5,0.5)" style:apply-style-name="Good" style:base-cell-address="Sheet1.BG21"/>
    </style:style>
    <style:style style:name="ce325" style:family="table-cell" style:parent-style-name="Default" style:data-style-name="N121">
      <style:table-cell-properties fo:border-bottom="none" fo:border-left="0.74pt dashed #000000" fo:border-right="none" fo:border-top="none"/>
      <style:text-properties fo:font-weight="normal" style:font-weight-asian="bold" style:font-weight-complex="bold"/>
    </style:style>
    <style:style style:name="ce326" style:family="table-cell" style:parent-style-name="Default" style:data-style-name="N121">
      <style:table-cell-properties fo:border-bottom="0.74pt solid #000000" fo:border-left="0.74pt dashed #000000" fo:border-right="none" fo:border-top="none"/>
      <style:text-properties fo:font-size="10pt" fo:font-weight="normal" style:font-weight-asian="bold" style:font-weight-complex="bold"/>
    </style:style>
    <style:style style:name="ce327" style:family="table-cell" style:parent-style-name="Default" style:data-style-name="N121">
      <style:table-cell-properties fo:border-bottom="none" fo:border-left="0.74pt dashed #000000" fo:border-right="none" fo:border-top="0.74pt solid #000000"/>
      <style:text-properties fo:font-size="10pt" fo:font-weight="normal" style:font-weight-asian="bold" style:font-weight-complex="bold"/>
    </style:style>
    <style:style style:name="ce328" style:family="table-cell" style:parent-style-name="Default" style:data-style-name="N121">
      <style:table-cell-properties fo:border="none"/>
      <style:text-properties fo:font-weight="normal" style:font-weight-asian="bold" style:font-weight-complex="bold"/>
    </style:style>
    <style:style style:name="ce329" style:family="table-cell" style:parent-style-name="Default" style:data-style-name="N121">
      <style:table-cell-properties fo:border-bottom="0.74pt solid #000000" fo:border-left="none" fo:border-right="none" fo:border-top="none"/>
      <style:text-properties fo:font-size="10pt" fo:font-weight="normal" style:font-weight-asian="bold" style:font-weight-complex="bold"/>
    </style:style>
    <style:style style:name="ce330" style:family="table-cell" style:parent-style-name="Default" style:data-style-name="N121">
      <style:table-cell-properties fo:border-bottom="none" fo:border-left="none" fo:border-right="none" fo:border-top="0.74pt solid #000000"/>
      <style:text-properties fo:font-size="10pt" fo:font-weight="normal" style:font-weight-asian="bold" style:font-weight-complex="bold"/>
    </style:style>
    <style:style style:name="ce730" style:family="table-cell" style:parent-style-name="Default" style:data-style-name="N121">
      <style:table-cell-properties fo:border-bottom="0.74pt dashed #000000" fo:border-left="none" fo:border-right="0.74pt dotted #000000" fo:border-top="none"/>
      <style:text-properties fo:font-weight="normal"/>
      <style:map style:condition="cell-content()&lt;=-0.5" style:apply-style-name="Bad" style:base-cell-address="Sheet1.BG21"/>
      <style:map style:condition="cell-content()&gt;0.5" style:apply-style-name="Bad" style:base-cell-address="Sheet1.BG21"/>
      <style:map style:condition="cell-content-is-between(-0.5,0.5)" style:apply-style-name="Good" style:base-cell-address="Sheet1.BG21"/>
    </style:style>
    <style:style style:name="ce731" style:family="table-cell" style:parent-style-name="Default" style:data-style-name="N121">
      <style:table-cell-properties fo:border-bottom="0.74pt dashed #000000" fo:border-left="none" fo:border-right="0.74pt dotted #000000" fo:border-top="0.74pt dashed #000000"/>
      <style:text-properties fo:font-weight="normal"/>
      <style:map style:condition="cell-content()&lt;=-0.5" style:apply-style-name="Bad" style:base-cell-address="Sheet1.BG21"/>
      <style:map style:condition="cell-content()&gt;0.5" style:apply-style-name="Bad" style:base-cell-address="Sheet1.BG21"/>
      <style:map style:condition="cell-content-is-between(-0.5,0.5)" style:apply-style-name="Good" style:base-cell-address="Sheet1.BG21"/>
    </style:style>
    <style:style style:name="ce732" style:family="table-cell" style:parent-style-name="Default" style:data-style-name="N121">
      <style:table-cell-properties fo:border-bottom="none" fo:border-left="none" fo:border-right="0.74pt dotted #000000" fo:border-top="0.74pt dashed #000000"/>
      <style:text-properties fo:font-weight="normal"/>
      <style:map style:condition="cell-content()&lt;=-0.5" style:apply-style-name="Bad" style:base-cell-address="Sheet1.BG21"/>
      <style:map style:condition="cell-content()&gt;0.5" style:apply-style-name="Bad" style:base-cell-address="Sheet1.BG21"/>
      <style:map style:condition="cell-content-is-between(-0.5,0.5)" style:apply-style-name="Good" style:base-cell-address="Sheet1.BG21"/>
    </style:style>
    <style:style style:name="ce332" style:family="table-cell" style:parent-style-name="Default" style:data-style-name="N121">
      <style:table-cell-properties fo:border-bottom="0.74pt solid #000000" fo:border-left="none" fo:border-right="0.74pt dotted #000000" fo:border-top="none"/>
      <style:text-properties fo:font-size="10pt" fo:font-weight="normal" style:font-weight-asian="bold" style:font-weight-complex="bold"/>
    </style:style>
    <style:style style:name="ce333" style:family="table-cell" style:parent-style-name="Default" style:data-style-name="N121">
      <style:table-cell-properties fo:border-bottom="none" fo:border-left="none" fo:border-right="0.74pt dotted #000000" fo:border-top="0.74pt solid #000000"/>
      <style:text-properties fo:font-size="10pt" fo:font-weight="normal" style:font-weight-asian="bold" style:font-weight-complex="bold"/>
    </style:style>
    <style:style style:name="ce735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36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37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38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39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40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41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42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43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J21"/>
      <style:map style:condition="cell-content()!=[.AI21]" style:apply-style-name="Bad" style:base-cell-address="Sheet1.BJ21"/>
    </style:style>
    <style:style style:name="ce744" style:family="table-cell" style:parent-style-name="Default" style:data-style-name="N121">
      <style:table-cell-properties fo:border-bottom="0.74pt dashed #000000" fo:border-left="0.74pt dashed #000000" fo:border-right="none" fo:border-top="none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745" style:family="table-cell" style:parent-style-name="Default" style:data-style-name="N121">
      <style:table-cell-properties fo:border-bottom="0.74pt dashed #000000" fo:border-left="0.74pt dashed #000000" fo:border-right="none" fo:border-top="0.74pt dashed #000000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746" style:family="table-cell" style:parent-style-name="Default" style:data-style-name="N121">
      <style:table-cell-properties fo:border-bottom="none" fo:border-left="0.74pt dashed #000000" fo:border-right="none" fo:border-top="0.74pt dashed #000000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338" style:family="table-cell" style:parent-style-name="Default" style:data-style-name="N121">
      <style:table-cell-properties fo:border-bottom="0.74pt solid #000000" fo:border-left="0.74pt dashed #000000" fo:border-right="none" fo:border-top="none"/>
      <style:text-properties fo:font-weight="normal"/>
    </style:style>
    <style:style style:name="ce339" style:family="table-cell" style:parent-style-name="Default" style:data-style-name="N121">
      <style:table-cell-properties fo:border-bottom="none" fo:border-left="0.74pt dashed #000000" fo:border-right="none" fo:border-top="0.74pt solid #000000"/>
      <style:text-properties fo:font-weight="normal"/>
    </style:style>
    <style:style style:name="ce749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750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751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341" style:family="table-cell" style:parent-style-name="Default" style:data-style-name="N121">
      <style:table-cell-properties fo:border-bottom="0.74pt solid #000000" fo:border-left="none" fo:border-right="none" fo:border-top="none"/>
      <style:text-properties fo:font-weight="normal"/>
    </style:style>
    <style:style style:name="ce342" style:family="table-cell" style:parent-style-name="Default" style:data-style-name="N121">
      <style:table-cell-properties fo:border-bottom="none" fo:border-left="none" fo:border-right="none" fo:border-top="0.74pt solid #000000"/>
      <style:text-properties fo:font-weight="normal"/>
    </style:style>
    <style:style style:name="ce343" style:family="table-cell" style:parent-style-name="Default">
      <style:table-cell-properties fo:border-bottom="none" fo:border-left="none" fo:border-right="0.74pt dotted #000000" fo:border-top="none"/>
    </style:style>
    <style:style style:name="ce755" style:family="table-cell" style:parent-style-name="Default" style:data-style-name="N121">
      <style:table-cell-properties fo:border-bottom="0.74pt dashed #000000" fo:border-left="none" fo:border-right="0.74pt dotted #000000" fo:border-top="none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756" style:family="table-cell" style:parent-style-name="Default" style:data-style-name="N121">
      <style:table-cell-properties fo:border-bottom="0.74pt dashed #000000" fo:border-left="none" fo:border-right="0.74pt dotted #000000" fo:border-top="0.74pt dashed #000000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757" style:family="table-cell" style:parent-style-name="Default" style:data-style-name="N121">
      <style:table-cell-properties fo:border-bottom="none" fo:border-left="none" fo:border-right="0.74pt dotted #000000" fo:border-top="0.74pt dashed #000000"/>
      <style:text-properties fo:font-weight="normal"/>
      <style:map style:condition="cell-content()&lt;-0.5" style:apply-style-name="Bad" style:base-cell-address="Sheet1.BM21"/>
      <style:map style:condition="cell-content()&gt;=0.5" style:apply-style-name="Bad" style:base-cell-address="Sheet1.BM21"/>
      <style:map style:condition="cell-content-is-between(-0.5,0.5)" style:apply-style-name="Good" style:base-cell-address="Sheet1.BM21"/>
    </style:style>
    <style:style style:name="ce345" style:family="table-cell" style:parent-style-name="Default" style:data-style-name="N121">
      <style:table-cell-properties fo:border-bottom="0.74pt solid #000000" fo:border-left="none" fo:border-right="0.74pt dotted #000000" fo:border-top="none"/>
      <style:text-properties fo:font-weight="normal"/>
    </style:style>
    <style:style style:name="ce346" style:family="table-cell" style:parent-style-name="Default" style:data-style-name="N121">
      <style:table-cell-properties fo:border-bottom="none" fo:border-left="none" fo:border-right="0.74pt dotted #000000" fo:border-top="0.74pt solid #000000"/>
      <style:text-properties fo:font-weight="normal"/>
    </style:style>
    <style:style style:name="ce760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761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762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763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764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765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349" style:family="table-cell" style:parent-style-name="Default" style:data-style-name="N121">
      <style:table-cell-properties fo:border-bottom="none" fo:border-left="none" fo:border-right="1.5pt solid #000000" fo:border-top="2.24pt solid #000000"/>
      <style:text-properties fo:font-size="10pt" fo:font-weight="bold" style:font-weight-asian="bold" style:font-weight-complex="bold"/>
    </style:style>
    <style:style style:name="ce350" style:family="table-cell" style:parent-style-name="Default" style:data-style-name="N121">
      <style:table-cell-properties fo:border-bottom="none" fo:border-left="none" fo:border-right="1.5pt solid #000000" fo:border-top="none"/>
      <style:text-properties fo:font-size="10pt" fo:font-weight="bold" style:font-weight-asian="bold" style:font-weight-complex="bold"/>
    </style:style>
    <style:style style:name="ce768" style:family="table-cell" style:parent-style-name="Default" style:data-style-name="N121">
      <style:table-cell-properties fo:border-bottom="0.74pt dashed #000000" fo:border-left="none" fo:border-right="1.5pt solid #000000" fo:border-top="none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769" style:family="table-cell" style:parent-style-name="Default" style:data-style-name="N121">
      <style:table-cell-properties fo:border-bottom="0.74pt dashed #000000" fo:border-left="none" fo:border-right="1.5pt soli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770" style:family="table-cell" style:parent-style-name="Default" style:data-style-name="N121">
      <style:table-cell-properties fo:border-bottom="none" fo:border-left="none" fo:border-right="1.5pt solid #000000" fo:border-top="0.74pt dashed #000000"/>
      <style:text-properties fo:font-size="10pt" fo:font-weight="bold" style:font-weight-asian="bold" style:font-weight-complex="bold"/>
      <style:map style:condition="cell-content()=[.AI21]" style:apply-style-name="Good" style:base-cell-address="Sheet1.BP21"/>
      <style:map style:condition="cell-content()!=[.AI21]" style:apply-style-name="Bad" style:base-cell-address="Sheet1.BP21"/>
    </style:style>
    <style:style style:name="ce352" style:family="table-cell" style:parent-style-name="Default" style:data-style-name="N121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53" style:family="table-cell" style:parent-style-name="Default" style:data-style-name="N121">
      <style:table-cell-properties fo:border-bottom="0.74pt solid #000000" fo:border-left="none" fo:border-right="1.5pt solid #000000" fo:border-top="none"/>
      <style:text-properties fo:font-size="10pt" fo:font-weight="bold" style:font-weight-asian="bold" style:font-weight-complex="bold"/>
    </style:style>
    <style:style style:name="ce354" style:family="table-cell" style:parent-style-name="Default" style:data-style-name="N121">
      <style:table-cell-properties fo:border-bottom="none" fo:border-left="none" fo:border-right="1.5pt solid #000000" fo:border-top="0.74pt solid #000000"/>
      <style:text-properties fo:font-size="10pt" fo:font-weight="bold" style:font-weight-asian="bold" style:font-weight-complex="bold"/>
    </style:style>
    <style:style style:name="ce355" style:family="table-cell" style:parent-style-name="Default">
      <style:table-cell-properties fo:border-bottom="none" fo:border-left="1.5pt solid #000000" fo:border-right="none" fo:border-top="none"/>
      <style:text-properties fo:font-size="10pt"/>
    </style:style>
    <style:style style:name="ce356" style:family="table-cell" style:parent-style-name="Default">
      <style:table-cell-properties fo:border-bottom="2.24pt solid #000000" style:text-align-source="fix" style:repeat-content="false" fo:border-left="1.5pt solid #000000" fo:border-right="none" fo:border-top="none"/>
      <style:paragraph-properties fo:text-align="end" fo:margin-left="0in"/>
      <style:text-properties fo:font-size="10pt"/>
    </style:style>
    <style:style style:name="ce357" style:family="table-cell" style:parent-style-name="Default" style:data-style-name="N121">
      <style:table-cell-properties fo:border-bottom="none" fo:border-left="1.5pt solid #000000" fo:border-right="none" fo:border-top="2.24pt solid #000000"/>
      <style:text-properties fo:font-size="10pt" fo:font-weight="normal"/>
    </style:style>
    <style:style style:name="ce777" style:family="table-cell" style:parent-style-name="Default" style:data-style-name="N121">
      <style:table-cell-properties fo:border-bottom="0.74pt dashed #000000" fo:border-left="1.5pt solid #000000" fo:border-right="none" fo:border-top="none"/>
      <style:text-properties fo:font-size="10pt" fo:font-weight="normal"/>
      <style:map style:condition="cell-content()&gt;=[.W21]" style:apply-style-name="Bad" style:base-cell-address="Sheet1.BS21"/>
    </style:style>
    <style:style style:name="ce778" style:family="table-cell" style:parent-style-name="Default" style:data-style-name="N121">
      <style:table-cell-properties fo:border-bottom="0.74pt dashed #000000" fo:border-left="1.5pt solid #000000" fo:border-right="none" fo:border-top="0.74pt dashed #000000"/>
      <style:text-properties fo:font-size="10pt" fo:font-weight="normal"/>
      <style:map style:condition="cell-content()&gt;=[.W21]" style:apply-style-name="Bad" style:base-cell-address="Sheet1.BS21"/>
    </style:style>
    <style:style style:name="ce779" style:family="table-cell" style:parent-style-name="Default" style:data-style-name="N121">
      <style:table-cell-properties fo:border-bottom="none" fo:border-left="1.5pt solid #000000" fo:border-right="none" fo:border-top="0.74pt dashed #000000"/>
      <style:text-properties fo:font-size="10pt" fo:font-weight="normal"/>
      <style:map style:condition="cell-content()&gt;=[.W21]" style:apply-style-name="Bad" style:base-cell-address="Sheet1.BS21"/>
    </style:style>
    <style:style style:name="ce359" style:family="table-cell" style:parent-style-name="Default" style:data-style-name="N121">
      <style:table-cell-properties fo:border-bottom="none" fo:border-left="none" fo:border-right="none" fo:border-top="2.24pt solid #000000"/>
      <style:text-properties fo:font-size="10pt" fo:font-weight="normal"/>
    </style:style>
    <style:style style:name="ce781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&gt;=[.W21]" style:apply-style-name="Bad" style:base-cell-address="Sheet1.BS21"/>
    </style:style>
    <style:style style:name="ce782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&gt;=[.W21]" style:apply-style-name="Bad" style:base-cell-address="Sheet1.BS21"/>
    </style:style>
    <style:style style:name="ce783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&gt;=[.W21]" style:apply-style-name="Bad" style:base-cell-address="Sheet1.BS21"/>
    </style:style>
    <style:style style:name="ce361" style:family="table-cell" style:parent-style-name="Default" style:data-style-name="N121">
      <style:table-cell-properties fo:border-bottom="none" fo:border-left="none" fo:border-right="0.74pt dashed #000000" fo:border-top="2.24pt solid #000000"/>
      <style:text-properties fo:font-size="10pt" fo:font-weight="normal"/>
    </style:style>
    <style:style style:name="ce785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normal"/>
      <style:map style:condition="cell-content()&gt;=[.W21]" style:apply-style-name="Bad" style:base-cell-address="Sheet1.BS21"/>
    </style:style>
    <style:style style:name="ce786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normal"/>
      <style:map style:condition="cell-content()&gt;=[.W21]" style:apply-style-name="Bad" style:base-cell-address="Sheet1.BS21"/>
    </style:style>
    <style:style style:name="ce787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normal"/>
      <style:map style:condition="cell-content()&gt;=[.W21]" style:apply-style-name="Bad" style:base-cell-address="Sheet1.BS21"/>
    </style:style>
    <style:style style:name="ce363" style:family="table-cell" style:parent-style-name="Default" style:data-style-name="N121">
      <style:table-cell-properties fo:border-bottom="none" fo:border-left="0.74pt dashed #000000" fo:border-right="none" fo:border-top="2.24pt solid #000000"/>
      <style:text-properties fo:font-size="10pt" fo:font-weight="normal"/>
    </style:style>
    <style:style style:name="ce789" style:family="table-cell" style:parent-style-name="Default" style:data-style-name="N121">
      <style:table-cell-properties fo:border-bottom="0.74pt dashed #000000" fo:border-left="0.74pt dashed #000000" fo:border-right="none" fo:border-top="none"/>
      <style:text-properties fo:font-size="10pt" fo:font-weight="normal"/>
      <style:map style:condition="cell-content()&gt;=MIN([.B21]; [.W21]) / 2" style:apply-style-name="Bad" style:base-cell-address="Sheet1.BV21"/>
    </style:style>
    <style:style style:name="ce790" style:family="table-cell" style:parent-style-name="Default" style:data-style-name="N121">
      <style:table-cell-properties fo:border-bottom="0.74pt dashed #000000" fo:border-left="0.74pt dashed #000000" fo:border-right="none" fo:border-top="0.74pt dashed #000000"/>
      <style:text-properties fo:font-size="10pt" fo:font-weight="normal"/>
      <style:map style:condition="cell-content()&gt;=MIN([.B21]; [.W21]) / 2" style:apply-style-name="Bad" style:base-cell-address="Sheet1.BV21"/>
    </style:style>
    <style:style style:name="ce791" style:family="table-cell" style:parent-style-name="Default" style:data-style-name="N121">
      <style:table-cell-properties fo:border-bottom="none" fo:border-left="0.74pt dashed #000000" fo:border-right="none" fo:border-top="0.74pt dashed #000000"/>
      <style:text-properties fo:font-size="10pt" fo:font-weight="normal"/>
      <style:map style:condition="cell-content()&gt;=MIN([.B21]; [.W21]) / 2" style:apply-style-name="Bad" style:base-cell-address="Sheet1.BV21"/>
    </style:style>
    <style:style style:name="ce792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normal"/>
      <style:map style:condition="cell-content()&gt;=MIN([.B21]; [.W21]) / 2" style:apply-style-name="Bad" style:base-cell-address="Sheet1.BV21"/>
    </style:style>
    <style:style style:name="ce793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normal"/>
      <style:map style:condition="cell-content()&gt;=MIN([.B21]; [.W21]) / 2" style:apply-style-name="Bad" style:base-cell-address="Sheet1.BV21"/>
    </style:style>
    <style:style style:name="ce794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normal"/>
      <style:map style:condition="cell-content()&gt;=MIN([.B21]; [.W21]) / 2" style:apply-style-name="Bad" style:base-cell-address="Sheet1.BV21"/>
    </style:style>
    <style:style style:name="ce795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normal"/>
      <style:map style:condition="cell-content()&gt;=MIN([.B21]; [.W21]) / 2" style:apply-style-name="Bad" style:base-cell-address="Sheet1.BV21"/>
    </style:style>
    <style:style style:name="ce796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normal"/>
      <style:map style:condition="cell-content()&gt;=MIN([.B21]; [.W21]) / 2" style:apply-style-name="Bad" style:base-cell-address="Sheet1.BV21"/>
    </style:style>
    <style:style style:name="ce797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normal"/>
      <style:map style:condition="cell-content()&gt;=MIN([.B21]; [.W21]) / 2" style:apply-style-name="Bad" style:base-cell-address="Sheet1.BV21"/>
    </style:style>
    <style:style style:name="ce367" style:family="table-cell" style:parent-style-name="Default" style:data-style-name="N121">
      <style:table-cell-properties fo:border-bottom="none" fo:border-left="0.74pt dashed #000000" fo:border-right="none" fo:border-top="2.24pt solid #000000"/>
      <style:text-properties fo:font-size="10pt" fo:font-weight="bold" style:font-weight-asian="bold" style:font-weight-complex="bold"/>
    </style:style>
    <style:style style:name="ce799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/>
      <style:map style:condition="cell-content()&lt;-0.5" style:apply-style-name="Bad" style:base-cell-address="Sheet1.CB21"/>
      <style:map style:condition="cell-content()&gt;=0.5" style:apply-style-name="Bad" style:base-cell-address="Sheet1.CB21"/>
      <style:map style:condition="cell-content-is-between(-0.5,0.5)" style:apply-style-name="Good" style:base-cell-address="Sheet1.CB21"/>
    </style:style>
    <style:style style:name="ce800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/>
      <style:map style:condition="cell-content()&lt;-0.5" style:apply-style-name="Bad" style:base-cell-address="Sheet1.CB21"/>
      <style:map style:condition="cell-content()&gt;=0.5" style:apply-style-name="Bad" style:base-cell-address="Sheet1.CB21"/>
      <style:map style:condition="cell-content-is-between(-0.5,0.5)" style:apply-style-name="Good" style:base-cell-address="Sheet1.CB21"/>
    </style:style>
    <style:style style:name="ce801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/>
      <style:map style:condition="cell-content()&lt;-0.5" style:apply-style-name="Bad" style:base-cell-address="Sheet1.CB21"/>
      <style:map style:condition="cell-content()&gt;=0.5" style:apply-style-name="Bad" style:base-cell-address="Sheet1.CB21"/>
      <style:map style:condition="cell-content-is-between(-0.5,0.5)" style:apply-style-name="Good" style:base-cell-address="Sheet1.CB21"/>
    </style:style>
    <style:style style:name="ce802" style:family="table-cell" style:parent-style-name="Default" style:data-style-name="N121">
      <style:table-cell-properties fo:border-bottom="0.74pt dashed #000000" fo:border-left="none" fo:border-right="0.74pt dotted #000000" fo:border-top="none"/>
      <style:text-properties fo:font-weight="normal"/>
      <style:map style:condition="cell-content()&lt;-0.5" style:apply-style-name="Bad" style:base-cell-address="Sheet1.CB21"/>
      <style:map style:condition="cell-content()&gt;=0.5" style:apply-style-name="Bad" style:base-cell-address="Sheet1.CB21"/>
      <style:map style:condition="cell-content-is-between(-0.5,0.5)" style:apply-style-name="Good" style:base-cell-address="Sheet1.CB21"/>
    </style:style>
    <style:style style:name="ce803" style:family="table-cell" style:parent-style-name="Default" style:data-style-name="N121">
      <style:table-cell-properties fo:border-bottom="0.74pt dashed #000000" fo:border-left="none" fo:border-right="0.74pt dotted #000000" fo:border-top="0.74pt dashed #000000"/>
      <style:text-properties fo:font-weight="normal"/>
      <style:map style:condition="cell-content()&lt;-0.5" style:apply-style-name="Bad" style:base-cell-address="Sheet1.CB21"/>
      <style:map style:condition="cell-content()&gt;=0.5" style:apply-style-name="Bad" style:base-cell-address="Sheet1.CB21"/>
      <style:map style:condition="cell-content-is-between(-0.5,0.5)" style:apply-style-name="Good" style:base-cell-address="Sheet1.CB21"/>
    </style:style>
    <style:style style:name="ce804" style:family="table-cell" style:parent-style-name="Default" style:data-style-name="N121">
      <style:table-cell-properties fo:border-bottom="none" fo:border-left="none" fo:border-right="0.74pt dotted #000000" fo:border-top="0.74pt dashed #000000"/>
      <style:text-properties fo:font-weight="normal"/>
      <style:map style:condition="cell-content()&lt;-0.5" style:apply-style-name="Bad" style:base-cell-address="Sheet1.CB21"/>
      <style:map style:condition="cell-content()&gt;=0.5" style:apply-style-name="Bad" style:base-cell-address="Sheet1.CB21"/>
      <style:map style:condition="cell-content-is-between(-0.5,0.5)" style:apply-style-name="Good" style:base-cell-address="Sheet1.CB21"/>
    </style:style>
    <style:style style:name="ce805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06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07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08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09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10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11" style:family="table-cell" style:parent-style-name="Default" style:data-style-name="N121">
      <style:table-cell-properties fo:border-bottom="0.74pt dashed #000000" fo:border-left="none" fo:border-right="0.74pt dotted #000000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12" style:family="table-cell" style:parent-style-name="Default" style:data-style-name="N121">
      <style:table-cell-properties fo:border-bottom="0.74pt dashed #000000" fo:border-left="none" fo:border-right="0.74pt dott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13" style:family="table-cell" style:parent-style-name="Default" style:data-style-name="N121">
      <style:table-cell-properties fo:border-bottom="none" fo:border-left="none" fo:border-right="0.74pt dott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E21"/>
      <style:map style:condition="cell-content()!=[.BY21]" style:apply-style-name="Bad" style:base-cell-address="Sheet1.CE21"/>
    </style:style>
    <style:style style:name="ce814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815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816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817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818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819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820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821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822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H21"/>
      <style:map style:condition="cell-content()!=[.BY21]" style:apply-style-name="Bad" style:base-cell-address="Sheet1.CH21"/>
    </style:style>
    <style:style style:name="ce376" style:family="table-cell" style:parent-style-name="Default">
      <style:table-cell-properties fo:border-bottom="none" style:text-align-source="fix" style:repeat-content="false" fo:border-left="0.74pt dashed #000000" fo:border-right="0.74pt dashed #000000" fo:border-top="none" style:vertical-align="middle"/>
      <style:paragraph-properties fo:text-align="center"/>
      <style:text-properties fo:font-size="10pt"/>
    </style:style>
    <style:style style:name="ce824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 style:font-weight-asian="bold" style:font-weight-complex="bold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825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 style:font-weight-asian="bold" style:font-weight-complex="bold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826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 style:font-weight-asian="bold" style:font-weight-complex="bold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827" style:family="table-cell" style:parent-style-name="Default" style:data-style-name="N121">
      <style:table-cell-properties fo:border-bottom="0.74pt dashed #000000" fo:border-left="none" fo:border-right="0.74pt dotted #000000" fo:border-top="none"/>
      <style:text-properties fo:font-weight="normal" style:font-weight-asian="bold" style:font-weight-complex="bold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828" style:family="table-cell" style:parent-style-name="Default" style:data-style-name="N121">
      <style:table-cell-properties fo:border-bottom="0.74pt dashed #000000" fo:border-left="none" fo:border-right="0.74pt dotted #000000" fo:border-top="0.74pt dashed #000000"/>
      <style:text-properties fo:font-weight="normal" style:font-weight-asian="bold" style:font-weight-complex="bold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829" style:family="table-cell" style:parent-style-name="Default" style:data-style-name="N121">
      <style:table-cell-properties fo:border-bottom="none" fo:border-left="none" fo:border-right="0.74pt dotted #000000" fo:border-top="0.74pt dashed #000000"/>
      <style:text-properties fo:font-weight="normal" style:font-weight-asian="bold" style:font-weight-complex="bold"/>
      <style:map style:condition="cell-content()&lt;-0.5" style:apply-style-name="Bad" style:base-cell-address="Sheet1.AU21"/>
      <style:map style:condition="cell-content()&gt;=0.5" style:apply-style-name="Bad" style:base-cell-address="Sheet1.AU21"/>
      <style:map style:condition="cell-content-is-between(-0.5,0.5)" style:apply-style-name="Good" style:base-cell-address="Sheet1.AU21"/>
    </style:style>
    <style:style style:name="ce830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bold" style:font-weight-asian="bold" style:font-weight-complex="bold"/>
      <style:map style:condition="cell-content()=[.BY21]" style:apply-style-name="Good" style:base-cell-address="Sheet1.CN21"/>
      <style:map style:condition="cell-content()!=[.BY21]" style:apply-style-name="Bad" style:base-cell-address="Sheet1.CN21"/>
    </style:style>
    <style:style style:name="ce831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bold" style:font-weight-asian="bold" style:font-weight-complex="bold"/>
      <style:map style:condition="cell-content()=[.BY21]" style:apply-style-name="Good" style:base-cell-address="Sheet1.CN21"/>
      <style:map style:condition="cell-content()!=[.BY21]" style:apply-style-name="Bad" style:base-cell-address="Sheet1.CN21"/>
    </style:style>
    <style:style style:name="ce832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bold" style:font-weight-asian="bold" style:font-weight-complex="bold"/>
      <style:map style:condition="cell-content()=[.BY21]" style:apply-style-name="Good" style:base-cell-address="Sheet1.CN21"/>
      <style:map style:condition="cell-content()!=[.BY21]" style:apply-style-name="Bad" style:base-cell-address="Sheet1.CN21"/>
    </style:style>
    <style:style style:name="ce833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weight="bold" style:font-weight-asian="bold" style:font-weight-complex="bold"/>
      <style:map style:condition="cell-content()=[.BY21]" style:apply-style-name="Good" style:base-cell-address="Sheet1.CN21"/>
      <style:map style:condition="cell-content()!=[.BY21]" style:apply-style-name="Bad" style:base-cell-address="Sheet1.CN21"/>
    </style:style>
    <style:style style:name="ce834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weight="bold" style:font-weight-asian="bold" style:font-weight-complex="bold"/>
      <style:map style:condition="cell-content()=[.BY21]" style:apply-style-name="Good" style:base-cell-address="Sheet1.CN21"/>
      <style:map style:condition="cell-content()!=[.BY21]" style:apply-style-name="Bad" style:base-cell-address="Sheet1.CN21"/>
    </style:style>
    <style:style style:name="ce835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weight="bold" style:font-weight-asian="bold" style:font-weight-complex="bold"/>
      <style:map style:condition="cell-content()=[.BY21]" style:apply-style-name="Good" style:base-cell-address="Sheet1.CN21"/>
      <style:map style:condition="cell-content()!=[.BY21]" style:apply-style-name="Bad" style:base-cell-address="Sheet1.CN21"/>
    </style:style>
    <style:style style:name="ce836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/>
      <style:map style:condition="cell-content()&lt;-0.5" style:apply-style-name="Bad" style:base-cell-address="Sheet1.CQ21"/>
      <style:map style:condition="cell-content()&gt;=0.5" style:apply-style-name="Bad" style:base-cell-address="Sheet1.CQ21"/>
      <style:map style:condition="cell-content-is-between(-0.5,0.5)" style:apply-style-name="Good" style:base-cell-address="Sheet1.CQ21"/>
    </style:style>
    <style:style style:name="ce837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/>
      <style:map style:condition="cell-content()&lt;-0.5" style:apply-style-name="Bad" style:base-cell-address="Sheet1.CQ21"/>
      <style:map style:condition="cell-content()&gt;=0.5" style:apply-style-name="Bad" style:base-cell-address="Sheet1.CQ21"/>
      <style:map style:condition="cell-content-is-between(-0.5,0.5)" style:apply-style-name="Good" style:base-cell-address="Sheet1.CQ21"/>
    </style:style>
    <style:style style:name="ce838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/>
      <style:map style:condition="cell-content()&lt;-0.5" style:apply-style-name="Bad" style:base-cell-address="Sheet1.CQ21"/>
      <style:map style:condition="cell-content()&gt;=0.5" style:apply-style-name="Bad" style:base-cell-address="Sheet1.CQ21"/>
      <style:map style:condition="cell-content-is-between(-0.5,0.5)" style:apply-style-name="Good" style:base-cell-address="Sheet1.CQ21"/>
    </style:style>
    <style:style style:name="ce384" style:family="table-cell" style:parent-style-name="Default" style:data-style-name="N121">
      <style:table-cell-properties fo:border-bottom="0.74pt solid #000000" fo:border-left="0.74pt dashed #000000" fo:border-right="none" fo:border-top="none"/>
      <style:text-properties fo:font-weight="normal" style:font-weight-asian="bold" style:font-weight-complex="bold"/>
    </style:style>
    <style:style style:name="ce385" style:family="table-cell" style:parent-style-name="Default" style:data-style-name="N121">
      <style:table-cell-properties fo:border-bottom="none" fo:border-left="0.74pt dashed #000000" fo:border-right="none" fo:border-top="0.74pt solid #000000"/>
      <style:text-properties fo:font-weight="normal" style:font-weight-asian="bold" style:font-weight-complex="bold"/>
    </style:style>
    <style:style style:name="ce841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42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43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44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45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46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47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48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49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T21"/>
      <style:map style:condition="cell-content()!=[.BY21]" style:apply-style-name="Bad" style:base-cell-address="Sheet1.CT21"/>
    </style:style>
    <style:style style:name="ce850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/>
      <style:map style:condition="cell-content()&lt;=-0.5" style:apply-style-name="Bad" style:base-cell-address="Sheet1.CW21"/>
      <style:map style:condition="cell-content()&gt;0.5" style:apply-style-name="Bad" style:base-cell-address="Sheet1.CW21"/>
      <style:map style:condition="cell-content-is-between(-0.5,0.5)" style:apply-style-name="Good" style:base-cell-address="Sheet1.CW21"/>
    </style:style>
    <style:style style:name="ce851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/>
      <style:map style:condition="cell-content()&lt;=-0.5" style:apply-style-name="Bad" style:base-cell-address="Sheet1.CW21"/>
      <style:map style:condition="cell-content()&gt;0.5" style:apply-style-name="Bad" style:base-cell-address="Sheet1.CW21"/>
      <style:map style:condition="cell-content-is-between(-0.5,0.5)" style:apply-style-name="Good" style:base-cell-address="Sheet1.CW21"/>
    </style:style>
    <style:style style:name="ce852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/>
      <style:map style:condition="cell-content()&lt;=-0.5" style:apply-style-name="Bad" style:base-cell-address="Sheet1.CW21"/>
      <style:map style:condition="cell-content()&gt;0.5" style:apply-style-name="Bad" style:base-cell-address="Sheet1.CW21"/>
      <style:map style:condition="cell-content-is-between(-0.5,0.5)" style:apply-style-name="Good" style:base-cell-address="Sheet1.CW21"/>
    </style:style>
    <style:style style:name="ce853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54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55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56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57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58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59" style:family="table-cell" style:parent-style-name="Default" style:data-style-name="N121">
      <style:table-cell-properties fo:border-bottom="0.74pt dashed #000000" fo:border-left="none" fo:border-right="0.74pt dashed #000000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60" style:family="table-cell" style:parent-style-name="Default" style:data-style-name="N121">
      <style:table-cell-properties fo:border-bottom="0.74pt dashed #000000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61" style:family="table-cell" style:parent-style-name="Default" style:data-style-name="N121">
      <style:table-cell-properties fo:border-bottom="none" fo:border-left="none" fo:border-right="0.74pt dash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62" style:family="table-cell" style:parent-style-name="Default" style:data-style-name="N121">
      <style:table-cell-properties fo:border-bottom="0.74pt dashed #000000" fo:border-left="0.74pt dotted #000000" fo:border-right="0.74pt dashed #000000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63" style:family="table-cell" style:parent-style-name="Default" style:data-style-name="N121">
      <style:table-cell-properties fo:border-bottom="0.74pt dashed #000000" fo:border-left="0.74pt dotted #000000" fo:border-right="0.74pt dash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64" style:family="table-cell" style:parent-style-name="Default" style:data-style-name="N121">
      <style:table-cell-properties fo:border-bottom="none" fo:border-left="0.74pt dotted #000000" fo:border-right="0.74pt dashed #000000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CZ21"/>
      <style:map style:condition="cell-content()!=[.BY21]" style:apply-style-name="Bad" style:base-cell-address="Sheet1.CZ21"/>
    </style:style>
    <style:style style:name="ce865" style:family="table-cell" style:parent-style-name="Default" style:data-style-name="N121">
      <style:table-cell-properties fo:border-bottom="0.74pt dashed #000000" fo:border-left="none" fo:border-right="none" fo:border-top="none"/>
      <style:text-properties fo:font-weight="normal"/>
      <style:map style:condition="cell-content()&lt;-0.5" style:apply-style-name="Bad" style:base-cell-address="Sheet1.DC21"/>
      <style:map style:condition="cell-content()&gt;=0.5" style:apply-style-name="Bad" style:base-cell-address="Sheet1.DC21"/>
      <style:map style:condition="cell-content-is-between(-0.5,0.5)" style:apply-style-name="Good" style:base-cell-address="Sheet1.DC21"/>
    </style:style>
    <style:style style:name="ce866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weight="normal"/>
      <style:map style:condition="cell-content()&lt;-0.5" style:apply-style-name="Bad" style:base-cell-address="Sheet1.DC21"/>
      <style:map style:condition="cell-content()&gt;=0.5" style:apply-style-name="Bad" style:base-cell-address="Sheet1.DC21"/>
      <style:map style:condition="cell-content-is-between(-0.5,0.5)" style:apply-style-name="Good" style:base-cell-address="Sheet1.DC21"/>
    </style:style>
    <style:style style:name="ce867" style:family="table-cell" style:parent-style-name="Default" style:data-style-name="N121">
      <style:table-cell-properties fo:border-bottom="none" fo:border-left="none" fo:border-right="none" fo:border-top="0.74pt dashed #000000"/>
      <style:text-properties fo:font-weight="normal"/>
      <style:map style:condition="cell-content()&lt;-0.5" style:apply-style-name="Bad" style:base-cell-address="Sheet1.DC21"/>
      <style:map style:condition="cell-content()&gt;=0.5" style:apply-style-name="Bad" style:base-cell-address="Sheet1.DC21"/>
      <style:map style:condition="cell-content-is-between(-0.5,0.5)" style:apply-style-name="Good" style:base-cell-address="Sheet1.DC21"/>
    </style:style>
    <style:style style:name="ce868" style:family="table-cell" style:parent-style-name="Default" style:data-style-name="N121">
      <style:table-cell-properties fo:border-bottom="0.74pt dashed #000000" fo:border-left="0.74pt dotted #000000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DF21"/>
      <style:map style:condition="cell-content()!=[.BY21]" style:apply-style-name="Bad" style:base-cell-address="Sheet1.DF21"/>
    </style:style>
    <style:style style:name="ce869" style:family="table-cell" style:parent-style-name="Default" style:data-style-name="N121">
      <style:table-cell-properties fo:border-bottom="0.74pt dashed #000000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DF21"/>
      <style:map style:condition="cell-content()!=[.BY21]" style:apply-style-name="Bad" style:base-cell-address="Sheet1.DF21"/>
    </style:style>
    <style:style style:name="ce870" style:family="table-cell" style:parent-style-name="Default" style:data-style-name="N121">
      <style:table-cell-properties fo:border-bottom="none" fo:border-left="0.74pt dotted #000000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DF21"/>
      <style:map style:condition="cell-content()!=[.BY21]" style:apply-style-name="Bad" style:base-cell-address="Sheet1.DF21"/>
    </style:style>
    <style:style style:name="ce871" style:family="table-cell" style:parent-style-name="Default" style:data-style-name="N121">
      <style:table-cell-properties fo:border-bottom="0.74pt dashed #000000" fo:border-left="none" fo:border-right="none" fo:border-top="none"/>
      <style:text-properties fo:font-size="10pt" fo:font-weight="bold" style:font-weight-asian="bold" style:font-weight-complex="bold"/>
      <style:map style:condition="cell-content()=[.BY21]" style:apply-style-name="Good" style:base-cell-address="Sheet1.DF21"/>
      <style:map style:condition="cell-content()!=[.BY21]" style:apply-style-name="Bad" style:base-cell-address="Sheet1.DF21"/>
    </style:style>
    <style:style style:name="ce872" style:family="table-cell" style:parent-style-name="Default" style:data-style-name="N121">
      <style:table-cell-properties fo:border-bottom="0.74pt dashed #000000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DF21"/>
      <style:map style:condition="cell-content()!=[.BY21]" style:apply-style-name="Bad" style:base-cell-address="Sheet1.DF21"/>
    </style:style>
    <style:style style:name="ce873" style:family="table-cell" style:parent-style-name="Default" style:data-style-name="N121">
      <style:table-cell-properties fo:border-bottom="none" fo:border-left="none" fo:border-right="none" fo:border-top="0.74pt dashed #000000"/>
      <style:text-properties fo:font-size="10pt" fo:font-weight="bold" style:font-weight-asian="bold" style:font-weight-complex="bold"/>
      <style:map style:condition="cell-content()=[.BY21]" style:apply-style-name="Good" style:base-cell-address="Sheet1.DF21"/>
      <style:map style:condition="cell-content()!=[.BY21]" style:apply-style-name="Bad" style:base-cell-address="Sheet1.DF21"/>
    </style:style>
    <style:style style:name="ce397" style:family="table-cell" style:parent-style-name="Default" style:data-style-name="N121">
      <style:table-cell-properties fo:border-bottom="none" fo:border-left="none" fo:border-right="2.24pt solid #000000" fo:border-top="2.24pt solid #000000"/>
      <style:text-properties fo:font-size="10pt" fo:font-weight="bold" style:font-weight-asian="bold" style:font-weight-complex="bold"/>
    </style:style>
    <style:style style:name="ce398" style:family="table-cell" style:parent-style-name="Default" style:data-style-name="N121">
      <style:table-cell-properties fo:border-bottom="none" fo:border-left="none" fo:border-right="2.24pt solid #000000" fo:border-top="none"/>
      <style:text-properties fo:font-size="10pt" fo:font-weight="bold" style:font-weight-asian="bold" style:font-weight-complex="bold"/>
    </style:style>
    <style:style style:name="ce399" style:family="table-cell" style:parent-style-name="Default" style:data-style-name="N121">
      <style:table-cell-properties fo:border-bottom="0.74pt solid #000000" fo:border-left="none" fo:border-right="2.24pt solid #000000" fo:border-top="none"/>
      <style:text-properties fo:font-size="10pt" fo:font-weight="bold" style:font-weight-asian="bold" style:font-weight-complex="bold"/>
    </style:style>
    <style:style style:name="ce400" style:family="table-cell" style:parent-style-name="Default" style:data-style-name="N121">
      <style:table-cell-properties fo:border-bottom="none" fo:border-left="none" fo:border-right="2.24pt solid #000000" fo:border-top="0.74pt solid #000000"/>
      <style:text-properties fo:font-size="10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value-type" style:repeat-content="false" fo:border-left="2.24pt solid #000000" fo:border-right="none" fo:border-top="0.74pt solid #000000"/>
      <style:paragraph-properties fo:margin-left="0in"/>
      <style:text-properties fo:font-size="10pt"/>
    </style:style>
    <style:style style:name="ce21" style:family="table-cell" style:parent-style-name="Default">
      <style:table-cell-properties fo:border-bottom="none" fo:border-left="2.24pt solid #000000" fo:border-right="none" fo:border-top="none"/>
      <style:text-properties fo:font-size="10pt"/>
    </style:style>
    <style:style style:name="ce22" style:family="table-cell" style:parent-style-name="Default">
      <style:table-cell-properties fo:border-bottom="2.24pt solid #000000" fo:border-left="2.24pt solid #000000" fo:border-right="none" fo:border-top="none"/>
      <style:text-properties fo:font-size="10pt"/>
    </style:style>
    <style:style style:name="ce404" style:family="table-cell" style:parent-style-name="Default" style:data-style-name="N121">
      <style:table-cell-properties fo:border-bottom="none" fo:border-left="2.24pt solid #000000" fo:border-right="none" fo:border-top="2.24pt solid #000000"/>
      <style:text-properties fo:font-size="10pt" fo:font-weight="normal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/>
    </style:style>
    <style:style style:name="T6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text-position="-8% 58%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="Liberation Serif" style:font-name-asian="DejaVu Sans" style:font-name-complex="DejaVu Sans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 style:text-position="33% 58%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 style:text-position="0% 100%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style:font-name-asian="AR PL SungtiL GB" style:font-name-complex="FreeSans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style:font-name-asian="AR PL SungtiL GB" style:font-name-complex="FreeSans" style:text-position="-8% 58%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style:font-name-asian="AR PL SungtiL GB" style:font-name-complex="FreeSans" style:text-position="33% 58%"/>
    </style:style>
    <style:style style:name="T1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style:font-name-asian="AR PL SungtiL GB" style:font-name-complex="FreeSans" style:text-position="0% 100%"/>
    </style:style>
    <style:style style:name="T1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-8% 58%"/>
    </style:style>
    <style:style style:name="T2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2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2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 style:font-name="Liberation Serif" style:font-name-asian="DejaVu Sans" style:font-name-complex="DejaVu Sans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="Liberation Sans" style:font-name-asian="AR PL SungtiL GB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72"/>
        <table:table-column table:style-name="co1" table:default-cell-style-name="ce85"/>
        <table:table-column table:style-name="co1" table:default-cell-style-name="ce97"/>
        <table:table-column table:style-name="co1" table:default-cell-style-name="ce109"/>
        <table:table-column table:style-name="co1" table:default-cell-style-name="ce85"/>
        <table:table-column table:style-name="co1" table:default-cell-style-name="ce119"/>
        <table:table-column table:style-name="co1" table:default-cell-style-name="ce135"/>
        <table:table-column table:style-name="co1" table:default-cell-style-name="ce85"/>
        <table:table-column table:style-name="co1" table:default-cell-style-name="ce97"/>
        <table:table-column table:style-name="co1" table:default-cell-style-name="ce109"/>
        <table:table-column table:style-name="co1" table:default-cell-style-name="ce85"/>
        <table:table-column table:style-name="co1" table:default-cell-style-name="ce97"/>
        <table:table-column table:style-name="co1" table:default-cell-style-name="ce109"/>
        <table:table-column table:style-name="co1" table:default-cell-style-name="ce85"/>
        <table:table-column table:style-name="co1" table:default-cell-style-name="ce97"/>
        <table:table-column table:style-name="co1" table:default-cell-style-name="ce109"/>
        <table:table-column table:style-name="co1" table:default-cell-style-name="ce85"/>
        <table:table-column table:style-name="co1" table:default-cell-style-name="ce119"/>
        <table:table-column table:style-name="co1" table:default-cell-style-name="ce135"/>
        <table:table-column table:style-name="co1" table:default-cell-style-name="ce85"/>
        <table:table-column table:style-name="co1" table:default-cell-style-name="ce163"/>
        <table:table-column table:style-name="co1" table:default-cell-style-name="ce72"/>
        <table:table-column table:style-name="co1" table:default-cell-style-name="ce85"/>
        <table:table-column table:style-name="co1" table:default-cell-style-name="ce97"/>
        <table:table-column table:style-name="co1" table:default-cell-style-name="ce109"/>
        <table:table-column table:style-name="co1" table:default-cell-style-name="ce85"/>
        <table:table-column table:style-name="co1" table:default-cell-style-name="ce188"/>
        <table:table-column table:style-name="co1" table:default-cell-style-name="ce202"/>
        <table:table-column table:style-name="co1" table:default-cell-style-name="ce85"/>
        <table:table-column table:style-name="co1" table:default-cell-style-name="ce97"/>
        <table:table-column table:style-name="co1" table:default-cell-style-name="ce109"/>
        <table:table-column table:style-name="co1" table:default-cell-style-name="ce85"/>
        <table:table-column table:style-name="co1" table:default-cell-style-name="ce97"/>
        <table:table-column table:style-name="co1" table:default-cell-style-name="ce216"/>
        <table:table-column table:style-name="co1" table:default-cell-style-name="ce223"/>
        <table:table-column table:style-name="co1" table:default-cell-style-name="ce230"/>
        <table:table-column table:style-name="co1" table:default-cell-style-name="ce109"/>
        <table:table-column table:style-name="co1" table:default-cell-style-name="ce88"/>
        <table:table-column table:style-name="co1" table:default-cell-style-name="ce119"/>
        <table:table-column table:style-name="co1" table:default-cell-style-name="ce246"/>
        <table:table-column table:style-name="co1" table:default-cell-style-name="ce223"/>
        <table:table-column table:style-name="co1" table:default-cell-style-name="ce256"/>
        <table:table-column table:style-name="co1" table:default-cell-style-name="ce248"/>
        <table:table-column table:style-name="co1" table:default-cell-style-name="ce220"/>
        <table:table-column table:style-name="co1" table:default-cell-style-name="ce227"/>
        <table:table-column table:style-name="co1" table:default-cell-style-name="ce276"/>
        <table:table-column table:style-name="co1" table:default-cell-style-name="ce287"/>
        <table:table-column table:style-name="co1" table:default-cell-style-name="ce297"/>
        <table:table-column table:style-name="co1" table:default-cell-style-name="ce246"/>
        <table:table-column table:style-name="co1" table:default-cell-style-name="ce223"/>
        <table:table-column table:style-name="co1" table:default-cell-style-name="ce230"/>
        <table:table-column table:style-name="co1" table:default-cell-style-name="ce307"/>
        <table:table-column table:style-name="co1" table:default-cell-style-name="ce313"/>
        <table:table-column table:style-name="co1" table:default-cell-style-name="ce315"/>
        <table:table-column table:style-name="co1" table:default-cell-style-name="ce246"/>
        <table:table-column table:style-name="co1" table:default-cell-style-name="ce223"/>
        <table:table-column table:style-name="co1" table:default-cell-style-name="ce230"/>
        <table:table-column table:style-name="co1" table:default-cell-style-name="ce307"/>
        <table:table-column table:style-name="co1" table:default-cell-style-name="ce313"/>
        <table:table-column table:style-name="co1" table:default-cell-style-name="ce315"/>
        <table:table-column table:style-name="co1" table:default-cell-style-name="ce246"/>
        <table:table-column table:style-name="co1" table:default-cell-style-name="ce223"/>
        <table:table-column table:style-name="co1" table:default-cell-style-name="ce230"/>
        <table:table-column table:style-name="co1" table:default-cell-style-name="ce174"/>
        <table:table-column table:style-name="co1" table:default-cell-style-name="ce132"/>
        <table:table-column table:style-name="co1" table:default-cell-style-name="ce241"/>
        <table:table-column table:style-name="co1" table:default-cell-style-name="ce246"/>
        <table:table-column table:style-name="co1" table:default-cell-style-name="ce223"/>
        <table:table-column table:style-name="co1" table:default-cell-style-name="ce350"/>
        <table:table-column table:style-name="co1" table:default-cell-style-name="ce202"/>
        <table:table-column table:style-name="co1" table:default-cell-style-name="ce85"/>
        <table:table-column table:style-name="co1" table:default-cell-style-name="ce97"/>
        <table:table-column table:style-name="co1" table:default-cell-style-name="ce109"/>
        <table:table-column table:style-name="co1" table:default-cell-style-name="ce85"/>
        <table:table-column table:style-name="co1" table:default-cell-style-name="ce97"/>
        <table:table-column table:style-name="co1" table:default-cell-style-name="ce216"/>
        <table:table-column table:style-name="co1" table:default-cell-style-name="ce223"/>
        <table:table-column table:style-name="co1" table:default-cell-style-name="ce230"/>
        <table:table-column table:style-name="co1" table:default-cell-style-name="ce307"/>
        <table:table-column table:style-name="co1" table:default-cell-style-name="ce313"/>
        <table:table-column table:style-name="co1" table:default-cell-style-name="ce315"/>
        <table:table-column table:style-name="co1" table:default-cell-style-name="ce246"/>
        <table:table-column table:style-name="co1" table:default-cell-style-name="ce223"/>
        <table:table-column table:style-name="co1" table:default-cell-style-name="ce256"/>
        <table:table-column table:style-name="co1" table:default-cell-style-name="ce246"/>
        <table:table-column table:style-name="co1" table:default-cell-style-name="ce223"/>
        <table:table-column table:style-name="co1" table:default-cell-style-name="ce230"/>
        <table:table-column table:style-name="co1" table:default-cell-style-name="ce307"/>
        <table:table-column table:style-name="co1" table:default-cell-style-name="ce313"/>
        <table:table-column table:style-name="co1" table:default-cell-style-name="ce315"/>
        <table:table-column table:style-name="co1" table:default-cell-style-name="ce246"/>
        <table:table-column table:style-name="co1" table:default-cell-style-name="ce223"/>
        <table:table-column table:style-name="co1" table:default-cell-style-name="ce230"/>
        <table:table-column table:style-name="co1" table:default-cell-style-name="ce307"/>
        <table:table-column table:style-name="co1" table:default-cell-style-name="ce313"/>
        <table:table-column table:style-name="co1" table:default-cell-style-name="ce315"/>
        <table:table-column table:style-name="co1" table:default-cell-style-name="ce246"/>
        <table:table-column table:style-name="co1" table:default-cell-style-name="ce223"/>
        <table:table-column table:style-name="co1" table:default-cell-style-name="ce230"/>
        <table:table-column table:style-name="co1" table:default-cell-style-name="ce307"/>
        <table:table-column table:style-name="co1" table:default-cell-style-name="ce313"/>
        <table:table-column table:style-name="co1" table:default-cell-style-name="ce315"/>
        <table:table-column table:style-name="co1" table:default-cell-style-name="ce246"/>
        <table:table-column table:style-name="co1" table:default-cell-style-name="ce223"/>
        <table:table-column table:style-name="co1" table:default-cell-style-name="ce230"/>
        <table:table-column table:style-name="co1" table:default-cell-style-name="ce307"/>
        <table:table-column table:style-name="co1" table:default-cell-style-name="ce313"/>
        <table:table-column table:style-name="co1" table:default-cell-style-name="ce315"/>
        <table:table-column table:style-name="co1" table:default-cell-style-name="ce246"/>
        <table:table-column table:style-name="co1" table:default-cell-style-name="ce223"/>
        <table:table-column table:style-name="co1" table:default-cell-style-name="ce398"/>
        <table:table-column table:style-name="co1" table:default-cell-style-name="ce72"/>
        <table:table-column table:style-name="co1" table:number-columns-repeated="16271" table:default-cell-style-name="ce85"/>
        <table:table-row table:style-name="ro1">
          <table:table-cell table:style-name="ce29"/>
          <table:table-cell table:style-name="ce61" office:value-type="string" calcext:value-type="string">
            <text:p>Spread sheet to generate test cases for trajectory unwrapping (only for orthorhombic boxes). The generated examples can be used to test mdtools.box.unwrap_frame</text:p>
          </table:table-cell>
          <table:table-cell table:style-name="ce1"/>
          <table:table-cell table:style-name="ce89"/>
          <table:table-cell table:style-name="ce100"/>
          <table:table-cell table:style-name="ce1"/>
          <table:table-cell table:style-name="ce112"/>
          <table:table-cell table:style-name="ce122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112"/>
          <table:table-cell table:style-name="ce122"/>
          <table:table-cell table:style-name="ce1"/>
          <table:table-cell table:style-name="ce10"/>
          <table:table-cell table:style-name="ce18"/>
          <table:table-cell table:style-name="ce1"/>
          <table:table-cell table:style-name="ce89"/>
          <table:table-cell table:style-name="ce100"/>
          <table:table-cell table:style-name="ce1"/>
          <table:table-cell table:style-name="ce176"/>
          <table:table-cell table:style-name="ce189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270"/>
          <table:table-cell table:style-name="ce734"/>
          <table:table-cell table:style-name="ce774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76"/>
          <table:table-cell table:style-name="ce189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0"/>
          <table:table-cell table:style-name="ce18"/>
          <table:table-cell table:style-name="ce1" table:number-columns-repeated="16271"/>
        </table:table-row>
        <table:table-row table:style-name="ro1">
          <table:table-cell table:style-name="ce34"/>
          <table:table-cell table:style-name="ce62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123"/>
          <table:table-cell table:style-name="ce2"/>
          <table:table-cell table:style-name="ce90"/>
          <table:table-cell table:style-name="ce138"/>
          <table:table-cell table:style-name="ce2"/>
          <table:table-cell table:style-name="ce90"/>
          <table:table-cell table:style-name="ce138"/>
          <table:table-cell table:style-name="ce2"/>
          <table:table-cell table:style-name="ce90"/>
          <table:table-cell table:style-name="ce138"/>
          <table:table-cell table:style-name="ce2"/>
          <table:table-cell table:style-name="ce113"/>
          <table:table-cell table:style-name="ce123"/>
          <table:table-cell table:style-name="ce2"/>
          <table:table-cell table:style-name="ce11"/>
          <table:table-cell table:style-name="ce19"/>
          <table:table-cell table:style-name="ce2"/>
          <table:table-cell table:style-name="ce90"/>
          <table:table-cell table:style-name="ce101"/>
          <table:table-cell table:style-name="ce2"/>
          <table:table-cell table:style-name="ce177"/>
          <table:table-cell table:style-name="ce190"/>
          <table:table-cell table:style-name="ce2"/>
          <table:table-cell table:style-name="ce90"/>
          <table:table-cell table:style-name="ce101"/>
          <table:table-cell table:style-name="ce2"/>
          <table:table-cell table:style-name="ce90"/>
          <table:table-cell table:style-name="ce101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113"/>
          <table:table-cell table:style-name="ce242"/>
          <table:table-cell table:style-name="ce2"/>
          <table:table-cell table:style-name="ce90"/>
          <table:table-cell table:style-name="ce271"/>
          <table:table-cell table:style-name="ce282"/>
          <table:table-cell table:style-name="ce293"/>
          <table:table-cell table:style-name="ce242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177"/>
          <table:table-cell table:style-name="ce190"/>
          <table:table-cell table:style-name="ce2"/>
          <table:table-cell table:style-name="ce90"/>
          <table:table-cell table:style-name="ce101"/>
          <table:table-cell table:style-name="ce2"/>
          <table:table-cell table:style-name="ce90"/>
          <table:table-cell table:style-name="ce101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113"/>
          <table:table-cell table:style-name="ce242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90"/>
          <table:table-cell table:style-name="ce101"/>
          <table:table-cell table:style-name="ce2"/>
          <table:table-cell table:style-name="ce113"/>
          <table:table-cell table:style-name="ce242"/>
          <table:table-cell table:style-name="ce2"/>
          <table:table-cell table:style-name="ce11"/>
          <table:table-cell table:style-name="ce19"/>
          <table:table-cell table:style-name="ce2" table:number-columns-repeated="16271"/>
        </table:table-row>
        <table:table-row table:style-name="ro1">
          <table:table-cell table:style-name="ce36"/>
          <table:table-cell table:style-name="ce63" office:value-type="string" calcext:value-type="string">
            <text:p>Previous frame</text:p>
          </table:table-cell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124"/>
          <table:table-cell table:style-name="ce3"/>
          <table:table-cell table:style-name="ce91"/>
          <table:table-cell table:style-name="ce139"/>
          <table:table-cell table:style-name="ce3"/>
          <table:table-cell table:style-name="ce91"/>
          <table:table-cell table:style-name="ce139"/>
          <table:table-cell table:style-name="ce3"/>
          <table:table-cell table:style-name="ce91"/>
          <table:table-cell table:style-name="ce139"/>
          <table:table-cell table:style-name="ce3"/>
          <table:table-cell table:style-name="ce114"/>
          <table:table-cell table:style-name="ce124"/>
          <table:table-cell table:style-name="ce3"/>
          <table:table-cell table:style-name="ce12"/>
          <table:table-cell table:style-name="ce165" office:value-type="string" calcext:value-type="string">
            <text:p>Current frame</text:p>
          </table:table-cell>
          <table:table-cell table:style-name="ce3"/>
          <table:table-cell table:style-name="ce91"/>
          <table:table-cell table:style-name="ce102"/>
          <table:table-cell table:style-name="ce3"/>
          <table:table-cell table:style-name="ce178"/>
          <table:table-cell table:style-name="ce191"/>
          <table:table-cell table:style-name="ce3"/>
          <table:table-cell table:style-name="ce91"/>
          <table:table-cell table:style-name="ce102"/>
          <table:table-cell table:style-name="ce3"/>
          <table:table-cell table:style-name="ce91"/>
          <table:table-cell table:style-name="ce102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114"/>
          <table:table-cell table:style-name="ce243"/>
          <table:table-cell table:style-name="ce3"/>
          <table:table-cell table:style-name="ce91"/>
          <table:table-cell table:style-name="ce272"/>
          <table:table-cell table:style-name="ce283"/>
          <table:table-cell table:style-name="ce294"/>
          <table:table-cell table:style-name="ce243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178"/>
          <table:table-cell table:style-name="ce191"/>
          <table:table-cell table:style-name="ce3"/>
          <table:table-cell table:style-name="ce91"/>
          <table:table-cell table:style-name="ce102"/>
          <table:table-cell table:style-name="ce3"/>
          <table:table-cell table:style-name="ce91"/>
          <table:table-cell table:style-name="ce102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114"/>
          <table:table-cell table:style-name="ce243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91"/>
          <table:table-cell table:style-name="ce102"/>
          <table:table-cell table:style-name="ce3"/>
          <table:table-cell table:style-name="ce114"/>
          <table:table-cell table:style-name="ce243"/>
          <table:table-cell table:style-name="ce3"/>
          <table:table-cell table:style-name="ce12"/>
          <table:table-cell table:style-name="ce20"/>
          <table:table-cell table:style-name="ce3" table:number-columns-repeated="16271"/>
        </table:table-row>
        <table:table-row table:style-name="ro1">
          <table:table-cell table:style-name="ce29"/>
          <table:table-cell table:style-name="ce61"/>
          <table:table-cell table:style-name="ce1"/>
          <table:table-cell table:style-name="ce89"/>
          <table:table-cell table:style-name="ce100"/>
          <table:table-cell table:style-name="ce1"/>
          <table:table-cell table:style-name="ce112"/>
          <table:table-cell table:style-name="ce122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112"/>
          <table:table-cell table:style-name="ce122"/>
          <table:table-cell table:style-name="ce1"/>
          <table:table-cell table:style-name="ce10"/>
          <table:table-cell table:style-name="ce18"/>
          <table:table-cell table:style-name="ce1"/>
          <table:table-cell table:style-name="ce89"/>
          <table:table-cell table:style-name="ce100"/>
          <table:table-cell table:style-name="ce1"/>
          <table:table-cell table:style-name="ce176"/>
          <table:table-cell table:style-name="ce189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270"/>
          <table:table-cell table:style-name="ce734"/>
          <table:table-cell table:style-name="ce774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76"/>
          <table:table-cell table:style-name="ce189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0"/>
          <table:table-cell table:style-name="ce18"/>
          <table:table-cell table:style-name="ce1" table:number-columns-repeated="16271"/>
        </table:table-row>
        <table:table-row table:style-name="ro1">
          <table:table-cell table:style-name="ce29"/>
          <table:table-cell table:style-name="ce61"/>
          <table:table-cell table:style-name="ce1"/>
          <table:table-cell table:style-name="ce89"/>
          <table:table-cell table:style-name="ce100"/>
          <table:table-cell table:style-name="ce1"/>
          <table:table-cell table:style-name="ce112"/>
          <table:table-cell table:style-name="ce122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112"/>
          <table:table-cell table:style-name="ce122"/>
          <table:table-cell table:style-name="ce1"/>
          <table:table-cell table:style-name="ce10"/>
          <table:table-cell table:style-name="ce18"/>
          <table:table-cell table:style-name="ce1"/>
          <table:table-cell table:style-name="ce89"/>
          <table:table-cell table:style-name="ce100"/>
          <table:table-cell table:style-name="ce1"/>
          <table:table-cell table:style-name="ce176"/>
          <table:table-cell table:style-name="ce192" office:value-type="string" calcext:value-type="string">
            <text:p>Alternative 1: </text:p>
          </table:table-cell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270"/>
          <table:table-cell table:style-name="ce734"/>
          <table:table-cell table:style-name="ce774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76"/>
          <table:table-cell table:style-name="ce192" office:value-type="string" calcext:value-type="string">
            <text:p>Alternative 2: </text:p>
          </table:table-cell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0"/>
          <table:table-cell table:style-name="ce18"/>
          <table:table-cell table:style-name="ce1" table:number-columns-repeated="16271"/>
        </table:table-row>
        <table:table-row table:style-name="ro1">
          <table:table-cell table:style-name="ce29"/>
          <table:table-cell table:style-name="ce61"/>
          <table:table-cell table:style-name="ce1"/>
          <table:table-cell table:style-name="ce89"/>
          <table:table-cell table:style-name="ce100"/>
          <table:table-cell table:style-name="ce1"/>
          <table:table-cell table:style-name="ce112"/>
          <table:table-cell table:style-name="ce122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112"/>
          <table:table-cell table:style-name="ce122"/>
          <table:table-cell table:style-name="ce1"/>
          <table:table-cell table:style-name="ce10"/>
          <table:table-cell table:style-name="ce18"/>
          <table:table-cell table:style-name="ce1"/>
          <table:table-cell table:style-name="ce89"/>
          <table:table-cell table:style-name="ce100"/>
          <table:table-cell table:style-name="ce1"/>
          <table:table-cell table:style-name="ce176"/>
          <table:table-cell table:style-name="ce192" office:value-type="string" calcext:value-type="string">
            <text:p>1. Particle moves</text:p>
          </table:table-cell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270"/>
          <table:table-cell table:style-name="ce734"/>
          <table:table-cell table:style-name="ce774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76"/>
          <table:table-cell table:style-name="ce192" office:value-type="string" calcext:value-type="string">
            <text:p>1. Box is scaled</text:p>
          </table:table-cell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0"/>
          <table:table-cell table:style-name="ce18"/>
          <table:table-cell table:style-name="ce1" table:number-columns-repeated="16271"/>
        </table:table-row>
        <table:table-row table:style-name="ro1">
          <table:table-cell table:style-name="ce29"/>
          <table:table-cell table:style-name="ce61"/>
          <table:table-cell table:style-name="ce1"/>
          <table:table-cell table:style-name="ce89"/>
          <table:table-cell table:style-name="ce100"/>
          <table:table-cell table:style-name="ce1"/>
          <table:table-cell table:style-name="ce112"/>
          <table:table-cell table:style-name="ce122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112"/>
          <table:table-cell table:style-name="ce122"/>
          <table:table-cell table:style-name="ce1"/>
          <table:table-cell table:style-name="ce10"/>
          <table:table-cell table:style-name="ce18"/>
          <table:table-cell table:style-name="ce1"/>
          <table:table-cell table:style-name="ce89"/>
          <table:table-cell table:style-name="ce100"/>
          <table:table-cell table:style-name="ce1"/>
          <table:table-cell table:style-name="ce176"/>
          <table:table-cell table:style-name="ce192" office:value-type="string" calcext:value-type="string">
            <text:p>2. Box is scaled</text:p>
          </table:table-cell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270"/>
          <table:table-cell table:style-name="ce734"/>
          <table:table-cell table:style-name="ce774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76"/>
          <table:table-cell table:style-name="ce192" office:value-type="string" calcext:value-type="string">
            <text:p>2. Particle moves</text:p>
          </table:table-cell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0"/>
          <table:table-cell table:style-name="ce18"/>
          <table:table-cell table:style-name="ce1" table:number-columns-repeated="16271"/>
        </table:table-row>
        <table:table-row table:style-name="ro1">
          <table:table-cell table:style-name="ce29"/>
          <table:table-cell table:style-name="ce61"/>
          <table:table-cell table:style-name="ce1"/>
          <table:table-cell table:style-name="ce89"/>
          <table:table-cell table:style-name="ce100"/>
          <table:table-cell table:style-name="ce1"/>
          <table:table-cell table:style-name="ce112"/>
          <table:table-cell table:style-name="ce122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89"/>
          <table:table-cell table:style-name="ce137"/>
          <table:table-cell table:style-name="ce1"/>
          <table:table-cell table:style-name="ce112"/>
          <table:table-cell table:style-name="ce122"/>
          <table:table-cell table:style-name="ce1"/>
          <table:table-cell table:style-name="ce10"/>
          <table:table-cell table:style-name="ce18"/>
          <table:table-cell table:style-name="ce1"/>
          <table:table-cell table:style-name="ce89"/>
          <table:table-cell table:style-name="ce100"/>
          <table:table-cell table:style-name="ce1"/>
          <table:table-cell table:style-name="ce176"/>
          <table:table-cell table:style-name="ce189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270"/>
          <table:table-cell table:style-name="ce734"/>
          <table:table-cell table:style-name="ce774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76"/>
          <table:table-cell table:style-name="ce189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0"/>
          <table:table-cell table:style-name="ce18"/>
          <table:table-cell table:style-name="ce1" table:number-columns-repeated="16271"/>
        </table:table-row>
        <table:table-row table:style-name="ro1">
          <table:table-cell table:style-name="ce29"/>
          <table:table-cell table:style-name="ce64" office:value-type="string" calcext:value-type="string" table:number-columns-spanned="3" table:number-rows-spanned="1">
            <text:p>Enter manually</text:p>
          </table:table-cell>
          <table:covered-table-cell table:style-name="ce79"/>
          <table:covered-table-cell table:style-name="ce207"/>
          <table:table-cell table:style-name="ce103" table:formula="of:= [.B9]" office:value-type="string" office:string-value="Enter manually" calcext:value-type="string" table:number-columns-spanned="3" table:number-rows-spanned="1">
            <text:p>Enter manually</text:p>
          </table:table-cell>
          <table:covered-table-cell table:style-name="ce79"/>
          <table:covered-table-cell table:style-name="ce344"/>
          <table:table-cell table:style-name="ce374" office:value-type="string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103" table:formula="of:= [.E9]" office:value-type="string" office:string-value="Enter manually" calcext:value-type="string" table:number-columns-spanned="3" table:number-rows-spanned="1">
            <text:p>Enter manually</text:p>
          </table:table-cell>
          <table:covered-table-cell table:style-name="ce79"/>
          <table:covered-table-cell table:style-name="ce207"/>
          <table:table-cell table:style-name="ce292" table:formula="of:= [.H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103" table:formula="of:= [.K9]" office:value-type="string" office:string-value="Enter manually" calcext:value-type="string" table:number-columns-spanned="3" table:number-rows-spanned="1">
            <text:p>Enter manually</text:p>
          </table:table-cell>
          <table:covered-table-cell table:style-name="ce79"/>
          <table:covered-table-cell table:style-name="ce344"/>
          <table:table-cell table:style-name="ce374" table:formula="of:= [.N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152"/>
          <table:table-cell table:style-name="ce64" table:formula="of:= [.Q9]" office:value-type="string" office:string-value="Enter manually" calcext:value-type="string" table:number-columns-spanned="3" table:number-rows-spanned="1">
            <text:p>Enter manually</text:p>
          </table:table-cell>
          <table:covered-table-cell table:style-name="ce79"/>
          <table:covered-table-cell table:style-name="ce207"/>
          <table:table-cell table:style-name="ce292" table:formula="of:= [.T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485"/>
          <table:table-cell table:style-name="ce520" table:formula="of:= [.Z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AC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AF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AI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374" table:formula="of:= [.AL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344"/>
          <table:table-cell table:style-name="ce374" table:formula="of:= [.AO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AR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374" table:formula="of:= [.AU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374" table:formula="of:= [.AX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344"/>
          <table:table-cell table:style-name="ce374" table:formula="of:= [.BA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BD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344"/>
          <table:table-cell table:style-name="ce374" table:formula="of:= [.BG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BJ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344"/>
          <table:table-cell table:style-name="ce374" table:formula="of:= [.BM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485"/>
          <table:table-cell table:style-name="ce520" table:formula="of:= [.AC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AF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AI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AL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344"/>
          <table:table-cell table:style-name="ce374" table:formula="of:= [.AO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344"/>
          <table:table-cell table:style-name="ce374" table:formula="of:= [.AR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AU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344"/>
          <table:table-cell table:style-name="ce374" table:formula="of:= [.AX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292" table:formula="of:= [.BA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344"/>
          <table:table-cell table:style-name="ce374" table:formula="of:= [.BD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374" table:formula="of:= [.BG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374" table:formula="of:= [.BJ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374" table:formula="of:= [.BM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207"/>
          <table:table-cell table:style-name="ce374" table:formula="of:= [.BP9]" office:value-type="string" office:string-value="Calculated" calcext:value-type="string" table:number-columns-spanned="3" table:number-rows-spanned="1">
            <text:p>Calculated</text:p>
          </table:table-cell>
          <table:covered-table-cell table:style-name="ce79"/>
          <table:covered-table-cell table:style-name="ce152"/>
          <table:table-cell table:style-name="ce21"/>
          <table:table-cell table:style-name="ce4" table:number-columns-repeated="16271"/>
        </table:table-row>
        <table:table-row table:style-name="ro1">
          <table:table-cell table:style-name="ce29"/>
          <table:table-cell table:style-name="ce50"/>
          <table:table-cell table:style-name="ce4"/>
          <table:table-cell table:style-name="ce207"/>
          <table:table-cell table:style-name="ce104"/>
          <table:table-cell table:style-name="ce4"/>
          <table:table-cell table:style-name="ce344"/>
          <table:table-cell table:style-name="ce374"/>
          <table:table-cell table:style-name="ce4"/>
          <table:table-cell table:style-name="ce207"/>
          <table:table-cell table:style-name="ce292"/>
          <table:table-cell table:style-name="ce4"/>
          <table:table-cell table:style-name="ce207"/>
          <table:table-cell table:style-name="ce292"/>
          <table:table-cell table:style-name="ce4"/>
          <table:table-cell table:style-name="ce207"/>
          <table:table-cell table:style-name="ce407" office:value-type="string" calcext:value-type="string" table:number-columns-spanned="6" table:number-rows-spanned="1">
            <text:p>(Unknown in a real unwrapping procedure)</text:p>
          </table:table-cell>
          <table:covered-table-cell table:style-name="ce79"/>
          <table:covered-table-cell table:style-name="ce344"/>
          <table:covered-table-cell table:style-name="ce374"/>
          <table:covered-table-cell table:style-name="ce79"/>
          <table:covered-table-cell table:style-name="ce152"/>
          <table:table-cell table:style-name="ce50"/>
          <table:table-cell table:style-name="ce4"/>
          <table:table-cell table:style-name="ce207"/>
          <table:table-cell table:style-name="ce104"/>
          <table:table-cell table:style-name="ce4"/>
          <table:table-cell table:style-name="ce485"/>
          <table:table-cell table:style-name="ce520"/>
          <table:table-cell table:style-name="ce4"/>
          <table:table-cell table:style-name="ce207"/>
          <table:table-cell table:style-name="ce104"/>
          <table:table-cell table:style-name="ce4"/>
          <table:table-cell table:style-name="ce207"/>
          <table:table-cell table:style-name="ce292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344"/>
          <table:table-cell table:style-name="ce244"/>
          <table:table-cell table:style-name="ce4"/>
          <table:table-cell table:style-name="ce207"/>
          <table:table-cell table:style-name="ce273"/>
          <table:table-cell table:style-name="ce624"/>
          <table:table-cell table:style-name="ce636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485"/>
          <table:table-cell table:style-name="ce355"/>
          <table:table-cell table:style-name="ce4"/>
          <table:table-cell table:style-name="ce207"/>
          <table:table-cell table:style-name="ce104"/>
          <table:table-cell table:style-name="ce4"/>
          <table:table-cell table:style-name="ce207"/>
          <table:table-cell table:style-name="ce10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13"/>
          <table:table-cell table:style-name="ce21"/>
          <table:table-cell table:style-name="ce4" table:number-columns-repeated="16271"/>
        </table:table-row>
        <table:table-row table:style-name="ro1">
          <table:table-cell table:style-name="ce29"/>
          <table:table-cell table:style-name="ce50"/>
          <table:table-cell table:style-name="ce4"/>
          <table:table-cell table:style-name="ce207"/>
          <table:table-cell table:style-name="ce104"/>
          <table:table-cell table:style-name="ce4"/>
          <table:table-cell table:style-name="ce344"/>
          <table:table-cell table:style-name="ce374"/>
          <table:table-cell table:style-name="ce4"/>
          <table:table-cell table:style-name="ce207"/>
          <table:table-cell table:style-name="ce292"/>
          <table:table-cell table:style-name="ce4"/>
          <table:table-cell table:style-name="ce207"/>
          <table:table-cell table:style-name="ce292"/>
          <table:table-cell table:style-name="ce4"/>
          <table:table-cell table:style-name="ce207"/>
          <table:table-cell table:style-name="ce407"/>
          <table:table-cell table:style-name="ce4"/>
          <table:table-cell table:style-name="ce344"/>
          <table:table-cell table:style-name="ce374"/>
          <table:table-cell table:style-name="ce4"/>
          <table:table-cell table:style-name="ce13"/>
          <table:table-cell table:style-name="ce50"/>
          <table:table-cell table:style-name="ce4"/>
          <table:table-cell table:style-name="ce207"/>
          <table:table-cell table:style-name="ce104"/>
          <table:table-cell table:style-name="ce4"/>
          <table:table-cell table:style-name="ce485"/>
          <table:table-cell table:style-name="ce520"/>
          <table:table-cell table:style-name="ce4"/>
          <table:table-cell table:style-name="ce207"/>
          <table:table-cell table:style-name="ce104"/>
          <table:table-cell table:style-name="ce4"/>
          <table:table-cell table:style-name="ce207"/>
          <table:table-cell table:style-name="ce292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344"/>
          <table:table-cell table:style-name="ce244"/>
          <table:table-cell table:style-name="ce4"/>
          <table:table-cell table:style-name="ce207"/>
          <table:table-cell table:style-name="ce273"/>
          <table:table-cell table:style-name="ce624"/>
          <table:table-cell table:style-name="ce636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485"/>
          <table:table-cell table:style-name="ce355"/>
          <table:table-cell table:style-name="ce4"/>
          <table:table-cell table:style-name="ce207"/>
          <table:table-cell table:style-name="ce104"/>
          <table:table-cell table:style-name="ce4"/>
          <table:table-cell table:style-name="ce207"/>
          <table:table-cell table:style-name="ce10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207"/>
          <table:table-cell table:style-name="ce104"/>
          <table:table-cell table:style-name="ce623"/>
          <table:table-cell table:style-name="ce344"/>
          <table:table-cell table:style-name="ce244"/>
          <table:table-cell table:style-name="ce4"/>
          <table:table-cell table:style-name="ce13"/>
          <table:table-cell table:style-name="ce21"/>
          <table:table-cell table:style-name="ce4" table:number-columns-repeated="16271"/>
        </table:table-row>
        <table:table-row table:style-name="ro1">
          <table:table-cell table:style-name="ce29"/>
          <table:table-cell table:style-name="ce50" office:value-type="string" calcext:value-type="string" table:number-columns-spanned="3" table:number-rows-spanned="1">
            <text:p>Input for test</text:p>
          </table:table-cell>
          <table:covered-table-cell table:style-name="ce79"/>
          <table:covered-table-cell table:style-name="ce207"/>
          <table:table-cell table:style-name="ce292" table:number-columns-spanned="3" table:number-rows-spanned="1"/>
          <table:covered-table-cell table:style-name="ce79"/>
          <table:covered-table-cell table:style-name="ce344"/>
          <table:table-cell table:style-name="ce374" table:formula="of:= [.B12]" office:value-type="string" office:string-value="Input for test" calcext:value-type="string" table:number-columns-spanned="3" table:number-rows-spanned="1">
            <text:p>Input for test</text:p>
          </table:table-cell>
          <table:covered-table-cell table:style-name="ce79"/>
          <table:covered-table-cell table:style-name="ce207"/>
          <table:table-cell table:style-name="ce292" table:number-columns-spanned="3" table:number-rows-spanned="1"/>
          <table:covered-table-cell table:style-name="ce79"/>
          <table:covered-table-cell table:style-name="ce207"/>
          <table:table-cell table:style-name="ce292" table:formula="of:= [.H12]" office:value-type="string" office:string-value="Input for test" calcext:value-type="string" table:number-columns-spanned="3" table:number-rows-spanned="1">
            <text:p>Input for test</text:p>
          </table:table-cell>
          <table:covered-table-cell table:style-name="ce79"/>
          <table:covered-table-cell table:style-name="ce207"/>
          <table:table-cell table:style-name="ce407" table:number-columns-spanned="3" table:number-rows-spanned="1"/>
          <table:covered-table-cell table:style-name="ce79"/>
          <table:covered-table-cell table:style-name="ce344"/>
          <table:table-cell table:style-name="ce374" table:number-columns-spanned="3" table:number-rows-spanned="1"/>
          <table:covered-table-cell table:style-name="ce79"/>
          <table:covered-table-cell table:style-name="ce152"/>
          <table:table-cell table:style-name="ce50" table:formula="of:= [.N12]" office:value-type="string" office:string-value="Input for test" calcext:value-type="string" table:number-columns-spanned="3" table:number-rows-spanned="1">
            <text:p>Input for test</text:p>
          </table:table-cell>
          <table:covered-table-cell table:style-name="ce79"/>
          <table:covered-table-cell table:style-name="ce207"/>
          <table:table-cell table:style-name="ce292" table:number-columns-spanned="3" table:number-rows-spanned="1"/>
          <table:covered-table-cell table:style-name="ce79"/>
          <table:covered-table-cell table:style-name="ce485"/>
          <table:table-cell table:style-name="ce520" table:formula="of:= [.W12]" office:value-type="string" office:string-value="Input for test" calcext:value-type="string" table:number-columns-spanned="3" table:number-rows-spanned="1">
            <text:p>Input for test</text:p>
          </table:table-cell>
          <table:covered-table-cell table:style-name="ce79"/>
          <table:covered-table-cell table:style-name="ce207"/>
          <table:table-cell table:style-name="ce292" table:number-columns-spanned="3" table:number-rows-spanned="1"/>
          <table:covered-table-cell table:style-name="ce79"/>
          <table:covered-table-cell table:style-name="ce207"/>
          <table:table-cell table:style-name="ce140" office:value-type="string" calcext:value-type="string" table:number-columns-spanned="3" table:number-rows-spanned="1">
            <text:p>Correct unwrapped position</text:p>
          </table:table-cell>
          <table:covered-table-cell table:style-name="ce79"/>
          <table:covered-table-cell table:style-name="ce207"/>
          <table:table-cell table:style-name="ce292" table:number-columns-spanned="3" table:number-rows-spanned="1"/>
          <table:covered-table-cell table:style-name="ce623"/>
          <table:covered-table-cell table:style-name="ce344"/>
          <table:table-cell table:style-name="ce374" office:value-type="string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344"/>
          <table:table-cell table:style-name="ce374" table:formula="of:= [.AO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207"/>
          <table:table-cell table:style-name="ce231" table:number-columns-spanned="3" table:number-rows-spanned="1"/>
          <table:covered-table-cell table:style-name="ce624"/>
          <table:covered-table-cell table:style-name="ce636"/>
          <table:table-cell table:style-name="ce374" table:formula="of:= [.AR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207"/>
          <table:table-cell table:style-name="ce305" table:number-columns-spanned="3" table:number-rows-spanned="1"/>
          <table:covered-table-cell table:number-columns-repeated="2" table:style-name="Default"/>
          <table:table-cell table:style-name="ce374" table:formula="of:= [.AX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207"/>
          <table:table-cell table:style-name="ce292" table:number-columns-spanned="3" table:number-rows-spanned="1"/>
          <table:covered-table-cell table:style-name="ce623"/>
          <table:covered-table-cell table:style-name="ce344"/>
          <table:table-cell table:style-name="ce374" table:formula="of:= [.BD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207"/>
          <table:table-cell table:style-name="ce305" table:number-columns-spanned="3" table:number-rows-spanned="1"/>
          <table:covered-table-cell table:style-name="Default"/>
          <table:covered-table-cell table:style-name="ce343"/>
          <table:table-cell table:style-name="ce374" table:formula="of:= [.BJ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485"/>
          <table:table-cell table:style-name="ce520" table:formula="of:= [.AC12]" office:value-type="string" office:string-value="Input for test" calcext:value-type="string" table:number-columns-spanned="3" table:number-rows-spanned="1">
            <text:p>Input for test</text:p>
          </table:table-cell>
          <table:covered-table-cell table:style-name="ce79"/>
          <table:covered-table-cell table:style-name="ce207"/>
          <table:table-cell table:style-name="ce292" table:number-columns-spanned="3" table:number-rows-spanned="1"/>
          <table:covered-table-cell table:style-name="ce79"/>
          <table:covered-table-cell table:style-name="ce207"/>
          <table:table-cell table:style-name="ce140" table:formula="of:= [.AI12]" office:value-type="string" office:string-value="Correct unwrapped position" calcext:value-type="string" table:number-columns-spanned="3" table:number-rows-spanned="1">
            <text:p>Correct unwrapped position</text:p>
          </table:table-cell>
          <table:covered-table-cell table:style-name="ce79"/>
          <table:covered-table-cell table:style-name="ce207"/>
          <table:table-cell table:style-name="ce104"/>
          <table:table-cell table:style-name="ce623"/>
          <table:table-cell table:style-name="ce344"/>
          <table:table-cell table:style-name="ce374" table:formula="of:= [.AO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344"/>
          <table:table-cell table:style-name="ce374" table:formula="of:= [.AR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207"/>
          <table:table-cell table:style-name="ce376" table:number-columns-spanned="3" table:number-rows-spanned="1"/>
          <table:covered-table-cell table:style-name="ce623"/>
          <table:covered-table-cell table:style-name="ce344"/>
          <table:table-cell table:style-name="ce374" table:formula="of:= [.AX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207"/>
          <table:table-cell table:style-name="ce292" table:number-columns-spanned="3" table:number-rows-spanned="1"/>
          <table:covered-table-cell table:style-name="ce623"/>
          <table:covered-table-cell table:style-name="ce344"/>
          <table:table-cell table:style-name="ce374" table:formula="of:= [.BD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207"/>
          <table:table-cell table:style-name="ce104"/>
          <table:table-cell table:style-name="ce623"/>
          <table:table-cell table:style-name="ce344"/>
          <table:table-cell table:style-name="ce374" table:formula="of:= [.BJ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207"/>
          <table:table-cell table:style-name="ce104"/>
          <table:table-cell table:style-name="ce623"/>
          <table:table-cell table:style-name="ce344"/>
          <table:table-cell table:style-name="ce374" table:formula="of:= [.BP12]" office:value-type="string" office:string-value="Output of test" calcext:value-type="string" table:number-columns-spanned="3" table:number-rows-spanned="1">
            <text:p>Output of test</text:p>
          </table:table-cell>
          <table:covered-table-cell table:style-name="ce79"/>
          <table:covered-table-cell table:style-name="ce152"/>
          <table:table-cell table:style-name="ce21"/>
          <table:table-cell table:style-name="ce4" table:number-columns-repeated="16271"/>
        </table:table-row>
        <table:table-row table:style-name="ro1">
          <table:table-cell table:style-name="ce29"/>
          <table:table-cell table:style-name="ce18"/>
          <table:table-cell table:style-name="ce1"/>
          <table:table-cell table:style-name="ce89"/>
          <table:table-cell table:style-name="ce100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112"/>
          <table:table-cell table:style-name="ce126"/>
          <table:table-cell table:style-name="ce1"/>
          <table:table-cell table:style-name="ce10"/>
          <table:table-cell table:style-name="ce18"/>
          <table:table-cell table:style-name="ce1"/>
          <table:table-cell table:style-name="ce89"/>
          <table:table-cell table:style-name="ce100"/>
          <table:table-cell table:style-name="ce1"/>
          <table:table-cell table:style-name="ce176"/>
          <table:table-cell table:style-name="ce189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270"/>
          <table:table-cell table:style-name="ce734"/>
          <table:table-cell table:style-name="ce774"/>
          <table:table-cell table:style-name="ce126"/>
          <table:table-cell table:style-name="ce1"/>
          <table:table-cell table:style-name="ce89"/>
          <table:table-cell table:style-name="ce231" office:value-type="string" calcext:value-type="string" table:number-columns-spanned="3" table:number-rows-spanned="1">
            <text:p><text:span text:style-name="T7">d/L</text:span><text:span text:style-name="T8">i+1</text:span><text:span text:style-name="T7"> ∈ [-0.5, 0.5[</text:span></text:p>
          </table:table-cell>
          <table:covered-table-cell table:style-name="ce624"/>
          <table:covered-table-cell table:style-name="ce636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231" office:value-type="string" calcext:value-type="string" table:number-columns-spanned="3" table:number-rows-spanned="1">
            <text:p><text:span text:style-name="T7">d/L</text:span><text:span text:style-name="T8">i</text:span><text:span text:style-name="T7"> ∈ [-0.5, 0.5[</text:span></text:p>
          </table:table-cell>
          <table:covered-table-cell table:style-name="ce624"/>
          <table:covered-table-cell table:style-name="ce636"/>
          <table:table-cell table:style-name="ce126"/>
          <table:table-cell table:style-name="ce1"/>
          <table:table-cell table:style-name="ce176"/>
          <table:table-cell table:style-name="ce189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112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231" office:value-type="string" calcext:value-type="string" table:number-columns-spanned="3" table:number-rows-spanned="1">
            <text:p><text:span text:style-name="T7">d/L</text:span><text:span text:style-name="T8">i+1</text:span><text:span text:style-name="T7"> ∈ [-0.5, 0.5[</text:span></text:p>
          </table:table-cell>
          <table:covered-table-cell table:style-name="ce624"/>
          <table:covered-table-cell table:style-name="ce636"/>
          <table:table-cell table:style-name="ce126"/>
          <table:table-cell table:style-name="ce1"/>
          <table:table-cell table:style-name="ce89"/>
          <table:table-cell table:style-name="ce100"/>
          <table:table-cell table:style-name="ce233"/>
          <table:table-cell table:style-name="ce112"/>
          <table:table-cell table:style-name="ce126"/>
          <table:table-cell table:style-name="ce1"/>
          <table:table-cell table:style-name="ce89"/>
          <table:table-cell table:style-name="ce231" office:value-type="string" calcext:value-type="string" table:number-columns-spanned="3" table:number-rows-spanned="1">
            <text:p><text:span text:style-name="T7">d/L</text:span><text:span text:style-name="T8">i</text:span><text:span text:style-name="T7"> ∈ [-0.5, 0.5[</text:span></text:p>
          </table:table-cell>
          <table:covered-table-cell table:style-name="ce624"/>
          <table:covered-table-cell table:style-name="ce636"/>
          <table:table-cell table:style-name="ce126"/>
          <table:table-cell table:style-name="ce1"/>
          <table:table-cell table:style-name="ce10"/>
          <table:table-cell table:style-name="ce18"/>
          <table:table-cell table:style-name="ce1" table:number-columns-repeated="16271"/>
        </table:table-row>
        <table:table-row table:style-name="ro1">
          <table:table-cell table:style-name="ce29" office:value-type="string" calcext:value-type="string">
            <text:p>Example</text:p>
          </table:table-cell>
          <table:table-cell table:style-name="ce67" office:value-type="string" calcext:value-type="string" table:number-columns-spanned="3" table:number-rows-spanned="1">
            <text:p>L<text:span text:style-name="T1">i</text:span></text:p>
          </table:table-cell>
          <table:covered-table-cell table:style-name="ce81"/>
          <table:covered-table-cell table:style-name="ce93"/>
          <table:table-cell table:style-name="ce292" office:value-type="string" calcext:value-type="string" table:number-columns-spanned="3" table:number-rows-spanned="1">
            <text:p>x<text:span text:style-name="T1">i</text:span></text:p>
          </table:table-cell>
          <table:covered-table-cell table:style-name="ce79"/>
          <table:covered-table-cell table:style-name="ce344"/>
          <table:table-cell table:style-name="ce127" office:value-type="string" calcext:value-type="string" table:number-columns-spanned="3" table:number-rows-spanned="1">
            <text:p>x<text:span text:style-name="T1">i</text:span><text:span text:style-name="T2">w</text:span><text:span text:style-name="T3"> = wrap(x</text:span><text:span text:style-name="T1">i</text:span><text:span text:style-name="T3">)</text:span></text:p>
          </table:table-cell>
          <table:covered-table-cell table:style-name="ce81"/>
          <table:covered-table-cell table:style-name="ce93"/>
          <table:table-cell table:style-name="ce140" office:value-type="string" calcext:value-type="string" table:number-columns-spanned="3" table:number-rows-spanned="1">
            <text:p>m<text:span text:style-name="T1">i</text:span></text:p>
          </table:table-cell>
          <table:covered-table-cell table:style-name="ce81"/>
          <table:covered-table-cell table:style-name="ce93"/>
          <table:table-cell table:style-name="ce140" office:value-type="string" calcext:value-type="string" table:number-columns-spanned="3" table:number-rows-spanned="1">
            <text:p>x<text:span text:style-name="T1">i</text:span><text:span text:style-name="T2">u</text:span></text:p>
          </table:table-cell>
          <table:covered-table-cell table:style-name="ce81"/>
          <table:covered-table-cell table:style-name="ce93"/>
          <table:table-cell table:style-name="ce145" office:value-type="string" calcext:value-type="string" table:number-columns-spanned="3" table:number-rows-spanned="1">
            <text:p>Δx</text:p>
          </table:table-cell>
          <table:covered-table-cell table:style-name="ce79"/>
          <table:covered-table-cell table:style-name="ce344"/>
          <table:table-cell table:style-name="ce146" office:value-type="string" calcext:value-type="string" table:number-columns-spanned="3" table:number-rows-spanned="1">
            <text:p><text:span text:style-name="T4">Δx</text:span><text:span text:style-name="T5">mic</text:span><text:span text:style-name="T6"> =mic(Δx)</text:span></text:p>
          </table:table-cell>
          <table:covered-table-cell table:style-name="ce81"/>
          <table:covered-table-cell table:style-name="ce154"/>
          <table:table-cell table:style-name="ce67" office:value-type="string" calcext:value-type="string" table:number-columns-spanned="3" table:number-rows-spanned="1">
            <text:p>L<text:span text:style-name="T1">i+1</text:span></text:p>
          </table:table-cell>
          <table:covered-table-cell table:style-name="ce81"/>
          <table:covered-table-cell table:style-name="ce93"/>
          <table:table-cell table:style-name="ce172" office:value-type="string" calcext:value-type="string" table:number-columns-spanned="3" table:number-rows-spanned="1">
            <text:p>λ = L<text:span text:style-name="T1">i+1</text:span> / L<text:span text:style-name="T1">i</text:span></text:p>
          </table:table-cell>
          <table:covered-table-cell table:style-name="ce81"/>
          <table:covered-table-cell table:style-name="ce180"/>
          <table:table-cell table:style-name="ce194" office:value-type="string" calcext:value-type="string" table:number-columns-spanned="3" table:number-rows-spanned="1">
            <text:p><text:span text:style-name="T7">x</text:span><text:span text:style-name="T8">i+1</text:span><text:span text:style-name="T9">w</text:span><text:span text:style-name="T10"> = wrap[(x</text:span><text:span text:style-name="T8">i</text:span><text:span text:style-name="T9">w</text:span><text:span text:style-name="T10"> + </text:span><text:span text:style-name="T11">Δx</text:span><text:span text:style-name="T12">mic</text:span><text:span text:style-name="T13">) * λ]</text:span></text:p>
          </table:table-cell>
          <table:covered-table-cell table:style-name="ce81"/>
          <table:covered-table-cell table:style-name="ce93"/>
          <table:table-cell table:style-name="ce145" office:value-type="string" calcext:value-type="string" table:number-columns-spanned="3" table:number-rows-spanned="1">
            <text:p><text:span text:style-name="T4">Δx = </text:span><text:span text:style-name="T14">x</text:span><text:span text:style-name="T15">i+1</text:span><text:span text:style-name="T16">w</text:span><text:span text:style-name="T17"> - x</text:span><text:span text:style-name="T15">i</text:span><text:span text:style-name="T16">w</text:span></text:p>
          </table:table-cell>
          <table:covered-table-cell table:style-name="ce79"/>
          <table:covered-table-cell table:style-name="ce207"/>
          <table:table-cell table:style-name="ce140" office:value-type="string" calcext:value-type="string" table:number-columns-spanned="3" table:number-rows-spanned="1">
            <text:p>x<text:span text:style-name="T1">i+1</text:span><text:span text:style-name="T2">u</text:span></text:p>
          </table:table-cell>
          <table:covered-table-cell table:style-name="ce81"/>
          <table:covered-table-cell table:style-name="ce93"/>
          <table:table-cell table:style-name="ce231" office:value-type="string" calcext:value-type="string" table:number-columns-spanned="3" table:number-rows-spanned="1">
            <text:p>d’ ∈ [-0.5, 0.5[</text:p>
          </table:table-cell>
          <table:covered-table-cell table:style-name="ce624"/>
          <table:covered-table-cell table:style-name="ce636"/>
          <table:table-cell table:style-name="ce127" office:value-type="string" calcext:value-type="string" table:number-columns-spanned="3" table:number-rows-spanned="1">
            <text:p>Scaling Method (long form)</text:p>
          </table:table-cell>
          <table:covered-table-cell table:style-name="ce79"/>
          <table:covered-table-cell table:style-name="ce344"/>
          <table:table-cell table:style-name="ce127" office:value-type="string" calcext:value-type="string" table:number-columns-spanned="3" table:number-rows-spanned="1">
            <text:p>Scaling Method (short form)</text:p>
          </table:table-cell>
          <table:covered-table-cell table:style-name="ce79"/>
          <table:covered-table-cell table:style-name="ce207"/>
          <table:table-cell table:style-name="ce231" office:value-type="string" calcext:value-type="string" table:number-columns-spanned="3" table:number-rows-spanned="1">
            <text:p><text:span text:style-name="T7">d/L</text:span><text:span text:style-name="T8">i+1</text:span><text:span text:style-name="T7"> ∈ [-0.5, 0.5[</text:span></text:p>
          </table:table-cell>
          <table:covered-table-cell table:style-name="ce624"/>
          <table:covered-table-cell table:style-name="ce636"/>
          <table:table-cell table:style-name="ce127" office:value-type="string" calcext:value-type="string" table:number-columns-spanned="3" table:number-rows-spanned="1">
            <text:p>Heuristic Method</text:p>
          </table:table-cell>
          <table:covered-table-cell table:style-name="ce79"/>
          <table:covered-table-cell table:style-name="ce207"/>
          <table:table-cell table:style-name="ce205" office:value-type="string" calcext:value-type="string" table:number-columns-spanned="3" table:number-rows-spanned="1">
            <text:p>(and L<text:span text:style-name="T1">i+1</text:span> = L<text:span text:style-name="T1">i</text:span><text:span text:style-name="T3">)</text:span></text:p>
          </table:table-cell>
          <table:covered-table-cell table:style-name="ce734"/>
          <table:covered-table-cell table:style-name="ce774"/>
          <table:table-cell table:style-name="ce127" office:value-type="string" calcext:value-type="string" table:number-columns-spanned="3" table:number-rows-spanned="1">
            <text:p>Displacement Method</text:p>
          </table:table-cell>
          <table:covered-table-cell table:style-name="ce79"/>
          <table:covered-table-cell table:style-name="ce207"/>
          <table:table-cell table:style-name="ce323" office:value-type="string" calcext:value-type="string" table:number-columns-spanned="3" table:number-rows-spanned="1">
            <text:p><text:span text:style-name="T7">x</text:span><text:span text:style-name="T8">i</text:span><text:span text:style-name="T9">w</text:span><text:span text:style-name="T7">/L</text:span><text:span text:style-name="T8">i</text:span><text:span text:style-name="T7"> * (L</text:span><text:span text:style-name="T8">i</text:span><text:span text:style-name="T7"> – L</text:span><text:span text:style-name="T8">i+1</text:span><text:span text:style-name="T7">)/L</text:span><text:span text:style-name="T8">i+1</text:span><text:span text:style-name="T7"> - d’ ∈ ]-0.5, 0.5]</text:span></text:p>
          </table:table-cell>
          <table:covered-table-cell table:style-name="ce624"/>
          <table:covered-table-cell table:style-name="ce636"/>
          <table:table-cell table:style-name="ce127" office:value-type="string" calcext:value-type="string" table:number-columns-spanned="3" table:number-rows-spanned="1">
            <text:p>Hybrid Method</text:p>
          </table:table-cell>
          <table:covered-table-cell table:style-name="ce79"/>
          <table:covered-table-cell table:style-name="ce207"/>
          <table:table-cell table:style-name="ce205" office:value-type="string" calcext:value-type="string" table:number-columns-spanned="3" table:number-rows-spanned="1">
            <text:p>(and L<text:span text:style-name="T1">i+1</text:span> = L<text:span text:style-name="T1">i</text:span><text:span text:style-name="T3">)</text:span></text:p>
          </table:table-cell>
          <table:covered-table-cell table:style-name="ce734"/>
          <table:covered-table-cell table:style-name="ce774"/>
          <table:table-cell table:style-name="ce127" office:value-type="string" calcext:value-type="string" table:number-columns-spanned="3" table:number-rows-spanned="1">
            <text:p>In-House Method</text:p>
          </table:table-cell>
          <table:covered-table-cell table:style-name="ce79"/>
          <table:covered-table-cell table:style-name="ce485"/>
          <table:table-cell table:style-name="ce194" office:value-type="string" calcext:value-type="string" table:number-columns-spanned="3" table:number-rows-spanned="1">
            <text:p><text:span text:style-name="T18">x</text:span><text:span text:style-name="T19">i+1</text:span><text:span text:style-name="T20">w</text:span><text:span text:style-name="T21"> = wrap(x</text:span><text:span text:style-name="T19">i</text:span><text:span text:style-name="T20">w</text:span><text:span text:style-name="T21"> </text:span><text:span text:style-name="T22">* λ </text:span><text:span text:style-name="T23">+ </text:span><text:span text:style-name="T11">Δx</text:span><text:span text:style-name="T12">mic</text:span><text:span text:style-name="T13">)</text:span></text:p>
          </table:table-cell>
          <table:covered-table-cell table:style-name="ce81"/>
          <table:covered-table-cell table:style-name="ce93"/>
          <table:table-cell table:style-name="ce145" office:value-type="string" calcext:value-type="string" table:number-columns-spanned="3" table:number-rows-spanned="1">
            <text:p><text:span text:style-name="T4">Δx = </text:span><text:span text:style-name="T14">x</text:span><text:span text:style-name="T15">i+1</text:span><text:span text:style-name="T16">w</text:span><text:span text:style-name="T17"> - x</text:span><text:span text:style-name="T15">i</text:span><text:span text:style-name="T16">w</text:span></text:p>
          </table:table-cell>
          <table:covered-table-cell table:style-name="ce79"/>
          <table:covered-table-cell table:style-name="ce207"/>
          <table:table-cell table:style-name="ce140" office:value-type="string" calcext:value-type="string" table:number-columns-spanned="3" table:number-rows-spanned="1">
            <text:p>x<text:span text:style-name="T1">i+1</text:span><text:span text:style-name="T2">u</text:span></text:p>
          </table:table-cell>
          <table:covered-table-cell table:style-name="ce81"/>
          <table:covered-table-cell table:style-name="ce93"/>
          <table:table-cell table:style-name="ce231" table:formula="of:= [.AL14]" office:value-type="string" office:string-value="d’ ∈ [-0.5, 0.5[" calcext:value-type="string" table:number-columns-spanned="3" table:number-rows-spanned="1">
            <text:p>d’ ∈ [-0.5, 0.5[</text:p>
          </table:table-cell>
          <table:covered-table-cell table:style-name="ce81"/>
          <table:covered-table-cell table:style-name="ce253"/>
          <table:table-cell table:style-name="ce127" table:formula="of:= [.AO14]" office:value-type="string" office:string-value="Scaling Method (long form)" calcext:value-type="string" table:number-columns-spanned="3" table:number-rows-spanned="1">
            <text:p>Scaling Method (long form)</text:p>
          </table:table-cell>
          <table:covered-table-cell table:style-name="ce81"/>
          <table:covered-table-cell table:style-name="ce253"/>
          <table:table-cell table:style-name="ce127" table:formula="of:= [.AR14]" office:value-type="string" office:string-value="Scaling Method (short form)" calcext:value-type="string" table:number-columns-spanned="3" table:number-rows-spanned="1">
            <text:p>Scaling Method (short form)</text:p>
          </table:table-cell>
          <table:covered-table-cell table:style-name="ce81"/>
          <table:covered-table-cell table:style-name="ce93"/>
          <table:table-cell table:style-name="ce231" office:value-type="string" calcext:value-type="string" table:number-columns-spanned="3" table:number-rows-spanned="1">
            <text:p><text:span text:style-name="T7">d/L</text:span><text:span text:style-name="T8">i+1</text:span><text:span text:style-name="T7"> ∈ [-0.5, 0.5[</text:span></text:p>
          </table:table-cell>
          <table:covered-table-cell table:style-name="ce624"/>
          <table:covered-table-cell table:style-name="ce636"/>
          <table:table-cell table:style-name="ce127" table:formula="of:= [.AX14]" office:value-type="string" office:string-value="Heuristic Method" calcext:value-type="string" table:number-columns-spanned="3" table:number-rows-spanned="1">
            <text:p>Heuristic Method</text:p>
          </table:table-cell>
          <table:covered-table-cell table:style-name="ce81"/>
          <table:covered-table-cell table:style-name="ce93"/>
          <table:table-cell table:style-name="ce205" office:value-type="string" calcext:value-type="string" table:number-columns-spanned="3" table:number-rows-spanned="1">
            <text:p>(and L<text:span text:style-name="T1">i+1</text:span> = L<text:span text:style-name="T1">i</text:span><text:span text:style-name="T3">)</text:span></text:p>
          </table:table-cell>
          <table:covered-table-cell table:style-name="ce734"/>
          <table:covered-table-cell table:style-name="ce774"/>
          <table:table-cell table:style-name="ce127" table:formula="of:= [.BD14]" office:value-type="string" office:string-value="Displacement Method" calcext:value-type="string" table:number-columns-spanned="3" table:number-rows-spanned="1">
            <text:p>Displacement Method</text:p>
          </table:table-cell>
          <table:covered-table-cell table:style-name="ce81"/>
          <table:covered-table-cell table:style-name="ce93"/>
          <table:table-cell table:style-name="ce323" office:value-type="string" calcext:value-type="string" table:number-columns-spanned="3" table:number-rows-spanned="1">
            <text:p><text:span text:style-name="T7">x</text:span><text:span text:style-name="T8">i</text:span><text:span text:style-name="T9">w</text:span><text:span text:style-name="T7">/L</text:span><text:span text:style-name="T8">i</text:span><text:span text:style-name="T7"> * (L</text:span><text:span text:style-name="T8">i</text:span><text:span text:style-name="T7"> – L</text:span><text:span text:style-name="T8">i+1</text:span><text:span text:style-name="T7">)/L</text:span><text:span text:style-name="T8">i+1</text:span><text:span text:style-name="T7"> - d’ ∈ ]-0.5, 0.5]</text:span></text:p>
          </table:table-cell>
          <table:covered-table-cell table:style-name="ce624"/>
          <table:covered-table-cell table:style-name="ce636"/>
          <table:table-cell table:style-name="ce127" table:formula="of:= [.BJ14]" office:value-type="string" office:string-value="Hybrid Method" calcext:value-type="string" table:number-columns-spanned="3" table:number-rows-spanned="1">
            <text:p>Hybrid Method</text:p>
          </table:table-cell>
          <table:covered-table-cell table:style-name="ce81"/>
          <table:covered-table-cell table:style-name="ce93"/>
          <table:table-cell table:style-name="ce205" office:value-type="string" calcext:value-type="string" table:number-columns-spanned="3" table:number-rows-spanned="1">
            <text:p>(and L<text:span text:style-name="T1">i+1</text:span> = L<text:span text:style-name="T1">i</text:span><text:span text:style-name="T3">)</text:span></text:p>
          </table:table-cell>
          <table:covered-table-cell table:style-name="ce734"/>
          <table:covered-table-cell table:style-name="ce774"/>
          <table:table-cell table:style-name="ce127" table:formula="of:= [.BP14]" office:value-type="string" office:string-value="In-House Method" calcext:value-type="string" table:number-columns-spanned="3" table:number-rows-spanned="1">
            <text:p>In-House Method</text:p>
          </table:table-cell>
          <table:covered-table-cell table:style-name="ce81"/>
          <table:covered-table-cell table:style-name="ce154"/>
          <table:table-cell table:style-name="ce21"/>
          <table:table-cell table:style-name="ce4" table:number-columns-repeated="16271"/>
        </table:table-row>
        <table:table-row table:style-name="ro1">
          <table:table-cell table:style-name="ce29" office:value-type="string" calcext:value-type="string">
            <text:p>Number</text:p>
          </table:table-cell>
          <table:table-cell table:style-name="ce67" office:value-type="string" calcext:value-type="string" table:number-columns-spanned="3" table:number-rows-spanned="1">
            <text:p>box_prev</text:p>
          </table:table-cell>
          <table:covered-table-cell table:style-name="ce81"/>
          <table:covered-table-cell table:style-name="ce93"/>
          <table:table-cell table:style-name="ce292" table:number-columns-spanned="3" table:number-rows-spanned="1"/>
          <table:covered-table-cell table:style-name="ce79"/>
          <table:covered-table-cell table:style-name="ce344"/>
          <table:table-cell table:style-name="ce127" office:value-type="string" calcext:value-type="string" table:number-columns-spanned="3" table:number-rows-spanned="1">
            <text:p>pos_w_prev</text:p>
          </table:table-cell>
          <table:covered-table-cell table:style-name="ce81"/>
          <table:covered-table-cell table:style-name="ce93"/>
          <table:table-cell table:style-name="ce140" office:value-type="string" calcext:value-type="string" table:number-columns-spanned="3" table:number-rows-spanned="1">
            <text:p>translation</text:p>
          </table:table-cell>
          <table:covered-table-cell table:style-name="ce81"/>
          <table:covered-table-cell table:style-name="ce93"/>
          <table:table-cell table:style-name="ce140" office:value-type="string" calcext:value-type="string" table:number-columns-spanned="3" table:number-rows-spanned="1">
            <text:p>pos_u_prev</text:p>
          </table:table-cell>
          <table:covered-table-cell table:style-name="ce81"/>
          <table:covered-table-cell table:style-name="ce93"/>
          <table:table-cell table:style-name="ce292" table:number-columns-spanned="3" table:number-rows-spanned="1"/>
          <table:covered-table-cell table:style-name="ce79"/>
          <table:covered-table-cell table:style-name="ce344"/>
          <table:table-cell table:style-name="ce127" office:value-type="string" calcext:value-type="string" table:number-columns-spanned="3" table:number-rows-spanned="1">
            <text:p>displacement</text:p>
          </table:table-cell>
          <table:covered-table-cell table:style-name="ce81"/>
          <table:covered-table-cell table:style-name="ce154"/>
          <table:table-cell table:style-name="ce67" office:value-type="string" calcext:value-type="string" table:number-columns-spanned="3" table:number-rows-spanned="1">
            <text:p>box</text:p>
          </table:table-cell>
          <table:covered-table-cell table:style-name="ce81"/>
          <table:covered-table-cell table:style-name="ce93"/>
          <table:table-cell table:style-name="ce140" office:value-type="string" calcext:value-type="string" table:number-columns-spanned="3" table:number-rows-spanned="1">
            <text:p>box_scaling</text:p>
          </table:table-cell>
          <table:covered-table-cell table:style-name="ce81"/>
          <table:covered-table-cell table:style-name="ce180"/>
          <table:table-cell table:style-name="ce194" office:value-type="string" calcext:value-type="string" table:number-columns-spanned="3" table:number-rows-spanned="1">
            <text:p>pos_w</text:p>
          </table:table-cell>
          <table:covered-table-cell table:style-name="ce81"/>
          <table:covered-table-cell table:style-name="ce93"/>
          <table:table-cell table:style-name="ce205" office:value-type="string" calcext:value-type="string" table:number-columns-spanned="3" table:number-rows-spanned="1">
            <text:p>actual_displacement</text:p>
          </table:table-cell>
          <table:covered-table-cell table:style-name="ce81"/>
          <table:covered-table-cell table:style-name="ce93"/>
          <table:table-cell table:style-name="ce140" office:value-type="string" calcext:value-type="string" table:number-columns-spanned="3" table:number-rows-spanned="1">
            <text:p>pos_u</text:p>
          </table:table-cell>
          <table:covered-table-cell table:style-name="ce81"/>
          <table:covered-table-cell table:style-name="ce93"/>
          <table:table-cell table:style-name="ce231" office:value-type="string" calcext:value-type="string" table:number-columns-spanned="3" table:number-rows-spanned="1">
            <text:p>Scaling Assumption</text:p>
          </table:table-cell>
          <table:covered-table-cell table:style-name="ce624"/>
          <table:covered-table-cell table:style-name="ce636"/>
          <table:table-cell table:style-name="ce127" office:value-type="string" calcext:value-type="string" table:number-columns-spanned="3" table:number-rows-spanned="1">
            <text:p>pos_u_scaling_long</text:p>
          </table:table-cell>
          <table:covered-table-cell table:style-name="ce81"/>
          <table:covered-table-cell table:style-name="ce253"/>
          <table:table-cell table:style-name="ce127" office:value-type="string" calcext:value-type="string" table:number-columns-spanned="3" table:number-rows-spanned="1">
            <text:p>pos_u_scaling_short</text:p>
          </table:table-cell>
          <table:covered-table-cell table:style-name="ce81"/>
          <table:covered-table-cell table:style-name="ce93"/>
          <table:table-cell table:style-name="ce231" office:value-type="string" calcext:value-type="string" table:number-columns-spanned="3" table:number-rows-spanned="1">
            <text:p>Heuristic Assumption</text:p>
          </table:table-cell>
          <table:covered-table-cell table:style-name="ce284"/>
          <table:covered-table-cell table:style-name="ce295"/>
          <table:table-cell table:style-name="ce127" office:value-type="string" calcext:value-type="string" table:number-columns-spanned="3" table:number-rows-spanned="1">
            <text:p>pos_u_heuristic</text:p>
          </table:table-cell>
          <table:covered-table-cell table:style-name="ce81"/>
          <table:covered-table-cell table:style-name="ce93"/>
          <table:table-cell table:style-name="ce231" office:value-type="string" calcext:value-type="string" table:number-columns-spanned="3" table:number-rows-spanned="1">
            <text:p>Displacement Assumption</text:p>
          </table:table-cell>
          <table:covered-table-cell table:style-name="ce624"/>
          <table:covered-table-cell table:style-name="ce636"/>
          <table:table-cell table:style-name="ce127" office:value-type="string" calcext:value-type="string" table:number-columns-spanned="3" table:number-rows-spanned="1">
            <text:p>pos_u_displacement</text:p>
          </table:table-cell>
          <table:covered-table-cell table:style-name="ce81"/>
          <table:covered-table-cell table:style-name="ce93"/>
          <table:table-cell table:style-name="ce231" office:value-type="string" calcext:value-type="string" table:number-columns-spanned="3" table:number-rows-spanned="1">
            <text:p>Hybrid Assumption</text:p>
          </table:table-cell>
          <table:covered-table-cell table:style-name="ce624"/>
          <table:covered-table-cell table:style-name="ce636"/>
          <table:table-cell table:style-name="ce127" office:value-type="string" calcext:value-type="string" table:number-columns-spanned="3" table:number-rows-spanned="1">
            <text:p>pos_u_hybrid</text:p>
          </table:table-cell>
          <table:covered-table-cell table:style-name="ce81"/>
          <table:covered-table-cell table:style-name="ce93"/>
          <table:table-cell table:style-name="ce231" office:value-type="string" calcext:value-type="string" table:number-columns-spanned="3" table:number-rows-spanned="1">
            <text:p>In-House Assumption</text:p>
          </table:table-cell>
          <table:covered-table-cell table:style-name="ce284"/>
          <table:covered-table-cell table:style-name="ce636"/>
          <table:table-cell table:style-name="ce127" office:value-type="string" calcext:value-type="string" table:number-columns-spanned="3" table:number-rows-spanned="1">
            <text:p>pos_u_in_house</text:p>
          </table:table-cell>
          <table:covered-table-cell table:style-name="ce81"/>
          <table:covered-table-cell table:style-name="ce180"/>
          <table:table-cell table:style-name="ce194" table:formula="of:= [.AC15]" office:value-type="string" office:string-value="pos_w" calcext:value-type="string" table:number-columns-spanned="3" table:number-rows-spanned="1">
            <text:p>pos_w</text:p>
          </table:table-cell>
          <table:covered-table-cell table:style-name="ce79"/>
          <table:covered-table-cell table:style-name="ce207"/>
          <table:table-cell table:style-name="ce292" table:formula="of:= [.AF15]" office:value-type="string" office:string-value="actual_displacement" calcext:value-type="string" table:number-columns-spanned="3" table:number-rows-spanned="1">
            <text:p>actual_displacement</text:p>
          </table:table-cell>
          <table:covered-table-cell table:style-name="ce79"/>
          <table:covered-table-cell table:style-name="ce207"/>
          <table:table-cell table:style-name="ce140" table:formula="of:= [.AI15]" office:value-type="string" office:string-value="pos_u" calcext:value-type="string" table:number-columns-spanned="3" table:number-rows-spanned="1">
            <text:p>pos_u</text:p>
          </table:table-cell>
          <table:covered-table-cell table:style-name="ce81"/>
          <table:covered-table-cell table:style-name="ce93"/>
          <table:table-cell table:style-name="ce231" table:formula="of:= [.AL15]" office:value-type="string" office:string-value="Scaling Assumption" calcext:value-type="string" table:number-columns-spanned="3" table:number-rows-spanned="1">
            <text:p>Scaling Assumption</text:p>
          </table:table-cell>
          <table:covered-table-cell table:style-name="ce81"/>
          <table:covered-table-cell table:style-name="ce253"/>
          <table:table-cell table:style-name="ce127" table:formula="of:= [.AO15]" office:value-type="string" office:string-value="pos_u_scaling_long" calcext:value-type="string" table:number-columns-spanned="3" table:number-rows-spanned="1">
            <text:p>pos_u_scaling_long</text:p>
          </table:table-cell>
          <table:covered-table-cell table:style-name="ce81"/>
          <table:covered-table-cell table:style-name="ce253"/>
          <table:table-cell table:style-name="ce127" table:formula="of:= [.AR15]" office:value-type="string" office:string-value="pos_u_scaling_short" calcext:value-type="string" table:number-columns-spanned="3" table:number-rows-spanned="1">
            <text:p>pos_u_scaling_short</text:p>
          </table:table-cell>
          <table:covered-table-cell table:style-name="ce81"/>
          <table:covered-table-cell table:style-name="ce93"/>
          <table:table-cell table:style-name="ce231" table:formula="of:= [.AU15]" office:value-type="string" office:string-value="Heuristic Assumption" calcext:value-type="string" table:number-columns-spanned="3" table:number-rows-spanned="1">
            <text:p>Heuristic Assumption</text:p>
          </table:table-cell>
          <table:covered-table-cell table:style-name="ce81"/>
          <table:covered-table-cell table:style-name="ce253"/>
          <table:table-cell table:style-name="ce127" table:formula="of:= [.AX15]" office:value-type="string" office:string-value="pos_u_heuristic" calcext:value-type="string" table:number-columns-spanned="3" table:number-rows-spanned="1">
            <text:p>pos_u_heuristic</text:p>
          </table:table-cell>
          <table:covered-table-cell table:style-name="ce81"/>
          <table:covered-table-cell table:style-name="ce93"/>
          <table:table-cell table:style-name="ce231" table:formula="of:= [.BA15]" office:value-type="string" office:string-value="Displacement Assumption" calcext:value-type="string" table:number-columns-spanned="3" table:number-rows-spanned="1">
            <text:p>Displacement Assumption</text:p>
          </table:table-cell>
          <table:covered-table-cell table:style-name="ce81"/>
          <table:covered-table-cell table:style-name="ce253"/>
          <table:table-cell table:style-name="ce127" table:formula="of:= [.BD15]" office:value-type="string" office:string-value="pos_u_displacement" calcext:value-type="string" table:number-columns-spanned="3" table:number-rows-spanned="1">
            <text:p>pos_u_displacement</text:p>
          </table:table-cell>
          <table:covered-table-cell table:style-name="ce81"/>
          <table:covered-table-cell table:style-name="ce93"/>
          <table:table-cell table:style-name="ce231" table:formula="of:= [.BG15]" office:value-type="string" office:string-value="Hybrid Assumption" calcext:value-type="string" table:number-columns-spanned="3" table:number-rows-spanned="1">
            <text:p>Hybrid Assumption</text:p>
          </table:table-cell>
          <table:covered-table-cell table:style-name="ce81"/>
          <table:covered-table-cell table:style-name="ce253"/>
          <table:table-cell table:style-name="ce127" table:formula="of:= [.BJ15]" office:value-type="string" office:string-value="pos_u_hybrid" calcext:value-type="string" table:number-columns-spanned="3" table:number-rows-spanned="1">
            <text:p>pos_u_hybrid</text:p>
          </table:table-cell>
          <table:covered-table-cell table:style-name="ce81"/>
          <table:covered-table-cell table:style-name="ce93"/>
          <table:table-cell table:style-name="ce231" table:formula="of:= [.BM15]" office:value-type="string" office:string-value="In-House Assumption" calcext:value-type="string" table:number-columns-spanned="3" table:number-rows-spanned="1">
            <text:p>In-House Assumption</text:p>
          </table:table-cell>
          <table:covered-table-cell table:style-name="ce81"/>
          <table:covered-table-cell table:style-name="ce253"/>
          <table:table-cell table:style-name="ce127" table:formula="of:= [.BP15]" office:value-type="string" office:string-value="pos_u_in_house" calcext:value-type="string" table:number-columns-spanned="3" table:number-rows-spanned="1">
            <text:p>pos_u_in_house</text:p>
          </table:table-cell>
          <table:covered-table-cell table:style-name="ce81"/>
          <table:covered-table-cell table:style-name="ce154"/>
          <table:table-cell table:style-name="ce21"/>
          <table:table-cell table:style-name="ce4" table:number-columns-repeated="16271"/>
        </table:table-row>
        <table:table-row table:style-name="ro1">
          <table:table-cell table:style-name="ce55"/>
          <table:table-cell table:style-name="ce68" office:value-type="string" calcext:value-type="string">
            <text:p>x</text:p>
          </table:table-cell>
          <table:table-cell table:style-name="ce31" office:value-type="string" calcext:value-type="string">
            <text:p>y</text:p>
          </table:table-cell>
          <table:table-cell table:style-name="ce94" office:value-type="string" calcext:value-type="string">
            <text:p>z</text:p>
          </table:table-cell>
          <table:table-cell table:style-name="ce106" table:formula="of:= [.B16]" office:value-type="string" office:string-value="x" calcext:value-type="string">
            <text:p>x</text:p>
          </table:table-cell>
          <table:table-cell table:style-name="ce31" table:formula="of:= [.C16]" office:value-type="string" office:string-value="y" calcext:value-type="string">
            <text:p>y</text:p>
          </table:table-cell>
          <table:table-cell table:style-name="ce116" table:formula="of:= [.D16]" office:value-type="string" office:string-value="z" calcext:value-type="string">
            <text:p>z</text:p>
          </table:table-cell>
          <table:table-cell table:style-name="ce128" table:formula="of:=[.E16]" office:value-type="string" office:string-value="x" calcext:value-type="string">
            <text:p>x</text:p>
          </table:table-cell>
          <table:table-cell table:style-name="ce31" table:formula="of:=[.F16]" office:value-type="string" office:string-value="y" calcext:value-type="string">
            <text:p>y</text:p>
          </table:table-cell>
          <table:table-cell table:style-name="ce94" table:formula="of:=[.G16]" office:value-type="string" office:string-value="z" calcext:value-type="string">
            <text:p>z</text:p>
          </table:table-cell>
          <table:table-cell table:style-name="ce141" table:formula="of:= [.H16]" office:value-type="string" office:string-value="x" calcext:value-type="string">
            <text:p>x</text:p>
          </table:table-cell>
          <table:table-cell table:style-name="ce35" table:formula="of:= [.I16]" office:value-type="string" office:string-value="y" calcext:value-type="string">
            <text:p>y</text:p>
          </table:table-cell>
          <table:table-cell table:style-name="ce143" table:formula="of:= [.J16]" office:value-type="string" office:string-value="z" calcext:value-type="string">
            <text:p>z</text:p>
          </table:table-cell>
          <table:table-cell table:style-name="ce106" table:formula="of:=[.K16]" office:value-type="string" office:string-value="x" calcext:value-type="string">
            <text:p>x</text:p>
          </table:table-cell>
          <table:table-cell table:style-name="ce31" table:formula="of:=[.L16]" office:value-type="string" office:string-value="y" calcext:value-type="string">
            <text:p>y</text:p>
          </table:table-cell>
          <table:table-cell table:style-name="ce94" table:formula="of:=[.M16]" office:value-type="string" office:string-value="z" calcext:value-type="string">
            <text:p>z</text:p>
          </table:table-cell>
          <table:table-cell table:style-name="ce106" table:formula="of:= [.N16]" office:value-type="string" office:string-value="x" calcext:value-type="string">
            <text:p>x</text:p>
          </table:table-cell>
          <table:table-cell table:style-name="ce31" table:formula="of:= [.O16]" office:value-type="string" office:string-value="y" calcext:value-type="string">
            <text:p>y</text:p>
          </table:table-cell>
          <table:table-cell table:style-name="ce116" table:formula="of:= [.P16]" office:value-type="string" office:string-value="z" calcext:value-type="string">
            <text:p>z</text:p>
          </table:table-cell>
          <table:table-cell table:style-name="ce128" table:formula="of:= [.Q16]" office:value-type="string" office:string-value="x" calcext:value-type="string">
            <text:p>x</text:p>
          </table:table-cell>
          <table:table-cell table:style-name="ce31" table:formula="of:= [.R16]" office:value-type="string" office:string-value="y" calcext:value-type="string">
            <text:p>y</text:p>
          </table:table-cell>
          <table:table-cell table:style-name="ce155" table:formula="of:= [.S16]" office:value-type="string" office:string-value="z" calcext:value-type="string">
            <text:p>z</text:p>
          </table:table-cell>
          <table:table-cell table:style-name="ce166" table:formula="of:= [.T16]" office:value-type="string" office:string-value="x" calcext:value-type="string">
            <text:p>x</text:p>
          </table:table-cell>
          <table:table-cell table:style-name="ce35" table:formula="of:= [.U16]" office:value-type="string" office:string-value="y" calcext:value-type="string">
            <text:p>y</text:p>
          </table:table-cell>
          <table:table-cell table:style-name="ce143" table:formula="of:= [.V16]" office:value-type="string" office:string-value="z" calcext:value-type="string">
            <text:p>z</text:p>
          </table:table-cell>
          <table:table-cell table:style-name="ce141" table:formula="of:= [.W16]" office:value-type="string" office:string-value="x" calcext:value-type="string">
            <text:p>x</text:p>
          </table:table-cell>
          <table:table-cell table:style-name="ce35" table:formula="of:= [.X16]" office:value-type="string" office:string-value="y" calcext:value-type="string">
            <text:p>y</text:p>
          </table:table-cell>
          <table:table-cell table:style-name="ce181" table:formula="of:= [.Y16]" office:value-type="string" office:string-value="z" calcext:value-type="string">
            <text:p>z</text:p>
          </table:table-cell>
          <table:table-cell table:style-name="ce195" table:formula="of:= [.Z16]" office:value-type="string" office:string-value="x" calcext:value-type="string">
            <text:p>x</text:p>
          </table:table-cell>
          <table:table-cell table:style-name="ce35" table:formula="of:= [.AA16]" office:value-type="string" office:string-value="y" calcext:value-type="string">
            <text:p>y</text:p>
          </table:table-cell>
          <table:table-cell table:style-name="ce143" table:formula="of:= [.AB16]" office:value-type="string" office:string-value="z" calcext:value-type="string">
            <text:p>z</text:p>
          </table:table-cell>
          <table:table-cell table:style-name="ce141" table:formula="of:= [.AC16]" office:value-type="string" office:string-value="x" calcext:value-type="string">
            <text:p>x</text:p>
          </table:table-cell>
          <table:table-cell table:style-name="ce141" table:formula="of:= [.AD16]" office:value-type="string" office:string-value="y" calcext:value-type="string">
            <text:p>y</text:p>
          </table:table-cell>
          <table:table-cell table:style-name="ce208" table:formula="of:= [.AE16]" office:value-type="string" office:string-value="z" calcext:value-type="string">
            <text:p>z</text:p>
          </table:table-cell>
          <table:table-cell table:style-name="ce141" table:formula="of:= [.AF16]" office:value-type="string" office:string-value="x" calcext:value-type="string">
            <text:p>x</text:p>
          </table:table-cell>
          <table:table-cell table:style-name="ce35" table:formula="of:= [.AG16]" office:value-type="string" office:string-value="y" calcext:value-type="string">
            <text:p>y</text:p>
          </table:table-cell>
          <table:table-cell table:style-name="ce143" table:formula="of:= [.AH16]" office:value-type="string" office:string-value="z" calcext:value-type="string">
            <text:p>z</text:p>
          </table:table-cell>
          <table:table-cell table:style-name="ce141" table:formula="of:=[.AI16]" office:value-type="string" office:string-value="x" calcext:value-type="string">
            <text:p>x</text:p>
          </table:table-cell>
          <table:table-cell table:style-name="ce35" table:formula="of:= [.AJ16]" office:value-type="string" office:string-value="y" calcext:value-type="string">
            <text:p>y</text:p>
          </table:table-cell>
          <table:table-cell table:style-name="ce240" table:formula="of:= [.AK16]" office:value-type="string" office:string-value="z" calcext:value-type="string">
            <text:p>z</text:p>
          </table:table-cell>
          <table:table-cell table:style-name="ce128" table:formula="of:= [.AL16]" office:value-type="string" office:string-value="x" calcext:value-type="string">
            <text:p>x</text:p>
          </table:table-cell>
          <table:table-cell table:style-name="ce128" table:formula="of:= [.AM16]" office:value-type="string" office:string-value="y" calcext:value-type="string">
            <text:p>y</text:p>
          </table:table-cell>
          <table:table-cell table:style-name="ce254" table:formula="of:= [.AN16]" office:value-type="string" office:string-value="z" calcext:value-type="string">
            <text:p>z</text:p>
          </table:table-cell>
          <table:table-cell table:style-name="ce128" table:formula="of:= [.AO16]" office:value-type="string" office:string-value="x" calcext:value-type="string">
            <text:p>x</text:p>
          </table:table-cell>
          <table:table-cell table:style-name="ce31" table:formula="of:= [.AP16]" office:value-type="string" office:string-value="y" calcext:value-type="string">
            <text:p>y</text:p>
          </table:table-cell>
          <table:table-cell table:style-name="ce94" table:formula="of:= [.AQ16]" office:value-type="string" office:string-value="z" calcext:value-type="string">
            <text:p>z</text:p>
          </table:table-cell>
          <table:table-cell table:style-name="ce274" table:formula="of:= [.AR16]" office:value-type="string" office:string-value="x" calcext:value-type="string">
            <text:p>x</text:p>
          </table:table-cell>
          <table:table-cell table:style-name="ce285" table:formula="of:= [.AS16]" office:value-type="string" office:string-value="y" calcext:value-type="string">
            <text:p>y</text:p>
          </table:table-cell>
          <table:table-cell table:style-name="ce285" table:formula="of:= [.AT16]" office:value-type="string" office:string-value="z" calcext:value-type="string">
            <text:p>z</text:p>
          </table:table-cell>
          <table:table-cell table:style-name="ce128" table:formula="of:= [.AU16]" office:value-type="string" office:string-value="x" calcext:value-type="string">
            <text:p>x</text:p>
          </table:table-cell>
          <table:table-cell table:style-name="ce31" table:formula="of:= [.AV16]" office:value-type="string" office:string-value="y" calcext:value-type="string">
            <text:p>y</text:p>
          </table:table-cell>
          <table:table-cell table:style-name="ce94" table:formula="of:= [.AW16]" office:value-type="string" office:string-value="z" calcext:value-type="string">
            <text:p>z</text:p>
          </table:table-cell>
          <table:table-cell table:style-name="ce106" table:formula="of:= [.AX16]" office:value-type="string" office:string-value="x" calcext:value-type="string">
            <text:p>x</text:p>
          </table:table-cell>
          <table:table-cell table:style-name="ce31" table:formula="of:= [.AY16]" office:value-type="string" office:string-value="y" calcext:value-type="string">
            <text:p>y</text:p>
          </table:table-cell>
          <table:table-cell table:style-name="ce116" table:formula="of:= [.AZ16]" office:value-type="string" office:string-value="z" calcext:value-type="string">
            <text:p>z</text:p>
          </table:table-cell>
          <table:table-cell table:style-name="ce128" table:formula="of:= [.BA16]" office:value-type="string" office:string-value="x" calcext:value-type="string">
            <text:p>x</text:p>
          </table:table-cell>
          <table:table-cell table:style-name="ce31" table:formula="of:= [.BB16]" office:value-type="string" office:string-value="y" calcext:value-type="string">
            <text:p>y</text:p>
          </table:table-cell>
          <table:table-cell table:style-name="ce94" table:formula="of:= [.BC16]" office:value-type="string" office:string-value="z" calcext:value-type="string">
            <text:p>z</text:p>
          </table:table-cell>
          <table:table-cell table:style-name="ce106" table:formula="of:= [.BD16]" office:value-type="string" office:string-value="x" calcext:value-type="string">
            <text:p>x</text:p>
          </table:table-cell>
          <table:table-cell table:style-name="ce31" table:formula="of:= [.BE16]" office:value-type="string" office:string-value="y" calcext:value-type="string">
            <text:p>y</text:p>
          </table:table-cell>
          <table:table-cell table:style-name="ce116" table:formula="of:= [.BF16]" office:value-type="string" office:string-value="z" calcext:value-type="string">
            <text:p>z</text:p>
          </table:table-cell>
          <table:table-cell table:style-name="ce128" table:formula="of:= [.BG16]" office:value-type="string" office:string-value="x" calcext:value-type="string">
            <text:p>x</text:p>
          </table:table-cell>
          <table:table-cell table:style-name="ce31" table:formula="of:= [.BH16]" office:value-type="string" office:string-value="y" calcext:value-type="string">
            <text:p>y</text:p>
          </table:table-cell>
          <table:table-cell table:style-name="ce94" table:formula="of:= [.BI16]" office:value-type="string" office:string-value="z" calcext:value-type="string">
            <text:p>z</text:p>
          </table:table-cell>
          <table:table-cell table:style-name="ce106" table:formula="of:= [.BJ16]" office:value-type="string" office:string-value="x" calcext:value-type="string">
            <text:p>x</text:p>
          </table:table-cell>
          <table:table-cell table:style-name="ce31" table:formula="of:= [.BK16]" office:value-type="string" office:string-value="y" calcext:value-type="string">
            <text:p>y</text:p>
          </table:table-cell>
          <table:table-cell table:style-name="ce116" table:formula="of:= [.BL16]" office:value-type="string" office:string-value="z" calcext:value-type="string">
            <text:p>z</text:p>
          </table:table-cell>
          <table:table-cell table:style-name="ce128" table:formula="of:= [.BM16]" office:value-type="string" office:string-value="x" calcext:value-type="string">
            <text:p>x</text:p>
          </table:table-cell>
          <table:table-cell table:style-name="ce31" table:formula="of:= [.BN16]" office:value-type="string" office:string-value="y" calcext:value-type="string">
            <text:p>y</text:p>
          </table:table-cell>
          <table:table-cell table:style-name="ce31" table:formula="of:= [.BO16]" office:value-type="string" office:string-value="z" calcext:value-type="string">
            <text:p>z</text:p>
          </table:table-cell>
          <table:table-cell table:style-name="ce356" table:formula="of:= [.AC16]" office:value-type="string" office:string-value="x" calcext:value-type="string">
            <text:p>x</text:p>
          </table:table-cell>
          <table:table-cell table:style-name="ce31" table:formula="of:= [.AD16]" office:value-type="string" office:string-value="y" calcext:value-type="string">
            <text:p>y</text:p>
          </table:table-cell>
          <table:table-cell table:style-name="ce94" table:formula="of:= [.AE16]" office:value-type="string" office:string-value="z" calcext:value-type="string">
            <text:p>z</text:p>
          </table:table-cell>
          <table:table-cell table:style-name="ce106" table:formula="of:= [.BS16]" office:value-type="string" office:string-value="x" calcext:value-type="string">
            <text:p>x</text:p>
          </table:table-cell>
          <table:table-cell table:style-name="ce31" table:formula="of:= [.BT16]" office:value-type="string" office:string-value="y" calcext:value-type="string">
            <text:p>y</text:p>
          </table:table-cell>
          <table:table-cell table:style-name="ce94" table:formula="of:= [.BU16]" office:value-type="string" office:string-value="z" calcext:value-type="string">
            <text:p>z</text:p>
          </table:table-cell>
          <table:table-cell table:style-name="ce106" table:formula="of:= [.BV16]" office:value-type="string" office:string-value="x" calcext:value-type="string">
            <text:p>x</text:p>
          </table:table-cell>
          <table:table-cell table:style-name="ce31" table:formula="of:= [.BW16]" office:value-type="string" office:string-value="y" calcext:value-type="string">
            <text:p>y</text:p>
          </table:table-cell>
          <table:table-cell table:style-name="ce94" table:formula="of:= [.BX16]" office:value-type="string" office:string-value="z" calcext:value-type="string">
            <text:p>z</text:p>
          </table:table-cell>
          <table:table-cell table:style-name="ce106" table:formula="of:= [.BY16]" office:value-type="string" office:string-value="x" calcext:value-type="string">
            <text:p>x</text:p>
          </table:table-cell>
          <table:table-cell table:style-name="ce31" table:formula="of:= [.BZ16]" office:value-type="string" office:string-value="y" calcext:value-type="string">
            <text:p>y</text:p>
          </table:table-cell>
          <table:table-cell table:style-name="ce116" table:formula="of:= [.CA16]" office:value-type="string" office:string-value="z" calcext:value-type="string">
            <text:p>z</text:p>
          </table:table-cell>
          <table:table-cell table:style-name="ce128" table:formula="of:= [.CB16]" office:value-type="string" office:string-value="x" calcext:value-type="string">
            <text:p>x</text:p>
          </table:table-cell>
          <table:table-cell table:style-name="ce31" table:formula="of:= [.CC16]" office:value-type="string" office:string-value="y" calcext:value-type="string">
            <text:p>y</text:p>
          </table:table-cell>
          <table:table-cell table:style-name="ce116" table:formula="of:= [.CD16]" office:value-type="string" office:string-value="z" calcext:value-type="string">
            <text:p>z</text:p>
          </table:table-cell>
          <table:table-cell table:style-name="ce128" table:formula="of:= [.CE16]" office:value-type="string" office:string-value="x" calcext:value-type="string">
            <text:p>x</text:p>
          </table:table-cell>
          <table:table-cell table:style-name="ce31" table:formula="of:= [.CF16]" office:value-type="string" office:string-value="y" calcext:value-type="string">
            <text:p>y</text:p>
          </table:table-cell>
          <table:table-cell table:style-name="ce94" table:formula="of:= [.CG16]" office:value-type="string" office:string-value="z" calcext:value-type="string">
            <text:p>z</text:p>
          </table:table-cell>
          <table:table-cell table:style-name="ce106" table:formula="of:= [.CH16]" office:value-type="string" office:string-value="x" calcext:value-type="string">
            <text:p>x</text:p>
          </table:table-cell>
          <table:table-cell table:style-name="ce31" table:formula="of:= [.CI16]" office:value-type="string" office:string-value="y" calcext:value-type="string">
            <text:p>y</text:p>
          </table:table-cell>
          <table:table-cell table:style-name="ce116" table:formula="of:= [.CJ16]" office:value-type="string" office:string-value="z" calcext:value-type="string">
            <text:p>z</text:p>
          </table:table-cell>
          <table:table-cell table:style-name="ce106" table:formula="of:= [.CK16]" office:value-type="string" office:string-value="x" calcext:value-type="string">
            <text:p>x</text:p>
          </table:table-cell>
          <table:table-cell table:style-name="ce31" table:formula="of:= [.CI16]" office:value-type="string" office:string-value="y" calcext:value-type="string">
            <text:p>y</text:p>
          </table:table-cell>
          <table:table-cell table:style-name="ce94" table:formula="of:= [.CJ16]" office:value-type="string" office:string-value="z" calcext:value-type="string">
            <text:p>z</text:p>
          </table:table-cell>
          <table:table-cell table:style-name="ce106" table:formula="of:= [.CK16]" office:value-type="string" office:string-value="x" calcext:value-type="string">
            <text:p>x</text:p>
          </table:table-cell>
          <table:table-cell table:style-name="ce31" table:formula="of:= [.CL16]" office:value-type="string" office:string-value="y" calcext:value-type="string">
            <text:p>y</text:p>
          </table:table-cell>
          <table:table-cell table:style-name="ce116" table:formula="of:= [.CM16]" office:value-type="string" office:string-value="z" calcext:value-type="string">
            <text:p>z</text:p>
          </table:table-cell>
          <table:table-cell table:style-name="ce128" table:formula="of:= [.CN16]" office:value-type="string" office:string-value="x" calcext:value-type="string">
            <text:p>x</text:p>
          </table:table-cell>
          <table:table-cell table:style-name="ce31" table:formula="of:= [.CO16]" office:value-type="string" office:string-value="y" calcext:value-type="string">
            <text:p>y</text:p>
          </table:table-cell>
          <table:table-cell table:style-name="ce94" table:formula="of:= [.CP16]" office:value-type="string" office:string-value="z" calcext:value-type="string">
            <text:p>z</text:p>
          </table:table-cell>
          <table:table-cell table:style-name="ce128" table:formula="of:= [.CQ16]" office:value-type="string" office:string-value="x" calcext:value-type="string">
            <text:p>x</text:p>
          </table:table-cell>
          <table:table-cell table:style-name="ce31" table:formula="of:= [.CR16]" office:value-type="string" office:string-value="y" calcext:value-type="string">
            <text:p>y</text:p>
          </table:table-cell>
          <table:table-cell table:style-name="ce94" table:formula="of:= [.CS16]" office:value-type="string" office:string-value="z" calcext:value-type="string">
            <text:p>z</text:p>
          </table:table-cell>
          <table:table-cell table:style-name="ce128" table:formula="of:= [.CT16]" office:value-type="string" office:string-value="x" calcext:value-type="string">
            <text:p>x</text:p>
          </table:table-cell>
          <table:table-cell table:style-name="ce31" table:formula="of:= [.CU16]" office:value-type="string" office:string-value="y" calcext:value-type="string">
            <text:p>y</text:p>
          </table:table-cell>
          <table:table-cell table:style-name="ce94" table:formula="of:= [.CV16]" office:value-type="string" office:string-value="z" calcext:value-type="string">
            <text:p>z</text:p>
          </table:table-cell>
          <table:table-cell table:style-name="ce128" table:formula="of:= [.CW16]" office:value-type="string" office:string-value="x" calcext:value-type="string">
            <text:p>x</text:p>
          </table:table-cell>
          <table:table-cell table:style-name="ce31" table:formula="of:= [.CX16]" office:value-type="string" office:string-value="y" calcext:value-type="string">
            <text:p>y</text:p>
          </table:table-cell>
          <table:table-cell table:style-name="ce94" table:formula="of:= [.CY16]" office:value-type="string" office:string-value="z" calcext:value-type="string">
            <text:p>z</text:p>
          </table:table-cell>
          <table:table-cell table:style-name="ce128" table:formula="of:= [.CZ16]" office:value-type="string" office:string-value="x" calcext:value-type="string">
            <text:p>x</text:p>
          </table:table-cell>
          <table:table-cell table:style-name="ce31" table:formula="of:= [.DA16]" office:value-type="string" office:string-value="y" calcext:value-type="string">
            <text:p>y</text:p>
          </table:table-cell>
          <table:table-cell table:style-name="ce94" table:formula="of:= [.DB16]" office:value-type="string" office:string-value="z" calcext:value-type="string">
            <text:p>z</text:p>
          </table:table-cell>
          <table:table-cell table:style-name="ce22"/>
        </table:table-row>
        <table:table-row table:style-name="ro1">
          <table:table-cell table:style-name="ce14"/>
          <table:table-cell table:style-name="ce69"/>
          <table:table-cell table:style-name="ce83"/>
          <table:table-cell table:style-name="ce95"/>
          <table:table-cell table:style-name="ce107"/>
          <table:table-cell table:style-name="ce83"/>
          <table:table-cell table:style-name="ce117"/>
          <table:table-cell table:style-name="ce129"/>
          <table:table-cell table:style-name="ce83"/>
          <table:table-cell table:style-name="ce95"/>
          <table:table-cell table:style-name="ce107"/>
          <table:table-cell table:style-name="ce83"/>
          <table:table-cell table:style-name="ce95"/>
          <table:table-cell table:style-name="ce107"/>
          <table:table-cell table:style-name="ce83"/>
          <table:table-cell table:style-name="ce95"/>
          <table:table-cell table:style-name="ce107"/>
          <table:table-cell table:style-name="ce83"/>
          <table:table-cell table:style-name="ce117"/>
          <table:table-cell table:style-name="ce129"/>
          <table:table-cell table:style-name="ce83"/>
          <table:table-cell table:style-name="ce156"/>
          <table:table-cell table:style-name="ce69"/>
          <table:table-cell table:style-name="ce83"/>
          <table:table-cell table:style-name="ce95"/>
          <table:table-cell table:style-name="ce107"/>
          <table:table-cell table:style-name="ce83"/>
          <table:table-cell table:style-name="ce182"/>
          <table:table-cell table:style-name="ce196"/>
          <table:table-cell table:style-name="ce83"/>
          <table:table-cell table:style-name="ce95"/>
          <table:table-cell table:style-name="ce107"/>
          <table:table-cell table:style-name="ce83"/>
          <table:table-cell table:style-name="ce95"/>
          <table:table-cell table:style-name="ce210"/>
          <table:table-cell table:style-name="ce217"/>
          <table:table-cell table:style-name="ce224"/>
          <table:table-cell table:style-name="ce107"/>
          <table:table-cell table:style-name="ce83"/>
          <table:table-cell table:style-name="ce117"/>
          <table:table-cell table:style-name="ce245"/>
          <table:table-cell table:style-name="ce251"/>
          <table:table-cell table:style-name="ce255"/>
          <table:table-cell table:number-columns-repeated="3"/>
          <table:table-cell table:style-name="ce275"/>
          <table:table-cell table:style-name="ce286"/>
          <table:table-cell table:style-name="ce296"/>
          <table:table-cell table:style-name="ce245"/>
          <table:table-cell table:style-name="ce251"/>
          <table:table-cell table:style-name="ce303"/>
          <table:table-cell table:style-name="ce306"/>
          <table:table-cell table:style-name="ce312"/>
          <table:table-cell table:style-name="ce314"/>
          <table:table-cell table:style-name="ce245"/>
          <table:table-cell table:style-name="ce251"/>
          <table:table-cell table:style-name="ce303"/>
          <table:table-cell table:style-name="ce306"/>
          <table:table-cell table:style-name="ce312"/>
          <table:table-cell table:style-name="ce314"/>
          <table:table-cell table:style-name="ce245"/>
          <table:table-cell table:style-name="ce251"/>
          <table:table-cell table:style-name="ce303"/>
          <table:table-cell table:number-columns-repeated="3"/>
          <table:table-cell table:style-name="ce245"/>
          <table:table-cell table:style-name="ce251"/>
          <table:table-cell table:style-name="ce349"/>
          <table:table-cell table:style-name="ce357"/>
          <table:table-cell table:style-name="ce359"/>
          <table:table-cell table:style-name="ce361"/>
          <table:table-cell table:style-name="ce363"/>
          <table:table-cell table:style-name="ce359"/>
          <table:table-cell table:style-name="ce361"/>
          <table:table-cell table:style-name="ce367"/>
          <table:table-cell table:style-name="ce251"/>
          <table:table-cell table:style-name="ce303"/>
          <table:table-cell table:style-name="ce306"/>
          <table:table-cell table:style-name="ce312"/>
          <table:table-cell table:style-name="ce314"/>
          <table:table-cell table:style-name="ce245"/>
          <table:table-cell table:style-name="ce251"/>
          <table:table-cell table:style-name="ce255"/>
          <table:table-cell table:style-name="ce245"/>
          <table:table-cell table:style-name="ce251"/>
          <table:table-cell table:style-name="ce303"/>
          <table:table-cell table:style-name="ce306"/>
          <table:table-cell table:style-name="ce312"/>
          <table:table-cell table:style-name="ce314"/>
          <table:table-cell table:style-name="ce245"/>
          <table:table-cell table:style-name="ce251"/>
          <table:table-cell table:style-name="ce303"/>
          <table:table-cell table:style-name="ce306"/>
          <table:table-cell table:style-name="ce312"/>
          <table:table-cell table:style-name="ce314"/>
          <table:table-cell table:style-name="ce245"/>
          <table:table-cell table:style-name="ce251"/>
          <table:table-cell table:style-name="ce303"/>
          <table:table-cell table:style-name="ce306"/>
          <table:table-cell table:style-name="ce312"/>
          <table:table-cell table:style-name="ce314"/>
          <table:table-cell table:style-name="ce245"/>
          <table:table-cell table:style-name="ce251"/>
          <table:table-cell table:style-name="ce303"/>
          <table:table-cell table:style-name="ce306"/>
          <table:table-cell table:style-name="ce312"/>
          <table:table-cell table:style-name="ce314"/>
          <table:table-cell table:style-name="ce245"/>
          <table:table-cell table:style-name="ce251"/>
          <table:table-cell table:style-name="ce397"/>
          <table:table-cell table:style-name="ce404"/>
          <table:table-cell table:style-name="ce359" table:number-columns-repeated="16271"/>
        </table:table-row>
        <table:table-row table:style-name="ro1">
          <table:table-cell table:style-name="ce15" office:value-type="string" calcext:value-type="string">
            <text:p>Constant</text:p>
          </table:table-cell>
          <table:table-cell table:style-name="ce70"/>
          <table:table-cell table:style-name="ce84"/>
          <table:table-cell table:style-name="ce96"/>
          <table:table-cell table:style-name="ce108"/>
          <table:table-cell table:style-name="ce84"/>
          <table:table-cell table:style-name="ce118"/>
          <table:table-cell table:style-name="ce130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108"/>
          <table:table-cell table:style-name="ce84"/>
          <table:table-cell table:style-name="ce118"/>
          <table:table-cell table:style-name="ce130"/>
          <table:table-cell table:style-name="ce84"/>
          <table:table-cell table:style-name="ce157"/>
          <table:table-cell table:style-name="ce70"/>
          <table:table-cell table:style-name="ce84"/>
          <table:table-cell table:style-name="ce96"/>
          <table:table-cell table:style-name="ce108"/>
          <table:table-cell table:style-name="ce84"/>
          <table:table-cell table:style-name="ce183"/>
          <table:table-cell table:style-name="ce197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211"/>
          <table:table-cell table:style-name="ce218"/>
          <table:table-cell table:style-name="ce225"/>
          <table:table-cell table:style-name="ce108"/>
          <table:table-cell table:style-name="ce236"/>
          <table:table-cell table:style-name="ce118"/>
          <table:table-cell table:number-columns-repeated="16344"/>
        </table:table-row>
        <table:table-row table:style-name="ro1">
          <table:table-cell table:style-name="ce15" office:value-type="string" calcext:value-type="string">
            <text:p>Box</text:p>
          </table:table-cell>
          <table:table-cell table:style-name="ce71" office:value-type="string" calcext:value-type="string">
            <text:p>Stationary Particle</text:p>
          </table:table-cell>
          <table:table-cell table:style-name="ce84"/>
          <table:table-cell table:style-name="ce96"/>
          <table:table-cell table:style-name="ce108"/>
          <table:table-cell table:style-name="ce84"/>
          <table:table-cell table:style-name="ce118"/>
          <table:table-cell table:style-name="ce130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108"/>
          <table:table-cell table:style-name="ce84"/>
          <table:table-cell table:style-name="ce118"/>
          <table:table-cell table:style-name="ce130"/>
          <table:table-cell table:style-name="ce84"/>
          <table:table-cell table:style-name="ce157"/>
          <table:table-cell table:style-name="ce70"/>
          <table:table-cell table:style-name="ce84"/>
          <table:table-cell table:style-name="ce96"/>
          <table:table-cell table:style-name="ce108"/>
          <table:table-cell table:style-name="ce84"/>
          <table:table-cell table:style-name="ce183"/>
          <table:table-cell table:style-name="ce197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211"/>
          <table:table-cell table:style-name="ce218"/>
          <table:table-cell table:style-name="ce225"/>
          <table:table-cell table:style-name="ce108"/>
          <table:table-cell table:style-name="ce236"/>
          <table:table-cell table:style-name="ce118"/>
          <table:table-cell table:number-columns-repeated="16344"/>
        </table:table-row>
        <table:table-row table:style-name="ro1">
          <table:table-cell/>
          <table:table-cell table:style-name="ce70"/>
          <table:table-cell table:style-name="ce84"/>
          <table:table-cell table:style-name="ce96"/>
          <table:table-cell table:style-name="ce108"/>
          <table:table-cell table:style-name="ce84"/>
          <table:table-cell table:style-name="ce118"/>
          <table:table-cell table:style-name="ce130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108"/>
          <table:table-cell table:style-name="ce84"/>
          <table:table-cell table:style-name="ce118"/>
          <table:table-cell table:style-name="ce130"/>
          <table:table-cell table:style-name="ce84"/>
          <table:table-cell table:style-name="ce157"/>
          <table:table-cell table:style-name="ce70"/>
          <table:table-cell table:style-name="ce84"/>
          <table:table-cell table:style-name="ce96"/>
          <table:table-cell table:style-name="ce108"/>
          <table:table-cell table:style-name="ce84"/>
          <table:table-cell table:style-name="ce183"/>
          <table:table-cell table:style-name="ce197"/>
          <table:table-cell table:style-name="ce84"/>
          <table:table-cell table:style-name="ce96"/>
          <table:table-cell table:style-name="ce108"/>
          <table:table-cell table:style-name="ce84"/>
          <table:table-cell table:style-name="ce96"/>
          <table:table-cell table:style-name="ce211"/>
          <table:table-cell table:style-name="ce218"/>
          <table:table-cell table:style-name="ce225"/>
          <table:table-cell table:style-name="ce108"/>
          <table:table-cell table:style-name="ce236"/>
          <table:table-cell table:style-name="ce118"/>
          <table:table-cell table:number-columns-repeated="1634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43" office:value-type="float" office:value="3" calcext:value-type="float">
            <text:p>3.000</text:p>
          </table:table-cell>
          <table:table-cell table:style-name="ce92" office:value-type="float" office:value="3" calcext:value-type="float">
            <text:p>3.000</text:p>
          </table:table-cell>
          <table:table-cell table:style-name="ce184" office:value-type="float" office:value="3" calcext:value-type="float">
            <text:p>3.000</text:p>
          </table:table-cell>
          <table:table-cell table:style-name="ce409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443" table:formula="of:= [.E21] - [.B21] * FLOOR([.E21] / [.B21])" office:value-type="float" office:value="0" calcext:value-type="float">
            <text:p>0.000</text:p>
          </table:table-cell>
          <table:table-cell table:style-name="ce450" table:formula="of:= [.F21] - [.C21] * FLOOR([.F21] / [.C21])" office:value-type="float" office:value="0" calcext:value-type="float">
            <text:p>0.000</text:p>
          </table:table-cell>
          <table:table-cell table:style-name="ce450" table:formula="of:= [.G21] - [.D21] * FLOOR([.G21] / [.D21])" office:value-type="float" office:value="0" calcext:value-type="float">
            <text:p>0.000</text:p>
          </table:table-cell>
          <table:table-cell table:style-name="ce409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  <table:table-cell table:style-name="ce412" table:formula="of:= [.H21] + [.K21] * [.B21]" office:value-type="float" office:value="0" calcext:value-type="float">
            <text:p>0.000</text:p>
          </table:table-cell>
          <table:table-cell table:style-name="ce125" table:formula="of:= [.I21] + [.L21] * [.C21]" office:value-type="float" office:value="0" calcext:value-type="float">
            <text:p>0.000</text:p>
          </table:table-cell>
          <table:table-cell table:style-name="ce193" table:formula="of:= [.J21] + [.M21] * [.D21]" office:value-type="float" office:value="0" calcext:value-type="float">
            <text:p>0.000</text:p>
          </table:table-cell>
          <table:table-cell table:style-name="ce409" office:value-type="float" office:value="0" calcext:value-type="float">
            <text:p>0.000</text:p>
          </table:table-cell>
          <table:table-cell table:style-name="ce92" office:value-type="float" office:value="0" calcext:value-type="float">
            <text:p>0.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470" table:formula="of:= [.Q21] - [.B21] * FLOOR([.Q21] / [.B21] + 0.5)" office:value-type="float" office:value="0" calcext:value-type="float">
            <text:p>0.000</text:p>
          </table:table-cell>
          <table:table-cell table:style-name="ce474" table:formula="of:= [.R21] - [.C21] * FLOOR([.R21] / [.C21] + 0.5)" office:value-type="float" office:value="0" calcext:value-type="float">
            <text:p>0.000</text:p>
          </table:table-cell>
          <table:table-cell table:style-name="ce486" table:formula="of:= [.S21] - [.D21] * FLOOR([.S21] / [.D21] + 0.5)" office:value-type="float" office:value="0" calcext:value-type="float">
            <text:p>0.000</text:p>
          </table:table-cell>
          <table:table-cell table:style-name="ce497" table:formula="of:= [.B21]" office:value-type="float" office:value="3" calcext:value-type="float">
            <text:p>3.000</text:p>
          </table:table-cell>
          <table:table-cell table:style-name="ce501" table:formula="of:= [.C21]" office:value-type="float" office:value="3" calcext:value-type="float">
            <text:p>3.000</text:p>
          </table:table-cell>
          <table:table-cell table:style-name="ce505" table:formula="of:= [.D21]" office:value-type="float" office:value="3" calcext:value-type="float">
            <text:p>3.000</text:p>
          </table:table-cell>
          <table:table-cell table:style-name="ce510" table:formula="of:= [.W21] / [.B21]" office:value-type="float" office:value="1" calcext:value-type="float">
            <text:p>1.000</text:p>
          </table:table-cell>
          <table:table-cell table:style-name="ce514" table:formula="of:= [.X21] / [.C21]" office:value-type="float" office:value="1" calcext:value-type="float">
            <text:p>1.000</text:p>
          </table:table-cell>
          <table:table-cell table:style-name="ce525" table:formula="of:= [.Y21] / [.D21]" office:value-type="float" office:value="1" calcext:value-type="float">
            <text:p>1.000</text:p>
          </table:table-cell>
          <table:table-cell table:style-name="ce541" table:formula="of:= ([.H21] + [.T21]) * [.Z21] - [.W21] * FLOOR(([.H21] + [.T21]) * [.Z21] / [.W21])" office:value-type="float" office:value="0" calcext:value-type="float">
            <text:p>0.000</text:p>
          </table:table-cell>
          <table:table-cell table:style-name="ce548" table:formula="of:= ([.I21] + [.U21]) * [.AA21] - [.X21] * FLOOR(([.I21] + [.U21]) * [.AA21] / [.X21])" office:value-type="float" office:value="0" calcext:value-type="float">
            <text:p>0.000</text:p>
          </table:table-cell>
          <table:table-cell table:style-name="ce551" table:formula="of:= ([.J21] + [.V21]) * [.AB21] - [.Y21] * FLOOR(([.J21] + [.V21]) * [.AB21] / [.Y21])" office:value-type="float" office:value="0" calcext:value-type="float">
            <text:p>0.000</text:p>
          </table:table-cell>
          <table:table-cell table:style-name="ce555" table:formula="of:= [.AC21] - [.H21]" office:value-type="float" office:value="0" calcext:value-type="float">
            <text:p>0.000</text:p>
          </table:table-cell>
          <table:table-cell table:style-name="ce558" table:formula="of:= [.AD21] - [.I21]" office:value-type="float" office:value="0" calcext:value-type="float">
            <text:p>0.000</text:p>
          </table:table-cell>
          <table:table-cell table:style-name="ce562" table:formula="of:= [.AE21] - [.J21]" office:value-type="float" office:value="0" calcext:value-type="float">
            <text:p>0.000</text:p>
          </table:table-cell>
          <table:table-cell table:style-name="ce567" table:formula="of:= ([.N21] + [.T21]) * [.Z21]" office:value-type="float" office:value="0" calcext:value-type="float">
            <text:p>0.000</text:p>
          </table:table-cell>
          <table:table-cell table:style-name="ce576" table:formula="of:= ([.O21] + [.U21]) * [.AA21]" office:value-type="float" office:value="0" calcext:value-type="float">
            <text:p>0.000</text:p>
          </table:table-cell>
          <table:table-cell table:style-name="ce585" table:formula="of:= ([.P21] + [.V21]) * [.AB21]" office:value-type="float" office:value="0" calcext:value-type="float">
            <text:p>0.000</text:p>
          </table:table-cell>
          <table:table-cell table:style-name="ce593" table:formula="of:= [.AI21] / [.W21] - [.N21] / [.B21]" office:value-type="float" office:value="0" calcext:value-type="float">
            <text:p>0.000</text:p>
          </table:table-cell>
          <table:table-cell table:style-name="ce600" table:formula="of:= [.AJ21] / [.X21] - [.O21] / [.C21]" office:value-type="float" office:value="0" calcext:value-type="float">
            <text:p>0.000</text:p>
          </table:table-cell>
          <table:table-cell table:style-name="ce600" table:formula="of:= [.AK21] / [.Y21] - [.P21] / [.D21]" office:value-type="float" office:value="0" calcext:value-type="float">
            <text:p>0.000</text:p>
          </table:table-cell>
          <table:table-cell table:style-name="ce612" table:formula="of:= [.Z21] * [.N21] + ([.AC21] - [.Z21] * [.H21]) - [.W21] * FLOOR([.AC21] / [.W21] - [.H21] / [.B21] + 0.5)" office:value-type="float" office:value="0" calcext:value-type="float">
            <text:p>0.000</text:p>
          </table:table-cell>
          <table:table-cell table:style-name="ce619" table:formula="of:= [.AA21] * [.O21] + ([.AD21] - [.AA21] * [.I21]) - [.X21] * FLOOR([.AD21] / [.X21] - [.I21] / [.C21] + 0.5)" office:value-type="float" office:value="0" calcext:value-type="float">
            <text:p>0.000</text:p>
          </table:table-cell>
          <table:table-cell table:style-name="ce626" table:formula="of:= [.AB21] * [.P21] + ([.AE21] - [.AB21] * [.J21]) - [.Y21] * FLOOR([.AE21] / [.Y21] - [.J21] / [.D21] + 0.5)" office:value-type="float" office:value="0" calcext:value-type="float">
            <text:p>0.000</text:p>
          </table:table-cell>
          <table:table-cell table:style-name="ce632" table:formula="of:= [.AC21] - [.W21] * FLOOR([.AC21] / [.W21] - [.N21] / [.B21] + 0.5)" office:value-type="float" office:value="0" calcext:value-type="float">
            <text:p>0.000</text:p>
          </table:table-cell>
          <table:table-cell table:style-name="ce637" table:formula="of:= [.AD21] - [.X21] * FLOOR([.AD21] / [.X21] - [.O21] / [.C21] + 0.5)" office:value-type="float" office:value="0" calcext:value-type="float">
            <text:p>0.000</text:p>
          </table:table-cell>
          <table:table-cell table:style-name="ce642" table:formula="of:= [.AE21] - [.Y21] * FLOOR([.AE21] / [.Y21] - [.P21] / [.D21] + 0.5)" office:value-type="float" office:value="0" calcext:value-type="float">
            <text:p>0.000</text:p>
          </table:table-cell>
          <table:table-cell table:style-name="ce654" table:formula="of:= ([.AI21] - [.N21]) / [.W21]" office:value-type="float" office:value="0" calcext:value-type="float">
            <text:p>0.000</text:p>
          </table:table-cell>
          <table:table-cell table:style-name="ce667" table:formula="of:= ([.AJ21] - [.O21]) / [.X21]" office:value-type="float" office:value="0" calcext:value-type="float">
            <text:p>0.000</text:p>
          </table:table-cell>
          <table:table-cell table:style-name="ce667" table:formula="of:= ([.AK21] - [.P21]) / [.Y21]" office:value-type="float" office:value="0" calcext:value-type="float">
            <text:p>0.000</text:p>
          </table:table-cell>
          <table:table-cell table:style-name="ce682" table:formula="of:= [.AC21] - [.W21] * FLOOR(([.AC21] - [.N21]) / [.W21] + 0.5)" office:value-type="float" office:value="0" calcext:value-type="float">
            <text:p>0.000</text:p>
          </table:table-cell>
          <table:table-cell table:style-name="ce685" table:formula="of:= [.AD21] - [.X21] * FLOOR(([.AD21] - [.O21]) / [.X21] + 0.5)" office:value-type="float" office:value="0" calcext:value-type="float">
            <text:p>0.000</text:p>
          </table:table-cell>
          <table:table-cell table:style-name="ce689" table:formula="of:= [.AE21] - [.Y21] * FLOOR(([.AE21] - [.P21]) / [.Y21] + 0.5)" office:value-type="float" office:value="0" calcext:value-type="float">
            <text:p>0.000</text:p>
          </table:table-cell>
          <table:table-cell table:style-name="ce695" table:formula="of:= ([.AI21] - [.N21]) / [.W21]" office:value-type="float" office:value="0" calcext:value-type="float">
            <text:p>0.000</text:p>
          </table:table-cell>
          <table:table-cell table:style-name="ce695" table:formula="of:= ([.AJ21] - [.O21]) / [.X21]" office:value-type="float" office:value="0" calcext:value-type="float">
            <text:p>0.000</text:p>
          </table:table-cell>
          <table:table-cell table:style-name="ce705" table:formula="of:= ([.AK21] - [.P21]) / [.Y21]" office:value-type="float" office:value="0" calcext:value-type="float">
            <text:p>0.000</text:p>
          </table:table-cell>
          <table:table-cell table:style-name="ce711" table:formula="of:= [.N21] + ([.AC21] - [.H21]) - [.W21] * FLOOR(([.AC21] - [.H21]) / [.W21] + 0.5)" office:value-type="float" office:value="0" calcext:value-type="float">
            <text:p>0.000</text:p>
          </table:table-cell>
          <table:table-cell table:style-name="ce714" table:formula="of:= [.O21] + ([.AD21] - [.I21]) - [.X21] * FLOOR(([.AD21] - [.I21]) / [.X21] + 0.5)" office:value-type="float" office:value="0" calcext:value-type="float">
            <text:p>0.000</text:p>
          </table:table-cell>
          <table:table-cell table:style-name="ce717" table:formula="of:= [.P21] + ([.AE21] - [.J21]) - [.Y21] * FLOOR(([.AE21] - [.J21]) / [.Y21] + 0.5)" office:value-type="float" office:value="0" calcext:value-type="float">
            <text:p>0.000</text:p>
          </table:table-cell>
          <table:table-cell table:style-name="ce721" table:formula="of:= [.H21] / [.B21] * ([.B21] - [.W21]) / [.W21] - ([.AI21] / [.W21] - [.N21] / [.B21])" office:value-type="float" office:value="0" calcext:value-type="float">
            <text:p>0.000</text:p>
          </table:table-cell>
          <table:table-cell table:style-name="ce721" table:formula="of:= [.I21] / [.C21] * ([.C21] - [.X21]) / [.X21] - ([.AJ21] / [.X21] - [.O21] / [.C21])" office:value-type="float" office:value="0" calcext:value-type="float">
            <text:p>0.000</text:p>
          </table:table-cell>
          <table:table-cell table:style-name="ce730" table:formula="of:= [.J21] / [.D21] * ([.D21] - [.Y21]) / [.Y21] - ([.AK21] / [.Y21] - [.P21] / [.D21])" office:value-type="float" office:value="0" calcext:value-type="float">
            <text:p>0.000</text:p>
          </table:table-cell>
          <table:table-cell table:style-name="ce735" table:formula="of:= [.N21] + ([.AC21] - [.H21]) - [.W21] * FLOOR(([.AC21] - [.H21]) / [.W21] + 0.5) - ([.W21] - [.B21]) * FLOOR(([.H21] - [.N21]) / [.B21] + 0.5)" office:value-type="float" office:value="0" calcext:value-type="float">
            <text:p>0.000</text:p>
          </table:table-cell>
          <table:table-cell table:style-name="ce738" table:formula="of:= [.O21] + ([.AD21] - [.I21]) - [.X21] * FLOOR(([.AD21] - [.I21]) / [.X21] + 0.5) - ([.X21] - [.C21]) * FLOOR(([.I21] - [.O21]) / [.C21] + 0.5)" office:value-type="float" office:value="0" calcext:value-type="float">
            <text:p>0.000</text:p>
          </table:table-cell>
          <table:table-cell table:style-name="ce741" table:formula="of:= [.P21] + ([.AE21] - [.J21]) - [.Y21] * FLOOR(([.AE21] - [.J21]) / [.Y21] + 0.5) - ([.Y21] - [.D21]) * FLOOR(([.J21] - [.P21]) / [.D21] + 0.5)" office:value-type="float" office:value="0" calcext:value-type="float">
            <text:p>0.000</text:p>
          </table:table-cell>
          <table:table-cell table:style-name="ce744" table:formula="of:= ([.AI21] - [.N21]) / [.B21]" office:value-type="float" office:value="0" calcext:value-type="float">
            <text:p>0.000</text:p>
          </table:table-cell>
          <table:table-cell table:style-name="ce749" table:formula="of:= ([.AJ21] - [.O21]) / [.C21]" office:value-type="float" office:value="0" calcext:value-type="float">
            <text:p>0.000</text:p>
          </table:table-cell>
          <table:table-cell table:style-name="ce755" table:formula="of:= ([.AK21] - [.P21]) / [.D21]" office:value-type="float" office:value="0" calcext:value-type="float">
            <text:p>0.000</text:p>
          </table:table-cell>
          <table:table-cell table:style-name="ce760" table:formula="of:= [.N21] + ([.AC21] - [.Z21] * [.H21]) - [.W21] * FLOOR([.AC21] / [.W21] - [.H21] / [.B21] + 0.5)" office:value-type="float" office:value="0" calcext:value-type="float">
            <text:p>0.000</text:p>
          </table:table-cell>
          <table:table-cell table:style-name="ce763" table:formula="of:= [.O21] + ([.AD21] - [.AA21] * [.I21]) - [.X21] * FLOOR([.AD21] / [.X21] - [.I21] / [.C21] + 0.5)" office:value-type="float" office:value="0" calcext:value-type="float">
            <text:p>0.000</text:p>
          </table:table-cell>
          <table:table-cell table:style-name="ce768" table:formula="of:= [.P21] + ([.AE21] - [.AB21] * [.J21]) - [.Y21] * FLOOR([.AE21] / [.Y21] - [.J21] / [.D21] + 0.5)" office:value-type="float" office:value="0" calcext:value-type="float">
            <text:p>0.000</text:p>
          </table:table-cell>
          <table:table-cell table:style-name="ce777" table:formula="of:= [.H21] * [.Z21] + [.T21] - [.W21] * FLOOR(([.H21] * [.Z21] + [.T21]) / [.W21])" office:value-type="float" office:value="0" calcext:value-type="float">
            <text:p>0.000</text:p>
          </table:table-cell>
          <table:table-cell table:style-name="ce781" table:formula="of:= [.I21] * [.AA21] + [.U21] - [.X21] * FLOOR(([.I21] * [.AA21] + [.U21]) / [.X21])" office:value-type="float" office:value="0" calcext:value-type="float">
            <text:p>0.000</text:p>
          </table:table-cell>
          <table:table-cell table:style-name="ce785" table:formula="of:= [.J21] * [.AB21] + [.V21] - [.Y21] * FLOOR(([.J21] * [.AB21] + [.V21]) / [.Y21])" office:value-type="float" office:value="0" calcext:value-type="float">
            <text:p>0.000</text:p>
          </table:table-cell>
          <table:table-cell table:style-name="ce789" table:formula="of:= [.BS21] - [.H21]" office:value-type="float" office:value="0" calcext:value-type="float">
            <text:p>0.000</text:p>
          </table:table-cell>
          <table:table-cell table:style-name="ce792" table:formula="of:= [.BT21] - [.I21]" office:value-type="float" office:value="0" calcext:value-type="float">
            <text:p>0.000</text:p>
          </table:table-cell>
          <table:table-cell table:style-name="ce795" table:formula="of:= [.BU21] - [.J21]" office:value-type="float" office:value="0" calcext:value-type="float">
            <text:p>0.000</text:p>
          </table:table-cell>
          <table:table-cell table:style-name="ce567" table:formula="of:= [.N21] * [.Z21] + [.T21]" office:value-type="float" office:value="0" calcext:value-type="float">
            <text:p>0.000</text:p>
          </table:table-cell>
          <table:table-cell table:style-name="ce576" table:formula="of:= [.O21] * [.AA21] + [.U21]" office:value-type="float" office:value="0" calcext:value-type="float">
            <text:p>0.000</text:p>
          </table:table-cell>
          <table:table-cell table:style-name="ce585" table:formula="of:= [.P21] * [.AB21] + [.V21]" office:value-type="float" office:value="0" calcext:value-type="float">
            <text:p>0.000</text:p>
          </table:table-cell>
          <table:table-cell table:style-name="ce799" table:formula="of:= [.BY21] / [.W21] - [.N21] / [.B21]" office:value-type="float" office:value="0" calcext:value-type="float">
            <text:p>0.000</text:p>
          </table:table-cell>
          <table:table-cell table:style-name="ce799" table:formula="of:= [.BZ21] / [.X21] - [.O21] / [.C21]" office:value-type="float" office:value="0" calcext:value-type="float">
            <text:p>0.000</text:p>
          </table:table-cell>
          <table:table-cell table:style-name="ce802" table:formula="of:= [.CA21] / [.Y21] - [.P21] / [.D21]" office:value-type="float" office:value="0" calcext:value-type="float">
            <text:p>0.000</text:p>
          </table:table-cell>
          <table:table-cell table:style-name="ce805" table:formula="of:= [.Z21] * [.N21] + ([.BS21] - [.Z21] * [.H21]) - [.W21] * FLOOR([.BS21] / [.W21] - [.H21] / [.B21] + 0.5)" office:value-type="float" office:value="0" calcext:value-type="float">
            <text:p>0.000</text:p>
          </table:table-cell>
          <table:table-cell table:style-name="ce808" table:formula="of:= [.AA21] * [.O21] + ([.BT21] - [.AA21] * [.I21]) - [.X21] * FLOOR([.BT21] / [.X21] - [.I21] / [.C21] + 0.5)" office:value-type="float" office:value="0" calcext:value-type="float">
            <text:p>0.000</text:p>
          </table:table-cell>
          <table:table-cell table:style-name="ce811" table:formula="of:= [.AB21] * [.P21] + ([.BU21] - [.AB21] * [.J21]) - [.Y21] * FLOOR([.BU21] / [.Y21] - [.J21] / [.D21] + 0.5)" office:value-type="float" office:value="0" calcext:value-type="float">
            <text:p>0.000</text:p>
          </table:table-cell>
          <table:table-cell table:style-name="ce814" table:formula="of:= [.BS21] - [.W21] * FLOOR([.BS21] / [.W21] - [.N21] / [.B21] + 0.5)" office:value-type="float" office:value="0" calcext:value-type="float">
            <text:p>0.000</text:p>
          </table:table-cell>
          <table:table-cell table:style-name="ce817" table:formula="of:= [.BT21] - [.X21] * FLOOR([.BT21] / [.X21] - [.O21] / [.C21] + 0.5)" office:value-type="float" office:value="0" calcext:value-type="float">
            <text:p>0.000</text:p>
          </table:table-cell>
          <table:table-cell table:style-name="ce820" table:formula="of:= [.BU21] - [.Y21] * FLOOR([.BU21] / [.Y21] - [.P21] / [.D21] + 0.5)" office:value-type="float" office:value="0" calcext:value-type="float">
            <text:p>0.000</text:p>
          </table:table-cell>
          <table:table-cell table:style-name="ce824" table:formula="of:= ([.BY21] - [.N21]) / [.W21]" office:value-type="float" office:value="0" calcext:value-type="float">
            <text:p>0.000</text:p>
          </table:table-cell>
          <table:table-cell table:style-name="ce824" table:formula="of:= ([.BZ21] - [.O21]) / [.X21]" office:value-type="float" office:value="0" calcext:value-type="float">
            <text:p>0.000</text:p>
          </table:table-cell>
          <table:table-cell table:style-name="ce827" table:formula="of:= ([.CA21] - [.P21]) / [.Y21]" office:value-type="float" office:value="0" calcext:value-type="float">
            <text:p>0.000</text:p>
          </table:table-cell>
          <table:table-cell table:style-name="ce830" table:formula="of:= [.BS21] - [.W21] * FLOOR(([.BS21] - [.N21]) / [.W21] + 0.5)" office:value-type="float" office:value="0" calcext:value-type="float">
            <text:p>0.000</text:p>
          </table:table-cell>
          <table:table-cell table:style-name="ce830" table:formula="of:= [.BT21] - [.X21] * FLOOR(([.BT21] - [.O21]) / [.X21] + 0.5)" office:value-type="float" office:value="0" calcext:value-type="float">
            <text:p>0.000</text:p>
          </table:table-cell>
          <table:table-cell table:style-name="ce833" table:formula="of:= [.BU21] - [.Y21] * FLOOR(([.BU21] - [.P21]) / [.Y21] + 0.5)" office:value-type="float" office:value="0" calcext:value-type="float">
            <text:p>0.000</text:p>
          </table:table-cell>
          <table:table-cell table:style-name="ce836" table:formula="of:= ([.BY21] - [.N21]) / [.W21]" office:value-type="float" office:value="0" calcext:value-type="float">
            <text:p>0.000</text:p>
          </table:table-cell>
          <table:table-cell table:style-name="ce836" table:formula="of:= ([.BZ21] - [.O21]) / [.X21]" office:value-type="float" office:value="0" calcext:value-type="float">
            <text:p>0.000</text:p>
          </table:table-cell>
          <table:table-cell table:style-name="ce836" table:formula="of:= ([.CA21] - [.P21]) / [.Y21]" office:value-type="float" office:value="0" calcext:value-type="float">
            <text:p>0.000</text:p>
          </table:table-cell>
          <table:table-cell table:style-name="ce841" table:formula="of:= [.N21] + ([.BS21] - [.H21]) - [.W21] * FLOOR(([.BS21] - [.H21]) / [.W21] + 0.5)" office:value-type="float" office:value="0" calcext:value-type="float">
            <text:p>0.000</text:p>
          </table:table-cell>
          <table:table-cell table:style-name="ce844" table:formula="of:= [.O21] + ([.BT21] - [.I21]) - [.X21] * FLOOR(([.BT21] - [.I21]) / [.X21] + 0.5)" office:value-type="float" office:value="0" calcext:value-type="float">
            <text:p>0.000</text:p>
          </table:table-cell>
          <table:table-cell table:style-name="ce847" table:formula="of:= [.P21] + ([.BU21] - [.J21]) - [.Y21] * FLOOR(([.BU21] - [.J21]) / [.Y21] + 0.5)" office:value-type="float" office:value="0" calcext:value-type="float">
            <text:p>0.000</text:p>
          </table:table-cell>
          <table:table-cell table:style-name="ce850" table:formula="of:= [.H21] / [.B21] * ([.B21] - [.W21]) / [.W21] - ([.BY21] / [.W21] - [.N21] / [.B21])" office:value-type="float" office:value="0" calcext:value-type="float">
            <text:p>0.000</text:p>
          </table:table-cell>
          <table:table-cell table:style-name="ce850" table:formula="of:= [.I21] / [.C21] * ([.C21] - [.X21]) / [.X21] - ([.BZ21] / [.X21] - [.O21] / [.C21])" office:value-type="float" office:value="0" calcext:value-type="float">
            <text:p>0.000</text:p>
          </table:table-cell>
          <table:table-cell table:style-name="ce850" table:formula="of:= [.J21] / [.D21] * ([.D21] - [.Y21]) / [.Y21] - ([.CA21] / [.Y21] - [.P21] / [.D21])" office:value-type="float" office:value="0" calcext:value-type="float">
            <text:p>0.000</text:p>
          </table:table-cell>
          <table:table-cell table:style-name="ce853" table:formula="of:= [.N21] + ([.BS21] - [.H21]) - [.W21] * FLOOR(([.BS21] - [.H21]) / [.W21] + 0.5) - ([.W21] - [.B21]) * FLOOR(([.H21] - [.N21]) / [.B21] + 0.5)" office:value-type="float" office:value="0" calcext:value-type="float">
            <text:p>0.000</text:p>
          </table:table-cell>
          <table:table-cell table:style-name="ce856" table:formula="of:= [.O21] + ([.BT21] - [.I21]) - [.X21] * FLOOR(([.BT21] - [.I21]) / [.X21] + 0.5) - ([.X21] - [.C21]) * FLOOR(([.I21] - [.O21]) / [.C21] + 0.5)" office:value-type="float" office:value="0" calcext:value-type="float">
            <text:p>0.000</text:p>
          </table:table-cell>
          <table:table-cell table:style-name="ce859" table:formula="of:= [.P21] + ([.BU21] - [.J21]) - [.Y21] * FLOOR(([.BU21] - [.J21]) / [.Y21] + 0.5) - ([.Y21] - [.D21]) * FLOOR(([.J21] - [.P21]) / [.D21] + 0.5)" office:value-type="float" office:value="0" calcext:value-type="float">
            <text:p>0.000</text:p>
          </table:table-cell>
          <table:table-cell table:style-name="ce865" table:formula="of:= ([.BY21] - [.N21]) / [.B21]" office:value-type="float" office:value="0" calcext:value-type="float">
            <text:p>0.000</text:p>
          </table:table-cell>
          <table:table-cell table:style-name="ce865" table:formula="of:= ([.BZ21] - [.O21]) / [.C21]" office:value-type="float" office:value="0" calcext:value-type="float">
            <text:p>0.000</text:p>
          </table:table-cell>
          <table:table-cell table:style-name="ce865" table:formula="of:= ([.CA21] - [.P21]) / [.D21]" office:value-type="float" office:value="0" calcext:value-type="float">
            <text:p>0.000</text:p>
          </table:table-cell>
          <table:table-cell table:style-name="ce868" table:formula="of:= [.N21] + ([.BS21] - [.Z21] * [.H21]) - [.W21] * FLOOR([.BS21] / [.W21] - [.H21] / [.B21] + 0.5)" office:value-type="float" office:value="0" calcext:value-type="float">
            <text:p>0.000</text:p>
          </table:table-cell>
          <table:table-cell table:style-name="ce871" table:formula="of:= [.O21] + ([.BT21] - [.AA21] * [.I21]) - [.X21] * FLOOR([.BT21] / [.X21] - [.I21] / [.C21] + 0.5)" office:value-type="float" office:value="0" calcext:value-type="float">
            <text:p>0.000</text:p>
          </table:table-cell>
          <table:table-cell table:style-name="ce871" table:formula="of:= [.P21] + ([.BU21] - [.AB21] * [.J21]) - [.Y21] * FLOOR([.BU21] / [.Y21] - [.J21] / [.D21] + 0.5)" office:value-type="float" office:value="0" calcext:value-type="float">
            <text:p>0.000</text:p>
          </table:table-cell>
          <table:table-cell table:style-name="ce46"/>
          <table:table-cell table:style-name="ce125" table:number-columns-repeated="162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44" office:value-type="float" office:value="1" calcext:value-type="float">
            <text:p>1.000</text:p>
          </table:table-cell>
          <table:table-cell table:style-name="ce105" office:value-type="float" office:value="2" calcext:value-type="float">
            <text:p>2.000</text:p>
          </table:table-cell>
          <table:table-cell table:style-name="ce105" office:value-type="float" office:value="3" calcext:value-type="float">
            <text:p>3.000</text:p>
          </table:table-cell>
          <table:table-cell table:style-name="ce410" office:value-type="float" office:value="0" calcext:value-type="float">
            <text:p>0.000</text:p>
          </table:table-cell>
          <table:table-cell table:style-name="ce105" office:value-type="float" office:value="1" calcext:value-type="float">
            <text:p>1.000</text:p>
          </table:table-cell>
          <table:table-cell table:style-name="ce426" office:value-type="float" office:value="2" calcext:value-type="float">
            <text:p>2.000</text:p>
          </table:table-cell>
          <table:table-cell table:style-name="ce444" table:formula="of:= [.E22] - [.B22] * FLOOR([.E22] / [.B22])" office:value-type="float" office:value="0" calcext:value-type="float">
            <text:p>0.000</text:p>
          </table:table-cell>
          <table:table-cell table:style-name="ce451" table:formula="of:= [.F22] - [.C22] * FLOOR([.F22] / [.C22])" office:value-type="float" office:value="1" calcext:value-type="float">
            <text:p>1.000</text:p>
          </table:table-cell>
          <table:table-cell table:style-name="ce451" table:formula="of:= [.G22] - [.D22] * FLOOR([.G22] / [.D22])" office:value-type="float" office:value="2" calcext:value-type="float">
            <text:p>2.000</text:p>
          </table:table-cell>
          <table:table-cell table:style-name="ce410" office:value-type="float" office:value="0" calcext:value-type="float">
            <text:p>0.000</text:p>
          </table:table-cell>
          <table:table-cell table:style-name="ce105" office:value-type="float" office:value="-2" calcext:value-type="float">
            <text:p>-2.000</text:p>
          </table:table-cell>
          <table:table-cell table:style-name="ce465" office:value-type="float" office:value="4" calcext:value-type="float">
            <text:p>4.000</text:p>
          </table:table-cell>
          <table:table-cell table:style-name="ce413" table:formula="of:= [.H22] + [.K22] * [.B22]" office:value-type="float" office:value="0" calcext:value-type="float">
            <text:p>0.000</text:p>
          </table:table-cell>
          <table:table-cell table:style-name="ce142" table:formula="of:= [.I22] + [.L22] * [.C22]" office:value-type="float" office:value="-3" calcext:value-type="float">
            <text:p>-3.000</text:p>
          </table:table-cell>
          <table:table-cell table:style-name="ce234" table:formula="of:= [.J22] + [.M22] * [.D22]" office:value-type="float" office:value="14" calcext:value-type="float">
            <text:p>14.000</text:p>
          </table:table-cell>
          <table:table-cell table:style-name="ce410" table:formula="of:= [.Q21]" office:value-type="float" office:value="0" calcext:value-type="float">
            <text:p>0.000</text:p>
          </table:table-cell>
          <table:table-cell table:style-name="ce105" table:formula="of:= [.R21]" office:value-type="float" office:value="0" calcext:value-type="float">
            <text:p>0.000</text:p>
          </table:table-cell>
          <table:table-cell table:style-name="ce426" table:formula="of:= [.S21]" office:value-type="float" office:value="0" calcext:value-type="float">
            <text:p>0.000</text:p>
          </table:table-cell>
          <table:table-cell table:style-name="ce471" table:formula="of:= [.Q22] - [.B22] * FLOOR([.Q22] / [.B22] + 0.5)" office:value-type="float" office:value="0" calcext:value-type="float">
            <text:p>0.000</text:p>
          </table:table-cell>
          <table:table-cell table:style-name="ce475" table:formula="of:= [.R22] - [.C22] * FLOOR([.R22] / [.C22] + 0.5)" office:value-type="float" office:value="0" calcext:value-type="float">
            <text:p>0.000</text:p>
          </table:table-cell>
          <table:table-cell table:style-name="ce487" table:formula="of:= [.S22] - [.D22] * FLOOR([.S22] / [.D22] + 0.5)" office:value-type="float" office:value="0" calcext:value-type="float">
            <text:p>0.000</text:p>
          </table:table-cell>
          <table:table-cell table:style-name="ce498" table:formula="of:= [.B22]" office:value-type="float" office:value="1" calcext:value-type="float">
            <text:p>1.000</text:p>
          </table:table-cell>
          <table:table-cell table:style-name="ce502" table:formula="of:= [.C22]" office:value-type="float" office:value="2" calcext:value-type="float">
            <text:p>2.000</text:p>
          </table:table-cell>
          <table:table-cell table:style-name="ce506" table:formula="of:= [.D22]" office:value-type="float" office:value="3" calcext:value-type="float">
            <text:p>3.000</text:p>
          </table:table-cell>
          <table:table-cell table:style-name="ce511" table:formula="of:= [.W22] / [.B22]" office:value-type="float" office:value="1" calcext:value-type="float">
            <text:p>1.000</text:p>
          </table:table-cell>
          <table:table-cell table:style-name="ce515" table:formula="of:= [.X22] / [.C22]" office:value-type="float" office:value="1" calcext:value-type="float">
            <text:p>1.000</text:p>
          </table:table-cell>
          <table:table-cell table:style-name="ce526" table:formula="of:= [.Y22] / [.D22]" office:value-type="float" office:value="1" calcext:value-type="float">
            <text:p>1.000</text:p>
          </table:table-cell>
          <table:table-cell table:style-name="ce542" table:formula="of:= ([.H22] + [.T22]) * [.Z22] - [.W22] * FLOOR(([.H22] + [.T22]) * [.Z22] / [.W22])" office:value-type="float" office:value="0" calcext:value-type="float">
            <text:p>0.000</text:p>
          </table:table-cell>
          <table:table-cell table:style-name="ce549" table:formula="of:= ([.I22] + [.U22]) * [.AA22] - [.X22] * FLOOR(([.I22] + [.U22]) * [.AA22] / [.X22])" office:value-type="float" office:value="1" calcext:value-type="float">
            <text:p>1.000</text:p>
          </table:table-cell>
          <table:table-cell table:style-name="ce552" table:formula="of:= ([.J22] + [.V22]) * [.AB22] - [.Y22] * FLOOR(([.J22] + [.V22]) * [.AB22] / [.Y22])" office:value-type="float" office:value="2" calcext:value-type="float">
            <text:p>2.000</text:p>
          </table:table-cell>
          <table:table-cell table:style-name="ce556" table:formula="of:= [.AC22] - [.H22]" office:value-type="float" office:value="0" calcext:value-type="float">
            <text:p>0.000</text:p>
          </table:table-cell>
          <table:table-cell table:style-name="ce559" table:formula="of:= [.AD22] - [.I22]" office:value-type="float" office:value="0" calcext:value-type="float">
            <text:p>0.000</text:p>
          </table:table-cell>
          <table:table-cell table:style-name="ce563" table:formula="of:= [.AE22] - [.J22]" office:value-type="float" office:value="0" calcext:value-type="float">
            <text:p>0.000</text:p>
          </table:table-cell>
          <table:table-cell table:style-name="ce568" table:formula="of:= ([.N22] + [.T22]) * [.Z22]" office:value-type="float" office:value="0" calcext:value-type="float">
            <text:p>0.000</text:p>
          </table:table-cell>
          <table:table-cell table:style-name="ce577" table:formula="of:= ([.O22] + [.U22]) * [.AA22]" office:value-type="float" office:value="-3" calcext:value-type="float">
            <text:p>-3.000</text:p>
          </table:table-cell>
          <table:table-cell table:style-name="ce586" table:formula="of:= ([.P22] + [.V22]) * [.AB22]" office:value-type="float" office:value="14" calcext:value-type="float">
            <text:p>14.000</text:p>
          </table:table-cell>
          <table:table-cell table:style-name="ce594" table:formula="of:= [.AI22] / [.W22] - [.N22] / [.B22]" office:value-type="float" office:value="0" calcext:value-type="float">
            <text:p>0.000</text:p>
          </table:table-cell>
          <table:table-cell table:style-name="ce601" table:formula="of:= [.AJ22] / [.X22] - [.O22] / [.C22]" office:value-type="float" office:value="0" calcext:value-type="float">
            <text:p>0.000</text:p>
          </table:table-cell>
          <table:table-cell table:style-name="ce601" table:formula="of:= [.AK22] / [.Y22] - [.P22] / [.D22]" office:value-type="float" office:value="0" calcext:value-type="float">
            <text:p>0.000</text:p>
          </table:table-cell>
          <table:table-cell table:style-name="ce613" table:formula="of:= [.Z22] * [.N22] + ([.AC22] - [.Z22] * [.H22]) - [.W22] * FLOOR([.AC22] / [.W22] - [.H22] / [.B22] + 0.5)" office:value-type="float" office:value="0" calcext:value-type="float">
            <text:p>0.000</text:p>
          </table:table-cell>
          <table:table-cell table:style-name="ce620" table:formula="of:= [.AA22] * [.O22] + ([.AD22] - [.AA22] * [.I22]) - [.X22] * FLOOR([.AD22] / [.X22] - [.I22] / [.C22] + 0.5)" office:value-type="float" office:value="-3" calcext:value-type="float">
            <text:p>-3.000</text:p>
          </table:table-cell>
          <table:table-cell table:style-name="ce627" table:formula="of:= [.AB22] * [.P22] + ([.AE22] - [.AB22] * [.J22]) - [.Y22] * FLOOR([.AE22] / [.Y22] - [.J22] / [.D22] + 0.5)" office:value-type="float" office:value="14" calcext:value-type="float">
            <text:p>14.000</text:p>
          </table:table-cell>
          <table:table-cell table:style-name="ce633" table:formula="of:= [.AC22] - [.W22] * FLOOR([.AC22] / [.W22] - [.N22] / [.B22] + 0.5)" office:value-type="float" office:value="0" calcext:value-type="float">
            <text:p>0.000</text:p>
          </table:table-cell>
          <table:table-cell table:style-name="ce638" table:formula="of:= [.AD22] - [.X22] * FLOOR([.AD22] / [.X22] - [.O22] / [.C22] + 0.5)" office:value-type="float" office:value="-3" calcext:value-type="float">
            <text:p>-3.000</text:p>
          </table:table-cell>
          <table:table-cell table:style-name="ce643" table:formula="of:= [.AE22] - [.Y22] * FLOOR([.AE22] / [.Y22] - [.P22] / [.D22] + 0.5)" office:value-type="float" office:value="14" calcext:value-type="float">
            <text:p>14.000</text:p>
          </table:table-cell>
          <table:table-cell table:style-name="ce655" table:formula="of:= ([.AI22] - [.N22]) / [.W22]" office:value-type="float" office:value="0" calcext:value-type="float">
            <text:p>0.000</text:p>
          </table:table-cell>
          <table:table-cell table:style-name="ce668" table:formula="of:= ([.AJ22] - [.O22]) / [.X22]" office:value-type="float" office:value="0" calcext:value-type="float">
            <text:p>0.000</text:p>
          </table:table-cell>
          <table:table-cell table:style-name="ce668" table:formula="of:= ([.AK22] - [.P22]) / [.Y22]" office:value-type="float" office:value="0" calcext:value-type="float">
            <text:p>0.000</text:p>
          </table:table-cell>
          <table:table-cell table:style-name="ce683" table:formula="of:= [.AC22] - [.W22] * FLOOR(([.AC22] - [.N22]) / [.W22] + 0.5)" office:value-type="float" office:value="0" calcext:value-type="float">
            <text:p>0.000</text:p>
          </table:table-cell>
          <table:table-cell table:style-name="ce686" table:formula="of:= [.AD22] - [.X22] * FLOOR(([.AD22] - [.O22]) / [.X22] + 0.5)" office:value-type="float" office:value="-3" calcext:value-type="float">
            <text:p>-3.000</text:p>
          </table:table-cell>
          <table:table-cell table:style-name="ce690" table:formula="of:= [.AE22] - [.Y22] * FLOOR(([.AE22] - [.P22]) / [.Y22] + 0.5)" office:value-type="float" office:value="14" calcext:value-type="float">
            <text:p>14.000</text:p>
          </table:table-cell>
          <table:table-cell table:style-name="ce696" table:formula="of:= ([.AI22] - [.N22]) / [.W22]" office:value-type="float" office:value="0" calcext:value-type="float">
            <text:p>0.000</text:p>
          </table:table-cell>
          <table:table-cell table:style-name="ce696" table:formula="of:= ([.AJ22] - [.O22]) / [.X22]" office:value-type="float" office:value="0" calcext:value-type="float">
            <text:p>0.000</text:p>
          </table:table-cell>
          <table:table-cell table:style-name="ce706" table:formula="of:= ([.AK22] - [.P22]) / [.Y22]" office:value-type="float" office:value="0" calcext:value-type="float">
            <text:p>0.000</text:p>
          </table:table-cell>
          <table:table-cell table:style-name="ce712" table:formula="of:= [.N22] + ([.AC22] - [.H22]) - [.W22] * FLOOR(([.AC22] - [.H22]) / [.W22] + 0.5)" office:value-type="float" office:value="0" calcext:value-type="float">
            <text:p>0.000</text:p>
          </table:table-cell>
          <table:table-cell table:style-name="ce715" table:formula="of:= [.O22] + ([.AD22] - [.I22]) - [.X22] * FLOOR(([.AD22] - [.I22]) / [.X22] + 0.5)" office:value-type="float" office:value="-3" calcext:value-type="float">
            <text:p>-3.000</text:p>
          </table:table-cell>
          <table:table-cell table:style-name="ce718" table:formula="of:= [.P22] + ([.AE22] - [.J22]) - [.Y22] * FLOOR(([.AE22] - [.J22]) / [.Y22] + 0.5)" office:value-type="float" office:value="14" calcext:value-type="float">
            <text:p>14.000</text:p>
          </table:table-cell>
          <table:table-cell table:style-name="ce722" table:formula="of:= [.H22] / [.B22] * ([.B22] - [.W22]) / [.W22] - ([.AI22] / [.W22] - [.N22] / [.B22])" office:value-type="float" office:value="0" calcext:value-type="float">
            <text:p>0.000</text:p>
          </table:table-cell>
          <table:table-cell table:style-name="ce722" table:formula="of:= [.I22] / [.C22] * ([.C22] - [.X22]) / [.X22] - ([.AJ22] / [.X22] - [.O22] / [.C22])" office:value-type="float" office:value="0" calcext:value-type="float">
            <text:p>0.000</text:p>
          </table:table-cell>
          <table:table-cell table:style-name="ce731" table:formula="of:= [.J22] / [.D22] * ([.D22] - [.Y22]) / [.Y22] - ([.AK22] / [.Y22] - [.P22] / [.D22])" office:value-type="float" office:value="0" calcext:value-type="float">
            <text:p>0.000</text:p>
          </table:table-cell>
          <table:table-cell table:style-name="ce736" table:formula="of:= [.N22] + ([.AC22] - [.H22]) - [.W22] * FLOOR(([.AC22] - [.H22]) / [.W22] + 0.5) - ([.W22] - [.B22]) * FLOOR(([.H22] - [.N22]) / [.B22] + 0.5)" office:value-type="float" office:value="0" calcext:value-type="float">
            <text:p>0.000</text:p>
          </table:table-cell>
          <table:table-cell table:style-name="ce739" table:formula="of:= [.O22] + ([.AD22] - [.I22]) - [.X22] * FLOOR(([.AD22] - [.I22]) / [.X22] + 0.5) - ([.X22] - [.C22]) * FLOOR(([.I22] - [.O22]) / [.C22] + 0.5)" office:value-type="float" office:value="-3" calcext:value-type="float">
            <text:p>-3.000</text:p>
          </table:table-cell>
          <table:table-cell table:style-name="ce742" table:formula="of:= [.P22] + ([.AE22] - [.J22]) - [.Y22] * FLOOR(([.AE22] - [.J22]) / [.Y22] + 0.5) - ([.Y22] - [.D22]) * FLOOR(([.J22] - [.P22]) / [.D22] + 0.5)" office:value-type="float" office:value="14" calcext:value-type="float">
            <text:p>14.000</text:p>
          </table:table-cell>
          <table:table-cell table:style-name="ce745" table:formula="of:= ([.AI22] - [.N22]) / [.B22]" office:value-type="float" office:value="0" calcext:value-type="float">
            <text:p>0.000</text:p>
          </table:table-cell>
          <table:table-cell table:style-name="ce750" table:formula="of:= ([.AJ22] - [.O22]) / [.C22]" office:value-type="float" office:value="0" calcext:value-type="float">
            <text:p>0.000</text:p>
          </table:table-cell>
          <table:table-cell table:style-name="ce756" table:formula="of:= ([.AK22] - [.P22]) / [.D22]" office:value-type="float" office:value="0" calcext:value-type="float">
            <text:p>0.000</text:p>
          </table:table-cell>
          <table:table-cell table:style-name="ce761" table:formula="of:= [.N22] + ([.AC22] - [.Z22] * [.H22]) - [.W22] * FLOOR([.AC22] / [.W22] - [.H22] / [.B22] + 0.5)" office:value-type="float" office:value="0" calcext:value-type="float">
            <text:p>0.000</text:p>
          </table:table-cell>
          <table:table-cell table:style-name="ce764" table:formula="of:= [.O22] + ([.AD22] - [.AA22] * [.I22]) - [.X22] * FLOOR([.AD22] / [.X22] - [.I22] / [.C22] + 0.5)" office:value-type="float" office:value="-3" calcext:value-type="float">
            <text:p>-3.000</text:p>
          </table:table-cell>
          <table:table-cell table:style-name="ce769" table:formula="of:= [.P22] + ([.AE22] - [.AB22] * [.J22]) - [.Y22] * FLOOR([.AE22] / [.Y22] - [.J22] / [.D22] + 0.5)" office:value-type="float" office:value="14" calcext:value-type="float">
            <text:p>14.000</text:p>
          </table:table-cell>
          <table:table-cell table:style-name="ce778" table:formula="of:= [.H22] * [.Z22] + [.T22] - [.W22] * FLOOR(([.H22] * [.Z22] + [.T22]) / [.W22])" office:value-type="float" office:value="0" calcext:value-type="float">
            <text:p>0.000</text:p>
          </table:table-cell>
          <table:table-cell table:style-name="ce782" table:formula="of:= [.I22] * [.AA22] + [.U22] - [.X22] * FLOOR(([.I22] * [.AA22] + [.U22]) / [.X22])" office:value-type="float" office:value="1" calcext:value-type="float">
            <text:p>1.000</text:p>
          </table:table-cell>
          <table:table-cell table:style-name="ce786" table:formula="of:= [.J22] * [.AB22] + [.V22] - [.Y22] * FLOOR(([.J22] * [.AB22] + [.V22]) / [.Y22])" office:value-type="float" office:value="2" calcext:value-type="float">
            <text:p>2.000</text:p>
          </table:table-cell>
          <table:table-cell table:style-name="ce790" table:formula="of:= [.BS22] - [.H22]" office:value-type="float" office:value="0" calcext:value-type="float">
            <text:p>0.000</text:p>
          </table:table-cell>
          <table:table-cell table:style-name="ce793" table:formula="of:= [.BT22] - [.I22]" office:value-type="float" office:value="0" calcext:value-type="float">
            <text:p>0.000</text:p>
          </table:table-cell>
          <table:table-cell table:style-name="ce796" table:formula="of:= [.BU22] - [.J22]" office:value-type="float" office:value="0" calcext:value-type="float">
            <text:p>0.000</text:p>
          </table:table-cell>
          <table:table-cell table:style-name="ce568" table:formula="of:= [.N22] * [.Z22] + [.T22]" office:value-type="float" office:value="0" calcext:value-type="float">
            <text:p>0.000</text:p>
          </table:table-cell>
          <table:table-cell table:style-name="ce577" table:formula="of:= [.O22] * [.AA22] + [.U22]" office:value-type="float" office:value="-3" calcext:value-type="float">
            <text:p>-3.000</text:p>
          </table:table-cell>
          <table:table-cell table:style-name="ce586" table:formula="of:= [.P22] * [.AB22] + [.V22]" office:value-type="float" office:value="14" calcext:value-type="float">
            <text:p>14.000</text:p>
          </table:table-cell>
          <table:table-cell table:style-name="ce800" table:formula="of:= [.BY22] / [.W22] - [.N22] / [.B22]" office:value-type="float" office:value="0" calcext:value-type="float">
            <text:p>0.000</text:p>
          </table:table-cell>
          <table:table-cell table:style-name="ce800" table:formula="of:= [.BZ22] / [.X22] - [.O22] / [.C22]" office:value-type="float" office:value="0" calcext:value-type="float">
            <text:p>0.000</text:p>
          </table:table-cell>
          <table:table-cell table:style-name="ce803" table:formula="of:= [.CA22] / [.Y22] - [.P22] / [.D22]" office:value-type="float" office:value="0" calcext:value-type="float">
            <text:p>0.000</text:p>
          </table:table-cell>
          <table:table-cell table:style-name="ce806" table:formula="of:= [.Z22] * [.N22] + ([.BS22] - [.Z22] * [.H22]) - [.W22] * FLOOR([.BS22] / [.W22] - [.H22] / [.B22] + 0.5)" office:value-type="float" office:value="0" calcext:value-type="float">
            <text:p>0.000</text:p>
          </table:table-cell>
          <table:table-cell table:style-name="ce809" table:formula="of:= [.AA22] * [.O22] + ([.BT22] - [.AA22] * [.I22]) - [.X22] * FLOOR([.BT22] / [.X22] - [.I22] / [.C22] + 0.5)" office:value-type="float" office:value="-3" calcext:value-type="float">
            <text:p>-3.000</text:p>
          </table:table-cell>
          <table:table-cell table:style-name="ce812" table:formula="of:= [.AB22] * [.P22] + ([.BU22] - [.AB22] * [.J22]) - [.Y22] * FLOOR([.BU22] / [.Y22] - [.J22] / [.D22] + 0.5)" office:value-type="float" office:value="14" calcext:value-type="float">
            <text:p>14.000</text:p>
          </table:table-cell>
          <table:table-cell table:style-name="ce815" table:formula="of:= [.BS22] - [.W22] * FLOOR([.BS22] / [.W22] - [.N22] / [.B22] + 0.5)" office:value-type="float" office:value="0" calcext:value-type="float">
            <text:p>0.000</text:p>
          </table:table-cell>
          <table:table-cell table:style-name="ce818" table:formula="of:= [.BT22] - [.X22] * FLOOR([.BT22] / [.X22] - [.O22] / [.C22] + 0.5)" office:value-type="float" office:value="-3" calcext:value-type="float">
            <text:p>-3.000</text:p>
          </table:table-cell>
          <table:table-cell table:style-name="ce821" table:formula="of:= [.BU22] - [.Y22] * FLOOR([.BU22] / [.Y22] - [.P22] / [.D22] + 0.5)" office:value-type="float" office:value="14" calcext:value-type="float">
            <text:p>14.000</text:p>
          </table:table-cell>
          <table:table-cell table:style-name="ce825" table:formula="of:= ([.BY22] - [.N22]) / [.W22]" office:value-type="float" office:value="0" calcext:value-type="float">
            <text:p>0.000</text:p>
          </table:table-cell>
          <table:table-cell table:style-name="ce825" table:formula="of:= ([.BZ22] - [.O22]) / [.X22]" office:value-type="float" office:value="0" calcext:value-type="float">
            <text:p>0.000</text:p>
          </table:table-cell>
          <table:table-cell table:style-name="ce828" table:formula="of:= ([.CA22] - [.P22]) / [.Y22]" office:value-type="float" office:value="0" calcext:value-type="float">
            <text:p>0.000</text:p>
          </table:table-cell>
          <table:table-cell table:style-name="ce831" table:formula="of:= [.BS22] - [.W22] * FLOOR(([.BS22] - [.N22]) / [.W22] + 0.5)" office:value-type="float" office:value="0" calcext:value-type="float">
            <text:p>0.000</text:p>
          </table:table-cell>
          <table:table-cell table:style-name="ce831" table:formula="of:= [.BT22] - [.X22] * FLOOR(([.BT22] - [.O22]) / [.X22] + 0.5)" office:value-type="float" office:value="-3" calcext:value-type="float">
            <text:p>-3.000</text:p>
          </table:table-cell>
          <table:table-cell table:style-name="ce834" table:formula="of:= [.BU22] - [.Y22] * FLOOR(([.BU22] - [.P22]) / [.Y22] + 0.5)" office:value-type="float" office:value="14" calcext:value-type="float">
            <text:p>14.000</text:p>
          </table:table-cell>
          <table:table-cell table:style-name="ce837" table:formula="of:= ([.BY22] - [.N22]) / [.W22]" office:value-type="float" office:value="0" calcext:value-type="float">
            <text:p>0.000</text:p>
          </table:table-cell>
          <table:table-cell table:style-name="ce837" table:formula="of:= ([.BZ22] - [.O22]) / [.X22]" office:value-type="float" office:value="0" calcext:value-type="float">
            <text:p>0.000</text:p>
          </table:table-cell>
          <table:table-cell table:style-name="ce837" table:formula="of:= ([.CA22] - [.P22]) / [.Y22]" office:value-type="float" office:value="0" calcext:value-type="float">
            <text:p>0.000</text:p>
          </table:table-cell>
          <table:table-cell table:style-name="ce842" table:formula="of:= [.N22] + ([.BS22] - [.H22]) - [.W22] * FLOOR(([.BS22] - [.H22]) / [.W22] + 0.5)" office:value-type="float" office:value="0" calcext:value-type="float">
            <text:p>0.000</text:p>
          </table:table-cell>
          <table:table-cell table:style-name="ce845" table:formula="of:= [.O22] + ([.BT22] - [.I22]) - [.X22] * FLOOR(([.BT22] - [.I22]) / [.X22] + 0.5)" office:value-type="float" office:value="-3" calcext:value-type="float">
            <text:p>-3.000</text:p>
          </table:table-cell>
          <table:table-cell table:style-name="ce848" table:formula="of:= [.P22] + ([.BU22] - [.J22]) - [.Y22] * FLOOR(([.BU22] - [.J22]) / [.Y22] + 0.5)" office:value-type="float" office:value="14" calcext:value-type="float">
            <text:p>14.000</text:p>
          </table:table-cell>
          <table:table-cell table:style-name="ce851" table:formula="of:= [.H22] / [.B22] * ([.B22] - [.W22]) / [.W22] - ([.BY22] / [.W22] - [.N22] / [.B22])" office:value-type="float" office:value="0" calcext:value-type="float">
            <text:p>0.000</text:p>
          </table:table-cell>
          <table:table-cell table:style-name="ce851" table:formula="of:= [.I22] / [.C22] * ([.C22] - [.X22]) / [.X22] - ([.BZ22] / [.X22] - [.O22] / [.C22])" office:value-type="float" office:value="0" calcext:value-type="float">
            <text:p>0.000</text:p>
          </table:table-cell>
          <table:table-cell table:style-name="ce851" table:formula="of:= [.J22] / [.D22] * ([.D22] - [.Y22]) / [.Y22] - ([.CA22] / [.Y22] - [.P22] / [.D22])" office:value-type="float" office:value="0" calcext:value-type="float">
            <text:p>0.000</text:p>
          </table:table-cell>
          <table:table-cell table:style-name="ce854" table:formula="of:= [.N22] + ([.BS22] - [.H22]) - [.W22] * FLOOR(([.BS22] - [.H22]) / [.W22] + 0.5) - ([.W22] - [.B22]) * FLOOR(([.H22] - [.N22]) / [.B22] + 0.5)" office:value-type="float" office:value="0" calcext:value-type="float">
            <text:p>0.000</text:p>
          </table:table-cell>
          <table:table-cell table:style-name="ce857" table:formula="of:= [.O22] + ([.BT22] - [.I22]) - [.X22] * FLOOR(([.BT22] - [.I22]) / [.X22] + 0.5) - ([.X22] - [.C22]) * FLOOR(([.I22] - [.O22]) / [.C22] + 0.5)" office:value-type="float" office:value="-3" calcext:value-type="float">
            <text:p>-3.000</text:p>
          </table:table-cell>
          <table:table-cell table:style-name="ce860" table:formula="of:= [.P22] + ([.BU22] - [.J22]) - [.Y22] * FLOOR(([.BU22] - [.J22]) / [.Y22] + 0.5) - ([.Y22] - [.D22]) * FLOOR(([.J22] - [.P22]) / [.D22] + 0.5)" office:value-type="float" office:value="14" calcext:value-type="float">
            <text:p>14.000</text:p>
          </table:table-cell>
          <table:table-cell table:style-name="ce866" table:formula="of:= ([.BY22] - [.N22]) / [.B22]" office:value-type="float" office:value="0" calcext:value-type="float">
            <text:p>0.000</text:p>
          </table:table-cell>
          <table:table-cell table:style-name="ce866" table:formula="of:= ([.BZ22] - [.O22]) / [.C22]" office:value-type="float" office:value="0" calcext:value-type="float">
            <text:p>0.000</text:p>
          </table:table-cell>
          <table:table-cell table:style-name="ce866" table:formula="of:= ([.CA22] - [.P22]) / [.D22]" office:value-type="float" office:value="0" calcext:value-type="float">
            <text:p>0.000</text:p>
          </table:table-cell>
          <table:table-cell table:style-name="ce869" table:formula="of:= [.N22] + ([.BS22] - [.Z22] * [.H22]) - [.W22] * FLOOR([.BS22] / [.W22] - [.H22] / [.B22] + 0.5)" office:value-type="float" office:value="0" calcext:value-type="float">
            <text:p>0.000</text:p>
          </table:table-cell>
          <table:table-cell table:style-name="ce872" table:formula="of:= [.O22] + ([.BT22] - [.AA22] * [.I22]) - [.X22] * FLOOR([.BT22] / [.X22] - [.I22] / [.C22] + 0.5)" office:value-type="float" office:value="-3" calcext:value-type="float">
            <text:p>-3.000</text:p>
          </table:table-cell>
          <table:table-cell table:style-name="ce872" table:formula="of:= [.P22] + ([.BU22] - [.AB22] * [.J22]) - [.Y22] * FLOOR([.BU22] / [.Y22] - [.J22] / [.D22] + 0.5)" office:value-type="float" office:value="14" calcext:value-type="float">
            <text:p>14.000</text:p>
          </table:table-cell>
          <table:table-cell table:style-name="ce47"/>
          <table:table-cell table:style-name="ce142" table:number-columns-repeated="1627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45" office:value-type="float" office:value="2" calcext:value-type="float">
            <text:p>2.000</text:p>
          </table:table-cell>
          <table:table-cell table:style-name="ce115" office:value-type="float" office:value="4" calcext:value-type="float">
            <text:p>4.000</text:p>
          </table:table-cell>
          <table:table-cell table:style-name="ce115" office:value-type="float" office:value="6" calcext:value-type="float">
            <text:p>6.000</text:p>
          </table:table-cell>
          <table:table-cell table:style-name="ce411" office:value-type="float" office:value="0" calcext:value-type="float">
            <text:p>0.000</text:p>
          </table:table-cell>
          <table:table-cell table:style-name="ce115" office:value-type="float" office:value="2" calcext:value-type="float">
            <text:p>2.000</text:p>
          </table:table-cell>
          <table:table-cell table:style-name="ce427" office:value-type="float" office:value="4" calcext:value-type="float">
            <text:p>4.000</text:p>
          </table:table-cell>
          <table:table-cell table:style-name="ce445" table:formula="of:= [.E23] - [.B23] * FLOOR([.E23] / [.B23])" office:value-type="float" office:value="0" calcext:value-type="float">
            <text:p>0.000</text:p>
          </table:table-cell>
          <table:table-cell table:style-name="ce452" table:formula="of:= [.F23] - [.C23] * FLOOR([.F23] / [.C23])" office:value-type="float" office:value="2" calcext:value-type="float">
            <text:p>2.000</text:p>
          </table:table-cell>
          <table:table-cell table:style-name="ce452" table:formula="of:= [.G23] - [.D23] * FLOOR([.G23] / [.D23])" office:value-type="float" office:value="4" calcext:value-type="float">
            <text:p>4.000</text:p>
          </table:table-cell>
          <table:table-cell table:style-name="ce411" office:value-type="float" office:value="1" calcext:value-type="float">
            <text:p>1.000</text:p>
          </table:table-cell>
          <table:table-cell table:style-name="ce115" office:value-type="float" office:value="-3" calcext:value-type="float">
            <text:p>-3.000</text:p>
          </table:table-cell>
          <table:table-cell table:style-name="ce466" office:value-type="float" office:value="5" calcext:value-type="float">
            <text:p>5.000</text:p>
          </table:table-cell>
          <table:table-cell table:style-name="ce414" table:formula="of:= [.H23] + [.K23] * [.B23]" office:value-type="float" office:value="2" calcext:value-type="float">
            <text:p>2.000</text:p>
          </table:table-cell>
          <table:table-cell table:style-name="ce144" table:formula="of:= [.I23] + [.L23] * [.C23]" office:value-type="float" office:value="-10" calcext:value-type="float">
            <text:p>-10.000</text:p>
          </table:table-cell>
          <table:table-cell table:style-name="ce235" table:formula="of:= [.J23] + [.M23] * [.D23]" office:value-type="float" office:value="34" calcext:value-type="float">
            <text:p>34.000</text:p>
          </table:table-cell>
          <table:table-cell table:style-name="ce411" table:formula="of:= [.Q22]" office:value-type="float" office:value="0" calcext:value-type="float">
            <text:p>0.000</text:p>
          </table:table-cell>
          <table:table-cell table:style-name="ce115" table:formula="of:= [.R22]" office:value-type="float" office:value="0" calcext:value-type="float">
            <text:p>0.000</text:p>
          </table:table-cell>
          <table:table-cell table:style-name="ce427" table:formula="of:= [.S22]" office:value-type="float" office:value="0" calcext:value-type="float">
            <text:p>0.000</text:p>
          </table:table-cell>
          <table:table-cell table:style-name="ce473" table:formula="of:= [.Q23] - [.B23] * FLOOR([.Q23] / [.B23] + 0.5)" office:value-type="float" office:value="0" calcext:value-type="float">
            <text:p>0.000</text:p>
          </table:table-cell>
          <table:table-cell table:style-name="ce476" table:formula="of:= [.R23] - [.C23] * FLOOR([.R23] / [.C23] + 0.5)" office:value-type="float" office:value="0" calcext:value-type="float">
            <text:p>0.000</text:p>
          </table:table-cell>
          <table:table-cell table:style-name="ce488" table:formula="of:= [.S23] - [.D23] * FLOOR([.S23] / [.D23] + 0.5)" office:value-type="float" office:value="0" calcext:value-type="float">
            <text:p>0.000</text:p>
          </table:table-cell>
          <table:table-cell table:style-name="ce499" table:formula="of:= [.B23]" office:value-type="float" office:value="2" calcext:value-type="float">
            <text:p>2.000</text:p>
          </table:table-cell>
          <table:table-cell table:style-name="ce503" table:formula="of:= [.C23]" office:value-type="float" office:value="4" calcext:value-type="float">
            <text:p>4.000</text:p>
          </table:table-cell>
          <table:table-cell table:style-name="ce507" table:formula="of:= [.D23]" office:value-type="float" office:value="6" calcext:value-type="float">
            <text:p>6.000</text:p>
          </table:table-cell>
          <table:table-cell table:style-name="ce512" table:formula="of:= [.W23] / [.B23]" office:value-type="float" office:value="1" calcext:value-type="float">
            <text:p>1.000</text:p>
          </table:table-cell>
          <table:table-cell table:style-name="ce516" table:formula="of:= [.X23] / [.C23]" office:value-type="float" office:value="1" calcext:value-type="float">
            <text:p>1.000</text:p>
          </table:table-cell>
          <table:table-cell table:style-name="ce527" table:formula="of:= [.Y23] / [.D23]" office:value-type="float" office:value="1" calcext:value-type="float">
            <text:p>1.000</text:p>
          </table:table-cell>
          <table:table-cell table:style-name="ce543" table:formula="of:= ([.H23] + [.T23]) * [.Z23] - [.W23] * FLOOR(([.H23] + [.T23]) * [.Z23] / [.W23])" office:value-type="float" office:value="0" calcext:value-type="float">
            <text:p>0.000</text:p>
          </table:table-cell>
          <table:table-cell table:style-name="ce550" table:formula="of:= ([.I23] + [.U23]) * [.AA23] - [.X23] * FLOOR(([.I23] + [.U23]) * [.AA23] / [.X23])" office:value-type="float" office:value="2" calcext:value-type="float">
            <text:p>2.000</text:p>
          </table:table-cell>
          <table:table-cell table:style-name="ce553" table:formula="of:= ([.J23] + [.V23]) * [.AB23] - [.Y23] * FLOOR(([.J23] + [.V23]) * [.AB23] / [.Y23])" office:value-type="float" office:value="4" calcext:value-type="float">
            <text:p>4.000</text:p>
          </table:table-cell>
          <table:table-cell table:style-name="ce557" table:formula="of:= [.AC23] - [.H23]" office:value-type="float" office:value="0" calcext:value-type="float">
            <text:p>0.000</text:p>
          </table:table-cell>
          <table:table-cell table:style-name="ce560" table:formula="of:= [.AD23] - [.I23]" office:value-type="float" office:value="0" calcext:value-type="float">
            <text:p>0.000</text:p>
          </table:table-cell>
          <table:table-cell table:style-name="ce564" table:formula="of:= [.AE23] - [.J23]" office:value-type="float" office:value="0" calcext:value-type="float">
            <text:p>0.000</text:p>
          </table:table-cell>
          <table:table-cell table:style-name="ce569" table:formula="of:= ([.N23] + [.T23]) * [.Z23]" office:value-type="float" office:value="2" calcext:value-type="float">
            <text:p>2.000</text:p>
          </table:table-cell>
          <table:table-cell table:style-name="ce578" table:formula="of:= ([.O23] + [.U23]) * [.AA23]" office:value-type="float" office:value="-10" calcext:value-type="float">
            <text:p>-10.000</text:p>
          </table:table-cell>
          <table:table-cell table:style-name="ce587" table:formula="of:= ([.P23] + [.V23]) * [.AB23]" office:value-type="float" office:value="34" calcext:value-type="float">
            <text:p>34.000</text:p>
          </table:table-cell>
          <table:table-cell table:style-name="ce595" table:formula="of:= [.AI23] / [.W23] - [.N23] / [.B23]" office:value-type="float" office:value="0" calcext:value-type="float">
            <text:p>0.000</text:p>
          </table:table-cell>
          <table:table-cell table:style-name="ce602" table:formula="of:= [.AJ23] / [.X23] - [.O23] / [.C23]" office:value-type="float" office:value="0" calcext:value-type="float">
            <text:p>0.000</text:p>
          </table:table-cell>
          <table:table-cell table:style-name="ce602" table:formula="of:= [.AK23] / [.Y23] - [.P23] / [.D23]" office:value-type="float" office:value="0" calcext:value-type="float">
            <text:p>0.000</text:p>
          </table:table-cell>
          <table:table-cell table:style-name="ce614" table:formula="of:= [.Z23] * [.N23] + ([.AC23] - [.Z23] * [.H23]) - [.W23] * FLOOR([.AC23] / [.W23] - [.H23] / [.B23] + 0.5)" office:value-type="float" office:value="2" calcext:value-type="float">
            <text:p>2.000</text:p>
          </table:table-cell>
          <table:table-cell table:style-name="ce621" table:formula="of:= [.AA23] * [.O23] + ([.AD23] - [.AA23] * [.I23]) - [.X23] * FLOOR([.AD23] / [.X23] - [.I23] / [.C23] + 0.5)" office:value-type="float" office:value="-10" calcext:value-type="float">
            <text:p>-10.000</text:p>
          </table:table-cell>
          <table:table-cell table:style-name="ce628" table:formula="of:= [.AB23] * [.P23] + ([.AE23] - [.AB23] * [.J23]) - [.Y23] * FLOOR([.AE23] / [.Y23] - [.J23] / [.D23] + 0.5)" office:value-type="float" office:value="34" calcext:value-type="float">
            <text:p>34.000</text:p>
          </table:table-cell>
          <table:table-cell table:style-name="ce634" table:formula="of:= [.AC23] - [.W23] * FLOOR([.AC23] / [.W23] - [.N23] / [.B23] + 0.5)" office:value-type="float" office:value="2" calcext:value-type="float">
            <text:p>2.000</text:p>
          </table:table-cell>
          <table:table-cell table:style-name="ce639" table:formula="of:= [.AD23] - [.X23] * FLOOR([.AD23] / [.X23] - [.O23] / [.C23] + 0.5)" office:value-type="float" office:value="-10" calcext:value-type="float">
            <text:p>-10.000</text:p>
          </table:table-cell>
          <table:table-cell table:style-name="ce644" table:formula="of:= [.AE23] - [.Y23] * FLOOR([.AE23] / [.Y23] - [.P23] / [.D23] + 0.5)" office:value-type="float" office:value="34" calcext:value-type="float">
            <text:p>34.000</text:p>
          </table:table-cell>
          <table:table-cell table:style-name="ce656" table:formula="of:= ([.AI23] - [.N23]) / [.W23]" office:value-type="float" office:value="0" calcext:value-type="float">
            <text:p>0.000</text:p>
          </table:table-cell>
          <table:table-cell table:style-name="ce669" table:formula="of:= ([.AJ23] - [.O23]) / [.X23]" office:value-type="float" office:value="0" calcext:value-type="float">
            <text:p>0.000</text:p>
          </table:table-cell>
          <table:table-cell table:style-name="ce669" table:formula="of:= ([.AK23] - [.P23]) / [.Y23]" office:value-type="float" office:value="0" calcext:value-type="float">
            <text:p>0.000</text:p>
          </table:table-cell>
          <table:table-cell table:style-name="ce684" table:formula="of:= [.AC23] - [.W23] * FLOOR(([.AC23] - [.N23]) / [.W23] + 0.5)" office:value-type="float" office:value="2" calcext:value-type="float">
            <text:p>2.000</text:p>
          </table:table-cell>
          <table:table-cell table:style-name="ce687" table:formula="of:= [.AD23] - [.X23] * FLOOR(([.AD23] - [.O23]) / [.X23] + 0.5)" office:value-type="float" office:value="-10" calcext:value-type="float">
            <text:p>-10.000</text:p>
          </table:table-cell>
          <table:table-cell table:style-name="ce691" table:formula="of:= [.AE23] - [.Y23] * FLOOR(([.AE23] - [.P23]) / [.Y23] + 0.5)" office:value-type="float" office:value="34" calcext:value-type="float">
            <text:p>34.000</text:p>
          </table:table-cell>
          <table:table-cell table:style-name="ce697" table:formula="of:= ([.AI23] - [.N23]) / [.W23]" office:value-type="float" office:value="0" calcext:value-type="float">
            <text:p>0.000</text:p>
          </table:table-cell>
          <table:table-cell table:style-name="ce697" table:formula="of:= ([.AJ23] - [.O23]) / [.X23]" office:value-type="float" office:value="0" calcext:value-type="float">
            <text:p>0.000</text:p>
          </table:table-cell>
          <table:table-cell table:style-name="ce707" table:formula="of:= ([.AK23] - [.P23]) / [.Y23]" office:value-type="float" office:value="0" calcext:value-type="float">
            <text:p>0.000</text:p>
          </table:table-cell>
          <table:table-cell table:style-name="ce713" table:formula="of:= [.N23] + ([.AC23] - [.H23]) - [.W23] * FLOOR(([.AC23] - [.H23]) / [.W23] + 0.5)" office:value-type="float" office:value="2" calcext:value-type="float">
            <text:p>2.000</text:p>
          </table:table-cell>
          <table:table-cell table:style-name="ce716" table:formula="of:= [.O23] + ([.AD23] - [.I23]) - [.X23] * FLOOR(([.AD23] - [.I23]) / [.X23] + 0.5)" office:value-type="float" office:value="-10" calcext:value-type="float">
            <text:p>-10.000</text:p>
          </table:table-cell>
          <table:table-cell table:style-name="ce719" table:formula="of:= [.P23] + ([.AE23] - [.J23]) - [.Y23] * FLOOR(([.AE23] - [.J23]) / [.Y23] + 0.5)" office:value-type="float" office:value="34" calcext:value-type="float">
            <text:p>34.000</text:p>
          </table:table-cell>
          <table:table-cell table:style-name="ce723" table:formula="of:= [.H23] / [.B23] * ([.B23] - [.W23]) / [.W23] - ([.AI23] / [.W23] - [.N23] / [.B23])" office:value-type="float" office:value="0" calcext:value-type="float">
            <text:p>0.000</text:p>
          </table:table-cell>
          <table:table-cell table:style-name="ce723" table:formula="of:= [.I23] / [.C23] * ([.C23] - [.X23]) / [.X23] - ([.AJ23] / [.X23] - [.O23] / [.C23])" office:value-type="float" office:value="0" calcext:value-type="float">
            <text:p>0.000</text:p>
          </table:table-cell>
          <table:table-cell table:style-name="ce732" table:formula="of:= [.J23] / [.D23] * ([.D23] - [.Y23]) / [.Y23] - ([.AK23] / [.Y23] - [.P23] / [.D23])" office:value-type="float" office:value="0" calcext:value-type="float">
            <text:p>0.000</text:p>
          </table:table-cell>
          <table:table-cell table:style-name="ce737" table:formula="of:= [.N23] + ([.AC23] - [.H23]) - [.W23] * FLOOR(([.AC23] - [.H23]) / [.W23] + 0.5) - ([.W23] - [.B23]) * FLOOR(([.H23] - [.N23]) / [.B23] + 0.5)" office:value-type="float" office:value="2" calcext:value-type="float">
            <text:p>2.000</text:p>
          </table:table-cell>
          <table:table-cell table:style-name="ce740" table:formula="of:= [.O23] + ([.AD23] - [.I23]) - [.X23] * FLOOR(([.AD23] - [.I23]) / [.X23] + 0.5) - ([.X23] - [.C23]) * FLOOR(([.I23] - [.O23]) / [.C23] + 0.5)" office:value-type="float" office:value="-10" calcext:value-type="float">
            <text:p>-10.000</text:p>
          </table:table-cell>
          <table:table-cell table:style-name="ce743" table:formula="of:= [.P23] + ([.AE23] - [.J23]) - [.Y23] * FLOOR(([.AE23] - [.J23]) / [.Y23] + 0.5) - ([.Y23] - [.D23]) * FLOOR(([.J23] - [.P23]) / [.D23] + 0.5)" office:value-type="float" office:value="34" calcext:value-type="float">
            <text:p>34.000</text:p>
          </table:table-cell>
          <table:table-cell table:style-name="ce746" table:formula="of:= ([.AI23] - [.N23]) / [.B23]" office:value-type="float" office:value="0" calcext:value-type="float">
            <text:p>0.000</text:p>
          </table:table-cell>
          <table:table-cell table:style-name="ce751" table:formula="of:= ([.AJ23] - [.O23]) / [.C23]" office:value-type="float" office:value="0" calcext:value-type="float">
            <text:p>0.000</text:p>
          </table:table-cell>
          <table:table-cell table:style-name="ce757" table:formula="of:= ([.AK23] - [.P23]) / [.D23]" office:value-type="float" office:value="0" calcext:value-type="float">
            <text:p>0.000</text:p>
          </table:table-cell>
          <table:table-cell table:style-name="ce762" table:formula="of:= [.N23] + ([.AC23] - [.Z23] * [.H23]) - [.W23] * FLOOR([.AC23] / [.W23] - [.H23] / [.B23] + 0.5)" office:value-type="float" office:value="2" calcext:value-type="float">
            <text:p>2.000</text:p>
          </table:table-cell>
          <table:table-cell table:style-name="ce765" table:formula="of:= [.O23] + ([.AD23] - [.AA23] * [.I23]) - [.X23] * FLOOR([.AD23] / [.X23] - [.I23] / [.C23] + 0.5)" office:value-type="float" office:value="-10" calcext:value-type="float">
            <text:p>-10.000</text:p>
          </table:table-cell>
          <table:table-cell table:style-name="ce770" table:formula="of:= [.P23] + ([.AE23] - [.AB23] * [.J23]) - [.Y23] * FLOOR([.AE23] / [.Y23] - [.J23] / [.D23] + 0.5)" office:value-type="float" office:value="34" calcext:value-type="float">
            <text:p>34.000</text:p>
          </table:table-cell>
          <table:table-cell table:style-name="ce779" table:formula="of:= [.H23] * [.Z23] + [.T23] - [.W23] * FLOOR(([.H23] * [.Z23] + [.T23]) / [.W23])" office:value-type="float" office:value="0" calcext:value-type="float">
            <text:p>0.000</text:p>
          </table:table-cell>
          <table:table-cell table:style-name="ce783" table:formula="of:= [.I23] * [.AA23] + [.U23] - [.X23] * FLOOR(([.I23] * [.AA23] + [.U23]) / [.X23])" office:value-type="float" office:value="2" calcext:value-type="float">
            <text:p>2.000</text:p>
          </table:table-cell>
          <table:table-cell table:style-name="ce787" table:formula="of:= [.J23] * [.AB23] + [.V23] - [.Y23] * FLOOR(([.J23] * [.AB23] + [.V23]) / [.Y23])" office:value-type="float" office:value="4" calcext:value-type="float">
            <text:p>4.000</text:p>
          </table:table-cell>
          <table:table-cell table:style-name="ce791" table:formula="of:= [.BS23] - [.H23]" office:value-type="float" office:value="0" calcext:value-type="float">
            <text:p>0.000</text:p>
          </table:table-cell>
          <table:table-cell table:style-name="ce794" table:formula="of:= [.BT23] - [.I23]" office:value-type="float" office:value="0" calcext:value-type="float">
            <text:p>0.000</text:p>
          </table:table-cell>
          <table:table-cell table:style-name="ce797" table:formula="of:= [.BU23] - [.J23]" office:value-type="float" office:value="0" calcext:value-type="float">
            <text:p>0.000</text:p>
          </table:table-cell>
          <table:table-cell table:style-name="ce569" table:formula="of:= [.N23] * [.Z23] + [.T23]" office:value-type="float" office:value="2" calcext:value-type="float">
            <text:p>2.000</text:p>
          </table:table-cell>
          <table:table-cell table:style-name="ce578" table:formula="of:= [.O23] * [.AA23] + [.U23]" office:value-type="float" office:value="-10" calcext:value-type="float">
            <text:p>-10.000</text:p>
          </table:table-cell>
          <table:table-cell table:style-name="ce587" table:formula="of:= [.P23] * [.AB23] + [.V23]" office:value-type="float" office:value="34" calcext:value-type="float">
            <text:p>34.000</text:p>
          </table:table-cell>
          <table:table-cell table:style-name="ce801" table:formula="of:= [.BY23] / [.W23] - [.N23] / [.B23]" office:value-type="float" office:value="0" calcext:value-type="float">
            <text:p>0.000</text:p>
          </table:table-cell>
          <table:table-cell table:style-name="ce801" table:formula="of:= [.BZ23] / [.X23] - [.O23] / [.C23]" office:value-type="float" office:value="0" calcext:value-type="float">
            <text:p>0.000</text:p>
          </table:table-cell>
          <table:table-cell table:style-name="ce804" table:formula="of:= [.CA23] / [.Y23] - [.P23] / [.D23]" office:value-type="float" office:value="0" calcext:value-type="float">
            <text:p>0.000</text:p>
          </table:table-cell>
          <table:table-cell table:style-name="ce807" table:formula="of:= [.Z23] * [.N23] + ([.BS23] - [.Z23] * [.H23]) - [.W23] * FLOOR([.BS23] / [.W23] - [.H23] / [.B23] + 0.5)" office:value-type="float" office:value="2" calcext:value-type="float">
            <text:p>2.000</text:p>
          </table:table-cell>
          <table:table-cell table:style-name="ce810" table:formula="of:= [.AA23] * [.O23] + ([.BT23] - [.AA23] * [.I23]) - [.X23] * FLOOR([.BT23] / [.X23] - [.I23] / [.C23] + 0.5)" office:value-type="float" office:value="-10" calcext:value-type="float">
            <text:p>-10.000</text:p>
          </table:table-cell>
          <table:table-cell table:style-name="ce813" table:formula="of:= [.AB23] * [.P23] + ([.BU23] - [.AB23] * [.J23]) - [.Y23] * FLOOR([.BU23] / [.Y23] - [.J23] / [.D23] + 0.5)" office:value-type="float" office:value="34" calcext:value-type="float">
            <text:p>34.000</text:p>
          </table:table-cell>
          <table:table-cell table:style-name="ce816" table:formula="of:= [.BS23] - [.W23] * FLOOR([.BS23] / [.W23] - [.N23] / [.B23] + 0.5)" office:value-type="float" office:value="2" calcext:value-type="float">
            <text:p>2.000</text:p>
          </table:table-cell>
          <table:table-cell table:style-name="ce819" table:formula="of:= [.BT23] - [.X23] * FLOOR([.BT23] / [.X23] - [.O23] / [.C23] + 0.5)" office:value-type="float" office:value="-10" calcext:value-type="float">
            <text:p>-10.000</text:p>
          </table:table-cell>
          <table:table-cell table:style-name="ce822" table:formula="of:= [.BU23] - [.Y23] * FLOOR([.BU23] / [.Y23] - [.P23] / [.D23] + 0.5)" office:value-type="float" office:value="34" calcext:value-type="float">
            <text:p>34.000</text:p>
          </table:table-cell>
          <table:table-cell table:style-name="ce826" table:formula="of:= ([.BY23] - [.N23]) / [.W23]" office:value-type="float" office:value="0" calcext:value-type="float">
            <text:p>0.000</text:p>
          </table:table-cell>
          <table:table-cell table:style-name="ce826" table:formula="of:= ([.BZ23] - [.O23]) / [.X23]" office:value-type="float" office:value="0" calcext:value-type="float">
            <text:p>0.000</text:p>
          </table:table-cell>
          <table:table-cell table:style-name="ce829" table:formula="of:= ([.CA23] - [.P23]) / [.Y23]" office:value-type="float" office:value="0" calcext:value-type="float">
            <text:p>0.000</text:p>
          </table:table-cell>
          <table:table-cell table:style-name="ce832" table:formula="of:= [.BS23] - [.W23] * FLOOR(([.BS23] - [.N23]) / [.W23] + 0.5)" office:value-type="float" office:value="2" calcext:value-type="float">
            <text:p>2.000</text:p>
          </table:table-cell>
          <table:table-cell table:style-name="ce832" table:formula="of:= [.BT23] - [.X23] * FLOOR(([.BT23] - [.O23]) / [.X23] + 0.5)" office:value-type="float" office:value="-10" calcext:value-type="float">
            <text:p>-10.000</text:p>
          </table:table-cell>
          <table:table-cell table:style-name="ce835" table:formula="of:= [.BU23] - [.Y23] * FLOOR(([.BU23] - [.P23]) / [.Y23] + 0.5)" office:value-type="float" office:value="34" calcext:value-type="float">
            <text:p>34.000</text:p>
          </table:table-cell>
          <table:table-cell table:style-name="ce838" table:formula="of:= ([.BY23] - [.N23]) / [.W23]" office:value-type="float" office:value="0" calcext:value-type="float">
            <text:p>0.000</text:p>
          </table:table-cell>
          <table:table-cell table:style-name="ce838" table:formula="of:= ([.BZ23] - [.O23]) / [.X23]" office:value-type="float" office:value="0" calcext:value-type="float">
            <text:p>0.000</text:p>
          </table:table-cell>
          <table:table-cell table:style-name="ce838" table:formula="of:= ([.CA23] - [.P23]) / [.Y23]" office:value-type="float" office:value="0" calcext:value-type="float">
            <text:p>0.000</text:p>
          </table:table-cell>
          <table:table-cell table:style-name="ce843" table:formula="of:= [.N23] + ([.BS23] - [.H23]) - [.W23] * FLOOR(([.BS23] - [.H23]) / [.W23] + 0.5)" office:value-type="float" office:value="2" calcext:value-type="float">
            <text:p>2.000</text:p>
          </table:table-cell>
          <table:table-cell table:style-name="ce846" table:formula="of:= [.O23] + ([.BT23] - [.I23]) - [.X23] * FLOOR(([.BT23] - [.I23]) / [.X23] + 0.5)" office:value-type="float" office:value="-10" calcext:value-type="float">
            <text:p>-10.000</text:p>
          </table:table-cell>
          <table:table-cell table:style-name="ce849" table:formula="of:= [.P23] + ([.BU23] - [.J23]) - [.Y23] * FLOOR(([.BU23] - [.J23]) / [.Y23] + 0.5)" office:value-type="float" office:value="34" calcext:value-type="float">
            <text:p>34.000</text:p>
          </table:table-cell>
          <table:table-cell table:style-name="ce852" table:formula="of:= [.H23] / [.B23] * ([.B23] - [.W23]) / [.W23] - ([.BY23] / [.W23] - [.N23] / [.B23])" office:value-type="float" office:value="0" calcext:value-type="float">
            <text:p>0.000</text:p>
          </table:table-cell>
          <table:table-cell table:style-name="ce852" table:formula="of:= [.I23] / [.C23] * ([.C23] - [.X23]) / [.X23] - ([.BZ23] / [.X23] - [.O23] / [.C23])" office:value-type="float" office:value="0" calcext:value-type="float">
            <text:p>0.000</text:p>
          </table:table-cell>
          <table:table-cell table:style-name="ce852" table:formula="of:= [.J23] / [.D23] * ([.D23] - [.Y23]) / [.Y23] - ([.CA23] / [.Y23] - [.P23] / [.D23])" office:value-type="float" office:value="0" calcext:value-type="float">
            <text:p>0.000</text:p>
          </table:table-cell>
          <table:table-cell table:style-name="ce855" table:formula="of:= [.N23] + ([.BS23] - [.H23]) - [.W23] * FLOOR(([.BS23] - [.H23]) / [.W23] + 0.5) - ([.W23] - [.B23]) * FLOOR(([.H23] - [.N23]) / [.B23] + 0.5)" office:value-type="float" office:value="2" calcext:value-type="float">
            <text:p>2.000</text:p>
          </table:table-cell>
          <table:table-cell table:style-name="ce858" table:formula="of:= [.O23] + ([.BT23] - [.I23]) - [.X23] * FLOOR(([.BT23] - [.I23]) / [.X23] + 0.5) - ([.X23] - [.C23]) * FLOOR(([.I23] - [.O23]) / [.C23] + 0.5)" office:value-type="float" office:value="-10" calcext:value-type="float">
            <text:p>-10.000</text:p>
          </table:table-cell>
          <table:table-cell table:style-name="ce861" table:formula="of:= [.P23] + ([.BU23] - [.J23]) - [.Y23] * FLOOR(([.BU23] - [.J23]) / [.Y23] + 0.5) - ([.Y23] - [.D23]) * FLOOR(([.J23] - [.P23]) / [.D23] + 0.5)" office:value-type="float" office:value="34" calcext:value-type="float">
            <text:p>34.000</text:p>
          </table:table-cell>
          <table:table-cell table:style-name="ce867" table:formula="of:= ([.BY23] - [.N23]) / [.B23]" office:value-type="float" office:value="0" calcext:value-type="float">
            <text:p>0.000</text:p>
          </table:table-cell>
          <table:table-cell table:style-name="ce867" table:formula="of:= ([.BZ23] - [.O23]) / [.C23]" office:value-type="float" office:value="0" calcext:value-type="float">
            <text:p>0.000</text:p>
          </table:table-cell>
          <table:table-cell table:style-name="ce867" table:formula="of:= ([.CA23] - [.P23]) / [.D23]" office:value-type="float" office:value="0" calcext:value-type="float">
            <text:p>0.000</text:p>
          </table:table-cell>
          <table:table-cell table:style-name="ce870" table:formula="of:= [.N23] + ([.BS23] - [.Z23] * [.H23]) - [.W23] * FLOOR([.BS23] / [.W23] - [.H23] / [.B23] + 0.5)" office:value-type="float" office:value="2" calcext:value-type="float">
            <text:p>2.000</text:p>
          </table:table-cell>
          <table:table-cell table:style-name="ce873" table:formula="of:= [.O23] + ([.BT23] - [.AA23] * [.I23]) - [.X23] * FLOOR([.BT23] / [.X23] - [.I23] / [.C23] + 0.5)" office:value-type="float" office:value="-10" calcext:value-type="float">
            <text:p>-10.000</text:p>
          </table:table-cell>
          <table:table-cell table:style-name="ce873" table:formula="of:= [.P23] + ([.BU23] - [.AB23] * [.J23]) - [.Y23] * FLOOR([.BU23] / [.Y23] - [.J23] / [.D23] + 0.5)" office:value-type="float" office:value="34" calcext:value-type="float">
            <text:p>34.000</text:p>
          </table:table-cell>
          <table:table-cell table:style-name="ce48"/>
          <table:table-cell table:style-name="ce144" table:number-columns-repeated="1627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43" table:formula="of:=[.B23]" office:value-type="float" office:value="2" calcext:value-type="float">
            <text:p>2.000</text:p>
          </table:table-cell>
          <table:table-cell table:style-name="ce92" table:formula="of:=[.C23]" office:value-type="float" office:value="4" calcext:value-type="float">
            <text:p>4.000</text:p>
          </table:table-cell>
          <table:table-cell table:style-name="ce92" table:formula="of:=[.D23]" office:value-type="float" office:value="6" calcext:value-type="float">
            <text:p>6.000</text:p>
          </table:table-cell>
          <table:table-cell table:style-name="ce409" office:value-type="float" office:value="1" calcext:value-type="float">
            <text:p>1.000</text:p>
          </table:table-cell>
          <table:table-cell table:style-name="ce92" office:value-type="float" office:value="3" calcext:value-type="float">
            <text:p>3.000</text:p>
          </table:table-cell>
          <table:table-cell table:style-name="ce425" office:value-type="float" office:value="5" calcext:value-type="float">
            <text:p>5.000</text:p>
          </table:table-cell>
          <table:table-cell table:style-name="ce443" table:formula="of:= [.E24] - [.B24] * FLOOR([.E24] / [.B24])" office:value-type="float" office:value="1" calcext:value-type="float">
            <text:p>1.000</text:p>
          </table:table-cell>
          <table:table-cell table:style-name="ce450" table:formula="of:= [.F24] - [.C24] * FLOOR([.F24] / [.C24])" office:value-type="float" office:value="3" calcext:value-type="float">
            <text:p>3.000</text:p>
          </table:table-cell>
          <table:table-cell table:style-name="ce450" table:formula="of:= [.G24] - [.D24] * FLOOR([.G24] / [.D24])" office:value-type="float" office:value="5" calcext:value-type="float">
            <text:p>5.000</text:p>
          </table:table-cell>
          <table:table-cell table:style-name="ce409" office:value-type="float" office:value="2" calcext:value-type="float">
            <text:p>2.000</text:p>
          </table:table-cell>
          <table:table-cell table:style-name="ce92" office:value-type="float" office:value="-4" calcext:value-type="float">
            <text:p>-4.000</text:p>
          </table:table-cell>
          <table:table-cell table:style-name="ce184" office:value-type="float" office:value="6" calcext:value-type="float">
            <text:p>6.000</text:p>
          </table:table-cell>
          <table:table-cell table:style-name="ce412" table:formula="of:= [.H24] + [.K24] * [.B24]" office:value-type="float" office:value="5" calcext:value-type="float">
            <text:p>5.000</text:p>
          </table:table-cell>
          <table:table-cell table:style-name="ce125" table:formula="of:= [.I24] + [.L24] * [.C24]" office:value-type="float" office:value="-13" calcext:value-type="float">
            <text:p>-13.000</text:p>
          </table:table-cell>
          <table:table-cell table:style-name="ce193" table:formula="of:= [.J24] + [.M24] * [.D24]" office:value-type="float" office:value="41" calcext:value-type="float">
            <text:p>41.000</text:p>
          </table:table-cell>
          <table:table-cell table:style-name="ce409" table:formula="of:= [.Q23]" office:value-type="float" office:value="0" calcext:value-type="float">
            <text:p>0.000</text:p>
          </table:table-cell>
          <table:table-cell table:style-name="ce92" table:formula="of:= [.R23]" office:value-type="float" office:value="0" calcext:value-type="float">
            <text:p>0.000</text:p>
          </table:table-cell>
          <table:table-cell table:style-name="ce425" table:formula="of:= [.S23]" office:value-type="float" office:value="0" calcext:value-type="float">
            <text:p>0.000</text:p>
          </table:table-cell>
          <table:table-cell table:style-name="ce470" table:formula="of:= [.Q24] - [.B24] * FLOOR([.Q24] / [.B24] + 0.5)" office:value-type="float" office:value="0" calcext:value-type="float">
            <text:p>0.000</text:p>
          </table:table-cell>
          <table:table-cell table:style-name="ce474" table:formula="of:= [.R24] - [.C24] * FLOOR([.R24] / [.C24] + 0.5)" office:value-type="float" office:value="0" calcext:value-type="float">
            <text:p>0.000</text:p>
          </table:table-cell>
          <table:table-cell table:style-name="ce486" table:formula="of:= [.S24] - [.D24] * FLOOR([.S24] / [.D24] + 0.5)" office:value-type="float" office:value="0" calcext:value-type="float">
            <text:p>0.000</text:p>
          </table:table-cell>
          <table:table-cell table:style-name="ce497" table:formula="of:= [.B24]" office:value-type="float" office:value="2" calcext:value-type="float">
            <text:p>2.000</text:p>
          </table:table-cell>
          <table:table-cell table:style-name="ce501" table:formula="of:= [.C24]" office:value-type="float" office:value="4" calcext:value-type="float">
            <text:p>4.000</text:p>
          </table:table-cell>
          <table:table-cell table:style-name="ce505" table:formula="of:= [.D24]" office:value-type="float" office:value="6" calcext:value-type="float">
            <text:p>6.000</text:p>
          </table:table-cell>
          <table:table-cell table:style-name="ce510" table:formula="of:= [.W24] / [.B24]" office:value-type="float" office:value="1" calcext:value-type="float">
            <text:p>1.000</text:p>
          </table:table-cell>
          <table:table-cell table:style-name="ce514" table:formula="of:= [.X24] / [.C24]" office:value-type="float" office:value="1" calcext:value-type="float">
            <text:p>1.000</text:p>
          </table:table-cell>
          <table:table-cell table:style-name="ce525" table:formula="of:= [.Y24] / [.D24]" office:value-type="float" office:value="1" calcext:value-type="float">
            <text:p>1.000</text:p>
          </table:table-cell>
          <table:table-cell table:style-name="ce541" table:formula="of:= ([.H24] + [.T24]) * [.Z24] - [.W24] * FLOOR(([.H24] + [.T24]) * [.Z24] / [.W24])" office:value-type="float" office:value="1" calcext:value-type="float">
            <text:p>1.000</text:p>
          </table:table-cell>
          <table:table-cell table:style-name="ce548" table:formula="of:= ([.I24] + [.U24]) * [.AA24] - [.X24] * FLOOR(([.I24] + [.U24]) * [.AA24] / [.X24])" office:value-type="float" office:value="3" calcext:value-type="float">
            <text:p>3.000</text:p>
          </table:table-cell>
          <table:table-cell table:style-name="ce551" table:formula="of:= ([.J24] + [.V24]) * [.AB24] - [.Y24] * FLOOR(([.J24] + [.V24]) * [.AB24] / [.Y24])" office:value-type="float" office:value="5" calcext:value-type="float">
            <text:p>5.000</text:p>
          </table:table-cell>
          <table:table-cell table:style-name="ce555" table:formula="of:= [.AC24] - [.H24]" office:value-type="float" office:value="0" calcext:value-type="float">
            <text:p>0.000</text:p>
          </table:table-cell>
          <table:table-cell table:style-name="ce558" table:formula="of:= [.AD24] - [.I24]" office:value-type="float" office:value="0" calcext:value-type="float">
            <text:p>0.000</text:p>
          </table:table-cell>
          <table:table-cell table:style-name="ce562" table:formula="of:= [.AE24] - [.J24]" office:value-type="float" office:value="0" calcext:value-type="float">
            <text:p>0.000</text:p>
          </table:table-cell>
          <table:table-cell table:style-name="ce567" table:formula="of:= ([.N24] + [.T24]) * [.Z24]" office:value-type="float" office:value="5" calcext:value-type="float">
            <text:p>5.000</text:p>
          </table:table-cell>
          <table:table-cell table:style-name="ce576" table:formula="of:= ([.O24] + [.U24]) * [.AA24]" office:value-type="float" office:value="-13" calcext:value-type="float">
            <text:p>-13.000</text:p>
          </table:table-cell>
          <table:table-cell table:style-name="ce585" table:formula="of:= ([.P24] + [.V24]) * [.AB24]" office:value-type="float" office:value="41" calcext:value-type="float">
            <text:p>41.000</text:p>
          </table:table-cell>
          <table:table-cell table:style-name="ce593" table:formula="of:= [.AI24] / [.W24] - [.N24] / [.B24]" office:value-type="float" office:value="0" calcext:value-type="float">
            <text:p>0.000</text:p>
          </table:table-cell>
          <table:table-cell table:style-name="ce600" table:formula="of:= [.AJ24] / [.X24] - [.O24] / [.C24]" office:value-type="float" office:value="0" calcext:value-type="float">
            <text:p>0.000</text:p>
          </table:table-cell>
          <table:table-cell table:style-name="ce600" table:formula="of:= [.AK24] / [.Y24] - [.P24] / [.D24]" office:value-type="float" office:value="0" calcext:value-type="float">
            <text:p>0.000</text:p>
          </table:table-cell>
          <table:table-cell table:style-name="ce612" table:formula="of:= [.Z24] * [.N24] + ([.AC24] - [.Z24] * [.H24]) - [.W24] * FLOOR([.AC24] / [.W24] - [.H24] / [.B24] + 0.5)" office:value-type="float" office:value="5" calcext:value-type="float">
            <text:p>5.000</text:p>
          </table:table-cell>
          <table:table-cell table:style-name="ce619" table:formula="of:= [.AA24] * [.O24] + ([.AD24] - [.AA24] * [.I24]) - [.X24] * FLOOR([.AD24] / [.X24] - [.I24] / [.C24] + 0.5)" office:value-type="float" office:value="-13" calcext:value-type="float">
            <text:p>-13.000</text:p>
          </table:table-cell>
          <table:table-cell table:style-name="ce626" table:formula="of:= [.AB24] * [.P24] + ([.AE24] - [.AB24] * [.J24]) - [.Y24] * FLOOR([.AE24] / [.Y24] - [.J24] / [.D24] + 0.5)" office:value-type="float" office:value="41" calcext:value-type="float">
            <text:p>41.000</text:p>
          </table:table-cell>
          <table:table-cell table:style-name="ce632" table:formula="of:= [.AC24] - [.W24] * FLOOR([.AC24] / [.W24] - [.N24] / [.B24] + 0.5)" office:value-type="float" office:value="5" calcext:value-type="float">
            <text:p>5.000</text:p>
          </table:table-cell>
          <table:table-cell table:style-name="ce637" table:formula="of:= [.AD24] - [.X24] * FLOOR([.AD24] / [.X24] - [.O24] / [.C24] + 0.5)" office:value-type="float" office:value="-13" calcext:value-type="float">
            <text:p>-13.000</text:p>
          </table:table-cell>
          <table:table-cell table:style-name="ce642" table:formula="of:= [.AE24] - [.Y24] * FLOOR([.AE24] / [.Y24] - [.P24] / [.D24] + 0.5)" office:value-type="float" office:value="41" calcext:value-type="float">
            <text:p>41.000</text:p>
          </table:table-cell>
          <table:table-cell table:style-name="ce654" table:formula="of:= ([.AI24] - [.N24]) / [.W24]" office:value-type="float" office:value="0" calcext:value-type="float">
            <text:p>0.000</text:p>
          </table:table-cell>
          <table:table-cell table:style-name="ce667" table:formula="of:= ([.AJ24] - [.O24]) / [.X24]" office:value-type="float" office:value="0" calcext:value-type="float">
            <text:p>0.000</text:p>
          </table:table-cell>
          <table:table-cell table:style-name="ce667" table:formula="of:= ([.AK24] - [.P24]) / [.Y24]" office:value-type="float" office:value="0" calcext:value-type="float">
            <text:p>0.000</text:p>
          </table:table-cell>
          <table:table-cell table:style-name="ce682" table:formula="of:= [.AC24] - [.W24] * FLOOR(([.AC24] - [.N24]) / [.W24] + 0.5)" office:value-type="float" office:value="5" calcext:value-type="float">
            <text:p>5.000</text:p>
          </table:table-cell>
          <table:table-cell table:style-name="ce685" table:formula="of:= [.AD24] - [.X24] * FLOOR(([.AD24] - [.O24]) / [.X24] + 0.5)" office:value-type="float" office:value="-13" calcext:value-type="float">
            <text:p>-13.000</text:p>
          </table:table-cell>
          <table:table-cell table:style-name="ce689" table:formula="of:= [.AE24] - [.Y24] * FLOOR(([.AE24] - [.P24]) / [.Y24] + 0.5)" office:value-type="float" office:value="41" calcext:value-type="float">
            <text:p>41.000</text:p>
          </table:table-cell>
          <table:table-cell table:style-name="ce695" table:formula="of:= ([.AI24] - [.N24]) / [.W24]" office:value-type="float" office:value="0" calcext:value-type="float">
            <text:p>0.000</text:p>
          </table:table-cell>
          <table:table-cell table:style-name="ce695" table:formula="of:= ([.AJ24] - [.O24]) / [.X24]" office:value-type="float" office:value="0" calcext:value-type="float">
            <text:p>0.000</text:p>
          </table:table-cell>
          <table:table-cell table:style-name="ce705" table:formula="of:= ([.AK24] - [.P24]) / [.Y24]" office:value-type="float" office:value="0" calcext:value-type="float">
            <text:p>0.000</text:p>
          </table:table-cell>
          <table:table-cell table:style-name="ce711" table:formula="of:= [.N24] + ([.AC24] - [.H24]) - [.W24] * FLOOR(([.AC24] - [.H24]) / [.W24] + 0.5)" office:value-type="float" office:value="5" calcext:value-type="float">
            <text:p>5.000</text:p>
          </table:table-cell>
          <table:table-cell table:style-name="ce714" table:formula="of:= [.O24] + ([.AD24] - [.I24]) - [.X24] * FLOOR(([.AD24] - [.I24]) / [.X24] + 0.5)" office:value-type="float" office:value="-13" calcext:value-type="float">
            <text:p>-13.000</text:p>
          </table:table-cell>
          <table:table-cell table:style-name="ce717" table:formula="of:= [.P24] + ([.AE24] - [.J24]) - [.Y24] * FLOOR(([.AE24] - [.J24]) / [.Y24] + 0.5)" office:value-type="float" office:value="41" calcext:value-type="float">
            <text:p>41.000</text:p>
          </table:table-cell>
          <table:table-cell table:style-name="ce721" table:formula="of:= [.H24] / [.B24] * ([.B24] - [.W24]) / [.W24] - ([.AI24] / [.W24] - [.N24] / [.B24])" office:value-type="float" office:value="0" calcext:value-type="float">
            <text:p>0.000</text:p>
          </table:table-cell>
          <table:table-cell table:style-name="ce721" table:formula="of:= [.I24] / [.C24] * ([.C24] - [.X24]) / [.X24] - ([.AJ24] / [.X24] - [.O24] / [.C24])" office:value-type="float" office:value="0" calcext:value-type="float">
            <text:p>0.000</text:p>
          </table:table-cell>
          <table:table-cell table:style-name="ce730" table:formula="of:= [.J24] / [.D24] * ([.D24] - [.Y24]) / [.Y24] - ([.AK24] / [.Y24] - [.P24] / [.D24])" office:value-type="float" office:value="0" calcext:value-type="float">
            <text:p>0.000</text:p>
          </table:table-cell>
          <table:table-cell table:style-name="ce735" table:formula="of:= [.N24] + ([.AC24] - [.H24]) - [.W24] * FLOOR(([.AC24] - [.H24]) / [.W24] + 0.5) - ([.W24] - [.B24]) * FLOOR(([.H24] - [.N24]) / [.B24] + 0.5)" office:value-type="float" office:value="5" calcext:value-type="float">
            <text:p>5.000</text:p>
          </table:table-cell>
          <table:table-cell table:style-name="ce738" table:formula="of:= [.O24] + ([.AD24] - [.I24]) - [.X24] * FLOOR(([.AD24] - [.I24]) / [.X24] + 0.5) - ([.X24] - [.C24]) * FLOOR(([.I24] - [.O24]) / [.C24] + 0.5)" office:value-type="float" office:value="-13" calcext:value-type="float">
            <text:p>-13.000</text:p>
          </table:table-cell>
          <table:table-cell table:style-name="ce741" table:formula="of:= [.P24] + ([.AE24] - [.J24]) - [.Y24] * FLOOR(([.AE24] - [.J24]) / [.Y24] + 0.5) - ([.Y24] - [.D24]) * FLOOR(([.J24] - [.P24]) / [.D24] + 0.5)" office:value-type="float" office:value="41" calcext:value-type="float">
            <text:p>41.000</text:p>
          </table:table-cell>
          <table:table-cell table:style-name="ce744" table:formula="of:= ([.AI24] - [.N24]) / [.B24]" office:value-type="float" office:value="0" calcext:value-type="float">
            <text:p>0.000</text:p>
          </table:table-cell>
          <table:table-cell table:style-name="ce749" table:formula="of:= ([.AJ24] - [.O24]) / [.C24]" office:value-type="float" office:value="0" calcext:value-type="float">
            <text:p>0.000</text:p>
          </table:table-cell>
          <table:table-cell table:style-name="ce755" table:formula="of:= ([.AK24] - [.P24]) / [.D24]" office:value-type="float" office:value="0" calcext:value-type="float">
            <text:p>0.000</text:p>
          </table:table-cell>
          <table:table-cell table:style-name="ce760" table:formula="of:= [.N24] + ([.AC24] - [.Z24] * [.H24]) - [.W24] * FLOOR([.AC24] / [.W24] - [.H24] / [.B24] + 0.5)" office:value-type="float" office:value="5" calcext:value-type="float">
            <text:p>5.000</text:p>
          </table:table-cell>
          <table:table-cell table:style-name="ce763" table:formula="of:= [.O24] + ([.AD24] - [.AA24] * [.I24]) - [.X24] * FLOOR([.AD24] / [.X24] - [.I24] / [.C24] + 0.5)" office:value-type="float" office:value="-13" calcext:value-type="float">
            <text:p>-13.000</text:p>
          </table:table-cell>
          <table:table-cell table:style-name="ce768" table:formula="of:= [.P24] + ([.AE24] - [.AB24] * [.J24]) - [.Y24] * FLOOR([.AE24] / [.Y24] - [.J24] / [.D24] + 0.5)" office:value-type="float" office:value="41" calcext:value-type="float">
            <text:p>41.000</text:p>
          </table:table-cell>
          <table:table-cell table:style-name="ce777" table:formula="of:= [.H24] * [.Z24] + [.T24] - [.W24] * FLOOR(([.H24] * [.Z24] + [.T24]) / [.W24])" office:value-type="float" office:value="1" calcext:value-type="float">
            <text:p>1.000</text:p>
          </table:table-cell>
          <table:table-cell table:style-name="ce781" table:formula="of:= [.I24] * [.AA24] + [.U24] - [.X24] * FLOOR(([.I24] * [.AA24] + [.U24]) / [.X24])" office:value-type="float" office:value="3" calcext:value-type="float">
            <text:p>3.000</text:p>
          </table:table-cell>
          <table:table-cell table:style-name="ce785" table:formula="of:= [.J24] * [.AB24] + [.V24] - [.Y24] * FLOOR(([.J24] * [.AB24] + [.V24]) / [.Y24])" office:value-type="float" office:value="5" calcext:value-type="float">
            <text:p>5.000</text:p>
          </table:table-cell>
          <table:table-cell table:style-name="ce789" table:formula="of:= [.BS24] - [.H24]" office:value-type="float" office:value="0" calcext:value-type="float">
            <text:p>0.000</text:p>
          </table:table-cell>
          <table:table-cell table:style-name="ce792" table:formula="of:= [.BT24] - [.I24]" office:value-type="float" office:value="0" calcext:value-type="float">
            <text:p>0.000</text:p>
          </table:table-cell>
          <table:table-cell table:style-name="ce795" table:formula="of:= [.BU24] - [.J24]" office:value-type="float" office:value="0" calcext:value-type="float">
            <text:p>0.000</text:p>
          </table:table-cell>
          <table:table-cell table:style-name="ce567" table:formula="of:= [.N24] * [.Z24] + [.T24]" office:value-type="float" office:value="5" calcext:value-type="float">
            <text:p>5.000</text:p>
          </table:table-cell>
          <table:table-cell table:style-name="ce576" table:formula="of:= [.O24] * [.AA24] + [.U24]" office:value-type="float" office:value="-13" calcext:value-type="float">
            <text:p>-13.000</text:p>
          </table:table-cell>
          <table:table-cell table:style-name="ce585" table:formula="of:= [.P24] * [.AB24] + [.V24]" office:value-type="float" office:value="41" calcext:value-type="float">
            <text:p>41.000</text:p>
          </table:table-cell>
          <table:table-cell table:style-name="ce799" table:formula="of:= [.BY24] / [.W24] - [.N24] / [.B24]" office:value-type="float" office:value="0" calcext:value-type="float">
            <text:p>0.000</text:p>
          </table:table-cell>
          <table:table-cell table:style-name="ce799" table:formula="of:= [.BZ24] / [.X24] - [.O24] / [.C24]" office:value-type="float" office:value="0" calcext:value-type="float">
            <text:p>0.000</text:p>
          </table:table-cell>
          <table:table-cell table:style-name="ce802" table:formula="of:= [.CA24] / [.Y24] - [.P24] / [.D24]" office:value-type="float" office:value="0" calcext:value-type="float">
            <text:p>0.000</text:p>
          </table:table-cell>
          <table:table-cell table:style-name="ce805" table:formula="of:= [.Z24] * [.N24] + ([.BS24] - [.Z24] * [.H24]) - [.W24] * FLOOR([.BS24] / [.W24] - [.H24] / [.B24] + 0.5)" office:value-type="float" office:value="5" calcext:value-type="float">
            <text:p>5.000</text:p>
          </table:table-cell>
          <table:table-cell table:style-name="ce808" table:formula="of:= [.AA24] * [.O24] + ([.BT24] - [.AA24] * [.I24]) - [.X24] * FLOOR([.BT24] / [.X24] - [.I24] / [.C24] + 0.5)" office:value-type="float" office:value="-13" calcext:value-type="float">
            <text:p>-13.000</text:p>
          </table:table-cell>
          <table:table-cell table:style-name="ce811" table:formula="of:= [.AB24] * [.P24] + ([.BU24] - [.AB24] * [.J24]) - [.Y24] * FLOOR([.BU24] / [.Y24] - [.J24] / [.D24] + 0.5)" office:value-type="float" office:value="41" calcext:value-type="float">
            <text:p>41.000</text:p>
          </table:table-cell>
          <table:table-cell table:style-name="ce814" table:formula="of:= [.BS24] - [.W24] * FLOOR([.BS24] / [.W24] - [.N24] / [.B24] + 0.5)" office:value-type="float" office:value="5" calcext:value-type="float">
            <text:p>5.000</text:p>
          </table:table-cell>
          <table:table-cell table:style-name="ce817" table:formula="of:= [.BT24] - [.X24] * FLOOR([.BT24] / [.X24] - [.O24] / [.C24] + 0.5)" office:value-type="float" office:value="-13" calcext:value-type="float">
            <text:p>-13.000</text:p>
          </table:table-cell>
          <table:table-cell table:style-name="ce820" table:formula="of:= [.BU24] - [.Y24] * FLOOR([.BU24] / [.Y24] - [.P24] / [.D24] + 0.5)" office:value-type="float" office:value="41" calcext:value-type="float">
            <text:p>41.000</text:p>
          </table:table-cell>
          <table:table-cell table:style-name="ce824" table:formula="of:= ([.BY24] - [.N24]) / [.W24]" office:value-type="float" office:value="0" calcext:value-type="float">
            <text:p>0.000</text:p>
          </table:table-cell>
          <table:table-cell table:style-name="ce824" table:formula="of:= ([.BZ24] - [.O24]) / [.X24]" office:value-type="float" office:value="0" calcext:value-type="float">
            <text:p>0.000</text:p>
          </table:table-cell>
          <table:table-cell table:style-name="ce827" table:formula="of:= ([.CA24] - [.P24]) / [.Y24]" office:value-type="float" office:value="0" calcext:value-type="float">
            <text:p>0.000</text:p>
          </table:table-cell>
          <table:table-cell table:style-name="ce830" table:formula="of:= [.BS24] - [.W24] * FLOOR(([.BS24] - [.N24]) / [.W24] + 0.5)" office:value-type="float" office:value="5" calcext:value-type="float">
            <text:p>5.000</text:p>
          </table:table-cell>
          <table:table-cell table:style-name="ce830" table:formula="of:= [.BT24] - [.X24] * FLOOR(([.BT24] - [.O24]) / [.X24] + 0.5)" office:value-type="float" office:value="-13" calcext:value-type="float">
            <text:p>-13.000</text:p>
          </table:table-cell>
          <table:table-cell table:style-name="ce833" table:formula="of:= [.BU24] - [.Y24] * FLOOR(([.BU24] - [.P24]) / [.Y24] + 0.5)" office:value-type="float" office:value="41" calcext:value-type="float">
            <text:p>41.000</text:p>
          </table:table-cell>
          <table:table-cell table:style-name="ce836" table:formula="of:= ([.BY24] - [.N24]) / [.W24]" office:value-type="float" office:value="0" calcext:value-type="float">
            <text:p>0.000</text:p>
          </table:table-cell>
          <table:table-cell table:style-name="ce836" table:formula="of:= ([.BZ24] - [.O24]) / [.X24]" office:value-type="float" office:value="0" calcext:value-type="float">
            <text:p>0.000</text:p>
          </table:table-cell>
          <table:table-cell table:style-name="ce836" table:formula="of:= ([.CA24] - [.P24]) / [.Y24]" office:value-type="float" office:value="0" calcext:value-type="float">
            <text:p>0.000</text:p>
          </table:table-cell>
          <table:table-cell table:style-name="ce841" table:formula="of:= [.N24] + ([.BS24] - [.H24]) - [.W24] * FLOOR(([.BS24] - [.H24]) / [.W24] + 0.5)" office:value-type="float" office:value="5" calcext:value-type="float">
            <text:p>5.000</text:p>
          </table:table-cell>
          <table:table-cell table:style-name="ce844" table:formula="of:= [.O24] + ([.BT24] - [.I24]) - [.X24] * FLOOR(([.BT24] - [.I24]) / [.X24] + 0.5)" office:value-type="float" office:value="-13" calcext:value-type="float">
            <text:p>-13.000</text:p>
          </table:table-cell>
          <table:table-cell table:style-name="ce847" table:formula="of:= [.P24] + ([.BU24] - [.J24]) - [.Y24] * FLOOR(([.BU24] - [.J24]) / [.Y24] + 0.5)" office:value-type="float" office:value="41" calcext:value-type="float">
            <text:p>41.000</text:p>
          </table:table-cell>
          <table:table-cell table:style-name="ce850" table:formula="of:= [.H24] / [.B24] * ([.B24] - [.W24]) / [.W24] - ([.BY24] / [.W24] - [.N24] / [.B24])" office:value-type="float" office:value="0" calcext:value-type="float">
            <text:p>0.000</text:p>
          </table:table-cell>
          <table:table-cell table:style-name="ce850" table:formula="of:= [.I24] / [.C24] * ([.C24] - [.X24]) / [.X24] - ([.BZ24] / [.X24] - [.O24] / [.C24])" office:value-type="float" office:value="0" calcext:value-type="float">
            <text:p>0.000</text:p>
          </table:table-cell>
          <table:table-cell table:style-name="ce850" table:formula="of:= [.J24] / [.D24] * ([.D24] - [.Y24]) / [.Y24] - ([.CA24] / [.Y24] - [.P24] / [.D24])" office:value-type="float" office:value="0" calcext:value-type="float">
            <text:p>0.000</text:p>
          </table:table-cell>
          <table:table-cell table:style-name="ce853" table:formula="of:= [.N24] + ([.BS24] - [.H24]) - [.W24] * FLOOR(([.BS24] - [.H24]) / [.W24] + 0.5) - ([.W24] - [.B24]) * FLOOR(([.H24] - [.N24]) / [.B24] + 0.5)" office:value-type="float" office:value="5" calcext:value-type="float">
            <text:p>5.000</text:p>
          </table:table-cell>
          <table:table-cell table:style-name="ce856" table:formula="of:= [.O24] + ([.BT24] - [.I24]) - [.X24] * FLOOR(([.BT24] - [.I24]) / [.X24] + 0.5) - ([.X24] - [.C24]) * FLOOR(([.I24] - [.O24]) / [.C24] + 0.5)" office:value-type="float" office:value="-13" calcext:value-type="float">
            <text:p>-13.000</text:p>
          </table:table-cell>
          <table:table-cell table:style-name="ce859" table:formula="of:= [.P24] + ([.BU24] - [.J24]) - [.Y24] * FLOOR(([.BU24] - [.J24]) / [.Y24] + 0.5) - ([.Y24] - [.D24]) * FLOOR(([.J24] - [.P24]) / [.D24] + 0.5)" office:value-type="float" office:value="41" calcext:value-type="float">
            <text:p>41.000</text:p>
          </table:table-cell>
          <table:table-cell table:style-name="ce865" table:formula="of:= ([.BY24] - [.N24]) / [.B24]" office:value-type="float" office:value="0" calcext:value-type="float">
            <text:p>0.000</text:p>
          </table:table-cell>
          <table:table-cell table:style-name="ce865" table:formula="of:= ([.BZ24] - [.O24]) / [.C24]" office:value-type="float" office:value="0" calcext:value-type="float">
            <text:p>0.000</text:p>
          </table:table-cell>
          <table:table-cell table:style-name="ce865" table:formula="of:= ([.CA24] - [.P24]) / [.D24]" office:value-type="float" office:value="0" calcext:value-type="float">
            <text:p>0.000</text:p>
          </table:table-cell>
          <table:table-cell table:style-name="ce868" table:formula="of:= [.N24] + ([.BS24] - [.Z24] * [.H24]) - [.W24] * FLOOR([.BS24] / [.W24] - [.H24] / [.B24] + 0.5)" office:value-type="float" office:value="5" calcext:value-type="float">
            <text:p>5.000</text:p>
          </table:table-cell>
          <table:table-cell table:style-name="ce871" table:formula="of:= [.O24] + ([.BT24] - [.AA24] * [.I24]) - [.X24] * FLOOR([.BT24] / [.X24] - [.I24] / [.C24] + 0.5)" office:value-type="float" office:value="-13" calcext:value-type="float">
            <text:p>-13.000</text:p>
          </table:table-cell>
          <table:table-cell table:style-name="ce871" table:formula="of:= [.P24] + ([.BU24] - [.AB24] * [.J24]) - [.Y24] * FLOOR([.BU24] / [.Y24] - [.J24] / [.D24] + 0.5)" office:value-type="float" office:value="41" calcext:value-type="float">
            <text:p>41.000</text:p>
          </table:table-cell>
          <table:table-cell table:style-name="ce46"/>
          <table:table-cell table:style-name="ce125" table:number-columns-repeated="16271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45"/>
          <table:table-cell table:style-name="ce115" table:number-columns-repeated="2"/>
          <table:table-cell table:style-name="ce411"/>
          <table:table-cell table:style-name="ce115"/>
          <table:table-cell table:style-name="ce427"/>
          <table:table-cell table:style-name="ce445" table:formula="of:= [.E25] - [.B25] * FLOOR([.E25] / [.B25])" office:value-type="string" office:string-value="" calcext:value-type="error">
            <text:p>#DIV/0!</text:p>
          </table:table-cell>
          <table:table-cell table:style-name="ce452" table:formula="of:= [.F25] - [.C25] * FLOOR([.F25] / [.C25])" office:value-type="string" office:string-value="" calcext:value-type="error">
            <text:p>#DIV/0!</text:p>
          </table:table-cell>
          <table:table-cell table:style-name="ce452" table:formula="of:= [.G25] - [.D25] * FLOOR([.G25] / [.D25])" office:value-type="string" office:string-value="" calcext:value-type="error">
            <text:p>#DIV/0!</text:p>
          </table:table-cell>
          <table:table-cell table:style-name="ce411"/>
          <table:table-cell table:style-name="ce115"/>
          <table:table-cell table:style-name="ce466"/>
          <table:table-cell table:style-name="ce414" table:formula="of:= [.H25] + [.K25] * [.B25]" office:value-type="string" office:string-value="" calcext:value-type="error">
            <text:p>#DIV/0!</text:p>
          </table:table-cell>
          <table:table-cell table:style-name="ce144" table:formula="of:= [.I25] + [.L25] * [.C25]" office:value-type="string" office:string-value="" calcext:value-type="error">
            <text:p>#DIV/0!</text:p>
          </table:table-cell>
          <table:table-cell table:style-name="ce235" table:formula="of:= [.J25] + [.M25] * [.D25]" office:value-type="string" office:string-value="" calcext:value-type="error">
            <text:p>#DIV/0!</text:p>
          </table:table-cell>
          <table:table-cell table:style-name="ce411"/>
          <table:table-cell table:style-name="ce115"/>
          <table:table-cell table:style-name="ce427"/>
          <table:table-cell table:style-name="ce473" table:formula="of:= [.Q25] - [.B25] * FLOOR([.Q25] / [.B25] + 0.5)" office:value-type="string" office:string-value="" calcext:value-type="error">
            <text:p>#DIV/0!</text:p>
          </table:table-cell>
          <table:table-cell table:style-name="ce476" table:formula="of:= [.R25] - [.C25] * FLOOR([.R25] / [.C25] + 0.5)" office:value-type="string" office:string-value="" calcext:value-type="error">
            <text:p>#DIV/0!</text:p>
          </table:table-cell>
          <table:table-cell table:style-name="ce488" table:formula="of:= [.S25] - [.D25] * FLOOR([.S25] / [.D25] + 0.5)" office:value-type="string" office:string-value="" calcext:value-type="error">
            <text:p>#DIV/0!</text:p>
          </table:table-cell>
          <table:table-cell table:style-name="ce499" table:formula="of:= [.B25]" office:value-type="float" office:value="0" calcext:value-type="float">
            <text:p>0.000</text:p>
          </table:table-cell>
          <table:table-cell table:style-name="ce503" table:formula="of:= [.C25]" office:value-type="float" office:value="0" calcext:value-type="float">
            <text:p>0.000</text:p>
          </table:table-cell>
          <table:table-cell table:style-name="ce507" table:formula="of:= [.D25]" office:value-type="float" office:value="0" calcext:value-type="float">
            <text:p>0.000</text:p>
          </table:table-cell>
          <table:table-cell table:style-name="ce512" table:formula="of:= [.W25] / [.B25]" office:value-type="string" office:string-value="" calcext:value-type="error">
            <text:p>#DIV/0!</text:p>
          </table:table-cell>
          <table:table-cell table:style-name="ce516" table:formula="of:= [.X25] / [.C25]" office:value-type="string" office:string-value="" calcext:value-type="error">
            <text:p>#DIV/0!</text:p>
          </table:table-cell>
          <table:table-cell table:style-name="ce527" table:formula="of:= [.Y25] / [.D25]" office:value-type="string" office:string-value="" calcext:value-type="error">
            <text:p>#DIV/0!</text:p>
          </table:table-cell>
          <table:table-cell table:style-name="ce543" table:formula="of:= ([.H25] + [.T25]) * [.Z25] - [.W25] * FLOOR(([.H25] + [.T25]) * [.Z25] / [.W25])" office:value-type="string" office:string-value="" calcext:value-type="error">
            <text:p>#DIV/0!</text:p>
          </table:table-cell>
          <table:table-cell table:style-name="ce550" table:formula="of:= ([.I25] + [.U25]) * [.AA25] - [.X25] * FLOOR(([.I25] + [.U25]) * [.AA25] / [.X25])" office:value-type="string" office:string-value="" calcext:value-type="error">
            <text:p>#DIV/0!</text:p>
          </table:table-cell>
          <table:table-cell table:style-name="ce553" table:formula="of:= ([.J25] + [.V25]) * [.AB25] - [.Y25] * FLOOR(([.J25] + [.V25]) * [.AB25] / [.Y25])" office:value-type="string" office:string-value="" calcext:value-type="error">
            <text:p>#DIV/0!</text:p>
          </table:table-cell>
          <table:table-cell table:style-name="ce557" table:formula="of:= [.AC25] - [.H25]" office:value-type="string" office:string-value="" calcext:value-type="error">
            <text:p>#DIV/0!</text:p>
          </table:table-cell>
          <table:table-cell table:style-name="ce560" table:formula="of:= [.AD25] - [.I25]" office:value-type="string" office:string-value="" calcext:value-type="error">
            <text:p>#DIV/0!</text:p>
          </table:table-cell>
          <table:table-cell table:style-name="ce564" table:formula="of:= [.AE25] - [.J25]" office:value-type="string" office:string-value="" calcext:value-type="error">
            <text:p>#DIV/0!</text:p>
          </table:table-cell>
          <table:table-cell table:style-name="ce569" table:formula="of:= ([.N25] + [.T25]) * [.Z25]" office:value-type="string" office:string-value="" calcext:value-type="error">
            <text:p>#DIV/0!</text:p>
          </table:table-cell>
          <table:table-cell table:style-name="ce578" table:formula="of:= ([.O25] + [.U25]) * [.AA25]" office:value-type="string" office:string-value="" calcext:value-type="error">
            <text:p>#DIV/0!</text:p>
          </table:table-cell>
          <table:table-cell table:style-name="ce587" table:formula="of:= ([.P25] + [.V25]) * [.AB25]" office:value-type="string" office:string-value="" calcext:value-type="error">
            <text:p>#DIV/0!</text:p>
          </table:table-cell>
          <table:table-cell table:style-name="ce595" table:formula="of:= [.AI25] / [.W25] - [.N25] / [.B25]" office:value-type="string" office:string-value="" calcext:value-type="error">
            <text:p>#DIV/0!</text:p>
          </table:table-cell>
          <table:table-cell table:style-name="ce602" table:formula="of:= [.AJ25] / [.X25] - [.O25] / [.C25]" office:value-type="string" office:string-value="" calcext:value-type="error">
            <text:p>#DIV/0!</text:p>
          </table:table-cell>
          <table:table-cell table:style-name="ce602" table:formula="of:= [.AK25] / [.Y25] - [.P25] / [.D25]" office:value-type="string" office:string-value="" calcext:value-type="error">
            <text:p>#DIV/0!</text:p>
          </table:table-cell>
          <table:table-cell table:style-name="ce614" table:formula="of:= [.Z25] * [.N25] + ([.AC25] - [.Z25] * [.H25]) - [.W25] * FLOOR([.AC25] / [.W25] - [.H25] / [.B25] + 0.5)" office:value-type="string" office:string-value="" calcext:value-type="error">
            <text:p>#DIV/0!</text:p>
          </table:table-cell>
          <table:table-cell table:style-name="ce621" table:formula="of:= [.AA25] * [.O25] + ([.AD25] - [.AA25] * [.I25]) - [.X25] * FLOOR([.AD25] / [.X25] - [.I25] / [.C25] + 0.5)" office:value-type="string" office:string-value="" calcext:value-type="error">
            <text:p>#DIV/0!</text:p>
          </table:table-cell>
          <table:table-cell table:style-name="ce628" table:formula="of:= [.AB25] * [.P25] + ([.AE25] - [.AB25] * [.J25]) - [.Y25] * FLOOR([.AE25] / [.Y25] - [.J25] / [.D25] + 0.5)" office:value-type="string" office:string-value="" calcext:value-type="error">
            <text:p>#DIV/0!</text:p>
          </table:table-cell>
          <table:table-cell table:style-name="ce634" table:formula="of:= [.AC25] - [.W25] * FLOOR([.AC25] / [.W25] - [.N25] / [.B25] + 0.5)" office:value-type="string" office:string-value="" calcext:value-type="error">
            <text:p>#DIV/0!</text:p>
          </table:table-cell>
          <table:table-cell table:style-name="ce639" table:formula="of:= [.AD25] - [.X25] * FLOOR([.AD25] / [.X25] - [.O25] / [.C25] + 0.5)" office:value-type="string" office:string-value="" calcext:value-type="error">
            <text:p>#DIV/0!</text:p>
          </table:table-cell>
          <table:table-cell table:style-name="ce644" table:formula="of:= [.AE25] - [.Y25] * FLOOR([.AE25] / [.Y25] - [.P25] / [.D25] + 0.5)" office:value-type="string" office:string-value="" calcext:value-type="error">
            <text:p>#DIV/0!</text:p>
          </table:table-cell>
          <table:table-cell table:style-name="ce656" table:formula="of:= ([.AI25] - [.N25]) / [.W25]" office:value-type="string" office:string-value="" calcext:value-type="error">
            <text:p>#DIV/0!</text:p>
          </table:table-cell>
          <table:table-cell table:style-name="ce669" table:formula="of:= ([.AJ25] - [.O25]) / [.X25]" office:value-type="string" office:string-value="" calcext:value-type="error">
            <text:p>#DIV/0!</text:p>
          </table:table-cell>
          <table:table-cell table:style-name="ce669" table:formula="of:= ([.AK25] - [.P25]) / [.Y25]" office:value-type="string" office:string-value="" calcext:value-type="error">
            <text:p>#DIV/0!</text:p>
          </table:table-cell>
          <table:table-cell table:style-name="ce684" table:formula="of:= [.AC25] - [.W25] * FLOOR(([.AC25] - [.N25]) / [.W25] + 0.5)" office:value-type="string" office:string-value="" calcext:value-type="error">
            <text:p>#DIV/0!</text:p>
          </table:table-cell>
          <table:table-cell table:style-name="ce687" table:formula="of:= [.AD25] - [.X25] * FLOOR(([.AD25] - [.O25]) / [.X25] + 0.5)" office:value-type="string" office:string-value="" calcext:value-type="error">
            <text:p>#DIV/0!</text:p>
          </table:table-cell>
          <table:table-cell table:style-name="ce691" table:formula="of:= [.AE25] - [.Y25] * FLOOR(([.AE25] - [.P25]) / [.Y25] + 0.5)" office:value-type="string" office:string-value="" calcext:value-type="error">
            <text:p>#DIV/0!</text:p>
          </table:table-cell>
          <table:table-cell table:style-name="ce697" table:formula="of:= ([.AI25] - [.N25]) / [.W25]" office:value-type="string" office:string-value="" calcext:value-type="error">
            <text:p>#DIV/0!</text:p>
          </table:table-cell>
          <table:table-cell table:style-name="ce697" table:formula="of:= ([.AJ25] - [.O25]) / [.X25]" office:value-type="string" office:string-value="" calcext:value-type="error">
            <text:p>#DIV/0!</text:p>
          </table:table-cell>
          <table:table-cell table:style-name="ce707" table:formula="of:= ([.AK25] - [.P25]) / [.Y25]" office:value-type="string" office:string-value="" calcext:value-type="error">
            <text:p>#DIV/0!</text:p>
          </table:table-cell>
          <table:table-cell table:style-name="ce713" table:formula="of:= [.N25] + ([.AC25] - [.H25]) - [.W25] * FLOOR(([.AC25] - [.H25]) / [.W25] + 0.5)" office:value-type="string" office:string-value="" calcext:value-type="error">
            <text:p>#DIV/0!</text:p>
          </table:table-cell>
          <table:table-cell table:style-name="ce716" table:formula="of:= [.O25] + ([.AD25] - [.I25]) - [.X25] * FLOOR(([.AD25] - [.I25]) / [.X25] + 0.5)" office:value-type="string" office:string-value="" calcext:value-type="error">
            <text:p>#DIV/0!</text:p>
          </table:table-cell>
          <table:table-cell table:style-name="ce719" table:formula="of:= [.P25] + ([.AE25] - [.J25]) - [.Y25] * FLOOR(([.AE25] - [.J25]) / [.Y25] + 0.5)" office:value-type="string" office:string-value="" calcext:value-type="error">
            <text:p>#DIV/0!</text:p>
          </table:table-cell>
          <table:table-cell table:style-name="ce723" table:formula="of:= [.H25] / [.B25] * ([.B25] - [.W25]) / [.W25] - ([.AI25] / [.W25] - [.N25] / [.B25])" office:value-type="string" office:string-value="" calcext:value-type="error">
            <text:p>#DIV/0!</text:p>
          </table:table-cell>
          <table:table-cell table:style-name="ce723" table:formula="of:= [.I25] / [.C25] * ([.C25] - [.X25]) / [.X25] - ([.AJ25] / [.X25] - [.O25] / [.C25])" office:value-type="string" office:string-value="" calcext:value-type="error">
            <text:p>#DIV/0!</text:p>
          </table:table-cell>
          <table:table-cell table:style-name="ce732" table:formula="of:= [.J25] / [.D25] * ([.D25] - [.Y25]) / [.Y25] - ([.AK25] / [.Y25] - [.P25] / [.D25])" office:value-type="string" office:string-value="" calcext:value-type="error">
            <text:p>#DIV/0!</text:p>
          </table:table-cell>
          <table:table-cell table:style-name="ce737" table:formula="of:= [.N25] + ([.AC25] - [.H25]) - [.W25] * FLOOR(([.AC25] - [.H25]) / [.W25] + 0.5) - ([.W25] - [.B25]) * FLOOR(([.H25] - [.N25]) / [.B25] + 0.5)" office:value-type="string" office:string-value="" calcext:value-type="error">
            <text:p>#DIV/0!</text:p>
          </table:table-cell>
          <table:table-cell table:style-name="ce740" table:formula="of:= [.O25] + ([.AD25] - [.I25]) - [.X25] * FLOOR(([.AD25] - [.I25]) / [.X25] + 0.5) - ([.X25] - [.C25]) * FLOOR(([.I25] - [.O25]) / [.C25] + 0.5)" office:value-type="string" office:string-value="" calcext:value-type="error">
            <text:p>#DIV/0!</text:p>
          </table:table-cell>
          <table:table-cell table:style-name="ce743" table:formula="of:= [.P25] + ([.AE25] - [.J25]) - [.Y25] * FLOOR(([.AE25] - [.J25]) / [.Y25] + 0.5) - ([.Y25] - [.D25]) * FLOOR(([.J25] - [.P25]) / [.D25] + 0.5)" office:value-type="string" office:string-value="" calcext:value-type="error">
            <text:p>#DIV/0!</text:p>
          </table:table-cell>
          <table:table-cell table:style-name="ce746" table:formula="of:= ([.AI25] - [.N25]) / [.B25]" office:value-type="string" office:string-value="" calcext:value-type="error">
            <text:p>#DIV/0!</text:p>
          </table:table-cell>
          <table:table-cell table:style-name="ce751" table:formula="of:= ([.AJ25] - [.O25]) / [.C25]" office:value-type="string" office:string-value="" calcext:value-type="error">
            <text:p>#DIV/0!</text:p>
          </table:table-cell>
          <table:table-cell table:style-name="ce757" table:formula="of:= ([.AK25] - [.P25]) / [.D25]" office:value-type="string" office:string-value="" calcext:value-type="error">
            <text:p>#DIV/0!</text:p>
          </table:table-cell>
          <table:table-cell table:style-name="ce762" table:formula="of:= [.N25] + ([.AC25] - [.Z25] * [.H25]) - [.W25] * FLOOR([.AC25] / [.W25] - [.H25] / [.B25] + 0.5)" office:value-type="string" office:string-value="" calcext:value-type="error">
            <text:p>#DIV/0!</text:p>
          </table:table-cell>
          <table:table-cell table:style-name="ce765" table:formula="of:= [.O25] + ([.AD25] - [.AA25] * [.I25]) - [.X25] * FLOOR([.AD25] / [.X25] - [.I25] / [.C25] + 0.5)" office:value-type="string" office:string-value="" calcext:value-type="error">
            <text:p>#DIV/0!</text:p>
          </table:table-cell>
          <table:table-cell table:style-name="ce770" table:formula="of:= [.P25] + ([.AE25] - [.AB25] * [.J25]) - [.Y25] * FLOOR([.AE25] / [.Y25] - [.J25] / [.D25] + 0.5)" office:value-type="string" office:string-value="" calcext:value-type="error">
            <text:p>#DIV/0!</text:p>
          </table:table-cell>
          <table:table-cell table:style-name="ce779" table:formula="of:= [.H25] * [.Z25] + [.T25] - [.W25] * FLOOR(([.H25] * [.Z25] + [.T25]) / [.W25])" office:value-type="string" office:string-value="" calcext:value-type="error">
            <text:p>#DIV/0!</text:p>
          </table:table-cell>
          <table:table-cell table:style-name="ce783" table:formula="of:= [.I25] * [.AA25] + [.U25] - [.X25] * FLOOR(([.I25] * [.AA25] + [.U25]) / [.X25])" office:value-type="string" office:string-value="" calcext:value-type="error">
            <text:p>#DIV/0!</text:p>
          </table:table-cell>
          <table:table-cell table:style-name="ce787" table:formula="of:= [.J25] * [.AB25] + [.V25] - [.Y25] * FLOOR(([.J25] * [.AB25] + [.V25]) / [.Y25])" office:value-type="string" office:string-value="" calcext:value-type="error">
            <text:p>#DIV/0!</text:p>
          </table:table-cell>
          <table:table-cell table:style-name="ce791" table:formula="of:= [.BS25] - [.H25]" office:value-type="string" office:string-value="" calcext:value-type="error">
            <text:p>#DIV/0!</text:p>
          </table:table-cell>
          <table:table-cell table:style-name="ce794" table:formula="of:= [.BT25] - [.I25]" office:value-type="string" office:string-value="" calcext:value-type="error">
            <text:p>#DIV/0!</text:p>
          </table:table-cell>
          <table:table-cell table:style-name="ce797" table:formula="of:= [.BU25] - [.J25]" office:value-type="string" office:string-value="" calcext:value-type="error">
            <text:p>#DIV/0!</text:p>
          </table:table-cell>
          <table:table-cell table:style-name="ce569" table:formula="of:= [.N25] * [.Z25] + [.T25]" office:value-type="string" office:string-value="" calcext:value-type="error">
            <text:p>#DIV/0!</text:p>
          </table:table-cell>
          <table:table-cell table:style-name="ce578" table:formula="of:= [.O25] * [.AA25] + [.U25]" office:value-type="string" office:string-value="" calcext:value-type="error">
            <text:p>#DIV/0!</text:p>
          </table:table-cell>
          <table:table-cell table:style-name="ce587" table:formula="of:= [.P25] * [.AB25] + [.V25]" office:value-type="string" office:string-value="" calcext:value-type="error">
            <text:p>#DIV/0!</text:p>
          </table:table-cell>
          <table:table-cell table:style-name="ce801" table:formula="of:= [.BY25] / [.W25] - [.N25] / [.B25]" office:value-type="string" office:string-value="" calcext:value-type="error">
            <text:p>#DIV/0!</text:p>
          </table:table-cell>
          <table:table-cell table:style-name="ce801" table:formula="of:= [.BZ25] / [.X25] - [.O25] / [.C25]" office:value-type="string" office:string-value="" calcext:value-type="error">
            <text:p>#DIV/0!</text:p>
          </table:table-cell>
          <table:table-cell table:style-name="ce804" table:formula="of:= [.CA25] / [.Y25] - [.P25] / [.D25]" office:value-type="string" office:string-value="" calcext:value-type="error">
            <text:p>#DIV/0!</text:p>
          </table:table-cell>
          <table:table-cell table:style-name="ce807" table:formula="of:= [.Z25] * [.N25] + ([.BS25] - [.Z25] * [.H25]) - [.W25] * FLOOR([.BS25] / [.W25] - [.H25] / [.B25] + 0.5)" office:value-type="string" office:string-value="" calcext:value-type="error">
            <text:p>#DIV/0!</text:p>
          </table:table-cell>
          <table:table-cell table:style-name="ce810" table:formula="of:= [.AA25] * [.O25] + ([.BT25] - [.AA25] * [.I25]) - [.X25] * FLOOR([.BT25] / [.X25] - [.I25] / [.C25] + 0.5)" office:value-type="string" office:string-value="" calcext:value-type="error">
            <text:p>#DIV/0!</text:p>
          </table:table-cell>
          <table:table-cell table:style-name="ce813" table:formula="of:= [.AB25] * [.P25] + ([.BU25] - [.AB25] * [.J25]) - [.Y25] * FLOOR([.BU25] / [.Y25] - [.J25] / [.D25] + 0.5)" office:value-type="string" office:string-value="" calcext:value-type="error">
            <text:p>#DIV/0!</text:p>
          </table:table-cell>
          <table:table-cell table:style-name="ce816" table:formula="of:= [.BS25] - [.W25] * FLOOR([.BS25] / [.W25] - [.N25] / [.B25] + 0.5)" office:value-type="string" office:string-value="" calcext:value-type="error">
            <text:p>#DIV/0!</text:p>
          </table:table-cell>
          <table:table-cell table:style-name="ce819" table:formula="of:= [.BT25] - [.X25] * FLOOR([.BT25] / [.X25] - [.O25] / [.C25] + 0.5)" office:value-type="string" office:string-value="" calcext:value-type="error">
            <text:p>#DIV/0!</text:p>
          </table:table-cell>
          <table:table-cell table:style-name="ce822" table:formula="of:= [.BU25] - [.Y25] * FLOOR([.BU25] / [.Y25] - [.P25] / [.D25] + 0.5)" office:value-type="string" office:string-value="" calcext:value-type="error">
            <text:p>#DIV/0!</text:p>
          </table:table-cell>
          <table:table-cell table:style-name="ce826" table:formula="of:= ([.BY25] - [.N25]) / [.W25]" office:value-type="string" office:string-value="" calcext:value-type="error">
            <text:p>#DIV/0!</text:p>
          </table:table-cell>
          <table:table-cell table:style-name="ce826" table:formula="of:= ([.BZ25] - [.O25]) / [.X25]" office:value-type="string" office:string-value="" calcext:value-type="error">
            <text:p>#DIV/0!</text:p>
          </table:table-cell>
          <table:table-cell table:style-name="ce829" table:formula="of:= ([.CA25] - [.P25]) / [.Y25]" office:value-type="string" office:string-value="" calcext:value-type="error">
            <text:p>#DIV/0!</text:p>
          </table:table-cell>
          <table:table-cell table:style-name="ce832" table:formula="of:= [.BS25] - [.W25] * FLOOR(([.BS25] - [.N25]) / [.W25] + 0.5)" office:value-type="string" office:string-value="" calcext:value-type="error">
            <text:p>#DIV/0!</text:p>
          </table:table-cell>
          <table:table-cell table:style-name="ce832" table:formula="of:= [.BT25] - [.X25] * FLOOR(([.BT25] - [.O25]) / [.X25] + 0.5)" office:value-type="string" office:string-value="" calcext:value-type="error">
            <text:p>#DIV/0!</text:p>
          </table:table-cell>
          <table:table-cell table:style-name="ce835" table:formula="of:= [.BU25] - [.Y25] * FLOOR(([.BU25] - [.P25]) / [.Y25] + 0.5)" office:value-type="string" office:string-value="" calcext:value-type="error">
            <text:p>#DIV/0!</text:p>
          </table:table-cell>
          <table:table-cell table:style-name="ce838" table:formula="of:= ([.BY25] - [.N25]) / [.W25]" office:value-type="string" office:string-value="" calcext:value-type="error">
            <text:p>#DIV/0!</text:p>
          </table:table-cell>
          <table:table-cell table:style-name="ce838" table:formula="of:= ([.BZ25] - [.O25]) / [.X25]" office:value-type="string" office:string-value="" calcext:value-type="error">
            <text:p>#DIV/0!</text:p>
          </table:table-cell>
          <table:table-cell table:style-name="ce838" table:formula="of:= ([.CA25] - [.P25]) / [.Y25]" office:value-type="string" office:string-value="" calcext:value-type="error">
            <text:p>#DIV/0!</text:p>
          </table:table-cell>
          <table:table-cell table:style-name="ce843" table:formula="of:= [.N25] + ([.BS25] - [.H25]) - [.W25] * FLOOR(([.BS25] - [.H25]) / [.W25] + 0.5)" office:value-type="string" office:string-value="" calcext:value-type="error">
            <text:p>#DIV/0!</text:p>
          </table:table-cell>
          <table:table-cell table:style-name="ce846" table:formula="of:= [.O25] + ([.BT25] - [.I25]) - [.X25] * FLOOR(([.BT25] - [.I25]) / [.X25] + 0.5)" office:value-type="string" office:string-value="" calcext:value-type="error">
            <text:p>#DIV/0!</text:p>
          </table:table-cell>
          <table:table-cell table:style-name="ce849" table:formula="of:= [.P25] + ([.BU25] - [.J25]) - [.Y25] * FLOOR(([.BU25] - [.J25]) / [.Y25] + 0.5)" office:value-type="string" office:string-value="" calcext:value-type="error">
            <text:p>#DIV/0!</text:p>
          </table:table-cell>
          <table:table-cell table:style-name="ce852" table:formula="of:= [.H25] / [.B25] * ([.B25] - [.W25]) / [.W25] - ([.BY25] / [.W25] - [.N25] / [.B25])" office:value-type="string" office:string-value="" calcext:value-type="error">
            <text:p>#DIV/0!</text:p>
          </table:table-cell>
          <table:table-cell table:style-name="ce852" table:formula="of:= [.I25] / [.C25] * ([.C25] - [.X25]) / [.X25] - ([.BZ25] / [.X25] - [.O25] / [.C25])" office:value-type="string" office:string-value="" calcext:value-type="error">
            <text:p>#DIV/0!</text:p>
          </table:table-cell>
          <table:table-cell table:style-name="ce852" table:formula="of:= [.J25] / [.D25] * ([.D25] - [.Y25]) / [.Y25] - ([.CA25] / [.Y25] - [.P25] / [.D25])" office:value-type="string" office:string-value="" calcext:value-type="error">
            <text:p>#DIV/0!</text:p>
          </table:table-cell>
          <table:table-cell table:style-name="ce855" table:formula="of:= [.N25] + ([.BS25] - [.H25]) - [.W25] * FLOOR(([.BS25] - [.H25]) / [.W25] + 0.5) - ([.W25] - [.B25]) * FLOOR(([.H25] - [.N25]) / [.B25] + 0.5)" office:value-type="string" office:string-value="" calcext:value-type="error">
            <text:p>#DIV/0!</text:p>
          </table:table-cell>
          <table:table-cell table:style-name="ce858" table:formula="of:= [.O25] + ([.BT25] - [.I25]) - [.X25] * FLOOR(([.BT25] - [.I25]) / [.X25] + 0.5) - ([.X25] - [.C25]) * FLOOR(([.I25] - [.O25]) / [.C25] + 0.5)" office:value-type="string" office:string-value="" calcext:value-type="error">
            <text:p>#DIV/0!</text:p>
          </table:table-cell>
          <table:table-cell table:style-name="ce861" table:formula="of:= [.P25] + ([.BU25] - [.J25]) - [.Y25] * FLOOR(([.BU25] - [.J25]) / [.Y25] + 0.5) - ([.Y25] - [.D25]) * FLOOR(([.J25] - [.P25]) / [.D25] + 0.5)" office:value-type="string" office:string-value="" calcext:value-type="error">
            <text:p>#DIV/0!</text:p>
          </table:table-cell>
          <table:table-cell table:style-name="ce867" table:formula="of:= ([.BY25] - [.N25]) / [.B25]" office:value-type="string" office:string-value="" calcext:value-type="error">
            <text:p>#DIV/0!</text:p>
          </table:table-cell>
          <table:table-cell table:style-name="ce867" table:formula="of:= ([.BZ25] - [.O25]) / [.C25]" office:value-type="string" office:string-value="" calcext:value-type="error">
            <text:p>#DIV/0!</text:p>
          </table:table-cell>
          <table:table-cell table:style-name="ce867" table:formula="of:= ([.CA25] - [.P25]) / [.D25]" office:value-type="string" office:string-value="" calcext:value-type="error">
            <text:p>#DIV/0!</text:p>
          </table:table-cell>
          <table:table-cell table:style-name="ce870" table:formula="of:= [.N25] + ([.BS25] - [.Z25] * [.H25]) - [.W25] * FLOOR([.BS25] / [.W25] - [.H25] / [.B25] + 0.5)" office:value-type="string" office:string-value="" calcext:value-type="error">
            <text:p>#DIV/0!</text:p>
          </table:table-cell>
          <table:table-cell table:style-name="ce873" table:formula="of:= [.O25] + ([.BT25] - [.AA25] * [.I25]) - [.X25] * FLOOR([.BT25] / [.X25] - [.I25] / [.C25] + 0.5)" office:value-type="string" office:string-value="" calcext:value-type="error">
            <text:p>#DIV/0!</text:p>
          </table:table-cell>
          <table:table-cell table:style-name="ce873" table:formula="of:= [.P25] + ([.BU25] - [.AB25] * [.J25]) - [.Y25] * FLOOR([.BU25] / [.Y25] - [.J25] / [.D25] + 0.5)" office:value-type="string" office:string-value="" calcext:value-type="error">
            <text:p>#DIV/0!</text:p>
          </table:table-cell>
          <table:table-cell table:style-name="ce48"/>
          <table:table-cell table:style-name="ce144" table:number-columns-repeated="16271"/>
        </table:table-row>
        <table:table-row table:style-name="ro1">
          <table:table-cell/>
          <table:table-cell table:style-name="ce70"/>
          <table:table-cell table:style-name="ce84" table:number-columns-repeated="2"/>
          <table:table-cell table:style-name="ce108"/>
          <table:table-cell table:style-name="ce84"/>
          <table:table-cell table:style-name="ce118"/>
          <table:table-cell table:style-name="ce132" table:number-columns-repeated="3"/>
          <table:table-cell table:style-name="ce108"/>
          <table:table-cell table:style-name="ce84"/>
          <table:table-cell table:style-name="ce96"/>
          <table:table-cell table:number-columns-repeated="3"/>
          <table:table-cell table:style-name="ce108"/>
          <table:table-cell table:style-name="ce84"/>
          <table:table-cell table:style-name="ce118"/>
          <table:table-cell table:style-name="ce132" table:number-columns-repeated="2"/>
          <table:table-cell table:style-name="ce159"/>
          <table:table-cell table:style-name="ce168"/>
          <table:table-cell table:style-name="ce132"/>
          <table:table-cell table:style-name="ce171"/>
          <table:table-cell table:style-name="ce174"/>
          <table:table-cell table:style-name="ce132"/>
          <table:table-cell table:style-name="ce185"/>
          <table:table-cell table:style-name="ce199"/>
          <table:table-cell table:style-name="ce132"/>
          <table:table-cell table:style-name="ce171"/>
          <table:table-cell table:style-name="ce174"/>
          <table:table-cell table:style-name="ce132"/>
          <table:table-cell table:style-name="ce171"/>
          <table:table-cell table:style-name="ce213"/>
          <table:table-cell table:style-name="ce220"/>
          <table:table-cell table:style-name="ce227"/>
          <table:table-cell table:style-name="ce174"/>
          <table:table-cell table:style-name="ce238"/>
          <table:table-cell table:style-name="ce241"/>
          <table:table-cell table:style-name="ce248"/>
          <table:table-cell table:style-name="ce220"/>
          <table:table-cell table:style-name="ce258"/>
          <table:table-cell table:number-columns-repeated="3"/>
          <table:table-cell table:style-name="ce278"/>
          <table:table-cell table:style-name="ce289"/>
          <table:table-cell table:style-name="ce298"/>
          <table:table-cell table:style-name="ce248"/>
          <table:table-cell table:style-name="ce220"/>
          <table:table-cell table:style-name="ce227"/>
          <table:table-cell table:style-name="ce309" table:number-columns-repeated="2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27"/>
          <table:table-cell table:number-columns-repeated="3"/>
          <table:table-cell table:style-name="ce248"/>
          <table:table-cell table:style-name="ce220"/>
          <table:table-cell table:style-name="ce352"/>
          <table:table-cell table:style-name="ce199"/>
          <table:table-cell table:style-name="ce132"/>
          <table:table-cell table:style-name="ce171"/>
          <table:table-cell table:style-name="ce174"/>
          <table:table-cell table:style-name="ce132"/>
          <table:table-cell table:style-name="ce171"/>
          <table:table-cell table:style-name="ce213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58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20" table:number-columns-repeated="2"/>
          <table:table-cell table:style-name="ce227"/>
          <table:table-cell table:style-name="ce325"/>
          <table:table-cell table:style-name="ce309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 table:number-columns-repeated="2"/>
          <table:table-cell table:number-columns-repeated="16272"/>
        </table:table-row>
        <table:table-row table:style-name="ro1">
          <table:table-cell/>
          <table:table-cell table:style-name="ce71" office:value-type="string" calcext:value-type="string">
            <text:p>Moving Particle</text:p>
          </table:table-cell>
          <table:table-cell table:style-name="ce84" table:number-columns-repeated="2"/>
          <table:table-cell table:style-name="ce108"/>
          <table:table-cell table:style-name="ce84"/>
          <table:table-cell table:style-name="ce118"/>
          <table:table-cell table:style-name="ce132" table:number-columns-repeated="3"/>
          <table:table-cell table:style-name="ce108"/>
          <table:table-cell table:style-name="ce84"/>
          <table:table-cell table:style-name="ce96"/>
          <table:table-cell table:number-columns-repeated="3"/>
          <table:table-cell table:style-name="ce108"/>
          <table:table-cell table:style-name="ce84"/>
          <table:table-cell table:style-name="ce118"/>
          <table:table-cell table:style-name="ce132" table:number-columns-repeated="2"/>
          <table:table-cell table:style-name="ce159"/>
          <table:table-cell table:style-name="ce168"/>
          <table:table-cell table:style-name="ce132"/>
          <table:table-cell table:style-name="ce171"/>
          <table:table-cell table:style-name="ce174"/>
          <table:table-cell table:style-name="ce132"/>
          <table:table-cell table:style-name="ce185"/>
          <table:table-cell table:style-name="ce199"/>
          <table:table-cell table:style-name="ce132"/>
          <table:table-cell table:style-name="ce171"/>
          <table:table-cell table:style-name="ce174"/>
          <table:table-cell table:style-name="ce132"/>
          <table:table-cell table:style-name="ce171"/>
          <table:table-cell table:style-name="ce213"/>
          <table:table-cell table:style-name="ce220"/>
          <table:table-cell table:style-name="ce227"/>
          <table:table-cell table:style-name="ce174"/>
          <table:table-cell table:style-name="ce238"/>
          <table:table-cell table:style-name="ce241"/>
          <table:table-cell table:style-name="ce248"/>
          <table:table-cell table:style-name="ce220"/>
          <table:table-cell table:style-name="ce258"/>
          <table:table-cell table:number-columns-repeated="3"/>
          <table:table-cell table:style-name="ce278"/>
          <table:table-cell table:style-name="ce289"/>
          <table:table-cell table:style-name="ce298"/>
          <table:table-cell table:style-name="ce248"/>
          <table:table-cell table:style-name="ce220"/>
          <table:table-cell table:style-name="ce227"/>
          <table:table-cell table:style-name="ce309" table:number-columns-repeated="2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27"/>
          <table:table-cell table:number-columns-repeated="3"/>
          <table:table-cell table:style-name="ce248"/>
          <table:table-cell table:style-name="ce220"/>
          <table:table-cell table:style-name="ce352"/>
          <table:table-cell table:style-name="ce199"/>
          <table:table-cell table:style-name="ce132"/>
          <table:table-cell table:style-name="ce171"/>
          <table:table-cell table:style-name="ce174"/>
          <table:table-cell table:style-name="ce132"/>
          <table:table-cell table:style-name="ce171"/>
          <table:table-cell table:style-name="ce213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58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20" table:number-columns-repeated="2"/>
          <table:table-cell table:style-name="ce227"/>
          <table:table-cell table:style-name="ce325"/>
          <table:table-cell table:style-name="ce309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 table:number-columns-repeated="2"/>
          <table:table-cell table:number-columns-repeated="16272"/>
        </table:table-row>
        <table:table-row table:style-name="ro1">
          <table:table-cell/>
          <table:table-cell table:style-name="ce70"/>
          <table:table-cell table:style-name="ce84"/>
          <table:table-cell table:style-name="ce96"/>
          <table:table-cell table:style-name="ce108"/>
          <table:table-cell table:style-name="ce84"/>
          <table:table-cell table:style-name="ce118"/>
          <table:table-cell table:style-name="ce132" table:number-columns-repeated="3"/>
          <table:table-cell table:style-name="ce108"/>
          <table:table-cell table:style-name="ce84"/>
          <table:table-cell table:style-name="ce96"/>
          <table:table-cell table:number-columns-repeated="3"/>
          <table:table-cell table:style-name="ce108"/>
          <table:table-cell table:style-name="ce84"/>
          <table:table-cell table:style-name="ce118"/>
          <table:table-cell table:style-name="ce132" table:number-columns-repeated="2"/>
          <table:table-cell table:style-name="ce159"/>
          <table:table-cell table:style-name="ce168"/>
          <table:table-cell table:style-name="ce132"/>
          <table:table-cell table:style-name="ce171"/>
          <table:table-cell table:style-name="ce174"/>
          <table:table-cell table:style-name="ce132"/>
          <table:table-cell table:style-name="ce185"/>
          <table:table-cell table:style-name="ce199"/>
          <table:table-cell table:style-name="ce132"/>
          <table:table-cell table:style-name="ce171"/>
          <table:table-cell table:style-name="ce174"/>
          <table:table-cell table:style-name="ce132"/>
          <table:table-cell table:style-name="ce171"/>
          <table:table-cell table:style-name="ce213"/>
          <table:table-cell table:style-name="ce220"/>
          <table:table-cell table:style-name="ce227"/>
          <table:table-cell table:style-name="ce174"/>
          <table:table-cell table:style-name="ce238"/>
          <table:table-cell table:style-name="ce241"/>
          <table:table-cell table:style-name="ce248"/>
          <table:table-cell table:style-name="ce220"/>
          <table:table-cell table:style-name="ce258"/>
          <table:table-cell table:number-columns-repeated="3"/>
          <table:table-cell table:style-name="ce278"/>
          <table:table-cell table:style-name="ce289"/>
          <table:table-cell table:style-name="ce298"/>
          <table:table-cell table:style-name="ce248"/>
          <table:table-cell table:style-name="ce220"/>
          <table:table-cell table:style-name="ce227"/>
          <table:table-cell table:style-name="ce309" table:number-columns-repeated="2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27"/>
          <table:table-cell table:number-columns-repeated="3"/>
          <table:table-cell table:style-name="ce248"/>
          <table:table-cell table:style-name="ce220"/>
          <table:table-cell table:style-name="ce352"/>
          <table:table-cell table:style-name="ce199"/>
          <table:table-cell table:style-name="ce132"/>
          <table:table-cell table:style-name="ce171"/>
          <table:table-cell table:style-name="ce174"/>
          <table:table-cell table:style-name="ce132"/>
          <table:table-cell table:style-name="ce171"/>
          <table:table-cell table:style-name="ce213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58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20" table:number-columns-repeated="2"/>
          <table:table-cell table:style-name="ce227"/>
          <table:table-cell table:style-name="ce325"/>
          <table:table-cell table:style-name="ce309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/>
          <table:table-cell table:style-name="ce227"/>
          <table:table-cell table:style-name="ce325"/>
          <table:table-cell table:style-name="ce328"/>
          <table:table-cell table:style-name="ce317"/>
          <table:table-cell table:style-name="ce248"/>
          <table:table-cell table:style-name="ce220" table:number-columns-repeated="2"/>
          <table:table-cell table:number-columns-repeated="1627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46" table:formula="of:= [.B21]" office:value-type="float" office:value="3" calcext:value-type="float">
            <text:p>3.000</text:p>
          </table:table-cell>
          <table:table-cell table:style-name="ce125" table:formula="of:= [.C21]" office:value-type="float" office:value="3" calcext:value-type="float">
            <text:p>3.000</text:p>
          </table:table-cell>
          <table:table-cell table:style-name="ce193" table:formula="of:= [.D21]" office:value-type="float" office:value="3" calcext:value-type="float">
            <text:p>3.000</text:p>
          </table:table-cell>
          <table:table-cell table:style-name="ce412" table:formula="of:= [.E21]" office:value-type="float" office:value="0" calcext:value-type="float">
            <text:p>0.000</text:p>
          </table:table-cell>
          <table:table-cell table:style-name="ce125" table:formula="of:= [.F21]" office:value-type="float" office:value="0" calcext:value-type="float">
            <text:p>0.000</text:p>
          </table:table-cell>
          <table:table-cell table:style-name="ce428" table:formula="of:= [.G21]" office:value-type="float" office:value="0" calcext:value-type="float">
            <text:p>0.000</text:p>
          </table:table-cell>
          <table:table-cell table:style-name="ce443" table:formula="of:= [.E29] - [.B29] * FLOOR([.E29] / [.B29])" office:value-type="float" office:value="0" calcext:value-type="float">
            <text:p>0.000</text:p>
          </table:table-cell>
          <table:table-cell table:style-name="ce450" table:formula="of:= [.F29] - [.C29] * FLOOR([.F29] / [.C29])" office:value-type="float" office:value="0" calcext:value-type="float">
            <text:p>0.000</text:p>
          </table:table-cell>
          <table:table-cell table:style-name="ce450" table:formula="of:= [.G29] - [.D29] * FLOOR([.G29] / [.D29])" office:value-type="float" office:value="0" calcext:value-type="float">
            <text:p>0.000</text:p>
          </table:table-cell>
          <table:table-cell table:style-name="ce412" table:formula="of:= [.K21]" office:value-type="float" office:value="0" calcext:value-type="float">
            <text:p>0.000</text:p>
          </table:table-cell>
          <table:table-cell table:style-name="ce125" table:formula="of:= [.L21]" office:value-type="float" office:value="0" calcext:value-type="float">
            <text:p>0.000</text:p>
          </table:table-cell>
          <table:table-cell table:style-name="ce193" table:formula="of:= [.M21]" office:value-type="float" office:value="0" calcext:value-type="float">
            <text:p>0.000</text:p>
          </table:table-cell>
          <table:table-cell table:style-name="ce412" table:formula="of:= [.H29] + [.K29] * [.B29]" office:value-type="float" office:value="0" calcext:value-type="float">
            <text:p>0.000</text:p>
          </table:table-cell>
          <table:table-cell table:style-name="ce125" table:formula="of:= [.I29] + [.L29] * [.C29]" office:value-type="float" office:value="0" calcext:value-type="float">
            <text:p>0.000</text:p>
          </table:table-cell>
          <table:table-cell table:style-name="ce193" table:formula="of:= [.J29] + [.M29] * [.D29]" office:value-type="float" office:value="0" calcext:value-type="float">
            <text:p>0.000</text:p>
          </table:table-cell>
          <table:table-cell table:style-name="ce412" office:value-type="float" office:value="1" calcext:value-type="float">
            <text:p>1.000</text:p>
          </table:table-cell>
          <table:table-cell table:style-name="ce125" office:value-type="float" office:value="1" calcext:value-type="float">
            <text:p>1.000</text:p>
          </table:table-cell>
          <table:table-cell table:style-name="ce428" office:value-type="float" office:value="1" calcext:value-type="float">
            <text:p>1.000</text:p>
          </table:table-cell>
          <table:table-cell table:style-name="ce470" table:formula="of:= [.Q29] - [.B29] * FLOOR([.Q29] / [.B29] + 0.5)" office:value-type="float" office:value="1" calcext:value-type="float">
            <text:p>1.000</text:p>
          </table:table-cell>
          <table:table-cell table:style-name="ce474" table:formula="of:= [.R29] - [.C29] * FLOOR([.R29] / [.C29] + 0.5)" office:value-type="float" office:value="1" calcext:value-type="float">
            <text:p>1.000</text:p>
          </table:table-cell>
          <table:table-cell table:style-name="ce486" table:formula="of:= [.S29] - [.D29] * FLOOR([.S29] / [.D29] + 0.5)" office:value-type="float" office:value="1" calcext:value-type="float">
            <text:p>1.000</text:p>
          </table:table-cell>
          <table:table-cell table:style-name="ce497" table:formula="of:= [.B29]" office:value-type="float" office:value="3" calcext:value-type="float">
            <text:p>3.000</text:p>
          </table:table-cell>
          <table:table-cell table:style-name="ce501" table:formula="of:= [.C29]" office:value-type="float" office:value="3" calcext:value-type="float">
            <text:p>3.000</text:p>
          </table:table-cell>
          <table:table-cell table:style-name="ce505" table:formula="of:= [.D29]" office:value-type="float" office:value="3" calcext:value-type="float">
            <text:p>3.000</text:p>
          </table:table-cell>
          <table:table-cell table:style-name="ce510" table:formula="of:= [.W29] / [.B29]" office:value-type="float" office:value="1" calcext:value-type="float">
            <text:p>1.000</text:p>
          </table:table-cell>
          <table:table-cell table:style-name="ce514" table:formula="of:= [.X29] / [.C29]" office:value-type="float" office:value="1" calcext:value-type="float">
            <text:p>1.000</text:p>
          </table:table-cell>
          <table:table-cell table:style-name="ce525" table:formula="of:= [.Y29] / [.D29]" office:value-type="float" office:value="1" calcext:value-type="float">
            <text:p>1.000</text:p>
          </table:table-cell>
          <table:table-cell table:style-name="ce541" table:formula="of:= ([.H29] + [.T29]) * [.Z29] - [.W29] * FLOOR(([.H29] + [.T29]) * [.Z29] / [.W29])" office:value-type="float" office:value="1" calcext:value-type="float">
            <text:p>1.000</text:p>
          </table:table-cell>
          <table:table-cell table:style-name="ce548" table:formula="of:= ([.I29] + [.U29]) * [.AA29] - [.X29] * FLOOR(([.I29] + [.U29]) * [.AA29] / [.X29])" office:value-type="float" office:value="1" calcext:value-type="float">
            <text:p>1.000</text:p>
          </table:table-cell>
          <table:table-cell table:style-name="ce551" table:formula="of:= ([.J29] + [.V29]) * [.AB29] - [.Y29] * FLOOR(([.J29] + [.V29]) * [.AB29] / [.Y29])" office:value-type="float" office:value="1" calcext:value-type="float">
            <text:p>1.000</text:p>
          </table:table-cell>
          <table:table-cell table:style-name="ce555" table:formula="of:= [.AC29] - [.H29]" office:value-type="float" office:value="1" calcext:value-type="float">
            <text:p>1.000</text:p>
          </table:table-cell>
          <table:table-cell table:style-name="ce558" table:formula="of:= [.AD29] - [.I29]" office:value-type="float" office:value="1" calcext:value-type="float">
            <text:p>1.000</text:p>
          </table:table-cell>
          <table:table-cell table:style-name="ce562" table:formula="of:= [.AE29] - [.J29]" office:value-type="float" office:value="1" calcext:value-type="float">
            <text:p>1.000</text:p>
          </table:table-cell>
          <table:table-cell table:style-name="ce567" table:formula="of:= ([.N29] + [.T29]) * [.Z29]" office:value-type="float" office:value="1" calcext:value-type="float">
            <text:p>1.000</text:p>
          </table:table-cell>
          <table:table-cell table:style-name="ce576" table:formula="of:= ([.O29] + [.U29]) * [.AA29]" office:value-type="float" office:value="1" calcext:value-type="float">
            <text:p>1.000</text:p>
          </table:table-cell>
          <table:table-cell table:style-name="ce585" table:formula="of:= ([.P29] + [.V29]) * [.AB29]" office:value-type="float" office:value="1" calcext:value-type="float">
            <text:p>1.000</text:p>
          </table:table-cell>
          <table:table-cell table:style-name="ce593" table:formula="of:= [.AI29] / [.W29] - [.N29] / [.B29]" office:value-type="float" office:value="0.333333333333333" calcext:value-type="float">
            <text:p>0.333</text:p>
          </table:table-cell>
          <table:table-cell table:style-name="ce600" table:formula="of:= [.AJ29] / [.X29] - [.O29] / [.C29]" office:value-type="float" office:value="0.333333333333333" calcext:value-type="float">
            <text:p>0.333</text:p>
          </table:table-cell>
          <table:table-cell table:style-name="ce600" table:formula="of:= [.AK29] / [.Y29] - [.P29] / [.D29]" office:value-type="float" office:value="0.333333333333333" calcext:value-type="float">
            <text:p>0.333</text:p>
          </table:table-cell>
          <table:table-cell table:style-name="ce612" table:formula="of:= [.Z29] * [.N29] + ([.AC29] - [.Z29] * [.H29]) - [.W29] * FLOOR([.AC29] / [.W29] - [.H29] / [.B29] + 0.5)" office:value-type="float" office:value="1" calcext:value-type="float">
            <text:p>1.000</text:p>
          </table:table-cell>
          <table:table-cell table:style-name="ce619" table:formula="of:= [.AA29] * [.O29] + ([.AD29] - [.AA29] * [.I29]) - [.X29] * FLOOR([.AD29] / [.X29] - [.I29] / [.C29] + 0.5)" office:value-type="float" office:value="1" calcext:value-type="float">
            <text:p>1.000</text:p>
          </table:table-cell>
          <table:table-cell table:style-name="ce626" table:formula="of:= [.AB29] * [.P29] + ([.AE29] - [.AB29] * [.J29]) - [.Y29] * FLOOR([.AE29] / [.Y29] - [.J29] / [.D29] + 0.5)" office:value-type="float" office:value="1" calcext:value-type="float">
            <text:p>1.000</text:p>
          </table:table-cell>
          <table:table-cell table:style-name="ce632" table:formula="of:= [.AC29] - [.W29] * FLOOR([.AC29] / [.W29] - [.N29] / [.B29] + 0.5)" office:value-type="float" office:value="1" calcext:value-type="float">
            <text:p>1.000</text:p>
          </table:table-cell>
          <table:table-cell table:style-name="ce637" table:formula="of:= [.AD29] - [.X29] * FLOOR([.AD29] / [.X29] - [.O29] / [.C29] + 0.5)" office:value-type="float" office:value="1" calcext:value-type="float">
            <text:p>1.000</text:p>
          </table:table-cell>
          <table:table-cell table:style-name="ce642" table:formula="of:= [.AE29] - [.Y29] * FLOOR([.AE29] / [.Y29] - [.P29] / [.D29] + 0.5)" office:value-type="float" office:value="1" calcext:value-type="float">
            <text:p>1.000</text:p>
          </table:table-cell>
          <table:table-cell table:style-name="ce654" table:formula="of:= ([.AI29] - [.N29]) / [.W29]" office:value-type="float" office:value="0.333333333333333" calcext:value-type="float">
            <text:p>0.333</text:p>
          </table:table-cell>
          <table:table-cell table:style-name="ce667" table:formula="of:= ([.AJ29] - [.O29]) / [.X29]" office:value-type="float" office:value="0.333333333333333" calcext:value-type="float">
            <text:p>0.333</text:p>
          </table:table-cell>
          <table:table-cell table:style-name="ce667" table:formula="of:= ([.AK29] - [.P29]) / [.Y29]" office:value-type="float" office:value="0.333333333333333" calcext:value-type="float">
            <text:p>0.333</text:p>
          </table:table-cell>
          <table:table-cell table:style-name="ce682" table:formula="of:= [.AC29] - [.W29] * FLOOR(([.AC29] - [.N29]) / [.W29] + 0.5)" office:value-type="float" office:value="1" calcext:value-type="float">
            <text:p>1.000</text:p>
          </table:table-cell>
          <table:table-cell table:style-name="ce685" table:formula="of:= [.AD29] - [.X29] * FLOOR(([.AD29] - [.O29]) / [.X29] + 0.5)" office:value-type="float" office:value="1" calcext:value-type="float">
            <text:p>1.000</text:p>
          </table:table-cell>
          <table:table-cell table:style-name="ce689" table:formula="of:= [.AE29] - [.Y29] * FLOOR(([.AE29] - [.P29]) / [.Y29] + 0.5)" office:value-type="float" office:value="1" calcext:value-type="float">
            <text:p>1.000</text:p>
          </table:table-cell>
          <table:table-cell table:style-name="ce695" table:formula="of:= ([.AI29] - [.N29]) / [.W29]" office:value-type="float" office:value="0.333333333333333" calcext:value-type="float">
            <text:p>0.333</text:p>
          </table:table-cell>
          <table:table-cell table:style-name="ce695" table:formula="of:= ([.AJ29] - [.O29]) / [.X29]" office:value-type="float" office:value="0.333333333333333" calcext:value-type="float">
            <text:p>0.333</text:p>
          </table:table-cell>
          <table:table-cell table:style-name="ce705" table:formula="of:= ([.AK29] - [.P29]) / [.Y29]" office:value-type="float" office:value="0.333333333333333" calcext:value-type="float">
            <text:p>0.333</text:p>
          </table:table-cell>
          <table:table-cell table:style-name="ce711" table:formula="of:= [.N29] + ([.AC29] - [.H29]) - [.W29] * FLOOR(([.AC29] - [.H29]) / [.W29] + 0.5)" office:value-type="float" office:value="1" calcext:value-type="float">
            <text:p>1.000</text:p>
          </table:table-cell>
          <table:table-cell table:style-name="ce714" table:formula="of:= [.O29] + ([.AD29] - [.I29]) - [.X29] * FLOOR(([.AD29] - [.I29]) / [.X29] + 0.5)" office:value-type="float" office:value="1" calcext:value-type="float">
            <text:p>1.000</text:p>
          </table:table-cell>
          <table:table-cell table:style-name="ce717" table:formula="of:= [.P29] + ([.AE29] - [.J29]) - [.Y29] * FLOOR(([.AE29] - [.J29]) / [.Y29] + 0.5)" office:value-type="float" office:value="1" calcext:value-type="float">
            <text:p>1.000</text:p>
          </table:table-cell>
          <table:table-cell table:style-name="ce721" table:formula="of:= [.H29] / [.B29] * ([.B29] - [.W29]) / [.W29] - ([.AI29] / [.W29] - [.N29] / [.B29])" office:value-type="float" office:value="-0.333333333333333" calcext:value-type="float">
            <text:p>-0.333</text:p>
          </table:table-cell>
          <table:table-cell table:style-name="ce721" table:formula="of:= [.I29] / [.C29] * ([.C29] - [.X29]) / [.X29] - ([.AJ29] / [.X29] - [.O29] / [.C29])" office:value-type="float" office:value="-0.333333333333333" calcext:value-type="float">
            <text:p>-0.333</text:p>
          </table:table-cell>
          <table:table-cell table:style-name="ce730" table:formula="of:= [.J29] / [.D29] * ([.D29] - [.Y29]) / [.Y29] - ([.AK29] / [.Y29] - [.P29] / [.D29])" office:value-type="float" office:value="-0.333333333333333" calcext:value-type="float">
            <text:p>-0.333</text:p>
          </table:table-cell>
          <table:table-cell table:style-name="ce735" table:formula="of:= [.N29] + ([.AC29] - [.H29]) - [.W29] * FLOOR(([.AC29] - [.H29]) / [.W29] + 0.5) - ([.W29] - [.B29]) * FLOOR(([.H29] - [.N29]) / [.B29] + 0.5)" office:value-type="float" office:value="1" calcext:value-type="float">
            <text:p>1.000</text:p>
          </table:table-cell>
          <table:table-cell table:style-name="ce738" table:formula="of:= [.O29] + ([.AD29] - [.I29]) - [.X29] * FLOOR(([.AD29] - [.I29]) / [.X29] + 0.5) - ([.X29] - [.C29]) * FLOOR(([.I29] - [.O29]) / [.C29] + 0.5)" office:value-type="float" office:value="1" calcext:value-type="float">
            <text:p>1.000</text:p>
          </table:table-cell>
          <table:table-cell table:style-name="ce741" table:formula="of:= [.P29] + ([.AE29] - [.J29]) - [.Y29] * FLOOR(([.AE29] - [.J29]) / [.Y29] + 0.5) - ([.Y29] - [.D29]) * FLOOR(([.J29] - [.P29]) / [.D29] + 0.5)" office:value-type="float" office:value="1" calcext:value-type="float">
            <text:p>1.000</text:p>
          </table:table-cell>
          <table:table-cell table:style-name="ce744" table:formula="of:= ([.AI29] - [.N29]) / [.B29]" office:value-type="float" office:value="0.333333333333333" calcext:value-type="float">
            <text:p>0.333</text:p>
          </table:table-cell>
          <table:table-cell table:style-name="ce749" table:formula="of:= ([.AJ29] - [.O29]) / [.C29]" office:value-type="float" office:value="0.333333333333333" calcext:value-type="float">
            <text:p>0.333</text:p>
          </table:table-cell>
          <table:table-cell table:style-name="ce755" table:formula="of:= ([.AK29] - [.P29]) / [.D29]" office:value-type="float" office:value="0.333333333333333" calcext:value-type="float">
            <text:p>0.333</text:p>
          </table:table-cell>
          <table:table-cell table:style-name="ce760" table:formula="of:= [.N29] + ([.AC29] - [.Z29] * [.H29]) - [.W29] * FLOOR([.AC29] / [.W29] - [.H29] / [.B29] + 0.5)" office:value-type="float" office:value="1" calcext:value-type="float">
            <text:p>1.000</text:p>
          </table:table-cell>
          <table:table-cell table:style-name="ce763" table:formula="of:= [.O29] + ([.AD29] - [.AA29] * [.I29]) - [.X29] * FLOOR([.AD29] / [.X29] - [.I29] / [.C29] + 0.5)" office:value-type="float" office:value="1" calcext:value-type="float">
            <text:p>1.000</text:p>
          </table:table-cell>
          <table:table-cell table:style-name="ce768" table:formula="of:= [.P29] + ([.AE29] - [.AB29] * [.J29]) - [.Y29] * FLOOR([.AE29] / [.Y29] - [.J29] / [.D29] + 0.5)" office:value-type="float" office:value="1" calcext:value-type="float">
            <text:p>1.000</text:p>
          </table:table-cell>
          <table:table-cell table:style-name="ce777" table:formula="of:= [.H29] * [.Z29] + [.T29] - [.W29] * FLOOR(([.H29] * [.Z29] + [.T29]) / [.W29])" office:value-type="float" office:value="1" calcext:value-type="float">
            <text:p>1.000</text:p>
          </table:table-cell>
          <table:table-cell table:style-name="ce781" table:formula="of:= [.I29] * [.AA29] + [.U29] - [.X29] * FLOOR(([.I29] * [.AA29] + [.U29]) / [.X29])" office:value-type="float" office:value="1" calcext:value-type="float">
            <text:p>1.000</text:p>
          </table:table-cell>
          <table:table-cell table:style-name="ce785" table:formula="of:= [.J29] * [.AB29] + [.V29] - [.Y29] * FLOOR(([.J29] * [.AB29] + [.V29]) / [.Y29])" office:value-type="float" office:value="1" calcext:value-type="float">
            <text:p>1.000</text:p>
          </table:table-cell>
          <table:table-cell table:style-name="ce789" table:formula="of:= [.BS29] - [.H29]" office:value-type="float" office:value="1" calcext:value-type="float">
            <text:p>1.000</text:p>
          </table:table-cell>
          <table:table-cell table:style-name="ce792" table:formula="of:= [.BT29] - [.I29]" office:value-type="float" office:value="1" calcext:value-type="float">
            <text:p>1.000</text:p>
          </table:table-cell>
          <table:table-cell table:style-name="ce795" table:formula="of:= [.BU29] - [.J29]" office:value-type="float" office:value="1" calcext:value-type="float">
            <text:p>1.000</text:p>
          </table:table-cell>
          <table:table-cell table:style-name="ce567" table:formula="of:= [.N29] * [.Z29] + [.T29]" office:value-type="float" office:value="1" calcext:value-type="float">
            <text:p>1.000</text:p>
          </table:table-cell>
          <table:table-cell table:style-name="ce576" table:formula="of:= [.O29] * [.AA29] + [.U29]" office:value-type="float" office:value="1" calcext:value-type="float">
            <text:p>1.000</text:p>
          </table:table-cell>
          <table:table-cell table:style-name="ce585" table:formula="of:= [.P29] * [.AB29] + [.V29]" office:value-type="float" office:value="1" calcext:value-type="float">
            <text:p>1.000</text:p>
          </table:table-cell>
          <table:table-cell table:style-name="ce799" table:formula="of:= [.BY29] / [.W29] - [.N29] / [.B29]" office:value-type="float" office:value="0.333333333333333" calcext:value-type="float">
            <text:p>0.333</text:p>
          </table:table-cell>
          <table:table-cell table:style-name="ce799" table:formula="of:= [.BZ29] / [.X29] - [.O29] / [.C29]" office:value-type="float" office:value="0.333333333333333" calcext:value-type="float">
            <text:p>0.333</text:p>
          </table:table-cell>
          <table:table-cell table:style-name="ce802" table:formula="of:= [.CA29] / [.Y29] - [.P29] / [.D29]" office:value-type="float" office:value="0.333333333333333" calcext:value-type="float">
            <text:p>0.333</text:p>
          </table:table-cell>
          <table:table-cell table:style-name="ce805" table:formula="of:= [.Z29] * [.N29] + ([.BS29] - [.Z29] * [.H29]) - [.W29] * FLOOR([.BS29] / [.W29] - [.H29] / [.B29] + 0.5)" office:value-type="float" office:value="1" calcext:value-type="float">
            <text:p>1.000</text:p>
          </table:table-cell>
          <table:table-cell table:style-name="ce808" table:formula="of:= [.AA29] * [.O29] + ([.BT29] - [.AA29] * [.I29]) - [.X29] * FLOOR([.BT29] / [.X29] - [.I29] / [.C29] + 0.5)" office:value-type="float" office:value="1" calcext:value-type="float">
            <text:p>1.000</text:p>
          </table:table-cell>
          <table:table-cell table:style-name="ce811" table:formula="of:= [.AB29] * [.P29] + ([.BU29] - [.AB29] * [.J29]) - [.Y29] * FLOOR([.BU29] / [.Y29] - [.J29] / [.D29] + 0.5)" office:value-type="float" office:value="1" calcext:value-type="float">
            <text:p>1.000</text:p>
          </table:table-cell>
          <table:table-cell table:style-name="ce814" table:formula="of:= [.BS29] - [.W29] * FLOOR([.BS29] / [.W29] - [.N29] / [.B29] + 0.5)" office:value-type="float" office:value="1" calcext:value-type="float">
            <text:p>1.000</text:p>
          </table:table-cell>
          <table:table-cell table:style-name="ce817" table:formula="of:= [.BT29] - [.X29] * FLOOR([.BT29] / [.X29] - [.O29] / [.C29] + 0.5)" office:value-type="float" office:value="1" calcext:value-type="float">
            <text:p>1.000</text:p>
          </table:table-cell>
          <table:table-cell table:style-name="ce820" table:formula="of:= [.BU29] - [.Y29] * FLOOR([.BU29] / [.Y29] - [.P29] / [.D29] + 0.5)" office:value-type="float" office:value="1" calcext:value-type="float">
            <text:p>1.000</text:p>
          </table:table-cell>
          <table:table-cell table:style-name="ce824" table:formula="of:= ([.BY29] - [.N29]) / [.W29]" office:value-type="float" office:value="0.333333333333333" calcext:value-type="float">
            <text:p>0.333</text:p>
          </table:table-cell>
          <table:table-cell table:style-name="ce824" table:formula="of:= ([.BZ29] - [.O29]) / [.X29]" office:value-type="float" office:value="0.333333333333333" calcext:value-type="float">
            <text:p>0.333</text:p>
          </table:table-cell>
          <table:table-cell table:style-name="ce827" table:formula="of:= ([.CA29] - [.P29]) / [.Y29]" office:value-type="float" office:value="0.333333333333333" calcext:value-type="float">
            <text:p>0.333</text:p>
          </table:table-cell>
          <table:table-cell table:style-name="ce830" table:formula="of:= [.BS29] - [.W29] * FLOOR(([.BS29] - [.N29]) / [.W29] + 0.5)" office:value-type="float" office:value="1" calcext:value-type="float">
            <text:p>1.000</text:p>
          </table:table-cell>
          <table:table-cell table:style-name="ce830" table:formula="of:= [.BT29] - [.X29] * FLOOR(([.BT29] - [.O29]) / [.X29] + 0.5)" office:value-type="float" office:value="1" calcext:value-type="float">
            <text:p>1.000</text:p>
          </table:table-cell>
          <table:table-cell table:style-name="ce833" table:formula="of:= [.BU29] - [.Y29] * FLOOR(([.BU29] - [.P29]) / [.Y29] + 0.5)" office:value-type="float" office:value="1" calcext:value-type="float">
            <text:p>1.000</text:p>
          </table:table-cell>
          <table:table-cell table:style-name="ce836" table:formula="of:= ([.BY29] - [.N29]) / [.W29]" office:value-type="float" office:value="0.333333333333333" calcext:value-type="float">
            <text:p>0.333</text:p>
          </table:table-cell>
          <table:table-cell table:style-name="ce836" table:formula="of:= ([.BZ29] - [.O29]) / [.X29]" office:value-type="float" office:value="0.333333333333333" calcext:value-type="float">
            <text:p>0.333</text:p>
          </table:table-cell>
          <table:table-cell table:style-name="ce836" table:formula="of:= ([.CA29] - [.P29]) / [.Y29]" office:value-type="float" office:value="0.333333333333333" calcext:value-type="float">
            <text:p>0.333</text:p>
          </table:table-cell>
          <table:table-cell table:style-name="ce841" table:formula="of:= [.N29] + ([.BS29] - [.H29]) - [.W29] * FLOOR(([.BS29] - [.H29]) / [.W29] + 0.5)" office:value-type="float" office:value="1" calcext:value-type="float">
            <text:p>1.000</text:p>
          </table:table-cell>
          <table:table-cell table:style-name="ce844" table:formula="of:= [.O29] + ([.BT29] - [.I29]) - [.X29] * FLOOR(([.BT29] - [.I29]) / [.X29] + 0.5)" office:value-type="float" office:value="1" calcext:value-type="float">
            <text:p>1.000</text:p>
          </table:table-cell>
          <table:table-cell table:style-name="ce847" table:formula="of:= [.P29] + ([.BU29] - [.J29]) - [.Y29] * FLOOR(([.BU29] - [.J29]) / [.Y29] + 0.5)" office:value-type="float" office:value="1" calcext:value-type="float">
            <text:p>1.000</text:p>
          </table:table-cell>
          <table:table-cell table:style-name="ce850" table:formula="of:= [.H29] / [.B29] * ([.B29] - [.W29]) / [.W29] - ([.BY29] / [.W29] - [.N29] / [.B29])" office:value-type="float" office:value="-0.333333333333333" calcext:value-type="float">
            <text:p>-0.333</text:p>
          </table:table-cell>
          <table:table-cell table:style-name="ce850" table:formula="of:= [.I29] / [.C29] * ([.C29] - [.X29]) / [.X29] - ([.BZ29] / [.X29] - [.O29] / [.C29])" office:value-type="float" office:value="-0.333333333333333" calcext:value-type="float">
            <text:p>-0.333</text:p>
          </table:table-cell>
          <table:table-cell table:style-name="ce850" table:formula="of:= [.J29] / [.D29] * ([.D29] - [.Y29]) / [.Y29] - ([.CA29] / [.Y29] - [.P29] / [.D29])" office:value-type="float" office:value="-0.333333333333333" calcext:value-type="float">
            <text:p>-0.333</text:p>
          </table:table-cell>
          <table:table-cell table:style-name="ce853" table:formula="of:= [.N29] + ([.BS29] - [.H29]) - [.W29] * FLOOR(([.BS29] - [.H29]) / [.W29] + 0.5) - ([.W29] - [.B29]) * FLOOR(([.H29] - [.N29]) / [.B29] + 0.5)" office:value-type="float" office:value="1" calcext:value-type="float">
            <text:p>1.000</text:p>
          </table:table-cell>
          <table:table-cell table:style-name="ce856" table:formula="of:= [.O29] + ([.BT29] - [.I29]) - [.X29] * FLOOR(([.BT29] - [.I29]) / [.X29] + 0.5) - ([.X29] - [.C29]) * FLOOR(([.I29] - [.O29]) / [.C29] + 0.5)" office:value-type="float" office:value="1" calcext:value-type="float">
            <text:p>1.000</text:p>
          </table:table-cell>
          <table:table-cell table:style-name="ce859" table:formula="of:= [.P29] + ([.BU29] - [.J29]) - [.Y29] * FLOOR(([.BU29] - [.J29]) / [.Y29] + 0.5) - ([.Y29] - [.D29]) * FLOOR(([.J29] - [.P29]) / [.D29] + 0.5)" office:value-type="float" office:value="1" calcext:value-type="float">
            <text:p>1.000</text:p>
          </table:table-cell>
          <table:table-cell table:style-name="ce865" table:formula="of:= ([.BY29] - [.N29]) / [.B29]" office:value-type="float" office:value="0.333333333333333" calcext:value-type="float">
            <text:p>0.333</text:p>
          </table:table-cell>
          <table:table-cell table:style-name="ce865" table:formula="of:= ([.BZ29] - [.O29]) / [.C29]" office:value-type="float" office:value="0.333333333333333" calcext:value-type="float">
            <text:p>0.333</text:p>
          </table:table-cell>
          <table:table-cell table:style-name="ce865" table:formula="of:= ([.CA29] - [.P29]) / [.D29]" office:value-type="float" office:value="0.333333333333333" calcext:value-type="float">
            <text:p>0.333</text:p>
          </table:table-cell>
          <table:table-cell table:style-name="ce868" table:formula="of:= [.N29] + ([.BS29] - [.Z29] * [.H29]) - [.W29] * FLOOR([.BS29] / [.W29] - [.H29] / [.B29] + 0.5)" office:value-type="float" office:value="1" calcext:value-type="float">
            <text:p>1.000</text:p>
          </table:table-cell>
          <table:table-cell table:style-name="ce871" table:formula="of:= [.O29] + ([.BT29] - [.AA29] * [.I29]) - [.X29] * FLOOR([.BT29] / [.X29] - [.I29] / [.C29] + 0.5)" office:value-type="float" office:value="1" calcext:value-type="float">
            <text:p>1.000</text:p>
          </table:table-cell>
          <table:table-cell table:style-name="ce871" table:formula="of:= [.P29] + ([.BU29] - [.AB29] * [.J29]) - [.Y29] * FLOOR([.BU29] / [.Y29] - [.J29] / [.D29] + 0.5)" office:value-type="float" office:value="1" calcext:value-type="float">
            <text:p>1.000</text:p>
          </table:table-cell>
          <table:table-cell table:style-name="ce46"/>
          <table:table-cell table:style-name="ce125" table:number-columns-repeated="16271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47" table:formula="of:= [.B22]" office:value-type="float" office:value="1" calcext:value-type="float">
            <text:p>1.000</text:p>
          </table:table-cell>
          <table:table-cell table:style-name="ce142" table:formula="of:= [.C22]" office:value-type="float" office:value="2" calcext:value-type="float">
            <text:p>2.000</text:p>
          </table:table-cell>
          <table:table-cell table:style-name="ce234" table:formula="of:= [.D22]" office:value-type="float" office:value="3" calcext:value-type="float">
            <text:p>3.000</text:p>
          </table:table-cell>
          <table:table-cell table:style-name="ce413" table:formula="of:= [.E22]" office:value-type="float" office:value="0" calcext:value-type="float">
            <text:p>0.000</text:p>
          </table:table-cell>
          <table:table-cell table:style-name="ce142" table:formula="of:= [.F22]" office:value-type="float" office:value="1" calcext:value-type="float">
            <text:p>1.000</text:p>
          </table:table-cell>
          <table:table-cell table:style-name="ce429" table:formula="of:= [.G22]" office:value-type="float" office:value="2" calcext:value-type="float">
            <text:p>2.000</text:p>
          </table:table-cell>
          <table:table-cell table:style-name="ce444" table:formula="of:= [.E30] - [.B30] * FLOOR([.E30] / [.B30])" office:value-type="float" office:value="0" calcext:value-type="float">
            <text:p>0.000</text:p>
          </table:table-cell>
          <table:table-cell table:style-name="ce451" table:formula="of:= [.F30] - [.C30] * FLOOR([.F30] / [.C30])" office:value-type="float" office:value="1" calcext:value-type="float">
            <text:p>1.000</text:p>
          </table:table-cell>
          <table:table-cell table:style-name="ce451" table:formula="of:= [.G30] - [.D30] * FLOOR([.G30] / [.D30])" office:value-type="float" office:value="2" calcext:value-type="float">
            <text:p>2.000</text:p>
          </table:table-cell>
          <table:table-cell table:style-name="ce413" table:formula="of:= [.K22]" office:value-type="float" office:value="0" calcext:value-type="float">
            <text:p>0.000</text:p>
          </table:table-cell>
          <table:table-cell table:style-name="ce142" table:formula="of:= [.L22]" office:value-type="float" office:value="-2" calcext:value-type="float">
            <text:p>-2.000</text:p>
          </table:table-cell>
          <table:table-cell table:style-name="ce234" table:formula="of:= [.M22]" office:value-type="float" office:value="4" calcext:value-type="float">
            <text:p>4.000</text:p>
          </table:table-cell>
          <table:table-cell table:style-name="ce413" table:formula="of:= [.H30] + [.K30] * [.B30]" office:value-type="float" office:value="0" calcext:value-type="float">
            <text:p>0.000</text:p>
          </table:table-cell>
          <table:table-cell table:style-name="ce142" table:formula="of:= [.I30] + [.L30] * [.C30]" office:value-type="float" office:value="-3" calcext:value-type="float">
            <text:p>-3.000</text:p>
          </table:table-cell>
          <table:table-cell table:style-name="ce234" table:formula="of:= [.J30] + [.M30] * [.D30]" office:value-type="float" office:value="14" calcext:value-type="float">
            <text:p>14.000</text:p>
          </table:table-cell>
          <table:table-cell table:style-name="ce413" office:value-type="float" office:value="0.25" calcext:value-type="float">
            <text:p>0.250</text:p>
          </table:table-cell>
          <table:table-cell table:style-name="ce142" office:value-type="float" office:value="0.5" calcext:value-type="float">
            <text:p>0.500</text:p>
          </table:table-cell>
          <table:table-cell table:style-name="ce429" office:value-type="float" office:value="-0.75" calcext:value-type="float">
            <text:p>-0.750</text:p>
          </table:table-cell>
          <table:table-cell table:style-name="ce471" table:formula="of:= [.Q30] - [.B30] * FLOOR([.Q30] / [.B30] + 0.5)" office:value-type="float" office:value="0.25" calcext:value-type="float">
            <text:p>0.250</text:p>
          </table:table-cell>
          <table:table-cell table:style-name="ce475" table:formula="of:= [.R30] - [.C30] * FLOOR([.R30] / [.C30] + 0.5)" office:value-type="float" office:value="0.5" calcext:value-type="float">
            <text:p>0.500</text:p>
          </table:table-cell>
          <table:table-cell table:style-name="ce487" table:formula="of:= [.S30] - [.D30] * FLOOR([.S30] / [.D30] + 0.5)" office:value-type="float" office:value="-0.75" calcext:value-type="float">
            <text:p>-0.750</text:p>
          </table:table-cell>
          <table:table-cell table:style-name="ce498" table:formula="of:= [.B30]" office:value-type="float" office:value="1" calcext:value-type="float">
            <text:p>1.000</text:p>
          </table:table-cell>
          <table:table-cell table:style-name="ce502" table:formula="of:= [.C30]" office:value-type="float" office:value="2" calcext:value-type="float">
            <text:p>2.000</text:p>
          </table:table-cell>
          <table:table-cell table:style-name="ce506" table:formula="of:= [.D30]" office:value-type="float" office:value="3" calcext:value-type="float">
            <text:p>3.000</text:p>
          </table:table-cell>
          <table:table-cell table:style-name="ce511" table:formula="of:= [.W30] / [.B30]" office:value-type="float" office:value="1" calcext:value-type="float">
            <text:p>1.000</text:p>
          </table:table-cell>
          <table:table-cell table:style-name="ce515" table:formula="of:= [.X30] / [.C30]" office:value-type="float" office:value="1" calcext:value-type="float">
            <text:p>1.000</text:p>
          </table:table-cell>
          <table:table-cell table:style-name="ce526" table:formula="of:= [.Y30] / [.D30]" office:value-type="float" office:value="1" calcext:value-type="float">
            <text:p>1.000</text:p>
          </table:table-cell>
          <table:table-cell table:style-name="ce542" table:formula="of:= ([.H30] + [.T30]) * [.Z30] - [.W30] * FLOOR(([.H30] + [.T30]) * [.Z30] / [.W30])" office:value-type="float" office:value="0.25" calcext:value-type="float">
            <text:p>0.250</text:p>
          </table:table-cell>
          <table:table-cell table:style-name="ce549" table:formula="of:= ([.I30] + [.U30]) * [.AA30] - [.X30] * FLOOR(([.I30] + [.U30]) * [.AA30] / [.X30])" office:value-type="float" office:value="1.5" calcext:value-type="float">
            <text:p>1.500</text:p>
          </table:table-cell>
          <table:table-cell table:style-name="ce552" table:formula="of:= ([.J30] + [.V30]) * [.AB30] - [.Y30] * FLOOR(([.J30] + [.V30]) * [.AB30] / [.Y30])" office:value-type="float" office:value="1.25" calcext:value-type="float">
            <text:p>1.250</text:p>
          </table:table-cell>
          <table:table-cell table:style-name="ce556" table:formula="of:= [.AC30] - [.H30]" office:value-type="float" office:value="0.25" calcext:value-type="float">
            <text:p>0.250</text:p>
          </table:table-cell>
          <table:table-cell table:style-name="ce559" table:formula="of:= [.AD30] - [.I30]" office:value-type="float" office:value="0.5" calcext:value-type="float">
            <text:p>0.500</text:p>
          </table:table-cell>
          <table:table-cell table:style-name="ce563" table:formula="of:= [.AE30] - [.J30]" office:value-type="float" office:value="-0.75" calcext:value-type="float">
            <text:p>-0.750</text:p>
          </table:table-cell>
          <table:table-cell table:style-name="ce568" table:formula="of:= ([.N30] + [.T30]) * [.Z30]" office:value-type="float" office:value="0.25" calcext:value-type="float">
            <text:p>0.250</text:p>
          </table:table-cell>
          <table:table-cell table:style-name="ce577" table:formula="of:= ([.O30] + [.U30]) * [.AA30]" office:value-type="float" office:value="-2.5" calcext:value-type="float">
            <text:p>-2.500</text:p>
          </table:table-cell>
          <table:table-cell table:style-name="ce586" table:formula="of:= ([.P30] + [.V30]) * [.AB30]" office:value-type="float" office:value="13.25" calcext:value-type="float">
            <text:p>13.250</text:p>
          </table:table-cell>
          <table:table-cell table:style-name="ce594" table:formula="of:= [.AI30] / [.W30] - [.N30] / [.B30]" office:value-type="float" office:value="0.25" calcext:value-type="float">
            <text:p>0.250</text:p>
          </table:table-cell>
          <table:table-cell table:style-name="ce601" table:formula="of:= [.AJ30] / [.X30] - [.O30] / [.C30]" office:value-type="float" office:value="0.25" calcext:value-type="float">
            <text:p>0.250</text:p>
          </table:table-cell>
          <table:table-cell table:style-name="ce601" table:formula="of:= [.AK30] / [.Y30] - [.P30] / [.D30]" office:value-type="float" office:value="-0.25" calcext:value-type="float">
            <text:p>-0.250</text:p>
          </table:table-cell>
          <table:table-cell table:style-name="ce613" table:formula="of:= [.Z30] * [.N30] + ([.AC30] - [.Z30] * [.H30]) - [.W30] * FLOOR([.AC30] / [.W30] - [.H30] / [.B30] + 0.5)" office:value-type="float" office:value="0.25" calcext:value-type="float">
            <text:p>0.250</text:p>
          </table:table-cell>
          <table:table-cell table:style-name="ce620" table:formula="of:= [.AA30] * [.O30] + ([.AD30] - [.AA30] * [.I30]) - [.X30] * FLOOR([.AD30] / [.X30] - [.I30] / [.C30] + 0.5)" office:value-type="float" office:value="-2.5" calcext:value-type="float">
            <text:p>-2.500</text:p>
          </table:table-cell>
          <table:table-cell table:style-name="ce627" table:formula="of:= [.AB30] * [.P30] + ([.AE30] - [.AB30] * [.J30]) - [.Y30] * FLOOR([.AE30] / [.Y30] - [.J30] / [.D30] + 0.5)" office:value-type="float" office:value="13.25" calcext:value-type="float">
            <text:p>13.250</text:p>
          </table:table-cell>
          <table:table-cell table:style-name="ce633" table:formula="of:= [.AC30] - [.W30] * FLOOR([.AC30] / [.W30] - [.N30] / [.B30] + 0.5)" office:value-type="float" office:value="0.25" calcext:value-type="float">
            <text:p>0.250</text:p>
          </table:table-cell>
          <table:table-cell table:style-name="ce638" table:formula="of:= [.AD30] - [.X30] * FLOOR([.AD30] / [.X30] - [.O30] / [.C30] + 0.5)" office:value-type="float" office:value="-2.5" calcext:value-type="float">
            <text:p>-2.500</text:p>
          </table:table-cell>
          <table:table-cell table:style-name="ce643" table:formula="of:= [.AE30] - [.Y30] * FLOOR([.AE30] / [.Y30] - [.P30] / [.D30] + 0.5)" office:value-type="float" office:value="13.25" calcext:value-type="float">
            <text:p>13.250</text:p>
          </table:table-cell>
          <table:table-cell table:style-name="ce655" table:formula="of:= ([.AI30] - [.N30]) / [.W30]" office:value-type="float" office:value="0.25" calcext:value-type="float">
            <text:p>0.250</text:p>
          </table:table-cell>
          <table:table-cell table:style-name="ce668" table:formula="of:= ([.AJ30] - [.O30]) / [.X30]" office:value-type="float" office:value="0.25" calcext:value-type="float">
            <text:p>0.250</text:p>
          </table:table-cell>
          <table:table-cell table:style-name="ce668" table:formula="of:= ([.AK30] - [.P30]) / [.Y30]" office:value-type="float" office:value="-0.25" calcext:value-type="float">
            <text:p>-0.250</text:p>
          </table:table-cell>
          <table:table-cell table:style-name="ce683" table:formula="of:= [.AC30] - [.W30] * FLOOR(([.AC30] - [.N30]) / [.W30] + 0.5)" office:value-type="float" office:value="0.25" calcext:value-type="float">
            <text:p>0.250</text:p>
          </table:table-cell>
          <table:table-cell table:style-name="ce686" table:formula="of:= [.AD30] - [.X30] * FLOOR(([.AD30] - [.O30]) / [.X30] + 0.5)" office:value-type="float" office:value="-2.5" calcext:value-type="float">
            <text:p>-2.500</text:p>
          </table:table-cell>
          <table:table-cell table:style-name="ce690" table:formula="of:= [.AE30] - [.Y30] * FLOOR(([.AE30] - [.P30]) / [.Y30] + 0.5)" office:value-type="float" office:value="13.25" calcext:value-type="float">
            <text:p>13.250</text:p>
          </table:table-cell>
          <table:table-cell table:style-name="ce696" table:formula="of:= ([.AI30] - [.N30]) / [.W30]" office:value-type="float" office:value="0.25" calcext:value-type="float">
            <text:p>0.250</text:p>
          </table:table-cell>
          <table:table-cell table:style-name="ce696" table:formula="of:= ([.AJ30] - [.O30]) / [.X30]" office:value-type="float" office:value="0.25" calcext:value-type="float">
            <text:p>0.250</text:p>
          </table:table-cell>
          <table:table-cell table:style-name="ce706" table:formula="of:= ([.AK30] - [.P30]) / [.Y30]" office:value-type="float" office:value="-0.25" calcext:value-type="float">
            <text:p>-0.250</text:p>
          </table:table-cell>
          <table:table-cell table:style-name="ce712" table:formula="of:= [.N30] + ([.AC30] - [.H30]) - [.W30] * FLOOR(([.AC30] - [.H30]) / [.W30] + 0.5)" office:value-type="float" office:value="0.25" calcext:value-type="float">
            <text:p>0.250</text:p>
          </table:table-cell>
          <table:table-cell table:style-name="ce715" table:formula="of:= [.O30] + ([.AD30] - [.I30]) - [.X30] * FLOOR(([.AD30] - [.I30]) / [.X30] + 0.5)" office:value-type="float" office:value="-2.5" calcext:value-type="float">
            <text:p>-2.500</text:p>
          </table:table-cell>
          <table:table-cell table:style-name="ce718" table:formula="of:= [.P30] + ([.AE30] - [.J30]) - [.Y30] * FLOOR(([.AE30] - [.J30]) / [.Y30] + 0.5)" office:value-type="float" office:value="13.25" calcext:value-type="float">
            <text:p>13.250</text:p>
          </table:table-cell>
          <table:table-cell table:style-name="ce722" table:formula="of:= [.H30] / [.B30] * ([.B30] - [.W30]) / [.W30] - ([.AI30] / [.W30] - [.N30] / [.B30])" office:value-type="float" office:value="-0.25" calcext:value-type="float">
            <text:p>-0.250</text:p>
          </table:table-cell>
          <table:table-cell table:style-name="ce722" table:formula="of:= [.I30] / [.C30] * ([.C30] - [.X30]) / [.X30] - ([.AJ30] / [.X30] - [.O30] / [.C30])" office:value-type="float" office:value="-0.25" calcext:value-type="float">
            <text:p>-0.250</text:p>
          </table:table-cell>
          <table:table-cell table:style-name="ce731" table:formula="of:= [.J30] / [.D30] * ([.D30] - [.Y30]) / [.Y30] - ([.AK30] / [.Y30] - [.P30] / [.D30])" office:value-type="float" office:value="0.25" calcext:value-type="float">
            <text:p>0.250</text:p>
          </table:table-cell>
          <table:table-cell table:style-name="ce736" table:formula="of:= [.N30] + ([.AC30] - [.H30]) - [.W30] * FLOOR(([.AC30] - [.H30]) / [.W30] + 0.5) - ([.W30] - [.B30]) * FLOOR(([.H30] - [.N30]) / [.B30] + 0.5)" office:value-type="float" office:value="0.25" calcext:value-type="float">
            <text:p>0.250</text:p>
          </table:table-cell>
          <table:table-cell table:style-name="ce739" table:formula="of:= [.O30] + ([.AD30] - [.I30]) - [.X30] * FLOOR(([.AD30] - [.I30]) / [.X30] + 0.5) - ([.X30] - [.C30]) * FLOOR(([.I30] - [.O30]) / [.C30] + 0.5)" office:value-type="float" office:value="-2.5" calcext:value-type="float">
            <text:p>-2.500</text:p>
          </table:table-cell>
          <table:table-cell table:style-name="ce742" table:formula="of:= [.P30] + ([.AE30] - [.J30]) - [.Y30] * FLOOR(([.AE30] - [.J30]) / [.Y30] + 0.5) - ([.Y30] - [.D30]) * FLOOR(([.J30] - [.P30]) / [.D30] + 0.5)" office:value-type="float" office:value="13.25" calcext:value-type="float">
            <text:p>13.250</text:p>
          </table:table-cell>
          <table:table-cell table:style-name="ce745" table:formula="of:= ([.AI30] - [.N30]) / [.B30]" office:value-type="float" office:value="0.25" calcext:value-type="float">
            <text:p>0.250</text:p>
          </table:table-cell>
          <table:table-cell table:style-name="ce750" table:formula="of:= ([.AJ30] - [.O30]) / [.C30]" office:value-type="float" office:value="0.25" calcext:value-type="float">
            <text:p>0.250</text:p>
          </table:table-cell>
          <table:table-cell table:style-name="ce756" table:formula="of:= ([.AK30] - [.P30]) / [.D30]" office:value-type="float" office:value="-0.25" calcext:value-type="float">
            <text:p>-0.250</text:p>
          </table:table-cell>
          <table:table-cell table:style-name="ce761" table:formula="of:= [.N30] + ([.AC30] - [.Z30] * [.H30]) - [.W30] * FLOOR([.AC30] / [.W30] - [.H30] / [.B30] + 0.5)" office:value-type="float" office:value="0.25" calcext:value-type="float">
            <text:p>0.250</text:p>
          </table:table-cell>
          <table:table-cell table:style-name="ce764" table:formula="of:= [.O30] + ([.AD30] - [.AA30] * [.I30]) - [.X30] * FLOOR([.AD30] / [.X30] - [.I30] / [.C30] + 0.5)" office:value-type="float" office:value="-2.5" calcext:value-type="float">
            <text:p>-2.500</text:p>
          </table:table-cell>
          <table:table-cell table:style-name="ce769" table:formula="of:= [.P30] + ([.AE30] - [.AB30] * [.J30]) - [.Y30] * FLOOR([.AE30] / [.Y30] - [.J30] / [.D30] + 0.5)" office:value-type="float" office:value="13.25" calcext:value-type="float">
            <text:p>13.250</text:p>
          </table:table-cell>
          <table:table-cell table:style-name="ce778" table:formula="of:= [.H30] * [.Z30] + [.T30] - [.W30] * FLOOR(([.H30] * [.Z30] + [.T30]) / [.W30])" office:value-type="float" office:value="0.25" calcext:value-type="float">
            <text:p>0.250</text:p>
          </table:table-cell>
          <table:table-cell table:style-name="ce782" table:formula="of:= [.I30] * [.AA30] + [.U30] - [.X30] * FLOOR(([.I30] * [.AA30] + [.U30]) / [.X30])" office:value-type="float" office:value="1.5" calcext:value-type="float">
            <text:p>1.500</text:p>
          </table:table-cell>
          <table:table-cell table:style-name="ce786" table:formula="of:= [.J30] * [.AB30] + [.V30] - [.Y30] * FLOOR(([.J30] * [.AB30] + [.V30]) / [.Y30])" office:value-type="float" office:value="1.25" calcext:value-type="float">
            <text:p>1.250</text:p>
          </table:table-cell>
          <table:table-cell table:style-name="ce790" table:formula="of:= [.BS30] - [.H30]" office:value-type="float" office:value="0.25" calcext:value-type="float">
            <text:p>0.250</text:p>
          </table:table-cell>
          <table:table-cell table:style-name="ce793" table:formula="of:= [.BT30] - [.I30]" office:value-type="float" office:value="0.5" calcext:value-type="float">
            <text:p>0.500</text:p>
          </table:table-cell>
          <table:table-cell table:style-name="ce796" table:formula="of:= [.BU30] - [.J30]" office:value-type="float" office:value="-0.75" calcext:value-type="float">
            <text:p>-0.750</text:p>
          </table:table-cell>
          <table:table-cell table:style-name="ce568" table:formula="of:= [.N30] * [.Z30] + [.T30]" office:value-type="float" office:value="0.25" calcext:value-type="float">
            <text:p>0.250</text:p>
          </table:table-cell>
          <table:table-cell table:style-name="ce577" table:formula="of:= [.O30] * [.AA30] + [.U30]" office:value-type="float" office:value="-2.5" calcext:value-type="float">
            <text:p>-2.500</text:p>
          </table:table-cell>
          <table:table-cell table:style-name="ce586" table:formula="of:= [.P30] * [.AB30] + [.V30]" office:value-type="float" office:value="13.25" calcext:value-type="float">
            <text:p>13.250</text:p>
          </table:table-cell>
          <table:table-cell table:style-name="ce800" table:formula="of:= [.BY30] / [.W30] - [.N30] / [.B30]" office:value-type="float" office:value="0.25" calcext:value-type="float">
            <text:p>0.250</text:p>
          </table:table-cell>
          <table:table-cell table:style-name="ce800" table:formula="of:= [.BZ30] / [.X30] - [.O30] / [.C30]" office:value-type="float" office:value="0.25" calcext:value-type="float">
            <text:p>0.250</text:p>
          </table:table-cell>
          <table:table-cell table:style-name="ce803" table:formula="of:= [.CA30] / [.Y30] - [.P30] / [.D30]" office:value-type="float" office:value="-0.25" calcext:value-type="float">
            <text:p>-0.250</text:p>
          </table:table-cell>
          <table:table-cell table:style-name="ce806" table:formula="of:= [.Z30] * [.N30] + ([.BS30] - [.Z30] * [.H30]) - [.W30] * FLOOR([.BS30] / [.W30] - [.H30] / [.B30] + 0.5)" office:value-type="float" office:value="0.25" calcext:value-type="float">
            <text:p>0.250</text:p>
          </table:table-cell>
          <table:table-cell table:style-name="ce809" table:formula="of:= [.AA30] * [.O30] + ([.BT30] - [.AA30] * [.I30]) - [.X30] * FLOOR([.BT30] / [.X30] - [.I30] / [.C30] + 0.5)" office:value-type="float" office:value="-2.5" calcext:value-type="float">
            <text:p>-2.500</text:p>
          </table:table-cell>
          <table:table-cell table:style-name="ce812" table:formula="of:= [.AB30] * [.P30] + ([.BU30] - [.AB30] * [.J30]) - [.Y30] * FLOOR([.BU30] / [.Y30] - [.J30] / [.D30] + 0.5)" office:value-type="float" office:value="13.25" calcext:value-type="float">
            <text:p>13.250</text:p>
          </table:table-cell>
          <table:table-cell table:style-name="ce815" table:formula="of:= [.BS30] - [.W30] * FLOOR([.BS30] / [.W30] - [.N30] / [.B30] + 0.5)" office:value-type="float" office:value="0.25" calcext:value-type="float">
            <text:p>0.250</text:p>
          </table:table-cell>
          <table:table-cell table:style-name="ce818" table:formula="of:= [.BT30] - [.X30] * FLOOR([.BT30] / [.X30] - [.O30] / [.C30] + 0.5)" office:value-type="float" office:value="-2.5" calcext:value-type="float">
            <text:p>-2.500</text:p>
          </table:table-cell>
          <table:table-cell table:style-name="ce821" table:formula="of:= [.BU30] - [.Y30] * FLOOR([.BU30] / [.Y30] - [.P30] / [.D30] + 0.5)" office:value-type="float" office:value="13.25" calcext:value-type="float">
            <text:p>13.250</text:p>
          </table:table-cell>
          <table:table-cell table:style-name="ce825" table:formula="of:= ([.BY30] - [.N30]) / [.W30]" office:value-type="float" office:value="0.25" calcext:value-type="float">
            <text:p>0.250</text:p>
          </table:table-cell>
          <table:table-cell table:style-name="ce825" table:formula="of:= ([.BZ30] - [.O30]) / [.X30]" office:value-type="float" office:value="0.25" calcext:value-type="float">
            <text:p>0.250</text:p>
          </table:table-cell>
          <table:table-cell table:style-name="ce828" table:formula="of:= ([.CA30] - [.P30]) / [.Y30]" office:value-type="float" office:value="-0.25" calcext:value-type="float">
            <text:p>-0.250</text:p>
          </table:table-cell>
          <table:table-cell table:style-name="ce831" table:formula="of:= [.BS30] - [.W30] * FLOOR(([.BS30] - [.N30]) / [.W30] + 0.5)" office:value-type="float" office:value="0.25" calcext:value-type="float">
            <text:p>0.250</text:p>
          </table:table-cell>
          <table:table-cell table:style-name="ce831" table:formula="of:= [.BT30] - [.X30] * FLOOR(([.BT30] - [.O30]) / [.X30] + 0.5)" office:value-type="float" office:value="-2.5" calcext:value-type="float">
            <text:p>-2.500</text:p>
          </table:table-cell>
          <table:table-cell table:style-name="ce834" table:formula="of:= [.BU30] - [.Y30] * FLOOR(([.BU30] - [.P30]) / [.Y30] + 0.5)" office:value-type="float" office:value="13.25" calcext:value-type="float">
            <text:p>13.250</text:p>
          </table:table-cell>
          <table:table-cell table:style-name="ce837" table:formula="of:= ([.BY30] - [.N30]) / [.W30]" office:value-type="float" office:value="0.25" calcext:value-type="float">
            <text:p>0.250</text:p>
          </table:table-cell>
          <table:table-cell table:style-name="ce837" table:formula="of:= ([.BZ30] - [.O30]) / [.X30]" office:value-type="float" office:value="0.25" calcext:value-type="float">
            <text:p>0.250</text:p>
          </table:table-cell>
          <table:table-cell table:style-name="ce837" table:formula="of:= ([.CA30] - [.P30]) / [.Y30]" office:value-type="float" office:value="-0.25" calcext:value-type="float">
            <text:p>-0.250</text:p>
          </table:table-cell>
          <table:table-cell table:style-name="ce842" table:formula="of:= [.N30] + ([.BS30] - [.H30]) - [.W30] * FLOOR(([.BS30] - [.H30]) / [.W30] + 0.5)" office:value-type="float" office:value="0.25" calcext:value-type="float">
            <text:p>0.250</text:p>
          </table:table-cell>
          <table:table-cell table:style-name="ce845" table:formula="of:= [.O30] + ([.BT30] - [.I30]) - [.X30] * FLOOR(([.BT30] - [.I30]) / [.X30] + 0.5)" office:value-type="float" office:value="-2.5" calcext:value-type="float">
            <text:p>-2.500</text:p>
          </table:table-cell>
          <table:table-cell table:style-name="ce848" table:formula="of:= [.P30] + ([.BU30] - [.J30]) - [.Y30] * FLOOR(([.BU30] - [.J30]) / [.Y30] + 0.5)" office:value-type="float" office:value="13.25" calcext:value-type="float">
            <text:p>13.250</text:p>
          </table:table-cell>
          <table:table-cell table:style-name="ce851" table:formula="of:= [.H30] / [.B30] * ([.B30] - [.W30]) / [.W30] - ([.BY30] / [.W30] - [.N30] / [.B30])" office:value-type="float" office:value="-0.25" calcext:value-type="float">
            <text:p>-0.250</text:p>
          </table:table-cell>
          <table:table-cell table:style-name="ce851" table:formula="of:= [.I30] / [.C30] * ([.C30] - [.X30]) / [.X30] - ([.BZ30] / [.X30] - [.O30] / [.C30])" office:value-type="float" office:value="-0.25" calcext:value-type="float">
            <text:p>-0.250</text:p>
          </table:table-cell>
          <table:table-cell table:style-name="ce851" table:formula="of:= [.J30] / [.D30] * ([.D30] - [.Y30]) / [.Y30] - ([.CA30] / [.Y30] - [.P30] / [.D30])" office:value-type="float" office:value="0.25" calcext:value-type="float">
            <text:p>0.250</text:p>
          </table:table-cell>
          <table:table-cell table:style-name="ce854" table:formula="of:= [.N30] + ([.BS30] - [.H30]) - [.W30] * FLOOR(([.BS30] - [.H30]) / [.W30] + 0.5) - ([.W30] - [.B30]) * FLOOR(([.H30] - [.N30]) / [.B30] + 0.5)" office:value-type="float" office:value="0.25" calcext:value-type="float">
            <text:p>0.250</text:p>
          </table:table-cell>
          <table:table-cell table:style-name="ce857" table:formula="of:= [.O30] + ([.BT30] - [.I30]) - [.X30] * FLOOR(([.BT30] - [.I30]) / [.X30] + 0.5) - ([.X30] - [.C30]) * FLOOR(([.I30] - [.O30]) / [.C30] + 0.5)" office:value-type="float" office:value="-2.5" calcext:value-type="float">
            <text:p>-2.500</text:p>
          </table:table-cell>
          <table:table-cell table:style-name="ce860" table:formula="of:= [.P30] + ([.BU30] - [.J30]) - [.Y30] * FLOOR(([.BU30] - [.J30]) / [.Y30] + 0.5) - ([.Y30] - [.D30]) * FLOOR(([.J30] - [.P30]) / [.D30] + 0.5)" office:value-type="float" office:value="13.25" calcext:value-type="float">
            <text:p>13.250</text:p>
          </table:table-cell>
          <table:table-cell table:style-name="ce866" table:formula="of:= ([.BY30] - [.N30]) / [.B30]" office:value-type="float" office:value="0.25" calcext:value-type="float">
            <text:p>0.250</text:p>
          </table:table-cell>
          <table:table-cell table:style-name="ce866" table:formula="of:= ([.BZ30] - [.O30]) / [.C30]" office:value-type="float" office:value="0.25" calcext:value-type="float">
            <text:p>0.250</text:p>
          </table:table-cell>
          <table:table-cell table:style-name="ce866" table:formula="of:= ([.CA30] - [.P30]) / [.D30]" office:value-type="float" office:value="-0.25" calcext:value-type="float">
            <text:p>-0.250</text:p>
          </table:table-cell>
          <table:table-cell table:style-name="ce869" table:formula="of:= [.N30] + ([.BS30] - [.Z30] * [.H30]) - [.W30] * FLOOR([.BS30] / [.W30] - [.H30] / [.B30] + 0.5)" office:value-type="float" office:value="0.25" calcext:value-type="float">
            <text:p>0.250</text:p>
          </table:table-cell>
          <table:table-cell table:style-name="ce872" table:formula="of:= [.O30] + ([.BT30] - [.AA30] * [.I30]) - [.X30] * FLOOR([.BT30] / [.X30] - [.I30] / [.C30] + 0.5)" office:value-type="float" office:value="-2.5" calcext:value-type="float">
            <text:p>-2.500</text:p>
          </table:table-cell>
          <table:table-cell table:style-name="ce872" table:formula="of:= [.P30] + ([.BU30] - [.AB30] * [.J30]) - [.Y30] * FLOOR([.BU30] / [.Y30] - [.J30] / [.D30] + 0.5)" office:value-type="float" office:value="13.25" calcext:value-type="float">
            <text:p>13.250</text:p>
          </table:table-cell>
          <table:table-cell table:style-name="ce47"/>
          <table:table-cell table:style-name="ce142" table:number-columns-repeated="16271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48" table:formula="of:= [.B23]" office:value-type="float" office:value="2" calcext:value-type="float">
            <text:p>2.000</text:p>
          </table:table-cell>
          <table:table-cell table:style-name="ce144" table:formula="of:= [.C23]" office:value-type="float" office:value="4" calcext:value-type="float">
            <text:p>4.000</text:p>
          </table:table-cell>
          <table:table-cell table:style-name="ce235" table:formula="of:= [.D23]" office:value-type="float" office:value="6" calcext:value-type="float">
            <text:p>6.000</text:p>
          </table:table-cell>
          <table:table-cell table:style-name="ce414" table:formula="of:= [.E23]" office:value-type="float" office:value="0" calcext:value-type="float">
            <text:p>0.000</text:p>
          </table:table-cell>
          <table:table-cell table:style-name="ce144" table:formula="of:= [.F23]" office:value-type="float" office:value="2" calcext:value-type="float">
            <text:p>2.000</text:p>
          </table:table-cell>
          <table:table-cell table:style-name="ce430" table:formula="of:= [.G23]" office:value-type="float" office:value="4" calcext:value-type="float">
            <text:p>4.000</text:p>
          </table:table-cell>
          <table:table-cell table:style-name="ce445" table:formula="of:= [.E31] - [.B31] * FLOOR([.E31] / [.B31])" office:value-type="float" office:value="0" calcext:value-type="float">
            <text:p>0.000</text:p>
          </table:table-cell>
          <table:table-cell table:style-name="ce452" table:formula="of:= [.F31] - [.C31] * FLOOR([.F31] / [.C31])" office:value-type="float" office:value="2" calcext:value-type="float">
            <text:p>2.000</text:p>
          </table:table-cell>
          <table:table-cell table:style-name="ce452" table:formula="of:= [.G31] - [.D31] * FLOOR([.G31] / [.D31])" office:value-type="float" office:value="4" calcext:value-type="float">
            <text:p>4.000</text:p>
          </table:table-cell>
          <table:table-cell table:style-name="ce414" table:formula="of:= [.K23]" office:value-type="float" office:value="1" calcext:value-type="float">
            <text:p>1.000</text:p>
          </table:table-cell>
          <table:table-cell table:style-name="ce144" table:formula="of:= [.L23]" office:value-type="float" office:value="-3" calcext:value-type="float">
            <text:p>-3.000</text:p>
          </table:table-cell>
          <table:table-cell table:style-name="ce235" table:formula="of:= [.M23]" office:value-type="float" office:value="5" calcext:value-type="float">
            <text:p>5.000</text:p>
          </table:table-cell>
          <table:table-cell table:style-name="ce414" table:formula="of:= [.H31] + [.K31] * [.B31]" office:value-type="float" office:value="2" calcext:value-type="float">
            <text:p>2.000</text:p>
          </table:table-cell>
          <table:table-cell table:style-name="ce144" table:formula="of:= [.I31] + [.L31] * [.C31]" office:value-type="float" office:value="-10" calcext:value-type="float">
            <text:p>-10.000</text:p>
          </table:table-cell>
          <table:table-cell table:style-name="ce235" table:formula="of:= [.J31] + [.M31] * [.D31]" office:value-type="float" office:value="34" calcext:value-type="float">
            <text:p>34.000</text:p>
          </table:table-cell>
          <table:table-cell table:style-name="ce414" office:value-type="float" office:value="0.5" calcext:value-type="float">
            <text:p>0.500</text:p>
          </table:table-cell>
          <table:table-cell table:style-name="ce144" office:value-type="float" office:value="1" calcext:value-type="float">
            <text:p>1.000</text:p>
          </table:table-cell>
          <table:table-cell table:style-name="ce430" office:value-type="float" office:value="-2.5" calcext:value-type="float">
            <text:p>-2.500</text:p>
          </table:table-cell>
          <table:table-cell table:style-name="ce473" table:formula="of:= [.Q31] - [.B31] * FLOOR([.Q31] / [.B31] + 0.5)" office:value-type="float" office:value="0.5" calcext:value-type="float">
            <text:p>0.500</text:p>
          </table:table-cell>
          <table:table-cell table:style-name="ce476" table:formula="of:= [.R31] - [.C31] * FLOOR([.R31] / [.C31] + 0.5)" office:value-type="float" office:value="1" calcext:value-type="float">
            <text:p>1.000</text:p>
          </table:table-cell>
          <table:table-cell table:style-name="ce488" table:formula="of:= [.S31] - [.D31] * FLOOR([.S31] / [.D31] + 0.5)" office:value-type="float" office:value="-2.5" calcext:value-type="float">
            <text:p>-2.500</text:p>
          </table:table-cell>
          <table:table-cell table:style-name="ce499" table:formula="of:= [.B31]" office:value-type="float" office:value="2" calcext:value-type="float">
            <text:p>2.000</text:p>
          </table:table-cell>
          <table:table-cell table:style-name="ce503" table:formula="of:= [.C31]" office:value-type="float" office:value="4" calcext:value-type="float">
            <text:p>4.000</text:p>
          </table:table-cell>
          <table:table-cell table:style-name="ce507" table:formula="of:= [.D31]" office:value-type="float" office:value="6" calcext:value-type="float">
            <text:p>6.000</text:p>
          </table:table-cell>
          <table:table-cell table:style-name="ce512" table:formula="of:= [.W31] / [.B31]" office:value-type="float" office:value="1" calcext:value-type="float">
            <text:p>1.000</text:p>
          </table:table-cell>
          <table:table-cell table:style-name="ce516" table:formula="of:= [.X31] / [.C31]" office:value-type="float" office:value="1" calcext:value-type="float">
            <text:p>1.000</text:p>
          </table:table-cell>
          <table:table-cell table:style-name="ce527" table:formula="of:= [.Y31] / [.D31]" office:value-type="float" office:value="1" calcext:value-type="float">
            <text:p>1.000</text:p>
          </table:table-cell>
          <table:table-cell table:style-name="ce543" table:formula="of:= ([.H31] + [.T31]) * [.Z31] - [.W31] * FLOOR(([.H31] + [.T31]) * [.Z31] / [.W31])" office:value-type="float" office:value="0.5" calcext:value-type="float">
            <text:p>0.500</text:p>
          </table:table-cell>
          <table:table-cell table:style-name="ce550" table:formula="of:= ([.I31] + [.U31]) * [.AA31] - [.X31] * FLOOR(([.I31] + [.U31]) * [.AA31] / [.X31])" office:value-type="float" office:value="3" calcext:value-type="float">
            <text:p>3.000</text:p>
          </table:table-cell>
          <table:table-cell table:style-name="ce553" table:formula="of:= ([.J31] + [.V31]) * [.AB31] - [.Y31] * FLOOR(([.J31] + [.V31]) * [.AB31] / [.Y31])" office:value-type="float" office:value="1.5" calcext:value-type="float">
            <text:p>1.500</text:p>
          </table:table-cell>
          <table:table-cell table:style-name="ce557" table:formula="of:= [.AC31] - [.H31]" office:value-type="float" office:value="0.5" calcext:value-type="float">
            <text:p>0.500</text:p>
          </table:table-cell>
          <table:table-cell table:style-name="ce560" table:formula="of:= [.AD31] - [.I31]" office:value-type="float" office:value="1" calcext:value-type="float">
            <text:p>1.000</text:p>
          </table:table-cell>
          <table:table-cell table:style-name="ce564" table:formula="of:= [.AE31] - [.J31]" office:value-type="float" office:value="-2.5" calcext:value-type="float">
            <text:p>-2.500</text:p>
          </table:table-cell>
          <table:table-cell table:style-name="ce569" table:formula="of:= ([.N31] + [.T31]) * [.Z31]" office:value-type="float" office:value="2.5" calcext:value-type="float">
            <text:p>2.500</text:p>
          </table:table-cell>
          <table:table-cell table:style-name="ce578" table:formula="of:= ([.O31] + [.U31]) * [.AA31]" office:value-type="float" office:value="-9" calcext:value-type="float">
            <text:p>-9.000</text:p>
          </table:table-cell>
          <table:table-cell table:style-name="ce587" table:formula="of:= ([.P31] + [.V31]) * [.AB31]" office:value-type="float" office:value="31.5" calcext:value-type="float">
            <text:p>31.500</text:p>
          </table:table-cell>
          <table:table-cell table:style-name="ce595" table:formula="of:= [.AI31] / [.W31] - [.N31] / [.B31]" office:value-type="float" office:value="0.25" calcext:value-type="float">
            <text:p>0.250</text:p>
          </table:table-cell>
          <table:table-cell table:style-name="ce602" table:formula="of:= [.AJ31] / [.X31] - [.O31] / [.C31]" office:value-type="float" office:value="0.25" calcext:value-type="float">
            <text:p>0.250</text:p>
          </table:table-cell>
          <table:table-cell table:style-name="ce602" table:formula="of:= [.AK31] / [.Y31] - [.P31] / [.D31]" office:value-type="float" office:value="-0.416666666666667" calcext:value-type="float">
            <text:p>-0.417</text:p>
          </table:table-cell>
          <table:table-cell table:style-name="ce614" table:formula="of:= [.Z31] * [.N31] + ([.AC31] - [.Z31] * [.H31]) - [.W31] * FLOOR([.AC31] / [.W31] - [.H31] / [.B31] + 0.5)" office:value-type="float" office:value="2.5" calcext:value-type="float">
            <text:p>2.500</text:p>
          </table:table-cell>
          <table:table-cell table:style-name="ce621" table:formula="of:= [.AA31] * [.O31] + ([.AD31] - [.AA31] * [.I31]) - [.X31] * FLOOR([.AD31] / [.X31] - [.I31] / [.C31] + 0.5)" office:value-type="float" office:value="-9" calcext:value-type="float">
            <text:p>-9.000</text:p>
          </table:table-cell>
          <table:table-cell table:style-name="ce628" table:formula="of:= [.AB31] * [.P31] + ([.AE31] - [.AB31] * [.J31]) - [.Y31] * FLOOR([.AE31] / [.Y31] - [.J31] / [.D31] + 0.5)" office:value-type="float" office:value="31.5" calcext:value-type="float">
            <text:p>31.500</text:p>
          </table:table-cell>
          <table:table-cell table:style-name="ce634" table:formula="of:= [.AC31] - [.W31] * FLOOR([.AC31] / [.W31] - [.N31] / [.B31] + 0.5)" office:value-type="float" office:value="2.5" calcext:value-type="float">
            <text:p>2.500</text:p>
          </table:table-cell>
          <table:table-cell table:style-name="ce639" table:formula="of:= [.AD31] - [.X31] * FLOOR([.AD31] / [.X31] - [.O31] / [.C31] + 0.5)" office:value-type="float" office:value="-9" calcext:value-type="float">
            <text:p>-9.000</text:p>
          </table:table-cell>
          <table:table-cell table:style-name="ce644" table:formula="of:= [.AE31] - [.Y31] * FLOOR([.AE31] / [.Y31] - [.P31] / [.D31] + 0.5)" office:value-type="float" office:value="31.5" calcext:value-type="float">
            <text:p>31.500</text:p>
          </table:table-cell>
          <table:table-cell table:style-name="ce656" table:formula="of:= ([.AI31] - [.N31]) / [.W31]" office:value-type="float" office:value="0.25" calcext:value-type="float">
            <text:p>0.250</text:p>
          </table:table-cell>
          <table:table-cell table:style-name="ce669" table:formula="of:= ([.AJ31] - [.O31]) / [.X31]" office:value-type="float" office:value="0.25" calcext:value-type="float">
            <text:p>0.250</text:p>
          </table:table-cell>
          <table:table-cell table:style-name="ce669" table:formula="of:= ([.AK31] - [.P31]) / [.Y31]" office:value-type="float" office:value="-0.416666666666667" calcext:value-type="float">
            <text:p>-0.417</text:p>
          </table:table-cell>
          <table:table-cell table:style-name="ce684" table:formula="of:= [.AC31] - [.W31] * FLOOR(([.AC31] - [.N31]) / [.W31] + 0.5)" office:value-type="float" office:value="2.5" calcext:value-type="float">
            <text:p>2.500</text:p>
          </table:table-cell>
          <table:table-cell table:style-name="ce687" table:formula="of:= [.AD31] - [.X31] * FLOOR(([.AD31] - [.O31]) / [.X31] + 0.5)" office:value-type="float" office:value="-9" calcext:value-type="float">
            <text:p>-9.000</text:p>
          </table:table-cell>
          <table:table-cell table:style-name="ce691" table:formula="of:= [.AE31] - [.Y31] * FLOOR(([.AE31] - [.P31]) / [.Y31] + 0.5)" office:value-type="float" office:value="31.5" calcext:value-type="float">
            <text:p>31.500</text:p>
          </table:table-cell>
          <table:table-cell table:style-name="ce697" table:formula="of:= ([.AI31] - [.N31]) / [.W31]" office:value-type="float" office:value="0.25" calcext:value-type="float">
            <text:p>0.250</text:p>
          </table:table-cell>
          <table:table-cell table:style-name="ce697" table:formula="of:= ([.AJ31] - [.O31]) / [.X31]" office:value-type="float" office:value="0.25" calcext:value-type="float">
            <text:p>0.250</text:p>
          </table:table-cell>
          <table:table-cell table:style-name="ce707" table:formula="of:= ([.AK31] - [.P31]) / [.Y31]" office:value-type="float" office:value="-0.416666666666667" calcext:value-type="float">
            <text:p>-0.417</text:p>
          </table:table-cell>
          <table:table-cell table:style-name="ce713" table:formula="of:= [.N31] + ([.AC31] - [.H31]) - [.W31] * FLOOR(([.AC31] - [.H31]) / [.W31] + 0.5)" office:value-type="float" office:value="2.5" calcext:value-type="float">
            <text:p>2.500</text:p>
          </table:table-cell>
          <table:table-cell table:style-name="ce716" table:formula="of:= [.O31] + ([.AD31] - [.I31]) - [.X31] * FLOOR(([.AD31] - [.I31]) / [.X31] + 0.5)" office:value-type="float" office:value="-9" calcext:value-type="float">
            <text:p>-9.000</text:p>
          </table:table-cell>
          <table:table-cell table:style-name="ce719" table:formula="of:= [.P31] + ([.AE31] - [.J31]) - [.Y31] * FLOOR(([.AE31] - [.J31]) / [.Y31] + 0.5)" office:value-type="float" office:value="31.5" calcext:value-type="float">
            <text:p>31.500</text:p>
          </table:table-cell>
          <table:table-cell table:style-name="ce723" table:formula="of:= [.H31] / [.B31] * ([.B31] - [.W31]) / [.W31] - ([.AI31] / [.W31] - [.N31] / [.B31])" office:value-type="float" office:value="-0.25" calcext:value-type="float">
            <text:p>-0.250</text:p>
          </table:table-cell>
          <table:table-cell table:style-name="ce723" table:formula="of:= [.I31] / [.C31] * ([.C31] - [.X31]) / [.X31] - ([.AJ31] / [.X31] - [.O31] / [.C31])" office:value-type="float" office:value="-0.25" calcext:value-type="float">
            <text:p>-0.250</text:p>
          </table:table-cell>
          <table:table-cell table:style-name="ce732" table:formula="of:= [.J31] / [.D31] * ([.D31] - [.Y31]) / [.Y31] - ([.AK31] / [.Y31] - [.P31] / [.D31])" office:value-type="float" office:value="0.416666666666667" calcext:value-type="float">
            <text:p>0.417</text:p>
          </table:table-cell>
          <table:table-cell table:style-name="ce737" table:formula="of:= [.N31] + ([.AC31] - [.H31]) - [.W31] * FLOOR(([.AC31] - [.H31]) / [.W31] + 0.5) - ([.W31] - [.B31]) * FLOOR(([.H31] - [.N31]) / [.B31] + 0.5)" office:value-type="float" office:value="2.5" calcext:value-type="float">
            <text:p>2.500</text:p>
          </table:table-cell>
          <table:table-cell table:style-name="ce740" table:formula="of:= [.O31] + ([.AD31] - [.I31]) - [.X31] * FLOOR(([.AD31] - [.I31]) / [.X31] + 0.5) - ([.X31] - [.C31]) * FLOOR(([.I31] - [.O31]) / [.C31] + 0.5)" office:value-type="float" office:value="-9" calcext:value-type="float">
            <text:p>-9.000</text:p>
          </table:table-cell>
          <table:table-cell table:style-name="ce743" table:formula="of:= [.P31] + ([.AE31] - [.J31]) - [.Y31] * FLOOR(([.AE31] - [.J31]) / [.Y31] + 0.5) - ([.Y31] - [.D31]) * FLOOR(([.J31] - [.P31]) / [.D31] + 0.5)" office:value-type="float" office:value="31.5" calcext:value-type="float">
            <text:p>31.500</text:p>
          </table:table-cell>
          <table:table-cell table:style-name="ce746" table:formula="of:= ([.AI31] - [.N31]) / [.B31]" office:value-type="float" office:value="0.25" calcext:value-type="float">
            <text:p>0.250</text:p>
          </table:table-cell>
          <table:table-cell table:style-name="ce751" table:formula="of:= ([.AJ31] - [.O31]) / [.C31]" office:value-type="float" office:value="0.25" calcext:value-type="float">
            <text:p>0.250</text:p>
          </table:table-cell>
          <table:table-cell table:style-name="ce757" table:formula="of:= ([.AK31] - [.P31]) / [.D31]" office:value-type="float" office:value="-0.416666666666667" calcext:value-type="float">
            <text:p>-0.417</text:p>
          </table:table-cell>
          <table:table-cell table:style-name="ce762" table:formula="of:= [.N31] + ([.AC31] - [.Z31] * [.H31]) - [.W31] * FLOOR([.AC31] / [.W31] - [.H31] / [.B31] + 0.5)" office:value-type="float" office:value="2.5" calcext:value-type="float">
            <text:p>2.500</text:p>
          </table:table-cell>
          <table:table-cell table:style-name="ce765" table:formula="of:= [.O31] + ([.AD31] - [.AA31] * [.I31]) - [.X31] * FLOOR([.AD31] / [.X31] - [.I31] / [.C31] + 0.5)" office:value-type="float" office:value="-9" calcext:value-type="float">
            <text:p>-9.000</text:p>
          </table:table-cell>
          <table:table-cell table:style-name="ce770" table:formula="of:= [.P31] + ([.AE31] - [.AB31] * [.J31]) - [.Y31] * FLOOR([.AE31] / [.Y31] - [.J31] / [.D31] + 0.5)" office:value-type="float" office:value="31.5" calcext:value-type="float">
            <text:p>31.500</text:p>
          </table:table-cell>
          <table:table-cell table:style-name="ce779" table:formula="of:= [.H31] * [.Z31] + [.T31] - [.W31] * FLOOR(([.H31] * [.Z31] + [.T31]) / [.W31])" office:value-type="float" office:value="0.5" calcext:value-type="float">
            <text:p>0.500</text:p>
          </table:table-cell>
          <table:table-cell table:style-name="ce783" table:formula="of:= [.I31] * [.AA31] + [.U31] - [.X31] * FLOOR(([.I31] * [.AA31] + [.U31]) / [.X31])" office:value-type="float" office:value="3" calcext:value-type="float">
            <text:p>3.000</text:p>
          </table:table-cell>
          <table:table-cell table:style-name="ce787" table:formula="of:= [.J31] * [.AB31] + [.V31] - [.Y31] * FLOOR(([.J31] * [.AB31] + [.V31]) / [.Y31])" office:value-type="float" office:value="1.5" calcext:value-type="float">
            <text:p>1.500</text:p>
          </table:table-cell>
          <table:table-cell table:style-name="ce791" table:formula="of:= [.BS31] - [.H31]" office:value-type="float" office:value="0.5" calcext:value-type="float">
            <text:p>0.500</text:p>
          </table:table-cell>
          <table:table-cell table:style-name="ce794" table:formula="of:= [.BT31] - [.I31]" office:value-type="float" office:value="1" calcext:value-type="float">
            <text:p>1.000</text:p>
          </table:table-cell>
          <table:table-cell table:style-name="ce797" table:formula="of:= [.BU31] - [.J31]" office:value-type="float" office:value="-2.5" calcext:value-type="float">
            <text:p>-2.500</text:p>
          </table:table-cell>
          <table:table-cell table:style-name="ce569" table:formula="of:= [.N31] * [.Z31] + [.T31]" office:value-type="float" office:value="2.5" calcext:value-type="float">
            <text:p>2.500</text:p>
          </table:table-cell>
          <table:table-cell table:style-name="ce578" table:formula="of:= [.O31] * [.AA31] + [.U31]" office:value-type="float" office:value="-9" calcext:value-type="float">
            <text:p>-9.000</text:p>
          </table:table-cell>
          <table:table-cell table:style-name="ce587" table:formula="of:= [.P31] * [.AB31] + [.V31]" office:value-type="float" office:value="31.5" calcext:value-type="float">
            <text:p>31.500</text:p>
          </table:table-cell>
          <table:table-cell table:style-name="ce801" table:formula="of:= [.BY31] / [.W31] - [.N31] / [.B31]" office:value-type="float" office:value="0.25" calcext:value-type="float">
            <text:p>0.250</text:p>
          </table:table-cell>
          <table:table-cell table:style-name="ce801" table:formula="of:= [.BZ31] / [.X31] - [.O31] / [.C31]" office:value-type="float" office:value="0.25" calcext:value-type="float">
            <text:p>0.250</text:p>
          </table:table-cell>
          <table:table-cell table:style-name="ce804" table:formula="of:= [.CA31] / [.Y31] - [.P31] / [.D31]" office:value-type="float" office:value="-0.416666666666667" calcext:value-type="float">
            <text:p>-0.417</text:p>
          </table:table-cell>
          <table:table-cell table:style-name="ce807" table:formula="of:= [.Z31] * [.N31] + ([.BS31] - [.Z31] * [.H31]) - [.W31] * FLOOR([.BS31] / [.W31] - [.H31] / [.B31] + 0.5)" office:value-type="float" office:value="2.5" calcext:value-type="float">
            <text:p>2.500</text:p>
          </table:table-cell>
          <table:table-cell table:style-name="ce810" table:formula="of:= [.AA31] * [.O31] + ([.BT31] - [.AA31] * [.I31]) - [.X31] * FLOOR([.BT31] / [.X31] - [.I31] / [.C31] + 0.5)" office:value-type="float" office:value="-9" calcext:value-type="float">
            <text:p>-9.000</text:p>
          </table:table-cell>
          <table:table-cell table:style-name="ce813" table:formula="of:= [.AB31] * [.P31] + ([.BU31] - [.AB31] * [.J31]) - [.Y31] * FLOOR([.BU31] / [.Y31] - [.J31] / [.D31] + 0.5)" office:value-type="float" office:value="31.5" calcext:value-type="float">
            <text:p>31.500</text:p>
          </table:table-cell>
          <table:table-cell table:style-name="ce816" table:formula="of:= [.BS31] - [.W31] * FLOOR([.BS31] / [.W31] - [.N31] / [.B31] + 0.5)" office:value-type="float" office:value="2.5" calcext:value-type="float">
            <text:p>2.500</text:p>
          </table:table-cell>
          <table:table-cell table:style-name="ce819" table:formula="of:= [.BT31] - [.X31] * FLOOR([.BT31] / [.X31] - [.O31] / [.C31] + 0.5)" office:value-type="float" office:value="-9" calcext:value-type="float">
            <text:p>-9.000</text:p>
          </table:table-cell>
          <table:table-cell table:style-name="ce822" table:formula="of:= [.BU31] - [.Y31] * FLOOR([.BU31] / [.Y31] - [.P31] / [.D31] + 0.5)" office:value-type="float" office:value="31.5" calcext:value-type="float">
            <text:p>31.500</text:p>
          </table:table-cell>
          <table:table-cell table:style-name="ce826" table:formula="of:= ([.BY31] - [.N31]) / [.W31]" office:value-type="float" office:value="0.25" calcext:value-type="float">
            <text:p>0.250</text:p>
          </table:table-cell>
          <table:table-cell table:style-name="ce826" table:formula="of:= ([.BZ31] - [.O31]) / [.X31]" office:value-type="float" office:value="0.25" calcext:value-type="float">
            <text:p>0.250</text:p>
          </table:table-cell>
          <table:table-cell table:style-name="ce829" table:formula="of:= ([.CA31] - [.P31]) / [.Y31]" office:value-type="float" office:value="-0.416666666666667" calcext:value-type="float">
            <text:p>-0.417</text:p>
          </table:table-cell>
          <table:table-cell table:style-name="ce832" table:formula="of:= [.BS31] - [.W31] * FLOOR(([.BS31] - [.N31]) / [.W31] + 0.5)" office:value-type="float" office:value="2.5" calcext:value-type="float">
            <text:p>2.500</text:p>
          </table:table-cell>
          <table:table-cell table:style-name="ce832" table:formula="of:= [.BT31] - [.X31] * FLOOR(([.BT31] - [.O31]) / [.X31] + 0.5)" office:value-type="float" office:value="-9" calcext:value-type="float">
            <text:p>-9.000</text:p>
          </table:table-cell>
          <table:table-cell table:style-name="ce835" table:formula="of:= [.BU31] - [.Y31] * FLOOR(([.BU31] - [.P31]) / [.Y31] + 0.5)" office:value-type="float" office:value="31.5" calcext:value-type="float">
            <text:p>31.500</text:p>
          </table:table-cell>
          <table:table-cell table:style-name="ce838" table:formula="of:= ([.BY31] - [.N31]) / [.W31]" office:value-type="float" office:value="0.25" calcext:value-type="float">
            <text:p>0.250</text:p>
          </table:table-cell>
          <table:table-cell table:style-name="ce838" table:formula="of:= ([.BZ31] - [.O31]) / [.X31]" office:value-type="float" office:value="0.25" calcext:value-type="float">
            <text:p>0.250</text:p>
          </table:table-cell>
          <table:table-cell table:style-name="ce838" table:formula="of:= ([.CA31] - [.P31]) / [.Y31]" office:value-type="float" office:value="-0.416666666666667" calcext:value-type="float">
            <text:p>-0.417</text:p>
          </table:table-cell>
          <table:table-cell table:style-name="ce843" table:formula="of:= [.N31] + ([.BS31] - [.H31]) - [.W31] * FLOOR(([.BS31] - [.H31]) / [.W31] + 0.5)" office:value-type="float" office:value="2.5" calcext:value-type="float">
            <text:p>2.500</text:p>
          </table:table-cell>
          <table:table-cell table:style-name="ce846" table:formula="of:= [.O31] + ([.BT31] - [.I31]) - [.X31] * FLOOR(([.BT31] - [.I31]) / [.X31] + 0.5)" office:value-type="float" office:value="-9" calcext:value-type="float">
            <text:p>-9.000</text:p>
          </table:table-cell>
          <table:table-cell table:style-name="ce849" table:formula="of:= [.P31] + ([.BU31] - [.J31]) - [.Y31] * FLOOR(([.BU31] - [.J31]) / [.Y31] + 0.5)" office:value-type="float" office:value="31.5" calcext:value-type="float">
            <text:p>31.500</text:p>
          </table:table-cell>
          <table:table-cell table:style-name="ce852" table:formula="of:= [.H31] / [.B31] * ([.B31] - [.W31]) / [.W31] - ([.BY31] / [.W31] - [.N31] / [.B31])" office:value-type="float" office:value="-0.25" calcext:value-type="float">
            <text:p>-0.250</text:p>
          </table:table-cell>
          <table:table-cell table:style-name="ce852" table:formula="of:= [.I31] / [.C31] * ([.C31] - [.X31]) / [.X31] - ([.BZ31] / [.X31] - [.O31] / [.C31])" office:value-type="float" office:value="-0.25" calcext:value-type="float">
            <text:p>-0.250</text:p>
          </table:table-cell>
          <table:table-cell table:style-name="ce852" table:formula="of:= [.J31] / [.D31] * ([.D31] - [.Y31]) / [.Y31] - ([.CA31] / [.Y31] - [.P31] / [.D31])" office:value-type="float" office:value="0.416666666666667" calcext:value-type="float">
            <text:p>0.417</text:p>
          </table:table-cell>
          <table:table-cell table:style-name="ce855" table:formula="of:= [.N31] + ([.BS31] - [.H31]) - [.W31] * FLOOR(([.BS31] - [.H31]) / [.W31] + 0.5) - ([.W31] - [.B31]) * FLOOR(([.H31] - [.N31]) / [.B31] + 0.5)" office:value-type="float" office:value="2.5" calcext:value-type="float">
            <text:p>2.500</text:p>
          </table:table-cell>
          <table:table-cell table:style-name="ce858" table:formula="of:= [.O31] + ([.BT31] - [.I31]) - [.X31] * FLOOR(([.BT31] - [.I31]) / [.X31] + 0.5) - ([.X31] - [.C31]) * FLOOR(([.I31] - [.O31]) / [.C31] + 0.5)" office:value-type="float" office:value="-9" calcext:value-type="float">
            <text:p>-9.000</text:p>
          </table:table-cell>
          <table:table-cell table:style-name="ce861" table:formula="of:= [.P31] + ([.BU31] - [.J31]) - [.Y31] * FLOOR(([.BU31] - [.J31]) / [.Y31] + 0.5) - ([.Y31] - [.D31]) * FLOOR(([.J31] - [.P31]) / [.D31] + 0.5)" office:value-type="float" office:value="31.5" calcext:value-type="float">
            <text:p>31.500</text:p>
          </table:table-cell>
          <table:table-cell table:style-name="ce867" table:formula="of:= ([.BY31] - [.N31]) / [.B31]" office:value-type="float" office:value="0.25" calcext:value-type="float">
            <text:p>0.250</text:p>
          </table:table-cell>
          <table:table-cell table:style-name="ce867" table:formula="of:= ([.BZ31] - [.O31]) / [.C31]" office:value-type="float" office:value="0.25" calcext:value-type="float">
            <text:p>0.250</text:p>
          </table:table-cell>
          <table:table-cell table:style-name="ce867" table:formula="of:= ([.CA31] - [.P31]) / [.D31]" office:value-type="float" office:value="-0.416666666666667" calcext:value-type="float">
            <text:p>-0.417</text:p>
          </table:table-cell>
          <table:table-cell table:style-name="ce870" table:formula="of:= [.N31] + ([.BS31] - [.Z31] * [.H31]) - [.W31] * FLOOR([.BS31] / [.W31] - [.H31] / [.B31] + 0.5)" office:value-type="float" office:value="2.5" calcext:value-type="float">
            <text:p>2.500</text:p>
          </table:table-cell>
          <table:table-cell table:style-name="ce873" table:formula="of:= [.O31] + ([.BT31] - [.AA31] * [.I31]) - [.X31] * FLOOR([.BT31] / [.X31] - [.I31] / [.C31] + 0.5)" office:value-type="float" office:value="-9" calcext:value-type="float">
            <text:p>-9.000</text:p>
          </table:table-cell>
          <table:table-cell table:style-name="ce873" table:formula="of:= [.P31] + ([.BU31] - [.AB31] * [.J31]) - [.Y31] * FLOOR([.BU31] / [.Y31] - [.J31] / [.D31] + 0.5)" office:value-type="float" office:value="31.5" calcext:value-type="float">
            <text:p>31.500</text:p>
          </table:table-cell>
          <table:table-cell table:style-name="ce48"/>
          <table:table-cell table:style-name="ce144" table:number-columns-repeated="16271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46" table:formula="of:= [.B24]" office:value-type="float" office:value="2" calcext:value-type="float">
            <text:p>2.000</text:p>
          </table:table-cell>
          <table:table-cell table:style-name="ce125" table:formula="of:= [.C24]" office:value-type="float" office:value="4" calcext:value-type="float">
            <text:p>4.000</text:p>
          </table:table-cell>
          <table:table-cell table:style-name="ce193" table:formula="of:= [.D24]" office:value-type="float" office:value="6" calcext:value-type="float">
            <text:p>6.000</text:p>
          </table:table-cell>
          <table:table-cell table:style-name="ce412" table:formula="of:= [.E24]" office:value-type="float" office:value="1" calcext:value-type="float">
            <text:p>1.000</text:p>
          </table:table-cell>
          <table:table-cell table:style-name="ce125" table:formula="of:= [.F24]" office:value-type="float" office:value="3" calcext:value-type="float">
            <text:p>3.000</text:p>
          </table:table-cell>
          <table:table-cell table:style-name="ce428" table:formula="of:= [.G24]" office:value-type="float" office:value="5" calcext:value-type="float">
            <text:p>5.000</text:p>
          </table:table-cell>
          <table:table-cell table:style-name="ce443" table:formula="of:= [.E32] - [.B32] * FLOOR([.E32] / [.B32])" office:value-type="float" office:value="1" calcext:value-type="float">
            <text:p>1.000</text:p>
          </table:table-cell>
          <table:table-cell table:style-name="ce450" table:formula="of:= [.F32] - [.C32] * FLOOR([.F32] / [.C32])" office:value-type="float" office:value="3" calcext:value-type="float">
            <text:p>3.000</text:p>
          </table:table-cell>
          <table:table-cell table:style-name="ce450" table:formula="of:= [.G32] - [.D32] * FLOOR([.G32] / [.D32])" office:value-type="float" office:value="5" calcext:value-type="float">
            <text:p>5.000</text:p>
          </table:table-cell>
          <table:table-cell table:style-name="ce412" table:formula="of:= [.K24]" office:value-type="float" office:value="2" calcext:value-type="float">
            <text:p>2.000</text:p>
          </table:table-cell>
          <table:table-cell table:style-name="ce125" table:formula="of:= [.L24]" office:value-type="float" office:value="-4" calcext:value-type="float">
            <text:p>-4.000</text:p>
          </table:table-cell>
          <table:table-cell table:style-name="ce193" table:formula="of:= [.M24]" office:value-type="float" office:value="6" calcext:value-type="float">
            <text:p>6.000</text:p>
          </table:table-cell>
          <table:table-cell table:style-name="ce412" table:formula="of:= [.H32] + [.K32] * [.B32]" office:value-type="float" office:value="5" calcext:value-type="float">
            <text:p>5.000</text:p>
          </table:table-cell>
          <table:table-cell table:style-name="ce125" table:formula="of:= [.I32] + [.L32] * [.C32]" office:value-type="float" office:value="-13" calcext:value-type="float">
            <text:p>-13.000</text:p>
          </table:table-cell>
          <table:table-cell table:style-name="ce193" table:formula="of:= [.J32] + [.M32] * [.D32]" office:value-type="float" office:value="41" calcext:value-type="float">
            <text:p>41.000</text:p>
          </table:table-cell>
          <table:table-cell table:style-name="ce412" office:value-type="float" office:value="0.75" calcext:value-type="float">
            <text:p>0.750</text:p>
          </table:table-cell>
          <table:table-cell table:style-name="ce125" office:value-type="float" office:value="1.5" calcext:value-type="float">
            <text:p>1.500</text:p>
          </table:table-cell>
          <table:table-cell table:style-name="ce428" office:value-type="float" office:value="-2.25" calcext:value-type="float">
            <text:p>-2.250</text:p>
          </table:table-cell>
          <table:table-cell table:style-name="ce470" table:formula="of:= [.Q32] - [.B32] * FLOOR([.Q32] / [.B32] + 0.5)" office:value-type="float" office:value="0.75" calcext:value-type="float">
            <text:p>0.750</text:p>
          </table:table-cell>
          <table:table-cell table:style-name="ce474" table:formula="of:= [.R32] - [.C32] * FLOOR([.R32] / [.C32] + 0.5)" office:value-type="float" office:value="1.5" calcext:value-type="float">
            <text:p>1.500</text:p>
          </table:table-cell>
          <table:table-cell table:style-name="ce486" table:formula="of:= [.S32] - [.D32] * FLOOR([.S32] / [.D32] + 0.5)" office:value-type="float" office:value="-2.25" calcext:value-type="float">
            <text:p>-2.250</text:p>
          </table:table-cell>
          <table:table-cell table:style-name="ce497" table:formula="of:= [.B32]" office:value-type="float" office:value="2" calcext:value-type="float">
            <text:p>2.000</text:p>
          </table:table-cell>
          <table:table-cell table:style-name="ce501" table:formula="of:= [.C32]" office:value-type="float" office:value="4" calcext:value-type="float">
            <text:p>4.000</text:p>
          </table:table-cell>
          <table:table-cell table:style-name="ce505" table:formula="of:= [.D32]" office:value-type="float" office:value="6" calcext:value-type="float">
            <text:p>6.000</text:p>
          </table:table-cell>
          <table:table-cell table:style-name="ce510" table:formula="of:= [.W32] / [.B32]" office:value-type="float" office:value="1" calcext:value-type="float">
            <text:p>1.000</text:p>
          </table:table-cell>
          <table:table-cell table:style-name="ce514" table:formula="of:= [.X32] / [.C32]" office:value-type="float" office:value="1" calcext:value-type="float">
            <text:p>1.000</text:p>
          </table:table-cell>
          <table:table-cell table:style-name="ce525" table:formula="of:= [.Y32] / [.D32]" office:value-type="float" office:value="1" calcext:value-type="float">
            <text:p>1.000</text:p>
          </table:table-cell>
          <table:table-cell table:style-name="ce541" table:formula="of:= ([.H32] + [.T32]) * [.Z32] - [.W32] * FLOOR(([.H32] + [.T32]) * [.Z32] / [.W32])" office:value-type="float" office:value="1.75" calcext:value-type="float">
            <text:p>1.750</text:p>
          </table:table-cell>
          <table:table-cell table:style-name="ce548" table:formula="of:= ([.I32] + [.U32]) * [.AA32] - [.X32] * FLOOR(([.I32] + [.U32]) * [.AA32] / [.X32])" office:value-type="float" office:value="0.5" calcext:value-type="float">
            <text:p>0.500</text:p>
          </table:table-cell>
          <table:table-cell table:style-name="ce551" table:formula="of:= ([.J32] + [.V32]) * [.AB32] - [.Y32] * FLOOR(([.J32] + [.V32]) * [.AB32] / [.Y32])" office:value-type="float" office:value="2.75" calcext:value-type="float">
            <text:p>2.750</text:p>
          </table:table-cell>
          <table:table-cell table:style-name="ce555" table:formula="of:= [.AC32] - [.H32]" office:value-type="float" office:value="0.75" calcext:value-type="float">
            <text:p>0.750</text:p>
          </table:table-cell>
          <table:table-cell table:style-name="ce558" table:formula="of:= [.AD32] - [.I32]" office:value-type="float" office:value="-2.5" calcext:value-type="float">
            <text:p>-2.500</text:p>
          </table:table-cell>
          <table:table-cell table:style-name="ce562" table:formula="of:= [.AE32] - [.J32]" office:value-type="float" office:value="-2.25" calcext:value-type="float">
            <text:p>-2.250</text:p>
          </table:table-cell>
          <table:table-cell table:style-name="ce567" table:formula="of:= ([.N32] + [.T32]) * [.Z32]" office:value-type="float" office:value="5.75" calcext:value-type="float">
            <text:p>5.750</text:p>
          </table:table-cell>
          <table:table-cell table:style-name="ce576" table:formula="of:= ([.O32] + [.U32]) * [.AA32]" office:value-type="float" office:value="-11.5" calcext:value-type="float">
            <text:p>-11.500</text:p>
          </table:table-cell>
          <table:table-cell table:style-name="ce585" table:formula="of:= ([.P32] + [.V32]) * [.AB32]" office:value-type="float" office:value="38.75" calcext:value-type="float">
            <text:p>38.750</text:p>
          </table:table-cell>
          <table:table-cell table:style-name="ce593" table:formula="of:= [.AI32] / [.W32] - [.N32] / [.B32]" office:value-type="float" office:value="0.375" calcext:value-type="float">
            <text:p>0.375</text:p>
          </table:table-cell>
          <table:table-cell table:style-name="ce600" table:formula="of:= [.AJ32] / [.X32] - [.O32] / [.C32]" office:value-type="float" office:value="0.375" calcext:value-type="float">
            <text:p>0.375</text:p>
          </table:table-cell>
          <table:table-cell table:style-name="ce600" table:formula="of:= [.AK32] / [.Y32] - [.P32] / [.D32]" office:value-type="float" office:value="-0.375" calcext:value-type="float">
            <text:p>-0.375</text:p>
          </table:table-cell>
          <table:table-cell table:style-name="ce612" table:formula="of:= [.Z32] * [.N32] + ([.AC32] - [.Z32] * [.H32]) - [.W32] * FLOOR([.AC32] / [.W32] - [.H32] / [.B32] + 0.5)" office:value-type="float" office:value="5.75" calcext:value-type="float">
            <text:p>5.750</text:p>
          </table:table-cell>
          <table:table-cell table:style-name="ce619" table:formula="of:= [.AA32] * [.O32] + ([.AD32] - [.AA32] * [.I32]) - [.X32] * FLOOR([.AD32] / [.X32] - [.I32] / [.C32] + 0.5)" office:value-type="float" office:value="-11.5" calcext:value-type="float">
            <text:p>-11.500</text:p>
          </table:table-cell>
          <table:table-cell table:style-name="ce626" table:formula="of:= [.AB32] * [.P32] + ([.AE32] - [.AB32] * [.J32]) - [.Y32] * FLOOR([.AE32] / [.Y32] - [.J32] / [.D32] + 0.5)" office:value-type="float" office:value="38.75" calcext:value-type="float">
            <text:p>38.750</text:p>
          </table:table-cell>
          <table:table-cell table:style-name="ce632" table:formula="of:= [.AC32] - [.W32] * FLOOR([.AC32] / [.W32] - [.N32] / [.B32] + 0.5)" office:value-type="float" office:value="5.75" calcext:value-type="float">
            <text:p>5.750</text:p>
          </table:table-cell>
          <table:table-cell table:style-name="ce637" table:formula="of:= [.AD32] - [.X32] * FLOOR([.AD32] / [.X32] - [.O32] / [.C32] + 0.5)" office:value-type="float" office:value="-11.5" calcext:value-type="float">
            <text:p>-11.500</text:p>
          </table:table-cell>
          <table:table-cell table:style-name="ce642" table:formula="of:= [.AE32] - [.Y32] * FLOOR([.AE32] / [.Y32] - [.P32] / [.D32] + 0.5)" office:value-type="float" office:value="38.75" calcext:value-type="float">
            <text:p>38.750</text:p>
          </table:table-cell>
          <table:table-cell table:style-name="ce654" table:formula="of:= ([.AI32] - [.N32]) / [.W32]" office:value-type="float" office:value="0.375" calcext:value-type="float">
            <text:p>0.375</text:p>
          </table:table-cell>
          <table:table-cell table:style-name="ce667" table:formula="of:= ([.AJ32] - [.O32]) / [.X32]" office:value-type="float" office:value="0.375" calcext:value-type="float">
            <text:p>0.375</text:p>
          </table:table-cell>
          <table:table-cell table:style-name="ce667" table:formula="of:= ([.AK32] - [.P32]) / [.Y32]" office:value-type="float" office:value="-0.375" calcext:value-type="float">
            <text:p>-0.375</text:p>
          </table:table-cell>
          <table:table-cell table:style-name="ce682" table:formula="of:= [.AC32] - [.W32] * FLOOR(([.AC32] - [.N32]) / [.W32] + 0.5)" office:value-type="float" office:value="5.75" calcext:value-type="float">
            <text:p>5.750</text:p>
          </table:table-cell>
          <table:table-cell table:style-name="ce685" table:formula="of:= [.AD32] - [.X32] * FLOOR(([.AD32] - [.O32]) / [.X32] + 0.5)" office:value-type="float" office:value="-11.5" calcext:value-type="float">
            <text:p>-11.500</text:p>
          </table:table-cell>
          <table:table-cell table:style-name="ce689" table:formula="of:= [.AE32] - [.Y32] * FLOOR(([.AE32] - [.P32]) / [.Y32] + 0.5)" office:value-type="float" office:value="38.75" calcext:value-type="float">
            <text:p>38.750</text:p>
          </table:table-cell>
          <table:table-cell table:style-name="ce695" table:formula="of:= ([.AI32] - [.N32]) / [.W32]" office:value-type="float" office:value="0.375" calcext:value-type="float">
            <text:p>0.375</text:p>
          </table:table-cell>
          <table:table-cell table:style-name="ce695" table:formula="of:= ([.AJ32] - [.O32]) / [.X32]" office:value-type="float" office:value="0.375" calcext:value-type="float">
            <text:p>0.375</text:p>
          </table:table-cell>
          <table:table-cell table:style-name="ce705" table:formula="of:= ([.AK32] - [.P32]) / [.Y32]" office:value-type="float" office:value="-0.375" calcext:value-type="float">
            <text:p>-0.375</text:p>
          </table:table-cell>
          <table:table-cell table:style-name="ce711" table:formula="of:= [.N32] + ([.AC32] - [.H32]) - [.W32] * FLOOR(([.AC32] - [.H32]) / [.W32] + 0.5)" office:value-type="float" office:value="5.75" calcext:value-type="float">
            <text:p>5.750</text:p>
          </table:table-cell>
          <table:table-cell table:style-name="ce714" table:formula="of:= [.O32] + ([.AD32] - [.I32]) - [.X32] * FLOOR(([.AD32] - [.I32]) / [.X32] + 0.5)" office:value-type="float" office:value="-11.5" calcext:value-type="float">
            <text:p>-11.500</text:p>
          </table:table-cell>
          <table:table-cell table:style-name="ce717" table:formula="of:= [.P32] + ([.AE32] - [.J32]) - [.Y32] * FLOOR(([.AE32] - [.J32]) / [.Y32] + 0.5)" office:value-type="float" office:value="38.75" calcext:value-type="float">
            <text:p>38.750</text:p>
          </table:table-cell>
          <table:table-cell table:style-name="ce721" table:formula="of:= [.H32] / [.B32] * ([.B32] - [.W32]) / [.W32] - ([.AI32] / [.W32] - [.N32] / [.B32])" office:value-type="float" office:value="-0.375" calcext:value-type="float">
            <text:p>-0.375</text:p>
          </table:table-cell>
          <table:table-cell table:style-name="ce721" table:formula="of:= [.I32] / [.C32] * ([.C32] - [.X32]) / [.X32] - ([.AJ32] / [.X32] - [.O32] / [.C32])" office:value-type="float" office:value="-0.375" calcext:value-type="float">
            <text:p>-0.375</text:p>
          </table:table-cell>
          <table:table-cell table:style-name="ce730" table:formula="of:= [.J32] / [.D32] * ([.D32] - [.Y32]) / [.Y32] - ([.AK32] / [.Y32] - [.P32] / [.D32])" office:value-type="float" office:value="0.375" calcext:value-type="float">
            <text:p>0.375</text:p>
          </table:table-cell>
          <table:table-cell table:style-name="ce735" table:formula="of:= [.N32] + ([.AC32] - [.H32]) - [.W32] * FLOOR(([.AC32] - [.H32]) / [.W32] + 0.5) - ([.W32] - [.B32]) * FLOOR(([.H32] - [.N32]) / [.B32] + 0.5)" office:value-type="float" office:value="5.75" calcext:value-type="float">
            <text:p>5.750</text:p>
          </table:table-cell>
          <table:table-cell table:style-name="ce738" table:formula="of:= [.O32] + ([.AD32] - [.I32]) - [.X32] * FLOOR(([.AD32] - [.I32]) / [.X32] + 0.5) - ([.X32] - [.C32]) * FLOOR(([.I32] - [.O32]) / [.C32] + 0.5)" office:value-type="float" office:value="-11.5" calcext:value-type="float">
            <text:p>-11.500</text:p>
          </table:table-cell>
          <table:table-cell table:style-name="ce741" table:formula="of:= [.P32] + ([.AE32] - [.J32]) - [.Y32] * FLOOR(([.AE32] - [.J32]) / [.Y32] + 0.5) - ([.Y32] - [.D32]) * FLOOR(([.J32] - [.P32]) / [.D32] + 0.5)" office:value-type="float" office:value="38.75" calcext:value-type="float">
            <text:p>38.750</text:p>
          </table:table-cell>
          <table:table-cell table:style-name="ce744" table:formula="of:= ([.AI32] - [.N32]) / [.B32]" office:value-type="float" office:value="0.375" calcext:value-type="float">
            <text:p>0.375</text:p>
          </table:table-cell>
          <table:table-cell table:style-name="ce749" table:formula="of:= ([.AJ32] - [.O32]) / [.C32]" office:value-type="float" office:value="0.375" calcext:value-type="float">
            <text:p>0.375</text:p>
          </table:table-cell>
          <table:table-cell table:style-name="ce755" table:formula="of:= ([.AK32] - [.P32]) / [.D32]" office:value-type="float" office:value="-0.375" calcext:value-type="float">
            <text:p>-0.375</text:p>
          </table:table-cell>
          <table:table-cell table:style-name="ce760" table:formula="of:= [.N32] + ([.AC32] - [.Z32] * [.H32]) - [.W32] * FLOOR([.AC32] / [.W32] - [.H32] / [.B32] + 0.5)" office:value-type="float" office:value="5.75" calcext:value-type="float">
            <text:p>5.750</text:p>
          </table:table-cell>
          <table:table-cell table:style-name="ce763" table:formula="of:= [.O32] + ([.AD32] - [.AA32] * [.I32]) - [.X32] * FLOOR([.AD32] / [.X32] - [.I32] / [.C32] + 0.5)" office:value-type="float" office:value="-11.5" calcext:value-type="float">
            <text:p>-11.500</text:p>
          </table:table-cell>
          <table:table-cell table:style-name="ce768" table:formula="of:= [.P32] + ([.AE32] - [.AB32] * [.J32]) - [.Y32] * FLOOR([.AE32] / [.Y32] - [.J32] / [.D32] + 0.5)" office:value-type="float" office:value="38.75" calcext:value-type="float">
            <text:p>38.750</text:p>
          </table:table-cell>
          <table:table-cell table:style-name="ce777" table:formula="of:= [.H32] * [.Z32] + [.T32] - [.W32] * FLOOR(([.H32] * [.Z32] + [.T32]) / [.W32])" office:value-type="float" office:value="1.75" calcext:value-type="float">
            <text:p>1.750</text:p>
          </table:table-cell>
          <table:table-cell table:style-name="ce781" table:formula="of:= [.I32] * [.AA32] + [.U32] - [.X32] * FLOOR(([.I32] * [.AA32] + [.U32]) / [.X32])" office:value-type="float" office:value="0.5" calcext:value-type="float">
            <text:p>0.500</text:p>
          </table:table-cell>
          <table:table-cell table:style-name="ce785" table:formula="of:= [.J32] * [.AB32] + [.V32] - [.Y32] * FLOOR(([.J32] * [.AB32] + [.V32]) / [.Y32])" office:value-type="float" office:value="2.75" calcext:value-type="float">
            <text:p>2.750</text:p>
          </table:table-cell>
          <table:table-cell table:style-name="ce789" table:formula="of:= [.BS32] - [.H32]" office:value-type="float" office:value="0.75" calcext:value-type="float">
            <text:p>0.750</text:p>
          </table:table-cell>
          <table:table-cell table:style-name="ce792" table:formula="of:= [.BT32] - [.I32]" office:value-type="float" office:value="-2.5" calcext:value-type="float">
            <text:p>-2.500</text:p>
          </table:table-cell>
          <table:table-cell table:style-name="ce795" table:formula="of:= [.BU32] - [.J32]" office:value-type="float" office:value="-2.25" calcext:value-type="float">
            <text:p>-2.250</text:p>
          </table:table-cell>
          <table:table-cell table:style-name="ce567" table:formula="of:= [.N32] * [.Z32] + [.T32]" office:value-type="float" office:value="5.75" calcext:value-type="float">
            <text:p>5.750</text:p>
          </table:table-cell>
          <table:table-cell table:style-name="ce576" table:formula="of:= [.O32] * [.AA32] + [.U32]" office:value-type="float" office:value="-11.5" calcext:value-type="float">
            <text:p>-11.500</text:p>
          </table:table-cell>
          <table:table-cell table:style-name="ce585" table:formula="of:= [.P32] * [.AB32] + [.V32]" office:value-type="float" office:value="38.75" calcext:value-type="float">
            <text:p>38.750</text:p>
          </table:table-cell>
          <table:table-cell table:style-name="ce799" table:formula="of:= [.BY32] / [.W32] - [.N32] / [.B32]" office:value-type="float" office:value="0.375" calcext:value-type="float">
            <text:p>0.375</text:p>
          </table:table-cell>
          <table:table-cell table:style-name="ce799" table:formula="of:= [.BZ32] / [.X32] - [.O32] / [.C32]" office:value-type="float" office:value="0.375" calcext:value-type="float">
            <text:p>0.375</text:p>
          </table:table-cell>
          <table:table-cell table:style-name="ce802" table:formula="of:= [.CA32] / [.Y32] - [.P32] / [.D32]" office:value-type="float" office:value="-0.375" calcext:value-type="float">
            <text:p>-0.375</text:p>
          </table:table-cell>
          <table:table-cell table:style-name="ce805" table:formula="of:= [.Z32] * [.N32] + ([.BS32] - [.Z32] * [.H32]) - [.W32] * FLOOR([.BS32] / [.W32] - [.H32] / [.B32] + 0.5)" office:value-type="float" office:value="5.75" calcext:value-type="float">
            <text:p>5.750</text:p>
          </table:table-cell>
          <table:table-cell table:style-name="ce808" table:formula="of:= [.AA32] * [.O32] + ([.BT32] - [.AA32] * [.I32]) - [.X32] * FLOOR([.BT32] / [.X32] - [.I32] / [.C32] + 0.5)" office:value-type="float" office:value="-11.5" calcext:value-type="float">
            <text:p>-11.500</text:p>
          </table:table-cell>
          <table:table-cell table:style-name="ce811" table:formula="of:= [.AB32] * [.P32] + ([.BU32] - [.AB32] * [.J32]) - [.Y32] * FLOOR([.BU32] / [.Y32] - [.J32] / [.D32] + 0.5)" office:value-type="float" office:value="38.75" calcext:value-type="float">
            <text:p>38.750</text:p>
          </table:table-cell>
          <table:table-cell table:style-name="ce814" table:formula="of:= [.BS32] - [.W32] * FLOOR([.BS32] / [.W32] - [.N32] / [.B32] + 0.5)" office:value-type="float" office:value="5.75" calcext:value-type="float">
            <text:p>5.750</text:p>
          </table:table-cell>
          <table:table-cell table:style-name="ce817" table:formula="of:= [.BT32] - [.X32] * FLOOR([.BT32] / [.X32] - [.O32] / [.C32] + 0.5)" office:value-type="float" office:value="-11.5" calcext:value-type="float">
            <text:p>-11.500</text:p>
          </table:table-cell>
          <table:table-cell table:style-name="ce820" table:formula="of:= [.BU32] - [.Y32] * FLOOR([.BU32] / [.Y32] - [.P32] / [.D32] + 0.5)" office:value-type="float" office:value="38.75" calcext:value-type="float">
            <text:p>38.750</text:p>
          </table:table-cell>
          <table:table-cell table:style-name="ce824" table:formula="of:= ([.BY32] - [.N32]) / [.W32]" office:value-type="float" office:value="0.375" calcext:value-type="float">
            <text:p>0.375</text:p>
          </table:table-cell>
          <table:table-cell table:style-name="ce824" table:formula="of:= ([.BZ32] - [.O32]) / [.X32]" office:value-type="float" office:value="0.375" calcext:value-type="float">
            <text:p>0.375</text:p>
          </table:table-cell>
          <table:table-cell table:style-name="ce827" table:formula="of:= ([.CA32] - [.P32]) / [.Y32]" office:value-type="float" office:value="-0.375" calcext:value-type="float">
            <text:p>-0.375</text:p>
          </table:table-cell>
          <table:table-cell table:style-name="ce830" table:formula="of:= [.BS32] - [.W32] * FLOOR(([.BS32] - [.N32]) / [.W32] + 0.5)" office:value-type="float" office:value="5.75" calcext:value-type="float">
            <text:p>5.750</text:p>
          </table:table-cell>
          <table:table-cell table:style-name="ce830" table:formula="of:= [.BT32] - [.X32] * FLOOR(([.BT32] - [.O32]) / [.X32] + 0.5)" office:value-type="float" office:value="-11.5" calcext:value-type="float">
            <text:p>-11.500</text:p>
          </table:table-cell>
          <table:table-cell table:style-name="ce833" table:formula="of:= [.BU32] - [.Y32] * FLOOR(([.BU32] - [.P32]) / [.Y32] + 0.5)" office:value-type="float" office:value="38.75" calcext:value-type="float">
            <text:p>38.750</text:p>
          </table:table-cell>
          <table:table-cell table:style-name="ce836" table:formula="of:= ([.BY32] - [.N32]) / [.W32]" office:value-type="float" office:value="0.375" calcext:value-type="float">
            <text:p>0.375</text:p>
          </table:table-cell>
          <table:table-cell table:style-name="ce836" table:formula="of:= ([.BZ32] - [.O32]) / [.X32]" office:value-type="float" office:value="0.375" calcext:value-type="float">
            <text:p>0.375</text:p>
          </table:table-cell>
          <table:table-cell table:style-name="ce836" table:formula="of:= ([.CA32] - [.P32]) / [.Y32]" office:value-type="float" office:value="-0.375" calcext:value-type="float">
            <text:p>-0.375</text:p>
          </table:table-cell>
          <table:table-cell table:style-name="ce841" table:formula="of:= [.N32] + ([.BS32] - [.H32]) - [.W32] * FLOOR(([.BS32] - [.H32]) / [.W32] + 0.5)" office:value-type="float" office:value="5.75" calcext:value-type="float">
            <text:p>5.750</text:p>
          </table:table-cell>
          <table:table-cell table:style-name="ce844" table:formula="of:= [.O32] + ([.BT32] - [.I32]) - [.X32] * FLOOR(([.BT32] - [.I32]) / [.X32] + 0.5)" office:value-type="float" office:value="-11.5" calcext:value-type="float">
            <text:p>-11.500</text:p>
          </table:table-cell>
          <table:table-cell table:style-name="ce847" table:formula="of:= [.P32] + ([.BU32] - [.J32]) - [.Y32] * FLOOR(([.BU32] - [.J32]) / [.Y32] + 0.5)" office:value-type="float" office:value="38.75" calcext:value-type="float">
            <text:p>38.750</text:p>
          </table:table-cell>
          <table:table-cell table:style-name="ce850" table:formula="of:= [.H32] / [.B32] * ([.B32] - [.W32]) / [.W32] - ([.BY32] / [.W32] - [.N32] / [.B32])" office:value-type="float" office:value="-0.375" calcext:value-type="float">
            <text:p>-0.375</text:p>
          </table:table-cell>
          <table:table-cell table:style-name="ce850" table:formula="of:= [.I32] / [.C32] * ([.C32] - [.X32]) / [.X32] - ([.BZ32] / [.X32] - [.O32] / [.C32])" office:value-type="float" office:value="-0.375" calcext:value-type="float">
            <text:p>-0.375</text:p>
          </table:table-cell>
          <table:table-cell table:style-name="ce850" table:formula="of:= [.J32] / [.D32] * ([.D32] - [.Y32]) / [.Y32] - ([.CA32] / [.Y32] - [.P32] / [.D32])" office:value-type="float" office:value="0.375" calcext:value-type="float">
            <text:p>0.375</text:p>
          </table:table-cell>
          <table:table-cell table:style-name="ce853" table:formula="of:= [.N32] + ([.BS32] - [.H32]) - [.W32] * FLOOR(([.BS32] - [.H32]) / [.W32] + 0.5) - ([.W32] - [.B32]) * FLOOR(([.H32] - [.N32]) / [.B32] + 0.5)" office:value-type="float" office:value="5.75" calcext:value-type="float">
            <text:p>5.750</text:p>
          </table:table-cell>
          <table:table-cell table:style-name="ce856" table:formula="of:= [.O32] + ([.BT32] - [.I32]) - [.X32] * FLOOR(([.BT32] - [.I32]) / [.X32] + 0.5) - ([.X32] - [.C32]) * FLOOR(([.I32] - [.O32]) / [.C32] + 0.5)" office:value-type="float" office:value="-11.5" calcext:value-type="float">
            <text:p>-11.500</text:p>
          </table:table-cell>
          <table:table-cell table:style-name="ce859" table:formula="of:= [.P32] + ([.BU32] - [.J32]) - [.Y32] * FLOOR(([.BU32] - [.J32]) / [.Y32] + 0.5) - ([.Y32] - [.D32]) * FLOOR(([.J32] - [.P32]) / [.D32] + 0.5)" office:value-type="float" office:value="38.75" calcext:value-type="float">
            <text:p>38.750</text:p>
          </table:table-cell>
          <table:table-cell table:style-name="ce865" table:formula="of:= ([.BY32] - [.N32]) / [.B32]" office:value-type="float" office:value="0.375" calcext:value-type="float">
            <text:p>0.375</text:p>
          </table:table-cell>
          <table:table-cell table:style-name="ce865" table:formula="of:= ([.BZ32] - [.O32]) / [.C32]" office:value-type="float" office:value="0.375" calcext:value-type="float">
            <text:p>0.375</text:p>
          </table:table-cell>
          <table:table-cell table:style-name="ce865" table:formula="of:= ([.CA32] - [.P32]) / [.D32]" office:value-type="float" office:value="-0.375" calcext:value-type="float">
            <text:p>-0.375</text:p>
          </table:table-cell>
          <table:table-cell table:style-name="ce868" table:formula="of:= [.N32] + ([.BS32] - [.Z32] * [.H32]) - [.W32] * FLOOR([.BS32] / [.W32] - [.H32] / [.B32] + 0.5)" office:value-type="float" office:value="5.75" calcext:value-type="float">
            <text:p>5.750</text:p>
          </table:table-cell>
          <table:table-cell table:style-name="ce871" table:formula="of:= [.O32] + ([.BT32] - [.AA32] * [.I32]) - [.X32] * FLOOR([.BT32] / [.X32] - [.I32] / [.C32] + 0.5)" office:value-type="float" office:value="-11.5" calcext:value-type="float">
            <text:p>-11.500</text:p>
          </table:table-cell>
          <table:table-cell table:style-name="ce871" table:formula="of:= [.P32] + ([.BU32] - [.AB32] * [.J32]) - [.Y32] * FLOOR([.BU32] / [.Y32] - [.J32] / [.D32] + 0.5)" office:value-type="float" office:value="38.75" calcext:value-type="float">
            <text:p>38.750</text:p>
          </table:table-cell>
          <table:table-cell table:style-name="ce46"/>
          <table:table-cell table:style-name="ce125" table:number-columns-repeated="16271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48"/>
          <table:table-cell table:style-name="ce144"/>
          <table:table-cell table:style-name="ce235"/>
          <table:table-cell table:style-name="ce414"/>
          <table:table-cell table:style-name="ce144"/>
          <table:table-cell table:style-name="ce430"/>
          <table:table-cell table:style-name="ce445" table:formula="of:= [.E33] - [.B33] * FLOOR([.E33] / [.B33])" office:value-type="string" office:string-value="" calcext:value-type="error">
            <text:p>#DIV/0!</text:p>
          </table:table-cell>
          <table:table-cell table:style-name="ce452" table:formula="of:= [.F33] - [.C33] * FLOOR([.F33] / [.C33])" office:value-type="string" office:string-value="" calcext:value-type="error">
            <text:p>#DIV/0!</text:p>
          </table:table-cell>
          <table:table-cell table:style-name="ce452" table:formula="of:= [.G33] - [.D33] * FLOOR([.G33] / [.D33])" office:value-type="string" office:string-value="" calcext:value-type="error">
            <text:p>#DIV/0!</text:p>
          </table:table-cell>
          <table:table-cell table:style-name="ce414"/>
          <table:table-cell table:style-name="ce144"/>
          <table:table-cell table:style-name="ce235"/>
          <table:table-cell table:style-name="ce414" table:formula="of:= [.H33] + [.K33] * [.B33]" office:value-type="string" office:string-value="" calcext:value-type="error">
            <text:p>#DIV/0!</text:p>
          </table:table-cell>
          <table:table-cell table:style-name="ce144" table:formula="of:= [.I33] + [.L33] * [.C33]" office:value-type="string" office:string-value="" calcext:value-type="error">
            <text:p>#DIV/0!</text:p>
          </table:table-cell>
          <table:table-cell table:style-name="ce235" table:formula="of:= [.J33] + [.M33] * [.D33]" office:value-type="string" office:string-value="" calcext:value-type="error">
            <text:p>#DIV/0!</text:p>
          </table:table-cell>
          <table:table-cell table:style-name="ce414"/>
          <table:table-cell table:style-name="ce144"/>
          <table:table-cell table:style-name="ce430"/>
          <table:table-cell table:style-name="ce473" table:formula="of:= [.Q33] - [.B33] * FLOOR([.Q33] / [.B33] + 0.5)" office:value-type="string" office:string-value="" calcext:value-type="error">
            <text:p>#DIV/0!</text:p>
          </table:table-cell>
          <table:table-cell table:style-name="ce473" table:formula="of:= [.R33] - [.C33] * FLOOR([.R33] / [.C33] + 0.5)" office:value-type="string" office:string-value="" calcext:value-type="error">
            <text:p>#DIV/0!</text:p>
          </table:table-cell>
          <table:table-cell table:style-name="ce490" table:formula="of:= [.S33] - [.D33] * FLOOR([.S33] / [.D33] + 0.5)" office:value-type="string" office:string-value="" calcext:value-type="error">
            <text:p>#DIV/0!</text:p>
          </table:table-cell>
          <table:table-cell table:style-name="ce499" table:formula="of:= [.B33]" office:value-type="float" office:value="0" calcext:value-type="float">
            <text:p>0.000</text:p>
          </table:table-cell>
          <table:table-cell table:style-name="ce503" table:formula="of:= [.C33]" office:value-type="float" office:value="0" calcext:value-type="float">
            <text:p>0.000</text:p>
          </table:table-cell>
          <table:table-cell table:style-name="ce507" table:formula="of:= [.D33]" office:value-type="float" office:value="0" calcext:value-type="float">
            <text:p>0.000</text:p>
          </table:table-cell>
          <table:table-cell table:style-name="ce512" table:formula="of:= [.W33] / [.B33]" office:value-type="string" office:string-value="" calcext:value-type="error">
            <text:p>#DIV/0!</text:p>
          </table:table-cell>
          <table:table-cell table:style-name="ce516" table:formula="of:= [.X33] / [.C33]" office:value-type="string" office:string-value="" calcext:value-type="error">
            <text:p>#DIV/0!</text:p>
          </table:table-cell>
          <table:table-cell table:style-name="ce527" table:formula="of:= [.Y33] / [.D33]" office:value-type="string" office:string-value="" calcext:value-type="error">
            <text:p>#DIV/0!</text:p>
          </table:table-cell>
          <table:table-cell table:style-name="ce543" table:formula="of:= ([.H33] + [.T33]) * [.Z33] - [.W33] * FLOOR(([.H33] + [.T33]) * [.Z33] / [.W33])" office:value-type="string" office:string-value="" calcext:value-type="error">
            <text:p>#DIV/0!</text:p>
          </table:table-cell>
          <table:table-cell table:style-name="ce550" table:formula="of:= ([.I33] + [.U33]) * [.AA33] - [.X33] * FLOOR(([.I33] + [.U33]) * [.AA33] / [.X33])" office:value-type="string" office:string-value="" calcext:value-type="error">
            <text:p>#DIV/0!</text:p>
          </table:table-cell>
          <table:table-cell table:style-name="ce553" table:formula="of:= ([.J33] + [.V33]) * [.AB33] - [.Y33] * FLOOR(([.J33] + [.V33]) * [.AB33] / [.Y33])" office:value-type="string" office:string-value="" calcext:value-type="error">
            <text:p>#DIV/0!</text:p>
          </table:table-cell>
          <table:table-cell table:style-name="ce557" table:formula="of:= [.AC33] - [.H33]" office:value-type="string" office:string-value="" calcext:value-type="error">
            <text:p>#DIV/0!</text:p>
          </table:table-cell>
          <table:table-cell table:style-name="ce560" table:formula="of:= [.AD33] - [.I33]" office:value-type="string" office:string-value="" calcext:value-type="error">
            <text:p>#DIV/0!</text:p>
          </table:table-cell>
          <table:table-cell table:style-name="ce564" table:formula="of:= [.AE33] - [.J33]" office:value-type="string" office:string-value="" calcext:value-type="error">
            <text:p>#DIV/0!</text:p>
          </table:table-cell>
          <table:table-cell table:style-name="ce569" table:formula="of:= ([.N33] + [.T33]) * [.Z33]" office:value-type="string" office:string-value="" calcext:value-type="error">
            <text:p>#DIV/0!</text:p>
          </table:table-cell>
          <table:table-cell table:style-name="ce578" table:formula="of:= ([.O33] + [.U33]) * [.AA33]" office:value-type="string" office:string-value="" calcext:value-type="error">
            <text:p>#DIV/0!</text:p>
          </table:table-cell>
          <table:table-cell table:style-name="ce587" table:formula="of:= ([.P33] + [.V33]) * [.AB33]" office:value-type="string" office:string-value="" calcext:value-type="error">
            <text:p>#DIV/0!</text:p>
          </table:table-cell>
          <table:table-cell table:style-name="ce595" table:formula="of:= [.AI33] / [.W33] - [.N33] / [.B33]" office:value-type="string" office:string-value="" calcext:value-type="error">
            <text:p>#DIV/0!</text:p>
          </table:table-cell>
          <table:table-cell table:style-name="ce602" table:formula="of:= [.AJ33] / [.X33] - [.O33] / [.C33]" office:value-type="string" office:string-value="" calcext:value-type="error">
            <text:p>#DIV/0!</text:p>
          </table:table-cell>
          <table:table-cell table:style-name="ce602" table:formula="of:= [.AK33] / [.Y33] - [.P33] / [.D33]" office:value-type="string" office:string-value="" calcext:value-type="error">
            <text:p>#DIV/0!</text:p>
          </table:table-cell>
          <table:table-cell table:style-name="ce614" table:formula="of:= [.Z33] * [.N33] + ([.AC33] - [.Z33] * [.H33]) - [.W33] * FLOOR([.AC33] / [.W33] - [.H33] / [.B33] + 0.5)" office:value-type="string" office:string-value="" calcext:value-type="error">
            <text:p>#DIV/0!</text:p>
          </table:table-cell>
          <table:table-cell table:style-name="ce621" table:formula="of:= [.AA33] * [.O33] + ([.AD33] - [.AA33] * [.I33]) - [.X33] * FLOOR([.AD33] / [.X33] - [.I33] / [.C33] + 0.5)" office:value-type="string" office:string-value="" calcext:value-type="error">
            <text:p>#DIV/0!</text:p>
          </table:table-cell>
          <table:table-cell table:style-name="ce628" table:formula="of:= [.AB33] * [.P33] + ([.AE33] - [.AB33] * [.J33]) - [.Y33] * FLOOR([.AE33] / [.Y33] - [.J33] / [.D33] + 0.5)" office:value-type="string" office:string-value="" calcext:value-type="error">
            <text:p>#DIV/0!</text:p>
          </table:table-cell>
          <table:table-cell table:style-name="ce634" table:formula="of:= [.AC33] - [.W33] * FLOOR([.AC33] / [.W33] - [.N33] / [.B33] + 0.5)" office:value-type="string" office:string-value="" calcext:value-type="error">
            <text:p>#DIV/0!</text:p>
          </table:table-cell>
          <table:table-cell table:style-name="ce639" table:formula="of:= [.AD33] - [.X33] * FLOOR([.AD33] / [.X33] - [.O33] / [.C33] + 0.5)" office:value-type="string" office:string-value="" calcext:value-type="error">
            <text:p>#DIV/0!</text:p>
          </table:table-cell>
          <table:table-cell table:style-name="ce644" table:formula="of:= [.AE33] - [.Y33] * FLOOR([.AE33] / [.Y33] - [.P33] / [.D33] + 0.5)" office:value-type="string" office:string-value="" calcext:value-type="error">
            <text:p>#DIV/0!</text:p>
          </table:table-cell>
          <table:table-cell table:style-name="ce656" table:formula="of:= ([.AI33] - [.N33]) / [.W33]" office:value-type="string" office:string-value="" calcext:value-type="error">
            <text:p>#DIV/0!</text:p>
          </table:table-cell>
          <table:table-cell table:style-name="ce669" table:formula="of:= ([.AJ33] - [.O33]) / [.X33]" office:value-type="string" office:string-value="" calcext:value-type="error">
            <text:p>#DIV/0!</text:p>
          </table:table-cell>
          <table:table-cell table:style-name="ce669" table:formula="of:= ([.AK33] - [.P33]) / [.Y33]" office:value-type="string" office:string-value="" calcext:value-type="error">
            <text:p>#DIV/0!</text:p>
          </table:table-cell>
          <table:table-cell table:style-name="ce684" table:formula="of:= [.AC33] - [.W33] * FLOOR(([.AC33] - [.N33]) / [.W33] + 0.5)" office:value-type="string" office:string-value="" calcext:value-type="error">
            <text:p>#DIV/0!</text:p>
          </table:table-cell>
          <table:table-cell table:style-name="ce687" table:formula="of:= [.AD33] - [.X33] * FLOOR(([.AD33] - [.O33]) / [.X33] + 0.5)" office:value-type="string" office:string-value="" calcext:value-type="error">
            <text:p>#DIV/0!</text:p>
          </table:table-cell>
          <table:table-cell table:style-name="ce691" table:formula="of:= [.AE33] - [.Y33] * FLOOR(([.AE33] - [.P33]) / [.Y33] + 0.5)" office:value-type="string" office:string-value="" calcext:value-type="error">
            <text:p>#DIV/0!</text:p>
          </table:table-cell>
          <table:table-cell table:style-name="ce697" table:formula="of:= ([.AI33] - [.N33]) / [.W33]" office:value-type="string" office:string-value="" calcext:value-type="error">
            <text:p>#DIV/0!</text:p>
          </table:table-cell>
          <table:table-cell table:style-name="ce697" table:formula="of:= ([.AJ33] - [.O33]) / [.X33]" office:value-type="string" office:string-value="" calcext:value-type="error">
            <text:p>#DIV/0!</text:p>
          </table:table-cell>
          <table:table-cell table:style-name="ce707" table:formula="of:= ([.AK33] - [.P33]) / [.Y33]" office:value-type="string" office:string-value="" calcext:value-type="error">
            <text:p>#DIV/0!</text:p>
          </table:table-cell>
          <table:table-cell table:style-name="ce713" table:formula="of:= [.N33] + ([.AC33] - [.H33]) - [.W33] * FLOOR(([.AC33] - [.H33]) / [.W33] + 0.5)" office:value-type="string" office:string-value="" calcext:value-type="error">
            <text:p>#DIV/0!</text:p>
          </table:table-cell>
          <table:table-cell table:style-name="ce716" table:formula="of:= [.O33] + ([.AD33] - [.I33]) - [.X33] * FLOOR(([.AD33] - [.I33]) / [.X33] + 0.5)" office:value-type="string" office:string-value="" calcext:value-type="error">
            <text:p>#DIV/0!</text:p>
          </table:table-cell>
          <table:table-cell table:style-name="ce719" table:formula="of:= [.P33] + ([.AE33] - [.J33]) - [.Y33] * FLOOR(([.AE33] - [.J33]) / [.Y33] + 0.5)" office:value-type="string" office:string-value="" calcext:value-type="error">
            <text:p>#DIV/0!</text:p>
          </table:table-cell>
          <table:table-cell table:style-name="ce723" table:formula="of:= [.H33] / [.B33] * ([.B33] - [.W33]) / [.W33] - ([.AI33] / [.W33] - [.N33] / [.B33])" office:value-type="string" office:string-value="" calcext:value-type="error">
            <text:p>#DIV/0!</text:p>
          </table:table-cell>
          <table:table-cell table:style-name="ce723" table:formula="of:= [.I33] / [.C33] * ([.C33] - [.X33]) / [.X33] - ([.AJ33] / [.X33] - [.O33] / [.C33])" office:value-type="string" office:string-value="" calcext:value-type="error">
            <text:p>#DIV/0!</text:p>
          </table:table-cell>
          <table:table-cell table:style-name="ce732" table:formula="of:= [.J33] / [.D33] * ([.D33] - [.Y33]) / [.Y33] - ([.AK33] / [.Y33] - [.P33] / [.D33])" office:value-type="string" office:string-value="" calcext:value-type="error">
            <text:p>#DIV/0!</text:p>
          </table:table-cell>
          <table:table-cell table:style-name="ce737" table:formula="of:= [.N33] + ([.AC33] - [.H33]) - [.W33] * FLOOR(([.AC33] - [.H33]) / [.W33] + 0.5) - ([.W33] - [.B33]) * FLOOR(([.H33] - [.N33]) / [.B33] + 0.5)" office:value-type="string" office:string-value="" calcext:value-type="error">
            <text:p>#DIV/0!</text:p>
          </table:table-cell>
          <table:table-cell table:style-name="ce740" table:formula="of:= [.O33] + ([.AD33] - [.I33]) - [.X33] * FLOOR(([.AD33] - [.I33]) / [.X33] + 0.5) - ([.X33] - [.C33]) * FLOOR(([.I33] - [.O33]) / [.C33] + 0.5)" office:value-type="string" office:string-value="" calcext:value-type="error">
            <text:p>#DIV/0!</text:p>
          </table:table-cell>
          <table:table-cell table:style-name="ce743" table:formula="of:= [.P33] + ([.AE33] - [.J33]) - [.Y33] * FLOOR(([.AE33] - [.J33]) / [.Y33] + 0.5) - ([.Y33] - [.D33]) * FLOOR(([.J33] - [.P33]) / [.D33] + 0.5)" office:value-type="string" office:string-value="" calcext:value-type="error">
            <text:p>#DIV/0!</text:p>
          </table:table-cell>
          <table:table-cell table:style-name="ce746" table:formula="of:= ([.AI33] - [.N33]) / [.B33]" office:value-type="string" office:string-value="" calcext:value-type="error">
            <text:p>#DIV/0!</text:p>
          </table:table-cell>
          <table:table-cell table:style-name="ce751" table:formula="of:= ([.AJ33] - [.O33]) / [.C33]" office:value-type="string" office:string-value="" calcext:value-type="error">
            <text:p>#DIV/0!</text:p>
          </table:table-cell>
          <table:table-cell table:style-name="ce757" table:formula="of:= ([.AK33] - [.P33]) / [.D33]" office:value-type="string" office:string-value="" calcext:value-type="error">
            <text:p>#DIV/0!</text:p>
          </table:table-cell>
          <table:table-cell table:style-name="ce762" table:formula="of:= [.N33] + ([.AC33] - [.Z33] * [.H33]) - [.W33] * FLOOR([.AC33] / [.W33] - [.H33] / [.B33] + 0.5)" office:value-type="string" office:string-value="" calcext:value-type="error">
            <text:p>#DIV/0!</text:p>
          </table:table-cell>
          <table:table-cell table:style-name="ce765" table:formula="of:= [.O33] + ([.AD33] - [.AA33] * [.I33]) - [.X33] * FLOOR([.AD33] / [.X33] - [.I33] / [.C33] + 0.5)" office:value-type="string" office:string-value="" calcext:value-type="error">
            <text:p>#DIV/0!</text:p>
          </table:table-cell>
          <table:table-cell table:style-name="ce770" table:formula="of:= [.P33] + ([.AE33] - [.AB33] * [.J33]) - [.Y33] * FLOOR([.AE33] / [.Y33] - [.J33] / [.D33] + 0.5)" office:value-type="string" office:string-value="" calcext:value-type="error">
            <text:p>#DIV/0!</text:p>
          </table:table-cell>
          <table:table-cell table:style-name="ce779" table:formula="of:= [.H33] * [.Z33] + [.T33] - [.W33] * FLOOR(([.H33] * [.Z33] + [.T33]) / [.W33])" office:value-type="string" office:string-value="" calcext:value-type="error">
            <text:p>#DIV/0!</text:p>
          </table:table-cell>
          <table:table-cell table:style-name="ce783" table:formula="of:= [.I33] * [.AA33] + [.U33] - [.X33] * FLOOR(([.I33] * [.AA33] + [.U33]) / [.X33])" office:value-type="string" office:string-value="" calcext:value-type="error">
            <text:p>#DIV/0!</text:p>
          </table:table-cell>
          <table:table-cell table:style-name="ce787" table:formula="of:= [.J33] * [.AB33] + [.V33] - [.Y33] * FLOOR(([.J33] * [.AB33] + [.V33]) / [.Y33])" office:value-type="string" office:string-value="" calcext:value-type="error">
            <text:p>#DIV/0!</text:p>
          </table:table-cell>
          <table:table-cell table:style-name="ce791" table:formula="of:= [.BS33] - [.H33]" office:value-type="string" office:string-value="" calcext:value-type="error">
            <text:p>#DIV/0!</text:p>
          </table:table-cell>
          <table:table-cell table:style-name="ce794" table:formula="of:= [.BT33] - [.I33]" office:value-type="string" office:string-value="" calcext:value-type="error">
            <text:p>#DIV/0!</text:p>
          </table:table-cell>
          <table:table-cell table:style-name="ce797" table:formula="of:= [.BU33] - [.J33]" office:value-type="string" office:string-value="" calcext:value-type="error">
            <text:p>#DIV/0!</text:p>
          </table:table-cell>
          <table:table-cell table:style-name="ce569" table:formula="of:= [.N33] * [.Z33] + [.T33]" office:value-type="string" office:string-value="" calcext:value-type="error">
            <text:p>#DIV/0!</text:p>
          </table:table-cell>
          <table:table-cell table:style-name="ce578" table:formula="of:= [.O33] * [.AA33] + [.U33]" office:value-type="string" office:string-value="" calcext:value-type="error">
            <text:p>#DIV/0!</text:p>
          </table:table-cell>
          <table:table-cell table:style-name="ce587" table:formula="of:= [.P33] * [.AB33] + [.V33]" office:value-type="string" office:string-value="" calcext:value-type="error">
            <text:p>#DIV/0!</text:p>
          </table:table-cell>
          <table:table-cell table:style-name="ce801" table:formula="of:= [.BY33] / [.W33] - [.N33] / [.B33]" office:value-type="string" office:string-value="" calcext:value-type="error">
            <text:p>#DIV/0!</text:p>
          </table:table-cell>
          <table:table-cell table:style-name="ce801" table:formula="of:= [.BZ33] / [.X33] - [.O33] / [.C33]" office:value-type="string" office:string-value="" calcext:value-type="error">
            <text:p>#DIV/0!</text:p>
          </table:table-cell>
          <table:table-cell table:style-name="ce804" table:formula="of:= [.CA33] / [.Y33] - [.P33] / [.D33]" office:value-type="string" office:string-value="" calcext:value-type="error">
            <text:p>#DIV/0!</text:p>
          </table:table-cell>
          <table:table-cell table:style-name="ce807" table:formula="of:= [.Z33] * [.N33] + ([.BS33] - [.Z33] * [.H33]) - [.W33] * FLOOR([.BS33] / [.W33] - [.H33] / [.B33] + 0.5)" office:value-type="string" office:string-value="" calcext:value-type="error">
            <text:p>#DIV/0!</text:p>
          </table:table-cell>
          <table:table-cell table:style-name="ce810" table:formula="of:= [.AA33] * [.O33] + ([.BT33] - [.AA33] * [.I33]) - [.X33] * FLOOR([.BT33] / [.X33] - [.I33] / [.C33] + 0.5)" office:value-type="string" office:string-value="" calcext:value-type="error">
            <text:p>#DIV/0!</text:p>
          </table:table-cell>
          <table:table-cell table:style-name="ce813" table:formula="of:= [.AB33] * [.P33] + ([.BU33] - [.AB33] * [.J33]) - [.Y33] * FLOOR([.BU33] / [.Y33] - [.J33] / [.D33] + 0.5)" office:value-type="string" office:string-value="" calcext:value-type="error">
            <text:p>#DIV/0!</text:p>
          </table:table-cell>
          <table:table-cell table:style-name="ce816" table:formula="of:= [.BS33] - [.W33] * FLOOR([.BS33] / [.W33] - [.N33] / [.B33] + 0.5)" office:value-type="string" office:string-value="" calcext:value-type="error">
            <text:p>#DIV/0!</text:p>
          </table:table-cell>
          <table:table-cell table:style-name="ce819" table:formula="of:= [.BT33] - [.X33] * FLOOR([.BT33] / [.X33] - [.O33] / [.C33] + 0.5)" office:value-type="string" office:string-value="" calcext:value-type="error">
            <text:p>#DIV/0!</text:p>
          </table:table-cell>
          <table:table-cell table:style-name="ce822" table:formula="of:= [.BU33] - [.Y33] * FLOOR([.BU33] / [.Y33] - [.P33] / [.D33] + 0.5)" office:value-type="string" office:string-value="" calcext:value-type="error">
            <text:p>#DIV/0!</text:p>
          </table:table-cell>
          <table:table-cell table:style-name="ce826" table:formula="of:= ([.BY33] - [.N33]) / [.W33]" office:value-type="string" office:string-value="" calcext:value-type="error">
            <text:p>#DIV/0!</text:p>
          </table:table-cell>
          <table:table-cell table:style-name="ce826" table:formula="of:= ([.BZ33] - [.O33]) / [.X33]" office:value-type="string" office:string-value="" calcext:value-type="error">
            <text:p>#DIV/0!</text:p>
          </table:table-cell>
          <table:table-cell table:style-name="ce829" table:formula="of:= ([.CA33] - [.P33]) / [.Y33]" office:value-type="string" office:string-value="" calcext:value-type="error">
            <text:p>#DIV/0!</text:p>
          </table:table-cell>
          <table:table-cell table:style-name="ce832" table:formula="of:= [.BS33] - [.W33] * FLOOR(([.BS33] - [.N33]) / [.W33] + 0.5)" office:value-type="string" office:string-value="" calcext:value-type="error">
            <text:p>#DIV/0!</text:p>
          </table:table-cell>
          <table:table-cell table:style-name="ce832" table:formula="of:= [.BT33] - [.X33] * FLOOR(([.BT33] - [.O33]) / [.X33] + 0.5)" office:value-type="string" office:string-value="" calcext:value-type="error">
            <text:p>#DIV/0!</text:p>
          </table:table-cell>
          <table:table-cell table:style-name="ce835" table:formula="of:= [.BU33] - [.Y33] * FLOOR(([.BU33] - [.P33]) / [.Y33] + 0.5)" office:value-type="string" office:string-value="" calcext:value-type="error">
            <text:p>#DIV/0!</text:p>
          </table:table-cell>
          <table:table-cell table:style-name="ce838" table:formula="of:= ([.BY33] - [.N33]) / [.W33]" office:value-type="string" office:string-value="" calcext:value-type="error">
            <text:p>#DIV/0!</text:p>
          </table:table-cell>
          <table:table-cell table:style-name="ce838" table:formula="of:= ([.BZ33] - [.O33]) / [.X33]" office:value-type="string" office:string-value="" calcext:value-type="error">
            <text:p>#DIV/0!</text:p>
          </table:table-cell>
          <table:table-cell table:style-name="ce838" table:formula="of:= ([.CA33] - [.P33]) / [.Y33]" office:value-type="string" office:string-value="" calcext:value-type="error">
            <text:p>#DIV/0!</text:p>
          </table:table-cell>
          <table:table-cell table:style-name="ce843" table:formula="of:= [.N33] + ([.BS33] - [.H33]) - [.W33] * FLOOR(([.BS33] - [.H33]) / [.W33] + 0.5)" office:value-type="string" office:string-value="" calcext:value-type="error">
            <text:p>#DIV/0!</text:p>
          </table:table-cell>
          <table:table-cell table:style-name="ce846" table:formula="of:= [.O33] + ([.BT33] - [.I33]) - [.X33] * FLOOR(([.BT33] - [.I33]) / [.X33] + 0.5)" office:value-type="string" office:string-value="" calcext:value-type="error">
            <text:p>#DIV/0!</text:p>
          </table:table-cell>
          <table:table-cell table:style-name="ce849" table:formula="of:= [.P33] + ([.BU33] - [.J33]) - [.Y33] * FLOOR(([.BU33] - [.J33]) / [.Y33] + 0.5)" office:value-type="string" office:string-value="" calcext:value-type="error">
            <text:p>#DIV/0!</text:p>
          </table:table-cell>
          <table:table-cell table:style-name="ce852" table:formula="of:= [.H33] / [.B33] * ([.B33] - [.W33]) / [.W33] - ([.BY33] / [.W33] - [.N33] / [.B33])" office:value-type="string" office:string-value="" calcext:value-type="error">
            <text:p>#DIV/0!</text:p>
          </table:table-cell>
          <table:table-cell table:style-name="ce852" table:formula="of:= [.I33] / [.C33] * ([.C33] - [.X33]) / [.X33] - ([.BZ33] / [.X33] - [.O33] / [.C33])" office:value-type="string" office:string-value="" calcext:value-type="error">
            <text:p>#DIV/0!</text:p>
          </table:table-cell>
          <table:table-cell table:style-name="ce852" table:formula="of:= [.J33] / [.D33] * ([.D33] - [.Y33]) / [.Y33] - ([.CA33] / [.Y33] - [.P33] / [.D33])" office:value-type="string" office:string-value="" calcext:value-type="error">
            <text:p>#DIV/0!</text:p>
          </table:table-cell>
          <table:table-cell table:style-name="ce855" table:formula="of:= [.N33] + ([.BS33] - [.H33]) - [.W33] * FLOOR(([.BS33] - [.H33]) / [.W33] + 0.5) - ([.W33] - [.B33]) * FLOOR(([.H33] - [.N33]) / [.B33] + 0.5)" office:value-type="string" office:string-value="" calcext:value-type="error">
            <text:p>#DIV/0!</text:p>
          </table:table-cell>
          <table:table-cell table:style-name="ce858" table:formula="of:= [.O33] + ([.BT33] - [.I33]) - [.X33] * FLOOR(([.BT33] - [.I33]) / [.X33] + 0.5) - ([.X33] - [.C33]) * FLOOR(([.I33] - [.O33]) / [.C33] + 0.5)" office:value-type="string" office:string-value="" calcext:value-type="error">
            <text:p>#DIV/0!</text:p>
          </table:table-cell>
          <table:table-cell table:style-name="ce861" table:formula="of:= [.P33] + ([.BU33] - [.J33]) - [.Y33] * FLOOR(([.BU33] - [.J33]) / [.Y33] + 0.5) - ([.Y33] - [.D33]) * FLOOR(([.J33] - [.P33]) / [.D33] + 0.5)" office:value-type="string" office:string-value="" calcext:value-type="error">
            <text:p>#DIV/0!</text:p>
          </table:table-cell>
          <table:table-cell table:style-name="ce867" table:formula="of:= ([.BY33] - [.N33]) / [.B33]" office:value-type="string" office:string-value="" calcext:value-type="error">
            <text:p>#DIV/0!</text:p>
          </table:table-cell>
          <table:table-cell table:style-name="ce867" table:formula="of:= ([.BZ33] - [.O33]) / [.C33]" office:value-type="string" office:string-value="" calcext:value-type="error">
            <text:p>#DIV/0!</text:p>
          </table:table-cell>
          <table:table-cell table:style-name="ce867" table:formula="of:= ([.CA33] - [.P33]) / [.D33]" office:value-type="string" office:string-value="" calcext:value-type="error">
            <text:p>#DIV/0!</text:p>
          </table:table-cell>
          <table:table-cell table:style-name="ce870" table:formula="of:= [.N33] + ([.BS33] - [.Z33] * [.H33]) - [.W33] * FLOOR([.BS33] / [.W33] - [.H33] / [.B33] + 0.5)" office:value-type="string" office:string-value="" calcext:value-type="error">
            <text:p>#DIV/0!</text:p>
          </table:table-cell>
          <table:table-cell table:style-name="ce873" table:formula="of:= [.O33] + ([.BT33] - [.AA33] * [.I33]) - [.X33] * FLOOR([.BT33] / [.X33] - [.I33] / [.C33] + 0.5)" office:value-type="string" office:string-value="" calcext:value-type="error">
            <text:p>#DIV/0!</text:p>
          </table:table-cell>
          <table:table-cell table:style-name="ce873" table:formula="of:= [.P33] + ([.BU33] - [.AB33] * [.J33]) - [.Y33] * FLOOR([.BU33] / [.Y33] - [.J33] / [.D33] + 0.5)" office:value-type="string" office:string-value="" calcext:value-type="error">
            <text:p>#DIV/0!</text:p>
          </table:table-cell>
          <table:table-cell table:style-name="ce48"/>
          <table:table-cell table:style-name="ce144" table:number-columns-repeated="16271"/>
        </table:table-row>
        <table:table-row table:style-name="ro1">
          <table:table-cell table:style-name="ce25"/>
          <table:table-cell table:style-name="ce73"/>
          <table:table-cell table:style-name="ce86"/>
          <table:table-cell table:style-name="ce98"/>
          <table:table-cell table:style-name="ce110"/>
          <table:table-cell table:style-name="ce86"/>
          <table:table-cell table:style-name="ce120"/>
          <table:table-cell table:style-name="ce133"/>
          <table:table-cell table:style-name="ce86"/>
          <table:table-cell table:style-name="ce98"/>
          <table:table-cell table:style-name="ce110"/>
          <table:table-cell table:style-name="ce86"/>
          <table:table-cell table:style-name="ce98"/>
          <table:table-cell table:style-name="ce110"/>
          <table:table-cell table:style-name="ce86"/>
          <table:table-cell table:style-name="ce98"/>
          <table:table-cell table:style-name="ce110"/>
          <table:table-cell table:style-name="ce86"/>
          <table:table-cell table:style-name="ce120"/>
          <table:table-cell table:style-name="ce133"/>
          <table:table-cell table:style-name="ce86"/>
          <table:table-cell table:style-name="ce161"/>
          <table:table-cell table:style-name="ce73"/>
          <table:table-cell table:style-name="ce86"/>
          <table:table-cell table:style-name="ce98"/>
          <table:table-cell table:style-name="ce110"/>
          <table:table-cell table:style-name="ce86"/>
          <table:table-cell table:style-name="ce186"/>
          <table:table-cell table:style-name="ce200"/>
          <table:table-cell table:style-name="ce86"/>
          <table:table-cell table:style-name="ce98"/>
          <table:table-cell table:style-name="ce110"/>
          <table:table-cell table:style-name="ce86"/>
          <table:table-cell table:style-name="ce98"/>
          <table:table-cell table:style-name="ce214"/>
          <table:table-cell table:style-name="ce221"/>
          <table:table-cell table:style-name="ce228"/>
          <table:table-cell table:style-name="ce110"/>
          <table:table-cell table:style-name="ce86"/>
          <table:table-cell table:style-name="ce120"/>
          <table:table-cell table:style-name="ce249"/>
          <table:table-cell table:style-name="ce221"/>
          <table:table-cell table:style-name="ce259"/>
          <table:table-cell table:style-name="ce262"/>
          <table:table-cell table:style-name="ce265"/>
          <table:table-cell table:style-name="ce268"/>
          <table:table-cell table:style-name="ce279"/>
          <table:table-cell table:style-name="ce290"/>
          <table:table-cell table:style-name="ce299"/>
          <table:table-cell table:style-name="ce249"/>
          <table:table-cell table:style-name="ce221"/>
          <table:table-cell table:style-name="ce228"/>
          <table:table-cell table:style-name="ce310" table:number-columns-repeated="2"/>
          <table:table-cell table:style-name="ce318"/>
          <table:table-cell table:style-name="ce249"/>
          <table:table-cell table:style-name="ce221"/>
          <table:table-cell table:style-name="ce228"/>
          <table:table-cell table:style-name="ce326"/>
          <table:table-cell table:style-name="ce329"/>
          <table:table-cell table:style-name="ce332"/>
          <table:table-cell table:style-name="ce249"/>
          <table:table-cell table:style-name="ce221"/>
          <table:table-cell table:style-name="ce228"/>
          <table:table-cell table:style-name="ce338"/>
          <table:table-cell table:style-name="ce341"/>
          <table:table-cell table:style-name="ce345"/>
          <table:table-cell table:style-name="ce249"/>
          <table:table-cell table:style-name="ce221"/>
          <table:table-cell table:style-name="ce353"/>
          <table:table-cell table:style-name="ce200"/>
          <table:table-cell table:style-name="ce86"/>
          <table:table-cell table:style-name="ce98"/>
          <table:table-cell table:style-name="ce110"/>
          <table:table-cell table:style-name="ce86"/>
          <table:table-cell table:style-name="ce98"/>
          <table:table-cell table:style-name="ce214"/>
          <table:table-cell table:style-name="ce221"/>
          <table:table-cell table:style-name="ce228"/>
          <table:table-cell table:style-name="ce326"/>
          <table:table-cell table:style-name="ce329"/>
          <table:table-cell table:style-name="ce332"/>
          <table:table-cell table:style-name="ce249"/>
          <table:table-cell table:style-name="ce221"/>
          <table:table-cell table:style-name="ce259"/>
          <table:table-cell table:style-name="ce249"/>
          <table:table-cell table:style-name="ce221"/>
          <table:table-cell table:style-name="ce228"/>
          <table:table-cell table:style-name="ce326"/>
          <table:table-cell table:style-name="ce329"/>
          <table:table-cell table:style-name="ce332"/>
          <table:table-cell table:style-name="ce265" table:number-columns-repeated="2"/>
          <table:table-cell table:style-name="ce268"/>
          <table:table-cell table:style-name="ce384"/>
          <table:table-cell table:style-name="ce310"/>
          <table:table-cell table:style-name="ce318"/>
          <table:table-cell table:style-name="ce249"/>
          <table:table-cell table:style-name="ce221"/>
          <table:table-cell table:style-name="ce228"/>
          <table:table-cell table:style-name="ce326"/>
          <table:table-cell table:style-name="ce329"/>
          <table:table-cell table:style-name="ce332"/>
          <table:table-cell table:style-name="ce249"/>
          <table:table-cell table:style-name="ce221"/>
          <table:table-cell table:style-name="ce228"/>
          <table:table-cell table:style-name="ce326"/>
          <table:table-cell table:style-name="ce329"/>
          <table:table-cell table:style-name="ce332"/>
          <table:table-cell table:style-name="ce249"/>
          <table:table-cell table:style-name="ce221"/>
          <table:table-cell table:style-name="ce399"/>
          <table:table-cell table:style-name="ce73"/>
          <table:table-cell table:number-columns-repeated="16271"/>
        </table:table-row>
        <table:table-row table:style-name="ro1">
          <table:table-cell table:style-name="ce26"/>
          <table:table-cell table:style-name="ce74"/>
          <table:table-cell table:style-name="ce87"/>
          <table:table-cell table:style-name="ce99"/>
          <table:table-cell table:style-name="ce111"/>
          <table:table-cell table:style-name="ce87"/>
          <table:table-cell table:style-name="ce121"/>
          <table:table-cell table:style-name="ce134"/>
          <table:table-cell table:style-name="ce87"/>
          <table:table-cell table:style-name="ce99"/>
          <table:table-cell table:style-name="ce111"/>
          <table:table-cell table:style-name="ce87"/>
          <table:table-cell table:style-name="ce99"/>
          <table:table-cell table:style-name="ce111"/>
          <table:table-cell table:style-name="ce87"/>
          <table:table-cell table:style-name="ce99"/>
          <table:table-cell table:style-name="ce111"/>
          <table:table-cell table:style-name="ce87"/>
          <table:table-cell table:style-name="ce121"/>
          <table:table-cell table:style-name="ce134"/>
          <table:table-cell table:style-name="ce87"/>
          <table:table-cell table:style-name="ce162"/>
          <table:table-cell table:style-name="ce74"/>
          <table:table-cell table:style-name="ce87"/>
          <table:table-cell table:style-name="ce99"/>
          <table:table-cell table:style-name="ce111"/>
          <table:table-cell table:style-name="ce87"/>
          <table:table-cell table:style-name="ce187"/>
          <table:table-cell table:style-name="ce201"/>
          <table:table-cell table:style-name="ce87"/>
          <table:table-cell table:style-name="ce99"/>
          <table:table-cell table:style-name="ce111"/>
          <table:table-cell table:style-name="ce87"/>
          <table:table-cell table:style-name="ce99"/>
          <table:table-cell table:style-name="ce215"/>
          <table:table-cell table:style-name="ce222"/>
          <table:table-cell table:style-name="ce229"/>
          <table:table-cell table:style-name="ce111"/>
          <table:table-cell table:style-name="ce87"/>
          <table:table-cell table:style-name="ce121"/>
          <table:table-cell table:style-name="ce250"/>
          <table:table-cell table:style-name="ce222"/>
          <table:table-cell table:style-name="ce260"/>
          <table:table-cell table:style-name="ce263"/>
          <table:table-cell table:style-name="ce266"/>
          <table:table-cell table:style-name="ce269"/>
          <table:table-cell table:style-name="ce280"/>
          <table:table-cell table:style-name="ce291"/>
          <table:table-cell table:style-name="ce300"/>
          <table:table-cell table:style-name="ce250"/>
          <table:table-cell table:style-name="ce222"/>
          <table:table-cell table:style-name="ce229"/>
          <table:table-cell table:style-name="ce311" table:number-columns-repeated="2"/>
          <table:table-cell table:style-name="ce319"/>
          <table:table-cell table:style-name="ce250"/>
          <table:table-cell table:style-name="ce222"/>
          <table:table-cell table:style-name="ce229"/>
          <table:table-cell table:style-name="ce327"/>
          <table:table-cell table:style-name="ce330"/>
          <table:table-cell table:style-name="ce333"/>
          <table:table-cell table:style-name="ce250"/>
          <table:table-cell table:style-name="ce222"/>
          <table:table-cell table:style-name="ce229"/>
          <table:table-cell table:style-name="ce339"/>
          <table:table-cell table:style-name="ce342"/>
          <table:table-cell table:style-name="ce346"/>
          <table:table-cell table:style-name="ce250"/>
          <table:table-cell table:style-name="ce222"/>
          <table:table-cell table:style-name="ce354"/>
          <table:table-cell table:style-name="ce201"/>
          <table:table-cell table:style-name="ce87"/>
          <table:table-cell table:style-name="ce99"/>
          <table:table-cell table:style-name="ce111"/>
          <table:table-cell table:style-name="ce87"/>
          <table:table-cell table:style-name="ce99"/>
          <table:table-cell table:style-name="ce215"/>
          <table:table-cell table:style-name="ce222"/>
          <table:table-cell table:style-name="ce229"/>
          <table:table-cell table:style-name="ce327"/>
          <table:table-cell table:style-name="ce330"/>
          <table:table-cell table:style-name="ce333"/>
          <table:table-cell table:style-name="ce250"/>
          <table:table-cell table:style-name="ce222"/>
          <table:table-cell table:style-name="ce260"/>
          <table:table-cell table:style-name="ce250"/>
          <table:table-cell table:style-name="ce222"/>
          <table:table-cell table:style-name="ce229"/>
          <table:table-cell table:style-name="ce327"/>
          <table:table-cell table:style-name="ce330"/>
          <table:table-cell table:style-name="ce333"/>
          <table:table-cell table:style-name="ce266" table:number-columns-repeated="2"/>
          <table:table-cell table:style-name="ce269"/>
          <table:table-cell table:style-name="ce385"/>
          <table:table-cell table:style-name="ce311"/>
          <table:table-cell table:style-name="ce319"/>
          <table:table-cell table:style-name="ce250"/>
          <table:table-cell table:style-name="ce222"/>
          <table:table-cell table:style-name="ce229"/>
          <table:table-cell table:style-name="ce327"/>
          <table:table-cell table:style-name="ce330"/>
          <table:table-cell table:style-name="ce333"/>
          <table:table-cell table:style-name="ce250"/>
          <table:table-cell table:style-name="ce222"/>
          <table:table-cell table:style-name="ce229"/>
          <table:table-cell table:style-name="ce327"/>
          <table:table-cell table:style-name="ce330"/>
          <table:table-cell table:style-name="ce333"/>
          <table:table-cell table:style-name="ce250"/>
          <table:table-cell table:style-name="ce222"/>
          <table:table-cell table:style-name="ce400"/>
          <table:table-cell table:style-name="ce74"/>
          <table:table-cell table:style-name="ce86" table:number-columns-repeated="16271"/>
        </table:table-row>
        <table:table-row table:style-name="ro1">
          <table:table-cell table:style-name="ce15" office:value-type="string" calcext:value-type="string">
            <text:p>Changing</text:p>
          </table:table-cell>
          <table:table-cell table:number-columns-repeated="51"/>
          <table:table-cell table:style-name="ce309" table:number-columns-repeated="2"/>
          <table:table-cell table:style-name="ce317"/>
          <table:table-cell table:number-columns-repeated="36"/>
          <table:table-cell table:style-name="ce220" table:number-columns-repeated="2"/>
          <table:table-cell table:style-name="ce227"/>
          <table:table-cell table:style-name="ce325"/>
          <table:table-cell table:style-name="ce309"/>
          <table:table-cell table:style-name="ce317"/>
          <table:table-cell table:number-columns-repeated="16"/>
          <table:table-cell table:style-name="ce87" table:number-columns-repeated="16271"/>
        </table:table-row>
        <table:table-row table:style-name="ro1">
          <table:table-cell table:style-name="ce15" table:formula="of:= [.A19]" office:value-type="string" office:string-value="Box" calcext:value-type="string">
            <text:p>Box</text:p>
          </table:table-cell>
          <table:table-cell table:style-name="ce75" table:formula="of:= [.B19]" office:value-type="string" office:string-value="Stationary Particle" calcext:value-type="string">
            <text:p>Stationary Particle</text:p>
          </table:table-cell>
          <table:table-cell table:number-columns-repeated="50"/>
          <table:table-cell table:style-name="ce309" table:number-columns-repeated="2"/>
          <table:table-cell table:style-name="ce317"/>
          <table:table-cell table:number-columns-repeated="36"/>
          <table:table-cell table:style-name="ce220" table:number-columns-repeated="2"/>
          <table:table-cell table:style-name="ce227"/>
          <table:table-cell table:style-name="ce325"/>
          <table:table-cell table:style-name="ce309"/>
          <table:table-cell table:style-name="ce317"/>
          <table:table-cell table:number-columns-repeated="16287"/>
        </table:table-row>
        <table:table-row table:style-name="ro1">
          <table:table-cell table:number-columns-repeated="52"/>
          <table:table-cell table:style-name="ce309" table:number-columns-repeated="2"/>
          <table:table-cell table:style-name="ce317"/>
          <table:table-cell table:number-columns-repeated="36"/>
          <table:table-cell table:style-name="ce220" table:number-columns-repeated="2"/>
          <table:table-cell table:style-name="ce227"/>
          <table:table-cell table:style-name="ce325"/>
          <table:table-cell table:style-name="ce309"/>
          <table:table-cell table:style-name="ce317"/>
          <table:table-cell table:number-columns-repeated="16287"/>
        </table:table-row>
        <table:table-row table:style-name="ro1">
          <table:table-cell table:style-name="ce17" table:formula="of:= [.A21]" office:value-type="float" office:value="1" calcext:value-type="float">
            <text:p>1</text:p>
          </table:table-cell>
          <table:table-cell table:style-name="ce46" table:formula="of:= [.B21]" office:value-type="float" office:value="3" calcext:value-type="float">
            <text:p>3.000</text:p>
          </table:table-cell>
          <table:table-cell table:style-name="ce125" table:formula="of:= [.C21]" office:value-type="float" office:value="3" calcext:value-type="float">
            <text:p>3.000</text:p>
          </table:table-cell>
          <table:table-cell table:style-name="ce193" table:formula="of:= [.D21]" office:value-type="float" office:value="3" calcext:value-type="float">
            <text:p>3.000</text:p>
          </table:table-cell>
          <table:table-cell table:style-name="ce412" table:formula="of:= [.E21]" office:value-type="float" office:value="0" calcext:value-type="float">
            <text:p>0.000</text:p>
          </table:table-cell>
          <table:table-cell table:style-name="ce125" table:formula="of:= [.F21]" office:value-type="float" office:value="0" calcext:value-type="float">
            <text:p>0.000</text:p>
          </table:table-cell>
          <table:table-cell table:style-name="ce125" table:formula="of:= [.G21]" office:value-type="float" office:value="0" calcext:value-type="float">
            <text:p>0.000</text:p>
          </table:table-cell>
          <table:table-cell table:style-name="ce443" table:formula="of:= [.E39] - [.B39] * FLOOR([.E39] / [.B39])" office:value-type="float" office:value="0" calcext:value-type="float">
            <text:p>0.000</text:p>
          </table:table-cell>
          <table:table-cell table:style-name="ce450" table:formula="of:= [.F39] - [.C39] * FLOOR([.F39] / [.C39])" office:value-type="float" office:value="0" calcext:value-type="float">
            <text:p>0.000</text:p>
          </table:table-cell>
          <table:table-cell table:style-name="ce450" table:formula="of:= [.G39] - [.D39] * FLOOR([.G39] / [.D39])" office:value-type="float" office:value="0" calcext:value-type="float">
            <text:p>0.000</text:p>
          </table:table-cell>
          <table:table-cell table:style-name="ce412" table:formula="of:= [.K21]" office:value-type="float" office:value="0" calcext:value-type="float">
            <text:p>0.000</text:p>
          </table:table-cell>
          <table:table-cell table:style-name="ce125" table:formula="of:= [.L21]" office:value-type="float" office:value="0" calcext:value-type="float">
            <text:p>0.000</text:p>
          </table:table-cell>
          <table:table-cell table:style-name="ce125" table:formula="of:= [.M21]" office:value-type="float" office:value="0" calcext:value-type="float">
            <text:p>0.000</text:p>
          </table:table-cell>
          <table:table-cell table:style-name="ce412" table:formula="of:= [.H39] + [.K39] * [.B39]" office:value-type="float" office:value="0" calcext:value-type="float">
            <text:p>0.000</text:p>
          </table:table-cell>
          <table:table-cell table:style-name="ce125" table:formula="of:= [.I39] + [.L39] * [.C39]" office:value-type="float" office:value="0" calcext:value-type="float">
            <text:p>0.000</text:p>
          </table:table-cell>
          <table:table-cell table:style-name="ce125" table:formula="of:= [.J39] + [.M39] * [.D39]" office:value-type="float" office:value="0" calcext:value-type="float">
            <text:p>0.000</text:p>
          </table:table-cell>
          <table:table-cell table:style-name="ce412" table:formula="of:= [.Q21]" office:value-type="float" office:value="0" calcext:value-type="float">
            <text:p>0.000</text:p>
          </table:table-cell>
          <table:table-cell table:style-name="ce125" table:formula="of:= [.R21]" office:value-type="float" office:value="0" calcext:value-type="float">
            <text:p>0.000</text:p>
          </table:table-cell>
          <table:table-cell table:style-name="ce125" table:formula="of:= [.S21]" office:value-type="float" office:value="0" calcext:value-type="float">
            <text:p>0.000</text:p>
          </table:table-cell>
          <table:table-cell table:style-name="ce470" table:formula="of:= [.Q39] - [.B39] * FLOOR([.Q39] / [.B39] + 0.5)" office:value-type="float" office:value="0" calcext:value-type="float">
            <text:p>0.000</text:p>
          </table:table-cell>
          <table:table-cell table:style-name="ce474" table:formula="of:= [.R39] - [.C39] * FLOOR([.R39] / [.C39] + 0.5)" office:value-type="float" office:value="0" calcext:value-type="float">
            <text:p>0.000</text:p>
          </table:table-cell>
          <table:table-cell table:style-name="ce474" table:formula="of:= [.S39] - [.D39] * FLOOR([.S39] / [.D39] + 0.5)" office:value-type="float" office:value="0" calcext:value-type="float">
            <text:p>0.000</text:p>
          </table:table-cell>
          <table:table-cell table:style-name="ce497" table:formula="of:= [.B39] + 1" office:value-type="float" office:value="4" calcext:value-type="float">
            <text:p>4.000</text:p>
          </table:table-cell>
          <table:table-cell table:style-name="ce501" table:formula="of:= [.C39]" office:value-type="float" office:value="3" calcext:value-type="float">
            <text:p>3.000</text:p>
          </table:table-cell>
          <table:table-cell table:style-name="ce501" table:formula="of:= [.D39] - 1" office:value-type="float" office:value="2" calcext:value-type="float">
            <text:p>2.000</text:p>
          </table:table-cell>
          <table:table-cell table:style-name="ce510" table:formula="of:= [.W39] / [.B39]" office:value-type="float" office:value="1.33333333333333" calcext:value-type="float">
            <text:p>1.333</text:p>
          </table:table-cell>
          <table:table-cell table:style-name="ce514" table:formula="of:= [.X39] / [.C39]" office:value-type="float" office:value="1" calcext:value-type="float">
            <text:p>1.000</text:p>
          </table:table-cell>
          <table:table-cell table:style-name="ce514" table:formula="of:= [.Y39] / [.D39]" office:value-type="float" office:value="0.666666666666667" calcext:value-type="float">
            <text:p>0.667</text:p>
          </table:table-cell>
          <table:table-cell table:style-name="ce541" table:formula="of:= ([.H39] + [.T39]) * [.Z39] - [.W39] * FLOOR(([.H39] + [.T39]) * [.Z39] / [.W39])" office:value-type="float" office:value="0" calcext:value-type="float">
            <text:p>0.000</text:p>
          </table:table-cell>
          <table:table-cell table:style-name="ce548" table:formula="of:= ([.I39] + [.U39]) * [.AA39] - [.X39] * FLOOR(([.I39] + [.U39]) * [.AA39] / [.X39])" office:value-type="float" office:value="0" calcext:value-type="float">
            <text:p>0.000</text:p>
          </table:table-cell>
          <table:table-cell table:style-name="ce548" table:formula="of:= ([.J39] + [.V39]) * [.AB39] - [.Y39] * FLOOR(([.J39] + [.V39]) * [.AB39] / [.Y39])" office:value-type="float" office:value="0" calcext:value-type="float">
            <text:p>0.000</text:p>
          </table:table-cell>
          <table:table-cell table:style-name="ce555" table:formula="of:= [.AC39] - [.H39]" office:value-type="float" office:value="0" calcext:value-type="float">
            <text:p>0.000</text:p>
          </table:table-cell>
          <table:table-cell table:style-name="ce558" table:formula="of:= [.AD39] - [.I39]" office:value-type="float" office:value="0" calcext:value-type="float">
            <text:p>0.000</text:p>
          </table:table-cell>
          <table:table-cell table:style-name="ce558" table:formula="of:= [.AE39] - [.J39]" office:value-type="float" office:value="0" calcext:value-type="float">
            <text:p>0.000</text:p>
          </table:table-cell>
          <table:table-cell table:style-name="ce567" table:formula="of:= ([.N39] + [.T39]) * [.Z39]" office:value-type="float" office:value="0" calcext:value-type="float">
            <text:p>0.000</text:p>
          </table:table-cell>
          <table:table-cell table:style-name="ce576" table:formula="of:= ([.O39] + [.U39]) * [.AA39]" office:value-type="float" office:value="0" calcext:value-type="float">
            <text:p>0.000</text:p>
          </table:table-cell>
          <table:table-cell table:style-name="ce576" table:formula="of:= ([.P39] + [.V39]) * [.AB39]" office:value-type="float" office:value="0" calcext:value-type="float">
            <text:p>0.000</text:p>
          </table:table-cell>
          <table:table-cell table:style-name="ce593" table:formula="of:= [.AI39] / [.W39] - [.N39] / [.B39]" office:value-type="float" office:value="0" calcext:value-type="float">
            <text:p>0.000</text:p>
          </table:table-cell>
          <table:table-cell table:style-name="ce600" table:formula="of:= [.AJ39] / [.X39] - [.O39] / [.C39]" office:value-type="float" office:value="0" calcext:value-type="float">
            <text:p>0.000</text:p>
          </table:table-cell>
          <table:table-cell table:style-name="ce600" table:formula="of:= [.AK39] / [.Y39] - [.P39] / [.D39]" office:value-type="float" office:value="0" calcext:value-type="float">
            <text:p>0.000</text:p>
          </table:table-cell>
          <table:table-cell table:style-name="ce612" table:formula="of:= [.Z39] * [.N39] + ([.AC39] - [.Z39] * [.H39]) - [.W39] * FLOOR([.AC39] / [.W39] - [.H39] / [.B39] + 0.5)" office:value-type="float" office:value="0" calcext:value-type="float">
            <text:p>0.000</text:p>
          </table:table-cell>
          <table:table-cell table:style-name="ce619" table:formula="of:= [.AA39] * [.O39] + ([.AD39] - [.AA39] * [.I39]) - [.X39] * FLOOR([.AD39] / [.X39] - [.I39] / [.C39] + 0.5)" office:value-type="float" office:value="0" calcext:value-type="float">
            <text:p>0.000</text:p>
          </table:table-cell>
          <table:table-cell table:style-name="ce626" table:formula="of:= [.AB39] * [.P39] + ([.AE39] - [.AB39] * [.J39]) - [.Y39] * FLOOR([.AE39] / [.Y39] - [.J39] / [.D39] + 0.5)" office:value-type="float" office:value="0" calcext:value-type="float">
            <text:p>0.000</text:p>
          </table:table-cell>
          <table:table-cell table:style-name="ce632" table:formula="of:= [.AC39] - [.W39] * FLOOR([.AC39] / [.W39] - [.N39] / [.B39] + 0.5)" office:value-type="float" office:value="0" calcext:value-type="float">
            <text:p>0.000</text:p>
          </table:table-cell>
          <table:table-cell table:style-name="ce637" table:formula="of:= [.AD39] - [.X39] * FLOOR([.AD39] / [.X39] - [.O39] / [.C39] + 0.5)" office:value-type="float" office:value="0" calcext:value-type="float">
            <text:p>0.000</text:p>
          </table:table-cell>
          <table:table-cell table:style-name="ce642" table:formula="of:= [.AE39] - [.Y39] * FLOOR([.AE39] / [.Y39] - [.P39] / [.D39] + 0.5)" office:value-type="float" office:value="0" calcext:value-type="float">
            <text:p>0.000</text:p>
          </table:table-cell>
          <table:table-cell table:style-name="ce654" table:formula="of:= ([.AI39] - [.N39]) / [.W39]" office:value-type="float" office:value="0" calcext:value-type="float">
            <text:p>0.000</text:p>
          </table:table-cell>
          <table:table-cell table:style-name="ce667" table:formula="of:= ([.AJ39] - [.O39]) / [.X39]" office:value-type="float" office:value="0" calcext:value-type="float">
            <text:p>0.000</text:p>
          </table:table-cell>
          <table:table-cell table:style-name="ce667" table:formula="of:= ([.AK39] - [.P39]) / [.Y39]" office:value-type="float" office:value="0" calcext:value-type="float">
            <text:p>0.000</text:p>
          </table:table-cell>
          <table:table-cell table:style-name="ce682" table:formula="of:= [.AC39] - [.W39] * FLOOR(([.AC39] - [.N39]) / [.W39] + 0.5)" office:value-type="float" office:value="0" calcext:value-type="float">
            <text:p>0.000</text:p>
          </table:table-cell>
          <table:table-cell table:style-name="ce685" table:formula="of:= [.AD39] - [.X39] * FLOOR(([.AD39] - [.O39]) / [.X39] + 0.5)" office:value-type="float" office:value="0" calcext:value-type="float">
            <text:p>0.000</text:p>
          </table:table-cell>
          <table:table-cell table:style-name="ce689" table:formula="of:= [.AE39] - [.Y39] * FLOOR(([.AE39] - [.P39]) / [.Y39] + 0.5)" office:value-type="float" office:value="0" calcext:value-type="float">
            <text:p>0.000</text:p>
          </table:table-cell>
          <table:table-cell table:style-name="ce695" table:formula="of:= ([.AI39] - [.N39]) / [.W39]" office:value-type="float" office:value="0" calcext:value-type="float">
            <text:p>0.000</text:p>
          </table:table-cell>
          <table:table-cell table:style-name="ce695" table:formula="of:= ([.AJ39] - [.O39]) / [.X39]" office:value-type="float" office:value="0" calcext:value-type="float">
            <text:p>0.000</text:p>
          </table:table-cell>
          <table:table-cell table:style-name="ce705" table:formula="of:= ([.AK39] - [.P39]) / [.Y39]" office:value-type="float" office:value="0" calcext:value-type="float">
            <text:p>0.000</text:p>
          </table:table-cell>
          <table:table-cell table:style-name="ce711" table:formula="of:= [.N39] + ([.AC39] - [.H39]) - [.W39] * FLOOR(([.AC39] - [.H39]) / [.W39] + 0.5)" office:value-type="float" office:value="0" calcext:value-type="float">
            <text:p>0.000</text:p>
          </table:table-cell>
          <table:table-cell table:style-name="ce714" table:formula="of:= [.O39] + ([.AD39] - [.I39]) - [.X39] * FLOOR(([.AD39] - [.I39]) / [.X39] + 0.5)" office:value-type="float" office:value="0" calcext:value-type="float">
            <text:p>0.000</text:p>
          </table:table-cell>
          <table:table-cell table:style-name="ce717" table:formula="of:= [.P39] + ([.AE39] - [.J39]) - [.Y39] * FLOOR(([.AE39] - [.J39]) / [.Y39] + 0.5)" office:value-type="float" office:value="0" calcext:value-type="float">
            <text:p>0.000</text:p>
          </table:table-cell>
          <table:table-cell table:style-name="ce721" table:formula="of:= [.H39] / [.B39] * ([.B39] - [.W39]) / [.W39] - ([.AI39] / [.W39] - [.N39] / [.B39])" office:value-type="float" office:value="-0" calcext:value-type="float">
            <text:p>0.000</text:p>
          </table:table-cell>
          <table:table-cell table:style-name="ce721" table:formula="of:= [.I39] / [.C39] * ([.C39] - [.X39]) / [.X39] - ([.AJ39] / [.X39] - [.O39] / [.C39])" office:value-type="float" office:value="0" calcext:value-type="float">
            <text:p>0.000</text:p>
          </table:table-cell>
          <table:table-cell table:style-name="ce730" table:formula="of:= [.J39] / [.D39] * ([.D39] - [.Y39]) / [.Y39] - ([.AK39] / [.Y39] - [.P39] / [.D39])" office:value-type="float" office:value="0" calcext:value-type="float">
            <text:p>0.000</text:p>
          </table:table-cell>
          <table:table-cell table:style-name="ce735" table:formula="of:= [.N39] + ([.AC39] - [.H39]) - [.W39] * FLOOR(([.AC39] - [.H39]) / [.W39] + 0.5) - ([.W39] - [.B39]) * FLOOR(([.H39] - [.N39]) / [.B39] + 0.5)" office:value-type="float" office:value="0" calcext:value-type="float">
            <text:p>0.000</text:p>
          </table:table-cell>
          <table:table-cell table:style-name="ce738" table:formula="of:= [.O39] + ([.AD39] - [.I39]) - [.X39] * FLOOR(([.AD39] - [.I39]) / [.X39] + 0.5) - ([.X39] - [.C39]) * FLOOR(([.I39] - [.O39]) / [.C39] + 0.5)" office:value-type="float" office:value="0" calcext:value-type="float">
            <text:p>0.000</text:p>
          </table:table-cell>
          <table:table-cell table:style-name="ce741" table:formula="of:= [.P39] + ([.AE39] - [.J39]) - [.Y39] * FLOOR(([.AE39] - [.J39]) / [.Y39] + 0.5) - ([.Y39] - [.D39]) * FLOOR(([.J39] - [.P39]) / [.D39] + 0.5)" office:value-type="float" office:value="0" calcext:value-type="float">
            <text:p>0.000</text:p>
          </table:table-cell>
          <table:table-cell table:style-name="ce744" table:formula="of:= ([.AI39] - [.N39]) / [.B39]" office:value-type="float" office:value="0" calcext:value-type="float">
            <text:p>0.000</text:p>
          </table:table-cell>
          <table:table-cell table:style-name="ce749" table:formula="of:= ([.AJ39] - [.O39]) / [.C39]" office:value-type="float" office:value="0" calcext:value-type="float">
            <text:p>0.000</text:p>
          </table:table-cell>
          <table:table-cell table:style-name="ce755" table:formula="of:= ([.AK39] - [.P39]) / [.D39]" office:value-type="float" office:value="0" calcext:value-type="float">
            <text:p>0.000</text:p>
          </table:table-cell>
          <table:table-cell table:style-name="ce760" table:formula="of:= [.N39] + ([.AC39] - [.Z39] * [.H39]) - [.W39] * FLOOR([.AC39] / [.W39] - [.H39] / [.B39] + 0.5)" office:value-type="float" office:value="0" calcext:value-type="float">
            <text:p>0.000</text:p>
          </table:table-cell>
          <table:table-cell table:style-name="ce763" table:formula="of:= [.O39] + ([.AD39] - [.AA39] * [.I39]) - [.X39] * FLOOR([.AD39] / [.X39] - [.I39] / [.C39] + 0.5)" office:value-type="float" office:value="0" calcext:value-type="float">
            <text:p>0.000</text:p>
          </table:table-cell>
          <table:table-cell table:style-name="ce763" table:formula="of:= [.P39] + ([.AE39] - [.AB39] * [.J39]) - [.Y39] * FLOOR([.AE39] / [.Y39] - [.J39] / [.D39] + 0.5)" office:value-type="float" office:value="0" calcext:value-type="float">
            <text:p>0.000</text:p>
          </table:table-cell>
          <table:table-cell table:style-name="ce777" table:formula="of:= [.H39] * [.Z39] + [.T39] - [.W39] * FLOOR(([.H39] * [.Z39] + [.T39]) / [.W39])" office:value-type="float" office:value="0" calcext:value-type="float">
            <text:p>0.000</text:p>
          </table:table-cell>
          <table:table-cell table:style-name="ce781" table:formula="of:= [.I39] * [.AA39] + [.U39] - [.X39] * FLOOR(([.I39] * [.AA39] + [.U39]) / [.X39])" office:value-type="float" office:value="0" calcext:value-type="float">
            <text:p>0.000</text:p>
          </table:table-cell>
          <table:table-cell table:style-name="ce781" table:formula="of:= [.J39] * [.AB39] + [.V39] - [.Y39] * FLOOR(([.J39] * [.AB39] + [.V39]) / [.Y39])" office:value-type="float" office:value="0" calcext:value-type="float">
            <text:p>0.000</text:p>
          </table:table-cell>
          <table:table-cell table:style-name="ce789" table:formula="of:= [.BS39] - [.H39]" office:value-type="float" office:value="0" calcext:value-type="float">
            <text:p>0.000</text:p>
          </table:table-cell>
          <table:table-cell table:style-name="ce792" table:formula="of:= [.BT39] - [.I39]" office:value-type="float" office:value="0" calcext:value-type="float">
            <text:p>0.000</text:p>
          </table:table-cell>
          <table:table-cell table:style-name="ce792" table:formula="of:= [.BU39] - [.J39]" office:value-type="float" office:value="0" calcext:value-type="float">
            <text:p>0.000</text:p>
          </table:table-cell>
          <table:table-cell table:style-name="ce567" table:formula="of:= [.N39] * [.Z39] + [.T39]" office:value-type="float" office:value="0" calcext:value-type="float">
            <text:p>0.000</text:p>
          </table:table-cell>
          <table:table-cell table:style-name="ce576" table:formula="of:= [.O39] * [.AA39] + [.U39]" office:value-type="float" office:value="0" calcext:value-type="float">
            <text:p>0.000</text:p>
          </table:table-cell>
          <table:table-cell table:style-name="ce576" table:formula="of:= [.P39] * [.AB39] + [.V39]" office:value-type="float" office:value="0" calcext:value-type="float">
            <text:p>0.000</text:p>
          </table:table-cell>
          <table:table-cell table:style-name="ce799" table:formula="of:= [.BY39] / [.W39] - [.N39] / [.B39]" office:value-type="float" office:value="0" calcext:value-type="float">
            <text:p>0.000</text:p>
          </table:table-cell>
          <table:table-cell table:style-name="ce799" table:formula="of:= [.BZ39] / [.X39] - [.O39] / [.C39]" office:value-type="float" office:value="0" calcext:value-type="float">
            <text:p>0.000</text:p>
          </table:table-cell>
          <table:table-cell table:style-name="ce802" table:formula="of:= [.CA39] / [.Y39] - [.P39] / [.D39]" office:value-type="float" office:value="0" calcext:value-type="float">
            <text:p>0.000</text:p>
          </table:table-cell>
          <table:table-cell table:style-name="ce805" table:formula="of:= [.Z39] * [.N39] + ([.BS39] - [.Z39] * [.H39]) - [.W39] * FLOOR([.BS39] / [.W39] - [.H39] / [.B39] + 0.5)" office:value-type="float" office:value="0" calcext:value-type="float">
            <text:p>0.000</text:p>
          </table:table-cell>
          <table:table-cell table:style-name="ce808" table:formula="of:= [.AA39] * [.O39] + ([.BT39] - [.AA39] * [.I39]) - [.X39] * FLOOR([.BT39] / [.X39] - [.I39] / [.C39] + 0.5)" office:value-type="float" office:value="0" calcext:value-type="float">
            <text:p>0.000</text:p>
          </table:table-cell>
          <table:table-cell table:style-name="ce811" table:formula="of:= [.AB39] * [.P39] + ([.BU39] - [.AB39] * [.J39]) - [.Y39] * FLOOR([.BU39] / [.Y39] - [.J39] / [.D39] + 0.5)" office:value-type="float" office:value="0" calcext:value-type="float">
            <text:p>0.000</text:p>
          </table:table-cell>
          <table:table-cell table:style-name="ce814" table:formula="of:= [.BS39] - [.W39] * FLOOR([.BS39] / [.W39] - [.N39] / [.B39] + 0.5)" office:value-type="float" office:value="0" calcext:value-type="float">
            <text:p>0.000</text:p>
          </table:table-cell>
          <table:table-cell table:style-name="ce817" table:formula="of:= [.BT39] - [.X39] * FLOOR([.BT39] / [.X39] - [.O39] / [.C39] + 0.5)" office:value-type="float" office:value="0" calcext:value-type="float">
            <text:p>0.000</text:p>
          </table:table-cell>
          <table:table-cell table:style-name="ce820" table:formula="of:= [.BU39] - [.Y39] * FLOOR([.BU39] / [.Y39] - [.P39] / [.D39] + 0.5)" office:value-type="float" office:value="0" calcext:value-type="float">
            <text:p>0.000</text:p>
          </table:table-cell>
          <table:table-cell table:style-name="ce824" table:formula="of:= ([.BY39] - [.N39]) / [.W39]" office:value-type="float" office:value="0" calcext:value-type="float">
            <text:p>0.000</text:p>
          </table:table-cell>
          <table:table-cell table:style-name="ce824" table:formula="of:= ([.BZ39] - [.O39]) / [.X39]" office:value-type="float" office:value="0" calcext:value-type="float">
            <text:p>0.000</text:p>
          </table:table-cell>
          <table:table-cell table:style-name="ce827" table:formula="of:= ([.CA39] - [.P39]) / [.Y39]" office:value-type="float" office:value="0" calcext:value-type="float">
            <text:p>0.000</text:p>
          </table:table-cell>
          <table:table-cell table:style-name="ce830" table:formula="of:= [.BS39] - [.W39] * FLOOR(([.BS39] - [.N39]) / [.W39] + 0.5)" office:value-type="float" office:value="0" calcext:value-type="float">
            <text:p>0.000</text:p>
          </table:table-cell>
          <table:table-cell table:style-name="ce830" table:formula="of:= [.BT39] - [.X39] * FLOOR(([.BT39] - [.O39]) / [.X39] + 0.5)" office:value-type="float" office:value="0" calcext:value-type="float">
            <text:p>0.000</text:p>
          </table:table-cell>
          <table:table-cell table:style-name="ce833" table:formula="of:= [.BU39] - [.Y39] * FLOOR(([.BU39] - [.P39]) / [.Y39] + 0.5)" office:value-type="float" office:value="0" calcext:value-type="float">
            <text:p>0.000</text:p>
          </table:table-cell>
          <table:table-cell table:style-name="ce836" table:formula="of:= ([.BY39] - [.N39]) / [.W39]" office:value-type="float" office:value="0" calcext:value-type="float">
            <text:p>0.000</text:p>
          </table:table-cell>
          <table:table-cell table:style-name="ce836" table:formula="of:= ([.BZ39] - [.O39]) / [.X39]" office:value-type="float" office:value="0" calcext:value-type="float">
            <text:p>0.000</text:p>
          </table:table-cell>
          <table:table-cell table:style-name="ce836" table:formula="of:= ([.CA39] - [.P39]) / [.Y39]" office:value-type="float" office:value="0" calcext:value-type="float">
            <text:p>0.000</text:p>
          </table:table-cell>
          <table:table-cell table:style-name="ce841" table:formula="of:= [.N39] + ([.BS39] - [.H39]) - [.W39] * FLOOR(([.BS39] - [.H39]) / [.W39] + 0.5)" office:value-type="float" office:value="0" calcext:value-type="float">
            <text:p>0.000</text:p>
          </table:table-cell>
          <table:table-cell table:style-name="ce844" table:formula="of:= [.O39] + ([.BT39] - [.I39]) - [.X39] * FLOOR(([.BT39] - [.I39]) / [.X39] + 0.5)" office:value-type="float" office:value="0" calcext:value-type="float">
            <text:p>0.000</text:p>
          </table:table-cell>
          <table:table-cell table:style-name="ce847" table:formula="of:= [.P39] + ([.BU39] - [.J39]) - [.Y39] * FLOOR(([.BU39] - [.J39]) / [.Y39] + 0.5)" office:value-type="float" office:value="0" calcext:value-type="float">
            <text:p>0.000</text:p>
          </table:table-cell>
          <table:table-cell table:style-name="ce850" table:formula="of:= [.H39] / [.B39] * ([.B39] - [.W39]) / [.W39] - ([.BY39] / [.W39] - [.N39] / [.B39])" office:value-type="float" office:value="-0" calcext:value-type="float">
            <text:p>0.000</text:p>
          </table:table-cell>
          <table:table-cell table:style-name="ce850" table:formula="of:= [.I39] / [.C39] * ([.C39] - [.X39]) / [.X39] - ([.BZ39] / [.X39] - [.O39] / [.C39])" office:value-type="float" office:value="0" calcext:value-type="float">
            <text:p>0.000</text:p>
          </table:table-cell>
          <table:table-cell table:style-name="ce850" table:formula="of:= [.J39] / [.D39] * ([.D39] - [.Y39]) / [.Y39] - ([.CA39] / [.Y39] - [.P39] / [.D39])" office:value-type="float" office:value="0" calcext:value-type="float">
            <text:p>0.000</text:p>
          </table:table-cell>
          <table:table-cell table:style-name="ce853" table:formula="of:= [.N39] + ([.BS39] - [.H39]) - [.W39] * FLOOR(([.BS39] - [.H39]) / [.W39] + 0.5) - ([.W39] - [.B39]) * FLOOR(([.H39] - [.N39]) / [.B39] + 0.5)" office:value-type="float" office:value="0" calcext:value-type="float">
            <text:p>0.000</text:p>
          </table:table-cell>
          <table:table-cell table:style-name="ce853" table:formula="of:= [.O39] + ([.BT39] - [.I39]) - [.X39] * FLOOR(([.BT39] - [.I39]) / [.X39] + 0.5) - ([.X39] - [.C39]) * FLOOR(([.I39] - [.O39]) / [.C39] + 0.5)" office:value-type="float" office:value="0" calcext:value-type="float">
            <text:p>0.000</text:p>
          </table:table-cell>
          <table:table-cell table:style-name="ce862" table:formula="of:= [.P39] + ([.BU39] - [.J39]) - [.Y39] * FLOOR(([.BU39] - [.J39]) / [.Y39] + 0.5) - ([.Y39] - [.D39]) * FLOOR(([.J39] - [.P39]) / [.D39] + 0.5)" office:value-type="float" office:value="0" calcext:value-type="float">
            <text:p>0.000</text:p>
          </table:table-cell>
          <table:table-cell table:style-name="ce865" table:formula="of:= ([.BY39] - [.N39]) / [.B39]" office:value-type="float" office:value="0" calcext:value-type="float">
            <text:p>0.000</text:p>
          </table:table-cell>
          <table:table-cell table:style-name="ce865" table:formula="of:= ([.BZ39] - [.O39]) / [.C39]" office:value-type="float" office:value="0" calcext:value-type="float">
            <text:p>0.000</text:p>
          </table:table-cell>
          <table:table-cell table:style-name="ce865" table:formula="of:= ([.CA39] - [.P39]) / [.D39]" office:value-type="float" office:value="0" calcext:value-type="float">
            <text:p>0.000</text:p>
          </table:table-cell>
          <table:table-cell table:style-name="ce868" table:formula="of:= [.N39] + ([.BS39] - [.Z39] * [.H39]) - [.W39] * FLOOR([.BS39] / [.W39] - [.H39] / [.B39] + 0.5)" office:value-type="float" office:value="0" calcext:value-type="float">
            <text:p>0.000</text:p>
          </table:table-cell>
          <table:table-cell table:style-name="ce871" table:formula="of:= [.O39] + ([.BT39] - [.AA39] * [.I39]) - [.X39] * FLOOR([.BT39] / [.X39] - [.I39] / [.C39] + 0.5)" office:value-type="float" office:value="0" calcext:value-type="float">
            <text:p>0.000</text:p>
          </table:table-cell>
          <table:table-cell table:style-name="ce871" table:formula="of:= [.P39] + ([.BU39] - [.AB39] * [.J39]) - [.Y39] * FLOOR([.BU39] / [.Y39] - [.J39] / [.D39] + 0.5)" office:value-type="float" office:value="0" calcext:value-type="float">
            <text:p>0.000</text:p>
          </table:table-cell>
          <table:table-cell table:style-name="ce46"/>
          <table:table-cell table:style-name="ce125" table:number-columns-repeated="16271"/>
        </table:table-row>
        <table:table-row table:style-name="ro1">
          <table:table-cell table:style-name="ce23" table:formula="of:= [.A22]" office:value-type="float" office:value="2" calcext:value-type="float">
            <text:p>2</text:p>
          </table:table-cell>
          <table:table-cell table:style-name="ce47" table:formula="of:= [.B22]" office:value-type="float" office:value="1" calcext:value-type="float">
            <text:p>1.000</text:p>
          </table:table-cell>
          <table:table-cell table:style-name="ce142" table:formula="of:= [.C22]" office:value-type="float" office:value="2" calcext:value-type="float">
            <text:p>2.000</text:p>
          </table:table-cell>
          <table:table-cell table:style-name="ce234" table:formula="of:= [.D22]" office:value-type="float" office:value="3" calcext:value-type="float">
            <text:p>3.000</text:p>
          </table:table-cell>
          <table:table-cell table:style-name="ce413" table:formula="of:= [.E22]" office:value-type="float" office:value="0" calcext:value-type="float">
            <text:p>0.000</text:p>
          </table:table-cell>
          <table:table-cell table:style-name="ce142" table:formula="of:= [.F22]" office:value-type="float" office:value="1" calcext:value-type="float">
            <text:p>1.000</text:p>
          </table:table-cell>
          <table:table-cell table:style-name="ce142" table:formula="of:= [.G22]" office:value-type="float" office:value="2" calcext:value-type="float">
            <text:p>2.000</text:p>
          </table:table-cell>
          <table:table-cell table:style-name="ce444" table:formula="of:= [.E40] - [.B40] * FLOOR([.E40] / [.B40])" office:value-type="float" office:value="0" calcext:value-type="float">
            <text:p>0.000</text:p>
          </table:table-cell>
          <table:table-cell table:style-name="ce451" table:formula="of:= [.F40] - [.C40] * FLOOR([.F40] / [.C40])" office:value-type="float" office:value="1" calcext:value-type="float">
            <text:p>1.000</text:p>
          </table:table-cell>
          <table:table-cell table:style-name="ce451" table:formula="of:= [.G40] - [.D40] * FLOOR([.G40] / [.D40])" office:value-type="float" office:value="2" calcext:value-type="float">
            <text:p>2.000</text:p>
          </table:table-cell>
          <table:table-cell table:style-name="ce413" table:formula="of:= [.K22]" office:value-type="float" office:value="0" calcext:value-type="float">
            <text:p>0.000</text:p>
          </table:table-cell>
          <table:table-cell table:style-name="ce142" table:formula="of:= [.L22]" office:value-type="float" office:value="-2" calcext:value-type="float">
            <text:p>-2.000</text:p>
          </table:table-cell>
          <table:table-cell table:style-name="ce142" table:formula="of:= [.M22]" office:value-type="float" office:value="4" calcext:value-type="float">
            <text:p>4.000</text:p>
          </table:table-cell>
          <table:table-cell table:style-name="ce413" table:formula="of:= [.H40] + [.K40] * [.B40]" office:value-type="float" office:value="0" calcext:value-type="float">
            <text:p>0.000</text:p>
          </table:table-cell>
          <table:table-cell table:style-name="ce142" table:formula="of:= [.I40] + [.L40] * [.C40]" office:value-type="float" office:value="-3" calcext:value-type="float">
            <text:p>-3.000</text:p>
          </table:table-cell>
          <table:table-cell table:style-name="ce142" table:formula="of:= [.J40] + [.M40] * [.D40]" office:value-type="float" office:value="14" calcext:value-type="float">
            <text:p>14.000</text:p>
          </table:table-cell>
          <table:table-cell table:style-name="ce413" table:formula="of:= [.Q22]" office:value-type="float" office:value="0" calcext:value-type="float">
            <text:p>0.000</text:p>
          </table:table-cell>
          <table:table-cell table:style-name="ce142" table:formula="of:= [.R22]" office:value-type="float" office:value="0" calcext:value-type="float">
            <text:p>0.000</text:p>
          </table:table-cell>
          <table:table-cell table:style-name="ce142" table:formula="of:= [.S22]" office:value-type="float" office:value="0" calcext:value-type="float">
            <text:p>0.000</text:p>
          </table:table-cell>
          <table:table-cell table:style-name="ce471" table:formula="of:= [.Q40] - [.B40] * FLOOR([.Q40] / [.B40] + 0.5)" office:value-type="float" office:value="0" calcext:value-type="float">
            <text:p>0.000</text:p>
          </table:table-cell>
          <table:table-cell table:style-name="ce475" table:formula="of:= [.R40] - [.C40] * FLOOR([.R40] / [.C40] + 0.5)" office:value-type="float" office:value="0" calcext:value-type="float">
            <text:p>0.000</text:p>
          </table:table-cell>
          <table:table-cell table:style-name="ce475" table:formula="of:= [.S40] - [.D40] * FLOOR([.S40] / [.D40] + 0.5)" office:value-type="float" office:value="0" calcext:value-type="float">
            <text:p>0.000</text:p>
          </table:table-cell>
          <table:table-cell table:style-name="ce498" table:formula="of:= [.B40] + 1" office:value-type="float" office:value="2" calcext:value-type="float">
            <text:p>2.000</text:p>
          </table:table-cell>
          <table:table-cell table:style-name="ce502" table:formula="of:= [.C40]" office:value-type="float" office:value="2" calcext:value-type="float">
            <text:p>2.000</text:p>
          </table:table-cell>
          <table:table-cell table:style-name="ce502" table:formula="of:= [.D40] - 1" office:value-type="float" office:value="2" calcext:value-type="float">
            <text:p>2.000</text:p>
          </table:table-cell>
          <table:table-cell table:style-name="ce511" table:formula="of:= [.W40] / [.B40]" office:value-type="float" office:value="2" calcext:value-type="float">
            <text:p>2.000</text:p>
          </table:table-cell>
          <table:table-cell table:style-name="ce515" table:formula="of:= [.X40] / [.C40]" office:value-type="float" office:value="1" calcext:value-type="float">
            <text:p>1.000</text:p>
          </table:table-cell>
          <table:table-cell table:style-name="ce515" table:formula="of:= [.Y40] / [.D40]" office:value-type="float" office:value="0.666666666666667" calcext:value-type="float">
            <text:p>0.667</text:p>
          </table:table-cell>
          <table:table-cell table:style-name="ce542" table:formula="of:= ([.H40] + [.T40]) * [.Z40] - [.W40] * FLOOR(([.H40] + [.T40]) * [.Z40] / [.W40])" office:value-type="float" office:value="0" calcext:value-type="float">
            <text:p>0.000</text:p>
          </table:table-cell>
          <table:table-cell table:style-name="ce549" table:formula="of:= ([.I40] + [.U40]) * [.AA40] - [.X40] * FLOOR(([.I40] + [.U40]) * [.AA40] / [.X40])" office:value-type="float" office:value="1" calcext:value-type="float">
            <text:p>1.000</text:p>
          </table:table-cell>
          <table:table-cell table:style-name="ce549" table:formula="of:= ([.J40] + [.V40]) * [.AB40] - [.Y40] * FLOOR(([.J40] + [.V40]) * [.AB40] / [.Y40])" office:value-type="float" office:value="1.33333333333333" calcext:value-type="float">
            <text:p>1.333</text:p>
          </table:table-cell>
          <table:table-cell table:style-name="ce556" table:formula="of:= [.AC40] - [.H40]" office:value-type="float" office:value="0" calcext:value-type="float">
            <text:p>0.000</text:p>
          </table:table-cell>
          <table:table-cell table:style-name="ce559" table:formula="of:= [.AD40] - [.I40]" office:value-type="float" office:value="0" calcext:value-type="float">
            <text:p>0.000</text:p>
          </table:table-cell>
          <table:table-cell table:style-name="ce559" table:formula="of:= [.AE40] - [.J40]" office:value-type="float" office:value="-0.666666666666667" calcext:value-type="float">
            <text:p>-0.667</text:p>
          </table:table-cell>
          <table:table-cell table:style-name="ce568" table:formula="of:= ([.N40] + [.T40]) * [.Z40]" office:value-type="float" office:value="0" calcext:value-type="float">
            <text:p>0.000</text:p>
          </table:table-cell>
          <table:table-cell table:style-name="ce577" table:formula="of:= ([.O40] + [.U40]) * [.AA40]" office:value-type="float" office:value="-3" calcext:value-type="float">
            <text:p>-3.000</text:p>
          </table:table-cell>
          <table:table-cell table:style-name="ce577" table:formula="of:= ([.P40] + [.V40]) * [.AB40]" office:value-type="float" office:value="9.33333333333333" calcext:value-type="float">
            <text:p>9.333</text:p>
          </table:table-cell>
          <table:table-cell table:style-name="ce594" table:formula="of:= [.AI40] / [.W40] - [.N40] / [.B40]" office:value-type="float" office:value="0" calcext:value-type="float">
            <text:p>0.000</text:p>
          </table:table-cell>
          <table:table-cell table:style-name="ce601" table:formula="of:= [.AJ40] / [.X40] - [.O40] / [.C40]" office:value-type="float" office:value="0" calcext:value-type="float">
            <text:p>0.000</text:p>
          </table:table-cell>
          <table:table-cell table:style-name="ce601" table:formula="of:= [.AK40] / [.Y40] - [.P40] / [.D40]" office:value-type="float" office:value="0" calcext:value-type="float">
            <text:p>0.000</text:p>
          </table:table-cell>
          <table:table-cell table:style-name="ce613" table:formula="of:= [.Z40] * [.N40] + ([.AC40] - [.Z40] * [.H40]) - [.W40] * FLOOR([.AC40] / [.W40] - [.H40] / [.B40] + 0.5)" office:value-type="float" office:value="0" calcext:value-type="float">
            <text:p>0.000</text:p>
          </table:table-cell>
          <table:table-cell table:style-name="ce620" table:formula="of:= [.AA40] * [.O40] + ([.AD40] - [.AA40] * [.I40]) - [.X40] * FLOOR([.AD40] / [.X40] - [.I40] / [.C40] + 0.5)" office:value-type="float" office:value="-3" calcext:value-type="float">
            <text:p>-3.000</text:p>
          </table:table-cell>
          <table:table-cell table:style-name="ce627" table:formula="of:= [.AB40] * [.P40] + ([.AE40] - [.AB40] * [.J40]) - [.Y40] * FLOOR([.AE40] / [.Y40] - [.J40] / [.D40] + 0.5)" office:value-type="float" office:value="9.33333333333333" calcext:value-type="float">
            <text:p>9.333</text:p>
          </table:table-cell>
          <table:table-cell table:style-name="ce633" table:formula="of:= [.AC40] - [.W40] * FLOOR([.AC40] / [.W40] - [.N40] / [.B40] + 0.5)" office:value-type="float" office:value="0" calcext:value-type="float">
            <text:p>0.000</text:p>
          </table:table-cell>
          <table:table-cell table:style-name="ce638" table:formula="of:= [.AD40] - [.X40] * FLOOR([.AD40] / [.X40] - [.O40] / [.C40] + 0.5)" office:value-type="float" office:value="-3" calcext:value-type="float">
            <text:p>-3.000</text:p>
          </table:table-cell>
          <table:table-cell table:style-name="ce643" table:formula="of:= [.AE40] - [.Y40] * FLOOR([.AE40] / [.Y40] - [.P40] / [.D40] + 0.5)" office:value-type="float" office:value="9.33333333333333" calcext:value-type="float">
            <text:p>9.333</text:p>
          </table:table-cell>
          <table:table-cell table:style-name="ce655" table:formula="of:= ([.AI40] - [.N40]) / [.W40]" office:value-type="float" office:value="0" calcext:value-type="float">
            <text:p>0.000</text:p>
          </table:table-cell>
          <table:table-cell table:style-name="ce668" table:formula="of:= ([.AJ40] - [.O40]) / [.X40]" office:value-type="float" office:value="0" calcext:value-type="float">
            <text:p>0.000</text:p>
          </table:table-cell>
          <table:table-cell table:style-name="ce668" table:formula="of:= ([.AK40] - [.P40]) / [.Y40]" office:value-type="float" office:value="-2.33333333333333" calcext:value-type="float">
            <text:p>-2.333</text:p>
          </table:table-cell>
          <table:table-cell table:style-name="ce683" table:formula="of:= [.AC40] - [.W40] * FLOOR(([.AC40] - [.N40]) / [.W40] + 0.5)" office:value-type="float" office:value="0" calcext:value-type="float">
            <text:p>0.000</text:p>
          </table:table-cell>
          <table:table-cell table:style-name="ce686" table:formula="of:= [.AD40] - [.X40] * FLOOR(([.AD40] - [.O40]) / [.X40] + 0.5)" office:value-type="float" office:value="-3" calcext:value-type="float">
            <text:p>-3.000</text:p>
          </table:table-cell>
          <table:table-cell table:style-name="ce690" table:formula="of:= [.AE40] - [.Y40] * FLOOR(([.AE40] - [.P40]) / [.Y40] + 0.5)" office:value-type="float" office:value="13.3333333333333" calcext:value-type="float">
            <text:p>13.333</text:p>
          </table:table-cell>
          <table:table-cell table:style-name="ce696" table:formula="of:= ([.AI40] - [.N40]) / [.W40]" office:value-type="float" office:value="0" calcext:value-type="float">
            <text:p>0.000</text:p>
          </table:table-cell>
          <table:table-cell table:style-name="ce696" table:formula="of:= ([.AJ40] - [.O40]) / [.X40]" office:value-type="float" office:value="0" calcext:value-type="float">
            <text:p>0.000</text:p>
          </table:table-cell>
          <table:table-cell table:style-name="ce706" table:formula="of:= ([.AK40] - [.P40]) / [.Y40]" office:value-type="float" office:value="-2.33333333333333" calcext:value-type="float">
            <text:p>-2.333</text:p>
          </table:table-cell>
          <table:table-cell table:style-name="ce712" table:formula="of:= [.N40] + ([.AC40] - [.H40]) - [.W40] * FLOOR(([.AC40] - [.H40]) / [.W40] + 0.5)" office:value-type="float" office:value="0" calcext:value-type="float">
            <text:p>0.000</text:p>
          </table:table-cell>
          <table:table-cell table:style-name="ce715" table:formula="of:= [.O40] + ([.AD40] - [.I40]) - [.X40] * FLOOR(([.AD40] - [.I40]) / [.X40] + 0.5)" office:value-type="float" office:value="-3" calcext:value-type="float">
            <text:p>-3.000</text:p>
          </table:table-cell>
          <table:table-cell table:style-name="ce718" table:formula="of:= [.P40] + ([.AE40] - [.J40]) - [.Y40] * FLOOR(([.AE40] - [.J40]) / [.Y40] + 0.5)" office:value-type="float" office:value="13.3333333333333" calcext:value-type="float">
            <text:p>13.333</text:p>
          </table:table-cell>
          <table:table-cell table:style-name="ce722" table:formula="of:= [.H40] / [.B40] * ([.B40] - [.W40]) / [.W40] - ([.AI40] / [.W40] - [.N40] / [.B40])" office:value-type="float" office:value="-0" calcext:value-type="float">
            <text:p>0.000</text:p>
          </table:table-cell>
          <table:table-cell table:style-name="ce722" table:formula="of:= [.I40] / [.C40] * ([.C40] - [.X40]) / [.X40] - ([.AJ40] / [.X40] - [.O40] / [.C40])" office:value-type="float" office:value="0" calcext:value-type="float">
            <text:p>0.000</text:p>
          </table:table-cell>
          <table:table-cell table:style-name="ce731" table:formula="of:= [.J40] / [.D40] * ([.D40] - [.Y40]) / [.Y40] - ([.AK40] / [.Y40] - [.P40] / [.D40])" office:value-type="float" office:value="0.333333333333333" calcext:value-type="float">
            <text:p>0.333</text:p>
          </table:table-cell>
          <table:table-cell table:style-name="ce736" table:formula="of:= [.N40] + ([.AC40] - [.H40]) - [.W40] * FLOOR(([.AC40] - [.H40]) / [.W40] + 0.5) - ([.W40] - [.B40]) * FLOOR(([.H40] - [.N40]) / [.B40] + 0.5)" office:value-type="float" office:value="0" calcext:value-type="float">
            <text:p>0.000</text:p>
          </table:table-cell>
          <table:table-cell table:style-name="ce739" table:formula="of:= [.O40] + ([.AD40] - [.I40]) - [.X40] * FLOOR(([.AD40] - [.I40]) / [.X40] + 0.5) - ([.X40] - [.C40]) * FLOOR(([.I40] - [.O40]) / [.C40] + 0.5)" office:value-type="float" office:value="-3" calcext:value-type="float">
            <text:p>-3.000</text:p>
          </table:table-cell>
          <table:table-cell table:style-name="ce742" table:formula="of:= [.P40] + ([.AE40] - [.J40]) - [.Y40] * FLOOR(([.AE40] - [.J40]) / [.Y40] + 0.5) - ([.Y40] - [.D40]) * FLOOR(([.J40] - [.P40]) / [.D40] + 0.5)" office:value-type="float" office:value="9.33333333333333" calcext:value-type="float">
            <text:p>9.333</text:p>
          </table:table-cell>
          <table:table-cell table:style-name="ce745" table:formula="of:= ([.AI40] - [.N40]) / [.B40]" office:value-type="float" office:value="0" calcext:value-type="float">
            <text:p>0.000</text:p>
          </table:table-cell>
          <table:table-cell table:style-name="ce750" table:formula="of:= ([.AJ40] - [.O40]) / [.C40]" office:value-type="float" office:value="0" calcext:value-type="float">
            <text:p>0.000</text:p>
          </table:table-cell>
          <table:table-cell table:style-name="ce756" table:formula="of:= ([.AK40] - [.P40]) / [.D40]" office:value-type="float" office:value="-1.55555555555556" calcext:value-type="float">
            <text:p>-1.556</text:p>
          </table:table-cell>
          <table:table-cell table:style-name="ce761" table:formula="of:= [.N40] + ([.AC40] - [.Z40] * [.H40]) - [.W40] * FLOOR([.AC40] / [.W40] - [.H40] / [.B40] + 0.5)" office:value-type="float" office:value="0" calcext:value-type="float">
            <text:p>0.000</text:p>
          </table:table-cell>
          <table:table-cell table:style-name="ce764" table:formula="of:= [.O40] + ([.AD40] - [.AA40] * [.I40]) - [.X40] * FLOOR([.AD40] / [.X40] - [.I40] / [.C40] + 0.5)" office:value-type="float" office:value="-3" calcext:value-type="float">
            <text:p>-3.000</text:p>
          </table:table-cell>
          <table:table-cell table:style-name="ce764" table:formula="of:= [.P40] + ([.AE40] - [.AB40] * [.J40]) - [.Y40] * FLOOR([.AE40] / [.Y40] - [.J40] / [.D40] + 0.5)" office:value-type="float" office:value="14" calcext:value-type="float">
            <text:p>14.000</text:p>
          </table:table-cell>
          <table:table-cell table:style-name="ce778" table:formula="of:= [.H40] * [.Z40] + [.T40] - [.W40] * FLOOR(([.H40] * [.Z40] + [.T40]) / [.W40])" office:value-type="float" office:value="0" calcext:value-type="float">
            <text:p>0.000</text:p>
          </table:table-cell>
          <table:table-cell table:style-name="ce782" table:formula="of:= [.I40] * [.AA40] + [.U40] - [.X40] * FLOOR(([.I40] * [.AA40] + [.U40]) / [.X40])" office:value-type="float" office:value="1" calcext:value-type="float">
            <text:p>1.000</text:p>
          </table:table-cell>
          <table:table-cell table:style-name="ce782" table:formula="of:= [.J40] * [.AB40] + [.V40] - [.Y40] * FLOOR(([.J40] * [.AB40] + [.V40]) / [.Y40])" office:value-type="float" office:value="1.33333333333333" calcext:value-type="float">
            <text:p>1.333</text:p>
          </table:table-cell>
          <table:table-cell table:style-name="ce790" table:formula="of:= [.BS40] - [.H40]" office:value-type="float" office:value="0" calcext:value-type="float">
            <text:p>0.000</text:p>
          </table:table-cell>
          <table:table-cell table:style-name="ce793" table:formula="of:= [.BT40] - [.I40]" office:value-type="float" office:value="0" calcext:value-type="float">
            <text:p>0.000</text:p>
          </table:table-cell>
          <table:table-cell table:style-name="ce793" table:formula="of:= [.BU40] - [.J40]" office:value-type="float" office:value="-0.666666666666667" calcext:value-type="float">
            <text:p>-0.667</text:p>
          </table:table-cell>
          <table:table-cell table:style-name="ce568" table:formula="of:= [.N40] * [.Z40] + [.T40]" office:value-type="float" office:value="0" calcext:value-type="float">
            <text:p>0.000</text:p>
          </table:table-cell>
          <table:table-cell table:style-name="ce577" table:formula="of:= [.O40] * [.AA40] + [.U40]" office:value-type="float" office:value="-3" calcext:value-type="float">
            <text:p>-3.000</text:p>
          </table:table-cell>
          <table:table-cell table:style-name="ce577" table:formula="of:= [.P40] * [.AB40] + [.V40]" office:value-type="float" office:value="9.33333333333333" calcext:value-type="float">
            <text:p>9.333</text:p>
          </table:table-cell>
          <table:table-cell table:style-name="ce800" table:formula="of:= [.BY40] / [.W40] - [.N40] / [.B40]" office:value-type="float" office:value="0" calcext:value-type="float">
            <text:p>0.000</text:p>
          </table:table-cell>
          <table:table-cell table:style-name="ce800" table:formula="of:= [.BZ40] / [.X40] - [.O40] / [.C40]" office:value-type="float" office:value="0" calcext:value-type="float">
            <text:p>0.000</text:p>
          </table:table-cell>
          <table:table-cell table:style-name="ce803" table:formula="of:= [.CA40] / [.Y40] - [.P40] / [.D40]" office:value-type="float" office:value="0" calcext:value-type="float">
            <text:p>0.000</text:p>
          </table:table-cell>
          <table:table-cell table:style-name="ce806" table:formula="of:= [.Z40] * [.N40] + ([.BS40] - [.Z40] * [.H40]) - [.W40] * FLOOR([.BS40] / [.W40] - [.H40] / [.B40] + 0.5)" office:value-type="float" office:value="0" calcext:value-type="float">
            <text:p>0.000</text:p>
          </table:table-cell>
          <table:table-cell table:style-name="ce809" table:formula="of:= [.AA40] * [.O40] + ([.BT40] - [.AA40] * [.I40]) - [.X40] * FLOOR([.BT40] / [.X40] - [.I40] / [.C40] + 0.5)" office:value-type="float" office:value="-3" calcext:value-type="float">
            <text:p>-3.000</text:p>
          </table:table-cell>
          <table:table-cell table:style-name="ce812" table:formula="of:= [.AB40] * [.P40] + ([.BU40] - [.AB40] * [.J40]) - [.Y40] * FLOOR([.BU40] / [.Y40] - [.J40] / [.D40] + 0.5)" office:value-type="float" office:value="9.33333333333333" calcext:value-type="float">
            <text:p>9.333</text:p>
          </table:table-cell>
          <table:table-cell table:style-name="ce815" table:formula="of:= [.BS40] - [.W40] * FLOOR([.BS40] / [.W40] - [.N40] / [.B40] + 0.5)" office:value-type="float" office:value="0" calcext:value-type="float">
            <text:p>0.000</text:p>
          </table:table-cell>
          <table:table-cell table:style-name="ce818" table:formula="of:= [.BT40] - [.X40] * FLOOR([.BT40] / [.X40] - [.O40] / [.C40] + 0.5)" office:value-type="float" office:value="-3" calcext:value-type="float">
            <text:p>-3.000</text:p>
          </table:table-cell>
          <table:table-cell table:style-name="ce821" table:formula="of:= [.BU40] - [.Y40] * FLOOR([.BU40] / [.Y40] - [.P40] / [.D40] + 0.5)" office:value-type="float" office:value="9.33333333333333" calcext:value-type="float">
            <text:p>9.333</text:p>
          </table:table-cell>
          <table:table-cell table:style-name="ce825" table:formula="of:= ([.BY40] - [.N40]) / [.W40]" office:value-type="float" office:value="0" calcext:value-type="float">
            <text:p>0.000</text:p>
          </table:table-cell>
          <table:table-cell table:style-name="ce825" table:formula="of:= ([.BZ40] - [.O40]) / [.X40]" office:value-type="float" office:value="0" calcext:value-type="float">
            <text:p>0.000</text:p>
          </table:table-cell>
          <table:table-cell table:style-name="ce828" table:formula="of:= ([.CA40] - [.P40]) / [.Y40]" office:value-type="float" office:value="-2.33333333333333" calcext:value-type="float">
            <text:p>-2.333</text:p>
          </table:table-cell>
          <table:table-cell table:style-name="ce831" table:formula="of:= [.BS40] - [.W40] * FLOOR(([.BS40] - [.N40]) / [.W40] + 0.5)" office:value-type="float" office:value="0" calcext:value-type="float">
            <text:p>0.000</text:p>
          </table:table-cell>
          <table:table-cell table:style-name="ce831" table:formula="of:= [.BT40] - [.X40] * FLOOR(([.BT40] - [.O40]) / [.X40] + 0.5)" office:value-type="float" office:value="-3" calcext:value-type="float">
            <text:p>-3.000</text:p>
          </table:table-cell>
          <table:table-cell table:style-name="ce834" table:formula="of:= [.BU40] - [.Y40] * FLOOR(([.BU40] - [.P40]) / [.Y40] + 0.5)" office:value-type="float" office:value="13.3333333333333" calcext:value-type="float">
            <text:p>13.333</text:p>
          </table:table-cell>
          <table:table-cell table:style-name="ce837" table:formula="of:= ([.BY40] - [.N40]) / [.W40]" office:value-type="float" office:value="0" calcext:value-type="float">
            <text:p>0.000</text:p>
          </table:table-cell>
          <table:table-cell table:style-name="ce837" table:formula="of:= ([.BZ40] - [.O40]) / [.X40]" office:value-type="float" office:value="0" calcext:value-type="float">
            <text:p>0.000</text:p>
          </table:table-cell>
          <table:table-cell table:style-name="ce837" table:formula="of:= ([.CA40] - [.P40]) / [.Y40]" office:value-type="float" office:value="-2.33333333333333" calcext:value-type="float">
            <text:p>-2.333</text:p>
          </table:table-cell>
          <table:table-cell table:style-name="ce842" table:formula="of:= [.N40] + ([.BS40] - [.H40]) - [.W40] * FLOOR(([.BS40] - [.H40]) / [.W40] + 0.5)" office:value-type="float" office:value="0" calcext:value-type="float">
            <text:p>0.000</text:p>
          </table:table-cell>
          <table:table-cell table:style-name="ce845" table:formula="of:= [.O40] + ([.BT40] - [.I40]) - [.X40] * FLOOR(([.BT40] - [.I40]) / [.X40] + 0.5)" office:value-type="float" office:value="-3" calcext:value-type="float">
            <text:p>-3.000</text:p>
          </table:table-cell>
          <table:table-cell table:style-name="ce848" table:formula="of:= [.P40] + ([.BU40] - [.J40]) - [.Y40] * FLOOR(([.BU40] - [.J40]) / [.Y40] + 0.5)" office:value-type="float" office:value="13.3333333333333" calcext:value-type="float">
            <text:p>13.333</text:p>
          </table:table-cell>
          <table:table-cell table:style-name="ce851" table:formula="of:= [.H40] / [.B40] * ([.B40] - [.W40]) / [.W40] - ([.BY40] / [.W40] - [.N40] / [.B40])" office:value-type="float" office:value="-0" calcext:value-type="float">
            <text:p>0.000</text:p>
          </table:table-cell>
          <table:table-cell table:style-name="ce851" table:formula="of:= [.I40] / [.C40] * ([.C40] - [.X40]) / [.X40] - ([.BZ40] / [.X40] - [.O40] / [.C40])" office:value-type="float" office:value="0" calcext:value-type="float">
            <text:p>0.000</text:p>
          </table:table-cell>
          <table:table-cell table:style-name="ce851" table:formula="of:= [.J40] / [.D40] * ([.D40] - [.Y40]) / [.Y40] - ([.CA40] / [.Y40] - [.P40] / [.D40])" office:value-type="float" office:value="0.333333333333333" calcext:value-type="float">
            <text:p>0.333</text:p>
          </table:table-cell>
          <table:table-cell table:style-name="ce854" table:formula="of:= [.N40] + ([.BS40] - [.H40]) - [.W40] * FLOOR(([.BS40] - [.H40]) / [.W40] + 0.5) - ([.W40] - [.B40]) * FLOOR(([.H40] - [.N40]) / [.B40] + 0.5)" office:value-type="float" office:value="0" calcext:value-type="float">
            <text:p>0.000</text:p>
          </table:table-cell>
          <table:table-cell table:style-name="ce854" table:formula="of:= [.O40] + ([.BT40] - [.I40]) - [.X40] * FLOOR(([.BT40] - [.I40]) / [.X40] + 0.5) - ([.X40] - [.C40]) * FLOOR(([.I40] - [.O40]) / [.C40] + 0.5)" office:value-type="float" office:value="-3" calcext:value-type="float">
            <text:p>-3.000</text:p>
          </table:table-cell>
          <table:table-cell table:style-name="ce863" table:formula="of:= [.P40] + ([.BU40] - [.J40]) - [.Y40] * FLOOR(([.BU40] - [.J40]) / [.Y40] + 0.5) - ([.Y40] - [.D40]) * FLOOR(([.J40] - [.P40]) / [.D40] + 0.5)" office:value-type="float" office:value="9.33333333333333" calcext:value-type="float">
            <text:p>9.333</text:p>
          </table:table-cell>
          <table:table-cell table:style-name="ce866" table:formula="of:= ([.BY40] - [.N40]) / [.B40]" office:value-type="float" office:value="0" calcext:value-type="float">
            <text:p>0.000</text:p>
          </table:table-cell>
          <table:table-cell table:style-name="ce866" table:formula="of:= ([.BZ40] - [.O40]) / [.C40]" office:value-type="float" office:value="0" calcext:value-type="float">
            <text:p>0.000</text:p>
          </table:table-cell>
          <table:table-cell table:style-name="ce866" table:formula="of:= ([.CA40] - [.P40]) / [.D40]" office:value-type="float" office:value="-1.55555555555556" calcext:value-type="float">
            <text:p>-1.556</text:p>
          </table:table-cell>
          <table:table-cell table:style-name="ce869" table:formula="of:= [.N40] + ([.BS40] - [.Z40] * [.H40]) - [.W40] * FLOOR([.BS40] / [.W40] - [.H40] / [.B40] + 0.5)" office:value-type="float" office:value="0" calcext:value-type="float">
            <text:p>0.000</text:p>
          </table:table-cell>
          <table:table-cell table:style-name="ce872" table:formula="of:= [.O40] + ([.BT40] - [.AA40] * [.I40]) - [.X40] * FLOOR([.BT40] / [.X40] - [.I40] / [.C40] + 0.5)" office:value-type="float" office:value="-3" calcext:value-type="float">
            <text:p>-3.000</text:p>
          </table:table-cell>
          <table:table-cell table:style-name="ce872" table:formula="of:= [.P40] + ([.BU40] - [.AB40] * [.J40]) - [.Y40] * FLOOR([.BU40] / [.Y40] - [.J40] / [.D40] + 0.5)" office:value-type="float" office:value="14" calcext:value-type="float">
            <text:p>14.000</text:p>
          </table:table-cell>
          <table:table-cell table:style-name="ce47"/>
          <table:table-cell table:style-name="ce142" table:number-columns-repeated="16271"/>
        </table:table-row>
        <table:table-row table:style-name="ro1">
          <table:table-cell table:style-name="ce24" table:formula="of:= [.A23]" office:value-type="float" office:value="3" calcext:value-type="float">
            <text:p>3</text:p>
          </table:table-cell>
          <table:table-cell table:style-name="ce48" table:formula="of:= [.B23]" office:value-type="float" office:value="2" calcext:value-type="float">
            <text:p>2.000</text:p>
          </table:table-cell>
          <table:table-cell table:style-name="ce144" table:formula="of:= [.C23]" office:value-type="float" office:value="4" calcext:value-type="float">
            <text:p>4.000</text:p>
          </table:table-cell>
          <table:table-cell table:style-name="ce235" table:formula="of:= [.D23]" office:value-type="float" office:value="6" calcext:value-type="float">
            <text:p>6.000</text:p>
          </table:table-cell>
          <table:table-cell table:style-name="ce414" table:formula="of:= [.E23]" office:value-type="float" office:value="0" calcext:value-type="float">
            <text:p>0.000</text:p>
          </table:table-cell>
          <table:table-cell table:style-name="ce144" table:formula="of:= [.F23]" office:value-type="float" office:value="2" calcext:value-type="float">
            <text:p>2.000</text:p>
          </table:table-cell>
          <table:table-cell table:style-name="ce144" table:formula="of:= [.G23]" office:value-type="float" office:value="4" calcext:value-type="float">
            <text:p>4.000</text:p>
          </table:table-cell>
          <table:table-cell table:style-name="ce445" table:formula="of:= [.E41] - [.B41] * FLOOR([.E41] / [.B41])" office:value-type="float" office:value="0" calcext:value-type="float">
            <text:p>0.000</text:p>
          </table:table-cell>
          <table:table-cell table:style-name="ce452" table:formula="of:= [.F41] - [.C41] * FLOOR([.F41] / [.C41])" office:value-type="float" office:value="2" calcext:value-type="float">
            <text:p>2.000</text:p>
          </table:table-cell>
          <table:table-cell table:style-name="ce452" table:formula="of:= [.G41] - [.D41] * FLOOR([.G41] / [.D41])" office:value-type="float" office:value="4" calcext:value-type="float">
            <text:p>4.000</text:p>
          </table:table-cell>
          <table:table-cell table:style-name="ce414" table:formula="of:= [.K23]" office:value-type="float" office:value="1" calcext:value-type="float">
            <text:p>1.000</text:p>
          </table:table-cell>
          <table:table-cell table:style-name="ce144" table:formula="of:= [.L23]" office:value-type="float" office:value="-3" calcext:value-type="float">
            <text:p>-3.000</text:p>
          </table:table-cell>
          <table:table-cell table:style-name="ce144" table:formula="of:= [.M23]" office:value-type="float" office:value="5" calcext:value-type="float">
            <text:p>5.000</text:p>
          </table:table-cell>
          <table:table-cell table:style-name="ce414" table:formula="of:= [.H41] + [.K41] * [.B41]" office:value-type="float" office:value="2" calcext:value-type="float">
            <text:p>2.000</text:p>
          </table:table-cell>
          <table:table-cell table:style-name="ce144" table:formula="of:= [.I41] + [.L41] * [.C41]" office:value-type="float" office:value="-10" calcext:value-type="float">
            <text:p>-10.000</text:p>
          </table:table-cell>
          <table:table-cell table:style-name="ce144" table:formula="of:= [.J41] + [.M41] * [.D41]" office:value-type="float" office:value="34" calcext:value-type="float">
            <text:p>34.000</text:p>
          </table:table-cell>
          <table:table-cell table:style-name="ce414" table:formula="of:= [.Q23]" office:value-type="float" office:value="0" calcext:value-type="float">
            <text:p>0.000</text:p>
          </table:table-cell>
          <table:table-cell table:style-name="ce144" table:formula="of:= [.R23]" office:value-type="float" office:value="0" calcext:value-type="float">
            <text:p>0.000</text:p>
          </table:table-cell>
          <table:table-cell table:style-name="ce144" table:formula="of:= [.S23]" office:value-type="float" office:value="0" calcext:value-type="float">
            <text:p>0.000</text:p>
          </table:table-cell>
          <table:table-cell table:style-name="ce473" table:formula="of:= [.Q41] - [.B41] * FLOOR([.Q41] / [.B41] + 0.5)" office:value-type="float" office:value="0" calcext:value-type="float">
            <text:p>0.000</text:p>
          </table:table-cell>
          <table:table-cell table:style-name="ce476" table:formula="of:= [.R41] - [.C41] * FLOOR([.R41] / [.C41] + 0.5)" office:value-type="float" office:value="0" calcext:value-type="float">
            <text:p>0.000</text:p>
          </table:table-cell>
          <table:table-cell table:style-name="ce476" table:formula="of:= [.S41] - [.D41] * FLOOR([.S41] / [.D41] + 0.5)" office:value-type="float" office:value="0" calcext:value-type="float">
            <text:p>0.000</text:p>
          </table:table-cell>
          <table:table-cell table:style-name="ce499" table:formula="of:= [.B41] + 1" office:value-type="float" office:value="3" calcext:value-type="float">
            <text:p>3.000</text:p>
          </table:table-cell>
          <table:table-cell table:style-name="ce503" table:formula="of:= [.C41]" office:value-type="float" office:value="4" calcext:value-type="float">
            <text:p>4.000</text:p>
          </table:table-cell>
          <table:table-cell table:style-name="ce503" table:formula="of:= [.D41] - 1" office:value-type="float" office:value="5" calcext:value-type="float">
            <text:p>5.000</text:p>
          </table:table-cell>
          <table:table-cell table:style-name="ce512" table:formula="of:= [.W41] / [.B41]" office:value-type="float" office:value="1.5" calcext:value-type="float">
            <text:p>1.500</text:p>
          </table:table-cell>
          <table:table-cell table:style-name="ce516" table:formula="of:= [.X41] / [.C41]" office:value-type="float" office:value="1" calcext:value-type="float">
            <text:p>1.000</text:p>
          </table:table-cell>
          <table:table-cell table:style-name="ce516" table:formula="of:= [.Y41] / [.D41]" office:value-type="float" office:value="0.833333333333333" calcext:value-type="float">
            <text:p>0.833</text:p>
          </table:table-cell>
          <table:table-cell table:style-name="ce543" table:formula="of:= ([.H41] + [.T41]) * [.Z41] - [.W41] * FLOOR(([.H41] + [.T41]) * [.Z41] / [.W41])" office:value-type="float" office:value="0" calcext:value-type="float">
            <text:p>0.000</text:p>
          </table:table-cell>
          <table:table-cell table:style-name="ce550" table:formula="of:= ([.I41] + [.U41]) * [.AA41] - [.X41] * FLOOR(([.I41] + [.U41]) * [.AA41] / [.X41])" office:value-type="float" office:value="2" calcext:value-type="float">
            <text:p>2.000</text:p>
          </table:table-cell>
          <table:table-cell table:style-name="ce550" table:formula="of:= ([.J41] + [.V41]) * [.AB41] - [.Y41] * FLOOR(([.J41] + [.V41]) * [.AB41] / [.Y41])" office:value-type="float" office:value="3.33333333333333" calcext:value-type="float">
            <text:p>3.333</text:p>
          </table:table-cell>
          <table:table-cell table:style-name="ce557" table:formula="of:= [.AC41] - [.H41]" office:value-type="float" office:value="0" calcext:value-type="float">
            <text:p>0.000</text:p>
          </table:table-cell>
          <table:table-cell table:style-name="ce560" table:formula="of:= [.AD41] - [.I41]" office:value-type="float" office:value="0" calcext:value-type="float">
            <text:p>0.000</text:p>
          </table:table-cell>
          <table:table-cell table:style-name="ce560" table:formula="of:= [.AE41] - [.J41]" office:value-type="float" office:value="-0.666666666666667" calcext:value-type="float">
            <text:p>-0.667</text:p>
          </table:table-cell>
          <table:table-cell table:style-name="ce569" table:formula="of:= ([.N41] + [.T41]) * [.Z41]" office:value-type="float" office:value="3" calcext:value-type="float">
            <text:p>3.000</text:p>
          </table:table-cell>
          <table:table-cell table:style-name="ce578" table:formula="of:= ([.O41] + [.U41]) * [.AA41]" office:value-type="float" office:value="-10" calcext:value-type="float">
            <text:p>-10.000</text:p>
          </table:table-cell>
          <table:table-cell table:style-name="ce578" table:formula="of:= ([.P41] + [.V41]) * [.AB41]" office:value-type="float" office:value="28.3333333333333" calcext:value-type="float">
            <text:p>28.333</text:p>
          </table:table-cell>
          <table:table-cell table:style-name="ce595" table:formula="of:= [.AI41] / [.W41] - [.N41] / [.B41]" office:value-type="float" office:value="0" calcext:value-type="float">
            <text:p>0.000</text:p>
          </table:table-cell>
          <table:table-cell table:style-name="ce602" table:formula="of:= [.AJ41] / [.X41] - [.O41] / [.C41]" office:value-type="float" office:value="0" calcext:value-type="float">
            <text:p>0.000</text:p>
          </table:table-cell>
          <table:table-cell table:style-name="ce602" table:formula="of:= [.AK41] / [.Y41] - [.P41] / [.D41]" office:value-type="float" office:value="0" calcext:value-type="float">
            <text:p>0.000</text:p>
          </table:table-cell>
          <table:table-cell table:style-name="ce614" table:formula="of:= [.Z41] * [.N41] + ([.AC41] - [.Z41] * [.H41]) - [.W41] * FLOOR([.AC41] / [.W41] - [.H41] / [.B41] + 0.5)" office:value-type="float" office:value="3" calcext:value-type="float">
            <text:p>3.000</text:p>
          </table:table-cell>
          <table:table-cell table:style-name="ce621" table:formula="of:= [.AA41] * [.O41] + ([.AD41] - [.AA41] * [.I41]) - [.X41] * FLOOR([.AD41] / [.X41] - [.I41] / [.C41] + 0.5)" office:value-type="float" office:value="-10" calcext:value-type="float">
            <text:p>-10.000</text:p>
          </table:table-cell>
          <table:table-cell table:style-name="ce628" table:formula="of:= [.AB41] * [.P41] + ([.AE41] - [.AB41] * [.J41]) - [.Y41] * FLOOR([.AE41] / [.Y41] - [.J41] / [.D41] + 0.5)" office:value-type="float" office:value="28.3333333333333" calcext:value-type="float">
            <text:p>28.333</text:p>
          </table:table-cell>
          <table:table-cell table:style-name="ce634" table:formula="of:= [.AC41] - [.W41] * FLOOR([.AC41] / [.W41] - [.N41] / [.B41] + 0.5)" office:value-type="float" office:value="3" calcext:value-type="float">
            <text:p>3.000</text:p>
          </table:table-cell>
          <table:table-cell table:style-name="ce639" table:formula="of:= [.AD41] - [.X41] * FLOOR([.AD41] / [.X41] - [.O41] / [.C41] + 0.5)" office:value-type="float" office:value="-10" calcext:value-type="float">
            <text:p>-10.000</text:p>
          </table:table-cell>
          <table:table-cell table:style-name="ce644" table:formula="of:= [.AE41] - [.Y41] * FLOOR([.AE41] / [.Y41] - [.P41] / [.D41] + 0.5)" office:value-type="float" office:value="28.3333333333333" calcext:value-type="float">
            <text:p>28.333</text:p>
          </table:table-cell>
          <table:table-cell table:style-name="ce656" table:formula="of:= ([.AI41] - [.N41]) / [.W41]" office:value-type="float" office:value="0.333333333333333" calcext:value-type="float">
            <text:p>0.333</text:p>
          </table:table-cell>
          <table:table-cell table:style-name="ce669" table:formula="of:= ([.AJ41] - [.O41]) / [.X41]" office:value-type="float" office:value="0" calcext:value-type="float">
            <text:p>0.000</text:p>
          </table:table-cell>
          <table:table-cell table:style-name="ce669" table:formula="of:= ([.AK41] - [.P41]) / [.Y41]" office:value-type="float" office:value="-1.13333333333333" calcext:value-type="float">
            <text:p>-1.133</text:p>
          </table:table-cell>
          <table:table-cell table:style-name="ce684" table:formula="of:= [.AC41] - [.W41] * FLOOR(([.AC41] - [.N41]) / [.W41] + 0.5)" office:value-type="float" office:value="3" calcext:value-type="float">
            <text:p>3.000</text:p>
          </table:table-cell>
          <table:table-cell table:style-name="ce687" table:formula="of:= [.AD41] - [.X41] * FLOOR(([.AD41] - [.O41]) / [.X41] + 0.5)" office:value-type="float" office:value="-10" calcext:value-type="float">
            <text:p>-10.000</text:p>
          </table:table-cell>
          <table:table-cell table:style-name="ce691" table:formula="of:= [.AE41] - [.Y41] * FLOOR(([.AE41] - [.P41]) / [.Y41] + 0.5)" office:value-type="float" office:value="33.3333333333333" calcext:value-type="float">
            <text:p>33.333</text:p>
          </table:table-cell>
          <table:table-cell table:style-name="ce697" table:formula="of:= ([.AI41] - [.N41]) / [.W41]" office:value-type="float" office:value="0.333333333333333" calcext:value-type="float">
            <text:p>0.333</text:p>
          </table:table-cell>
          <table:table-cell table:style-name="ce697" table:formula="of:= ([.AJ41] - [.O41]) / [.X41]" office:value-type="float" office:value="0" calcext:value-type="float">
            <text:p>0.000</text:p>
          </table:table-cell>
          <table:table-cell table:style-name="ce707" table:formula="of:= ([.AK41] - [.P41]) / [.Y41]" office:value-type="float" office:value="-1.13333333333333" calcext:value-type="float">
            <text:p>-1.133</text:p>
          </table:table-cell>
          <table:table-cell table:style-name="ce713" table:formula="of:= [.N41] + ([.AC41] - [.H41]) - [.W41] * FLOOR(([.AC41] - [.H41]) / [.W41] + 0.5)" office:value-type="float" office:value="2" calcext:value-type="float">
            <text:p>2.000</text:p>
          </table:table-cell>
          <table:table-cell table:style-name="ce716" table:formula="of:= [.O41] + ([.AD41] - [.I41]) - [.X41] * FLOOR(([.AD41] - [.I41]) / [.X41] + 0.5)" office:value-type="float" office:value="-10" calcext:value-type="float">
            <text:p>-10.000</text:p>
          </table:table-cell>
          <table:table-cell table:style-name="ce719" table:formula="of:= [.P41] + ([.AE41] - [.J41]) - [.Y41] * FLOOR(([.AE41] - [.J41]) / [.Y41] + 0.5)" office:value-type="float" office:value="33.3333333333333" calcext:value-type="float">
            <text:p>33.333</text:p>
          </table:table-cell>
          <table:table-cell table:style-name="ce723" table:formula="of:= [.H41] / [.B41] * ([.B41] - [.W41]) / [.W41] - ([.AI41] / [.W41] - [.N41] / [.B41])" office:value-type="float" office:value="-0" calcext:value-type="float">
            <text:p>0.000</text:p>
          </table:table-cell>
          <table:table-cell table:style-name="ce723" table:formula="of:= [.I41] / [.C41] * ([.C41] - [.X41]) / [.X41] - ([.AJ41] / [.X41] - [.O41] / [.C41])" office:value-type="float" office:value="0" calcext:value-type="float">
            <text:p>0.000</text:p>
          </table:table-cell>
          <table:table-cell table:style-name="ce732" table:formula="of:= [.J41] / [.D41] * ([.D41] - [.Y41]) / [.Y41] - ([.AK41] / [.Y41] - [.P41] / [.D41])" office:value-type="float" office:value="0.133333333333333" calcext:value-type="float">
            <text:p>0.133</text:p>
          </table:table-cell>
          <table:table-cell table:style-name="ce737" table:formula="of:= [.N41] + ([.AC41] - [.H41]) - [.W41] * FLOOR(([.AC41] - [.H41]) / [.W41] + 0.5) - ([.W41] - [.B41]) * FLOOR(([.H41] - [.N41]) / [.B41] + 0.5)" office:value-type="float" office:value="3" calcext:value-type="float">
            <text:p>3.000</text:p>
          </table:table-cell>
          <table:table-cell table:style-name="ce740" table:formula="of:= [.O41] + ([.AD41] - [.I41]) - [.X41] * FLOOR(([.AD41] - [.I41]) / [.X41] + 0.5) - ([.X41] - [.C41]) * FLOOR(([.I41] - [.O41]) / [.C41] + 0.5)" office:value-type="float" office:value="-10" calcext:value-type="float">
            <text:p>-10.000</text:p>
          </table:table-cell>
          <table:table-cell table:style-name="ce743" table:formula="of:= [.P41] + ([.AE41] - [.J41]) - [.Y41] * FLOOR(([.AE41] - [.J41]) / [.Y41] + 0.5) - ([.Y41] - [.D41]) * FLOOR(([.J41] - [.P41]) / [.D41] + 0.5)" office:value-type="float" office:value="28.3333333333333" calcext:value-type="float">
            <text:p>28.333</text:p>
          </table:table-cell>
          <table:table-cell table:style-name="ce746" table:formula="of:= ([.AI41] - [.N41]) / [.B41]" office:value-type="float" office:value="0.5" calcext:value-type="float">
            <text:p>0.500</text:p>
          </table:table-cell>
          <table:table-cell table:style-name="ce751" table:formula="of:= ([.AJ41] - [.O41]) / [.C41]" office:value-type="float" office:value="0" calcext:value-type="float">
            <text:p>0.000</text:p>
          </table:table-cell>
          <table:table-cell table:style-name="ce757" table:formula="of:= ([.AK41] - [.P41]) / [.D41]" office:value-type="float" office:value="-0.944444444444444" calcext:value-type="float">
            <text:p>-0.944</text:p>
          </table:table-cell>
          <table:table-cell table:style-name="ce762" table:formula="of:= [.N41] + ([.AC41] - [.Z41] * [.H41]) - [.W41] * FLOOR([.AC41] / [.W41] - [.H41] / [.B41] + 0.5)" office:value-type="float" office:value="2" calcext:value-type="float">
            <text:p>2.000</text:p>
          </table:table-cell>
          <table:table-cell table:style-name="ce765" table:formula="of:= [.O41] + ([.AD41] - [.AA41] * [.I41]) - [.X41] * FLOOR([.AD41] / [.X41] - [.I41] / [.C41] + 0.5)" office:value-type="float" office:value="-10" calcext:value-type="float">
            <text:p>-10.000</text:p>
          </table:table-cell>
          <table:table-cell table:style-name="ce765" table:formula="of:= [.P41] + ([.AE41] - [.AB41] * [.J41]) - [.Y41] * FLOOR([.AE41] / [.Y41] - [.J41] / [.D41] + 0.5)" office:value-type="float" office:value="34" calcext:value-type="float">
            <text:p>34.000</text:p>
          </table:table-cell>
          <table:table-cell table:style-name="ce779" table:formula="of:= [.H41] * [.Z41] + [.T41] - [.W41] * FLOOR(([.H41] * [.Z41] + [.T41]) / [.W41])" office:value-type="float" office:value="0" calcext:value-type="float">
            <text:p>0.000</text:p>
          </table:table-cell>
          <table:table-cell table:style-name="ce783" table:formula="of:= [.I41] * [.AA41] + [.U41] - [.X41] * FLOOR(([.I41] * [.AA41] + [.U41]) / [.X41])" office:value-type="float" office:value="2" calcext:value-type="float">
            <text:p>2.000</text:p>
          </table:table-cell>
          <table:table-cell table:style-name="ce783" table:formula="of:= [.J41] * [.AB41] + [.V41] - [.Y41] * FLOOR(([.J41] * [.AB41] + [.V41]) / [.Y41])" office:value-type="float" office:value="3.33333333333333" calcext:value-type="float">
            <text:p>3.333</text:p>
          </table:table-cell>
          <table:table-cell table:style-name="ce791" table:formula="of:= [.BS41] - [.H41]" office:value-type="float" office:value="0" calcext:value-type="float">
            <text:p>0.000</text:p>
          </table:table-cell>
          <table:table-cell table:style-name="ce794" table:formula="of:= [.BT41] - [.I41]" office:value-type="float" office:value="0" calcext:value-type="float">
            <text:p>0.000</text:p>
          </table:table-cell>
          <table:table-cell table:style-name="ce794" table:formula="of:= [.BU41] - [.J41]" office:value-type="float" office:value="-0.666666666666667" calcext:value-type="float">
            <text:p>-0.667</text:p>
          </table:table-cell>
          <table:table-cell table:style-name="ce569" table:formula="of:= [.N41] * [.Z41] + [.T41]" office:value-type="float" office:value="3" calcext:value-type="float">
            <text:p>3.000</text:p>
          </table:table-cell>
          <table:table-cell table:style-name="ce578" table:formula="of:= [.O41] * [.AA41] + [.U41]" office:value-type="float" office:value="-10" calcext:value-type="float">
            <text:p>-10.000</text:p>
          </table:table-cell>
          <table:table-cell table:style-name="ce578" table:formula="of:= [.P41] * [.AB41] + [.V41]" office:value-type="float" office:value="28.3333333333333" calcext:value-type="float">
            <text:p>28.333</text:p>
          </table:table-cell>
          <table:table-cell table:style-name="ce801" table:formula="of:= [.BY41] / [.W41] - [.N41] / [.B41]" office:value-type="float" office:value="0" calcext:value-type="float">
            <text:p>0.000</text:p>
          </table:table-cell>
          <table:table-cell table:style-name="ce801" table:formula="of:= [.BZ41] / [.X41] - [.O41] / [.C41]" office:value-type="float" office:value="0" calcext:value-type="float">
            <text:p>0.000</text:p>
          </table:table-cell>
          <table:table-cell table:style-name="ce804" table:formula="of:= [.CA41] / [.Y41] - [.P41] / [.D41]" office:value-type="float" office:value="0" calcext:value-type="float">
            <text:p>0.000</text:p>
          </table:table-cell>
          <table:table-cell table:style-name="ce807" table:formula="of:= [.Z41] * [.N41] + ([.BS41] - [.Z41] * [.H41]) - [.W41] * FLOOR([.BS41] / [.W41] - [.H41] / [.B41] + 0.5)" office:value-type="float" office:value="3" calcext:value-type="float">
            <text:p>3.000</text:p>
          </table:table-cell>
          <table:table-cell table:style-name="ce810" table:formula="of:= [.AA41] * [.O41] + ([.BT41] - [.AA41] * [.I41]) - [.X41] * FLOOR([.BT41] / [.X41] - [.I41] / [.C41] + 0.5)" office:value-type="float" office:value="-10" calcext:value-type="float">
            <text:p>-10.000</text:p>
          </table:table-cell>
          <table:table-cell table:style-name="ce813" table:formula="of:= [.AB41] * [.P41] + ([.BU41] - [.AB41] * [.J41]) - [.Y41] * FLOOR([.BU41] / [.Y41] - [.J41] / [.D41] + 0.5)" office:value-type="float" office:value="28.3333333333333" calcext:value-type="float">
            <text:p>28.333</text:p>
          </table:table-cell>
          <table:table-cell table:style-name="ce816" table:formula="of:= [.BS41] - [.W41] * FLOOR([.BS41] / [.W41] - [.N41] / [.B41] + 0.5)" office:value-type="float" office:value="3" calcext:value-type="float">
            <text:p>3.000</text:p>
          </table:table-cell>
          <table:table-cell table:style-name="ce819" table:formula="of:= [.BT41] - [.X41] * FLOOR([.BT41] / [.X41] - [.O41] / [.C41] + 0.5)" office:value-type="float" office:value="-10" calcext:value-type="float">
            <text:p>-10.000</text:p>
          </table:table-cell>
          <table:table-cell table:style-name="ce822" table:formula="of:= [.BU41] - [.Y41] * FLOOR([.BU41] / [.Y41] - [.P41] / [.D41] + 0.5)" office:value-type="float" office:value="28.3333333333333" calcext:value-type="float">
            <text:p>28.333</text:p>
          </table:table-cell>
          <table:table-cell table:style-name="ce826" table:formula="of:= ([.BY41] - [.N41]) / [.W41]" office:value-type="float" office:value="0.333333333333333" calcext:value-type="float">
            <text:p>0.333</text:p>
          </table:table-cell>
          <table:table-cell table:style-name="ce826" table:formula="of:= ([.BZ41] - [.O41]) / [.X41]" office:value-type="float" office:value="0" calcext:value-type="float">
            <text:p>0.000</text:p>
          </table:table-cell>
          <table:table-cell table:style-name="ce829" table:formula="of:= ([.CA41] - [.P41]) / [.Y41]" office:value-type="float" office:value="-1.13333333333333" calcext:value-type="float">
            <text:p>-1.133</text:p>
          </table:table-cell>
          <table:table-cell table:style-name="ce832" table:formula="of:= [.BS41] - [.W41] * FLOOR(([.BS41] - [.N41]) / [.W41] + 0.5)" office:value-type="float" office:value="3" calcext:value-type="float">
            <text:p>3.000</text:p>
          </table:table-cell>
          <table:table-cell table:style-name="ce832" table:formula="of:= [.BT41] - [.X41] * FLOOR(([.BT41] - [.O41]) / [.X41] + 0.5)" office:value-type="float" office:value="-10" calcext:value-type="float">
            <text:p>-10.000</text:p>
          </table:table-cell>
          <table:table-cell table:style-name="ce835" table:formula="of:= [.BU41] - [.Y41] * FLOOR(([.BU41] - [.P41]) / [.Y41] + 0.5)" office:value-type="float" office:value="33.3333333333333" calcext:value-type="float">
            <text:p>33.333</text:p>
          </table:table-cell>
          <table:table-cell table:style-name="ce838" table:formula="of:= ([.BY41] - [.N41]) / [.W41]" office:value-type="float" office:value="0.333333333333333" calcext:value-type="float">
            <text:p>0.333</text:p>
          </table:table-cell>
          <table:table-cell table:style-name="ce838" table:formula="of:= ([.BZ41] - [.O41]) / [.X41]" office:value-type="float" office:value="0" calcext:value-type="float">
            <text:p>0.000</text:p>
          </table:table-cell>
          <table:table-cell table:style-name="ce838" table:formula="of:= ([.CA41] - [.P41]) / [.Y41]" office:value-type="float" office:value="-1.13333333333333" calcext:value-type="float">
            <text:p>-1.133</text:p>
          </table:table-cell>
          <table:table-cell table:style-name="ce843" table:formula="of:= [.N41] + ([.BS41] - [.H41]) - [.W41] * FLOOR(([.BS41] - [.H41]) / [.W41] + 0.5)" office:value-type="float" office:value="2" calcext:value-type="float">
            <text:p>2.000</text:p>
          </table:table-cell>
          <table:table-cell table:style-name="ce846" table:formula="of:= [.O41] + ([.BT41] - [.I41]) - [.X41] * FLOOR(([.BT41] - [.I41]) / [.X41] + 0.5)" office:value-type="float" office:value="-10" calcext:value-type="float">
            <text:p>-10.000</text:p>
          </table:table-cell>
          <table:table-cell table:style-name="ce849" table:formula="of:= [.P41] + ([.BU41] - [.J41]) - [.Y41] * FLOOR(([.BU41] - [.J41]) / [.Y41] + 0.5)" office:value-type="float" office:value="33.3333333333333" calcext:value-type="float">
            <text:p>33.333</text:p>
          </table:table-cell>
          <table:table-cell table:style-name="ce852" table:formula="of:= [.H41] / [.B41] * ([.B41] - [.W41]) / [.W41] - ([.BY41] / [.W41] - [.N41] / [.B41])" office:value-type="float" office:value="-0" calcext:value-type="float">
            <text:p>0.000</text:p>
          </table:table-cell>
          <table:table-cell table:style-name="ce852" table:formula="of:= [.I41] / [.C41] * ([.C41] - [.X41]) / [.X41] - ([.BZ41] / [.X41] - [.O41] / [.C41])" office:value-type="float" office:value="0" calcext:value-type="float">
            <text:p>0.000</text:p>
          </table:table-cell>
          <table:table-cell table:style-name="ce852" table:formula="of:= [.J41] / [.D41] * ([.D41] - [.Y41]) / [.Y41] - ([.CA41] / [.Y41] - [.P41] / [.D41])" office:value-type="float" office:value="0.133333333333333" calcext:value-type="float">
            <text:p>0.133</text:p>
          </table:table-cell>
          <table:table-cell table:style-name="ce855" table:formula="of:= [.N41] + ([.BS41] - [.H41]) - [.W41] * FLOOR(([.BS41] - [.H41]) / [.W41] + 0.5) - ([.W41] - [.B41]) * FLOOR(([.H41] - [.N41]) / [.B41] + 0.5)" office:value-type="float" office:value="3" calcext:value-type="float">
            <text:p>3.000</text:p>
          </table:table-cell>
          <table:table-cell table:style-name="ce855" table:formula="of:= [.O41] + ([.BT41] - [.I41]) - [.X41] * FLOOR(([.BT41] - [.I41]) / [.X41] + 0.5) - ([.X41] - [.C41]) * FLOOR(([.I41] - [.O41]) / [.C41] + 0.5)" office:value-type="float" office:value="-10" calcext:value-type="float">
            <text:p>-10.000</text:p>
          </table:table-cell>
          <table:table-cell table:style-name="ce864" table:formula="of:= [.P41] + ([.BU41] - [.J41]) - [.Y41] * FLOOR(([.BU41] - [.J41]) / [.Y41] + 0.5) - ([.Y41] - [.D41]) * FLOOR(([.J41] - [.P41]) / [.D41] + 0.5)" office:value-type="float" office:value="28.3333333333333" calcext:value-type="float">
            <text:p>28.333</text:p>
          </table:table-cell>
          <table:table-cell table:style-name="ce867" table:formula="of:= ([.BY41] - [.N41]) / [.B41]" office:value-type="float" office:value="0.5" calcext:value-type="float">
            <text:p>0.500</text:p>
          </table:table-cell>
          <table:table-cell table:style-name="ce867" table:formula="of:= ([.BZ41] - [.O41]) / [.C41]" office:value-type="float" office:value="0" calcext:value-type="float">
            <text:p>0.000</text:p>
          </table:table-cell>
          <table:table-cell table:style-name="ce867" table:formula="of:= ([.CA41] - [.P41]) / [.D41]" office:value-type="float" office:value="-0.944444444444444" calcext:value-type="float">
            <text:p>-0.944</text:p>
          </table:table-cell>
          <table:table-cell table:style-name="ce870" table:formula="of:= [.N41] + ([.BS41] - [.Z41] * [.H41]) - [.W41] * FLOOR([.BS41] / [.W41] - [.H41] / [.B41] + 0.5)" office:value-type="float" office:value="2" calcext:value-type="float">
            <text:p>2.000</text:p>
          </table:table-cell>
          <table:table-cell table:style-name="ce873" table:formula="of:= [.O41] + ([.BT41] - [.AA41] * [.I41]) - [.X41] * FLOOR([.BT41] / [.X41] - [.I41] / [.C41] + 0.5)" office:value-type="float" office:value="-10" calcext:value-type="float">
            <text:p>-10.000</text:p>
          </table:table-cell>
          <table:table-cell table:style-name="ce873" table:formula="of:= [.P41] + ([.BU41] - [.AB41] * [.J41]) - [.Y41] * FLOOR([.BU41] / [.Y41] - [.J41] / [.D41] + 0.5)" office:value-type="float" office:value="34" calcext:value-type="float">
            <text:p>34.000</text:p>
          </table:table-cell>
          <table:table-cell table:style-name="ce48"/>
          <table:table-cell table:style-name="ce144" table:number-columns-repeated="1627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46" table:formula="of:= [.B24]" office:value-type="float" office:value="2" calcext:value-type="float">
            <text:p>2.000</text:p>
          </table:table-cell>
          <table:table-cell table:style-name="ce125" table:formula="of:= [.C24]" office:value-type="float" office:value="4" calcext:value-type="float">
            <text:p>4.000</text:p>
          </table:table-cell>
          <table:table-cell table:style-name="ce193" table:formula="of:= [.D24]" office:value-type="float" office:value="6" calcext:value-type="float">
            <text:p>6.000</text:p>
          </table:table-cell>
          <table:table-cell table:style-name="ce412" table:formula="of:= [.E24]" office:value-type="float" office:value="1" calcext:value-type="float">
            <text:p>1.000</text:p>
          </table:table-cell>
          <table:table-cell table:style-name="ce125" table:formula="of:= [.F24]" office:value-type="float" office:value="3" calcext:value-type="float">
            <text:p>3.000</text:p>
          </table:table-cell>
          <table:table-cell table:style-name="ce125" table:formula="of:= [.G24]" office:value-type="float" office:value="5" calcext:value-type="float">
            <text:p>5.000</text:p>
          </table:table-cell>
          <table:table-cell table:style-name="ce443" table:formula="of:= [.E42] - [.B42] * FLOOR([.E42] / [.B42])" office:value-type="float" office:value="1" calcext:value-type="float">
            <text:p>1.000</text:p>
          </table:table-cell>
          <table:table-cell table:style-name="ce450" table:formula="of:= [.F42] - [.C42] * FLOOR([.F42] / [.C42])" office:value-type="float" office:value="3" calcext:value-type="float">
            <text:p>3.000</text:p>
          </table:table-cell>
          <table:table-cell table:style-name="ce450" table:formula="of:= [.G42] - [.D42] * FLOOR([.G42] / [.D42])" office:value-type="float" office:value="5" calcext:value-type="float">
            <text:p>5.000</text:p>
          </table:table-cell>
          <table:table-cell table:style-name="ce412" table:formula="of:= [.K24]" office:value-type="float" office:value="2" calcext:value-type="float">
            <text:p>2.000</text:p>
          </table:table-cell>
          <table:table-cell table:style-name="ce125" table:formula="of:= [.L24]" office:value-type="float" office:value="-4" calcext:value-type="float">
            <text:p>-4.000</text:p>
          </table:table-cell>
          <table:table-cell table:style-name="ce125" table:formula="of:= [.M24]" office:value-type="float" office:value="6" calcext:value-type="float">
            <text:p>6.000</text:p>
          </table:table-cell>
          <table:table-cell table:style-name="ce412" table:formula="of:= [.H42] + [.K42] * [.B42]" office:value-type="float" office:value="5" calcext:value-type="float">
            <text:p>5.000</text:p>
          </table:table-cell>
          <table:table-cell table:style-name="ce125" table:formula="of:= [.I42] + [.L42] * [.C42]" office:value-type="float" office:value="-13" calcext:value-type="float">
            <text:p>-13.000</text:p>
          </table:table-cell>
          <table:table-cell table:style-name="ce125" table:formula="of:= [.J42] + [.M42] * [.D42]" office:value-type="float" office:value="41" calcext:value-type="float">
            <text:p>41.000</text:p>
          </table:table-cell>
          <table:table-cell table:style-name="ce412" table:formula="of:= [.Q24]" office:value-type="float" office:value="0" calcext:value-type="float">
            <text:p>0.000</text:p>
          </table:table-cell>
          <table:table-cell table:style-name="ce125" table:formula="of:= [.R24]" office:value-type="float" office:value="0" calcext:value-type="float">
            <text:p>0.000</text:p>
          </table:table-cell>
          <table:table-cell table:style-name="ce125" table:formula="of:= [.S24]" office:value-type="float" office:value="0" calcext:value-type="float">
            <text:p>0.000</text:p>
          </table:table-cell>
          <table:table-cell table:style-name="ce470" table:formula="of:= [.Q42] - [.B42] * FLOOR([.Q42] / [.B42] + 0.5)" office:value-type="float" office:value="0" calcext:value-type="float">
            <text:p>0.000</text:p>
          </table:table-cell>
          <table:table-cell table:style-name="ce474" table:formula="of:= [.R42] - [.C42] * FLOOR([.R42] / [.C42] + 0.5)" office:value-type="float" office:value="0" calcext:value-type="float">
            <text:p>0.000</text:p>
          </table:table-cell>
          <table:table-cell table:style-name="ce474" table:formula="of:= [.S42] - [.D42] * FLOOR([.S42] / [.D42] + 0.5)" office:value-type="float" office:value="0" calcext:value-type="float">
            <text:p>0.000</text:p>
          </table:table-cell>
          <table:table-cell table:style-name="ce497" table:formula="of:= [.B42] + 1" office:value-type="float" office:value="3" calcext:value-type="float">
            <text:p>3.000</text:p>
          </table:table-cell>
          <table:table-cell table:style-name="ce501" table:formula="of:= [.C42]" office:value-type="float" office:value="4" calcext:value-type="float">
            <text:p>4.000</text:p>
          </table:table-cell>
          <table:table-cell table:style-name="ce501" table:formula="of:= [.D42] - 1" office:value-type="float" office:value="5" calcext:value-type="float">
            <text:p>5.000</text:p>
          </table:table-cell>
          <table:table-cell table:style-name="ce510" table:formula="of:= [.W42] / [.B42]" office:value-type="float" office:value="1.5" calcext:value-type="float">
            <text:p>1.500</text:p>
          </table:table-cell>
          <table:table-cell table:style-name="ce514" table:formula="of:= [.X42] / [.C42]" office:value-type="float" office:value="1" calcext:value-type="float">
            <text:p>1.000</text:p>
          </table:table-cell>
          <table:table-cell table:style-name="ce514" table:formula="of:= [.Y42] / [.D42]" office:value-type="float" office:value="0.833333333333333" calcext:value-type="float">
            <text:p>0.833</text:p>
          </table:table-cell>
          <table:table-cell table:style-name="ce541" table:formula="of:= ([.H42] + [.T42]) * [.Z42] - [.W42] * FLOOR(([.H42] + [.T42]) * [.Z42] / [.W42])" office:value-type="float" office:value="1.5" calcext:value-type="float">
            <text:p>1.500</text:p>
          </table:table-cell>
          <table:table-cell table:style-name="ce548" table:formula="of:= ([.I42] + [.U42]) * [.AA42] - [.X42] * FLOOR(([.I42] + [.U42]) * [.AA42] / [.X42])" office:value-type="float" office:value="3" calcext:value-type="float">
            <text:p>3.000</text:p>
          </table:table-cell>
          <table:table-cell table:style-name="ce548" table:formula="of:= ([.J42] + [.V42]) * [.AB42] - [.Y42] * FLOOR(([.J42] + [.V42]) * [.AB42] / [.Y42])" office:value-type="float" office:value="4.16666666666667" calcext:value-type="float">
            <text:p>4.167</text:p>
          </table:table-cell>
          <table:table-cell table:style-name="ce555" table:formula="of:= [.AC42] - [.H42]" office:value-type="float" office:value="0.5" calcext:value-type="float">
            <text:p>0.500</text:p>
          </table:table-cell>
          <table:table-cell table:style-name="ce558" table:formula="of:= [.AD42] - [.I42]" office:value-type="float" office:value="0" calcext:value-type="float">
            <text:p>0.000</text:p>
          </table:table-cell>
          <table:table-cell table:style-name="ce558" table:formula="of:= [.AE42] - [.J42]" office:value-type="float" office:value="-0.833333333333333" calcext:value-type="float">
            <text:p>-0.833</text:p>
          </table:table-cell>
          <table:table-cell table:style-name="ce567" table:formula="of:= ([.N42] + [.T42]) * [.Z42]" office:value-type="float" office:value="7.5" calcext:value-type="float">
            <text:p>7.500</text:p>
          </table:table-cell>
          <table:table-cell table:style-name="ce576" table:formula="of:= ([.O42] + [.U42]) * [.AA42]" office:value-type="float" office:value="-13" calcext:value-type="float">
            <text:p>-13.000</text:p>
          </table:table-cell>
          <table:table-cell table:style-name="ce576" table:formula="of:= ([.P42] + [.V42]) * [.AB42]" office:value-type="float" office:value="34.1666666666667" calcext:value-type="float">
            <text:p>34.167</text:p>
          </table:table-cell>
          <table:table-cell table:style-name="ce593" table:formula="of:= [.AI42] / [.W42] - [.N42] / [.B42]" office:value-type="float" office:value="0" calcext:value-type="float">
            <text:p>0.000</text:p>
          </table:table-cell>
          <table:table-cell table:style-name="ce600" table:formula="of:= [.AJ42] / [.X42] - [.O42] / [.C42]" office:value-type="float" office:value="0" calcext:value-type="float">
            <text:p>0.000</text:p>
          </table:table-cell>
          <table:table-cell table:style-name="ce600" table:formula="of:= [.AK42] / [.Y42] - [.P42] / [.D42]" office:value-type="float" office:value="0" calcext:value-type="float">
            <text:p>0.000</text:p>
          </table:table-cell>
          <table:table-cell table:style-name="ce612" table:formula="of:= [.Z42] * [.N42] + ([.AC42] - [.Z42] * [.H42]) - [.W42] * FLOOR([.AC42] / [.W42] - [.H42] / [.B42] + 0.5)" office:value-type="float" office:value="7.5" calcext:value-type="float">
            <text:p>7.500</text:p>
          </table:table-cell>
          <table:table-cell table:style-name="ce619" table:formula="of:= [.AA42] * [.O42] + ([.AD42] - [.AA42] * [.I42]) - [.X42] * FLOOR([.AD42] / [.X42] - [.I42] / [.C42] + 0.5)" office:value-type="float" office:value="-13" calcext:value-type="float">
            <text:p>-13.000</text:p>
          </table:table-cell>
          <table:table-cell table:style-name="ce626" table:formula="of:= [.AB42] * [.P42] + ([.AE42] - [.AB42] * [.J42]) - [.Y42] * FLOOR([.AE42] / [.Y42] - [.J42] / [.D42] + 0.5)" office:value-type="float" office:value="34.1666666666667" calcext:value-type="float">
            <text:p>34.167</text:p>
          </table:table-cell>
          <table:table-cell table:style-name="ce632" table:formula="of:= [.AC42] - [.W42] * FLOOR([.AC42] / [.W42] - [.N42] / [.B42] + 0.5)" office:value-type="float" office:value="7.5" calcext:value-type="float">
            <text:p>7.500</text:p>
          </table:table-cell>
          <table:table-cell table:style-name="ce637" table:formula="of:= [.AD42] - [.X42] * FLOOR([.AD42] / [.X42] - [.O42] / [.C42] + 0.5)" office:value-type="float" office:value="-13" calcext:value-type="float">
            <text:p>-13.000</text:p>
          </table:table-cell>
          <table:table-cell table:style-name="ce642" table:formula="of:= [.AE42] - [.Y42] * FLOOR([.AE42] / [.Y42] - [.P42] / [.D42] + 0.5)" office:value-type="float" office:value="34.1666666666667" calcext:value-type="float">
            <text:p>34.167</text:p>
          </table:table-cell>
          <table:table-cell table:style-name="ce654" table:formula="of:= ([.AI42] - [.N42]) / [.W42]" office:value-type="float" office:value="0.833333333333333" calcext:value-type="float">
            <text:p>0.833</text:p>
          </table:table-cell>
          <table:table-cell table:style-name="ce667" table:formula="of:= ([.AJ42] - [.O42]) / [.X42]" office:value-type="float" office:value="0" calcext:value-type="float">
            <text:p>0.000</text:p>
          </table:table-cell>
          <table:table-cell table:style-name="ce667" table:formula="of:= ([.AK42] - [.P42]) / [.Y42]" office:value-type="float" office:value="-1.36666666666667" calcext:value-type="float">
            <text:p>-1.367</text:p>
          </table:table-cell>
          <table:table-cell table:style-name="ce682" table:formula="of:= [.AC42] - [.W42] * FLOOR(([.AC42] - [.N42]) / [.W42] + 0.5)" office:value-type="float" office:value="4.5" calcext:value-type="float">
            <text:p>4.500</text:p>
          </table:table-cell>
          <table:table-cell table:style-name="ce685" table:formula="of:= [.AD42] - [.X42] * FLOOR(([.AD42] - [.O42]) / [.X42] + 0.5)" office:value-type="float" office:value="-13" calcext:value-type="float">
            <text:p>-13.000</text:p>
          </table:table-cell>
          <table:table-cell table:style-name="ce689" table:formula="of:= [.AE42] - [.Y42] * FLOOR(([.AE42] - [.P42]) / [.Y42] + 0.5)" office:value-type="float" office:value="39.1666666666667" calcext:value-type="float">
            <text:p>39.167</text:p>
          </table:table-cell>
          <table:table-cell table:style-name="ce695" table:formula="of:= ([.AI42] - [.N42]) / [.W42]" office:value-type="float" office:value="0.833333333333333" calcext:value-type="float">
            <text:p>0.833</text:p>
          </table:table-cell>
          <table:table-cell table:style-name="ce695" table:formula="of:= ([.AJ42] - [.O42]) / [.X42]" office:value-type="float" office:value="0" calcext:value-type="float">
            <text:p>0.000</text:p>
          </table:table-cell>
          <table:table-cell table:style-name="ce705" table:formula="of:= ([.AK42] - [.P42]) / [.Y42]" office:value-type="float" office:value="-1.36666666666667" calcext:value-type="float">
            <text:p>-1.367</text:p>
          </table:table-cell>
          <table:table-cell table:style-name="ce711" table:formula="of:= [.N42] + ([.AC42] - [.H42]) - [.W42] * FLOOR(([.AC42] - [.H42]) / [.W42] + 0.5)" office:value-type="float" office:value="5.5" calcext:value-type="float">
            <text:p>5.500</text:p>
          </table:table-cell>
          <table:table-cell table:style-name="ce714" table:formula="of:= [.O42] + ([.AD42] - [.I42]) - [.X42] * FLOOR(([.AD42] - [.I42]) / [.X42] + 0.5)" office:value-type="float" office:value="-13" calcext:value-type="float">
            <text:p>-13.000</text:p>
          </table:table-cell>
          <table:table-cell table:style-name="ce717" table:formula="of:= [.P42] + ([.AE42] - [.J42]) - [.Y42] * FLOOR(([.AE42] - [.J42]) / [.Y42] + 0.5)" office:value-type="float" office:value="40.1666666666667" calcext:value-type="float">
            <text:p>40.167</text:p>
          </table:table-cell>
          <table:table-cell table:style-name="ce721" table:formula="of:= [.H42] / [.B42] * ([.B42] - [.W42]) / [.W42] - ([.AI42] / [.W42] - [.N42] / [.B42])" office:value-type="float" office:value="-0.166666666666667" calcext:value-type="float">
            <text:p>-0.167</text:p>
          </table:table-cell>
          <table:table-cell table:style-name="ce721" table:formula="of:= [.I42] / [.C42] * ([.C42] - [.X42]) / [.X42] - ([.AJ42] / [.X42] - [.O42] / [.C42])" office:value-type="float" office:value="0" calcext:value-type="float">
            <text:p>0.000</text:p>
          </table:table-cell>
          <table:table-cell table:style-name="ce730" table:formula="of:= [.J42] / [.D42] * ([.D42] - [.Y42]) / [.Y42] - ([.AK42] / [.Y42] - [.P42] / [.D42])" office:value-type="float" office:value="0.166666666666667" calcext:value-type="float">
            <text:p>0.167</text:p>
          </table:table-cell>
          <table:table-cell table:style-name="ce735" table:formula="of:= [.N42] + ([.AC42] - [.H42]) - [.W42] * FLOOR(([.AC42] - [.H42]) / [.W42] + 0.5) - ([.W42] - [.B42]) * FLOOR(([.H42] - [.N42]) / [.B42] + 0.5)" office:value-type="float" office:value="7.5" calcext:value-type="float">
            <text:p>7.500</text:p>
          </table:table-cell>
          <table:table-cell table:style-name="ce738" table:formula="of:= [.O42] + ([.AD42] - [.I42]) - [.X42] * FLOOR(([.AD42] - [.I42]) / [.X42] + 0.5) - ([.X42] - [.C42]) * FLOOR(([.I42] - [.O42]) / [.C42] + 0.5)" office:value-type="float" office:value="-13" calcext:value-type="float">
            <text:p>-13.000</text:p>
          </table:table-cell>
          <table:table-cell table:style-name="ce741" table:formula="of:= [.P42] + ([.AE42] - [.J42]) - [.Y42] * FLOOR(([.AE42] - [.J42]) / [.Y42] + 0.5) - ([.Y42] - [.D42]) * FLOOR(([.J42] - [.P42]) / [.D42] + 0.5)" office:value-type="float" office:value="34.1666666666667" calcext:value-type="float">
            <text:p>34.167</text:p>
          </table:table-cell>
          <table:table-cell table:style-name="ce744" table:formula="of:= ([.AI42] - [.N42]) / [.B42]" office:value-type="float" office:value="1.25" calcext:value-type="float">
            <text:p>1.250</text:p>
          </table:table-cell>
          <table:table-cell table:style-name="ce749" table:formula="of:= ([.AJ42] - [.O42]) / [.C42]" office:value-type="float" office:value="0" calcext:value-type="float">
            <text:p>0.000</text:p>
          </table:table-cell>
          <table:table-cell table:style-name="ce755" table:formula="of:= ([.AK42] - [.P42]) / [.D42]" office:value-type="float" office:value="-1.13888888888889" calcext:value-type="float">
            <text:p>-1.139</text:p>
          </table:table-cell>
          <table:table-cell table:style-name="ce760" table:formula="of:= [.N42] + ([.AC42] - [.Z42] * [.H42]) - [.W42] * FLOOR([.AC42] / [.W42] - [.H42] / [.B42] + 0.5)" office:value-type="float" office:value="5" calcext:value-type="float">
            <text:p>5.000</text:p>
          </table:table-cell>
          <table:table-cell table:style-name="ce763" table:formula="of:= [.O42] + ([.AD42] - [.AA42] * [.I42]) - [.X42] * FLOOR([.AD42] / [.X42] - [.I42] / [.C42] + 0.5)" office:value-type="float" office:value="-13" calcext:value-type="float">
            <text:p>-13.000</text:p>
          </table:table-cell>
          <table:table-cell table:style-name="ce763" table:formula="of:= [.P42] + ([.AE42] - [.AB42] * [.J42]) - [.Y42] * FLOOR([.AE42] / [.Y42] - [.J42] / [.D42] + 0.5)" office:value-type="float" office:value="41" calcext:value-type="float">
            <text:p>41.000</text:p>
          </table:table-cell>
          <table:table-cell table:style-name="ce777" table:formula="of:= [.H42] * [.Z42] + [.T42] - [.W42] * FLOOR(([.H42] * [.Z42] + [.T42]) / [.W42])" office:value-type="float" office:value="1.5" calcext:value-type="float">
            <text:p>1.500</text:p>
          </table:table-cell>
          <table:table-cell table:style-name="ce781" table:formula="of:= [.I42] * [.AA42] + [.U42] - [.X42] * FLOOR(([.I42] * [.AA42] + [.U42]) / [.X42])" office:value-type="float" office:value="3" calcext:value-type="float">
            <text:p>3.000</text:p>
          </table:table-cell>
          <table:table-cell table:style-name="ce781" table:formula="of:= [.J42] * [.AB42] + [.V42] - [.Y42] * FLOOR(([.J42] * [.AB42] + [.V42]) / [.Y42])" office:value-type="float" office:value="4.16666666666667" calcext:value-type="float">
            <text:p>4.167</text:p>
          </table:table-cell>
          <table:table-cell table:style-name="ce789" table:formula="of:= [.BS42] - [.H42]" office:value-type="float" office:value="0.5" calcext:value-type="float">
            <text:p>0.500</text:p>
          </table:table-cell>
          <table:table-cell table:style-name="ce792" table:formula="of:= [.BT42] - [.I42]" office:value-type="float" office:value="0" calcext:value-type="float">
            <text:p>0.000</text:p>
          </table:table-cell>
          <table:table-cell table:style-name="ce792" table:formula="of:= [.BU42] - [.J42]" office:value-type="float" office:value="-0.833333333333333" calcext:value-type="float">
            <text:p>-0.833</text:p>
          </table:table-cell>
          <table:table-cell table:style-name="ce567" table:formula="of:= [.N42] * [.Z42] + [.T42]" office:value-type="float" office:value="7.5" calcext:value-type="float">
            <text:p>7.500</text:p>
          </table:table-cell>
          <table:table-cell table:style-name="ce576" table:formula="of:= [.O42] * [.AA42] + [.U42]" office:value-type="float" office:value="-13" calcext:value-type="float">
            <text:p>-13.000</text:p>
          </table:table-cell>
          <table:table-cell table:style-name="ce576" table:formula="of:= [.P42] * [.AB42] + [.V42]" office:value-type="float" office:value="34.1666666666667" calcext:value-type="float">
            <text:p>34.167</text:p>
          </table:table-cell>
          <table:table-cell table:style-name="ce799" table:formula="of:= [.BY42] / [.W42] - [.N42] / [.B42]" office:value-type="float" office:value="0" calcext:value-type="float">
            <text:p>0.000</text:p>
          </table:table-cell>
          <table:table-cell table:style-name="ce799" table:formula="of:= [.BZ42] / [.X42] - [.O42] / [.C42]" office:value-type="float" office:value="0" calcext:value-type="float">
            <text:p>0.000</text:p>
          </table:table-cell>
          <table:table-cell table:style-name="ce802" table:formula="of:= [.CA42] / [.Y42] - [.P42] / [.D42]" office:value-type="float" office:value="0" calcext:value-type="float">
            <text:p>0.000</text:p>
          </table:table-cell>
          <table:table-cell table:style-name="ce805" table:formula="of:= [.Z42] * [.N42] + ([.BS42] - [.Z42] * [.H42]) - [.W42] * FLOOR([.BS42] / [.W42] - [.H42] / [.B42] + 0.5)" office:value-type="float" office:value="7.5" calcext:value-type="float">
            <text:p>7.500</text:p>
          </table:table-cell>
          <table:table-cell table:style-name="ce808" table:formula="of:= [.AA42] * [.O42] + ([.BT42] - [.AA42] * [.I42]) - [.X42] * FLOOR([.BT42] / [.X42] - [.I42] / [.C42] + 0.5)" office:value-type="float" office:value="-13" calcext:value-type="float">
            <text:p>-13.000</text:p>
          </table:table-cell>
          <table:table-cell table:style-name="ce811" table:formula="of:= [.AB42] * [.P42] + ([.BU42] - [.AB42] * [.J42]) - [.Y42] * FLOOR([.BU42] / [.Y42] - [.J42] / [.D42] + 0.5)" office:value-type="float" office:value="34.1666666666667" calcext:value-type="float">
            <text:p>34.167</text:p>
          </table:table-cell>
          <table:table-cell table:style-name="ce814" table:formula="of:= [.BS42] - [.W42] * FLOOR([.BS42] / [.W42] - [.N42] / [.B42] + 0.5)" office:value-type="float" office:value="7.5" calcext:value-type="float">
            <text:p>7.500</text:p>
          </table:table-cell>
          <table:table-cell table:style-name="ce817" table:formula="of:= [.BT42] - [.X42] * FLOOR([.BT42] / [.X42] - [.O42] / [.C42] + 0.5)" office:value-type="float" office:value="-13" calcext:value-type="float">
            <text:p>-13.000</text:p>
          </table:table-cell>
          <table:table-cell table:style-name="ce820" table:formula="of:= [.BU42] - [.Y42] * FLOOR([.BU42] / [.Y42] - [.P42] / [.D42] + 0.5)" office:value-type="float" office:value="34.1666666666667" calcext:value-type="float">
            <text:p>34.167</text:p>
          </table:table-cell>
          <table:table-cell table:style-name="ce824" table:formula="of:= ([.BY42] - [.N42]) / [.W42]" office:value-type="float" office:value="0.833333333333333" calcext:value-type="float">
            <text:p>0.833</text:p>
          </table:table-cell>
          <table:table-cell table:style-name="ce824" table:formula="of:= ([.BZ42] - [.O42]) / [.X42]" office:value-type="float" office:value="0" calcext:value-type="float">
            <text:p>0.000</text:p>
          </table:table-cell>
          <table:table-cell table:style-name="ce827" table:formula="of:= ([.CA42] - [.P42]) / [.Y42]" office:value-type="float" office:value="-1.36666666666667" calcext:value-type="float">
            <text:p>-1.367</text:p>
          </table:table-cell>
          <table:table-cell table:style-name="ce830" table:formula="of:= [.BS42] - [.W42] * FLOOR(([.BS42] - [.N42]) / [.W42] + 0.5)" office:value-type="float" office:value="4.5" calcext:value-type="float">
            <text:p>4.500</text:p>
          </table:table-cell>
          <table:table-cell table:style-name="ce830" table:formula="of:= [.BT42] - [.X42] * FLOOR(([.BT42] - [.O42]) / [.X42] + 0.5)" office:value-type="float" office:value="-13" calcext:value-type="float">
            <text:p>-13.000</text:p>
          </table:table-cell>
          <table:table-cell table:style-name="ce833" table:formula="of:= [.BU42] - [.Y42] * FLOOR(([.BU42] - [.P42]) / [.Y42] + 0.5)" office:value-type="float" office:value="39.1666666666667" calcext:value-type="float">
            <text:p>39.167</text:p>
          </table:table-cell>
          <table:table-cell table:style-name="ce836" table:formula="of:= ([.BY42] - [.N42]) / [.W42]" office:value-type="float" office:value="0.833333333333333" calcext:value-type="float">
            <text:p>0.833</text:p>
          </table:table-cell>
          <table:table-cell table:style-name="ce836" table:formula="of:= ([.BZ42] - [.O42]) / [.X42]" office:value-type="float" office:value="0" calcext:value-type="float">
            <text:p>0.000</text:p>
          </table:table-cell>
          <table:table-cell table:style-name="ce836" table:formula="of:= ([.CA42] - [.P42]) / [.Y42]" office:value-type="float" office:value="-1.36666666666667" calcext:value-type="float">
            <text:p>-1.367</text:p>
          </table:table-cell>
          <table:table-cell table:style-name="ce841" table:formula="of:= [.N42] + ([.BS42] - [.H42]) - [.W42] * FLOOR(([.BS42] - [.H42]) / [.W42] + 0.5)" office:value-type="float" office:value="5.5" calcext:value-type="float">
            <text:p>5.500</text:p>
          </table:table-cell>
          <table:table-cell table:style-name="ce844" table:formula="of:= [.O42] + ([.BT42] - [.I42]) - [.X42] * FLOOR(([.BT42] - [.I42]) / [.X42] + 0.5)" office:value-type="float" office:value="-13" calcext:value-type="float">
            <text:p>-13.000</text:p>
          </table:table-cell>
          <table:table-cell table:style-name="ce847" table:formula="of:= [.P42] + ([.BU42] - [.J42]) - [.Y42] * FLOOR(([.BU42] - [.J42]) / [.Y42] + 0.5)" office:value-type="float" office:value="40.1666666666667" calcext:value-type="float">
            <text:p>40.167</text:p>
          </table:table-cell>
          <table:table-cell table:style-name="ce850" table:formula="of:= [.H42] / [.B42] * ([.B42] - [.W42]) / [.W42] - ([.BY42] / [.W42] - [.N42] / [.B42])" office:value-type="float" office:value="-0.166666666666667" calcext:value-type="float">
            <text:p>-0.167</text:p>
          </table:table-cell>
          <table:table-cell table:style-name="ce850" table:formula="of:= [.I42] / [.C42] * ([.C42] - [.X42]) / [.X42] - ([.BZ42] / [.X42] - [.O42] / [.C42])" office:value-type="float" office:value="0" calcext:value-type="float">
            <text:p>0.000</text:p>
          </table:table-cell>
          <table:table-cell table:style-name="ce850" table:formula="of:= [.J42] / [.D42] * ([.D42] - [.Y42]) / [.Y42] - ([.CA42] / [.Y42] - [.P42] / [.D42])" office:value-type="float" office:value="0.166666666666667" calcext:value-type="float">
            <text:p>0.167</text:p>
          </table:table-cell>
          <table:table-cell table:style-name="ce853" table:formula="of:= [.N42] + ([.BS42] - [.H42]) - [.W42] * FLOOR(([.BS42] - [.H42]) / [.W42] + 0.5) - ([.W42] - [.B42]) * FLOOR(([.H42] - [.N42]) / [.B42] + 0.5)" office:value-type="float" office:value="7.5" calcext:value-type="float">
            <text:p>7.500</text:p>
          </table:table-cell>
          <table:table-cell table:style-name="ce853" table:formula="of:= [.O42] + ([.BT42] - [.I42]) - [.X42] * FLOOR(([.BT42] - [.I42]) / [.X42] + 0.5) - ([.X42] - [.C42]) * FLOOR(([.I42] - [.O42]) / [.C42] + 0.5)" office:value-type="float" office:value="-13" calcext:value-type="float">
            <text:p>-13.000</text:p>
          </table:table-cell>
          <table:table-cell table:style-name="ce862" table:formula="of:= [.P42] + ([.BU42] - [.J42]) - [.Y42] * FLOOR(([.BU42] - [.J42]) / [.Y42] + 0.5) - ([.Y42] - [.D42]) * FLOOR(([.J42] - [.P42]) / [.D42] + 0.5)" office:value-type="float" office:value="34.1666666666667" calcext:value-type="float">
            <text:p>34.167</text:p>
          </table:table-cell>
          <table:table-cell table:style-name="ce865" table:formula="of:= ([.BY42] - [.N42]) / [.B42]" office:value-type="float" office:value="1.25" calcext:value-type="float">
            <text:p>1.250</text:p>
          </table:table-cell>
          <table:table-cell table:style-name="ce865" table:formula="of:= ([.BZ42] - [.O42]) / [.C42]" office:value-type="float" office:value="0" calcext:value-type="float">
            <text:p>0.000</text:p>
          </table:table-cell>
          <table:table-cell table:style-name="ce865" table:formula="of:= ([.CA42] - [.P42]) / [.D42]" office:value-type="float" office:value="-1.13888888888889" calcext:value-type="float">
            <text:p>-1.139</text:p>
          </table:table-cell>
          <table:table-cell table:style-name="ce868" table:formula="of:= [.N42] + ([.BS42] - [.Z42] * [.H42]) - [.W42] * FLOOR([.BS42] / [.W42] - [.H42] / [.B42] + 0.5)" office:value-type="float" office:value="5" calcext:value-type="float">
            <text:p>5.000</text:p>
          </table:table-cell>
          <table:table-cell table:style-name="ce871" table:formula="of:= [.O42] + ([.BT42] - [.AA42] * [.I42]) - [.X42] * FLOOR([.BT42] / [.X42] - [.I42] / [.C42] + 0.5)" office:value-type="float" office:value="-13" calcext:value-type="float">
            <text:p>-13.000</text:p>
          </table:table-cell>
          <table:table-cell table:style-name="ce871" table:formula="of:= [.P42] + ([.BU42] - [.AB42] * [.J42]) - [.Y42] * FLOOR([.BU42] / [.Y42] - [.J42] / [.D42] + 0.5)" office:value-type="float" office:value="41" calcext:value-type="float">
            <text:p>41.000</text:p>
          </table:table-cell>
          <table:table-cell table:style-name="ce46"/>
          <table:table-cell table:style-name="ce125" table:number-columns-repeated="16271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48"/>
          <table:table-cell table:style-name="ce144"/>
          <table:table-cell table:style-name="ce235"/>
          <table:table-cell table:style-name="ce414"/>
          <table:table-cell table:style-name="ce144" table:number-columns-repeated="2"/>
          <table:table-cell table:style-name="ce445" table:formula="of:= [.E43] - [.B43] * FLOOR([.E43] / [.B43])" office:value-type="string" office:string-value="" calcext:value-type="error">
            <text:p>#DIV/0!</text:p>
          </table:table-cell>
          <table:table-cell table:style-name="ce452" table:formula="of:= [.F43] - [.C43] * FLOOR([.F43] / [.C43])" office:value-type="string" office:string-value="" calcext:value-type="error">
            <text:p>#DIV/0!</text:p>
          </table:table-cell>
          <table:table-cell table:style-name="ce452" table:formula="of:= [.G43] - [.D43] * FLOOR([.G43] / [.D43])" office:value-type="string" office:string-value="" calcext:value-type="error">
            <text:p>#DIV/0!</text:p>
          </table:table-cell>
          <table:table-cell table:style-name="ce414"/>
          <table:table-cell table:style-name="ce144" table:number-columns-repeated="2"/>
          <table:table-cell table:style-name="ce414" table:formula="of:= [.H43] + [.K43] * [.B43]" office:value-type="string" office:string-value="" calcext:value-type="error">
            <text:p>#DIV/0!</text:p>
          </table:table-cell>
          <table:table-cell table:style-name="ce144" table:formula="of:= [.I43] + [.L43] * [.C43]" office:value-type="string" office:string-value="" calcext:value-type="error">
            <text:p>#DIV/0!</text:p>
          </table:table-cell>
          <table:table-cell table:style-name="ce144" table:formula="of:= [.J43] + [.M43] * [.D43]" office:value-type="string" office:string-value="" calcext:value-type="error">
            <text:p>#DIV/0!</text:p>
          </table:table-cell>
          <table:table-cell table:style-name="ce414"/>
          <table:table-cell table:style-name="ce144" table:number-columns-repeated="2"/>
          <table:table-cell table:style-name="ce473" table:formula="of:= [.Q43] - [.B43] * FLOOR([.Q43] / [.B43] + 0.5)" office:value-type="string" office:string-value="" calcext:value-type="error">
            <text:p>#DIV/0!</text:p>
          </table:table-cell>
          <table:table-cell table:style-name="ce476" table:formula="of:= [.R43] - [.C43] * FLOOR([.R43] / [.C43] + 0.5)" office:value-type="string" office:string-value="" calcext:value-type="error">
            <text:p>#DIV/0!</text:p>
          </table:table-cell>
          <table:table-cell table:style-name="ce476" table:formula="of:= [.S43] - [.D43] * FLOOR([.S43] / [.D43] + 0.5)" office:value-type="string" office:string-value="" calcext:value-type="error">
            <text:p>#DIV/0!</text:p>
          </table:table-cell>
          <table:table-cell table:style-name="ce499"/>
          <table:table-cell table:style-name="ce503" table:number-columns-repeated="2"/>
          <table:table-cell table:style-name="ce512" table:formula="of:= [.W43] / [.B43]" office:value-type="string" office:string-value="" calcext:value-type="error">
            <text:p>#DIV/0!</text:p>
          </table:table-cell>
          <table:table-cell table:style-name="ce516" table:formula="of:= [.X43] / [.C43]" office:value-type="string" office:string-value="" calcext:value-type="error">
            <text:p>#DIV/0!</text:p>
          </table:table-cell>
          <table:table-cell table:style-name="ce516" table:formula="of:= [.Y43] / [.D43]" office:value-type="string" office:string-value="" calcext:value-type="error">
            <text:p>#DIV/0!</text:p>
          </table:table-cell>
          <table:table-cell table:style-name="ce543" table:formula="of:= ([.H43] + [.T43]) * [.Z43] - [.W43] * FLOOR(([.H43] + [.T43]) * [.Z43] / [.W43])" office:value-type="string" office:string-value="" calcext:value-type="error">
            <text:p>#DIV/0!</text:p>
          </table:table-cell>
          <table:table-cell table:style-name="ce550" table:formula="of:= ([.I43] + [.U43]) * [.AA43] - [.X43] * FLOOR(([.I43] + [.U43]) * [.AA43] / [.X43])" office:value-type="string" office:string-value="" calcext:value-type="error">
            <text:p>#DIV/0!</text:p>
          </table:table-cell>
          <table:table-cell table:style-name="ce550" table:formula="of:= ([.J43] + [.V43]) * [.AB43] - [.Y43] * FLOOR(([.J43] + [.V43]) * [.AB43] / [.Y43])" office:value-type="string" office:string-value="" calcext:value-type="error">
            <text:p>#DIV/0!</text:p>
          </table:table-cell>
          <table:table-cell table:style-name="ce557" table:formula="of:= [.AC43] - [.H43]" office:value-type="string" office:string-value="" calcext:value-type="error">
            <text:p>#DIV/0!</text:p>
          </table:table-cell>
          <table:table-cell table:style-name="ce560" table:formula="of:= [.AD43] - [.I43]" office:value-type="string" office:string-value="" calcext:value-type="error">
            <text:p>#DIV/0!</text:p>
          </table:table-cell>
          <table:table-cell table:style-name="ce560" table:formula="of:= [.AE43] - [.J43]" office:value-type="string" office:string-value="" calcext:value-type="error">
            <text:p>#DIV/0!</text:p>
          </table:table-cell>
          <table:table-cell table:style-name="ce569" table:formula="of:= ([.N43] + [.T43]) * [.Z43]" office:value-type="string" office:string-value="" calcext:value-type="error">
            <text:p>#DIV/0!</text:p>
          </table:table-cell>
          <table:table-cell table:style-name="ce578" table:formula="of:= ([.O43] + [.U43]) * [.AA43]" office:value-type="string" office:string-value="" calcext:value-type="error">
            <text:p>#DIV/0!</text:p>
          </table:table-cell>
          <table:table-cell table:style-name="ce578" table:formula="of:= ([.P43] + [.V43]) * [.AB43]" office:value-type="string" office:string-value="" calcext:value-type="error">
            <text:p>#DIV/0!</text:p>
          </table:table-cell>
          <table:table-cell table:style-name="ce595" table:formula="of:= [.AI43] / [.W43] - [.N43] / [.B43]" office:value-type="string" office:string-value="" calcext:value-type="error">
            <text:p>#DIV/0!</text:p>
          </table:table-cell>
          <table:table-cell table:style-name="ce602" table:formula="of:= [.AJ43] / [.X43] - [.O43] / [.C43]" office:value-type="string" office:string-value="" calcext:value-type="error">
            <text:p>#DIV/0!</text:p>
          </table:table-cell>
          <table:table-cell table:style-name="ce602" table:formula="of:= [.AK43] / [.Y43] - [.P43] / [.D43]" office:value-type="string" office:string-value="" calcext:value-type="error">
            <text:p>#DIV/0!</text:p>
          </table:table-cell>
          <table:table-cell table:style-name="ce614" table:formula="of:= [.Z43] * [.N43] + ([.AC43] - [.Z43] * [.H43]) - [.W43] * FLOOR([.AC43] / [.W43] - [.H43] / [.B43] + 0.5)" office:value-type="string" office:string-value="" calcext:value-type="error">
            <text:p>#DIV/0!</text:p>
          </table:table-cell>
          <table:table-cell table:style-name="ce621" table:formula="of:= [.AA43] * [.O43] + ([.AD43] - [.AA43] * [.I43]) - [.X43] * FLOOR([.AD43] / [.X43] - [.I43] / [.C43] + 0.5)" office:value-type="string" office:string-value="" calcext:value-type="error">
            <text:p>#DIV/0!</text:p>
          </table:table-cell>
          <table:table-cell table:style-name="ce628" table:formula="of:= [.AB43] * [.P43] + ([.AE43] - [.AB43] * [.J43]) - [.Y43] * FLOOR([.AE43] / [.Y43] - [.J43] / [.D43] + 0.5)" office:value-type="string" office:string-value="" calcext:value-type="error">
            <text:p>#DIV/0!</text:p>
          </table:table-cell>
          <table:table-cell table:style-name="ce634" table:formula="of:= [.AC43] - [.W43] * FLOOR([.AC43] / [.W43] - [.N43] / [.B43] + 0.5)" office:value-type="string" office:string-value="" calcext:value-type="error">
            <text:p>#DIV/0!</text:p>
          </table:table-cell>
          <table:table-cell table:style-name="ce639" table:formula="of:= [.AD43] - [.X43] * FLOOR([.AD43] / [.X43] - [.O43] / [.C43] + 0.5)" office:value-type="string" office:string-value="" calcext:value-type="error">
            <text:p>#DIV/0!</text:p>
          </table:table-cell>
          <table:table-cell table:style-name="ce644" table:formula="of:= [.AE43] - [.Y43] * FLOOR([.AE43] / [.Y43] - [.P43] / [.D43] + 0.5)" office:value-type="string" office:string-value="" calcext:value-type="error">
            <text:p>#DIV/0!</text:p>
          </table:table-cell>
          <table:table-cell table:style-name="ce656" table:formula="of:= ([.AI43] - [.N43]) / [.W43]" office:value-type="string" office:string-value="" calcext:value-type="error">
            <text:p>#DIV/0!</text:p>
          </table:table-cell>
          <table:table-cell table:style-name="ce669" table:formula="of:= ([.AJ43] - [.O43]) / [.X43]" office:value-type="string" office:string-value="" calcext:value-type="error">
            <text:p>#DIV/0!</text:p>
          </table:table-cell>
          <table:table-cell table:style-name="ce669" table:formula="of:= ([.AK43] - [.P43]) / [.Y43]" office:value-type="string" office:string-value="" calcext:value-type="error">
            <text:p>#DIV/0!</text:p>
          </table:table-cell>
          <table:table-cell table:style-name="ce684" table:formula="of:= [.AC43] - [.W43] * FLOOR(([.AC43] - [.N43]) / [.W43] + 0.5)" office:value-type="string" office:string-value="" calcext:value-type="error">
            <text:p>#DIV/0!</text:p>
          </table:table-cell>
          <table:table-cell table:style-name="ce687" table:formula="of:= [.AD43] - [.X43] * FLOOR(([.AD43] - [.O43]) / [.X43] + 0.5)" office:value-type="string" office:string-value="" calcext:value-type="error">
            <text:p>#DIV/0!</text:p>
          </table:table-cell>
          <table:table-cell table:style-name="ce691" table:formula="of:= [.AE43] - [.Y43] * FLOOR(([.AE43] - [.P43]) / [.Y43] + 0.5)" office:value-type="string" office:string-value="" calcext:value-type="error">
            <text:p>#DIV/0!</text:p>
          </table:table-cell>
          <table:table-cell table:style-name="ce697" table:formula="of:= ([.AI43] - [.N43]) / [.W43]" office:value-type="string" office:string-value="" calcext:value-type="error">
            <text:p>#DIV/0!</text:p>
          </table:table-cell>
          <table:table-cell table:style-name="ce697" table:formula="of:= ([.AJ43] - [.O43]) / [.X43]" office:value-type="string" office:string-value="" calcext:value-type="error">
            <text:p>#DIV/0!</text:p>
          </table:table-cell>
          <table:table-cell table:style-name="ce707" table:formula="of:= ([.AK43] - [.P43]) / [.Y43]" office:value-type="string" office:string-value="" calcext:value-type="error">
            <text:p>#DIV/0!</text:p>
          </table:table-cell>
          <table:table-cell table:style-name="ce713" table:formula="of:= [.N43] + ([.AC43] - [.H43]) - [.W43] * FLOOR(([.AC43] - [.H43]) / [.W43] + 0.5)" office:value-type="string" office:string-value="" calcext:value-type="error">
            <text:p>#DIV/0!</text:p>
          </table:table-cell>
          <table:table-cell table:style-name="ce716" table:formula="of:= [.O43] + ([.AD43] - [.I43]) - [.X43] * FLOOR(([.AD43] - [.I43]) / [.X43] + 0.5)" office:value-type="string" office:string-value="" calcext:value-type="error">
            <text:p>#DIV/0!</text:p>
          </table:table-cell>
          <table:table-cell table:style-name="ce719" table:formula="of:= [.P43] + ([.AE43] - [.J43]) - [.Y43] * FLOOR(([.AE43] - [.J43]) / [.Y43] + 0.5)" office:value-type="string" office:string-value="" calcext:value-type="error">
            <text:p>#DIV/0!</text:p>
          </table:table-cell>
          <table:table-cell table:style-name="ce723" table:formula="of:= [.H43] / [.B43] * ([.B43] - [.W43]) / [.W43] - ([.AI43] / [.W43] - [.N43] / [.B43])" office:value-type="string" office:string-value="" calcext:value-type="error">
            <text:p>#DIV/0!</text:p>
          </table:table-cell>
          <table:table-cell table:style-name="ce723" table:formula="of:= [.I43] / [.C43] * ([.C43] - [.X43]) / [.X43] - ([.AJ43] / [.X43] - [.O43] / [.C43])" office:value-type="string" office:string-value="" calcext:value-type="error">
            <text:p>#DIV/0!</text:p>
          </table:table-cell>
          <table:table-cell table:style-name="ce732" table:formula="of:= [.J43] / [.D43] * ([.D43] - [.Y43]) / [.Y43] - ([.AK43] / [.Y43] - [.P43] / [.D43])" office:value-type="string" office:string-value="" calcext:value-type="error">
            <text:p>#DIV/0!</text:p>
          </table:table-cell>
          <table:table-cell table:style-name="ce737" table:formula="of:= [.N43] + ([.AC43] - [.H43]) - [.W43] * FLOOR(([.AC43] - [.H43]) / [.W43] + 0.5) - ([.W43] - [.B43]) * FLOOR(([.H43] - [.N43]) / [.B43] + 0.5)" office:value-type="string" office:string-value="" calcext:value-type="error">
            <text:p>#DIV/0!</text:p>
          </table:table-cell>
          <table:table-cell table:style-name="ce740" table:formula="of:= [.O43] + ([.AD43] - [.I43]) - [.X43] * FLOOR(([.AD43] - [.I43]) / [.X43] + 0.5) - ([.X43] - [.C43]) * FLOOR(([.I43] - [.O43]) / [.C43] + 0.5)" office:value-type="string" office:string-value="" calcext:value-type="error">
            <text:p>#DIV/0!</text:p>
          </table:table-cell>
          <table:table-cell table:style-name="ce743" table:formula="of:= [.P43] + ([.AE43] - [.J43]) - [.Y43] * FLOOR(([.AE43] - [.J43]) / [.Y43] + 0.5) - ([.Y43] - [.D43]) * FLOOR(([.J43] - [.P43]) / [.D43] + 0.5)" office:value-type="string" office:string-value="" calcext:value-type="error">
            <text:p>#DIV/0!</text:p>
          </table:table-cell>
          <table:table-cell table:style-name="ce746" table:formula="of:= ([.AI43] - [.N43]) / [.B43]" office:value-type="string" office:string-value="" calcext:value-type="error">
            <text:p>#DIV/0!</text:p>
          </table:table-cell>
          <table:table-cell table:style-name="ce751" table:formula="of:= ([.AJ43] - [.O43]) / [.C43]" office:value-type="string" office:string-value="" calcext:value-type="error">
            <text:p>#DIV/0!</text:p>
          </table:table-cell>
          <table:table-cell table:style-name="ce757" table:formula="of:= ([.AK43] - [.P43]) / [.D43]" office:value-type="string" office:string-value="" calcext:value-type="error">
            <text:p>#DIV/0!</text:p>
          </table:table-cell>
          <table:table-cell table:style-name="ce762" table:formula="of:= [.N43] + ([.AC43] - [.Z43] * [.H43]) - [.W43] * FLOOR([.AC43] / [.W43] - [.H43] / [.B43] + 0.5)" office:value-type="string" office:string-value="" calcext:value-type="error">
            <text:p>#DIV/0!</text:p>
          </table:table-cell>
          <table:table-cell table:style-name="ce765" table:formula="of:= [.O43] + ([.AD43] - [.AA43] * [.I43]) - [.X43] * FLOOR([.AD43] / [.X43] - [.I43] / [.C43] + 0.5)" office:value-type="string" office:string-value="" calcext:value-type="error">
            <text:p>#DIV/0!</text:p>
          </table:table-cell>
          <table:table-cell table:style-name="ce765" table:formula="of:= [.P43] + ([.AE43] - [.AB43] * [.J43]) - [.Y43] * FLOOR([.AE43] / [.Y43] - [.J43] / [.D43] + 0.5)" office:value-type="string" office:string-value="" calcext:value-type="error">
            <text:p>#DIV/0!</text:p>
          </table:table-cell>
          <table:table-cell table:style-name="ce779" table:formula="of:= [.H43] * [.Z43] + [.T43] - [.W43] * FLOOR(([.H43] * [.Z43] + [.T43]) / [.W43])" office:value-type="string" office:string-value="" calcext:value-type="error">
            <text:p>#DIV/0!</text:p>
          </table:table-cell>
          <table:table-cell table:style-name="ce783" table:formula="of:= [.I43] * [.AA43] + [.U43] - [.X43] * FLOOR(([.I43] * [.AA43] + [.U43]) / [.X43])" office:value-type="string" office:string-value="" calcext:value-type="error">
            <text:p>#DIV/0!</text:p>
          </table:table-cell>
          <table:table-cell table:style-name="ce783" table:formula="of:= [.J43] * [.AB43] + [.V43] - [.Y43] * FLOOR(([.J43] * [.AB43] + [.V43]) / [.Y43])" office:value-type="string" office:string-value="" calcext:value-type="error">
            <text:p>#DIV/0!</text:p>
          </table:table-cell>
          <table:table-cell table:style-name="ce791" table:formula="of:= [.BS43] - [.H43]" office:value-type="string" office:string-value="" calcext:value-type="error">
            <text:p>#DIV/0!</text:p>
          </table:table-cell>
          <table:table-cell table:style-name="ce794" table:formula="of:= [.BT43] - [.I43]" office:value-type="string" office:string-value="" calcext:value-type="error">
            <text:p>#DIV/0!</text:p>
          </table:table-cell>
          <table:table-cell table:style-name="ce794" table:formula="of:= [.BU43] - [.J43]" office:value-type="string" office:string-value="" calcext:value-type="error">
            <text:p>#DIV/0!</text:p>
          </table:table-cell>
          <table:table-cell table:style-name="ce569" table:formula="of:= [.N43] * [.Z43] + [.T43]" office:value-type="string" office:string-value="" calcext:value-type="error">
            <text:p>#DIV/0!</text:p>
          </table:table-cell>
          <table:table-cell table:style-name="ce578" table:formula="of:= [.O43] * [.AA43] + [.U43]" office:value-type="string" office:string-value="" calcext:value-type="error">
            <text:p>#DIV/0!</text:p>
          </table:table-cell>
          <table:table-cell table:style-name="ce578" table:formula="of:= [.P43] * [.AB43] + [.V43]" office:value-type="string" office:string-value="" calcext:value-type="error">
            <text:p>#DIV/0!</text:p>
          </table:table-cell>
          <table:table-cell table:style-name="ce801" table:formula="of:= [.BY43] / [.W43] - [.N43] / [.B43]" office:value-type="string" office:string-value="" calcext:value-type="error">
            <text:p>#DIV/0!</text:p>
          </table:table-cell>
          <table:table-cell table:style-name="ce801" table:formula="of:= [.BZ43] / [.X43] - [.O43] / [.C43]" office:value-type="string" office:string-value="" calcext:value-type="error">
            <text:p>#DIV/0!</text:p>
          </table:table-cell>
          <table:table-cell table:style-name="ce804" table:formula="of:= [.CA43] / [.Y43] - [.P43] / [.D43]" office:value-type="string" office:string-value="" calcext:value-type="error">
            <text:p>#DIV/0!</text:p>
          </table:table-cell>
          <table:table-cell table:style-name="ce807" table:formula="of:= [.Z43] * [.N43] + ([.BS43] - [.Z43] * [.H43]) - [.W43] * FLOOR([.BS43] / [.W43] - [.H43] / [.B43] + 0.5)" office:value-type="string" office:string-value="" calcext:value-type="error">
            <text:p>#DIV/0!</text:p>
          </table:table-cell>
          <table:table-cell table:style-name="ce810" table:formula="of:= [.AA43] * [.O43] + ([.BT43] - [.AA43] * [.I43]) - [.X43] * FLOOR([.BT43] / [.X43] - [.I43] / [.C43] + 0.5)" office:value-type="string" office:string-value="" calcext:value-type="error">
            <text:p>#DIV/0!</text:p>
          </table:table-cell>
          <table:table-cell table:style-name="ce813" table:formula="of:= [.AB43] * [.P43] + ([.BU43] - [.AB43] * [.J43]) - [.Y43] * FLOOR([.BU43] / [.Y43] - [.J43] / [.D43] + 0.5)" office:value-type="string" office:string-value="" calcext:value-type="error">
            <text:p>#DIV/0!</text:p>
          </table:table-cell>
          <table:table-cell table:style-name="ce816" table:formula="of:= [.BS43] - [.W43] * FLOOR([.BS43] / [.W43] - [.N43] / [.B43] + 0.5)" office:value-type="string" office:string-value="" calcext:value-type="error">
            <text:p>#DIV/0!</text:p>
          </table:table-cell>
          <table:table-cell table:style-name="ce819" table:formula="of:= [.BT43] - [.X43] * FLOOR([.BT43] / [.X43] - [.O43] / [.C43] + 0.5)" office:value-type="string" office:string-value="" calcext:value-type="error">
            <text:p>#DIV/0!</text:p>
          </table:table-cell>
          <table:table-cell table:style-name="ce822" table:formula="of:= [.BU43] - [.Y43] * FLOOR([.BU43] / [.Y43] - [.P43] / [.D43] + 0.5)" office:value-type="string" office:string-value="" calcext:value-type="error">
            <text:p>#DIV/0!</text:p>
          </table:table-cell>
          <table:table-cell table:style-name="ce826" table:formula="of:= ([.BY43] - [.N43]) / [.W43]" office:value-type="string" office:string-value="" calcext:value-type="error">
            <text:p>#DIV/0!</text:p>
          </table:table-cell>
          <table:table-cell table:style-name="ce826" table:formula="of:= ([.BZ43] - [.O43]) / [.X43]" office:value-type="string" office:string-value="" calcext:value-type="error">
            <text:p>#DIV/0!</text:p>
          </table:table-cell>
          <table:table-cell table:style-name="ce829" table:formula="of:= ([.CA43] - [.P43]) / [.Y43]" office:value-type="string" office:string-value="" calcext:value-type="error">
            <text:p>#DIV/0!</text:p>
          </table:table-cell>
          <table:table-cell table:style-name="ce832" table:formula="of:= [.BS43] - [.W43] * FLOOR(([.BS43] - [.N43]) / [.W43] + 0.5)" office:value-type="string" office:string-value="" calcext:value-type="error">
            <text:p>#DIV/0!</text:p>
          </table:table-cell>
          <table:table-cell table:style-name="ce832" table:formula="of:= [.BT43] - [.X43] * FLOOR(([.BT43] - [.O43]) / [.X43] + 0.5)" office:value-type="string" office:string-value="" calcext:value-type="error">
            <text:p>#DIV/0!</text:p>
          </table:table-cell>
          <table:table-cell table:style-name="ce835" table:formula="of:= [.BU43] - [.Y43] * FLOOR(([.BU43] - [.P43]) / [.Y43] + 0.5)" office:value-type="string" office:string-value="" calcext:value-type="error">
            <text:p>#DIV/0!</text:p>
          </table:table-cell>
          <table:table-cell table:style-name="ce838" table:formula="of:= ([.BY43] - [.N43]) / [.W43]" office:value-type="string" office:string-value="" calcext:value-type="error">
            <text:p>#DIV/0!</text:p>
          </table:table-cell>
          <table:table-cell table:style-name="ce838" table:formula="of:= ([.BZ43] - [.O43]) / [.X43]" office:value-type="string" office:string-value="" calcext:value-type="error">
            <text:p>#DIV/0!</text:p>
          </table:table-cell>
          <table:table-cell table:style-name="ce838" table:formula="of:= ([.CA43] - [.P43]) / [.Y43]" office:value-type="string" office:string-value="" calcext:value-type="error">
            <text:p>#DIV/0!</text:p>
          </table:table-cell>
          <table:table-cell table:style-name="ce843" table:formula="of:= [.N43] + ([.BS43] - [.H43]) - [.W43] * FLOOR(([.BS43] - [.H43]) / [.W43] + 0.5)" office:value-type="string" office:string-value="" calcext:value-type="error">
            <text:p>#DIV/0!</text:p>
          </table:table-cell>
          <table:table-cell table:style-name="ce846" table:formula="of:= [.O43] + ([.BT43] - [.I43]) - [.X43] * FLOOR(([.BT43] - [.I43]) / [.X43] + 0.5)" office:value-type="string" office:string-value="" calcext:value-type="error">
            <text:p>#DIV/0!</text:p>
          </table:table-cell>
          <table:table-cell table:style-name="ce849" table:formula="of:= [.P43] + ([.BU43] - [.J43]) - [.Y43] * FLOOR(([.BU43] - [.J43]) / [.Y43] + 0.5)" office:value-type="string" office:string-value="" calcext:value-type="error">
            <text:p>#DIV/0!</text:p>
          </table:table-cell>
          <table:table-cell table:style-name="ce852" table:formula="of:= [.H43] / [.B43] * ([.B43] - [.W43]) / [.W43] - ([.BY43] / [.W43] - [.N43] / [.B43])" office:value-type="string" office:string-value="" calcext:value-type="error">
            <text:p>#DIV/0!</text:p>
          </table:table-cell>
          <table:table-cell table:style-name="ce852" table:formula="of:= [.I43] / [.C43] * ([.C43] - [.X43]) / [.X43] - ([.BZ43] / [.X43] - [.O43] / [.C43])" office:value-type="string" office:string-value="" calcext:value-type="error">
            <text:p>#DIV/0!</text:p>
          </table:table-cell>
          <table:table-cell table:style-name="ce852" table:formula="of:= [.J43] / [.D43] * ([.D43] - [.Y43]) / [.Y43] - ([.CA43] / [.Y43] - [.P43] / [.D43])" office:value-type="string" office:string-value="" calcext:value-type="error">
            <text:p>#DIV/0!</text:p>
          </table:table-cell>
          <table:table-cell table:style-name="ce855" table:formula="of:= [.N43] + ([.BS43] - [.H43]) - [.W43] * FLOOR(([.BS43] - [.H43]) / [.W43] + 0.5) - ([.W43] - [.B43]) * FLOOR(([.H43] - [.N43]) / [.B43] + 0.5)" office:value-type="string" office:string-value="" calcext:value-type="error">
            <text:p>#DIV/0!</text:p>
          </table:table-cell>
          <table:table-cell table:style-name="ce855" table:formula="of:= [.O43] + ([.BT43] - [.I43]) - [.X43] * FLOOR(([.BT43] - [.I43]) / [.X43] + 0.5) - ([.X43] - [.C43]) * FLOOR(([.I43] - [.O43]) / [.C43] + 0.5)" office:value-type="string" office:string-value="" calcext:value-type="error">
            <text:p>#DIV/0!</text:p>
          </table:table-cell>
          <table:table-cell table:style-name="ce864" table:formula="of:= [.P43] + ([.BU43] - [.J43]) - [.Y43] * FLOOR(([.BU43] - [.J43]) / [.Y43] + 0.5) - ([.Y43] - [.D43]) * FLOOR(([.J43] - [.P43]) / [.D43] + 0.5)" office:value-type="string" office:string-value="" calcext:value-type="error">
            <text:p>#DIV/0!</text:p>
          </table:table-cell>
          <table:table-cell table:style-name="ce867" table:formula="of:= ([.BY43] - [.N43]) / [.B43]" office:value-type="string" office:string-value="" calcext:value-type="error">
            <text:p>#DIV/0!</text:p>
          </table:table-cell>
          <table:table-cell table:style-name="ce867" table:formula="of:= ([.BZ43] - [.O43]) / [.C43]" office:value-type="string" office:string-value="" calcext:value-type="error">
            <text:p>#DIV/0!</text:p>
          </table:table-cell>
          <table:table-cell table:style-name="ce867" table:formula="of:= ([.CA43] - [.P43]) / [.D43]" office:value-type="string" office:string-value="" calcext:value-type="error">
            <text:p>#DIV/0!</text:p>
          </table:table-cell>
          <table:table-cell table:style-name="ce870" table:formula="of:= [.N43] + ([.BS43] - [.Z43] * [.H43]) - [.W43] * FLOOR([.BS43] / [.W43] - [.H43] / [.B43] + 0.5)" office:value-type="string" office:string-value="" calcext:value-type="error">
            <text:p>#DIV/0!</text:p>
          </table:table-cell>
          <table:table-cell table:style-name="ce873" table:formula="of:= [.O43] + ([.BT43] - [.AA43] * [.I43]) - [.X43] * FLOOR([.BT43] / [.X43] - [.I43] / [.C43] + 0.5)" office:value-type="string" office:string-value="" calcext:value-type="error">
            <text:p>#DIV/0!</text:p>
          </table:table-cell>
          <table:table-cell table:style-name="ce873" table:formula="of:= [.P43] + ([.BU43] - [.AB43] * [.J43]) - [.Y43] * FLOOR([.BU43] / [.Y43] - [.J43] / [.D43] + 0.5)" office:value-type="string" office:string-value="" calcext:value-type="error">
            <text:p>#DIV/0!</text:p>
          </table:table-cell>
          <table:table-cell table:style-name="ce48"/>
          <table:table-cell table:style-name="ce144" table:number-columns-repeated="16271"/>
        </table:table-row>
        <table:table-row table:style-name="ro1">
          <table:table-cell table:number-columns-repeated="46"/>
          <table:table-cell table:style-name="ce174"/>
          <table:table-cell table:style-name="ce132" table:number-columns-repeated="2"/>
          <table:table-cell table:number-columns-repeated="3"/>
          <table:table-cell table:style-name="ce309" table:number-columns-repeated="2"/>
          <table:table-cell table:style-name="ce317"/>
          <table:table-cell table:number-columns-repeated="36"/>
          <table:table-cell table:style-name="ce220" table:number-columns-repeated="2"/>
          <table:table-cell table:style-name="ce227"/>
          <table:table-cell table:style-name="ce325"/>
          <table:table-cell table:style-name="ce309"/>
          <table:table-cell table:style-name="ce317"/>
          <table:table-cell table:number-columns-repeated="9"/>
          <table:table-cell table:style-name="ce132" table:number-columns-repeated="3"/>
          <table:table-cell table:number-columns-repeated="16275"/>
        </table:table-row>
        <table:table-row table:style-name="ro1">
          <table:table-cell/>
          <table:table-cell table:style-name="ce75" table:formula="of:= [.B27]" office:value-type="string" office:string-value="Moving Particle" calcext:value-type="string">
            <text:p>Moving Particle</text:p>
          </table:table-cell>
          <table:table-cell table:number-columns-repeated="44"/>
          <table:table-cell table:style-name="ce174"/>
          <table:table-cell table:style-name="ce132" table:number-columns-repeated="2"/>
          <table:table-cell table:number-columns-repeated="3"/>
          <table:table-cell table:style-name="ce309" table:number-columns-repeated="2"/>
          <table:table-cell table:style-name="ce317"/>
          <table:table-cell table:number-columns-repeated="36"/>
          <table:table-cell table:style-name="ce220" table:number-columns-repeated="2"/>
          <table:table-cell table:style-name="ce227"/>
          <table:table-cell table:style-name="ce325"/>
          <table:table-cell table:style-name="ce309"/>
          <table:table-cell table:style-name="ce317"/>
          <table:table-cell table:number-columns-repeated="16287"/>
        </table:table-row>
        <table:table-row table:style-name="ro1">
          <table:table-cell table:number-columns-repeated="46"/>
          <table:table-cell table:style-name="ce174"/>
          <table:table-cell table:style-name="ce132" table:number-columns-repeated="2"/>
          <table:table-cell table:number-columns-repeated="3"/>
          <table:table-cell table:style-name="ce309" table:number-columns-repeated="2"/>
          <table:table-cell table:style-name="ce317"/>
          <table:table-cell table:number-columns-repeated="36"/>
          <table:table-cell table:style-name="ce220" table:number-columns-repeated="2"/>
          <table:table-cell table:style-name="ce227"/>
          <table:table-cell table:style-name="ce132" table:number-columns-repeated="3"/>
          <table:table-cell table:number-columns-repeated="16287"/>
        </table:table-row>
        <table:table-row table:style-name="ro1">
          <table:table-cell table:style-name="ce17" table:formula="of:= [.A29]" office:value-type="float" office:value="4" calcext:value-type="float">
            <text:p>4</text:p>
          </table:table-cell>
          <table:table-cell table:style-name="ce46" table:formula="of:= [.B29]" office:value-type="float" office:value="3" calcext:value-type="float">
            <text:p>3.000</text:p>
          </table:table-cell>
          <table:table-cell table:style-name="ce125" table:formula="of:= [.C29]" office:value-type="float" office:value="3" calcext:value-type="float">
            <text:p>3.000</text:p>
          </table:table-cell>
          <table:table-cell table:style-name="ce193" table:formula="of:= [.D29]" office:value-type="float" office:value="3" calcext:value-type="float">
            <text:p>3.000</text:p>
          </table:table-cell>
          <table:table-cell table:style-name="ce412" table:formula="of:= [.E29]" office:value-type="float" office:value="0" calcext:value-type="float">
            <text:p>0.000</text:p>
          </table:table-cell>
          <table:table-cell table:style-name="ce125" table:formula="of:= [.F29]" office:value-type="float" office:value="0" calcext:value-type="float">
            <text:p>0.000</text:p>
          </table:table-cell>
          <table:table-cell table:style-name="ce428" table:formula="of:= [.G29]" office:value-type="float" office:value="0" calcext:value-type="float">
            <text:p>0.000</text:p>
          </table:table-cell>
          <table:table-cell table:style-name="ce443" table:formula="of:= [.E47] - [.B47] * FLOOR([.E47] / [.B47])" office:value-type="float" office:value="0" calcext:value-type="float">
            <text:p>0.000</text:p>
          </table:table-cell>
          <table:table-cell table:style-name="ce450" table:formula="of:= [.F47] - [.C47] * FLOOR([.F47] / [.C47])" office:value-type="float" office:value="0" calcext:value-type="float">
            <text:p>0.000</text:p>
          </table:table-cell>
          <table:table-cell table:style-name="ce450" table:formula="of:= [.G47] - [.D47] * FLOOR([.G47] / [.D47])" office:value-type="float" office:value="0" calcext:value-type="float">
            <text:p>0.000</text:p>
          </table:table-cell>
          <table:table-cell table:style-name="ce412" table:formula="of:= [.K29]" office:value-type="float" office:value="0" calcext:value-type="float">
            <text:p>0.000</text:p>
          </table:table-cell>
          <table:table-cell table:style-name="ce125" table:formula="of:= [.L29]" office:value-type="float" office:value="0" calcext:value-type="float">
            <text:p>0.000</text:p>
          </table:table-cell>
          <table:table-cell table:style-name="ce193" table:formula="of:= [.M29]" office:value-type="float" office:value="0" calcext:value-type="float">
            <text:p>0.000</text:p>
          </table:table-cell>
          <table:table-cell table:style-name="ce412" table:formula="of:= [.H47] + [.K47] * [.B47]" office:value-type="float" office:value="0" calcext:value-type="float">
            <text:p>0.000</text:p>
          </table:table-cell>
          <table:table-cell table:style-name="ce125" table:formula="of:= [.I47] + [.L47] * [.C47]" office:value-type="float" office:value="0" calcext:value-type="float">
            <text:p>0.000</text:p>
          </table:table-cell>
          <table:table-cell table:style-name="ce193" table:formula="of:= [.J47] + [.M47] * [.D47]" office:value-type="float" office:value="0" calcext:value-type="float">
            <text:p>0.000</text:p>
          </table:table-cell>
          <table:table-cell table:style-name="ce412" table:formula="of:= [.Q29]" office:value-type="float" office:value="1" calcext:value-type="float">
            <text:p>1.000</text:p>
          </table:table-cell>
          <table:table-cell table:style-name="ce125" table:formula="of:= [.R29]" office:value-type="float" office:value="1" calcext:value-type="float">
            <text:p>1.000</text:p>
          </table:table-cell>
          <table:table-cell table:style-name="ce428" table:formula="of:= [.S29]" office:value-type="float" office:value="1" calcext:value-type="float">
            <text:p>1.000</text:p>
          </table:table-cell>
          <table:table-cell table:style-name="ce470" table:formula="of:= [.Q47] - [.B47] * FLOOR([.Q47] / [.B47] + 0.5)" office:value-type="float" office:value="1" calcext:value-type="float">
            <text:p>1.000</text:p>
          </table:table-cell>
          <table:table-cell table:style-name="ce474" table:formula="of:= [.R47] - [.C47] * FLOOR([.R47] / [.C47] + 0.5)" office:value-type="float" office:value="1" calcext:value-type="float">
            <text:p>1.000</text:p>
          </table:table-cell>
          <table:table-cell table:style-name="ce486" table:formula="of:= [.S47] - [.D47] * FLOOR([.S47] / [.D47] + 0.5)" office:value-type="float" office:value="1" calcext:value-type="float">
            <text:p>1.000</text:p>
          </table:table-cell>
          <table:table-cell table:style-name="ce497" table:formula="of:= [.B47] + 1" office:value-type="float" office:value="4" calcext:value-type="float">
            <text:p>4.000</text:p>
          </table:table-cell>
          <table:table-cell table:style-name="ce501" table:formula="of:= [.C47]" office:value-type="float" office:value="3" calcext:value-type="float">
            <text:p>3.000</text:p>
          </table:table-cell>
          <table:table-cell table:style-name="ce505" table:formula="of:= [.D47] - 1" office:value-type="float" office:value="2" calcext:value-type="float">
            <text:p>2.000</text:p>
          </table:table-cell>
          <table:table-cell table:style-name="ce510" table:formula="of:= [.W47] / [.B47]" office:value-type="float" office:value="1.33333333333333" calcext:value-type="float">
            <text:p>1.333</text:p>
          </table:table-cell>
          <table:table-cell table:style-name="ce514" table:formula="of:= [.X47] / [.C47]" office:value-type="float" office:value="1" calcext:value-type="float">
            <text:p>1.000</text:p>
          </table:table-cell>
          <table:table-cell table:style-name="ce525" table:formula="of:= [.Y47] / [.D47]" office:value-type="float" office:value="0.666666666666667" calcext:value-type="float">
            <text:p>0.667</text:p>
          </table:table-cell>
          <table:table-cell table:style-name="ce541" table:formula="of:= ([.H47] + [.T47]) * [.Z47] - [.W47] * FLOOR(([.H47] + [.T47]) * [.Z47] / [.W47])" office:value-type="float" office:value="1.33333333333333" calcext:value-type="float">
            <text:p>1.333</text:p>
          </table:table-cell>
          <table:table-cell table:style-name="ce548" table:formula="of:= ([.I47] + [.U47]) * [.AA47] - [.X47] * FLOOR(([.I47] + [.U47]) * [.AA47] / [.X47])" office:value-type="float" office:value="1" calcext:value-type="float">
            <text:p>1.000</text:p>
          </table:table-cell>
          <table:table-cell table:style-name="ce551" table:formula="of:= ([.J47] + [.V47]) * [.AB47] - [.Y47] * FLOOR(([.J47] + [.V47]) * [.AB47] / [.Y47])" office:value-type="float" office:value="0.666666666666667" calcext:value-type="float">
            <text:p>0.667</text:p>
          </table:table-cell>
          <table:table-cell table:style-name="ce555" table:formula="of:= [.AC47] - [.H47]" office:value-type="float" office:value="1.33333333333333" calcext:value-type="float">
            <text:p>1.333</text:p>
          </table:table-cell>
          <table:table-cell table:style-name="ce558" table:formula="of:= [.AD47] - [.I47]" office:value-type="float" office:value="1" calcext:value-type="float">
            <text:p>1.000</text:p>
          </table:table-cell>
          <table:table-cell table:style-name="ce562" table:formula="of:= [.AE47] - [.J47]" office:value-type="float" office:value="0.666666666666667" calcext:value-type="float">
            <text:p>0.667</text:p>
          </table:table-cell>
          <table:table-cell table:style-name="ce567" table:formula="of:= ([.N47] + [.T47]) * [.Z47]" office:value-type="float" office:value="1.33333333333333" calcext:value-type="float">
            <text:p>1.333</text:p>
          </table:table-cell>
          <table:table-cell table:style-name="ce576" table:formula="of:= ([.O47] + [.U47]) * [.AA47]" office:value-type="float" office:value="1" calcext:value-type="float">
            <text:p>1.000</text:p>
          </table:table-cell>
          <table:table-cell table:style-name="ce585" table:formula="of:= ([.P47] + [.V47]) * [.AB47]" office:value-type="float" office:value="0.666666666666667" calcext:value-type="float">
            <text:p>0.667</text:p>
          </table:table-cell>
          <table:table-cell table:style-name="ce593" table:formula="of:= [.AI47] / [.W47] - [.N47] / [.B47]" office:value-type="float" office:value="0.333333333333333" calcext:value-type="float">
            <text:p>0.333</text:p>
          </table:table-cell>
          <table:table-cell table:style-name="ce600" table:formula="of:= [.AJ47] / [.X47] - [.O47] / [.C47]" office:value-type="float" office:value="0.333333333333333" calcext:value-type="float">
            <text:p>0.333</text:p>
          </table:table-cell>
          <table:table-cell table:style-name="ce600" table:formula="of:= [.AK47] / [.Y47] - [.P47] / [.D47]" office:value-type="float" office:value="0.333333333333333" calcext:value-type="float">
            <text:p>0.333</text:p>
          </table:table-cell>
          <table:table-cell table:style-name="ce612" table:formula="of:= [.Z47] * [.N47] + ([.AC47] - [.Z47] * [.H47]) - [.W47] * FLOOR([.AC47] / [.W47] - [.H47] / [.B47] + 0.5)" office:value-type="float" office:value="1.33333333333333" calcext:value-type="float">
            <text:p>1.333</text:p>
          </table:table-cell>
          <table:table-cell table:style-name="ce619" table:formula="of:= [.AA47] * [.O47] + ([.AD47] - [.AA47] * [.I47]) - [.X47] * FLOOR([.AD47] / [.X47] - [.I47] / [.C47] + 0.5)" office:value-type="float" office:value="1" calcext:value-type="float">
            <text:p>1.000</text:p>
          </table:table-cell>
          <table:table-cell table:style-name="ce626" table:formula="of:= [.AB47] * [.P47] + ([.AE47] - [.AB47] * [.J47]) - [.Y47] * FLOOR([.AE47] / [.Y47] - [.J47] / [.D47] + 0.5)" office:value-type="float" office:value="0.666666666666667" calcext:value-type="float">
            <text:p>0.667</text:p>
          </table:table-cell>
          <table:table-cell table:style-name="ce632" table:formula="of:= [.AC47] - [.W47] * FLOOR([.AC47] / [.W47] - [.N47] / [.B47] + 0.5)" office:value-type="float" office:value="1.33333333333333" calcext:value-type="float">
            <text:p>1.333</text:p>
          </table:table-cell>
          <table:table-cell table:style-name="ce637" table:formula="of:= [.AD47] - [.X47] * FLOOR([.AD47] / [.X47] - [.O47] / [.C47] + 0.5)" office:value-type="float" office:value="1" calcext:value-type="float">
            <text:p>1.000</text:p>
          </table:table-cell>
          <table:table-cell table:style-name="ce642" table:formula="of:= [.AE47] - [.Y47] * FLOOR([.AE47] / [.Y47] - [.P47] / [.D47] + 0.5)" office:value-type="float" office:value="0.666666666666667" calcext:value-type="float">
            <text:p>0.667</text:p>
          </table:table-cell>
          <table:table-cell table:style-name="ce654" table:formula="of:= ([.AI47] - [.N47]) / [.W47]" office:value-type="float" office:value="0.333333333333333" calcext:value-type="float">
            <text:p>0.333</text:p>
          </table:table-cell>
          <table:table-cell table:style-name="ce667" table:formula="of:= ([.AJ47] - [.O47]) / [.X47]" office:value-type="float" office:value="0.333333333333333" calcext:value-type="float">
            <text:p>0.333</text:p>
          </table:table-cell>
          <table:table-cell table:style-name="ce667" table:formula="of:= ([.AK47] - [.P47]) / [.Y47]" office:value-type="float" office:value="0.333333333333333" calcext:value-type="float">
            <text:p>0.333</text:p>
          </table:table-cell>
          <table:table-cell table:style-name="ce682" table:formula="of:= [.AC47] - [.W47] * FLOOR(([.AC47] - [.N47]) / [.W47] + 0.5)" office:value-type="float" office:value="1.33333333333333" calcext:value-type="float">
            <text:p>1.333</text:p>
          </table:table-cell>
          <table:table-cell table:style-name="ce685" table:formula="of:= [.AD47] - [.X47] * FLOOR(([.AD47] - [.O47]) / [.X47] + 0.5)" office:value-type="float" office:value="1" calcext:value-type="float">
            <text:p>1.000</text:p>
          </table:table-cell>
          <table:table-cell table:style-name="ce689" table:formula="of:= [.AE47] - [.Y47] * FLOOR(([.AE47] - [.P47]) / [.Y47] + 0.5)" office:value-type="float" office:value="0.666666666666667" calcext:value-type="float">
            <text:p>0.667</text:p>
          </table:table-cell>
          <table:table-cell table:style-name="ce695" table:formula="of:= ([.AI47] - [.N47]) / [.W47]" office:value-type="float" office:value="0.333333333333333" calcext:value-type="float">
            <text:p>0.333</text:p>
          </table:table-cell>
          <table:table-cell table:style-name="ce695" table:formula="of:= ([.AJ47] - [.O47]) / [.X47]" office:value-type="float" office:value="0.333333333333333" calcext:value-type="float">
            <text:p>0.333</text:p>
          </table:table-cell>
          <table:table-cell table:style-name="ce705" table:formula="of:= ([.AK47] - [.P47]) / [.Y47]" office:value-type="float" office:value="0.333333333333333" calcext:value-type="float">
            <text:p>0.333</text:p>
          </table:table-cell>
          <table:table-cell table:style-name="ce711" table:formula="of:= [.N47] + ([.AC47] - [.H47]) - [.W47] * FLOOR(([.AC47] - [.H47]) / [.W47] + 0.5)" office:value-type="float" office:value="1.33333333333333" calcext:value-type="float">
            <text:p>1.333</text:p>
          </table:table-cell>
          <table:table-cell table:style-name="ce714" table:formula="of:= [.O47] + ([.AD47] - [.I47]) - [.X47] * FLOOR(([.AD47] - [.I47]) / [.X47] + 0.5)" office:value-type="float" office:value="1" calcext:value-type="float">
            <text:p>1.000</text:p>
          </table:table-cell>
          <table:table-cell table:style-name="ce717" table:formula="of:= [.P47] + ([.AE47] - [.J47]) - [.Y47] * FLOOR(([.AE47] - [.J47]) / [.Y47] + 0.5)" office:value-type="float" office:value="0.666666666666667" calcext:value-type="float">
            <text:p>0.667</text:p>
          </table:table-cell>
          <table:table-cell table:style-name="ce721" table:formula="of:= [.H47] / [.B47] * ([.B47] - [.W47]) / [.W47] - ([.AI47] / [.W47] - [.N47] / [.B47])" office:value-type="float" office:value="-0.333333333333333" calcext:value-type="float">
            <text:p>-0.333</text:p>
          </table:table-cell>
          <table:table-cell table:style-name="ce721" table:formula="of:= [.I47] / [.C47] * ([.C47] - [.X47]) / [.X47] - ([.AJ47] / [.X47] - [.O47] / [.C47])" office:value-type="float" office:value="-0.333333333333333" calcext:value-type="float">
            <text:p>-0.333</text:p>
          </table:table-cell>
          <table:table-cell table:style-name="ce730" table:formula="of:= [.J47] / [.D47] * ([.D47] - [.Y47]) / [.Y47] - ([.AK47] / [.Y47] - [.P47] / [.D47])" office:value-type="float" office:value="-0.333333333333333" calcext:value-type="float">
            <text:p>-0.333</text:p>
          </table:table-cell>
          <table:table-cell table:style-name="ce735" table:formula="of:= [.N47] + ([.AC47] - [.H47]) - [.W47] * FLOOR(([.AC47] - [.H47]) / [.W47] + 0.5) - ([.W47] - [.B47]) * FLOOR(([.H47] - [.N47]) / [.B47] + 0.5)" office:value-type="float" office:value="1.33333333333333" calcext:value-type="float">
            <text:p>1.333</text:p>
          </table:table-cell>
          <table:table-cell table:style-name="ce738" table:formula="of:= [.O47] + ([.AD47] - [.I47]) - [.X47] * FLOOR(([.AD47] - [.I47]) / [.X47] + 0.5) - ([.X47] - [.C47]) * FLOOR(([.I47] - [.O47]) / [.C47] + 0.5)" office:value-type="float" office:value="1" calcext:value-type="float">
            <text:p>1.000</text:p>
          </table:table-cell>
          <table:table-cell table:style-name="ce741" table:formula="of:= [.P47] + ([.AE47] - [.J47]) - [.Y47] * FLOOR(([.AE47] - [.J47]) / [.Y47] + 0.5) - ([.Y47] - [.D47]) * FLOOR(([.J47] - [.P47]) / [.D47] + 0.5)" office:value-type="float" office:value="0.666666666666667" calcext:value-type="float">
            <text:p>0.667</text:p>
          </table:table-cell>
          <table:table-cell table:style-name="ce744" table:formula="of:= ([.AI47] - [.N47]) / [.B47]" office:value-type="float" office:value="0.444444444444444" calcext:value-type="float">
            <text:p>0.444</text:p>
          </table:table-cell>
          <table:table-cell table:style-name="ce749" table:formula="of:= ([.AJ47] - [.O47]) / [.C47]" office:value-type="float" office:value="0.333333333333333" calcext:value-type="float">
            <text:p>0.333</text:p>
          </table:table-cell>
          <table:table-cell table:style-name="ce755" table:formula="of:= ([.AK47] - [.P47]) / [.D47]" office:value-type="float" office:value="0.222222222222222" calcext:value-type="float">
            <text:p>0.222</text:p>
          </table:table-cell>
          <table:table-cell table:style-name="ce760" table:formula="of:= [.N47] + ([.AC47] - [.Z47] * [.H47]) - [.W47] * FLOOR([.AC47] / [.W47] - [.H47] / [.B47] + 0.5)" office:value-type="float" office:value="1.33333333333333" calcext:value-type="float">
            <text:p>1.333</text:p>
          </table:table-cell>
          <table:table-cell table:style-name="ce763" table:formula="of:= [.O47] + ([.AD47] - [.AA47] * [.I47]) - [.X47] * FLOOR([.AD47] / [.X47] - [.I47] / [.C47] + 0.5)" office:value-type="float" office:value="1" calcext:value-type="float">
            <text:p>1.000</text:p>
          </table:table-cell>
          <table:table-cell table:style-name="ce768" table:formula="of:= [.P47] + ([.AE47] - [.AB47] * [.J47]) - [.Y47] * FLOOR([.AE47] / [.Y47] - [.J47] / [.D47] + 0.5)" office:value-type="float" office:value="0.666666666666667" calcext:value-type="float">
            <text:p>0.667</text:p>
          </table:table-cell>
          <table:table-cell table:style-name="ce777" table:formula="of:= [.H47] * [.Z47] + [.T47] - [.W47] * FLOOR(([.H47] * [.Z47] + [.T47]) / [.W47])" office:value-type="float" office:value="1" calcext:value-type="float">
            <text:p>1.000</text:p>
          </table:table-cell>
          <table:table-cell table:style-name="ce781" table:formula="of:= [.I47] * [.AA47] + [.U47] - [.X47] * FLOOR(([.I47] * [.AA47] + [.U47]) / [.X47])" office:value-type="float" office:value="1" calcext:value-type="float">
            <text:p>1.000</text:p>
          </table:table-cell>
          <table:table-cell table:style-name="ce785" table:formula="of:= [.J47] * [.AB47] + [.V47] - [.Y47] * FLOOR(([.J47] * [.AB47] + [.V47]) / [.Y47])" office:value-type="float" office:value="1" calcext:value-type="float">
            <text:p>1.000</text:p>
          </table:table-cell>
          <table:table-cell table:style-name="ce789" table:formula="of:= [.BS47] - [.H47]" office:value-type="float" office:value="1" calcext:value-type="float">
            <text:p>1.000</text:p>
          </table:table-cell>
          <table:table-cell table:style-name="ce792" table:formula="of:= [.BT47] - [.I47]" office:value-type="float" office:value="1" calcext:value-type="float">
            <text:p>1.000</text:p>
          </table:table-cell>
          <table:table-cell table:style-name="ce795" table:formula="of:= [.BU47] - [.J47]" office:value-type="float" office:value="1" calcext:value-type="float">
            <text:p>1.000</text:p>
          </table:table-cell>
          <table:table-cell table:style-name="ce567" table:formula="of:= [.N47] * [.Z47] + [.T47]" office:value-type="float" office:value="1" calcext:value-type="float">
            <text:p>1.000</text:p>
          </table:table-cell>
          <table:table-cell table:style-name="ce576" table:formula="of:= [.O47] * [.AA47] + [.U47]" office:value-type="float" office:value="1" calcext:value-type="float">
            <text:p>1.000</text:p>
          </table:table-cell>
          <table:table-cell table:style-name="ce585" table:formula="of:= [.P47] * [.AB47] + [.V47]" office:value-type="float" office:value="1" calcext:value-type="float">
            <text:p>1.000</text:p>
          </table:table-cell>
          <table:table-cell table:style-name="ce799" table:formula="of:= [.BY47] / [.W47] - [.N47] / [.B47]" office:value-type="float" office:value="0.25" calcext:value-type="float">
            <text:p>0.250</text:p>
          </table:table-cell>
          <table:table-cell table:style-name="ce799" table:formula="of:= [.BZ47] / [.X47] - [.O47] / [.C47]" office:value-type="float" office:value="0.333333333333333" calcext:value-type="float">
            <text:p>0.333</text:p>
          </table:table-cell>
          <table:table-cell table:style-name="ce802" table:formula="of:= [.CA47] / [.Y47] - [.P47] / [.D47]" office:value-type="float" office:value="0.5" calcext:value-type="float">
            <text:p>0.500</text:p>
          </table:table-cell>
          <table:table-cell table:style-name="ce805" table:formula="of:= [.Z47] * [.N47] + ([.BS47] - [.Z47] * [.H47]) - [.W47] * FLOOR([.BS47] / [.W47] - [.H47] / [.B47] + 0.5)" office:value-type="float" office:value="1" calcext:value-type="float">
            <text:p>1.000</text:p>
          </table:table-cell>
          <table:table-cell table:style-name="ce808" table:formula="of:= [.AA47] * [.O47] + ([.BT47] - [.AA47] * [.I47]) - [.X47] * FLOOR([.BT47] / [.X47] - [.I47] / [.C47] + 0.5)" office:value-type="float" office:value="1" calcext:value-type="float">
            <text:p>1.000</text:p>
          </table:table-cell>
          <table:table-cell table:style-name="ce811" table:formula="of:= [.AB47] * [.P47] + ([.BU47] - [.AB47] * [.J47]) - [.Y47] * FLOOR([.BU47] / [.Y47] - [.J47] / [.D47] + 0.5)" office:value-type="float" office:value="-1" calcext:value-type="float">
            <text:p>-1.000</text:p>
          </table:table-cell>
          <table:table-cell table:style-name="ce814" table:formula="of:= [.BS47] - [.W47] * FLOOR([.BS47] / [.W47] - [.N47] / [.B47] + 0.5)" office:value-type="float" office:value="1" calcext:value-type="float">
            <text:p>1.000</text:p>
          </table:table-cell>
          <table:table-cell table:style-name="ce817" table:formula="of:= [.BT47] - [.X47] * FLOOR([.BT47] / [.X47] - [.O47] / [.C47] + 0.5)" office:value-type="float" office:value="1" calcext:value-type="float">
            <text:p>1.000</text:p>
          </table:table-cell>
          <table:table-cell table:style-name="ce820" table:formula="of:= [.BU47] - [.Y47] * FLOOR([.BU47] / [.Y47] - [.P47] / [.D47] + 0.5)" office:value-type="float" office:value="-1" calcext:value-type="float">
            <text:p>-1.000</text:p>
          </table:table-cell>
          <table:table-cell table:style-name="ce824" table:formula="of:= ([.BY47] - [.N47]) / [.W47]" office:value-type="float" office:value="0.25" calcext:value-type="float">
            <text:p>0.250</text:p>
          </table:table-cell>
          <table:table-cell table:style-name="ce824" table:formula="of:= ([.BZ47] - [.O47]) / [.X47]" office:value-type="float" office:value="0.333333333333333" calcext:value-type="float">
            <text:p>0.333</text:p>
          </table:table-cell>
          <table:table-cell table:style-name="ce827" table:formula="of:= ([.CA47] - [.P47]) / [.Y47]" office:value-type="float" office:value="0.5" calcext:value-type="float">
            <text:p>0.500</text:p>
          </table:table-cell>
          <table:table-cell table:style-name="ce830" table:formula="of:= [.BS47] - [.W47] * FLOOR(([.BS47] - [.N47]) / [.W47] + 0.5)" office:value-type="float" office:value="1" calcext:value-type="float">
            <text:p>1.000</text:p>
          </table:table-cell>
          <table:table-cell table:style-name="ce830" table:formula="of:= [.BT47] - [.X47] * FLOOR(([.BT47] - [.O47]) / [.X47] + 0.5)" office:value-type="float" office:value="1" calcext:value-type="float">
            <text:p>1.000</text:p>
          </table:table-cell>
          <table:table-cell table:style-name="ce833" table:formula="of:= [.BU47] - [.Y47] * FLOOR(([.BU47] - [.P47]) / [.Y47] + 0.5)" office:value-type="float" office:value="-1" calcext:value-type="float">
            <text:p>-1.000</text:p>
          </table:table-cell>
          <table:table-cell table:style-name="ce836" table:formula="of:= ([.BY47] - [.N47]) / [.W47]" office:value-type="float" office:value="0.25" calcext:value-type="float">
            <text:p>0.250</text:p>
          </table:table-cell>
          <table:table-cell table:style-name="ce836" table:formula="of:= ([.BZ47] - [.O47]) / [.X47]" office:value-type="float" office:value="0.333333333333333" calcext:value-type="float">
            <text:p>0.333</text:p>
          </table:table-cell>
          <table:table-cell table:style-name="ce836" table:formula="of:= ([.CA47] - [.P47]) / [.Y47]" office:value-type="float" office:value="0.5" calcext:value-type="float">
            <text:p>0.500</text:p>
          </table:table-cell>
          <table:table-cell table:style-name="ce841" table:formula="of:= [.N47] + ([.BS47] - [.H47]) - [.W47] * FLOOR(([.BS47] - [.H47]) / [.W47] + 0.5)" office:value-type="float" office:value="1" calcext:value-type="float">
            <text:p>1.000</text:p>
          </table:table-cell>
          <table:table-cell table:style-name="ce844" table:formula="of:= [.O47] + ([.BT47] - [.I47]) - [.X47] * FLOOR(([.BT47] - [.I47]) / [.X47] + 0.5)" office:value-type="float" office:value="1" calcext:value-type="float">
            <text:p>1.000</text:p>
          </table:table-cell>
          <table:table-cell table:style-name="ce847" table:formula="of:= [.P47] + ([.BU47] - [.J47]) - [.Y47] * FLOOR(([.BU47] - [.J47]) / [.Y47] + 0.5)" office:value-type="float" office:value="-1" calcext:value-type="float">
            <text:p>-1.000</text:p>
          </table:table-cell>
          <table:table-cell table:style-name="ce850" table:formula="of:= [.H47] / [.B47] * ([.B47] - [.W47]) / [.W47] - ([.BY47] / [.W47] - [.N47] / [.B47])" office:value-type="float" office:value="-0.25" calcext:value-type="float">
            <text:p>-0.250</text:p>
          </table:table-cell>
          <table:table-cell table:style-name="ce850" table:formula="of:= [.I47] / [.C47] * ([.C47] - [.X47]) / [.X47] - ([.BZ47] / [.X47] - [.O47] / [.C47])" office:value-type="float" office:value="-0.333333333333333" calcext:value-type="float">
            <text:p>-0.333</text:p>
          </table:table-cell>
          <table:table-cell table:style-name="ce850" table:formula="of:= [.J47] / [.D47] * ([.D47] - [.Y47]) / [.Y47] - ([.CA47] / [.Y47] - [.P47] / [.D47])" office:value-type="float" office:value="-0.5" calcext:value-type="float">
            <text:p>-0.500</text:p>
          </table:table-cell>
          <table:table-cell table:style-name="ce853" table:formula="of:= [.N47] + ([.BS47] - [.H47]) - [.W47] * FLOOR(([.BS47] - [.H47]) / [.W47] + 0.5) - ([.W47] - [.B47]) * FLOOR(([.H47] - [.N47]) / [.B47] + 0.5)" office:value-type="float" office:value="1" calcext:value-type="float">
            <text:p>1.000</text:p>
          </table:table-cell>
          <table:table-cell table:style-name="ce856" table:formula="of:= [.O47] + ([.BT47] - [.I47]) - [.X47] * FLOOR(([.BT47] - [.I47]) / [.X47] + 0.5) - ([.X47] - [.C47]) * FLOOR(([.I47] - [.O47]) / [.C47] + 0.5)" office:value-type="float" office:value="1" calcext:value-type="float">
            <text:p>1.000</text:p>
          </table:table-cell>
          <table:table-cell table:style-name="ce859" table:formula="of:= [.P47] + ([.BU47] - [.J47]) - [.Y47] * FLOOR(([.BU47] - [.J47]) / [.Y47] + 0.5) - ([.Y47] - [.D47]) * FLOOR(([.J47] - [.P47]) / [.D47] + 0.5)" office:value-type="float" office:value="-1" calcext:value-type="float">
            <text:p>-1.000</text:p>
          </table:table-cell>
          <table:table-cell table:style-name="ce865" table:formula="of:= ([.BY47] - [.N47]) / [.B47]" office:value-type="float" office:value="0.333333333333333" calcext:value-type="float">
            <text:p>0.333</text:p>
          </table:table-cell>
          <table:table-cell table:style-name="ce865" table:formula="of:= ([.BZ47] - [.O47]) / [.C47]" office:value-type="float" office:value="0.333333333333333" calcext:value-type="float">
            <text:p>0.333</text:p>
          </table:table-cell>
          <table:table-cell table:style-name="ce865" table:formula="of:= ([.CA47] - [.P47]) / [.D47]" office:value-type="float" office:value="0.333333333333333" calcext:value-type="float">
            <text:p>0.333</text:p>
          </table:table-cell>
          <table:table-cell table:style-name="ce868" table:formula="of:= [.N47] + ([.BS47] - [.Z47] * [.H47]) - [.W47] * FLOOR([.BS47] / [.W47] - [.H47] / [.B47] + 0.5)" office:value-type="float" office:value="1" calcext:value-type="float">
            <text:p>1.000</text:p>
          </table:table-cell>
          <table:table-cell table:style-name="ce871" table:formula="of:= [.O47] + ([.BT47] - [.AA47] * [.I47]) - [.X47] * FLOOR([.BT47] / [.X47] - [.I47] / [.C47] + 0.5)" office:value-type="float" office:value="1" calcext:value-type="float">
            <text:p>1.000</text:p>
          </table:table-cell>
          <table:table-cell table:style-name="ce871" table:formula="of:= [.P47] + ([.BU47] - [.AB47] * [.J47]) - [.Y47] * FLOOR([.BU47] / [.Y47] - [.J47] / [.D47] + 0.5)" office:value-type="float" office:value="-1" calcext:value-type="float">
            <text:p>-1.000</text:p>
          </table:table-cell>
          <table:table-cell table:style-name="ce46"/>
          <table:table-cell table:style-name="ce125" table:number-columns-repeated="16271"/>
        </table:table-row>
        <table:table-row table:style-name="ro1">
          <table:table-cell table:style-name="ce23" table:formula="of:= [.A30]" office:value-type="float" office:value="5" calcext:value-type="float">
            <text:p>5</text:p>
          </table:table-cell>
          <table:table-cell table:style-name="ce47" table:formula="of:= [.B30]" office:value-type="float" office:value="1" calcext:value-type="float">
            <text:p>1.000</text:p>
          </table:table-cell>
          <table:table-cell table:style-name="ce142" table:formula="of:= [.C30]" office:value-type="float" office:value="2" calcext:value-type="float">
            <text:p>2.000</text:p>
          </table:table-cell>
          <table:table-cell table:style-name="ce234" table:formula="of:= [.D30]" office:value-type="float" office:value="3" calcext:value-type="float">
            <text:p>3.000</text:p>
          </table:table-cell>
          <table:table-cell table:style-name="ce413" table:formula="of:= [.E30]" office:value-type="float" office:value="0" calcext:value-type="float">
            <text:p>0.000</text:p>
          </table:table-cell>
          <table:table-cell table:style-name="ce142" table:formula="of:= [.F30]" office:value-type="float" office:value="1" calcext:value-type="float">
            <text:p>1.000</text:p>
          </table:table-cell>
          <table:table-cell table:style-name="ce429" table:formula="of:= [.G30]" office:value-type="float" office:value="2" calcext:value-type="float">
            <text:p>2.000</text:p>
          </table:table-cell>
          <table:table-cell table:style-name="ce444" table:formula="of:= [.E48] - [.B48] * FLOOR([.E48] / [.B48])" office:value-type="float" office:value="0" calcext:value-type="float">
            <text:p>0.000</text:p>
          </table:table-cell>
          <table:table-cell table:style-name="ce451" table:formula="of:= [.F48] - [.C48] * FLOOR([.F48] / [.C48])" office:value-type="float" office:value="1" calcext:value-type="float">
            <text:p>1.000</text:p>
          </table:table-cell>
          <table:table-cell table:style-name="ce451" table:formula="of:= [.G48] - [.D48] * FLOOR([.G48] / [.D48])" office:value-type="float" office:value="2" calcext:value-type="float">
            <text:p>2.000</text:p>
          </table:table-cell>
          <table:table-cell table:style-name="ce413" table:formula="of:= [.K30]" office:value-type="float" office:value="0" calcext:value-type="float">
            <text:p>0.000</text:p>
          </table:table-cell>
          <table:table-cell table:style-name="ce142" table:formula="of:= [.L30]" office:value-type="float" office:value="-2" calcext:value-type="float">
            <text:p>-2.000</text:p>
          </table:table-cell>
          <table:table-cell table:style-name="ce234" table:formula="of:= [.M30]" office:value-type="float" office:value="4" calcext:value-type="float">
            <text:p>4.000</text:p>
          </table:table-cell>
          <table:table-cell table:style-name="ce413" table:formula="of:= [.H48] + [.K48] * [.B48]" office:value-type="float" office:value="0" calcext:value-type="float">
            <text:p>0.000</text:p>
          </table:table-cell>
          <table:table-cell table:style-name="ce142" table:formula="of:= [.I48] + [.L48] * [.C48]" office:value-type="float" office:value="-3" calcext:value-type="float">
            <text:p>-3.000</text:p>
          </table:table-cell>
          <table:table-cell table:style-name="ce234" table:formula="of:= [.J48] + [.M48] * [.D48]" office:value-type="float" office:value="14" calcext:value-type="float">
            <text:p>14.000</text:p>
          </table:table-cell>
          <table:table-cell table:style-name="ce413" table:formula="of:= [.Q30]" office:value-type="float" office:value="0.25" calcext:value-type="float">
            <text:p>0.250</text:p>
          </table:table-cell>
          <table:table-cell table:style-name="ce142" table:formula="of:= [.R30]" office:value-type="float" office:value="0.5" calcext:value-type="float">
            <text:p>0.500</text:p>
          </table:table-cell>
          <table:table-cell table:style-name="ce429" table:formula="of:= [.S30]" office:value-type="float" office:value="-0.75" calcext:value-type="float">
            <text:p>-0.750</text:p>
          </table:table-cell>
          <table:table-cell table:style-name="ce471" table:formula="of:= [.Q48] - [.B48] * FLOOR([.Q48] / [.B48] + 0.5)" office:value-type="float" office:value="0.25" calcext:value-type="float">
            <text:p>0.250</text:p>
          </table:table-cell>
          <table:table-cell table:style-name="ce475" table:formula="of:= [.R48] - [.C48] * FLOOR([.R48] / [.C48] + 0.5)" office:value-type="float" office:value="0.5" calcext:value-type="float">
            <text:p>0.500</text:p>
          </table:table-cell>
          <table:table-cell table:style-name="ce487" table:formula="of:= [.S48] - [.D48] * FLOOR([.S48] / [.D48] + 0.5)" office:value-type="float" office:value="-0.75" calcext:value-type="float">
            <text:p>-0.750</text:p>
          </table:table-cell>
          <table:table-cell table:style-name="ce498" table:formula="of:= [.B48] + 1" office:value-type="float" office:value="2" calcext:value-type="float">
            <text:p>2.000</text:p>
          </table:table-cell>
          <table:table-cell table:style-name="ce502" table:formula="of:= [.C48]" office:value-type="float" office:value="2" calcext:value-type="float">
            <text:p>2.000</text:p>
          </table:table-cell>
          <table:table-cell table:style-name="ce506" table:formula="of:= [.D48] - 1" office:value-type="float" office:value="2" calcext:value-type="float">
            <text:p>2.000</text:p>
          </table:table-cell>
          <table:table-cell table:style-name="ce511" table:formula="of:= [.W48] / [.B48]" office:value-type="float" office:value="2" calcext:value-type="float">
            <text:p>2.000</text:p>
          </table:table-cell>
          <table:table-cell table:style-name="ce515" table:formula="of:= [.X48] / [.C48]" office:value-type="float" office:value="1" calcext:value-type="float">
            <text:p>1.000</text:p>
          </table:table-cell>
          <table:table-cell table:style-name="ce526" table:formula="of:= [.Y48] / [.D48]" office:value-type="float" office:value="0.666666666666667" calcext:value-type="float">
            <text:p>0.667</text:p>
          </table:table-cell>
          <table:table-cell table:style-name="ce542" table:formula="of:= ([.H48] + [.T48]) * [.Z48] - [.W48] * FLOOR(([.H48] + [.T48]) * [.Z48] / [.W48])" office:value-type="float" office:value="0.5" calcext:value-type="float">
            <text:p>0.500</text:p>
          </table:table-cell>
          <table:table-cell table:style-name="ce549" table:formula="of:= ([.I48] + [.U48]) * [.AA48] - [.X48] * FLOOR(([.I48] + [.U48]) * [.AA48] / [.X48])" office:value-type="float" office:value="1.5" calcext:value-type="float">
            <text:p>1.500</text:p>
          </table:table-cell>
          <table:table-cell table:style-name="ce552" table:formula="of:= ([.J48] + [.V48]) * [.AB48] - [.Y48] * FLOOR(([.J48] + [.V48]) * [.AB48] / [.Y48])" office:value-type="float" office:value="0.833333333333333" calcext:value-type="float">
            <text:p>0.833</text:p>
          </table:table-cell>
          <table:table-cell table:style-name="ce556" table:formula="of:= [.AC48] - [.H48]" office:value-type="float" office:value="0.5" calcext:value-type="float">
            <text:p>0.500</text:p>
          </table:table-cell>
          <table:table-cell table:style-name="ce559" table:formula="of:= [.AD48] - [.I48]" office:value-type="float" office:value="0.5" calcext:value-type="float">
            <text:p>0.500</text:p>
          </table:table-cell>
          <table:table-cell table:style-name="ce563" table:formula="of:= [.AE48] - [.J48]" office:value-type="float" office:value="-1.16666666666667" calcext:value-type="float">
            <text:p>-1.167</text:p>
          </table:table-cell>
          <table:table-cell table:style-name="ce568" table:formula="of:= ([.N48] + [.T48]) * [.Z48]" office:value-type="float" office:value="0.5" calcext:value-type="float">
            <text:p>0.500</text:p>
          </table:table-cell>
          <table:table-cell table:style-name="ce577" table:formula="of:= ([.O48] + [.U48]) * [.AA48]" office:value-type="float" office:value="-2.5" calcext:value-type="float">
            <text:p>-2.500</text:p>
          </table:table-cell>
          <table:table-cell table:style-name="ce586" table:formula="of:= ([.P48] + [.V48]) * [.AB48]" office:value-type="float" office:value="8.83333333333333" calcext:value-type="float">
            <text:p>8.833</text:p>
          </table:table-cell>
          <table:table-cell table:style-name="ce594" table:formula="of:= [.AI48] / [.W48] - [.N48] / [.B48]" office:value-type="float" office:value="0.25" calcext:value-type="float">
            <text:p>0.250</text:p>
          </table:table-cell>
          <table:table-cell table:style-name="ce601" table:formula="of:= [.AJ48] / [.X48] - [.O48] / [.C48]" office:value-type="float" office:value="0.25" calcext:value-type="float">
            <text:p>0.250</text:p>
          </table:table-cell>
          <table:table-cell table:style-name="ce601" table:formula="of:= [.AK48] / [.Y48] - [.P48] / [.D48]" office:value-type="float" office:value="-0.250000000000001" calcext:value-type="float">
            <text:p>-0.250</text:p>
          </table:table-cell>
          <table:table-cell table:style-name="ce613" table:formula="of:= [.Z48] * [.N48] + ([.AC48] - [.Z48] * [.H48]) - [.W48] * FLOOR([.AC48] / [.W48] - [.H48] / [.B48] + 0.5)" office:value-type="float" office:value="0.5" calcext:value-type="float">
            <text:p>0.500</text:p>
          </table:table-cell>
          <table:table-cell table:style-name="ce620" table:formula="of:= [.AA48] * [.O48] + ([.AD48] - [.AA48] * [.I48]) - [.X48] * FLOOR([.AD48] / [.X48] - [.I48] / [.C48] + 0.5)" office:value-type="float" office:value="-2.5" calcext:value-type="float">
            <text:p>-2.500</text:p>
          </table:table-cell>
          <table:table-cell table:style-name="ce627" table:formula="of:= [.AB48] * [.P48] + ([.AE48] - [.AB48] * [.J48]) - [.Y48] * FLOOR([.AE48] / [.Y48] - [.J48] / [.D48] + 0.5)" office:value-type="float" office:value="8.83333333333333" calcext:value-type="float">
            <text:p>8.833</text:p>
          </table:table-cell>
          <table:table-cell table:style-name="ce633" table:formula="of:= [.AC48] - [.W48] * FLOOR([.AC48] / [.W48] - [.N48] / [.B48] + 0.5)" office:value-type="float" office:value="0.5" calcext:value-type="float">
            <text:p>0.500</text:p>
          </table:table-cell>
          <table:table-cell table:style-name="ce638" table:formula="of:= [.AD48] - [.X48] * FLOOR([.AD48] / [.X48] - [.O48] / [.C48] + 0.5)" office:value-type="float" office:value="-2.5" calcext:value-type="float">
            <text:p>-2.500</text:p>
          </table:table-cell>
          <table:table-cell table:style-name="ce643" table:formula="of:= [.AE48] - [.Y48] * FLOOR([.AE48] / [.Y48] - [.P48] / [.D48] + 0.5)" office:value-type="float" office:value="8.83333333333333" calcext:value-type="float">
            <text:p>8.833</text:p>
          </table:table-cell>
          <table:table-cell table:style-name="ce655" table:formula="of:= ([.AI48] - [.N48]) / [.W48]" office:value-type="float" office:value="0.25" calcext:value-type="float">
            <text:p>0.250</text:p>
          </table:table-cell>
          <table:table-cell table:style-name="ce668" table:formula="of:= ([.AJ48] - [.O48]) / [.X48]" office:value-type="float" office:value="0.25" calcext:value-type="float">
            <text:p>0.250</text:p>
          </table:table-cell>
          <table:table-cell table:style-name="ce668" table:formula="of:= ([.AK48] - [.P48]) / [.Y48]" office:value-type="float" office:value="-2.58333333333333" calcext:value-type="float">
            <text:p>-2.583</text:p>
          </table:table-cell>
          <table:table-cell table:style-name="ce683" table:formula="of:= [.AC48] - [.W48] * FLOOR(([.AC48] - [.N48]) / [.W48] + 0.5)" office:value-type="float" office:value="0.5" calcext:value-type="float">
            <text:p>0.500</text:p>
          </table:table-cell>
          <table:table-cell table:style-name="ce686" table:formula="of:= [.AD48] - [.X48] * FLOOR(([.AD48] - [.O48]) / [.X48] + 0.5)" office:value-type="float" office:value="-2.5" calcext:value-type="float">
            <text:p>-2.500</text:p>
          </table:table-cell>
          <table:table-cell table:style-name="ce690" table:formula="of:= [.AE48] - [.Y48] * FLOOR(([.AE48] - [.P48]) / [.Y48] + 0.5)" office:value-type="float" office:value="14.8333333333333" calcext:value-type="float">
            <text:p>14.833</text:p>
          </table:table-cell>
          <table:table-cell table:style-name="ce696" table:formula="of:= ([.AI48] - [.N48]) / [.W48]" office:value-type="float" office:value="0.25" calcext:value-type="float">
            <text:p>0.250</text:p>
          </table:table-cell>
          <table:table-cell table:style-name="ce696" table:formula="of:= ([.AJ48] - [.O48]) / [.X48]" office:value-type="float" office:value="0.25" calcext:value-type="float">
            <text:p>0.250</text:p>
          </table:table-cell>
          <table:table-cell table:style-name="ce706" table:formula="of:= ([.AK48] - [.P48]) / [.Y48]" office:value-type="float" office:value="-2.58333333333333" calcext:value-type="float">
            <text:p>-2.583</text:p>
          </table:table-cell>
          <table:table-cell table:style-name="ce712" table:formula="of:= [.N48] + ([.AC48] - [.H48]) - [.W48] * FLOOR(([.AC48] - [.H48]) / [.W48] + 0.5)" office:value-type="float" office:value="0.5" calcext:value-type="float">
            <text:p>0.500</text:p>
          </table:table-cell>
          <table:table-cell table:style-name="ce715" table:formula="of:= [.O48] + ([.AD48] - [.I48]) - [.X48] * FLOOR(([.AD48] - [.I48]) / [.X48] + 0.5)" office:value-type="float" office:value="-2.5" calcext:value-type="float">
            <text:p>-2.500</text:p>
          </table:table-cell>
          <table:table-cell table:style-name="ce718" table:formula="of:= [.P48] + ([.AE48] - [.J48]) - [.Y48] * FLOOR(([.AE48] - [.J48]) / [.Y48] + 0.5)" office:value-type="float" office:value="14.8333333333333" calcext:value-type="float">
            <text:p>14.833</text:p>
          </table:table-cell>
          <table:table-cell table:style-name="ce722" table:formula="of:= [.H48] / [.B48] * ([.B48] - [.W48]) / [.W48] - ([.AI48] / [.W48] - [.N48] / [.B48])" office:value-type="float" office:value="-0.25" calcext:value-type="float">
            <text:p>-0.250</text:p>
          </table:table-cell>
          <table:table-cell table:style-name="ce722" table:formula="of:= [.I48] / [.C48] * ([.C48] - [.X48]) / [.X48] - ([.AJ48] / [.X48] - [.O48] / [.C48])" office:value-type="float" office:value="-0.25" calcext:value-type="float">
            <text:p>-0.250</text:p>
          </table:table-cell>
          <table:table-cell table:style-name="ce731" table:formula="of:= [.J48] / [.D48] * ([.D48] - [.Y48]) / [.Y48] - ([.AK48] / [.Y48] - [.P48] / [.D48])" office:value-type="float" office:value="0.583333333333334" calcext:value-type="float">
            <text:p>0.583</text:p>
          </table:table-cell>
          <table:table-cell table:style-name="ce736" table:formula="of:= [.N48] + ([.AC48] - [.H48]) - [.W48] * FLOOR(([.AC48] - [.H48]) / [.W48] + 0.5) - ([.W48] - [.B48]) * FLOOR(([.H48] - [.N48]) / [.B48] + 0.5)" office:value-type="float" office:value="0.5" calcext:value-type="float">
            <text:p>0.500</text:p>
          </table:table-cell>
          <table:table-cell table:style-name="ce739" table:formula="of:= [.O48] + ([.AD48] - [.I48]) - [.X48] * FLOOR(([.AD48] - [.I48]) / [.X48] + 0.5) - ([.X48] - [.C48]) * FLOOR(([.I48] - [.O48]) / [.C48] + 0.5)" office:value-type="float" office:value="-2.5" calcext:value-type="float">
            <text:p>-2.500</text:p>
          </table:table-cell>
          <table:table-cell table:style-name="ce742" table:formula="of:= [.P48] + ([.AE48] - [.J48]) - [.Y48] * FLOOR(([.AE48] - [.J48]) / [.Y48] + 0.5) - ([.Y48] - [.D48]) * FLOOR(([.J48] - [.P48]) / [.D48] + 0.5)" office:value-type="float" office:value="10.8333333333333" calcext:value-type="float">
            <text:p>10.833</text:p>
          </table:table-cell>
          <table:table-cell table:style-name="ce745" table:formula="of:= ([.AI48] - [.N48]) / [.B48]" office:value-type="float" office:value="0.5" calcext:value-type="float">
            <text:p>0.500</text:p>
          </table:table-cell>
          <table:table-cell table:style-name="ce750" table:formula="of:= ([.AJ48] - [.O48]) / [.C48]" office:value-type="float" office:value="0.25" calcext:value-type="float">
            <text:p>0.250</text:p>
          </table:table-cell>
          <table:table-cell table:style-name="ce756" table:formula="of:= ([.AK48] - [.P48]) / [.D48]" office:value-type="float" office:value="-1.72222222222222" calcext:value-type="float">
            <text:p>-1.722</text:p>
          </table:table-cell>
          <table:table-cell table:style-name="ce761" table:formula="of:= [.N48] + ([.AC48] - [.Z48] * [.H48]) - [.W48] * FLOOR([.AC48] / [.W48] - [.H48] / [.B48] + 0.5)" office:value-type="float" office:value="0.5" calcext:value-type="float">
            <text:p>0.500</text:p>
          </table:table-cell>
          <table:table-cell table:style-name="ce764" table:formula="of:= [.O48] + ([.AD48] - [.AA48] * [.I48]) - [.X48] * FLOOR([.AD48] / [.X48] - [.I48] / [.C48] + 0.5)" office:value-type="float" office:value="-2.5" calcext:value-type="float">
            <text:p>-2.500</text:p>
          </table:table-cell>
          <table:table-cell table:style-name="ce769" table:formula="of:= [.P48] + ([.AE48] - [.AB48] * [.J48]) - [.Y48] * FLOOR([.AE48] / [.Y48] - [.J48] / [.D48] + 0.5)" office:value-type="float" office:value="13.5" calcext:value-type="float">
            <text:p>13.500</text:p>
          </table:table-cell>
          <table:table-cell table:style-name="ce778" table:formula="of:= [.H48] * [.Z48] + [.T48] - [.W48] * FLOOR(([.H48] * [.Z48] + [.T48]) / [.W48])" office:value-type="float" office:value="0.25" calcext:value-type="float">
            <text:p>0.250</text:p>
          </table:table-cell>
          <table:table-cell table:style-name="ce782" table:formula="of:= [.I48] * [.AA48] + [.U48] - [.X48] * FLOOR(([.I48] * [.AA48] + [.U48]) / [.X48])" office:value-type="float" office:value="1.5" calcext:value-type="float">
            <text:p>1.500</text:p>
          </table:table-cell>
          <table:table-cell table:style-name="ce786" table:formula="of:= [.J48] * [.AB48] + [.V48] - [.Y48] * FLOOR(([.J48] * [.AB48] + [.V48]) / [.Y48])" office:value-type="float" office:value="0.583333333333333" calcext:value-type="float">
            <text:p>0.583</text:p>
          </table:table-cell>
          <table:table-cell table:style-name="ce790" table:formula="of:= [.BS48] - [.H48]" office:value-type="float" office:value="0.25" calcext:value-type="float">
            <text:p>0.250</text:p>
          </table:table-cell>
          <table:table-cell table:style-name="ce793" table:formula="of:= [.BT48] - [.I48]" office:value-type="float" office:value="0.5" calcext:value-type="float">
            <text:p>0.500</text:p>
          </table:table-cell>
          <table:table-cell table:style-name="ce796" table:formula="of:= [.BU48] - [.J48]" office:value-type="float" office:value="-1.41666666666667" calcext:value-type="float">
            <text:p>-1.417</text:p>
          </table:table-cell>
          <table:table-cell table:style-name="ce568" table:formula="of:= [.N48] * [.Z48] + [.T48]" office:value-type="float" office:value="0.25" calcext:value-type="float">
            <text:p>0.250</text:p>
          </table:table-cell>
          <table:table-cell table:style-name="ce577" table:formula="of:= [.O48] * [.AA48] + [.U48]" office:value-type="float" office:value="-2.5" calcext:value-type="float">
            <text:p>-2.500</text:p>
          </table:table-cell>
          <table:table-cell table:style-name="ce586" table:formula="of:= [.P48] * [.AB48] + [.V48]" office:value-type="float" office:value="8.58333333333333" calcext:value-type="float">
            <text:p>8.583</text:p>
          </table:table-cell>
          <table:table-cell table:style-name="ce800" table:formula="of:= [.BY48] / [.W48] - [.N48] / [.B48]" office:value-type="float" office:value="0.125" calcext:value-type="float">
            <text:p>0.125</text:p>
          </table:table-cell>
          <table:table-cell table:style-name="ce800" table:formula="of:= [.BZ48] / [.X48] - [.O48] / [.C48]" office:value-type="float" office:value="0.25" calcext:value-type="float">
            <text:p>0.250</text:p>
          </table:table-cell>
          <table:table-cell table:style-name="ce803" table:formula="of:= [.CA48] / [.Y48] - [.P48] / [.D48]" office:value-type="float" office:value="-0.375000000000001" calcext:value-type="float">
            <text:p>-0.375</text:p>
          </table:table-cell>
          <table:table-cell table:style-name="ce806" table:formula="of:= [.Z48] * [.N48] + ([.BS48] - [.Z48] * [.H48]) - [.W48] * FLOOR([.BS48] / [.W48] - [.H48] / [.B48] + 0.5)" office:value-type="float" office:value="0.25" calcext:value-type="float">
            <text:p>0.250</text:p>
          </table:table-cell>
          <table:table-cell table:style-name="ce809" table:formula="of:= [.AA48] * [.O48] + ([.BT48] - [.AA48] * [.I48]) - [.X48] * FLOOR([.BT48] / [.X48] - [.I48] / [.C48] + 0.5)" office:value-type="float" office:value="-2.5" calcext:value-type="float">
            <text:p>-2.500</text:p>
          </table:table-cell>
          <table:table-cell table:style-name="ce812" table:formula="of:= [.AB48] * [.P48] + ([.BU48] - [.AB48] * [.J48]) - [.Y48] * FLOOR([.BU48] / [.Y48] - [.J48] / [.D48] + 0.5)" office:value-type="float" office:value="8.58333333333333" calcext:value-type="float">
            <text:p>8.583</text:p>
          </table:table-cell>
          <table:table-cell table:style-name="ce815" table:formula="of:= [.BS48] - [.W48] * FLOOR([.BS48] / [.W48] - [.N48] / [.B48] + 0.5)" office:value-type="float" office:value="0.25" calcext:value-type="float">
            <text:p>0.250</text:p>
          </table:table-cell>
          <table:table-cell table:style-name="ce818" table:formula="of:= [.BT48] - [.X48] * FLOOR([.BT48] / [.X48] - [.O48] / [.C48] + 0.5)" office:value-type="float" office:value="-2.5" calcext:value-type="float">
            <text:p>-2.500</text:p>
          </table:table-cell>
          <table:table-cell table:style-name="ce821" table:formula="of:= [.BU48] - [.Y48] * FLOOR([.BU48] / [.Y48] - [.P48] / [.D48] + 0.5)" office:value-type="float" office:value="8.58333333333333" calcext:value-type="float">
            <text:p>8.583</text:p>
          </table:table-cell>
          <table:table-cell table:style-name="ce825" table:formula="of:= ([.BY48] - [.N48]) / [.W48]" office:value-type="float" office:value="0.125" calcext:value-type="float">
            <text:p>0.125</text:p>
          </table:table-cell>
          <table:table-cell table:style-name="ce825" table:formula="of:= ([.BZ48] - [.O48]) / [.X48]" office:value-type="float" office:value="0.25" calcext:value-type="float">
            <text:p>0.250</text:p>
          </table:table-cell>
          <table:table-cell table:style-name="ce828" table:formula="of:= ([.CA48] - [.P48]) / [.Y48]" office:value-type="float" office:value="-2.70833333333333" calcext:value-type="float">
            <text:p>-2.708</text:p>
          </table:table-cell>
          <table:table-cell table:style-name="ce831" table:formula="of:= [.BS48] - [.W48] * FLOOR(([.BS48] - [.N48]) / [.W48] + 0.5)" office:value-type="float" office:value="0.25" calcext:value-type="float">
            <text:p>0.250</text:p>
          </table:table-cell>
          <table:table-cell table:style-name="ce831" table:formula="of:= [.BT48] - [.X48] * FLOOR(([.BT48] - [.O48]) / [.X48] + 0.5)" office:value-type="float" office:value="-2.5" calcext:value-type="float">
            <text:p>-2.500</text:p>
          </table:table-cell>
          <table:table-cell table:style-name="ce834" table:formula="of:= [.BU48] - [.Y48] * FLOOR(([.BU48] - [.P48]) / [.Y48] + 0.5)" office:value-type="float" office:value="14.5833333333333" calcext:value-type="float">
            <text:p>14.583</text:p>
          </table:table-cell>
          <table:table-cell table:style-name="ce837" table:formula="of:= ([.BY48] - [.N48]) / [.W48]" office:value-type="float" office:value="0.125" calcext:value-type="float">
            <text:p>0.125</text:p>
          </table:table-cell>
          <table:table-cell table:style-name="ce837" table:formula="of:= ([.BZ48] - [.O48]) / [.X48]" office:value-type="float" office:value="0.25" calcext:value-type="float">
            <text:p>0.250</text:p>
          </table:table-cell>
          <table:table-cell table:style-name="ce837" table:formula="of:= ([.CA48] - [.P48]) / [.Y48]" office:value-type="float" office:value="-2.70833333333333" calcext:value-type="float">
            <text:p>-2.708</text:p>
          </table:table-cell>
          <table:table-cell table:style-name="ce842" table:formula="of:= [.N48] + ([.BS48] - [.H48]) - [.W48] * FLOOR(([.BS48] - [.H48]) / [.W48] + 0.5)" office:value-type="float" office:value="0.25" calcext:value-type="float">
            <text:p>0.250</text:p>
          </table:table-cell>
          <table:table-cell table:style-name="ce845" table:formula="of:= [.O48] + ([.BT48] - [.I48]) - [.X48] * FLOOR(([.BT48] - [.I48]) / [.X48] + 0.5)" office:value-type="float" office:value="-2.5" calcext:value-type="float">
            <text:p>-2.500</text:p>
          </table:table-cell>
          <table:table-cell table:style-name="ce848" table:formula="of:= [.P48] + ([.BU48] - [.J48]) - [.Y48] * FLOOR(([.BU48] - [.J48]) / [.Y48] + 0.5)" office:value-type="float" office:value="14.5833333333333" calcext:value-type="float">
            <text:p>14.583</text:p>
          </table:table-cell>
          <table:table-cell table:style-name="ce851" table:formula="of:= [.H48] / [.B48] * ([.B48] - [.W48]) / [.W48] - ([.BY48] / [.W48] - [.N48] / [.B48])" office:value-type="float" office:value="-0.125" calcext:value-type="float">
            <text:p>-0.125</text:p>
          </table:table-cell>
          <table:table-cell table:style-name="ce851" table:formula="of:= [.I48] / [.C48] * ([.C48] - [.X48]) / [.X48] - ([.BZ48] / [.X48] - [.O48] / [.C48])" office:value-type="float" office:value="-0.25" calcext:value-type="float">
            <text:p>-0.250</text:p>
          </table:table-cell>
          <table:table-cell table:style-name="ce851" table:formula="of:= [.J48] / [.D48] * ([.D48] - [.Y48]) / [.Y48] - ([.CA48] / [.Y48] - [.P48] / [.D48])" office:value-type="float" office:value="0.708333333333334" calcext:value-type="float">
            <text:p>0.708</text:p>
          </table:table-cell>
          <table:table-cell table:style-name="ce854" table:formula="of:= [.N48] + ([.BS48] - [.H48]) - [.W48] * FLOOR(([.BS48] - [.H48]) / [.W48] + 0.5) - ([.W48] - [.B48]) * FLOOR(([.H48] - [.N48]) / [.B48] + 0.5)" office:value-type="float" office:value="0.25" calcext:value-type="float">
            <text:p>0.250</text:p>
          </table:table-cell>
          <table:table-cell table:style-name="ce857" table:formula="of:= [.O48] + ([.BT48] - [.I48]) - [.X48] * FLOOR(([.BT48] - [.I48]) / [.X48] + 0.5) - ([.X48] - [.C48]) * FLOOR(([.I48] - [.O48]) / [.C48] + 0.5)" office:value-type="float" office:value="-2.5" calcext:value-type="float">
            <text:p>-2.500</text:p>
          </table:table-cell>
          <table:table-cell table:style-name="ce860" table:formula="of:= [.P48] + ([.BU48] - [.J48]) - [.Y48] * FLOOR(([.BU48] - [.J48]) / [.Y48] + 0.5) - ([.Y48] - [.D48]) * FLOOR(([.J48] - [.P48]) / [.D48] + 0.5)" office:value-type="float" office:value="10.5833333333333" calcext:value-type="float">
            <text:p>10.583</text:p>
          </table:table-cell>
          <table:table-cell table:style-name="ce866" table:formula="of:= ([.BY48] - [.N48]) / [.B48]" office:value-type="float" office:value="0.25" calcext:value-type="float">
            <text:p>0.250</text:p>
          </table:table-cell>
          <table:table-cell table:style-name="ce866" table:formula="of:= ([.BZ48] - [.O48]) / [.C48]" office:value-type="float" office:value="0.25" calcext:value-type="float">
            <text:p>0.250</text:p>
          </table:table-cell>
          <table:table-cell table:style-name="ce866" table:formula="of:= ([.CA48] - [.P48]) / [.D48]" office:value-type="float" office:value="-1.80555555555556" calcext:value-type="float">
            <text:p>-1.806</text:p>
          </table:table-cell>
          <table:table-cell table:style-name="ce869" table:formula="of:= [.N48] + ([.BS48] - [.Z48] * [.H48]) - [.W48] * FLOOR([.BS48] / [.W48] - [.H48] / [.B48] + 0.5)" office:value-type="float" office:value="0.25" calcext:value-type="float">
            <text:p>0.250</text:p>
          </table:table-cell>
          <table:table-cell table:style-name="ce872" table:formula="of:= [.O48] + ([.BT48] - [.AA48] * [.I48]) - [.X48] * FLOOR([.BT48] / [.X48] - [.I48] / [.C48] + 0.5)" office:value-type="float" office:value="-2.5" calcext:value-type="float">
            <text:p>-2.500</text:p>
          </table:table-cell>
          <table:table-cell table:style-name="ce872" table:formula="of:= [.P48] + ([.BU48] - [.AB48] * [.J48]) - [.Y48] * FLOOR([.BU48] / [.Y48] - [.J48] / [.D48] + 0.5)" office:value-type="float" office:value="13.25" calcext:value-type="float">
            <text:p>13.250</text:p>
          </table:table-cell>
          <table:table-cell table:style-name="ce47"/>
          <table:table-cell table:style-name="ce142" table:number-columns-repeated="16271"/>
        </table:table-row>
        <table:table-row table:style-name="ro1">
          <table:table-cell table:style-name="ce24" table:formula="of:= [.A31]" office:value-type="float" office:value="6" calcext:value-type="float">
            <text:p>6</text:p>
          </table:table-cell>
          <table:table-cell table:style-name="ce48" table:formula="of:= [.B31]" office:value-type="float" office:value="2" calcext:value-type="float">
            <text:p>2.000</text:p>
          </table:table-cell>
          <table:table-cell table:style-name="ce144" table:formula="of:= [.C31]" office:value-type="float" office:value="4" calcext:value-type="float">
            <text:p>4.000</text:p>
          </table:table-cell>
          <table:table-cell table:style-name="ce235" table:formula="of:= [.D31]" office:value-type="float" office:value="6" calcext:value-type="float">
            <text:p>6.000</text:p>
          </table:table-cell>
          <table:table-cell table:style-name="ce414" table:formula="of:= [.E31]" office:value-type="float" office:value="0" calcext:value-type="float">
            <text:p>0.000</text:p>
          </table:table-cell>
          <table:table-cell table:style-name="ce144" table:formula="of:= [.F31]" office:value-type="float" office:value="2" calcext:value-type="float">
            <text:p>2.000</text:p>
          </table:table-cell>
          <table:table-cell table:style-name="ce430" table:formula="of:= [.G31]" office:value-type="float" office:value="4" calcext:value-type="float">
            <text:p>4.000</text:p>
          </table:table-cell>
          <table:table-cell table:style-name="ce445" table:formula="of:= [.E49] - [.B49] * FLOOR([.E49] / [.B49])" office:value-type="float" office:value="0" calcext:value-type="float">
            <text:p>0.000</text:p>
          </table:table-cell>
          <table:table-cell table:style-name="ce452" table:formula="of:= [.F49] - [.C49] * FLOOR([.F49] / [.C49])" office:value-type="float" office:value="2" calcext:value-type="float">
            <text:p>2.000</text:p>
          </table:table-cell>
          <table:table-cell table:style-name="ce452" table:formula="of:= [.G49] - [.D49] * FLOOR([.G49] / [.D49])" office:value-type="float" office:value="4" calcext:value-type="float">
            <text:p>4.000</text:p>
          </table:table-cell>
          <table:table-cell table:style-name="ce414" table:formula="of:= [.K31]" office:value-type="float" office:value="1" calcext:value-type="float">
            <text:p>1.000</text:p>
          </table:table-cell>
          <table:table-cell table:style-name="ce144" table:formula="of:= [.L31]" office:value-type="float" office:value="-3" calcext:value-type="float">
            <text:p>-3.000</text:p>
          </table:table-cell>
          <table:table-cell table:style-name="ce235" table:formula="of:= [.M31]" office:value-type="float" office:value="5" calcext:value-type="float">
            <text:p>5.000</text:p>
          </table:table-cell>
          <table:table-cell table:style-name="ce414" table:formula="of:= [.H49] + [.K49] * [.B49]" office:value-type="float" office:value="2" calcext:value-type="float">
            <text:p>2.000</text:p>
          </table:table-cell>
          <table:table-cell table:style-name="ce144" table:formula="of:= [.I49] + [.L49] * [.C49]" office:value-type="float" office:value="-10" calcext:value-type="float">
            <text:p>-10.000</text:p>
          </table:table-cell>
          <table:table-cell table:style-name="ce235" table:formula="of:= [.J49] + [.M49] * [.D49]" office:value-type="float" office:value="34" calcext:value-type="float">
            <text:p>34.000</text:p>
          </table:table-cell>
          <table:table-cell table:style-name="ce414" table:formula="of:= [.Q31]" office:value-type="float" office:value="0.5" calcext:value-type="float">
            <text:p>0.500</text:p>
          </table:table-cell>
          <table:table-cell table:style-name="ce144" table:formula="of:= [.R31]" office:value-type="float" office:value="1" calcext:value-type="float">
            <text:p>1.000</text:p>
          </table:table-cell>
          <table:table-cell table:style-name="ce430" table:formula="of:= [.S31]" office:value-type="float" office:value="-2.5" calcext:value-type="float">
            <text:p>-2.500</text:p>
          </table:table-cell>
          <table:table-cell table:style-name="ce473" table:formula="of:= [.Q49] - [.B49] * FLOOR([.Q49] / [.B49] + 0.5)" office:value-type="float" office:value="0.5" calcext:value-type="float">
            <text:p>0.500</text:p>
          </table:table-cell>
          <table:table-cell table:style-name="ce476" table:formula="of:= [.R49] - [.C49] * FLOOR([.R49] / [.C49] + 0.5)" office:value-type="float" office:value="1" calcext:value-type="float">
            <text:p>1.000</text:p>
          </table:table-cell>
          <table:table-cell table:style-name="ce488" table:formula="of:= [.S49] - [.D49] * FLOOR([.S49] / [.D49] + 0.5)" office:value-type="float" office:value="-2.5" calcext:value-type="float">
            <text:p>-2.500</text:p>
          </table:table-cell>
          <table:table-cell table:style-name="ce499" table:formula="of:= [.B49] + 1" office:value-type="float" office:value="3" calcext:value-type="float">
            <text:p>3.000</text:p>
          </table:table-cell>
          <table:table-cell table:style-name="ce503" table:formula="of:= [.C49]" office:value-type="float" office:value="4" calcext:value-type="float">
            <text:p>4.000</text:p>
          </table:table-cell>
          <table:table-cell table:style-name="ce507" table:formula="of:= [.D49] - 1" office:value-type="float" office:value="5" calcext:value-type="float">
            <text:p>5.000</text:p>
          </table:table-cell>
          <table:table-cell table:style-name="ce512" table:formula="of:= [.W49] / [.B49]" office:value-type="float" office:value="1.5" calcext:value-type="float">
            <text:p>1.500</text:p>
          </table:table-cell>
          <table:table-cell table:style-name="ce516" table:formula="of:= [.X49] / [.C49]" office:value-type="float" office:value="1" calcext:value-type="float">
            <text:p>1.000</text:p>
          </table:table-cell>
          <table:table-cell table:style-name="ce527" table:formula="of:= [.Y49] / [.D49]" office:value-type="float" office:value="0.833333333333333" calcext:value-type="float">
            <text:p>0.833</text:p>
          </table:table-cell>
          <table:table-cell table:style-name="ce543" table:formula="of:= ([.H49] + [.T49]) * [.Z49] - [.W49] * FLOOR(([.H49] + [.T49]) * [.Z49] / [.W49])" office:value-type="float" office:value="0.75" calcext:value-type="float">
            <text:p>0.750</text:p>
          </table:table-cell>
          <table:table-cell table:style-name="ce550" table:formula="of:= ([.I49] + [.U49]) * [.AA49] - [.X49] * FLOOR(([.I49] + [.U49]) * [.AA49] / [.X49])" office:value-type="float" office:value="3" calcext:value-type="float">
            <text:p>3.000</text:p>
          </table:table-cell>
          <table:table-cell table:style-name="ce553" table:formula="of:= ([.J49] + [.V49]) * [.AB49] - [.Y49] * FLOOR(([.J49] + [.V49]) * [.AB49] / [.Y49])" office:value-type="float" office:value="1.25" calcext:value-type="float">
            <text:p>1.250</text:p>
          </table:table-cell>
          <table:table-cell table:style-name="ce557" table:formula="of:= [.AC49] - [.H49]" office:value-type="float" office:value="0.75" calcext:value-type="float">
            <text:p>0.750</text:p>
          </table:table-cell>
          <table:table-cell table:style-name="ce560" table:formula="of:= [.AD49] - [.I49]" office:value-type="float" office:value="1" calcext:value-type="float">
            <text:p>1.000</text:p>
          </table:table-cell>
          <table:table-cell table:style-name="ce564" table:formula="of:= [.AE49] - [.J49]" office:value-type="float" office:value="-2.75" calcext:value-type="float">
            <text:p>-2.750</text:p>
          </table:table-cell>
          <table:table-cell table:style-name="ce569" table:formula="of:= ([.N49] + [.T49]) * [.Z49]" office:value-type="float" office:value="3.75" calcext:value-type="float">
            <text:p>3.750</text:p>
          </table:table-cell>
          <table:table-cell table:style-name="ce578" table:formula="of:= ([.O49] + [.U49]) * [.AA49]" office:value-type="float" office:value="-9" calcext:value-type="float">
            <text:p>-9.000</text:p>
          </table:table-cell>
          <table:table-cell table:style-name="ce587" table:formula="of:= ([.P49] + [.V49]) * [.AB49]" office:value-type="float" office:value="26.25" calcext:value-type="float">
            <text:p>26.250</text:p>
          </table:table-cell>
          <table:table-cell table:style-name="ce595" table:formula="of:= [.AI49] / [.W49] - [.N49] / [.B49]" office:value-type="float" office:value="0.25" calcext:value-type="float">
            <text:p>0.250</text:p>
          </table:table-cell>
          <table:table-cell table:style-name="ce602" table:formula="of:= [.AJ49] / [.X49] - [.O49] / [.C49]" office:value-type="float" office:value="0.25" calcext:value-type="float">
            <text:p>0.250</text:p>
          </table:table-cell>
          <table:table-cell table:style-name="ce602" table:formula="of:= [.AK49] / [.Y49] - [.P49] / [.D49]" office:value-type="float" office:value="-0.416666666666667" calcext:value-type="float">
            <text:p>-0.417</text:p>
          </table:table-cell>
          <table:table-cell table:style-name="ce614" table:formula="of:= [.Z49] * [.N49] + ([.AC49] - [.Z49] * [.H49]) - [.W49] * FLOOR([.AC49] / [.W49] - [.H49] / [.B49] + 0.5)" office:value-type="float" office:value="3.75" calcext:value-type="float">
            <text:p>3.750</text:p>
          </table:table-cell>
          <table:table-cell table:style-name="ce621" table:formula="of:= [.AA49] * [.O49] + ([.AD49] - [.AA49] * [.I49]) - [.X49] * FLOOR([.AD49] / [.X49] - [.I49] / [.C49] + 0.5)" office:value-type="float" office:value="-9" calcext:value-type="float">
            <text:p>-9.000</text:p>
          </table:table-cell>
          <table:table-cell table:style-name="ce628" table:formula="of:= [.AB49] * [.P49] + ([.AE49] - [.AB49] * [.J49]) - [.Y49] * FLOOR([.AE49] / [.Y49] - [.J49] / [.D49] + 0.5)" office:value-type="float" office:value="26.25" calcext:value-type="float">
            <text:p>26.250</text:p>
          </table:table-cell>
          <table:table-cell table:style-name="ce634" table:formula="of:= [.AC49] - [.W49] * FLOOR([.AC49] / [.W49] - [.N49] / [.B49] + 0.5)" office:value-type="float" office:value="3.75" calcext:value-type="float">
            <text:p>3.750</text:p>
          </table:table-cell>
          <table:table-cell table:style-name="ce639" table:formula="of:= [.AD49] - [.X49] * FLOOR([.AD49] / [.X49] - [.O49] / [.C49] + 0.5)" office:value-type="float" office:value="-9" calcext:value-type="float">
            <text:p>-9.000</text:p>
          </table:table-cell>
          <table:table-cell table:style-name="ce644" table:formula="of:= [.AE49] - [.Y49] * FLOOR([.AE49] / [.Y49] - [.P49] / [.D49] + 0.5)" office:value-type="float" office:value="26.25" calcext:value-type="float">
            <text:p>26.250</text:p>
          </table:table-cell>
          <table:table-cell table:style-name="ce656" table:formula="of:= ([.AI49] - [.N49]) / [.W49]" office:value-type="float" office:value="0.583333333333333" calcext:value-type="float">
            <text:p>0.583</text:p>
          </table:table-cell>
          <table:table-cell table:style-name="ce669" table:formula="of:= ([.AJ49] - [.O49]) / [.X49]" office:value-type="float" office:value="0.25" calcext:value-type="float">
            <text:p>0.250</text:p>
          </table:table-cell>
          <table:table-cell table:style-name="ce669" table:formula="of:= ([.AK49] - [.P49]) / [.Y49]" office:value-type="float" office:value="-1.55" calcext:value-type="float">
            <text:p>-1.550</text:p>
          </table:table-cell>
          <table:table-cell table:style-name="ce684" table:formula="of:= [.AC49] - [.W49] * FLOOR(([.AC49] - [.N49]) / [.W49] + 0.5)" office:value-type="float" office:value="0.75" calcext:value-type="float">
            <text:p>0.750</text:p>
          </table:table-cell>
          <table:table-cell table:style-name="ce687" table:formula="of:= [.AD49] - [.X49] * FLOOR(([.AD49] - [.O49]) / [.X49] + 0.5)" office:value-type="float" office:value="-9" calcext:value-type="float">
            <text:p>-9.000</text:p>
          </table:table-cell>
          <table:table-cell table:style-name="ce691" table:formula="of:= [.AE49] - [.Y49] * FLOOR(([.AE49] - [.P49]) / [.Y49] + 0.5)" office:value-type="float" office:value="36.25" calcext:value-type="float">
            <text:p>36.250</text:p>
          </table:table-cell>
          <table:table-cell table:style-name="ce697" table:formula="of:= ([.AI49] - [.N49]) / [.W49]" office:value-type="float" office:value="0.583333333333333" calcext:value-type="float">
            <text:p>0.583</text:p>
          </table:table-cell>
          <table:table-cell table:style-name="ce697" table:formula="of:= ([.AJ49] - [.O49]) / [.X49]" office:value-type="float" office:value="0.25" calcext:value-type="float">
            <text:p>0.250</text:p>
          </table:table-cell>
          <table:table-cell table:style-name="ce707" table:formula="of:= ([.AK49] - [.P49]) / [.Y49]" office:value-type="float" office:value="-1.55" calcext:value-type="float">
            <text:p>-1.550</text:p>
          </table:table-cell>
          <table:table-cell table:style-name="ce713" table:formula="of:= [.N49] + ([.AC49] - [.H49]) - [.W49] * FLOOR(([.AC49] - [.H49]) / [.W49] + 0.5)" office:value-type="float" office:value="2.75" calcext:value-type="float">
            <text:p>2.750</text:p>
          </table:table-cell>
          <table:table-cell table:style-name="ce716" table:formula="of:= [.O49] + ([.AD49] - [.I49]) - [.X49] * FLOOR(([.AD49] - [.I49]) / [.X49] + 0.5)" office:value-type="float" office:value="-9" calcext:value-type="float">
            <text:p>-9.000</text:p>
          </table:table-cell>
          <table:table-cell table:style-name="ce719" table:formula="of:= [.P49] + ([.AE49] - [.J49]) - [.Y49] * FLOOR(([.AE49] - [.J49]) / [.Y49] + 0.5)" office:value-type="float" office:value="36.25" calcext:value-type="float">
            <text:p>36.250</text:p>
          </table:table-cell>
          <table:table-cell table:style-name="ce723" table:formula="of:= [.H49] / [.B49] * ([.B49] - [.W49]) / [.W49] - ([.AI49] / [.W49] - [.N49] / [.B49])" office:value-type="float" office:value="-0.25" calcext:value-type="float">
            <text:p>-0.250</text:p>
          </table:table-cell>
          <table:table-cell table:style-name="ce723" table:formula="of:= [.I49] / [.C49] * ([.C49] - [.X49]) / [.X49] - ([.AJ49] / [.X49] - [.O49] / [.C49])" office:value-type="float" office:value="-0.25" calcext:value-type="float">
            <text:p>-0.250</text:p>
          </table:table-cell>
          <table:table-cell table:style-name="ce732" table:formula="of:= [.J49] / [.D49] * ([.D49] - [.Y49]) / [.Y49] - ([.AK49] / [.Y49] - [.P49] / [.D49])" office:value-type="float" office:value="0.55" calcext:value-type="float">
            <text:p>0.550</text:p>
          </table:table-cell>
          <table:table-cell table:style-name="ce737" table:formula="of:= [.N49] + ([.AC49] - [.H49]) - [.W49] * FLOOR(([.AC49] - [.H49]) / [.W49] + 0.5) - ([.W49] - [.B49]) * FLOOR(([.H49] - [.N49]) / [.B49] + 0.5)" office:value-type="float" office:value="3.75" calcext:value-type="float">
            <text:p>3.750</text:p>
          </table:table-cell>
          <table:table-cell table:style-name="ce740" table:formula="of:= [.O49] + ([.AD49] - [.I49]) - [.X49] * FLOOR(([.AD49] - [.I49]) / [.X49] + 0.5) - ([.X49] - [.C49]) * FLOOR(([.I49] - [.O49]) / [.C49] + 0.5)" office:value-type="float" office:value="-9" calcext:value-type="float">
            <text:p>-9.000</text:p>
          </table:table-cell>
          <table:table-cell table:style-name="ce743" table:formula="of:= [.P49] + ([.AE49] - [.J49]) - [.Y49] * FLOOR(([.AE49] - [.J49]) / [.Y49] + 0.5) - ([.Y49] - [.D49]) * FLOOR(([.J49] - [.P49]) / [.D49] + 0.5)" office:value-type="float" office:value="31.25" calcext:value-type="float">
            <text:p>31.250</text:p>
          </table:table-cell>
          <table:table-cell table:style-name="ce746" table:formula="of:= ([.AI49] - [.N49]) / [.B49]" office:value-type="float" office:value="0.875" calcext:value-type="float">
            <text:p>0.875</text:p>
          </table:table-cell>
          <table:table-cell table:style-name="ce751" table:formula="of:= ([.AJ49] - [.O49]) / [.C49]" office:value-type="float" office:value="0.25" calcext:value-type="float">
            <text:p>0.250</text:p>
          </table:table-cell>
          <table:table-cell table:style-name="ce757" table:formula="of:= ([.AK49] - [.P49]) / [.D49]" office:value-type="float" office:value="-1.29166666666667" calcext:value-type="float">
            <text:p>-1.292</text:p>
          </table:table-cell>
          <table:table-cell table:style-name="ce762" table:formula="of:= [.N49] + ([.AC49] - [.Z49] * [.H49]) - [.W49] * FLOOR([.AC49] / [.W49] - [.H49] / [.B49] + 0.5)" office:value-type="float" office:value="2.75" calcext:value-type="float">
            <text:p>2.750</text:p>
          </table:table-cell>
          <table:table-cell table:style-name="ce765" table:formula="of:= [.O49] + ([.AD49] - [.AA49] * [.I49]) - [.X49] * FLOOR([.AD49] / [.X49] - [.I49] / [.C49] + 0.5)" office:value-type="float" office:value="-9" calcext:value-type="float">
            <text:p>-9.000</text:p>
          </table:table-cell>
          <table:table-cell table:style-name="ce770" table:formula="of:= [.P49] + ([.AE49] - [.AB49] * [.J49]) - [.Y49] * FLOOR([.AE49] / [.Y49] - [.J49] / [.D49] + 0.5)" office:value-type="float" office:value="31.9166666666667" calcext:value-type="float">
            <text:p>31.917</text:p>
          </table:table-cell>
          <table:table-cell table:style-name="ce779" table:formula="of:= [.H49] * [.Z49] + [.T49] - [.W49] * FLOOR(([.H49] * [.Z49] + [.T49]) / [.W49])" office:value-type="float" office:value="0.5" calcext:value-type="float">
            <text:p>0.500</text:p>
          </table:table-cell>
          <table:table-cell table:style-name="ce783" table:formula="of:= [.I49] * [.AA49] + [.U49] - [.X49] * FLOOR(([.I49] * [.AA49] + [.U49]) / [.X49])" office:value-type="float" office:value="3" calcext:value-type="float">
            <text:p>3.000</text:p>
          </table:table-cell>
          <table:table-cell table:style-name="ce787" table:formula="of:= [.J49] * [.AB49] + [.V49] - [.Y49] * FLOOR(([.J49] * [.AB49] + [.V49]) / [.Y49])" office:value-type="float" office:value="0.833333333333334" calcext:value-type="float">
            <text:p>0.833</text:p>
          </table:table-cell>
          <table:table-cell table:style-name="ce791" table:formula="of:= [.BS49] - [.H49]" office:value-type="float" office:value="0.5" calcext:value-type="float">
            <text:p>0.500</text:p>
          </table:table-cell>
          <table:table-cell table:style-name="ce794" table:formula="of:= [.BT49] - [.I49]" office:value-type="float" office:value="1" calcext:value-type="float">
            <text:p>1.000</text:p>
          </table:table-cell>
          <table:table-cell table:style-name="ce797" table:formula="of:= [.BU49] - [.J49]" office:value-type="float" office:value="-3.16666666666667" calcext:value-type="float">
            <text:p>-3.167</text:p>
          </table:table-cell>
          <table:table-cell table:style-name="ce569" table:formula="of:= [.N49] * [.Z49] + [.T49]" office:value-type="float" office:value="3.5" calcext:value-type="float">
            <text:p>3.500</text:p>
          </table:table-cell>
          <table:table-cell table:style-name="ce578" table:formula="of:= [.O49] * [.AA49] + [.U49]" office:value-type="float" office:value="-9" calcext:value-type="float">
            <text:p>-9.000</text:p>
          </table:table-cell>
          <table:table-cell table:style-name="ce587" table:formula="of:= [.P49] * [.AB49] + [.V49]" office:value-type="float" office:value="25.8333333333333" calcext:value-type="float">
            <text:p>25.833</text:p>
          </table:table-cell>
          <table:table-cell table:style-name="ce801" table:formula="of:= [.BY49] / [.W49] - [.N49] / [.B49]" office:value-type="float" office:value="0.166666666666667" calcext:value-type="float">
            <text:p>0.167</text:p>
          </table:table-cell>
          <table:table-cell table:style-name="ce801" table:formula="of:= [.BZ49] / [.X49] - [.O49] / [.C49]" office:value-type="float" office:value="0.25" calcext:value-type="float">
            <text:p>0.250</text:p>
          </table:table-cell>
          <table:table-cell table:style-name="ce804" table:formula="of:= [.CA49] / [.Y49] - [.P49] / [.D49]" office:value-type="float" office:value="-0.5" calcext:value-type="float">
            <text:p>-0.500</text:p>
          </table:table-cell>
          <table:table-cell table:style-name="ce807" table:formula="of:= [.Z49] * [.N49] + ([.BS49] - [.Z49] * [.H49]) - [.W49] * FLOOR([.BS49] / [.W49] - [.H49] / [.B49] + 0.5)" office:value-type="float" office:value="3.5" calcext:value-type="float">
            <text:p>3.500</text:p>
          </table:table-cell>
          <table:table-cell table:style-name="ce810" table:formula="of:= [.AA49] * [.O49] + ([.BT49] - [.AA49] * [.I49]) - [.X49] * FLOOR([.BT49] / [.X49] - [.I49] / [.C49] + 0.5)" office:value-type="float" office:value="-9" calcext:value-type="float">
            <text:p>-9.000</text:p>
          </table:table-cell>
          <table:table-cell table:style-name="ce813" table:formula="of:= [.AB49] * [.P49] + ([.BU49] - [.AB49] * [.J49]) - [.Y49] * FLOOR([.BU49] / [.Y49] - [.J49] / [.D49] + 0.5)" office:value-type="float" office:value="25.8333333333333" calcext:value-type="float">
            <text:p>25.833</text:p>
          </table:table-cell>
          <table:table-cell table:style-name="ce816" table:formula="of:= [.BS49] - [.W49] * FLOOR([.BS49] / [.W49] - [.N49] / [.B49] + 0.5)" office:value-type="float" office:value="3.5" calcext:value-type="float">
            <text:p>3.500</text:p>
          </table:table-cell>
          <table:table-cell table:style-name="ce819" table:formula="of:= [.BT49] - [.X49] * FLOOR([.BT49] / [.X49] - [.O49] / [.C49] + 0.5)" office:value-type="float" office:value="-9" calcext:value-type="float">
            <text:p>-9.000</text:p>
          </table:table-cell>
          <table:table-cell table:style-name="ce822" table:formula="of:= [.BU49] - [.Y49] * FLOOR([.BU49] / [.Y49] - [.P49] / [.D49] + 0.5)" office:value-type="float" office:value="25.8333333333333" calcext:value-type="float">
            <text:p>25.833</text:p>
          </table:table-cell>
          <table:table-cell table:style-name="ce826" table:formula="of:= ([.BY49] - [.N49]) / [.W49]" office:value-type="float" office:value="0.5" calcext:value-type="float">
            <text:p>0.500</text:p>
          </table:table-cell>
          <table:table-cell table:style-name="ce826" table:formula="of:= ([.BZ49] - [.O49]) / [.X49]" office:value-type="float" office:value="0.25" calcext:value-type="float">
            <text:p>0.250</text:p>
          </table:table-cell>
          <table:table-cell table:style-name="ce829" table:formula="of:= ([.CA49] - [.P49]) / [.Y49]" office:value-type="float" office:value="-1.63333333333333" calcext:value-type="float">
            <text:p>-1.633</text:p>
          </table:table-cell>
          <table:table-cell table:style-name="ce832" table:formula="of:= [.BS49] - [.W49] * FLOOR(([.BS49] - [.N49]) / [.W49] + 0.5)" office:value-type="float" office:value="0.5" calcext:value-type="float">
            <text:p>0.500</text:p>
          </table:table-cell>
          <table:table-cell table:style-name="ce832" table:formula="of:= [.BT49] - [.X49] * FLOOR(([.BT49] - [.O49]) / [.X49] + 0.5)" office:value-type="float" office:value="-9" calcext:value-type="float">
            <text:p>-9.000</text:p>
          </table:table-cell>
          <table:table-cell table:style-name="ce835" table:formula="of:= [.BU49] - [.Y49] * FLOOR(([.BU49] - [.P49]) / [.Y49] + 0.5)" office:value-type="float" office:value="35.8333333333333" calcext:value-type="float">
            <text:p>35.833</text:p>
          </table:table-cell>
          <table:table-cell table:style-name="ce838" table:formula="of:= ([.BY49] - [.N49]) / [.W49]" office:value-type="float" office:value="0.5" calcext:value-type="float">
            <text:p>0.500</text:p>
          </table:table-cell>
          <table:table-cell table:style-name="ce838" table:formula="of:= ([.BZ49] - [.O49]) / [.X49]" office:value-type="float" office:value="0.25" calcext:value-type="float">
            <text:p>0.250</text:p>
          </table:table-cell>
          <table:table-cell table:style-name="ce838" table:formula="of:= ([.CA49] - [.P49]) / [.Y49]" office:value-type="float" office:value="-1.63333333333333" calcext:value-type="float">
            <text:p>-1.633</text:p>
          </table:table-cell>
          <table:table-cell table:style-name="ce843" table:formula="of:= [.N49] + ([.BS49] - [.H49]) - [.W49] * FLOOR(([.BS49] - [.H49]) / [.W49] + 0.5)" office:value-type="float" office:value="2.5" calcext:value-type="float">
            <text:p>2.500</text:p>
          </table:table-cell>
          <table:table-cell table:style-name="ce846" table:formula="of:= [.O49] + ([.BT49] - [.I49]) - [.X49] * FLOOR(([.BT49] - [.I49]) / [.X49] + 0.5)" office:value-type="float" office:value="-9" calcext:value-type="float">
            <text:p>-9.000</text:p>
          </table:table-cell>
          <table:table-cell table:style-name="ce849" table:formula="of:= [.P49] + ([.BU49] - [.J49]) - [.Y49] * FLOOR(([.BU49] - [.J49]) / [.Y49] + 0.5)" office:value-type="float" office:value="35.8333333333333" calcext:value-type="float">
            <text:p>35.833</text:p>
          </table:table-cell>
          <table:table-cell table:style-name="ce852" table:formula="of:= [.H49] / [.B49] * ([.B49] - [.W49]) / [.W49] - ([.BY49] / [.W49] - [.N49] / [.B49])" office:value-type="float" office:value="-0.166666666666667" calcext:value-type="float">
            <text:p>-0.167</text:p>
          </table:table-cell>
          <table:table-cell table:style-name="ce852" table:formula="of:= [.I49] / [.C49] * ([.C49] - [.X49]) / [.X49] - ([.BZ49] / [.X49] - [.O49] / [.C49])" office:value-type="float" office:value="-0.25" calcext:value-type="float">
            <text:p>-0.250</text:p>
          </table:table-cell>
          <table:table-cell table:style-name="ce852" table:formula="of:= [.J49] / [.D49] * ([.D49] - [.Y49]) / [.Y49] - ([.CA49] / [.Y49] - [.P49] / [.D49])" office:value-type="float" office:value="0.633333333333333" calcext:value-type="float">
            <text:p>0.633</text:p>
          </table:table-cell>
          <table:table-cell table:style-name="ce855" table:formula="of:= [.N49] + ([.BS49] - [.H49]) - [.W49] * FLOOR(([.BS49] - [.H49]) / [.W49] + 0.5) - ([.W49] - [.B49]) * FLOOR(([.H49] - [.N49]) / [.B49] + 0.5)" office:value-type="float" office:value="3.5" calcext:value-type="float">
            <text:p>3.500</text:p>
          </table:table-cell>
          <table:table-cell table:style-name="ce858" table:formula="of:= [.O49] + ([.BT49] - [.I49]) - [.X49] * FLOOR(([.BT49] - [.I49]) / [.X49] + 0.5) - ([.X49] - [.C49]) * FLOOR(([.I49] - [.O49]) / [.C49] + 0.5)" office:value-type="float" office:value="-9" calcext:value-type="float">
            <text:p>-9.000</text:p>
          </table:table-cell>
          <table:table-cell table:style-name="ce861" table:formula="of:= [.P49] + ([.BU49] - [.J49]) - [.Y49] * FLOOR(([.BU49] - [.J49]) / [.Y49] + 0.5) - ([.Y49] - [.D49]) * FLOOR(([.J49] - [.P49]) / [.D49] + 0.5)" office:value-type="float" office:value="30.8333333333333" calcext:value-type="float">
            <text:p>30.833</text:p>
          </table:table-cell>
          <table:table-cell table:style-name="ce867" table:formula="of:= ([.BY49] - [.N49]) / [.B49]" office:value-type="float" office:value="0.75" calcext:value-type="float">
            <text:p>0.750</text:p>
          </table:table-cell>
          <table:table-cell table:style-name="ce867" table:formula="of:= ([.BZ49] - [.O49]) / [.C49]" office:value-type="float" office:value="0.25" calcext:value-type="float">
            <text:p>0.250</text:p>
          </table:table-cell>
          <table:table-cell table:style-name="ce867" table:formula="of:= ([.CA49] - [.P49]) / [.D49]" office:value-type="float" office:value="-1.36111111111111" calcext:value-type="float">
            <text:p>-1.361</text:p>
          </table:table-cell>
          <table:table-cell table:style-name="ce870" table:formula="of:= [.N49] + ([.BS49] - [.Z49] * [.H49]) - [.W49] * FLOOR([.BS49] / [.W49] - [.H49] / [.B49] + 0.5)" office:value-type="float" office:value="2.5" calcext:value-type="float">
            <text:p>2.500</text:p>
          </table:table-cell>
          <table:table-cell table:style-name="ce873" table:formula="of:= [.O49] + ([.BT49] - [.AA49] * [.I49]) - [.X49] * FLOOR([.BT49] / [.X49] - [.I49] / [.C49] + 0.5)" office:value-type="float" office:value="-9" calcext:value-type="float">
            <text:p>-9.000</text:p>
          </table:table-cell>
          <table:table-cell table:style-name="ce873" table:formula="of:= [.P49] + ([.BU49] - [.AB49] * [.J49]) - [.Y49] * FLOOR([.BU49] / [.Y49] - [.J49] / [.D49] + 0.5)" office:value-type="float" office:value="31.5" calcext:value-type="float">
            <text:p>31.500</text:p>
          </table:table-cell>
          <table:table-cell table:style-name="ce48"/>
          <table:table-cell table:style-name="ce144" table:number-columns-repeated="16271"/>
        </table:table-row>
        <table:table-row table:style-name="ro1">
          <table:table-cell table:style-name="ce17" table:formula="of:= [.A32]" office:value-type="float" office:value="7" calcext:value-type="float">
            <text:p>7</text:p>
          </table:table-cell>
          <table:table-cell table:style-name="ce46" table:formula="of:= [.B32]" office:value-type="float" office:value="2" calcext:value-type="float">
            <text:p>2.000</text:p>
          </table:table-cell>
          <table:table-cell table:style-name="ce125" table:formula="of:= [.C32]" office:value-type="float" office:value="4" calcext:value-type="float">
            <text:p>4.000</text:p>
          </table:table-cell>
          <table:table-cell table:style-name="ce193" table:formula="of:= [.D32]" office:value-type="float" office:value="6" calcext:value-type="float">
            <text:p>6.000</text:p>
          </table:table-cell>
          <table:table-cell table:style-name="ce412" table:formula="of:= [.E32]" office:value-type="float" office:value="1" calcext:value-type="float">
            <text:p>1.000</text:p>
          </table:table-cell>
          <table:table-cell table:style-name="ce125" table:formula="of:= [.F32]" office:value-type="float" office:value="3" calcext:value-type="float">
            <text:p>3.000</text:p>
          </table:table-cell>
          <table:table-cell table:style-name="ce428" table:formula="of:= [.G32]" office:value-type="float" office:value="5" calcext:value-type="float">
            <text:p>5.000</text:p>
          </table:table-cell>
          <table:table-cell table:style-name="ce443" table:formula="of:= [.E50] - [.B50] * FLOOR([.E50] / [.B50])" office:value-type="float" office:value="1" calcext:value-type="float">
            <text:p>1.000</text:p>
          </table:table-cell>
          <table:table-cell table:style-name="ce450" table:formula="of:= [.F50] - [.C50] * FLOOR([.F50] / [.C50])" office:value-type="float" office:value="3" calcext:value-type="float">
            <text:p>3.000</text:p>
          </table:table-cell>
          <table:table-cell table:style-name="ce450" table:formula="of:= [.G50] - [.D50] * FLOOR([.G50] / [.D50])" office:value-type="float" office:value="5" calcext:value-type="float">
            <text:p>5.000</text:p>
          </table:table-cell>
          <table:table-cell table:style-name="ce412" table:formula="of:= [.K32]" office:value-type="float" office:value="2" calcext:value-type="float">
            <text:p>2.000</text:p>
          </table:table-cell>
          <table:table-cell table:style-name="ce125" table:formula="of:= [.L32]" office:value-type="float" office:value="-4" calcext:value-type="float">
            <text:p>-4.000</text:p>
          </table:table-cell>
          <table:table-cell table:style-name="ce193" table:formula="of:= [.M32]" office:value-type="float" office:value="6" calcext:value-type="float">
            <text:p>6.000</text:p>
          </table:table-cell>
          <table:table-cell table:style-name="ce412" table:formula="of:= [.H50] + [.K50] * [.B50]" office:value-type="float" office:value="5" calcext:value-type="float">
            <text:p>5.000</text:p>
          </table:table-cell>
          <table:table-cell table:style-name="ce125" table:formula="of:= [.I50] + [.L50] * [.C50]" office:value-type="float" office:value="-13" calcext:value-type="float">
            <text:p>-13.000</text:p>
          </table:table-cell>
          <table:table-cell table:style-name="ce193" table:formula="of:= [.J50] + [.M50] * [.D50]" office:value-type="float" office:value="41" calcext:value-type="float">
            <text:p>41.000</text:p>
          </table:table-cell>
          <table:table-cell table:style-name="ce412" table:formula="of:= [.Q32]" office:value-type="float" office:value="0.75" calcext:value-type="float">
            <text:p>0.750</text:p>
          </table:table-cell>
          <table:table-cell table:style-name="ce125" table:formula="of:= [.R32]" office:value-type="float" office:value="1.5" calcext:value-type="float">
            <text:p>1.500</text:p>
          </table:table-cell>
          <table:table-cell table:style-name="ce428" table:formula="of:= [.S32]" office:value-type="float" office:value="-2.25" calcext:value-type="float">
            <text:p>-2.250</text:p>
          </table:table-cell>
          <table:table-cell table:style-name="ce470" table:formula="of:= [.Q50] - [.B50] * FLOOR([.Q50] / [.B50] + 0.5)" office:value-type="float" office:value="0.75" calcext:value-type="float">
            <text:p>0.750</text:p>
          </table:table-cell>
          <table:table-cell table:style-name="ce474" table:formula="of:= [.R50] - [.C50] * FLOOR([.R50] / [.C50] + 0.5)" office:value-type="float" office:value="1.5" calcext:value-type="float">
            <text:p>1.500</text:p>
          </table:table-cell>
          <table:table-cell table:style-name="ce486" table:formula="of:= [.S50] - [.D50] * FLOOR([.S50] / [.D50] + 0.5)" office:value-type="float" office:value="-2.25" calcext:value-type="float">
            <text:p>-2.250</text:p>
          </table:table-cell>
          <table:table-cell table:style-name="ce497" table:formula="of:= [.B50] + 1" office:value-type="float" office:value="3" calcext:value-type="float">
            <text:p>3.000</text:p>
          </table:table-cell>
          <table:table-cell table:style-name="ce501" table:formula="of:= [.C50]" office:value-type="float" office:value="4" calcext:value-type="float">
            <text:p>4.000</text:p>
          </table:table-cell>
          <table:table-cell table:style-name="ce505" table:formula="of:= [.D50] - 1" office:value-type="float" office:value="5" calcext:value-type="float">
            <text:p>5.000</text:p>
          </table:table-cell>
          <table:table-cell table:style-name="ce510" table:formula="of:= [.W50] / [.B50]" office:value-type="float" office:value="1.5" calcext:value-type="float">
            <text:p>1.500</text:p>
          </table:table-cell>
          <table:table-cell table:style-name="ce514" table:formula="of:= [.X50] / [.C50]" office:value-type="float" office:value="1" calcext:value-type="float">
            <text:p>1.000</text:p>
          </table:table-cell>
          <table:table-cell table:style-name="ce525" table:formula="of:= [.Y50] / [.D50]" office:value-type="float" office:value="0.833333333333333" calcext:value-type="float">
            <text:p>0.833</text:p>
          </table:table-cell>
          <table:table-cell table:style-name="ce541" table:formula="of:= ([.H50] + [.T50]) * [.Z50] - [.W50] * FLOOR(([.H50] + [.T50]) * [.Z50] / [.W50])" office:value-type="float" office:value="2.625" calcext:value-type="float">
            <text:p>2.625</text:p>
          </table:table-cell>
          <table:table-cell table:style-name="ce548" table:formula="of:= ([.I50] + [.U50]) * [.AA50] - [.X50] * FLOOR(([.I50] + [.U50]) * [.AA50] / [.X50])" office:value-type="float" office:value="0.5" calcext:value-type="float">
            <text:p>0.500</text:p>
          </table:table-cell>
          <table:table-cell table:style-name="ce551" table:formula="of:= ([.J50] + [.V50]) * [.AB50] - [.Y50] * FLOOR(([.J50] + [.V50]) * [.AB50] / [.Y50])" office:value-type="float" office:value="2.29166666666667" calcext:value-type="float">
            <text:p>2.292</text:p>
          </table:table-cell>
          <table:table-cell table:style-name="ce555" table:formula="of:= [.AC50] - [.H50]" office:value-type="float" office:value="1.625" calcext:value-type="float">
            <text:p>1.625</text:p>
          </table:table-cell>
          <table:table-cell table:style-name="ce558" table:formula="of:= [.AD50] - [.I50]" office:value-type="float" office:value="-2.5" calcext:value-type="float">
            <text:p>-2.500</text:p>
          </table:table-cell>
          <table:table-cell table:style-name="ce562" table:formula="of:= [.AE50] - [.J50]" office:value-type="float" office:value="-2.70833333333333" calcext:value-type="float">
            <text:p>-2.708</text:p>
          </table:table-cell>
          <table:table-cell table:style-name="ce567" table:formula="of:= ([.N50] + [.T50]) * [.Z50]" office:value-type="float" office:value="8.625" calcext:value-type="float">
            <text:p>8.625</text:p>
          </table:table-cell>
          <table:table-cell table:style-name="ce576" table:formula="of:= ([.O50] + [.U50]) * [.AA50]" office:value-type="float" office:value="-11.5" calcext:value-type="float">
            <text:p>-11.500</text:p>
          </table:table-cell>
          <table:table-cell table:style-name="ce585" table:formula="of:= ([.P50] + [.V50]) * [.AB50]" office:value-type="float" office:value="32.2916666666667" calcext:value-type="float">
            <text:p>32.292</text:p>
          </table:table-cell>
          <table:table-cell table:style-name="ce593" table:formula="of:= [.AI50] / [.W50] - [.N50] / [.B50]" office:value-type="float" office:value="0.375" calcext:value-type="float">
            <text:p>0.375</text:p>
          </table:table-cell>
          <table:table-cell table:style-name="ce600" table:formula="of:= [.AJ50] / [.X50] - [.O50] / [.C50]" office:value-type="float" office:value="0.375" calcext:value-type="float">
            <text:p>0.375</text:p>
          </table:table-cell>
          <table:table-cell table:style-name="ce600" table:formula="of:= [.AK50] / [.Y50] - [.P50] / [.D50]" office:value-type="float" office:value="-0.374999999999999" calcext:value-type="float">
            <text:p>-0.375</text:p>
          </table:table-cell>
          <table:table-cell table:style-name="ce612" table:formula="of:= [.Z50] * [.N50] + ([.AC50] - [.Z50] * [.H50]) - [.W50] * FLOOR([.AC50] / [.W50] - [.H50] / [.B50] + 0.5)" office:value-type="float" office:value="8.625" calcext:value-type="float">
            <text:p>8.625</text:p>
          </table:table-cell>
          <table:table-cell table:style-name="ce619" table:formula="of:= [.AA50] * [.O50] + ([.AD50] - [.AA50] * [.I50]) - [.X50] * FLOOR([.AD50] / [.X50] - [.I50] / [.C50] + 0.5)" office:value-type="float" office:value="-11.5" calcext:value-type="float">
            <text:p>-11.500</text:p>
          </table:table-cell>
          <table:table-cell table:style-name="ce626" table:formula="of:= [.AB50] * [.P50] + ([.AE50] - [.AB50] * [.J50]) - [.Y50] * FLOOR([.AE50] / [.Y50] - [.J50] / [.D50] + 0.5)" office:value-type="float" office:value="32.2916666666667" calcext:value-type="float">
            <text:p>32.292</text:p>
          </table:table-cell>
          <table:table-cell table:style-name="ce632" table:formula="of:= [.AC50] - [.W50] * FLOOR([.AC50] / [.W50] - [.N50] / [.B50] + 0.5)" office:value-type="float" office:value="8.625" calcext:value-type="float">
            <text:p>8.625</text:p>
          </table:table-cell>
          <table:table-cell table:style-name="ce637" table:formula="of:= [.AD50] - [.X50] * FLOOR([.AD50] / [.X50] - [.O50] / [.C50] + 0.5)" office:value-type="float" office:value="-11.5" calcext:value-type="float">
            <text:p>-11.500</text:p>
          </table:table-cell>
          <table:table-cell table:style-name="ce642" table:formula="of:= [.AE50] - [.Y50] * FLOOR([.AE50] / [.Y50] - [.P50] / [.D50] + 0.5)" office:value-type="float" office:value="32.2916666666667" calcext:value-type="float">
            <text:p>32.292</text:p>
          </table:table-cell>
          <table:table-cell table:style-name="ce654" table:formula="of:= ([.AI50] - [.N50]) / [.W50]" office:value-type="float" office:value="1.20833333333333" calcext:value-type="float">
            <text:p>1.208</text:p>
          </table:table-cell>
          <table:table-cell table:style-name="ce667" table:formula="of:= ([.AJ50] - [.O50]) / [.X50]" office:value-type="float" office:value="0.375" calcext:value-type="float">
            <text:p>0.375</text:p>
          </table:table-cell>
          <table:table-cell table:style-name="ce667" table:formula="of:= ([.AK50] - [.P50]) / [.Y50]" office:value-type="float" office:value="-1.74166666666667" calcext:value-type="float">
            <text:p>-1.742</text:p>
          </table:table-cell>
          <table:table-cell table:style-name="ce682" table:formula="of:= [.AC50] - [.W50] * FLOOR(([.AC50] - [.N50]) / [.W50] + 0.5)" office:value-type="float" office:value="5.625" calcext:value-type="float">
            <text:p>5.625</text:p>
          </table:table-cell>
          <table:table-cell table:style-name="ce685" table:formula="of:= [.AD50] - [.X50] * FLOOR(([.AD50] - [.O50]) / [.X50] + 0.5)" office:value-type="float" office:value="-11.5" calcext:value-type="float">
            <text:p>-11.500</text:p>
          </table:table-cell>
          <table:table-cell table:style-name="ce689" table:formula="of:= [.AE50] - [.Y50] * FLOOR(([.AE50] - [.P50]) / [.Y50] + 0.5)" office:value-type="float" office:value="42.2916666666667" calcext:value-type="float">
            <text:p>42.292</text:p>
          </table:table-cell>
          <table:table-cell table:style-name="ce695" table:formula="of:= ([.AI50] - [.N50]) / [.W50]" office:value-type="float" office:value="1.20833333333333" calcext:value-type="float">
            <text:p>1.208</text:p>
          </table:table-cell>
          <table:table-cell table:style-name="ce695" table:formula="of:= ([.AJ50] - [.O50]) / [.X50]" office:value-type="float" office:value="0.375" calcext:value-type="float">
            <text:p>0.375</text:p>
          </table:table-cell>
          <table:table-cell table:style-name="ce705" table:formula="of:= ([.AK50] - [.P50]) / [.Y50]" office:value-type="float" office:value="-1.74166666666667" calcext:value-type="float">
            <text:p>-1.742</text:p>
          </table:table-cell>
          <table:table-cell table:style-name="ce711" table:formula="of:= [.N50] + ([.AC50] - [.H50]) - [.W50] * FLOOR(([.AC50] - [.H50]) / [.W50] + 0.5)" office:value-type="float" office:value="3.625" calcext:value-type="float">
            <text:p>3.625</text:p>
          </table:table-cell>
          <table:table-cell table:style-name="ce714" table:formula="of:= [.O50] + ([.AD50] - [.I50]) - [.X50] * FLOOR(([.AD50] - [.I50]) / [.X50] + 0.5)" office:value-type="float" office:value="-11.5" calcext:value-type="float">
            <text:p>-11.500</text:p>
          </table:table-cell>
          <table:table-cell table:style-name="ce717" table:formula="of:= [.P50] + ([.AE50] - [.J50]) - [.Y50] * FLOOR(([.AE50] - [.J50]) / [.Y50] + 0.5)" office:value-type="float" office:value="43.2916666666667" calcext:value-type="float">
            <text:p>43.292</text:p>
          </table:table-cell>
          <table:table-cell table:style-name="ce721" table:formula="of:= [.H50] / [.B50] * ([.B50] - [.W50]) / [.W50] - ([.AI50] / [.W50] - [.N50] / [.B50])" office:value-type="float" office:value="-0.541666666666667" calcext:value-type="float">
            <text:p>-0.542</text:p>
          </table:table-cell>
          <table:table-cell table:style-name="ce721" table:formula="of:= [.I50] / [.C50] * ([.C50] - [.X50]) / [.X50] - ([.AJ50] / [.X50] - [.O50] / [.C50])" office:value-type="float" office:value="-0.375" calcext:value-type="float">
            <text:p>-0.375</text:p>
          </table:table-cell>
          <table:table-cell table:style-name="ce730" table:formula="of:= [.J50] / [.D50] * ([.D50] - [.Y50]) / [.Y50] - ([.AK50] / [.Y50] - [.P50] / [.D50])" office:value-type="float" office:value="0.541666666666666" calcext:value-type="float">
            <text:p>0.542</text:p>
          </table:table-cell>
          <table:table-cell table:style-name="ce735" table:formula="of:= [.N50] + ([.AC50] - [.H50]) - [.W50] * FLOOR(([.AC50] - [.H50]) / [.W50] + 0.5) - ([.W50] - [.B50]) * FLOOR(([.H50] - [.N50]) / [.B50] + 0.5)" office:value-type="float" office:value="5.625" calcext:value-type="float">
            <text:p>5.625</text:p>
          </table:table-cell>
          <table:table-cell table:style-name="ce738" table:formula="of:= [.O50] + ([.AD50] - [.I50]) - [.X50] * FLOOR(([.AD50] - [.I50]) / [.X50] + 0.5) - ([.X50] - [.C50]) * FLOOR(([.I50] - [.O50]) / [.C50] + 0.5)" office:value-type="float" office:value="-11.5" calcext:value-type="float">
            <text:p>-11.500</text:p>
          </table:table-cell>
          <table:table-cell table:style-name="ce741" table:formula="of:= [.P50] + ([.AE50] - [.J50]) - [.Y50] * FLOOR(([.AE50] - [.J50]) / [.Y50] + 0.5) - ([.Y50] - [.D50]) * FLOOR(([.J50] - [.P50]) / [.D50] + 0.5)" office:value-type="float" office:value="37.2916666666667" calcext:value-type="float">
            <text:p>37.292</text:p>
          </table:table-cell>
          <table:table-cell table:style-name="ce744" table:formula="of:= ([.AI50] - [.N50]) / [.B50]" office:value-type="float" office:value="1.8125" calcext:value-type="float">
            <text:p>1.813</text:p>
          </table:table-cell>
          <table:table-cell table:style-name="ce749" table:formula="of:= ([.AJ50] - [.O50]) / [.C50]" office:value-type="float" office:value="0.375" calcext:value-type="float">
            <text:p>0.375</text:p>
          </table:table-cell>
          <table:table-cell table:style-name="ce755" table:formula="of:= ([.AK50] - [.P50]) / [.D50]" office:value-type="float" office:value="-1.45138888888889" calcext:value-type="float">
            <text:p>-1.451</text:p>
          </table:table-cell>
          <table:table-cell table:style-name="ce760" table:formula="of:= [.N50] + ([.AC50] - [.Z50] * [.H50]) - [.W50] * FLOOR([.AC50] / [.W50] - [.H50] / [.B50] + 0.5)" office:value-type="float" office:value="6.125" calcext:value-type="float">
            <text:p>6.125</text:p>
          </table:table-cell>
          <table:table-cell table:style-name="ce763" table:formula="of:= [.O50] + ([.AD50] - [.AA50] * [.I50]) - [.X50] * FLOOR([.AD50] / [.X50] - [.I50] / [.C50] + 0.5)" office:value-type="float" office:value="-11.5" calcext:value-type="float">
            <text:p>-11.500</text:p>
          </table:table-cell>
          <table:table-cell table:style-name="ce768" table:formula="of:= [.P50] + ([.AE50] - [.AB50] * [.J50]) - [.Y50] * FLOOR([.AE50] / [.Y50] - [.J50] / [.D50] + 0.5)" office:value-type="float" office:value="39.125" calcext:value-type="float">
            <text:p>39.125</text:p>
          </table:table-cell>
          <table:table-cell table:style-name="ce777" table:formula="of:= [.H50] * [.Z50] + [.T50] - [.W50] * FLOOR(([.H50] * [.Z50] + [.T50]) / [.W50])" office:value-type="float" office:value="2.25" calcext:value-type="float">
            <text:p>2.250</text:p>
          </table:table-cell>
          <table:table-cell table:style-name="ce781" table:formula="of:= [.I50] * [.AA50] + [.U50] - [.X50] * FLOOR(([.I50] * [.AA50] + [.U50]) / [.X50])" office:value-type="float" office:value="0.5" calcext:value-type="float">
            <text:p>0.500</text:p>
          </table:table-cell>
          <table:table-cell table:style-name="ce785" table:formula="of:= [.J50] * [.AB50] + [.V50] - [.Y50] * FLOOR(([.J50] * [.AB50] + [.V50]) / [.Y50])" office:value-type="float" office:value="1.91666666666667" calcext:value-type="float">
            <text:p>1.917</text:p>
          </table:table-cell>
          <table:table-cell table:style-name="ce789" table:formula="of:= [.BS50] - [.H50]" office:value-type="float" office:value="1.25" calcext:value-type="float">
            <text:p>1.250</text:p>
          </table:table-cell>
          <table:table-cell table:style-name="ce792" table:formula="of:= [.BT50] - [.I50]" office:value-type="float" office:value="-2.5" calcext:value-type="float">
            <text:p>-2.500</text:p>
          </table:table-cell>
          <table:table-cell table:style-name="ce795" table:formula="of:= [.BU50] - [.J50]" office:value-type="float" office:value="-3.08333333333333" calcext:value-type="float">
            <text:p>-3.083</text:p>
          </table:table-cell>
          <table:table-cell table:style-name="ce567" table:formula="of:= [.N50] * [.Z50] + [.T50]" office:value-type="float" office:value="8.25" calcext:value-type="float">
            <text:p>8.250</text:p>
          </table:table-cell>
          <table:table-cell table:style-name="ce576" table:formula="of:= [.O50] * [.AA50] + [.U50]" office:value-type="float" office:value="-11.5" calcext:value-type="float">
            <text:p>-11.500</text:p>
          </table:table-cell>
          <table:table-cell table:style-name="ce585" table:formula="of:= [.P50] * [.AB50] + [.V50]" office:value-type="float" office:value="31.9166666666667" calcext:value-type="float">
            <text:p>31.917</text:p>
          </table:table-cell>
          <table:table-cell table:style-name="ce799" table:formula="of:= [.BY50] / [.W50] - [.N50] / [.B50]" office:value-type="float" office:value="0.25" calcext:value-type="float">
            <text:p>0.250</text:p>
          </table:table-cell>
          <table:table-cell table:style-name="ce799" table:formula="of:= [.BZ50] / [.X50] - [.O50] / [.C50]" office:value-type="float" office:value="0.375" calcext:value-type="float">
            <text:p>0.375</text:p>
          </table:table-cell>
          <table:table-cell table:style-name="ce802" table:formula="of:= [.CA50] / [.Y50] - [.P50] / [.D50]" office:value-type="float" office:value="-0.449999999999998" calcext:value-type="float">
            <text:p>-0.450</text:p>
          </table:table-cell>
          <table:table-cell table:style-name="ce805" table:formula="of:= [.Z50] * [.N50] + ([.BS50] - [.Z50] * [.H50]) - [.W50] * FLOOR([.BS50] / [.W50] - [.H50] / [.B50] + 0.5)" office:value-type="float" office:value="8.25" calcext:value-type="float">
            <text:p>8.250</text:p>
          </table:table-cell>
          <table:table-cell table:style-name="ce808" table:formula="of:= [.AA50] * [.O50] + ([.BT50] - [.AA50] * [.I50]) - [.X50] * FLOOR([.BT50] / [.X50] - [.I50] / [.C50] + 0.5)" office:value-type="float" office:value="-11.5" calcext:value-type="float">
            <text:p>-11.500</text:p>
          </table:table-cell>
          <table:table-cell table:style-name="ce811" table:formula="of:= [.AB50] * [.P50] + ([.BU50] - [.AB50] * [.J50]) - [.Y50] * FLOOR([.BU50] / [.Y50] - [.J50] / [.D50] + 0.5)" office:value-type="float" office:value="31.9166666666667" calcext:value-type="float">
            <text:p>31.917</text:p>
          </table:table-cell>
          <table:table-cell table:style-name="ce814" table:formula="of:= [.BS50] - [.W50] * FLOOR([.BS50] / [.W50] - [.N50] / [.B50] + 0.5)" office:value-type="float" office:value="8.25" calcext:value-type="float">
            <text:p>8.250</text:p>
          </table:table-cell>
          <table:table-cell table:style-name="ce817" table:formula="of:= [.BT50] - [.X50] * FLOOR([.BT50] / [.X50] - [.O50] / [.C50] + 0.5)" office:value-type="float" office:value="-11.5" calcext:value-type="float">
            <text:p>-11.500</text:p>
          </table:table-cell>
          <table:table-cell table:style-name="ce820" table:formula="of:= [.BU50] - [.Y50] * FLOOR([.BU50] / [.Y50] - [.P50] / [.D50] + 0.5)" office:value-type="float" office:value="31.9166666666667" calcext:value-type="float">
            <text:p>31.917</text:p>
          </table:table-cell>
          <table:table-cell table:style-name="ce824" table:formula="of:= ([.BY50] - [.N50]) / [.W50]" office:value-type="float" office:value="1.08333333333333" calcext:value-type="float">
            <text:p>1.083</text:p>
          </table:table-cell>
          <table:table-cell table:style-name="ce824" table:formula="of:= ([.BZ50] - [.O50]) / [.X50]" office:value-type="float" office:value="0.375" calcext:value-type="float">
            <text:p>0.375</text:p>
          </table:table-cell>
          <table:table-cell table:style-name="ce827" table:formula="of:= ([.CA50] - [.P50]) / [.Y50]" office:value-type="float" office:value="-1.81666666666667" calcext:value-type="float">
            <text:p>-1.817</text:p>
          </table:table-cell>
          <table:table-cell table:style-name="ce830" table:formula="of:= [.BS50] - [.W50] * FLOOR(([.BS50] - [.N50]) / [.W50] + 0.5)" office:value-type="float" office:value="5.25" calcext:value-type="float">
            <text:p>5.250</text:p>
          </table:table-cell>
          <table:table-cell table:style-name="ce830" table:formula="of:= [.BT50] - [.X50] * FLOOR(([.BT50] - [.O50]) / [.X50] + 0.5)" office:value-type="float" office:value="-11.5" calcext:value-type="float">
            <text:p>-11.500</text:p>
          </table:table-cell>
          <table:table-cell table:style-name="ce833" table:formula="of:= [.BU50] - [.Y50] * FLOOR(([.BU50] - [.P50]) / [.Y50] + 0.5)" office:value-type="float" office:value="41.9166666666667" calcext:value-type="float">
            <text:p>41.917</text:p>
          </table:table-cell>
          <table:table-cell table:style-name="ce836" table:formula="of:= ([.BY50] - [.N50]) / [.W50]" office:value-type="float" office:value="1.08333333333333" calcext:value-type="float">
            <text:p>1.083</text:p>
          </table:table-cell>
          <table:table-cell table:style-name="ce836" table:formula="of:= ([.BZ50] - [.O50]) / [.X50]" office:value-type="float" office:value="0.375" calcext:value-type="float">
            <text:p>0.375</text:p>
          </table:table-cell>
          <table:table-cell table:style-name="ce836" table:formula="of:= ([.CA50] - [.P50]) / [.Y50]" office:value-type="float" office:value="-1.81666666666667" calcext:value-type="float">
            <text:p>-1.817</text:p>
          </table:table-cell>
          <table:table-cell table:style-name="ce841" table:formula="of:= [.N50] + ([.BS50] - [.H50]) - [.W50] * FLOOR(([.BS50] - [.H50]) / [.W50] + 0.5)" office:value-type="float" office:value="6.25" calcext:value-type="float">
            <text:p>6.250</text:p>
          </table:table-cell>
          <table:table-cell table:style-name="ce844" table:formula="of:= [.O50] + ([.BT50] - [.I50]) - [.X50] * FLOOR(([.BT50] - [.I50]) / [.X50] + 0.5)" office:value-type="float" office:value="-11.5" calcext:value-type="float">
            <text:p>-11.500</text:p>
          </table:table-cell>
          <table:table-cell table:style-name="ce847" table:formula="of:= [.P50] + ([.BU50] - [.J50]) - [.Y50] * FLOOR(([.BU50] - [.J50]) / [.Y50] + 0.5)" office:value-type="float" office:value="42.9166666666667" calcext:value-type="float">
            <text:p>42.917</text:p>
          </table:table-cell>
          <table:table-cell table:style-name="ce850" table:formula="of:= [.H50] / [.B50] * ([.B50] - [.W50]) / [.W50] - ([.BY50] / [.W50] - [.N50] / [.B50])" office:value-type="float" office:value="-0.416666666666667" calcext:value-type="float">
            <text:p>-0.417</text:p>
          </table:table-cell>
          <table:table-cell table:style-name="ce850" table:formula="of:= [.I50] / [.C50] * ([.C50] - [.X50]) / [.X50] - ([.BZ50] / [.X50] - [.O50] / [.C50])" office:value-type="float" office:value="-0.375" calcext:value-type="float">
            <text:p>-0.375</text:p>
          </table:table-cell>
          <table:table-cell table:style-name="ce850" table:formula="of:= [.J50] / [.D50] * ([.D50] - [.Y50]) / [.Y50] - ([.CA50] / [.Y50] - [.P50] / [.D50])" office:value-type="float" office:value="0.616666666666665" calcext:value-type="float">
            <text:p>0.617</text:p>
          </table:table-cell>
          <table:table-cell table:style-name="ce853" table:formula="of:= [.N50] + ([.BS50] - [.H50]) - [.W50] * FLOOR(([.BS50] - [.H50]) / [.W50] + 0.5) - ([.W50] - [.B50]) * FLOOR(([.H50] - [.N50]) / [.B50] + 0.5)" office:value-type="float" office:value="8.25" calcext:value-type="float">
            <text:p>8.250</text:p>
          </table:table-cell>
          <table:table-cell table:style-name="ce856" table:formula="of:= [.O50] + ([.BT50] - [.I50]) - [.X50] * FLOOR(([.BT50] - [.I50]) / [.X50] + 0.5) - ([.X50] - [.C50]) * FLOOR(([.I50] - [.O50]) / [.C50] + 0.5)" office:value-type="float" office:value="-11.5" calcext:value-type="float">
            <text:p>-11.500</text:p>
          </table:table-cell>
          <table:table-cell table:style-name="ce859" table:formula="of:= [.P50] + ([.BU50] - [.J50]) - [.Y50] * FLOOR(([.BU50] - [.J50]) / [.Y50] + 0.5) - ([.Y50] - [.D50]) * FLOOR(([.J50] - [.P50]) / [.D50] + 0.5)" office:value-type="float" office:value="36.9166666666667" calcext:value-type="float">
            <text:p>36.917</text:p>
          </table:table-cell>
          <table:table-cell table:style-name="ce865" table:formula="of:= ([.BY50] - [.N50]) / [.B50]" office:value-type="float" office:value="1.625" calcext:value-type="float">
            <text:p>1.625</text:p>
          </table:table-cell>
          <table:table-cell table:style-name="ce865" table:formula="of:= ([.BZ50] - [.O50]) / [.C50]" office:value-type="float" office:value="0.375" calcext:value-type="float">
            <text:p>0.375</text:p>
          </table:table-cell>
          <table:table-cell table:style-name="ce865" table:formula="of:= ([.CA50] - [.P50]) / [.D50]" office:value-type="float" office:value="-1.51388888888889" calcext:value-type="float">
            <text:p>-1.514</text:p>
          </table:table-cell>
          <table:table-cell table:style-name="ce868" table:formula="of:= [.N50] + ([.BS50] - [.Z50] * [.H50]) - [.W50] * FLOOR([.BS50] / [.W50] - [.H50] / [.B50] + 0.5)" office:value-type="float" office:value="5.75" calcext:value-type="float">
            <text:p>5.750</text:p>
          </table:table-cell>
          <table:table-cell table:style-name="ce871" table:formula="of:= [.O50] + ([.BT50] - [.AA50] * [.I50]) - [.X50] * FLOOR([.BT50] / [.X50] - [.I50] / [.C50] + 0.5)" office:value-type="float" office:value="-11.5" calcext:value-type="float">
            <text:p>-11.500</text:p>
          </table:table-cell>
          <table:table-cell table:style-name="ce871" table:formula="of:= [.P50] + ([.BU50] - [.AB50] * [.J50]) - [.Y50] * FLOOR([.BU50] / [.Y50] - [.J50] / [.D50] + 0.5)" office:value-type="float" office:value="38.75" calcext:value-type="float">
            <text:p>38.750</text:p>
          </table:table-cell>
          <table:table-cell table:style-name="ce46"/>
          <table:table-cell table:style-name="ce125" table:number-columns-repeated="16271"/>
        </table:table-row>
        <table:table-row table:style-name="ro1">
          <table:table-cell table:style-name="ce24" table:formula="of:= [.A33]" office:value-type="float" office:value="8" calcext:value-type="float">
            <text:p>8</text:p>
          </table:table-cell>
          <table:table-cell table:style-name="ce48"/>
          <table:table-cell table:style-name="ce144"/>
          <table:table-cell table:style-name="ce235"/>
          <table:table-cell table:style-name="ce414"/>
          <table:table-cell table:style-name="ce144"/>
          <table:table-cell table:style-name="ce430"/>
          <table:table-cell table:style-name="ce445" table:formula="of:= [.E51] - [.B51] * FLOOR([.E51] / [.B51])" office:value-type="string" office:string-value="" calcext:value-type="error">
            <text:p>#DIV/0!</text:p>
          </table:table-cell>
          <table:table-cell table:style-name="ce452" table:formula="of:= [.F51] - [.C51] * FLOOR([.F51] / [.C51])" office:value-type="string" office:string-value="" calcext:value-type="error">
            <text:p>#DIV/0!</text:p>
          </table:table-cell>
          <table:table-cell table:style-name="ce452" table:formula="of:= [.G51] - [.D51] * FLOOR([.G51] / [.D51])" office:value-type="string" office:string-value="" calcext:value-type="error">
            <text:p>#DIV/0!</text:p>
          </table:table-cell>
          <table:table-cell table:style-name="ce414"/>
          <table:table-cell table:style-name="ce144"/>
          <table:table-cell table:style-name="ce235"/>
          <table:table-cell table:style-name="ce414" table:formula="of:= [.H51] + [.K51] * [.B51]" office:value-type="string" office:string-value="" calcext:value-type="error">
            <text:p>#DIV/0!</text:p>
          </table:table-cell>
          <table:table-cell table:style-name="ce144" table:formula="of:= [.I51] + [.L51] * [.C51]" office:value-type="string" office:string-value="" calcext:value-type="error">
            <text:p>#DIV/0!</text:p>
          </table:table-cell>
          <table:table-cell table:style-name="ce235" table:formula="of:= [.J51] + [.M51] * [.D51]" office:value-type="string" office:string-value="" calcext:value-type="error">
            <text:p>#DIV/0!</text:p>
          </table:table-cell>
          <table:table-cell table:style-name="ce414"/>
          <table:table-cell table:style-name="ce144"/>
          <table:table-cell table:style-name="ce430"/>
          <table:table-cell table:style-name="ce473" table:formula="of:= [.Q51] - [.B51] * FLOOR([.Q51] / [.B51] + 0.5)" office:value-type="string" office:string-value="" calcext:value-type="error">
            <text:p>#DIV/0!</text:p>
          </table:table-cell>
          <table:table-cell table:style-name="ce476" table:formula="of:= [.R51] - [.C51] * FLOOR([.R51] / [.C51] + 0.5)" office:value-type="string" office:string-value="" calcext:value-type="error">
            <text:p>#DIV/0!</text:p>
          </table:table-cell>
          <table:table-cell table:style-name="ce488" table:formula="of:= [.S51] - [.D51] * FLOOR([.S51] / [.D51] + 0.5)" office:value-type="string" office:string-value="" calcext:value-type="error">
            <text:p>#DIV/0!</text:p>
          </table:table-cell>
          <table:table-cell table:style-name="ce499"/>
          <table:table-cell table:style-name="ce503"/>
          <table:table-cell table:style-name="ce507"/>
          <table:table-cell table:style-name="ce512" table:formula="of:= [.W51] / [.B51]" office:value-type="string" office:string-value="" calcext:value-type="error">
            <text:p>#DIV/0!</text:p>
          </table:table-cell>
          <table:table-cell table:style-name="ce516" table:formula="of:= [.X51] / [.C51]" office:value-type="string" office:string-value="" calcext:value-type="error">
            <text:p>#DIV/0!</text:p>
          </table:table-cell>
          <table:table-cell table:style-name="ce527" table:formula="of:= [.Y51] / [.D51]" office:value-type="string" office:string-value="" calcext:value-type="error">
            <text:p>#DIV/0!</text:p>
          </table:table-cell>
          <table:table-cell table:style-name="ce543" table:formula="of:= ([.H51] + [.T51]) * [.Z51] - [.W51] * FLOOR(([.H51] + [.T51]) * [.Z51] / [.W51])" office:value-type="string" office:string-value="" calcext:value-type="error">
            <text:p>#DIV/0!</text:p>
          </table:table-cell>
          <table:table-cell table:style-name="ce550" table:formula="of:= ([.I51] + [.U51]) * [.AA51] - [.X51] * FLOOR(([.I51] + [.U51]) * [.AA51] / [.X51])" office:value-type="string" office:string-value="" calcext:value-type="error">
            <text:p>#DIV/0!</text:p>
          </table:table-cell>
          <table:table-cell table:style-name="ce553" table:formula="of:= ([.J51] + [.V51]) * [.AB51] - [.Y51] * FLOOR(([.J51] + [.V51]) * [.AB51] / [.Y51])" office:value-type="string" office:string-value="" calcext:value-type="error">
            <text:p>#DIV/0!</text:p>
          </table:table-cell>
          <table:table-cell table:style-name="ce557" table:formula="of:= [.AC51] - [.H51]" office:value-type="string" office:string-value="" calcext:value-type="error">
            <text:p>#DIV/0!</text:p>
          </table:table-cell>
          <table:table-cell table:style-name="ce560" table:formula="of:= [.AD51] - [.I51]" office:value-type="string" office:string-value="" calcext:value-type="error">
            <text:p>#DIV/0!</text:p>
          </table:table-cell>
          <table:table-cell table:style-name="ce564" table:formula="of:= [.AE51] - [.J51]" office:value-type="string" office:string-value="" calcext:value-type="error">
            <text:p>#DIV/0!</text:p>
          </table:table-cell>
          <table:table-cell table:style-name="ce569" table:formula="of:= ([.N51] + [.T51]) * [.Z51]" office:value-type="string" office:string-value="" calcext:value-type="error">
            <text:p>#DIV/0!</text:p>
          </table:table-cell>
          <table:table-cell table:style-name="ce578" table:formula="of:= ([.O51] + [.U51]) * [.AA51]" office:value-type="string" office:string-value="" calcext:value-type="error">
            <text:p>#DIV/0!</text:p>
          </table:table-cell>
          <table:table-cell table:style-name="ce587" table:formula="of:= ([.P51] + [.V51]) * [.AB51]" office:value-type="string" office:string-value="" calcext:value-type="error">
            <text:p>#DIV/0!</text:p>
          </table:table-cell>
          <table:table-cell table:style-name="ce595" table:formula="of:= [.AI51] / [.W51] - [.N51] / [.B51]" office:value-type="string" office:string-value="" calcext:value-type="error">
            <text:p>#DIV/0!</text:p>
          </table:table-cell>
          <table:table-cell table:style-name="ce602" table:formula="of:= [.AJ51] / [.X51] - [.O51] / [.C51]" office:value-type="string" office:string-value="" calcext:value-type="error">
            <text:p>#DIV/0!</text:p>
          </table:table-cell>
          <table:table-cell table:style-name="ce602" table:formula="of:= [.AK51] / [.Y51] - [.P51] / [.D51]" office:value-type="string" office:string-value="" calcext:value-type="error">
            <text:p>#DIV/0!</text:p>
          </table:table-cell>
          <table:table-cell table:style-name="ce614" table:formula="of:= [.Z51] * [.N51] + ([.AC51] - [.Z51] * [.H51]) - [.W51] * FLOOR([.AC51] / [.W51] - [.H51] / [.B51] + 0.5)" office:value-type="string" office:string-value="" calcext:value-type="error">
            <text:p>#DIV/0!</text:p>
          </table:table-cell>
          <table:table-cell table:style-name="ce621" table:formula="of:= [.AA51] * [.O51] + ([.AD51] - [.AA51] * [.I51]) - [.X51] * FLOOR([.AD51] / [.X51] - [.I51] / [.C51] + 0.5)" office:value-type="string" office:string-value="" calcext:value-type="error">
            <text:p>#DIV/0!</text:p>
          </table:table-cell>
          <table:table-cell table:style-name="ce628" table:formula="of:= [.AB51] * [.P51] + ([.AE51] - [.AB51] * [.J51]) - [.Y51] * FLOOR([.AE51] / [.Y51] - [.J51] / [.D51] + 0.5)" office:value-type="string" office:string-value="" calcext:value-type="error">
            <text:p>#DIV/0!</text:p>
          </table:table-cell>
          <table:table-cell table:style-name="ce634" table:formula="of:= [.AC51] - [.W51] * FLOOR([.AC51] / [.W51] - [.N51] / [.B51] + 0.5)" office:value-type="string" office:string-value="" calcext:value-type="error">
            <text:p>#DIV/0!</text:p>
          </table:table-cell>
          <table:table-cell table:style-name="ce639" table:formula="of:= [.AD51] - [.X51] * FLOOR([.AD51] / [.X51] - [.O51] / [.C51] + 0.5)" office:value-type="string" office:string-value="" calcext:value-type="error">
            <text:p>#DIV/0!</text:p>
          </table:table-cell>
          <table:table-cell table:style-name="ce644" table:formula="of:= [.AE51] - [.Y51] * FLOOR([.AE51] / [.Y51] - [.P51] / [.D51] + 0.5)" office:value-type="string" office:string-value="" calcext:value-type="error">
            <text:p>#DIV/0!</text:p>
          </table:table-cell>
          <table:table-cell table:style-name="ce656" table:formula="of:= ([.AI51] - [.N51]) / [.W51]" office:value-type="string" office:string-value="" calcext:value-type="error">
            <text:p>#DIV/0!</text:p>
          </table:table-cell>
          <table:table-cell table:style-name="ce669" table:formula="of:= ([.AJ51] - [.O51]) / [.X51]" office:value-type="string" office:string-value="" calcext:value-type="error">
            <text:p>#DIV/0!</text:p>
          </table:table-cell>
          <table:table-cell table:style-name="ce669" table:formula="of:= ([.AK51] - [.P51]) / [.Y51]" office:value-type="string" office:string-value="" calcext:value-type="error">
            <text:p>#DIV/0!</text:p>
          </table:table-cell>
          <table:table-cell table:style-name="ce684" table:formula="of:= [.AC51] - [.W51] * FLOOR(([.AC51] - [.N51]) / [.W51] + 0.5)" office:value-type="string" office:string-value="" calcext:value-type="error">
            <text:p>#DIV/0!</text:p>
          </table:table-cell>
          <table:table-cell table:style-name="ce687" table:formula="of:= [.AD51] - [.X51] * FLOOR(([.AD51] - [.O51]) / [.X51] + 0.5)" office:value-type="string" office:string-value="" calcext:value-type="error">
            <text:p>#DIV/0!</text:p>
          </table:table-cell>
          <table:table-cell table:style-name="ce691" table:formula="of:= [.AE51] - [.Y51] * FLOOR(([.AE51] - [.P51]) / [.Y51] + 0.5)" office:value-type="string" office:string-value="" calcext:value-type="error">
            <text:p>#DIV/0!</text:p>
          </table:table-cell>
          <table:table-cell table:style-name="ce697" table:formula="of:= ([.AI51] - [.N51]) / [.W51]" office:value-type="string" office:string-value="" calcext:value-type="error">
            <text:p>#DIV/0!</text:p>
          </table:table-cell>
          <table:table-cell table:style-name="ce697" table:formula="of:= ([.AJ51] - [.O51]) / [.X51]" office:value-type="string" office:string-value="" calcext:value-type="error">
            <text:p>#DIV/0!</text:p>
          </table:table-cell>
          <table:table-cell table:style-name="ce707" table:formula="of:= ([.AK51] - [.P51]) / [.Y51]" office:value-type="string" office:string-value="" calcext:value-type="error">
            <text:p>#DIV/0!</text:p>
          </table:table-cell>
          <table:table-cell table:style-name="ce713" table:formula="of:= [.N51] + ([.AC51] - [.H51]) - [.W51] * FLOOR(([.AC51] - [.H51]) / [.W51] + 0.5)" office:value-type="string" office:string-value="" calcext:value-type="error">
            <text:p>#DIV/0!</text:p>
          </table:table-cell>
          <table:table-cell table:style-name="ce716" table:formula="of:= [.O51] + ([.AD51] - [.I51]) - [.X51] * FLOOR(([.AD51] - [.I51]) / [.X51] + 0.5)" office:value-type="string" office:string-value="" calcext:value-type="error">
            <text:p>#DIV/0!</text:p>
          </table:table-cell>
          <table:table-cell table:style-name="ce719" table:formula="of:= [.P51] + ([.AE51] - [.J51]) - [.Y51] * FLOOR(([.AE51] - [.J51]) / [.Y51] + 0.5)" office:value-type="string" office:string-value="" calcext:value-type="error">
            <text:p>#DIV/0!</text:p>
          </table:table-cell>
          <table:table-cell table:style-name="ce723" table:formula="of:= [.H51] / [.B51] * ([.B51] - [.W51]) / [.W51] - ([.AI51] / [.W51] - [.N51] / [.B51])" office:value-type="string" office:string-value="" calcext:value-type="error">
            <text:p>#DIV/0!</text:p>
          </table:table-cell>
          <table:table-cell table:style-name="ce723" table:formula="of:= [.I51] / [.C51] * ([.C51] - [.X51]) / [.X51] - ([.AJ51] / [.X51] - [.O51] / [.C51])" office:value-type="string" office:string-value="" calcext:value-type="error">
            <text:p>#DIV/0!</text:p>
          </table:table-cell>
          <table:table-cell table:style-name="ce732" table:formula="of:= [.J51] / [.D51] * ([.D51] - [.Y51]) / [.Y51] - ([.AK51] / [.Y51] - [.P51] / [.D51])" office:value-type="string" office:string-value="" calcext:value-type="error">
            <text:p>#DIV/0!</text:p>
          </table:table-cell>
          <table:table-cell table:style-name="ce737" table:formula="of:= [.N51] + ([.AC51] - [.H51]) - [.W51] * FLOOR(([.AC51] - [.H51]) / [.W51] + 0.5) - ([.W51] - [.B51]) * FLOOR(([.H51] - [.N51]) / [.B51] + 0.5)" office:value-type="string" office:string-value="" calcext:value-type="error">
            <text:p>#DIV/0!</text:p>
          </table:table-cell>
          <table:table-cell table:style-name="ce740" table:formula="of:= [.O51] + ([.AD51] - [.I51]) - [.X51] * FLOOR(([.AD51] - [.I51]) / [.X51] + 0.5) - ([.X51] - [.C51]) * FLOOR(([.I51] - [.O51]) / [.C51] + 0.5)" office:value-type="string" office:string-value="" calcext:value-type="error">
            <text:p>#DIV/0!</text:p>
          </table:table-cell>
          <table:table-cell table:style-name="ce743" table:formula="of:= [.P51] + ([.AE51] - [.J51]) - [.Y51] * FLOOR(([.AE51] - [.J51]) / [.Y51] + 0.5) - ([.Y51] - [.D51]) * FLOOR(([.J51] - [.P51]) / [.D51] + 0.5)" office:value-type="string" office:string-value="" calcext:value-type="error">
            <text:p>#DIV/0!</text:p>
          </table:table-cell>
          <table:table-cell table:style-name="ce746" table:formula="of:= ([.AI51] - [.N51]) / [.B51]" office:value-type="string" office:string-value="" calcext:value-type="error">
            <text:p>#DIV/0!</text:p>
          </table:table-cell>
          <table:table-cell table:style-name="ce751" table:formula="of:= ([.AJ51] - [.O51]) / [.C51]" office:value-type="string" office:string-value="" calcext:value-type="error">
            <text:p>#DIV/0!</text:p>
          </table:table-cell>
          <table:table-cell table:style-name="ce757" table:formula="of:= ([.AK51] - [.P51]) / [.D51]" office:value-type="string" office:string-value="" calcext:value-type="error">
            <text:p>#DIV/0!</text:p>
          </table:table-cell>
          <table:table-cell table:style-name="ce762" table:formula="of:= [.N51] + ([.AC51] - [.Z51] * [.H51]) - [.W51] * FLOOR([.AC51] / [.W51] - [.H51] / [.B51] + 0.5)" office:value-type="string" office:string-value="" calcext:value-type="error">
            <text:p>#DIV/0!</text:p>
          </table:table-cell>
          <table:table-cell table:style-name="ce765" table:formula="of:= [.O51] + ([.AD51] - [.AA51] * [.I51]) - [.X51] * FLOOR([.AD51] / [.X51] - [.I51] / [.C51] + 0.5)" office:value-type="string" office:string-value="" calcext:value-type="error">
            <text:p>#DIV/0!</text:p>
          </table:table-cell>
          <table:table-cell table:style-name="ce770" table:formula="of:= [.P51] + ([.AE51] - [.AB51] * [.J51]) - [.Y51] * FLOOR([.AE51] / [.Y51] - [.J51] / [.D51] + 0.5)" office:value-type="string" office:string-value="" calcext:value-type="error">
            <text:p>#DIV/0!</text:p>
          </table:table-cell>
          <table:table-cell table:style-name="ce779" table:formula="of:= [.H51] * [.Z51] + [.T51] - [.W51] * FLOOR(([.H51] * [.Z51] + [.T51]) / [.W51])" office:value-type="string" office:string-value="" calcext:value-type="error">
            <text:p>#DIV/0!</text:p>
          </table:table-cell>
          <table:table-cell table:style-name="ce783" table:formula="of:= [.I51] * [.AA51] + [.U51] - [.X51] * FLOOR(([.I51] * [.AA51] + [.U51]) / [.X51])" office:value-type="string" office:string-value="" calcext:value-type="error">
            <text:p>#DIV/0!</text:p>
          </table:table-cell>
          <table:table-cell table:style-name="ce787" table:formula="of:= [.J51] * [.AB51] + [.V51] - [.Y51] * FLOOR(([.J51] * [.AB51] + [.V51]) / [.Y51])" office:value-type="string" office:string-value="" calcext:value-type="error">
            <text:p>#DIV/0!</text:p>
          </table:table-cell>
          <table:table-cell table:style-name="ce791" table:formula="of:= [.BS51] - [.H51]" office:value-type="string" office:string-value="" calcext:value-type="error">
            <text:p>#DIV/0!</text:p>
          </table:table-cell>
          <table:table-cell table:style-name="ce794" table:formula="of:= [.BT51] - [.I51]" office:value-type="string" office:string-value="" calcext:value-type="error">
            <text:p>#DIV/0!</text:p>
          </table:table-cell>
          <table:table-cell table:style-name="ce797" table:formula="of:= [.BU51] - [.J51]" office:value-type="string" office:string-value="" calcext:value-type="error">
            <text:p>#DIV/0!</text:p>
          </table:table-cell>
          <table:table-cell table:style-name="ce569" table:formula="of:= [.N51] * [.Z51] + [.T51]" office:value-type="string" office:string-value="" calcext:value-type="error">
            <text:p>#DIV/0!</text:p>
          </table:table-cell>
          <table:table-cell table:style-name="ce578" table:formula="of:= [.O51] * [.AA51] + [.U51]" office:value-type="string" office:string-value="" calcext:value-type="error">
            <text:p>#DIV/0!</text:p>
          </table:table-cell>
          <table:table-cell table:style-name="ce587" table:formula="of:= [.P51] * [.AB51] + [.V51]" office:value-type="string" office:string-value="" calcext:value-type="error">
            <text:p>#DIV/0!</text:p>
          </table:table-cell>
          <table:table-cell table:style-name="ce801" table:formula="of:= [.BY51] / [.W51] - [.N51] / [.B51]" office:value-type="string" office:string-value="" calcext:value-type="error">
            <text:p>#DIV/0!</text:p>
          </table:table-cell>
          <table:table-cell table:style-name="ce801" table:formula="of:= [.BZ51] / [.X51] - [.O51] / [.C51]" office:value-type="string" office:string-value="" calcext:value-type="error">
            <text:p>#DIV/0!</text:p>
          </table:table-cell>
          <table:table-cell table:style-name="ce804" table:formula="of:= [.CA51] / [.Y51] - [.P51] / [.D51]" office:value-type="string" office:string-value="" calcext:value-type="error">
            <text:p>#DIV/0!</text:p>
          </table:table-cell>
          <table:table-cell table:style-name="ce807" table:formula="of:= [.Z51] * [.N51] + ([.BS51] - [.Z51] * [.H51]) - [.W51] * FLOOR([.BS51] / [.W51] - [.H51] / [.B51] + 0.5)" office:value-type="string" office:string-value="" calcext:value-type="error">
            <text:p>#DIV/0!</text:p>
          </table:table-cell>
          <table:table-cell table:style-name="ce810" table:formula="of:= [.AA51] * [.O51] + ([.BT51] - [.AA51] * [.I51]) - [.X51] * FLOOR([.BT51] / [.X51] - [.I51] / [.C51] + 0.5)" office:value-type="string" office:string-value="" calcext:value-type="error">
            <text:p>#DIV/0!</text:p>
          </table:table-cell>
          <table:table-cell table:style-name="ce813" table:formula="of:= [.AB51] * [.P51] + ([.BU51] - [.AB51] * [.J51]) - [.Y51] * FLOOR([.BU51] / [.Y51] - [.J51] / [.D51] + 0.5)" office:value-type="string" office:string-value="" calcext:value-type="error">
            <text:p>#DIV/0!</text:p>
          </table:table-cell>
          <table:table-cell table:style-name="ce816" table:formula="of:= [.BS51] - [.W51] * FLOOR([.BS51] / [.W51] - [.N51] / [.B51] + 0.5)" office:value-type="string" office:string-value="" calcext:value-type="error">
            <text:p>#DIV/0!</text:p>
          </table:table-cell>
          <table:table-cell table:style-name="ce819" table:formula="of:= [.BT51] - [.X51] * FLOOR([.BT51] / [.X51] - [.O51] / [.C51] + 0.5)" office:value-type="string" office:string-value="" calcext:value-type="error">
            <text:p>#DIV/0!</text:p>
          </table:table-cell>
          <table:table-cell table:style-name="ce822" table:formula="of:= [.BU51] - [.Y51] * FLOOR([.BU51] / [.Y51] - [.P51] / [.D51] + 0.5)" office:value-type="string" office:string-value="" calcext:value-type="error">
            <text:p>#DIV/0!</text:p>
          </table:table-cell>
          <table:table-cell table:style-name="ce826" table:formula="of:= ([.BY51] - [.N51]) / [.W51]" office:value-type="string" office:string-value="" calcext:value-type="error">
            <text:p>#DIV/0!</text:p>
          </table:table-cell>
          <table:table-cell table:style-name="ce826" table:formula="of:= ([.BZ51] - [.O51]) / [.X51]" office:value-type="string" office:string-value="" calcext:value-type="error">
            <text:p>#DIV/0!</text:p>
          </table:table-cell>
          <table:table-cell table:style-name="ce829" table:formula="of:= ([.CA51] - [.P51]) / [.Y51]" office:value-type="string" office:string-value="" calcext:value-type="error">
            <text:p>#DIV/0!</text:p>
          </table:table-cell>
          <table:table-cell table:style-name="ce832" table:formula="of:= [.BS51] - [.W51] * FLOOR(([.BS51] - [.N51]) / [.W51] + 0.5)" office:value-type="string" office:string-value="" calcext:value-type="error">
            <text:p>#DIV/0!</text:p>
          </table:table-cell>
          <table:table-cell table:style-name="ce832" table:formula="of:= [.BT51] - [.X51] * FLOOR(([.BT51] - [.O51]) / [.X51] + 0.5)" office:value-type="string" office:string-value="" calcext:value-type="error">
            <text:p>#DIV/0!</text:p>
          </table:table-cell>
          <table:table-cell table:style-name="ce835" table:formula="of:= [.BU51] - [.Y51] * FLOOR(([.BU51] - [.P51]) / [.Y51] + 0.5)" office:value-type="string" office:string-value="" calcext:value-type="error">
            <text:p>#DIV/0!</text:p>
          </table:table-cell>
          <table:table-cell table:style-name="ce838" table:formula="of:= ([.BY51] - [.N51]) / [.W51]" office:value-type="string" office:string-value="" calcext:value-type="error">
            <text:p>#DIV/0!</text:p>
          </table:table-cell>
          <table:table-cell table:style-name="ce838" table:formula="of:= ([.BZ51] - [.O51]) / [.X51]" office:value-type="string" office:string-value="" calcext:value-type="error">
            <text:p>#DIV/0!</text:p>
          </table:table-cell>
          <table:table-cell table:style-name="ce838" table:formula="of:= ([.CA51] - [.P51]) / [.Y51]" office:value-type="string" office:string-value="" calcext:value-type="error">
            <text:p>#DIV/0!</text:p>
          </table:table-cell>
          <table:table-cell table:style-name="ce843" table:formula="of:= [.N51] + ([.BS51] - [.H51]) - [.W51] * FLOOR(([.BS51] - [.H51]) / [.W51] + 0.5)" office:value-type="string" office:string-value="" calcext:value-type="error">
            <text:p>#DIV/0!</text:p>
          </table:table-cell>
          <table:table-cell table:style-name="ce846" table:formula="of:= [.O51] + ([.BT51] - [.I51]) - [.X51] * FLOOR(([.BT51] - [.I51]) / [.X51] + 0.5)" office:value-type="string" office:string-value="" calcext:value-type="error">
            <text:p>#DIV/0!</text:p>
          </table:table-cell>
          <table:table-cell table:style-name="ce849" table:formula="of:= [.P51] + ([.BU51] - [.J51]) - [.Y51] * FLOOR(([.BU51] - [.J51]) / [.Y51] + 0.5)" office:value-type="string" office:string-value="" calcext:value-type="error">
            <text:p>#DIV/0!</text:p>
          </table:table-cell>
          <table:table-cell table:style-name="ce852" table:formula="of:= [.H51] / [.B51] * ([.B51] - [.W51]) / [.W51] - ([.BY51] / [.W51] - [.N51] / [.B51])" office:value-type="string" office:string-value="" calcext:value-type="error">
            <text:p>#DIV/0!</text:p>
          </table:table-cell>
          <table:table-cell table:style-name="ce852" table:formula="of:= [.I51] / [.C51] * ([.C51] - [.X51]) / [.X51] - ([.BZ51] / [.X51] - [.O51] / [.C51])" office:value-type="string" office:string-value="" calcext:value-type="error">
            <text:p>#DIV/0!</text:p>
          </table:table-cell>
          <table:table-cell table:style-name="ce852" table:formula="of:= [.J51] / [.D51] * ([.D51] - [.Y51]) / [.Y51] - ([.CA51] / [.Y51] - [.P51] / [.D51])" office:value-type="string" office:string-value="" calcext:value-type="error">
            <text:p>#DIV/0!</text:p>
          </table:table-cell>
          <table:table-cell table:style-name="ce855" table:formula="of:= [.N51] + ([.BS51] - [.H51]) - [.W51] * FLOOR(([.BS51] - [.H51]) / [.W51] + 0.5) - ([.W51] - [.B51]) * FLOOR(([.H51] - [.N51]) / [.B51] + 0.5)" office:value-type="string" office:string-value="" calcext:value-type="error">
            <text:p>#DIV/0!</text:p>
          </table:table-cell>
          <table:table-cell table:style-name="ce858" table:formula="of:= [.O51] + ([.BT51] - [.I51]) - [.X51] * FLOOR(([.BT51] - [.I51]) / [.X51] + 0.5) - ([.X51] - [.C51]) * FLOOR(([.I51] - [.O51]) / [.C51] + 0.5)" office:value-type="string" office:string-value="" calcext:value-type="error">
            <text:p>#DIV/0!</text:p>
          </table:table-cell>
          <table:table-cell table:style-name="ce861" table:formula="of:= [.P51] + ([.BU51] - [.J51]) - [.Y51] * FLOOR(([.BU51] - [.J51]) / [.Y51] + 0.5) - ([.Y51] - [.D51]) * FLOOR(([.J51] - [.P51]) / [.D51] + 0.5)" office:value-type="string" office:string-value="" calcext:value-type="error">
            <text:p>#DIV/0!</text:p>
          </table:table-cell>
          <table:table-cell table:style-name="ce867" table:formula="of:= ([.BY51] - [.N51]) / [.B51]" office:value-type="string" office:string-value="" calcext:value-type="error">
            <text:p>#DIV/0!</text:p>
          </table:table-cell>
          <table:table-cell table:style-name="ce867" table:formula="of:= ([.BZ51] - [.O51]) / [.C51]" office:value-type="string" office:string-value="" calcext:value-type="error">
            <text:p>#DIV/0!</text:p>
          </table:table-cell>
          <table:table-cell table:style-name="ce867" table:formula="of:= ([.CA51] - [.P51]) / [.D51]" office:value-type="string" office:string-value="" calcext:value-type="error">
            <text:p>#DIV/0!</text:p>
          </table:table-cell>
          <table:table-cell table:style-name="ce870" table:formula="of:= [.N51] + ([.BS51] - [.Z51] * [.H51]) - [.W51] * FLOOR([.BS51] / [.W51] - [.H51] / [.B51] + 0.5)" office:value-type="string" office:string-value="" calcext:value-type="error">
            <text:p>#DIV/0!</text:p>
          </table:table-cell>
          <table:table-cell table:style-name="ce873" table:formula="of:= [.O51] + ([.BT51] - [.AA51] * [.I51]) - [.X51] * FLOOR([.BT51] / [.X51] - [.I51] / [.C51] + 0.5)" office:value-type="string" office:string-value="" calcext:value-type="error">
            <text:p>#DIV/0!</text:p>
          </table:table-cell>
          <table:table-cell table:style-name="ce873" table:formula="of:= [.P51] + ([.BU51] - [.AB51] * [.J51]) - [.Y51] * FLOOR([.BU51] / [.Y51] - [.J51] / [.D51] + 0.5)" office:value-type="string" office:string-value="" calcext:value-type="error">
            <text:p>#DIV/0!</text:p>
          </table:table-cell>
          <table:table-cell table:style-name="ce48"/>
          <table:table-cell table:style-name="ce144" table:number-columns-repeated="1627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23"/>
          <table:table-cell table:style-name="ce88"/>
          <table:table-cell table:number-columns-repeated="1636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O29:Sheet1.AQ33 Sheet1.AO47:Sheet1.AQ51 Sheet1.AO39:Sheet1.AQ43 Sheet1.AO21:Sheet1.AQ25">
            <calcext:condition calcext:apply-style-name="Good" calcext:value="=[.AI21]" calcext:base-cell-address="Sheet1.AO21"/>
            <calcext:condition calcext:apply-style-name="Bad" calcext:value="!=[.AI21]" calcext:base-cell-address="Sheet1.AO21"/>
          </calcext:conditional-format>
          <calcext:conditional-format calcext:target-range-address="Sheet1.AX32:Sheet1.AZ33 Sheet1.AX47:Sheet1.AZ51 Sheet1.AX39:Sheet1.AZ43 Sheet1.AX29:Sheet1.AY33 Sheet1.AZ29:Sheet1.AZ31 Sheet1.AX21:Sheet1.AZ25">
            <calcext:condition calcext:apply-style-name="Good" calcext:value="=[.AI21]" calcext:base-cell-address="Sheet1.AX21"/>
            <calcext:condition calcext:apply-style-name="Bad" calcext:value="!=[.AI21]" calcext:base-cell-address="Sheet1.AX21"/>
          </calcext:conditional-format>
          <calcext:conditional-format calcext:target-range-address="Sheet1.BD29:Sheet1.BF33 Sheet1.BD47:Sheet1.BF51 Sheet1.BD39:Sheet1.BF43 Sheet1.BD21:Sheet1.BF25">
            <calcext:condition calcext:apply-style-name="Good" calcext:value="=[.AI21]" calcext:base-cell-address="Sheet1.BD21"/>
            <calcext:condition calcext:apply-style-name="Bad" calcext:value="!=[.AI21]" calcext:base-cell-address="Sheet1.BD21"/>
          </calcext:conditional-format>
          <calcext:conditional-format calcext:target-range-address="Sheet1.BJ29:Sheet1.BL33 Sheet1.BJ47:Sheet1.BL51 Sheet1.BJ39:Sheet1.BL43 Sheet1.BJ21:Sheet1.BL25">
            <calcext:condition calcext:apply-style-name="Good" calcext:value="=[.AI21]" calcext:base-cell-address="Sheet1.BJ21"/>
            <calcext:condition calcext:apply-style-name="Bad" calcext:value="!=[.AI21]" calcext:base-cell-address="Sheet1.BJ21"/>
          </calcext:conditional-format>
          <calcext:conditional-format calcext:target-range-address="Sheet1.BP29:Sheet1.BR33 Sheet1.BP47:Sheet1.BR51 Sheet1.BP39:Sheet1.BR43 Sheet1.BP21:Sheet1.BR25">
            <calcext:condition calcext:apply-style-name="Good" calcext:value="=[.AI21]" calcext:base-cell-address="Sheet1.BP21"/>
            <calcext:condition calcext:apply-style-name="Bad" calcext:value="!=[.AI21]" calcext:base-cell-address="Sheet1.BP21"/>
          </calcext:conditional-format>
          <calcext:conditional-format calcext:target-range-address="Sheet1.CE47:Sheet1.CG51 Sheet1.CE29:Sheet1.CG33 Sheet1.CE39:Sheet1.CG43 Sheet1.CE21:Sheet1.CG25">
            <calcext:condition calcext:apply-style-name="Good" calcext:value="=[.BY21]" calcext:base-cell-address="Sheet1.CE21"/>
            <calcext:condition calcext:apply-style-name="Bad" calcext:value="!=[.BY21]" calcext:base-cell-address="Sheet1.CE21"/>
          </calcext:conditional-format>
          <calcext:conditional-format calcext:target-range-address="Sheet1.CH47:Sheet1.CJ51 Sheet1.CH29:Sheet1.CJ33 Sheet1.CH39:Sheet1.CJ43 Sheet1.CH21:Sheet1.CJ25">
            <calcext:condition calcext:apply-style-name="Good" calcext:value="=[.BY21]" calcext:base-cell-address="Sheet1.CH21"/>
            <calcext:condition calcext:apply-style-name="Bad" calcext:value="!=[.BY21]" calcext:base-cell-address="Sheet1.CH21"/>
          </calcext:conditional-format>
          <calcext:conditional-format calcext:target-range-address="Sheet1.CT47:Sheet1.CV51 Sheet1.CT29:Sheet1.CV33 Sheet1.CT39:Sheet1.CV43 Sheet1.CT21:Sheet1.CV25">
            <calcext:condition calcext:apply-style-name="Good" calcext:value="=[.BY21]" calcext:base-cell-address="Sheet1.CT21"/>
            <calcext:condition calcext:apply-style-name="Bad" calcext:value="!=[.BY21]" calcext:base-cell-address="Sheet1.CT21"/>
          </calcext:conditional-format>
          <calcext:conditional-format calcext:target-range-address="Sheet1.CZ47:Sheet1.DB51 Sheet1.CZ29:Sheet1.DB33 Sheet1.CZ39:Sheet1.DB43 Sheet1.CZ21:Sheet1.DB25">
            <calcext:condition calcext:apply-style-name="Good" calcext:value="=[.BY21]" calcext:base-cell-address="Sheet1.CZ21"/>
            <calcext:condition calcext:apply-style-name="Bad" calcext:value="!=[.BY21]" calcext:base-cell-address="Sheet1.CZ21"/>
          </calcext:conditional-format>
          <calcext:conditional-format calcext:target-range-address="Sheet1.DF47:Sheet1.DH51 Sheet1.DF29:Sheet1.DH33 Sheet1.DF39:Sheet1.DH43 Sheet1.DF21:Sheet1.DH25">
            <calcext:condition calcext:apply-style-name="Good" calcext:value="=[.BY21]" calcext:base-cell-address="Sheet1.DF21"/>
            <calcext:condition calcext:apply-style-name="Bad" calcext:value="!=[.BY21]" calcext:base-cell-address="Sheet1.DF21"/>
          </calcext:conditional-format>
          <calcext:conditional-format calcext:target-range-address="Sheet1.H47:Sheet1.J51 Sheet1.H29:Sheet1.J33 Sheet1.H39:Sheet1.J43 Sheet1.H21:Sheet1.J25">
            <calcext:condition calcext:apply-style-name="Bad" calcext:value="&gt;=[.B21]" calcext:base-cell-address="Sheet1.H21"/>
          </calcext:conditional-format>
          <calcext:conditional-format calcext:target-range-address="Sheet1.T29:Sheet1.V33 Sheet1.T39:Sheet1.V43 Sheet1.T21:Sheet1.V25 Sheet1.T47:Sheet1.V51">
            <calcext:condition calcext:apply-style-name="Bad" calcext:value="&gt;=[.B21] / 2" calcext:base-cell-address="Sheet1.T21"/>
          </calcext:conditional-format>
          <calcext:conditional-format calcext:target-range-address="Sheet1.BS47:Sheet1.BU51 Sheet1.BS29:Sheet1.BU33 Sheet1.BS39:Sheet1.BU43 Sheet1.BS21:Sheet1.BU25">
            <calcext:condition calcext:apply-style-name="Bad" calcext:value="&gt;=[.W21]" calcext:base-cell-address="Sheet1.BS21"/>
          </calcext:conditional-format>
          <calcext:conditional-format calcext:target-range-address="Sheet1.AF29:Sheet1.AH33 Sheet1.AF47:Sheet1.AH51 Sheet1.AF39:Sheet1.AH43 Sheet1.AF21:Sheet1.AH25">
            <calcext:condition calcext:apply-style-name="Bad" calcext:value="&gt;=MIN([.B21]; [.W21]) / 2" calcext:base-cell-address="Sheet1.AF21"/>
          </calcext:conditional-format>
          <calcext:conditional-format calcext:target-range-address="Sheet1.BV47:Sheet1.BX51 Sheet1.BV29:Sheet1.BX33 Sheet1.BV39:Sheet1.BX43 Sheet1.BV21:Sheet1.BX25">
            <calcext:condition calcext:apply-style-name="Bad" calcext:value="&gt;=MIN([.B21]; [.W21]) / 2" calcext:base-cell-address="Sheet1.BV21"/>
          </calcext:conditional-format>
          <calcext:conditional-format calcext:target-range-address="Sheet1.AU47:Sheet1.AW51 Sheet1.AU29:Sheet1.AW33 Sheet1.AU39:Sheet1.AW43 Sheet1.CK29:Sheet1.CM33 Sheet1.CK39:Sheet1.CM43 Sheet1.CK47:Sheet1.CM51 Sheet1.AU21:Sheet1.AW25 Sheet1.CK21:Sheet1.CM25">
            <calcext:condition calcext:apply-style-name="Bad" calcext:value="&lt;-0.5" calcext:base-cell-address="Sheet1.AU21"/>
            <calcext:condition calcext:apply-style-name="Bad" calcext:value="&gt;=0.5" calcext:base-cell-address="Sheet1.AU21"/>
            <calcext:condition calcext:apply-style-name="Good" calcext:value="between(-0.5,0.5)" calcext:base-cell-address="Sheet1.AU21"/>
          </calcext:conditional-format>
          <calcext:conditional-format calcext:target-range-address="Sheet1.AL29:Sheet1.AN33 Sheet1.AL39:Sheet1.AN43 Sheet1.AL47:Sheet1.AN51 Sheet1.AL21:Sheet1.AN25">
            <calcext:condition calcext:apply-style-name="Bad" calcext:value="&lt;-0.5" calcext:base-cell-address="Sheet1.AL21"/>
            <calcext:condition calcext:apply-style-name="Bad" calcext:value="&gt;=0.5" calcext:base-cell-address="Sheet1.AL21"/>
            <calcext:condition calcext:apply-style-name="Good" calcext:value="between(-0.5,0.5)" calcext:base-cell-address="Sheet1.AL21"/>
          </calcext:conditional-format>
          <calcext:conditional-format calcext:target-range-address="Sheet1.BA29:Sheet1.BC33 Sheet1.BA39:Sheet1.BC43 Sheet1.BA47:Sheet1.BC51 Sheet1.BA21:Sheet1.BC25">
            <calcext:condition calcext:apply-style-name="Bad" calcext:value="&lt;-0.5" calcext:base-cell-address="Sheet1.BA21"/>
            <calcext:condition calcext:apply-style-name="Bad" calcext:value="&gt;=0.5" calcext:base-cell-address="Sheet1.BA21"/>
            <calcext:condition calcext:apply-style-name="Good" calcext:value="between(-0.5,0.5)" calcext:base-cell-address="Sheet1.BA21"/>
          </calcext:conditional-format>
          <calcext:conditional-format calcext:target-range-address="Sheet1.BG29:Sheet1.BI33 Sheet1.BG39:Sheet1.BI43 Sheet1.BG47:Sheet1.BI51 Sheet1.BG21:Sheet1.BI25">
            <calcext:condition calcext:apply-style-name="Bad" calcext:value="&lt;=-0.5" calcext:base-cell-address="Sheet1.BG21"/>
            <calcext:condition calcext:apply-style-name="Bad" calcext:value="&gt;0.5" calcext:base-cell-address="Sheet1.BG21"/>
            <calcext:condition calcext:apply-style-name="Good" calcext:value="between(-0.5,0.5)" calcext:base-cell-address="Sheet1.BG21"/>
          </calcext:conditional-format>
          <calcext:conditional-format calcext:target-range-address="Sheet1.BM29:Sheet1.BO33 Sheet1.BM39:Sheet1.BO43 Sheet1.BM47:Sheet1.BO51 Sheet1.BM21:Sheet1.BO25">
            <calcext:condition calcext:apply-style-name="Bad" calcext:value="&lt;-0.5" calcext:base-cell-address="Sheet1.BM21"/>
            <calcext:condition calcext:apply-style-name="Bad" calcext:value="&gt;=0.5" calcext:base-cell-address="Sheet1.BM21"/>
            <calcext:condition calcext:apply-style-name="Good" calcext:value="between(-0.5,0.5)" calcext:base-cell-address="Sheet1.BM21"/>
          </calcext:conditional-format>
          <calcext:conditional-format calcext:target-range-address="Sheet1.CB29:Sheet1.CD33 Sheet1.CB39:Sheet1.CD43 Sheet1.CB47:Sheet1.CD51 Sheet1.CB21:Sheet1.CD25">
            <calcext:condition calcext:apply-style-name="Bad" calcext:value="&lt;-0.5" calcext:base-cell-address="Sheet1.CB21"/>
            <calcext:condition calcext:apply-style-name="Bad" calcext:value="&gt;=0.5" calcext:base-cell-address="Sheet1.CB21"/>
            <calcext:condition calcext:apply-style-name="Good" calcext:value="between(-0.5,0.5)" calcext:base-cell-address="Sheet1.CB21"/>
          </calcext:conditional-format>
          <calcext:conditional-format calcext:target-range-address="Sheet1.CN47:Sheet1.CP51 Sheet1.CN29:Sheet1.CP33 Sheet1.CN39:Sheet1.CP43 Sheet1.CN21:Sheet1.CP25">
            <calcext:condition calcext:apply-style-name="Good" calcext:value="=[.BY21]" calcext:base-cell-address="Sheet1.CN21"/>
            <calcext:condition calcext:apply-style-name="Bad" calcext:value="!=[.BY21]" calcext:base-cell-address="Sheet1.CN21"/>
          </calcext:conditional-format>
          <calcext:conditional-format calcext:target-range-address="Sheet1.AR29:Sheet1.AT33 Sheet1.AR39:Sheet1.AT43 Sheet1.AR47:Sheet1.AT51 Sheet1.AR21:Sheet1.AT25">
            <calcext:condition calcext:apply-style-name="Good" calcext:value="=[.AI21]" calcext:base-cell-address="Sheet1.AR21"/>
            <calcext:condition calcext:apply-style-name="Bad" calcext:value="!=[.AI21]" calcext:base-cell-address="Sheet1.AR21"/>
          </calcext:conditional-format>
          <calcext:conditional-format calcext:target-range-address="Sheet1.CQ29:Sheet1.CS33 Sheet1.CQ39:Sheet1.CS43 Sheet1.CQ47:Sheet1.CS51 Sheet1.CQ21:Sheet1.CS25">
            <calcext:condition calcext:apply-style-name="Bad" calcext:value="&lt;-0.5" calcext:base-cell-address="Sheet1.CQ21"/>
            <calcext:condition calcext:apply-style-name="Bad" calcext:value="&gt;=0.5" calcext:base-cell-address="Sheet1.CQ21"/>
            <calcext:condition calcext:apply-style-name="Good" calcext:value="between(-0.5,0.5)" calcext:base-cell-address="Sheet1.CQ21"/>
          </calcext:conditional-format>
          <calcext:conditional-format calcext:target-range-address="Sheet1.CW29:Sheet1.CY33 Sheet1.CW39:Sheet1.CY43 Sheet1.CW47:Sheet1.CY51 Sheet1.CW21:Sheet1.CY25">
            <calcext:condition calcext:apply-style-name="Bad" calcext:value="&lt;=-0.5" calcext:base-cell-address="Sheet1.CW21"/>
            <calcext:condition calcext:apply-style-name="Bad" calcext:value="&gt;0.5" calcext:base-cell-address="Sheet1.CW21"/>
            <calcext:condition calcext:apply-style-name="Good" calcext:value="between(-0.5,0.5)" calcext:base-cell-address="Sheet1.CW21"/>
          </calcext:conditional-format>
          <calcext:conditional-format calcext:target-range-address="Sheet1.DC29:Sheet1.DE33 Sheet1.DC39:Sheet1.DE43 Sheet1.DC47:Sheet1.DE51 Sheet1.DC21:Sheet1.DE25">
            <calcext:condition calcext:apply-style-name="Bad" calcext:value="&lt;-0.5" calcext:base-cell-address="Sheet1.DC21"/>
            <calcext:condition calcext:apply-style-name="Bad" calcext:value="&gt;=0.5" calcext:base-cell-address="Sheet1.DC21"/>
            <calcext:condition calcext:apply-style-name="Good" calcext:value="between(-0.5,0.5)" calcext:base-cell-address="Sheet1.DC21"/>
          </calcext:conditional-format>
          <calcext:conditional-format calcext:target-range-address="Sheet1.Z47:Sheet1.AB51 Sheet1.Z29:Sheet1.AB33 Sheet1.Z39:Sheet1.AB43 Sheet1.Z21:Sheet1.AB25">
            <calcext:condition calcext:apply-style-name="Good" calcext:value="=1" calcext:base-cell-address="Sheet1.Z21"/>
            <calcext:condition calcext:apply-style-name="Bad" calcext:value="!=1" calcext:base-cell-address="Sheet1.Z21"/>
          </calcext:conditional-format>
          <calcext:conditional-format calcext:target-range-address="Sheet1.W29:Sheet1.Y33 Sheet1.W39:Sheet1.Y43 Sheet1.W21:Sheet1.Y25 Sheet1.W47:Sheet1.Y51">
            <calcext:condition calcext:apply-style-name="Good" calcext:value="=[.B21]" calcext:base-cell-address="Sheet1.W21"/>
            <calcext:condition calcext:apply-style-name="Bad" calcext:value="!=[.B21]" calcext:base-cell-address="Sheet1.W21"/>
          </calcext:conditional-format>
          <calcext:conditional-format calcext:target-range-address="Sheet1.AC29:Sheet1.AE33 Sheet1.AC47:Sheet1.AE51 Sheet1.AC39:Sheet1.AE43 Sheet1.AC21:Sheet1.AE25">
            <calcext:condition calcext:apply-style-name="Bad" calcext:value="&gt;=[.W21]" calcext:base-cell-address="Sheet1.AC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SungtiL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6:51:34.559116091</meta:creation-date>
    <meta:generator>LibreOffice/7.4.3.2$Linux_X86_64 LibreOffice_project/40$Build-2</meta:generator>
    <dc:date>2023-03-06T13:10:12.299940741</dc:date>
    <meta:editing-duration>PT9H4M45S</meta:editing-duration>
    <meta:editing-cycles>119</meta:editing-cycles>
    <meta:document-statistic meta:table-count="1" meta:cell-count="2450" meta:object-count="0"/>
  </office:meta>
</office:document-meta>
</file>